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style:border-line-width-bottom="0.0346in 0.0346in 0.0346in" fo:padding="0.0291in" fo:border-left="none" fo:border-right="none" fo:border-top="none" fo:border-bottom="2.49pt double #000000" style:join-border="false"/>
    </style:style>
    <style:style style:name="T1" style:family="text">
      <style:text-properties fo:color="#ff0000"/>
    </style:style>
    <style:style style:name="T2" style:family="text">
      <style:text-properties fo:color="#0000ff"/>
    </style:style>
    <style:style style:name="T3" style:family="text">
      <style:text-properties fo:color="#0080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3">{</text:span><text:line-break/>  <text:span text:style-name="T2"> </text:span><text:span text:style-name="T1">"_id"</text:span><text:span text:style-name="T2"> </text:span>: <text:span text:style-name="T2">ObjectId(</text:span><text:span text:style-name="T1">"55a7927463f9130ecb812b45"</text:span><text:span text:style-name="T2">)</text:span>,<text:line-break/>  <text:span text:style-name="T2"> </text:span><text:span text:style-name="T1">"STATISTICS"</text:span><text:span text:style-name="T2"> </text:span>: <text:span text:style-name="T3">{</text:span><text:line-break/>    <text:span text:style-name="T2"> </text:span><text:span text:style-name="T1">"PERCENTILE - 90"</text:span><text:span text:style-name="T2"> </text:span>: <text:span text:style-name="T2">-65</text:span>,<text:line-break/>    <text:span text:style-name="T2"> </text:span><text:span text:style-name="T1">"MIN"</text:span><text:span text:style-name="T2"> </text:span>: <text:span text:style-name="T2">NumberLong(-65)</text:span>,<text:line-break/>    <text:span text:style-name="T2"> </text:span><text:span text:style-name="T1">"STANDARD_DEVIATION"</text:span><text:span text:style-name="T2"> </text:span>: <text:span text:style-name="T2">0</text:span>,<text:line-break/>    <text:span text:style-name="T2"> </text:span><text:span text:style-name="T1">"PERCENTILE - 20"</text:span><text:span text:style-name="T2"> </text:span>: <text:span text:style-name="T2">-65</text:span>,<text:line-break/>    <text:span text:style-name="T2"> </text:span><text:span text:style-name="T1">"PERCENTILE - 10"</text:span><text:span text:style-name="T2"> </text:span>: <text:span text:style-name="T2">-65</text:span>,<text:line-break/>    <text:span text:style-name="T2"> </text:span><text:span text:style-name="T1">"MAX"</text:span><text:span text:style-name="T2"> </text:span>: <text:span text:style-name="T2">NumberLong(-65)</text:span>,<text:line-break/>    <text:span text:style-name="T2"> </text:span><text:span text:style-name="T1">"PERCENTILE - 70"</text:span><text:span text:style-name="T2"> </text:span>: <text:span text:style-name="T2">-65</text:span>,<text:line-break/>    <text:span text:style-name="T2"> </text:span><text:span text:style-name="T1">"PERCENTILE - 50"</text:span><text:span text:style-name="T2"> </text:span>: <text:span text:style-name="T2">-65</text:span>,<text:line-break/>    <text:span text:style-name="T2"> </text:span><text:span text:style-name="T1">"MODE"</text:span><text:span text:style-name="T2"> </text:span>: <text:span text:style-name="T2">-65</text:span>,<text:line-break/>    <text:span text:style-name="T2"> </text:span><text:span text:style-name="T1">"MEDIANA"</text:span><text:span text:style-name="T2"> </text:span>: <text:span text:style-name="T2">-65</text:span>,<text:line-break/>    <text:span text:style-name="T2"> </text:span><text:span text:style-name="T1">"MEAN"</text:span><text:span text:style-name="T2"> </text:span>: <text:span text:style-name="T2">-65 </text:span><text:line-break/>  <text:span text:style-name="T3">}</text:span>,<text:line-break/>  <text:span text:style-name="T2"> </text:span><text:span text:style-name="T1">"HASH"</text:span><text:span text:style-name="T2"> </text:span>: <text:span text:style-name="T1">"DEFAULT"</text:span>,<text:line-break/>  <text:span text:style-name="T2"> </text:span><text:span text:style-name="T1">"SSID"</text:span><text:span text:style-name="T2"> </text:span>: <text:span text:style-name="T1">"PinGwin"</text:span>,<text:line-break/>  <text:span text:style-name="T2"> </text:span><text:span text:style-name="T1">"RSSI_DATA"</text:span><text:span text:style-name="T2"> </text:span>: <text:span text:style-name="T3">[</text:span><text:line-break/>    <text:span text:style-name="T2"> NumberLong(-65)</text:span>,<text:line-break/>    <text:span text:style-name="T2"> NumberLong(-65)</text:span>,<text:line-break/>    <text:span text:style-name="T2"> NumberLong(-65)</text:span>,<text:line-break/>    <text:span text:style-name="T2"> NumberLong(-65)</text:span>,<text:line-break/>    <text:span text:style-name="T2"> NumberLong(-65)</text:span>,<text:line-break/>    <text:span text:style-name="T2"> NumberLong(-65)</text:span>,<text:line-break/>    <text:span text:style-name="T2"> NumberLong(-65)</text:span>,<text:line-break/>    <text:span text:style-name="T2"> NumberLong(-65)</text:span>,<text:line-break/>    <text:span text:style-name="T2"> NumberLong(-65)</text:span>,<text:line-break/>    <text:span text:style-name="T2"> NumberLong(-65)</text:span>,<text:line-break/>    <text:span text:style-name="T2"> NumberLong(-65)</text:span>,<text:line-break/>    <text:span text:style-name="T2"> NumberLong(-65)</text:span>,<text:line-break/>    <text:span text:style-name="T2"> NumberLong(-65)</text:span>,<text:line-break/>    <text:span text:style-name="T2"> NumberLong(-65)</text:span>,<text:line-break/>    <text:span text:style-name="T2"> NumberLong(-65)</text:span>,<text:line-break/>    <text:span text:style-name="T2"> NumberLong(-65)</text:span>,<text:line-break/>    <text:span text:style-name="T2"> NumberLong(-65)</text:span>,<text:line-break/>    <text:span text:style-name="T2"> NumberLong(-65)</text:span>,<text:line-break/>    <text:span text:style-name="T2"> NumberLong(-65)</text:span>,<text:line-break/>    <text:span text:style-name="T2"> NumberLong(-65)</text:span>,<text:line-break/>    <text:span text:style-name="T2"> NumberLong(-65)</text:span>,<text:line-break/>    <text:span text:style-name="T2"> NumberLong(-65)</text:span>,<text:line-break/>    <text:span text:style-name="T2"> NumberLong(-65)</text:span>,<text:line-break/>    <text:span text:style-name="T2"> NumberLong(-65)</text:span>,<text:line-break/>    <text:span text:style-name="T2"> NumberLong(-65)</text:span>,<text:line-break/>    <text:span text:style-name="T2"> NumberLong(-65)</text:span>,<text:line-break/>    <text:span text:style-name="T2"> NumberLong(-65)</text:span>,<text:line-break/>    <text:span text:style-name="T2"> NumberLong(-65)</text:span>,<text:line-break/>    <text:span text:style-name="T2"> NumberLong(-65)</text:span>,<text:line-break/>    <text:span text:style-name="T2"> NumberLong(-65)</text:span>,<text:line-break/>    <text:span text:style-name="T2"> NumberLong(-65)</text:span>,<text:line-break/><text:soft-page-break/>    <text:span text:style-name="T2"> NumberLong(-65)</text:span>,<text:line-break/>    <text:span text:style-name="T2"> NumberLong(-65)</text:span>,<text:line-break/>    <text:span text:style-name="T2"> NumberLong(-65)</text:span>,<text:line-break/>    <text:span text:style-name="T2"> NumberLong(-65)</text:span>,<text:line-break/>    <text:span text:style-name="T2"> NumberLong(-65)</text:span>,<text:line-break/>    <text:span text:style-name="T2"> NumberLong(-65)</text:span>,<text:line-break/>    <text:span text:style-name="T2"> NumberLong(-65)</text:span>,<text:line-break/>    <text:span text:style-name="T2"> NumberLong(-65)</text:span>,<text:line-break/>    <text:span text:style-name="T2"> NumberLong(-65)</text:span>,<text:line-break/>    <text:span text:style-name="T2"> NumberLong(-65)</text:span>,<text:line-break/>    <text:span text:style-name="T2"> NumberLong(-65)</text:span>,<text:line-break/>    <text:span text:style-name="T2"> NumberLong(-65)</text:span>,<text:line-break/>    <text:span text:style-name="T2"> NumberLong(-65)</text:span>,<text:line-break/>    <text:span text:style-name="T2"> NumberLong(-65)</text:span>,<text:line-break/>    <text:span text:style-name="T2"> NumberLong(-65)</text:span>,<text:line-break/>    <text:span text:style-name="T2"> NumberLong(-65)</text:span>,<text:line-break/>    <text:span text:style-name="T2"> NumberLong(-65)</text:span>,<text:line-break/>    <text:span text:style-name="T2"> NumberLong(-65)</text:span>,<text:line-break/>    <text:span text:style-name="T2"> NumberLong(-65)</text:span>,<text:line-break/>    <text:span text:style-name="T2"> NumberLong(-65)</text:span>,<text:line-break/>    <text:span text:style-name="T2"> NumberLong(-65)</text:span>,<text:line-break/>    <text:span text:style-name="T2"> NumberLong(-65)</text:span>,<text:line-break/>    <text:span text:style-name="T2"> NumberLong(-65)</text:span>,<text:line-break/>    <text:span text:style-name="T2"> NumberLong(-65)</text:span>,<text:line-break/>    <text:span text:style-name="T2"> NumberLong(-65)</text:span>,<text:line-break/>    <text:span text:style-name="T2"> NumberLong(-65)</text:span>,<text:line-break/>    <text:span text:style-name="T2"> NumberLong(-65)</text:span>,<text:line-break/>    <text:span text:style-name="T2"> NumberLong(-65)</text:span>,<text:line-break/>    <text:span text:style-name="T2"> NumberLong(-65)</text:span>,<text:line-break/>    <text:span text:style-name="T2"> NumberLong(-65)</text:span>,<text:line-break/>    <text:span text:style-name="T2"> NumberLong(-65)</text:span>,<text:line-break/>    <text:span text:style-name="T2"> NumberLong(-65)</text:span>,<text:line-break/>    <text:span text:style-name="T2"> NumberLong(-65)</text:span>,<text:line-break/>    <text:span text:style-name="T2"> NumberLong(-65)</text:span>,<text:line-break/>    <text:span text:style-name="T2"> NumberLong(-65)</text:span>,<text:line-break/>    <text:span text:style-name="T2"> NumberLong(-65)</text:span>,<text:line-break/>    <text:span text:style-name="T2"> NumberLong(-65)</text:span>,<text:line-break/>    <text:span text:style-name="T2"> NumberLong(-65)</text:span>,<text:line-break/>    <text:span text:style-name="T2"> NumberLong(-65)</text:span>,<text:line-break/>    <text:span text:style-name="T2"> NumberLong(-65)</text:span>,<text:line-break/>    <text:span text:style-name="T2"> NumberLong(-65)</text:span>,<text:line-break/>    <text:span text:style-name="T2"> NumberLong(-65)</text:span>,<text:line-break/>    <text:span text:style-name="T2"> NumberLong(-65)</text:span>,<text:line-break/>    <text:span text:style-name="T2"> NumberLong(-65)</text:span>,<text:line-break/>    <text:span text:style-name="T2"> NumberLong(-65)</text:span>,<text:line-break/>    <text:span text:style-name="T2"> NumberLong(-65)</text:span>,<text:line-break/>    <text:span text:style-name="T2"> NumberLong(-65)</text:span>,<text:line-break/>    <text:span text:style-name="T2"> NumberLong(-65)</text:span>,<text:line-break/>    <text:span text:style-name="T2"> NumberLong(-65)</text:span>,<text:line-break/><text:soft-page-break/>    <text:span text:style-name="T2"> NumberLong(-65)</text:span>,<text:line-break/>    <text:span text:style-name="T2"> NumberLong(-65)</text:span>,<text:line-break/>    <text:span text:style-name="T2"> NumberLong(-65)</text:span>,<text:line-break/>    <text:span text:style-name="T2"> NumberLong(-65)</text:span>,<text:line-break/>    <text:span text:style-name="T2"> NumberLong(-65)</text:span>,<text:line-break/>    <text:span text:style-name="T2"> NumberLong(-65)</text:span>,<text:line-break/>    <text:span text:style-name="T2"> NumberLong(-65)</text:span>,<text:line-break/>    <text:span text:style-name="T2"> NumberLong(-65)</text:span>,<text:line-break/>    <text:span text:style-name="T2"> NumberLong(-65)</text:span>,<text:line-break/>    <text:span text:style-name="T2"> NumberLong(-65)</text:span>,<text:line-break/>    <text:span text:style-name="T2"> NumberLong(-65)</text:span>,<text:line-break/>    <text:span text:style-name="T2"> NumberLong(-65)</text:span>,<text:line-break/>    <text:span text:style-name="T2"> NumberLong(-65)</text:span>,<text:line-break/>    <text:span text:style-name="T2"> NumberLong(-65)</text:span>,<text:line-break/>    <text:span text:style-name="T2"> NumberLong(-65)</text:span>,<text:line-break/>    <text:span text:style-name="T2"> NumberLong(-65)</text:span>,<text:line-break/>    <text:span text:style-name="T2"> NumberLong(-65)</text:span>,<text:line-break/>    <text:span text:style-name="T2"> NumberLong(-65)</text:span>,<text:line-break/>    <text:span text:style-name="T2"> NumberLong(-65)</text:span>,<text:line-break/>    <text:span text:style-name="T2"> NumberLong(-65) </text:span><text:line-break/>  <text:span text:style-name="T3">]</text:span>,<text:line-break/>  <text:span text:style-name="T2"> </text:span><text:span text:style-name="T1">"TIMESTAMP"</text:span><text:span text:style-name="T2"> </text:span>: <text:span text:style-name="T1">"2015-07-16</text:span><text:span text:style-name="T3">:</text:span><text:span text:style-name="T1">13-15-46.751"</text:span>,<text:line-break/>  <text:span text:style-name="T2"> </text:span><text:span text:style-name="T1">"X"</text:span><text:span text:style-name="T2"> </text:span>: <text:span text:style-name="T2">NumberLong(1)</text:span>,<text:line-break/>  <text:span text:style-name="T2"> </text:span><text:span text:style-name="T1">"STEP"</text:span><text:span text:style-name="T2"> </text:span>: <text:span text:style-name="T3">[</text:span><text:line-break/>    <text:span text:style-name="T2"> NumberLong(1)</text:span>,<text:line-break/>    <text:span text:style-name="T2"> NumberLong(1) </text:span><text:line-break/>  <text:span text:style-name="T3">]</text:span>,<text:line-break/>  <text:span text:style-name="T2"> </text:span><text:span text:style-name="T1">"PLACE"</text:span><text:span text:style-name="T2"> </text:span>: <text:span text:style-name="T1">"kopalnia_test_stst"</text:span>,<text:line-break/>  <text:span text:style-name="T2"> </text:span><text:span text:style-name="T1">"MODE"</text:span><text:span text:style-name="T2"> </text:span>: <text:span text:style-name="T1">"FEED_MAP"</text:span>,<text:line-break/>  <text:span text:style-name="T2"> </text:span><text:span text:style-name="T1">"IP_PHONE"</text:span><text:span text:style-name="T2"> </text:span>: <text:span text:style-name="T1">"192.168.1.100"</text:span>,<text:line-break/>  <text:span text:style-name="T2"> </text:span><text:span text:style-name="T1">"RSSI_AVG_TIME"</text:span><text:span text:style-name="T2"> </text:span>: <text:span text:style-name="T1">"3042270"</text:span>,<text:line-break/>  <text:span text:style-name="T2"> </text:span><text:span text:style-name="T1">"Y"</text:span><text:span text:style-name="T2"> </text:span>: <text:span text:style-name="T2">NumberLong(100)</text:span>,<text:line-break/>  <text:span text:style-name="T2"> </text:span><text:span text:style-name="T1">"MAC_AP"</text:span><text:span text:style-name="T2"> </text:span>: <text:span text:style-name="T1">"68</text:span><text:span text:style-name="T3">:</text:span><text:span text:style-name="T1">7f</text:span><text:span text:style-name="T3">:</text:span><text:span text:style-name="T1">74</text:span><text:span text:style-name="T3">:</text:span><text:span text:style-name="T1">09</text:span><text:span text:style-name="T3">:</text:span><text:span text:style-name="T1">f6</text:span><text:span text:style-name="T3">:</text:span><text:span text:style-name="T1">8b"</text:span>,<text:line-break/>  <text:span text:style-name="T2"> </text:span><text:span text:style-name="T1">"DATA_SIZE"</text:span><text:span text:style-name="T2"> </text:span>: <text:span text:style-name="T2">NumberLong(100)</text:span>,<text:line-break/>  <text:span text:style-name="T2"> </text:span><text:span text:style-name="T1">"MAC_PHONE"</text:span><text:span text:style-name="T2"> </text:span>: <text:span text:style-name="T1">"e8</text:span><text:span text:style-name="T3">:</text:span><text:span text:style-name="T1">99</text:span><text:span text:style-name="T3">:</text:span><text:span text:style-name="T1">c4</text:span><text:span text:style-name="T3">:</text:span><text:span text:style-name="T1">8e</text:span><text:span text:style-name="T3">:</text:span><text:span text:style-name="T1">97</text:span><text:span text:style-name="T3">:</text:span><text:span text:style-name="T1">36"</text:span><text:span text:style-name="T2"> </text:span><text:line-break/><text:span text:style-name="T3">}</text:span></text:p>
      <text:p text:style-name="Standard"/>
      <text:p text:style-name="Standard"/>
      <text:p text:style-name="Standard"><text:span text:style-name="T3">{</text:span><text:line-break/>  <text:span text:style-name="T2"> </text:span><text:span text:style-name="T1">"_id"</text:span><text:span text:style-name="T2"> </text:span>: <text:span text:style-name="T2">ObjectId(</text:span><text:span text:style-name="T1">"55a7927463f9130ecb812b44"</text:span><text:span text:style-name="T2">)</text:span>,<text:line-break/>  <text:span text:style-name="T2"> </text:span><text:span text:style-name="T1">"STATISTICS"</text:span><text:span text:style-name="T2"> </text:span>: <text:span text:style-name="T3">{</text:span><text:line-break/>    <text:span text:style-name="T2"> </text:span><text:span text:style-name="T1">"PERCENTILE - 90"</text:span><text:span text:style-name="T2"> </text:span>: <text:span text:style-name="T2">-80</text:span>,<text:line-break/>    <text:span text:style-name="T2"> </text:span><text:span text:style-name="T1">"MIN"</text:span><text:span text:style-name="T2"> </text:span>: <text:span text:style-name="T2">NumberLong(-80)</text:span>,<text:line-break/>    <text:span text:style-name="T2"> </text:span><text:span text:style-name="T1">"STANDARD_DEVIATION"</text:span><text:span text:style-name="T2"> </text:span>: <text:span text:style-name="T2">0</text:span>,<text:line-break/>    <text:span text:style-name="T2"> </text:span><text:span text:style-name="T1">"PERCENTILE - 20"</text:span><text:span text:style-name="T2"> </text:span>: <text:span text:style-name="T2">-80</text:span>,<text:line-break/>    <text:span text:style-name="T2"> </text:span><text:span text:style-name="T1">"PERCENTILE - 10"</text:span><text:span text:style-name="T2"> </text:span>: <text:span text:style-name="T2">-80</text:span>,<text:line-break/>    <text:span text:style-name="T2"> </text:span><text:span text:style-name="T1">"MAX"</text:span><text:span text:style-name="T2"> </text:span>: <text:span text:style-name="T2">NumberLong(-80)</text:span>,<text:line-break/>    <text:span text:style-name="T2"> </text:span><text:span text:style-name="T1">"PERCENTILE - 70"</text:span><text:span text:style-name="T2"> </text:span>: <text:span text:style-name="T2">-80</text:span>,<text:line-break/>    <text:span text:style-name="T2"> </text:span><text:span text:style-name="T1">"PERCENTILE - 50"</text:span><text:span text:style-name="T2"> </text:span>: <text:span text:style-name="T2">-80</text:span>,<text:line-break/><text:soft-page-break/>    <text:span text:style-name="T2"> </text:span><text:span text:style-name="T1">"MODE"</text:span><text:span text:style-name="T2"> </text:span>: <text:span text:style-name="T2">-80</text:span>,<text:line-break/>    <text:span text:style-name="T2"> </text:span><text:span text:style-name="T1">"MEDIANA"</text:span><text:span text:style-name="T2"> </text:span>: <text:span text:style-name="T2">-80</text:span>,<text:line-break/>    <text:span text:style-name="T2"> </text:span><text:span text:style-name="T1">"MEAN"</text:span><text:span text:style-name="T2"> </text:span>: <text:span text:style-name="T2">-80 </text:span><text:line-break/>  <text:span text:style-name="T3">}</text:span>,<text:line-break/>  <text:span text:style-name="T2"> </text:span><text:span text:style-name="T1">"HASH"</text:span><text:span text:style-name="T2"> </text:span>: <text:span text:style-name="T1">"DEFAULT"</text:span>,<text:line-break/>  <text:span text:style-name="T2"> </text:span><text:span text:style-name="T1">"SSID"</text:span><text:span text:style-name="T2"> </text:span>: <text:span text:style-name="T1">"dyzma"</text:span>,<text:line-break/>  <text:span text:style-name="T2"> </text:span><text:span text:style-name="T1">"RSSI_DATA"</text:span><text:span text:style-name="T2"> </text:span>: <text:span text:style-name="T3">[</text:span><text:line-break/>    <text:span text:style-name="T2"> NumberLong(-80)</text:span>,<text:line-break/>    <text:span text:style-name="T2"> NumberLong(-80)</text:span>,<text:line-break/>    <text:span text:style-name="T2"> NumberLong(-80)</text:span>,<text:line-break/>    <text:span text:style-name="T2"> NumberLong(-80)</text:span>,<text:line-break/>    <text:span text:style-name="T2"> NumberLong(-80)</text:span>,<text:line-break/>    <text:span text:style-name="T2"> NumberLong(-80)</text:span>,<text:line-break/>    <text:span text:style-name="T2"> NumberLong(-80)</text:span>,<text:line-break/>    <text:span text:style-name="T2"> NumberLong(-80)</text:span>,<text:line-break/>    <text:span text:style-name="T2"> NumberLong(-80)</text:span>,<text:line-break/>    <text:span text:style-name="T2"> NumberLong(-80)</text:span>,<text:line-break/>    <text:span text:style-name="T2"> NumberLong(-80)</text:span>,<text:line-break/>    <text:span text:style-name="T2"> NumberLong(-80)</text:span>,<text:line-break/>    <text:span text:style-name="T2"> NumberLong(-80)</text:span>,<text:line-break/>    <text:span text:style-name="T2"> NumberLong(-80)</text:span>,<text:line-break/>    <text:span text:style-name="T2"> NumberLong(-80)</text:span>,<text:line-break/>    <text:span text:style-name="T2"> NumberLong(-80)</text:span>,<text:line-break/>    <text:span text:style-name="T2"> NumberLong(-80)</text:span>,<text:line-break/>    <text:span text:style-name="T2"> NumberLong(-80)</text:span>,<text:line-break/>    <text:span text:style-name="T2"> NumberLong(-80)</text:span>,<text:line-break/>    <text:span text:style-name="T2"> NumberLong(-80)</text:span>,<text:line-break/>    <text:span text:style-name="T2"> NumberLong(-80)</text:span>,<text:line-break/>    <text:span text:style-name="T2"> NumberLong(-80)</text:span>,<text:line-break/>    <text:span text:style-name="T2"> NumberLong(-80)</text:span>,<text:line-break/>    <text:span text:style-name="T2"> NumberLong(-80)</text:span>,<text:line-break/>    <text:span text:style-name="T2"> NumberLong(-80)</text:span>,<text:line-break/>    <text:span text:style-name="T2"> NumberLong(-80)</text:span>,<text:line-break/>    <text:span text:style-name="T2"> NumberLong(-80)</text:span>,<text:line-break/>    <text:span text:style-name="T2"> NumberLong(-80)</text:span>,<text:line-break/>    <text:span text:style-name="T2"> NumberLong(-80)</text:span>,<text:line-break/>    <text:span text:style-name="T2"> NumberLong(-80)</text:span>,<text:line-break/>    <text:span text:style-name="T2"> NumberLong(-80)</text:span>,<text:line-break/>    <text:span text:style-name="T2"> NumberLong(-80)</text:span>,<text:line-break/>    <text:span text:style-name="T2"> NumberLong(-80)</text:span>,<text:line-break/>    <text:span text:style-name="T2"> NumberLong(-80)</text:span>,<text:line-break/>    <text:span text:style-name="T2"> NumberLong(-80)</text:span>,<text:line-break/>    <text:span text:style-name="T2"> NumberLong(-80)</text:span>,<text:line-break/>    <text:span text:style-name="T2"> NumberLong(-80)</text:span>,<text:line-break/>    <text:span text:style-name="T2"> NumberLong(-80)</text:span>,<text:line-break/>    <text:span text:style-name="T2"> NumberLong(-80)</text:span>,<text:line-break/>    <text:span text:style-name="T2"> NumberLong(-80)</text:span>,<text:line-break/>    <text:span text:style-name="T2"> NumberLong(-80)</text:span>,<text:line-break/>    <text:span text:style-name="T2"> NumberLong(-80)</text:span>,<text:line-break/><text:soft-page-break/>    <text:span text:style-name="T2"> NumberLong(-80)</text:span>,<text:line-break/>    <text:span text:style-name="T2"> NumberLong(-80)</text:span>,<text:line-break/>    <text:span text:style-name="T2"> NumberLong(-80)</text:span>,<text:line-break/>    <text:span text:style-name="T2"> NumberLong(-80)</text:span>,<text:line-break/>    <text:span text:style-name="T2"> NumberLong(-80)</text:span>,<text:line-break/>    <text:span text:style-name="T2"> NumberLong(-80)</text:span>,<text:line-break/>    <text:span text:style-name="T2"> NumberLong(-80)</text:span>,<text:line-break/>    <text:span text:style-name="T2"> NumberLong(-80)</text:span>,<text:line-break/>    <text:span text:style-name="T2"> NumberLong(-80)</text:span>,<text:line-break/>    <text:span text:style-name="T2"> NumberLong(-80)</text:span>,<text:line-break/>    <text:span text:style-name="T2"> NumberLong(-80)</text:span>,<text:line-break/>    <text:span text:style-name="T2"> NumberLong(-80)</text:span>,<text:line-break/>    <text:span text:style-name="T2"> NumberLong(-80)</text:span>,<text:line-break/>    <text:span text:style-name="T2"> NumberLong(-80)</text:span>,<text:line-break/>    <text:span text:style-name="T2"> NumberLong(-80)</text:span>,<text:line-break/>    <text:span text:style-name="T2"> NumberLong(-80)</text:span>,<text:line-break/>    <text:span text:style-name="T2"> NumberLong(-80)</text:span>,<text:line-break/>    <text:span text:style-name="T2"> NumberLong(-80)</text:span>,<text:line-break/>    <text:span text:style-name="T2"> NumberLong(-80)</text:span>,<text:line-break/>    <text:span text:style-name="T2"> NumberLong(-80)</text:span>,<text:line-break/>    <text:span text:style-name="T2"> NumberLong(-80)</text:span>,<text:line-break/>    <text:span text:style-name="T2"> NumberLong(-80)</text:span>,<text:line-break/>    <text:span text:style-name="T2"> NumberLong(-80)</text:span>,<text:line-break/>    <text:span text:style-name="T2"> NumberLong(-80)</text:span>,<text:line-break/>    <text:span text:style-name="T2"> NumberLong(-80)</text:span>,<text:line-break/>    <text:span text:style-name="T2"> NumberLong(-80)</text:span>,<text:line-break/>    <text:span text:style-name="T2"> NumberLong(-80)</text:span>,<text:line-break/>    <text:span text:style-name="T2"> NumberLong(-80)</text:span>,<text:line-break/>    <text:span text:style-name="T2"> NumberLong(-80)</text:span>,<text:line-break/>    <text:span text:style-name="T2"> NumberLong(-80)</text:span>,<text:line-break/>    <text:span text:style-name="T2"> NumberLong(-80)</text:span>,<text:line-break/>    <text:span text:style-name="T2"> NumberLong(-80)</text:span>,<text:line-break/>    <text:span text:style-name="T2"> NumberLong(-80)</text:span>,<text:line-break/>    <text:span text:style-name="T2"> NumberLong(-80)</text:span>,<text:line-break/>    <text:span text:style-name="T2"> NumberLong(-80)</text:span>,<text:line-break/>    <text:span text:style-name="T2"> NumberLong(-80)</text:span>,<text:line-break/>    <text:span text:style-name="T2"> NumberLong(-80)</text:span>,<text:line-break/>    <text:span text:style-name="T2"> NumberLong(-80)</text:span>,<text:line-break/>    <text:span text:style-name="T2"> NumberLong(-80)</text:span>,<text:line-break/>    <text:span text:style-name="T2"> NumberLong(-80)</text:span>,<text:line-break/>    <text:span text:style-name="T2"> NumberLong(-80)</text:span>,<text:line-break/>    <text:span text:style-name="T2"> NumberLong(-80)</text:span>,<text:line-break/>    <text:span text:style-name="T2"> NumberLong(-80)</text:span>,<text:line-break/>    <text:span text:style-name="T2"> NumberLong(-80)</text:span>,<text:line-break/>    <text:span text:style-name="T2"> NumberLong(-80)</text:span>,<text:line-break/>    <text:span text:style-name="T2"> NumberLong(-80)</text:span>,<text:line-break/>    <text:span text:style-name="T2"> NumberLong(-80)</text:span>,<text:line-break/>    <text:span text:style-name="T2"> NumberLong(-80)</text:span>,<text:line-break/>    <text:span text:style-name="T2"> NumberLong(-80)</text:span>,<text:line-break/><text:soft-page-break/>    <text:span text:style-name="T2"> NumberLong(-80)</text:span>,<text:line-break/>    <text:span text:style-name="T2"> NumberLong(-80)</text:span>,<text:line-break/>    <text:span text:style-name="T2"> NumberLong(-80)</text:span>,<text:line-break/>    <text:span text:style-name="T2"> NumberLong(-80)</text:span>,<text:line-break/>    <text:span text:style-name="T2"> NumberLong(-80)</text:span>,<text:line-break/>    <text:span text:style-name="T2"> NumberLong(-80)</text:span>,<text:line-break/>    <text:span text:style-name="T2"> NumberLong(-80)</text:span>,<text:line-break/>    <text:span text:style-name="T2"> NumberLong(-80)</text:span>,<text:line-break/>    <text:span text:style-name="T2"> NumberLong(-80) </text:span><text:line-break/>  <text:span text:style-name="T3">]</text:span>,<text:line-break/>  <text:span text:style-name="T2"> </text:span><text:span text:style-name="T1">"TIMESTAMP"</text:span><text:span text:style-name="T2"> </text:span>: <text:span text:style-name="T1">"2015-07-16</text:span><text:span text:style-name="T3">:</text:span><text:span text:style-name="T1">13-15-46.750"</text:span>,<text:line-break/>  <text:span text:style-name="T2"> </text:span><text:span text:style-name="T1">"X"</text:span><text:span text:style-name="T2"> </text:span>: <text:span text:style-name="T2">NumberLong(1)</text:span>,<text:line-break/>  <text:span text:style-name="T2"> </text:span><text:span text:style-name="T1">"STEP"</text:span><text:span text:style-name="T2"> </text:span>: <text:span text:style-name="T3">[</text:span><text:line-break/>    <text:span text:style-name="T2"> NumberLong(1)</text:span>,<text:line-break/>    <text:span text:style-name="T2"> NumberLong(1) </text:span><text:line-break/>  <text:span text:style-name="T3">]</text:span>,<text:line-break/>  <text:span text:style-name="T2"> </text:span><text:span text:style-name="T1">"PLACE"</text:span><text:span text:style-name="T2"> </text:span>: <text:span text:style-name="T1">"kopalnia_test_stst"</text:span>,<text:line-break/>  <text:span text:style-name="T2"> </text:span><text:span text:style-name="T1">"MODE"</text:span><text:span text:style-name="T2"> </text:span>: <text:span text:style-name="T1">"FEED_MAP"</text:span>,<text:line-break/>  <text:span text:style-name="T2"> </text:span><text:span text:style-name="T1">"IP_PHONE"</text:span><text:span text:style-name="T2"> </text:span>: <text:span text:style-name="T1">"192.168.1.100"</text:span>,<text:line-break/>  <text:span text:style-name="T2"> </text:span><text:span text:style-name="T1">"RSSI_AVG_TIME"</text:span><text:span text:style-name="T2"> </text:span>: <text:span text:style-name="T1">"3042270"</text:span>,<text:line-break/>  <text:span text:style-name="T2"> </text:span><text:span text:style-name="T1">"Y"</text:span><text:span text:style-name="T2"> </text:span>: <text:span text:style-name="T2">NumberLong(100)</text:span>,<text:line-break/>  <text:span text:style-name="T2"> </text:span><text:span text:style-name="T1">"MAC_AP"</text:span><text:span text:style-name="T2"> </text:span>: <text:span text:style-name="T1">"14</text:span><text:span text:style-name="T3">:</text:span><text:span text:style-name="T1">cc</text:span><text:span text:style-name="T3">:</text:span><text:span text:style-name="T1">20</text:span><text:span text:style-name="T3">:</text:span><text:span text:style-name="T1">d1</text:span><text:span text:style-name="T3">:</text:span><text:span text:style-name="T1">51</text:span><text:span text:style-name="T3">:</text:span><text:span text:style-name="T1">04"</text:span>,<text:line-break/>  <text:span text:style-name="T2"> </text:span><text:span text:style-name="T1">"DATA_SIZE"</text:span><text:span text:style-name="T2"> </text:span>: <text:span text:style-name="T2">NumberLong(100)</text:span>,<text:line-break/>  <text:span text:style-name="T2"> </text:span><text:span text:style-name="T1">"MAC_PHONE"</text:span><text:span text:style-name="T2"> </text:span>: <text:span text:style-name="T1">"e8</text:span><text:span text:style-name="T3">:</text:span><text:span text:style-name="T1">99</text:span><text:span text:style-name="T3">:</text:span><text:span text:style-name="T1">c4</text:span><text:span text:style-name="T3">:</text:span><text:span text:style-name="T1">8e</text:span><text:span text:style-name="T3">:</text:span><text:span text:style-name="T1">97</text:span><text:span text:style-name="T3">:</text:span><text:span text:style-name="T1">36"</text:span><text:span text:style-name="T2"> </text:span><text:line-break/><text:span text:style-name="T3">}</text:span></text:p>
      <text:p text:style-name="Standard"/>
      <text:p text:style-name="Standard"><text:span text:style-name="T3">{</text:span><text:line-break/>  <text:span text:style-name="T2"> </text:span><text:span text:style-name="T1">"_id"</text:span><text:span text:style-name="T2"> </text:span>: <text:span text:style-name="T2">ObjectId(</text:span><text:span text:style-name="T1">"55a7927463f9130ecb812b43"</text:span><text:span text:style-name="T2">)</text:span>,<text:line-break/>  <text:span text:style-name="T2"> </text:span><text:span text:style-name="T1">"STATISTICS"</text:span><text:span text:style-name="T2"> </text:span>: <text:span text:style-name="T3">{</text:span><text:line-break/>    <text:span text:style-name="T2"> </text:span><text:span text:style-name="T1">"PERCENTILE - 90"</text:span><text:span text:style-name="T2"> </text:span>: <text:span text:style-name="T2">-65</text:span>,<text:line-break/>    <text:span text:style-name="T2"> </text:span><text:span text:style-name="T1">"MIN"</text:span><text:span text:style-name="T2"> </text:span>: <text:span text:style-name="T2">NumberLong(-65)</text:span>,<text:line-break/>    <text:span text:style-name="T2"> </text:span><text:span text:style-name="T1">"STANDARD_DEVIATION"</text:span><text:span text:style-name="T2"> </text:span>: <text:span text:style-name="T2">0</text:span>,<text:line-break/>    <text:span text:style-name="T2"> </text:span><text:span text:style-name="T1">"PERCENTILE - 20"</text:span><text:span text:style-name="T2"> </text:span>: <text:span text:style-name="T2">-65</text:span>,<text:line-break/>    <text:span text:style-name="T2"> </text:span><text:span text:style-name="T1">"PERCENTILE - 10"</text:span><text:span text:style-name="T2"> </text:span>: <text:span text:style-name="T2">-65</text:span>,<text:line-break/>    <text:span text:style-name="T2"> </text:span><text:span text:style-name="T1">"MAX"</text:span><text:span text:style-name="T2"> </text:span>: <text:span text:style-name="T2">NumberLong(-65)</text:span>,<text:line-break/>    <text:span text:style-name="T2"> </text:span><text:span text:style-name="T1">"PERCENTILE - 70"</text:span><text:span text:style-name="T2"> </text:span>: <text:span text:style-name="T2">-65</text:span>,<text:line-break/>    <text:span text:style-name="T2"> </text:span><text:span text:style-name="T1">"PERCENTILE - 50"</text:span><text:span text:style-name="T2"> </text:span>: <text:span text:style-name="T2">-65</text:span>,<text:line-break/>    <text:span text:style-name="T2"> </text:span><text:span text:style-name="T1">"MODE"</text:span><text:span text:style-name="T2"> </text:span>: <text:span text:style-name="T2">-65</text:span>,<text:line-break/>    <text:span text:style-name="T2"> </text:span><text:span text:style-name="T1">"MEDIANA"</text:span><text:span text:style-name="T2"> </text:span>: <text:span text:style-name="T2">-65</text:span>,<text:line-break/>    <text:span text:style-name="T2"> </text:span><text:span text:style-name="T1">"MEAN"</text:span><text:span text:style-name="T2"> </text:span>: <text:span text:style-name="T2">-65 </text:span><text:line-break/>  <text:span text:style-name="T3">}</text:span>,<text:line-break/>  <text:span text:style-name="T2"> </text:span><text:span text:style-name="T1">"HASH"</text:span><text:span text:style-name="T2"> </text:span>: <text:span text:style-name="T1">"DEFAULT"</text:span>,<text:line-break/>  <text:span text:style-name="T2"> </text:span><text:span text:style-name="T1">"SSID"</text:span><text:span text:style-name="T2"> </text:span>: <text:span text:style-name="T1">"TP-LINK_489B26"</text:span>,<text:line-break/>  <text:span text:style-name="T2"> </text:span><text:span text:style-name="T1">"RSSI_DATA"</text:span><text:span text:style-name="T2"> </text:span>: <text:span text:style-name="T3">[</text:span><text:line-break/>    <text:span text:style-name="T2"> NumberLong(-65)</text:span>,<text:line-break/>    <text:span text:style-name="T2"> NumberLong(-65)</text:span>,<text:line-break/>    <text:span text:style-name="T2"> NumberLong(-65)</text:span>,<text:line-break/>    <text:span text:style-name="T2"> NumberLong(-65)</text:span>,<text:line-break/>    <text:span text:style-name="T2"> NumberLong(-65)</text:span>,<text:line-break/><text:soft-page-break/>    <text:span text:style-name="T2"> NumberLong(-65)</text:span>,<text:line-break/>    <text:span text:style-name="T2"> NumberLong(-65)</text:span>,<text:line-break/>    <text:span text:style-name="T2"> NumberLong(-65)</text:span>,<text:line-break/>    <text:span text:style-name="T2"> NumberLong(-65)</text:span>,<text:line-break/>    <text:span text:style-name="T2"> NumberLong(-65)</text:span>,<text:line-break/>    <text:span text:style-name="T2"> NumberLong(-65)</text:span>,<text:line-break/>    <text:span text:style-name="T2"> NumberLong(-65)</text:span>,<text:line-break/>    <text:span text:style-name="T2"> NumberLong(-65)</text:span>,<text:line-break/>    <text:span text:style-name="T2"> NumberLong(-65)</text:span>,<text:line-break/>    <text:span text:style-name="T2"> NumberLong(-65)</text:span>,<text:line-break/>    <text:span text:style-name="T2"> NumberLong(-65)</text:span>,<text:line-break/>    <text:span text:style-name="T2"> NumberLong(-65)</text:span>,<text:line-break/>    <text:span text:style-name="T2"> NumberLong(-65)</text:span>,<text:line-break/>    <text:span text:style-name="T2"> NumberLong(-65)</text:span>,<text:line-break/>    <text:span text:style-name="T2"> NumberLong(-65)</text:span>,<text:line-break/>    <text:span text:style-name="T2"> NumberLong(-65)</text:span>,<text:line-break/>    <text:span text:style-name="T2"> NumberLong(-65)</text:span>,<text:line-break/>    <text:span text:style-name="T2"> NumberLong(-65)</text:span>,<text:line-break/>    <text:span text:style-name="T2"> NumberLong(-65)</text:span>,<text:line-break/>    <text:span text:style-name="T2"> NumberLong(-65)</text:span>,<text:line-break/>    <text:span text:style-name="T2"> NumberLong(-65)</text:span>,<text:line-break/>    <text:span text:style-name="T2"> NumberLong(-65)</text:span>,<text:line-break/>    <text:span text:style-name="T2"> NumberLong(-65)</text:span>,<text:line-break/>    <text:span text:style-name="T2"> NumberLong(-65)</text:span>,<text:line-break/>    <text:span text:style-name="T2"> NumberLong(-65)</text:span>,<text:line-break/>    <text:span text:style-name="T2"> NumberLong(-65)</text:span>,<text:line-break/>    <text:span text:style-name="T2"> NumberLong(-65)</text:span>,<text:line-break/>    <text:span text:style-name="T2"> NumberLong(-65)</text:span>,<text:line-break/>    <text:span text:style-name="T2"> NumberLong(-65)</text:span>,<text:line-break/>    <text:span text:style-name="T2"> NumberLong(-65)</text:span>,<text:line-break/>    <text:span text:style-name="T2"> NumberLong(-65)</text:span>,<text:line-break/>    <text:span text:style-name="T2"> NumberLong(-65)</text:span>,<text:line-break/>    <text:span text:style-name="T2"> NumberLong(-65)</text:span>,<text:line-break/>    <text:span text:style-name="T2"> NumberLong(-65)</text:span>,<text:line-break/>    <text:span text:style-name="T2"> NumberLong(-65)</text:span>,<text:line-break/>    <text:span text:style-name="T2"> NumberLong(-65)</text:span>,<text:line-break/>    <text:span text:style-name="T2"> NumberLong(-65)</text:span>,<text:line-break/>    <text:span text:style-name="T2"> NumberLong(-65)</text:span>,<text:line-break/>    <text:span text:style-name="T2"> NumberLong(-65)</text:span>,<text:line-break/>    <text:span text:style-name="T2"> NumberLong(-65)</text:span>,<text:line-break/>    <text:span text:style-name="T2"> NumberLong(-65)</text:span>,<text:line-break/>    <text:span text:style-name="T2"> NumberLong(-65)</text:span>,<text:line-break/>    <text:span text:style-name="T2"> NumberLong(-65)</text:span>,<text:line-break/>    <text:span text:style-name="T2"> NumberLong(-65)</text:span>,<text:line-break/>    <text:span text:style-name="T2"> NumberLong(-65)</text:span>,<text:line-break/>    <text:span text:style-name="T2"> NumberLong(-65)</text:span>,<text:line-break/>    <text:span text:style-name="T2"> NumberLong(-65)</text:span>,<text:line-break/>    <text:span text:style-name="T2"> NumberLong(-65)</text:span>,<text:line-break/>    <text:span text:style-name="T2"> NumberLong(-65)</text:span>,<text:line-break/><text:soft-page-break/>    <text:span text:style-name="T2"> NumberLong(-65)</text:span>,<text:line-break/>    <text:span text:style-name="T2"> NumberLong(-65)</text:span>,<text:line-break/>    <text:span text:style-name="T2"> NumberLong(-65)</text:span>,<text:line-break/>    <text:span text:style-name="T2"> NumberLong(-65)</text:span>,<text:line-break/>    <text:span text:style-name="T2"> NumberLong(-65)</text:span>,<text:line-break/>    <text:span text:style-name="T2"> NumberLong(-65)</text:span>,<text:line-break/>    <text:span text:style-name="T2"> NumberLong(-65)</text:span>,<text:line-break/>    <text:span text:style-name="T2"> NumberLong(-65)</text:span>,<text:line-break/>    <text:span text:style-name="T2"> NumberLong(-65)</text:span>,<text:line-break/>    <text:span text:style-name="T2"> NumberLong(-65)</text:span>,<text:line-break/>    <text:span text:style-name="T2"> NumberLong(-65)</text:span>,<text:line-break/>    <text:span text:style-name="T2"> NumberLong(-65)</text:span>,<text:line-break/>    <text:span text:style-name="T2"> NumberLong(-65)</text:span>,<text:line-break/>    <text:span text:style-name="T2"> NumberLong(-65)</text:span>,<text:line-break/>    <text:span text:style-name="T2"> NumberLong(-65)</text:span>,<text:line-break/>    <text:span text:style-name="T2"> NumberLong(-65)</text:span>,<text:line-break/>    <text:span text:style-name="T2"> NumberLong(-65)</text:span>,<text:line-break/>    <text:span text:style-name="T2"> NumberLong(-65)</text:span>,<text:line-break/>    <text:span text:style-name="T2"> NumberLong(-65)</text:span>,<text:line-break/>    <text:span text:style-name="T2"> NumberLong(-65)</text:span>,<text:line-break/>    <text:span text:style-name="T2"> NumberLong(-65)</text:span>,<text:line-break/>    <text:span text:style-name="T2"> NumberLong(-65)</text:span>,<text:line-break/>    <text:span text:style-name="T2"> NumberLong(-65)</text:span>,<text:line-break/>    <text:span text:style-name="T2"> NumberLong(-65)</text:span>,<text:line-break/>    <text:span text:style-name="T2"> NumberLong(-65)</text:span>,<text:line-break/>    <text:span text:style-name="T2"> NumberLong(-65)</text:span>,<text:line-break/>    <text:span text:style-name="T2"> NumberLong(-65)</text:span>,<text:line-break/>    <text:span text:style-name="T2"> NumberLong(-65)</text:span>,<text:line-break/>    <text:span text:style-name="T2"> NumberLong(-65)</text:span>,<text:line-break/>    <text:span text:style-name="T2"> NumberLong(-65)</text:span>,<text:line-break/>    <text:span text:style-name="T2"> NumberLong(-65)</text:span>,<text:line-break/>    <text:span text:style-name="T2"> NumberLong(-65)</text:span>,<text:line-break/>    <text:span text:style-name="T2"> NumberLong(-65)</text:span>,<text:line-break/>    <text:span text:style-name="T2"> NumberLong(-65)</text:span>,<text:line-break/>    <text:span text:style-name="T2"> NumberLong(-65)</text:span>,<text:line-break/>    <text:span text:style-name="T2"> NumberLong(-65)</text:span>,<text:line-break/>    <text:span text:style-name="T2"> NumberLong(-65)</text:span>,<text:line-break/>    <text:span text:style-name="T2"> NumberLong(-65)</text:span>,<text:line-break/>    <text:span text:style-name="T2"> NumberLong(-65)</text:span>,<text:line-break/>    <text:span text:style-name="T2"> NumberLong(-65)</text:span>,<text:line-break/>    <text:span text:style-name="T2"> NumberLong(-65)</text:span>,<text:line-break/>    <text:span text:style-name="T2"> NumberLong(-65)</text:span>,<text:line-break/>    <text:span text:style-name="T2"> NumberLong(-65)</text:span>,<text:line-break/>    <text:span text:style-name="T2"> NumberLong(-65)</text:span>,<text:line-break/>    <text:span text:style-name="T2"> NumberLong(-65)</text:span>,<text:line-break/>    <text:span text:style-name="T2"> NumberLong(-65) </text:span><text:line-break/>  <text:span text:style-name="T3">]</text:span>,<text:line-break/>  <text:span text:style-name="T2"> </text:span><text:span text:style-name="T1">"TIMESTAMP"</text:span><text:span text:style-name="T2"> </text:span>: <text:span text:style-name="T1">"2015-07-16</text:span><text:span text:style-name="T3">:</text:span><text:span text:style-name="T1">13-15-46.749"</text:span>,<text:line-break/>  <text:span text:style-name="T2"> </text:span><text:span text:style-name="T1">"X"</text:span><text:span text:style-name="T2"> </text:span>: <text:span text:style-name="T2">NumberLong(1)</text:span>,<text:line-break/><text:soft-page-break/>  <text:span text:style-name="T2"> </text:span><text:span text:style-name="T1">"STEP"</text:span><text:span text:style-name="T2"> </text:span>: <text:span text:style-name="T3">[</text:span><text:line-break/>    <text:span text:style-name="T2"> NumberLong(1)</text:span>,<text:line-break/>    <text:span text:style-name="T2"> NumberLong(1) </text:span><text:line-break/>  <text:span text:style-name="T3">]</text:span>,<text:line-break/>  <text:span text:style-name="T2"> </text:span><text:span text:style-name="T1">"PLACE"</text:span><text:span text:style-name="T2"> </text:span>: <text:span text:style-name="T1">"kopalnia_test_stst"</text:span>,<text:line-break/>  <text:span text:style-name="T2"> </text:span><text:span text:style-name="T1">"MODE"</text:span><text:span text:style-name="T2"> </text:span>: <text:span text:style-name="T1">"FEED_MAP"</text:span>,<text:line-break/>  <text:span text:style-name="T2"> </text:span><text:span text:style-name="T1">"IP_PHONE"</text:span><text:span text:style-name="T2"> </text:span>: <text:span text:style-name="T1">"192.168.1.100"</text:span>,<text:line-break/>  <text:span text:style-name="T2"> </text:span><text:span text:style-name="T1">"RSSI_AVG_TIME"</text:span><text:span text:style-name="T2"> </text:span>: <text:span text:style-name="T1">"3042270"</text:span>,<text:line-break/>  <text:span text:style-name="T2"> </text:span><text:span text:style-name="T1">"Y"</text:span><text:span text:style-name="T2"> </text:span>: <text:span text:style-name="T2">NumberLong(100)</text:span>,<text:line-break/>  <text:span text:style-name="T2"> </text:span><text:span text:style-name="T1">"MAC_AP"</text:span><text:span text:style-name="T2"> </text:span>: <text:span text:style-name="T1">"f8</text:span><text:span text:style-name="T3">:</text:span><text:span text:style-name="T1">d1</text:span><text:span text:style-name="T3">:</text:span><text:span text:style-name="T1">11</text:span><text:span text:style-name="T3">:</text:span><text:span text:style-name="T1">48</text:span><text:span text:style-name="T3">:</text:span><text:span text:style-name="T1">9b</text:span><text:span text:style-name="T3">:</text:span><text:span text:style-name="T1">26"</text:span>,<text:line-break/>  <text:span text:style-name="T2"> </text:span><text:span text:style-name="T1">"DATA_SIZE"</text:span><text:span text:style-name="T2"> </text:span>: <text:span text:style-name="T2">NumberLong(100)</text:span>,<text:line-break/>  <text:span text:style-name="T2"> </text:span><text:span text:style-name="T1">"MAC_PHONE"</text:span><text:span text:style-name="T2"> </text:span>: <text:span text:style-name="T1">"e8</text:span><text:span text:style-name="T3">:</text:span><text:span text:style-name="T1">99</text:span><text:span text:style-name="T3">:</text:span><text:span text:style-name="T1">c4</text:span><text:span text:style-name="T3">:</text:span><text:span text:style-name="T1">8e</text:span><text:span text:style-name="T3">:</text:span><text:span text:style-name="T1">97</text:span><text:span text:style-name="T3">:</text:span><text:span text:style-name="T1">36"</text:span><text:span text:style-name="T2"> </text:span><text:line-break/><text:span text:style-name="T3">}</text:span></text:p>
      <text:p text:style-name="Standard"/>
      <text:p text:style-name="Standard"><text:span text:style-name="T3">{</text:span><text:line-break/>  <text:span text:style-name="T2"> </text:span><text:span text:style-name="T1">"_id"</text:span><text:span text:style-name="T2"> </text:span>: <text:span text:style-name="T2">ObjectId(</text:span><text:span text:style-name="T1">"55a7927463f9130ecb812b42"</text:span><text:span text:style-name="T2">)</text:span>,<text:line-break/>  <text:span text:style-name="T2"> </text:span><text:span text:style-name="T1">"STATISTICS"</text:span><text:span text:style-name="T2"> </text:span>: <text:span text:style-name="T3">{</text:span><text:line-break/>    <text:span text:style-name="T2"> </text:span><text:span text:style-name="T1">"PERCENTILE - 90"</text:span><text:span text:style-name="T2"> </text:span>: <text:span text:style-name="T2">28.859999</text:span>,<text:line-break/>    <text:span text:style-name="T2"> </text:span><text:span text:style-name="T1">"MIN"</text:span><text:span text:style-name="T2"> </text:span>: <text:span text:style-name="T2">9.24</text:span>,<text:line-break/>    <text:span text:style-name="T2"> </text:span><text:span text:style-name="T1">"STANDARD_DEVIATION"</text:span><text:span text:style-name="T2"> </text:span>: <text:span text:style-name="T2">8.158142209961303</text:span>,<text:line-break/>    <text:span text:style-name="T2"> </text:span><text:span text:style-name="T1">"PERCENTILE - 20"</text:span><text:span text:style-name="T2"> </text:span>: <text:span text:style-name="T2">10.6679992</text:span>,<text:line-break/>    <text:span text:style-name="T2"> </text:span><text:span text:style-name="T1">"PERCENTILE - 10"</text:span><text:span text:style-name="T2"> </text:span>: <text:span text:style-name="T2">10.08</text:span>,<text:line-break/>    <text:span text:style-name="T2"> </text:span><text:span text:style-name="T1">"MAX"</text:span><text:span text:style-name="T2"> </text:span>: <text:span text:style-name="T2">29.699999</text:span>,<text:line-break/>    <text:span text:style-name="T2"> </text:span><text:span text:style-name="T1">"PERCENTILE - 70"</text:span><text:span text:style-name="T2"> </text:span>: <text:span text:style-name="T2">28.26</text:span>,<text:line-break/>    <text:span text:style-name="T2"> </text:span><text:span text:style-name="T1">"PERCENTILE - 50"</text:span><text:span text:style-name="T2"> </text:span>: <text:span text:style-name="T2">26.4899995</text:span>,<text:line-break/>    <text:span text:style-name="T2"> </text:span><text:span text:style-name="T1">"MODE"</text:span><text:span text:style-name="T2"> </text:span>: <text:span text:style-name="T2">28.439999</text:span>,<text:line-break/>    <text:span text:style-name="T2"> </text:span><text:span text:style-name="T1">"MEDIANA"</text:span><text:span text:style-name="T2"> </text:span>: <text:span text:style-name="T2">26.4899995</text:span>,<text:line-break/>    <text:span text:style-name="T2"> </text:span><text:span text:style-name="T1">"MEAN"</text:span><text:span text:style-name="T2"> </text:span>: <text:span text:style-name="T2">21.858399735000013 </text:span><text:line-break/>  <text:span text:style-name="T3">}</text:span>,<text:line-break/>  <text:span text:style-name="T2"> </text:span><text:span text:style-name="T1">"HASH"</text:span><text:span text:style-name="T2"> </text:span>: <text:span text:style-name="T1">"DEFAULT"</text:span>,<text:line-break/>  <text:span text:style-name="T2"> </text:span><text:span text:style-name="T1">"MAC_PHONE"</text:span><text:span text:style-name="T2"> </text:span>: <text:span text:style-name="T1">"e8</text:span><text:span text:style-name="T3">:</text:span><text:span text:style-name="T1">99</text:span><text:span text:style-name="T3">:</text:span><text:span text:style-name="T1">c4</text:span><text:span text:style-name="T3">:</text:span><text:span text:style-name="T1">8e</text:span><text:span text:style-name="T3">:</text:span><text:span text:style-name="T1">97</text:span><text:span text:style-name="T3">:</text:span><text:span text:style-name="T1">36"</text:span>,<text:line-break/>  <text:span text:style-name="T2"> </text:span><text:span text:style-name="T1">"TIMESTAMP"</text:span><text:span text:style-name="T2"> </text:span>: <text:span text:style-name="T1">"2015-07-16</text:span><text:span text:style-name="T3">:</text:span><text:span text:style-name="T1">13-15-46.592"</text:span>,<text:line-break/>  <text:span text:style-name="T2"> </text:span><text:span text:style-name="T1">"X"</text:span><text:span text:style-name="T2"> </text:span>: <text:span text:style-name="T2">NumberLong(1)</text:span>,<text:line-break/>  <text:span text:style-name="T2"> </text:span><text:span text:style-name="T1">"STEP"</text:span><text:span text:style-name="T2"> </text:span>: <text:span text:style-name="T3">[</text:span><text:line-break/>    <text:span text:style-name="T2"> NumberLong(1)</text:span>,<text:line-break/>    <text:span text:style-name="T2"> NumberLong(1) </text:span><text:line-break/>  <text:span text:style-name="T3">]</text:span>,<text:line-break/>  <text:span text:style-name="T2"> </text:span><text:span text:style-name="T1">"PLACE"</text:span><text:span text:style-name="T2"> </text:span>: <text:span text:style-name="T1">"kopalnia_test_stst"</text:span>,<text:line-break/>  <text:span text:style-name="T2"> </text:span><text:span text:style-name="T1">"MODE"</text:span><text:span text:style-name="T2"> </text:span>: <text:span text:style-name="T1">"FEED_MAP"</text:span>,<text:line-break/>  <text:span text:style-name="T2"> </text:span><text:span text:style-name="T1">"IP_PHONE"</text:span><text:span text:style-name="T2"> </text:span>: <text:span text:style-name="T1">"192.168.1.100"</text:span>,<text:line-break/>  <text:span text:style-name="T2"> </text:span><text:span text:style-name="T1">"STATISTICS_NORM"</text:span><text:span text:style-name="T2"> </text:span>: <text:span text:style-name="T3">{</text:span><text:line-break/>    <text:span text:style-name="T2"> </text:span><text:span text:style-name="T1">"PERCENTILE - 90"</text:span><text:span text:style-name="T2"> </text:span>: <text:span text:style-name="T2">41.574112097560096</text:span>,<text:line-break/>    <text:span text:style-name="T2"> </text:span><text:span text:style-name="T1">"MIN"</text:span><text:span text:style-name="T2"> </text:span>: <text:span text:style-name="T2">39.130534741043355</text:span>,<text:line-break/>    <text:span text:style-name="T2"> </text:span><text:span text:style-name="T1">"STANDARD_DEVIATION"</text:span><text:span text:style-name="T2"> </text:span>: <text:span text:style-name="T2">0.7345522017397145</text:span>,<text:line-break/>    <text:span text:style-name="T2"> </text:span><text:span text:style-name="T1">"PERCENTILE - 20"</text:span><text:span text:style-name="T2"> </text:span>: <text:span text:style-name="T2">39.73834197773133</text:span>,<text:line-break/>    <text:span text:style-name="T2"> </text:span><text:span text:style-name="T1">"PERCENTILE - 10"</text:span><text:span text:style-name="T2"> </text:span>: <text:span text:style-name="T2">39.570049585152404</text:span>,<text:line-break/>    <text:span text:style-name="T2"> </text:span><text:span text:style-name="T1">"MAX"</text:span><text:span text:style-name="T2"> </text:span>: <text:span text:style-name="T2">42.02780508187407</text:span>,<text:line-break/>    <text:span text:style-name="T2"> </text:span><text:span text:style-name="T1">"PERCENTILE - 70"</text:span><text:span text:style-name="T2"> </text:span>: <text:span text:style-name="T2">40.620040772504765</text:span>,<text:line-break/>    <text:span text:style-name="T2"> </text:span><text:span text:style-name="T1">"PERCENTILE - 50"</text:span><text:span text:style-name="T2"> </text:span>: <text:span text:style-name="T2">40.260491747746556</text:span>,<text:line-break/><text:soft-page-break/>    <text:span text:style-name="T2"> </text:span><text:span text:style-name="T1">"MODE"</text:span><text:span text:style-name="T2"> </text:span>: <text:span text:style-name="T2">40.11698825884118</text:span>,<text:line-break/>    <text:span text:style-name="T2"> </text:span><text:span text:style-name="T1">"MEDIANA"</text:span><text:span text:style-name="T2"> </text:span>: <text:span text:style-name="T2">40.260491747746556</text:span>,<text:line-break/>    <text:span text:style-name="T2"> </text:span><text:span text:style-name="T1">"MEAN"</text:span><text:span text:style-name="T2"> </text:span>: <text:span text:style-name="T2">40.404148338282305 </text:span><text:line-break/>  <text:span text:style-name="T3">}</text:span>,<text:line-break/>  <text:span text:style-name="T2"> </text:span><text:span text:style-name="T1">"Y"</text:span><text:span text:style-name="T2"> </text:span>: <text:span text:style-name="T2">NumberLong(100)</text:span>,<text:line-break/>  <text:span text:style-name="T2"> </text:span><text:span text:style-name="T1">"MAGNETIC_AVG_TIME"</text:span><text:span text:style-name="T2"> </text:span>: <text:span text:style-name="T1">"21974"</text:span>,<text:line-break/>  <text:span text:style-name="T2"> </text:span><text:span text:style-name="T1">"MAGNETIC_DATA"</text:span><text:span text:style-name="T2"> </text:span>: <text:span text:style-name="T3">[</text:span><text:line-break/>    <text:span text:style-name="T2"> 12.3</text:span>,<text:line-break/>    <text:span text:style-name="T2"> 28.32</text:span>,<text:line-break/>    <text:span text:style-name="T2"> 27.96</text:span>,<text:line-break/>    <text:span text:style-name="T2"> 12.3</text:span>,<text:line-break/>    <text:span text:style-name="T2"> 28.32</text:span>,<text:line-break/>    <text:span text:style-name="T2"> 27.84</text:span>,<text:line-break/>    <text:span text:style-name="T2"> 10.8</text:span>,<text:line-break/>    <text:span text:style-name="T2"> 29.16</text:span>,<text:line-break/>    <text:span text:style-name="T2"> 26.699999</text:span>,<text:line-break/>    <text:span text:style-name="T2"> 11.099999</text:span>,<text:line-break/>    <text:span text:style-name="T2"> 29.16</text:span>,<text:line-break/>    <text:span text:style-name="T2"> 27.48</text:span>,<text:line-break/>    <text:span text:style-name="T2"> 11.04</text:span>,<text:line-break/>    <text:span text:style-name="T2"> 29.4</text:span>,<text:line-break/>    <text:span text:style-name="T2"> 27.66</text:span>,<text:line-break/>    <text:span text:style-name="T2"> 10.62</text:span>,<text:line-break/>    <text:span text:style-name="T2"> 29.46</text:span>,<text:line-break/>    <text:span text:style-name="T2"> 27.599998</text:span>,<text:line-break/>    <text:span text:style-name="T2"> 11.16</text:span>,<text:line-break/>    <text:span text:style-name="T2"> 28.92</text:span>,<text:line-break/>    <text:span text:style-name="T2"> 28.38</text:span>,<text:line-break/>    <text:span text:style-name="T2"> 11.28</text:span>,<text:line-break/>    <text:span text:style-name="T2"> 29.099998</text:span>,<text:line-break/>    <text:span text:style-name="T2"> 27.48</text:span>,<text:line-break/>    <text:span text:style-name="T2"> 11.099999</text:span>,<text:line-break/>    <text:span text:style-name="T2"> 29.22</text:span>,<text:line-break/>    <text:span text:style-name="T2"> 27.42</text:span>,<text:line-break/>    <text:span text:style-name="T2"> 10.74</text:span>,<text:line-break/>    <text:span text:style-name="T2"> 29.34</text:span>,<text:line-break/>    <text:span text:style-name="T2"> 27.42</text:span>,<text:line-break/>    <text:span text:style-name="T2"> 10.86</text:span>,<text:line-break/>    <text:span text:style-name="T2"> 29.34</text:span>,<text:line-break/>    <text:span text:style-name="T2"> 27.42</text:span>,<text:line-break/>    <text:span text:style-name="T2"> 10.98</text:span>,<text:line-break/>    <text:span text:style-name="T2"> 29.22</text:span>,<text:line-break/>    <text:span text:style-name="T2"> 27.3</text:span>,<text:line-break/>    <text:span text:style-name="T2"> 10.92</text:span>,<text:line-break/>    <text:span text:style-name="T2"> 29.34</text:span>,<text:line-break/>    <text:span text:style-name="T2"> 26.76</text:span>,<text:line-break/>    <text:span text:style-name="T2"> 10.92</text:span>,<text:line-break/>    <text:span text:style-name="T2"> 29.4</text:span>,<text:line-break/>    <text:span text:style-name="T2"> 26.939999</text:span>,<text:line-break/><text:soft-page-break/>    <text:span text:style-name="T2"> 10.86</text:span>,<text:line-break/>    <text:span text:style-name="T2"> 29.699999</text:span>,<text:line-break/>    <text:span text:style-name="T2"> 26.82</text:span>,<text:line-break/>    <text:span text:style-name="T2"> 10.62</text:span>,<text:line-break/>    <text:span text:style-name="T2"> 29.519999</text:span>,<text:line-break/>    <text:span text:style-name="T2"> 27.119999</text:span>,<text:line-break/>    <text:span text:style-name="T2"> 10.679999</text:span>,<text:line-break/>    <text:span text:style-name="T2"> 29.46</text:span>,<text:line-break/>    <text:span text:style-name="T2"> 27.119999</text:span>,<text:line-break/>    <text:span text:style-name="T2"> 10.92</text:span>,<text:line-break/>    <text:span text:style-name="T2"> 29.699999</text:span>,<text:line-break/>    <text:span text:style-name="T2"> 27.06</text:span>,<text:line-break/>    <text:span text:style-name="T2"> 10.92</text:span>,<text:line-break/>    <text:span text:style-name="T2"> 29.58</text:span>,<text:line-break/>    <text:span text:style-name="T2"> 27.18</text:span>,<text:line-break/>    <text:span text:style-name="T2"> 10.92</text:span>,<text:line-break/>    <text:span text:style-name="T2"> 29.46</text:span>,<text:line-break/>    <text:span text:style-name="T2"> 27.119999</text:span>,<text:line-break/>    <text:span text:style-name="T2"> 10.74</text:span>,<text:line-break/>    <text:span text:style-name="T2"> 29.4</text:span>,<text:line-break/>    <text:span text:style-name="T2"> 27.359999</text:span>,<text:line-break/>    <text:span text:style-name="T2"> 10.8</text:span>,<text:line-break/>    <text:span text:style-name="T2"> 29.34</text:span>,<text:line-break/>    <text:span text:style-name="T2"> 27.18</text:span>,<text:line-break/>    <text:span text:style-name="T2"> 10.8</text:span>,<text:line-break/>    <text:span text:style-name="T2"> 29.22</text:span>,<text:line-break/>    <text:span text:style-name="T2"> 27.06</text:span>,<text:line-break/>    <text:span text:style-name="T2"> 10.86</text:span>,<text:line-break/>    <text:span text:style-name="T2"> 29.16</text:span>,<text:line-break/>    <text:span text:style-name="T2"> 26.88</text:span>,<text:line-break/>    <text:span text:style-name="T2"> 10.679999</text:span>,<text:line-break/>    <text:span text:style-name="T2"> 29.099998</text:span>,<text:line-break/>    <text:span text:style-name="T2"> 26.82</text:span>,<text:line-break/>    <text:span text:style-name="T2"> 10.8</text:span>,<text:line-break/>    <text:span text:style-name="T2"> 28.859999</text:span>,<text:line-break/>    <text:span text:style-name="T2"> 26.699999</text:span>,<text:line-break/>    <text:span text:style-name="T2"> 10.92</text:span>,<text:line-break/>    <text:span text:style-name="T2"> 28.859999</text:span>,<text:line-break/>    <text:span text:style-name="T2"> 26.76</text:span>,<text:line-break/>    <text:span text:style-name="T2"> 10.98</text:span>,<text:line-break/>    <text:span text:style-name="T2"> 28.68</text:span>,<text:line-break/>    <text:span text:style-name="T2"> 26.64</text:span>,<text:line-break/>    <text:span text:style-name="T2"> 10.86</text:span>,<text:line-break/>    <text:span text:style-name="T2"> 28.439999</text:span>,<text:line-break/>    <text:span text:style-name="T2"> 26.82</text:span>,<text:line-break/>    <text:span text:style-name="T2"> 10.86</text:span>,<text:line-break/>    <text:span text:style-name="T2"> 28.439999</text:span>,<text:line-break/>    <text:span text:style-name="T2"> 26.64</text:span>,<text:line-break/>    <text:span text:style-name="T2"> 10.74</text:span>,<text:line-break/><text:soft-page-break/>    <text:span text:style-name="T2"> 28.56</text:span>,<text:line-break/>    <text:span text:style-name="T2"> 26.64</text:span>,<text:line-break/>    <text:span text:style-name="T2"> 10.86</text:span>,<text:line-break/>    <text:span text:style-name="T2"> 28.56</text:span>,<text:line-break/>    <text:span text:style-name="T2"> 26.88</text:span>,<text:line-break/>    <text:span text:style-name="T2"> 10.8</text:span>,<text:line-break/>    <text:span text:style-name="T2"> 28.439999</text:span>,<text:line-break/>    <text:span text:style-name="T2"> 26.88</text:span>,<text:line-break/>    <text:span text:style-name="T2"> 10.679999</text:span>,<text:line-break/>    <text:span text:style-name="T2"> 28.199999</text:span>,<text:line-break/>    <text:span text:style-name="T2"> 26.88</text:span>,<text:line-break/>    <text:span text:style-name="T2"> 10.62</text:span>,<text:line-break/>    <text:span text:style-name="T2"> 28.14</text:span>,<text:line-break/>    <text:span text:style-name="T2"> 26.76</text:span>,<text:line-break/>    <text:span text:style-name="T2"> 10.5</text:span>,<text:line-break/>    <text:span text:style-name="T2"> 28.439999</text:span>,<text:line-break/>    <text:span text:style-name="T2"> 26.88</text:span>,<text:line-break/>    <text:span text:style-name="T2"> 10.5</text:span>,<text:line-break/>    <text:span text:style-name="T2"> 28.439999</text:span>,<text:line-break/>    <text:span text:style-name="T2"> 26.64</text:span>,<text:line-break/>    <text:span text:style-name="T2"> 10.559999</text:span>,<text:line-break/>    <text:span text:style-name="T2"> 28.26</text:span>,<text:line-break/>    <text:span text:style-name="T2"> 26.699999</text:span>,<text:line-break/>    <text:span text:style-name="T2"> 10.74</text:span>,<text:line-break/>    <text:span text:style-name="T2"> 28.08</text:span>,<text:line-break/>    <text:span text:style-name="T2"> 26.76</text:span>,<text:line-break/>    <text:span text:style-name="T2"> 10.74</text:span>,<text:line-break/>    <text:span text:style-name="T2"> 28.019999</text:span>,<text:line-break/>    <text:span text:style-name="T2"> 26.64</text:span>,<text:line-break/>    <text:span text:style-name="T2"> 11.04</text:span>,<text:line-break/>    <text:span text:style-name="T2"> 28.08</text:span>,<text:line-break/>    <text:span text:style-name="T2"> 26.519999</text:span>,<text:line-break/>    <text:span text:style-name="T2"> 11.04</text:span>,<text:line-break/>    <text:span text:style-name="T2"> 28.38</text:span>,<text:line-break/>    <text:span text:style-name="T2"> 26.519999</text:span>,<text:line-break/>    <text:span text:style-name="T2"> 11.04</text:span>,<text:line-break/>    <text:span text:style-name="T2"> 28.439999</text:span>,<text:line-break/>    <text:span text:style-name="T2"> 26.519999</text:span>,<text:line-break/>    <text:span text:style-name="T2"> 11.16</text:span>,<text:line-break/>    <text:span text:style-name="T2"> 28.439999</text:span>,<text:line-break/>    <text:span text:style-name="T2"> 26.519999</text:span>,<text:line-break/>    <text:span text:style-name="T2"> 11.099999</text:span>,<text:line-break/>    <text:span text:style-name="T2"> 28.619999</text:span>,<text:line-break/>    <text:span text:style-name="T2"> 26.64</text:span>,<text:line-break/>    <text:span text:style-name="T2"> 10.8</text:span>,<text:line-break/>    <text:span text:style-name="T2"> 28.74</text:span>,<text:line-break/>    <text:span text:style-name="T2"> 26.58</text:span>,<text:line-break/>    <text:span text:style-name="T2"> 10.559999</text:span>,<text:line-break/>    <text:span text:style-name="T2"> 28.8</text:span>,<text:line-break/><text:soft-page-break/>    <text:span text:style-name="T2"> 26.46</text:span>,<text:line-break/>    <text:span text:style-name="T2"> 10.559999</text:span>,<text:line-break/>    <text:span text:style-name="T2"> 28.98</text:span>,<text:line-break/>    <text:span text:style-name="T2"> 26.34</text:span>,<text:line-break/>    <text:span text:style-name="T2"> 10.32</text:span>,<text:line-break/>    <text:span text:style-name="T2"> 28.859999</text:span>,<text:line-break/>    <text:span text:style-name="T2"> 26.46</text:span>,<text:line-break/>    <text:span text:style-name="T2"> 10.32</text:span>,<text:line-break/>    <text:span text:style-name="T2"> 28.859999</text:span>,<text:line-break/>    <text:span text:style-name="T2"> 26.34</text:span>,<text:line-break/>    <text:span text:style-name="T2"> 10.26</text:span>,<text:line-break/>    <text:span text:style-name="T2"> 28.74</text:span>,<text:line-break/>    <text:span text:style-name="T2"> 26.279999</text:span>,<text:line-break/>    <text:span text:style-name="T2"> 10.2</text:span>,<text:line-break/>    <text:span text:style-name="T2"> 28.5</text:span>,<text:line-break/>    <text:span text:style-name="T2"> 26.4</text:span>,<text:line-break/>    <text:span text:style-name="T2"> 10.2</text:span>,<text:line-break/>    <text:span text:style-name="T2"> 28.56</text:span>,<text:line-break/>    <text:span text:style-name="T2"> 26.4</text:span>,<text:line-break/>    <text:span text:style-name="T2"> 10.2</text:span>,<text:line-break/>    <text:span text:style-name="T2"> 28.56</text:span>,<text:line-break/>    <text:span text:style-name="T2"> 26.279999</text:span>,<text:line-break/>    <text:span text:style-name="T2"> 10.26</text:span>,<text:line-break/>    <text:span text:style-name="T2"> 28.439999</text:span>,<text:line-break/>    <text:span text:style-name="T2"> 26.4</text:span>,<text:line-break/>    <text:span text:style-name="T2"> 10.26</text:span>,<text:line-break/>    <text:span text:style-name="T2"> 28.26</text:span>,<text:line-break/>    <text:span text:style-name="T2"> 26.46</text:span>,<text:line-break/>    <text:span text:style-name="T2"> 10.26</text:span>,<text:line-break/>    <text:span text:style-name="T2"> 28.56</text:span>,<text:line-break/>    <text:span text:style-name="T2"> 26.46</text:span>,<text:line-break/>    <text:span text:style-name="T2"> 10.2</text:span>,<text:line-break/>    <text:span text:style-name="T2"> 28.32</text:span>,<text:line-break/>    <text:span text:style-name="T2"> 26.519999</text:span>,<text:line-break/>    <text:span text:style-name="T2"> 10.139999</text:span>,<text:line-break/>    <text:span text:style-name="T2"> 28.439999</text:span>,<text:line-break/>    <text:span text:style-name="T2"> 26.699999</text:span>,<text:line-break/>    <text:span text:style-name="T2"> 10.08</text:span>,<text:line-break/>    <text:span text:style-name="T2"> 28.439999</text:span>,<text:line-break/>    <text:span text:style-name="T2"> 26.46</text:span>,<text:line-break/>    <text:span text:style-name="T2"> 10.2</text:span>,<text:line-break/>    <text:span text:style-name="T2"> 28.32</text:span>,<text:line-break/>    <text:span text:style-name="T2"> 26.519999</text:span>,<text:line-break/>    <text:span text:style-name="T2"> 10.38</text:span>,<text:line-break/>    <text:span text:style-name="T2"> 28.38</text:span>,<text:line-break/>    <text:span text:style-name="T2"> 26.58</text:span>,<text:line-break/>    <text:span text:style-name="T2"> 10.32</text:span>,<text:line-break/>    <text:span text:style-name="T2"> 28.439999</text:span>,<text:line-break/>    <text:span text:style-name="T2"> 26.46</text:span>,<text:line-break/><text:soft-page-break/>    <text:span text:style-name="T2"> 10.08</text:span>,<text:line-break/>    <text:span text:style-name="T2"> 28.56</text:span>,<text:line-break/>    <text:span text:style-name="T2"> 26.34</text:span>,<text:line-break/>    <text:span text:style-name="T2"> 9.84</text:span>,<text:line-break/>    <text:span text:style-name="T2"> 28.439999</text:span>,<text:line-break/>    <text:span text:style-name="T2"> 26.22</text:span>,<text:line-break/>    <text:span text:style-name="T2"> 9.84</text:span>,<text:line-break/>    <text:span text:style-name="T2"> 28.32</text:span>,<text:line-break/>    <text:span text:style-name="T2"> 26.22</text:span>,<text:line-break/>    <text:span text:style-name="T2"> 9.84</text:span>,<text:line-break/>    <text:span text:style-name="T2"> 28.32</text:span>,<text:line-break/>    <text:span text:style-name="T2"> 26.16</text:span>,<text:line-break/>    <text:span text:style-name="T2"> 9.84</text:span>,<text:line-break/>    <text:span text:style-name="T2"> 28.38</text:span>,<text:line-break/>    <text:span text:style-name="T2"> 26.099998</text:span>,<text:line-break/>    <text:span text:style-name="T2"> 9.719999</text:span>,<text:line-break/>    <text:span text:style-name="T2"> 28.38</text:span>,<text:line-break/>    <text:span text:style-name="T2"> 25.92</text:span>,<text:line-break/>    <text:span text:style-name="T2"> 9.66</text:span>,<text:line-break/>    <text:span text:style-name="T2"> 28.32</text:span>,<text:line-break/>    <text:span text:style-name="T2"> 25.92</text:span>,<text:line-break/>    <text:span text:style-name="T2"> 9.66</text:span>,<text:line-break/>    <text:span text:style-name="T2"> 28.26</text:span>,<text:line-break/>    <text:span text:style-name="T2"> 25.74</text:span>,<text:line-break/>    <text:span text:style-name="T2"> 9.78</text:span>,<text:line-break/>    <text:span text:style-name="T2"> 28.199999</text:span>,<text:line-break/>    <text:span text:style-name="T2"> 25.74</text:span>,<text:line-break/>    <text:span text:style-name="T2"> 9.9</text:span>,<text:line-break/>    <text:span text:style-name="T2"> 28.019999</text:span>,<text:line-break/>    <text:span text:style-name="T2"> 25.74</text:span>,<text:line-break/>    <text:span text:style-name="T2"> 9.96</text:span>,<text:line-break/>    <text:span text:style-name="T2"> 28.38</text:span>,<text:line-break/>    <text:span text:style-name="T2"> 25.8</text:span>,<text:line-break/>    <text:span text:style-name="T2"> 10.08</text:span>,<text:line-break/>    <text:span text:style-name="T2"> 28.32</text:span>,<text:line-break/>    <text:span text:style-name="T2"> 25.74</text:span>,<text:line-break/>    <text:span text:style-name="T2"> 10.08</text:span>,<text:line-break/>    <text:span text:style-name="T2"> 28.26</text:span>,<text:line-break/>    <text:span text:style-name="T2"> 25.859999</text:span>,<text:line-break/>    <text:span text:style-name="T2"> 10.32</text:span>,<text:line-break/>    <text:span text:style-name="T2"> 28.26</text:span>,<text:line-break/>    <text:span text:style-name="T2"> 25.98</text:span>,<text:line-break/>    <text:span text:style-name="T2"> 10.32</text:span>,<text:line-break/>    <text:span text:style-name="T2"> 28.38</text:span>,<text:line-break/>    <text:span text:style-name="T2"> 26.039999</text:span>,<text:line-break/>    <text:span text:style-name="T2"> 10.44</text:span>,<text:line-break/>    <text:span text:style-name="T2"> 28.439999</text:span>,<text:line-break/>    <text:span text:style-name="T2"> 26.279999</text:span>,<text:line-break/>    <text:span text:style-name="T2"> 10.44</text:span>,<text:line-break/><text:soft-page-break/>    <text:span text:style-name="T2"> 28.38</text:span>,<text:line-break/>    <text:span text:style-name="T2"> 26.279999</text:span>,<text:line-break/>    <text:span text:style-name="T2"> 10.559999</text:span>,<text:line-break/>    <text:span text:style-name="T2"> 28.68</text:span>,<text:line-break/>    <text:span text:style-name="T2"> 26.22</text:span>,<text:line-break/>    <text:span text:style-name="T2"> 10.62</text:span>,<text:line-break/>    <text:span text:style-name="T2"> 28.56</text:span>,<text:line-break/>    <text:span text:style-name="T2"> 26.16</text:span>,<text:line-break/>    <text:span text:style-name="T2"> 10.26</text:span>,<text:line-break/>    <text:span text:style-name="T2"> 28.68</text:span>,<text:line-break/>    <text:span text:style-name="T2"> 26.039999</text:span>,<text:line-break/>    <text:span text:style-name="T2"> 10.0199995</text:span>,<text:line-break/>    <text:span text:style-name="T2"> 28.8</text:span>,<text:line-break/>    <text:span text:style-name="T2"> 26.039999</text:span>,<text:line-break/>    <text:span text:style-name="T2"> 9.78</text:span>,<text:line-break/>    <text:span text:style-name="T2"> 28.8</text:span>,<text:line-break/>    <text:span text:style-name="T2"> 25.92</text:span>,<text:line-break/>    <text:span text:style-name="T2"> 9.719999</text:span>,<text:line-break/>    <text:span text:style-name="T2"> 28.68</text:span>,<text:line-break/>    <text:span text:style-name="T2"> 25.619999</text:span>,<text:line-break/>    <text:span text:style-name="T2"> 9.719999</text:span>,<text:line-break/>    <text:span text:style-name="T2"> 28.859999</text:span>,<text:line-break/>    <text:span text:style-name="T2"> 25.56</text:span>,<text:line-break/>    <text:span text:style-name="T2"> 9.599999</text:span>,<text:line-break/>    <text:span text:style-name="T2"> 28.98</text:span>,<text:line-break/>    <text:span text:style-name="T2"> 25.56</text:span>,<text:line-break/>    <text:span text:style-name="T2"> 9.42</text:span>,<text:line-break/>    <text:span text:style-name="T2"> 28.92</text:span>,<text:line-break/>    <text:span text:style-name="T2"> 25.619999</text:span>,<text:line-break/>    <text:span text:style-name="T2"> 9.36</text:span>,<text:line-break/>    <text:span text:style-name="T2"> 28.8</text:span>,<text:line-break/>    <text:span text:style-name="T2"> 25.5</text:span>,<text:line-break/>    <text:span text:style-name="T2"> 9.66</text:span>,<text:line-break/>    <text:span text:style-name="T2"> 28.68</text:span>,<text:line-break/>    <text:span text:style-name="T2"> 25.68</text:span>,<text:line-break/>    <text:span text:style-name="T2"> 9.66</text:span>,<text:line-break/>    <text:span text:style-name="T2"> 28.56</text:span>,<text:line-break/>    <text:span text:style-name="T2"> 25.56</text:span>,<text:line-break/>    <text:span text:style-name="T2"> 9.66</text:span>,<text:line-break/>    <text:span text:style-name="T2"> 28.619999</text:span>,<text:line-break/>    <text:span text:style-name="T2"> 25.619999</text:span>,<text:line-break/>    <text:span text:style-name="T2"> 9.719999</text:span>,<text:line-break/>    <text:span text:style-name="T2"> 28.56</text:span>,<text:line-break/>    <text:span text:style-name="T2"> 25.74</text:span>,<text:line-break/>    <text:span text:style-name="T2"> 9.54</text:span>,<text:line-break/>    <text:span text:style-name="T2"> 28.38</text:span>,<text:line-break/>    <text:span text:style-name="T2"> 25.68</text:span>,<text:line-break/>    <text:span text:style-name="T2"> 9.78</text:span>,<text:line-break/>    <text:span text:style-name="T2"> 28.32</text:span>,<text:line-break/><text:soft-page-break/>    <text:span text:style-name="T2"> 25.74</text:span>,<text:line-break/>    <text:span text:style-name="T2"> 9.66</text:span>,<text:line-break/>    <text:span text:style-name="T2"> 28.26</text:span>,<text:line-break/>    <text:span text:style-name="T2"> 25.56</text:span>,<text:line-break/>    <text:span text:style-name="T2"> 9.24</text:span>,<text:line-break/>    <text:span text:style-name="T2"> 28.26</text:span>,<text:line-break/>    <text:span text:style-name="T2"> 25.439999</text:span>,<text:line-break/>    <text:span text:style-name="T2"> 9.42</text:span>,<text:line-break/>    <text:span text:style-name="T2"> 28.32</text:span>,<text:line-break/>    <text:span text:style-name="T2"> 25.439999</text:span>,<text:line-break/>    <text:span text:style-name="T2"> 9.54</text:span>,<text:line-break/>    <text:span text:style-name="T2"> 28.38</text:span>,<text:line-break/>    <text:span text:style-name="T2"> 25.26 </text:span><text:line-break/>  <text:span text:style-name="T3">]</text:span>,<text:line-break/>  <text:span text:style-name="T2"> </text:span><text:span text:style-name="T1">"DATA_SIZE"</text:span><text:span text:style-name="T2"> </text:span>: <text:span text:style-name="T2">NumberLong(100)</text:span>,<text:line-break/>  <text:span text:style-name="T2"> </text:span><text:span text:style-name="T1">"MAGNETIC_DATA_NORM"</text:span><text:span text:style-name="T2"> </text:span>: <text:span text:style-name="T3">[</text:span><text:line-break/>    <text:span text:style-name="T2"> 41.65421947414211</text:span>,<text:line-break/>    <text:span text:style-name="T2"> 41.573765766406105</text:span>,<text:line-break/>    <text:span text:style-name="T2"> 40.985796888678415</text:span>,<text:line-break/>    <text:span text:style-name="T2"> 41.57722907794603</text:span>,<text:line-break/>    <text:span text:style-name="T2"> 41.848741916573786</text:span>,<text:line-break/>    <text:span text:style-name="T2"> 41.742495009282855</text:span>,<text:line-break/>    <text:span text:style-name="T2"> 42.02780508187407</text:span>,<text:line-break/>    <text:span text:style-name="T2"> 41.58363480505287</text:span>,<text:line-break/>    <text:span text:style-name="T2"> 41.57973999197206</text:span>,<text:line-break/>    <text:span text:style-name="T2"> 41.56969569289629</text:span>,<text:line-break/>    <text:span text:style-name="T2"> 41.60086056802191</text:span>,<text:line-break/>    <text:span text:style-name="T2"> 41.468768971359644</text:span>,<text:line-break/>    <text:span text:style-name="T2"> 41.18470104298439</text:span>,<text:line-break/>    <text:span text:style-name="T2"> 41.34452740230562</text:span>,<text:line-break/>    <text:span text:style-name="T2"> 41.464948337119644</text:span>,<text:line-break/>    <text:span text:style-name="T2"> 41.46937528731295</text:span>,<text:line-break/>    <text:span text:style-name="T2"> 41.44210810757583</text:span>,<text:line-break/>    <text:span text:style-name="T2"> 41.63628154146334</text:span>,<text:line-break/>    <text:span text:style-name="T2"> 41.62901872492312</text:span>,<text:line-break/>    <text:span text:style-name="T2"> 41.504606319780954</text:span>,<text:line-break/>    <text:span text:style-name="T2"> 41.572552787626606</text:span>,<text:line-break/>    <text:span text:style-name="T2"> 41.42738224894255</text:span>,<text:line-break/>    <text:span text:style-name="T2"> 41.26368863783266</text:span>,<text:line-break/>    <text:span text:style-name="T2"> 41.119090456866864</text:span>,<text:line-break/>    <text:span text:style-name="T2"> 40.99005565060878</text:span>,<text:line-break/>    <text:span text:style-name="T2"> 40.77290140375102</text:span>,<text:line-break/>    <text:span text:style-name="T2"> 40.84413718368893</text:span>,<text:line-break/>    <text:span text:style-name="T2"> 40.654549560904</text:span>,<text:line-break/>    <text:span text:style-name="T2"> 40.57197977816711</text:span>,<text:line-break/>    <text:span text:style-name="T2"> 40.45321672154145</text:span>,<text:line-break/>    <text:span text:style-name="T2"> 40.50568848939615</text:span>,<text:line-break/>    <text:span text:style-name="T2"> 40.6957933944038</text:span>,<text:line-break/>    <text:span text:style-name="T2"> 40.5956640926097</text:span>,<text:line-break/><text:soft-page-break/>    <text:span text:style-name="T2"> 40.39599883948907</text:span>,<text:line-break/>    <text:span text:style-name="T2"> 40.25843514097387</text:span>,<text:line-break/>    <text:span text:style-name="T2"> 40.5168846670126</text:span>,<text:line-break/>    <text:span text:style-name="T2"> 40.358061686855095</text:span>,<text:line-break/>    <text:span text:style-name="T2"> 40.286860456977806</text:span>,<text:line-break/>    <text:span text:style-name="T2"> 40.24837388019546</text:span>,<text:line-break/>    <text:span text:style-name="T2"> 40.1267684215911</text:span>,<text:line-break/>    <text:span text:style-name="T2"> 40.17061546653226</text:span>,<text:line-break/>    <text:span text:style-name="T2"> 40.38089086387274</text:span>,<text:line-break/>    <text:span text:style-name="T2"> 40.423081155201444</text:span>,<text:line-break/>    <text:span text:style-name="T2"> 40.45601920703521</text:span>,<text:line-break/>    <text:span text:style-name="T2"> 40.644851095310976</text:span>,<text:line-break/>    <text:span text:style-name="T2"> 40.60940777701639</text:span>,<text:line-break/>    <text:span text:style-name="T2"> 40.51030953819041</text:span>,<text:line-break/>    <text:span text:style-name="T2"> 40.56044352420226</text:span>,<text:line-break/>    <text:span text:style-name="T2"> 40.49115387686551</text:span>,<text:line-break/>    <text:span text:style-name="T2"> 40.412838829758066</text:span>,<text:line-break/>    <text:span text:style-name="T2"> 40.27273950751303</text:span>,<text:line-break/>    <text:span text:style-name="T2"> 40.16528351698765</text:span>,<text:line-break/>    <text:span text:style-name="T2"> 40.207879824730874</text:span>,<text:line-break/>    <text:span text:style-name="T2"> 40.12919071498952</text:span>,<text:line-break/>    <text:span text:style-name="T2"> 40.13802614877818</text:span>,<text:line-break/>    <text:span text:style-name="T2"> 40.05030336963754</text:span>,<text:line-break/>    <text:span text:style-name="T2"> 40.26254835451924</text:span>,<text:line-break/>    <text:span text:style-name="T2"> 40.11698825884118</text:span>,<text:line-break/>    <text:span text:style-name="T2"> 40.305620816953095</text:span>,<text:line-break/>    <text:span text:style-name="T2"> 40.131926730721524</text:span>,<text:line-break/>    <text:span text:style-name="T2"> 40.11698825884118</text:span>,<text:line-break/>    <text:span text:style-name="T2"> 40.245064293649726</text:span>,<text:line-break/>    <text:span text:style-name="T2"> 40.19287925889362</text:span>,<text:line-break/>    <text:span text:style-name="T2"> 40.13820623794741</text:span>,<text:line-break/>    <text:span text:style-name="T2"> 39.91425238082258</text:span>,<text:line-break/>    <text:span text:style-name="T2"> 39.828838798036784</text:span>,<text:line-break/>    <text:span text:style-name="T2"> 39.78936541338653</text:span>,<text:line-break/>    <text:span text:style-name="T2"> 39.79271158893302</text:span>,<text:line-break/>    <text:span text:style-name="T2"> 39.645292035246776</text:span>,<text:line-break/>    <text:span text:style-name="T2"> 39.58767990170679</text:span>,<text:line-break/>    <text:span text:style-name="T2"> 39.42703133638139</text:span>,<text:line-break/>    <text:span text:style-name="T2"> 39.413651741496885</text:span>,<text:line-break/>    <text:span text:style-name="T2"> 39.315110885765044</text:span>,<text:line-break/>    <text:span text:style-name="T2"> 39.62658198734784</text:span>,<text:line-break/>    <text:span text:style-name="T2"> 39.57494662030512</text:span>,<text:line-break/>    <text:span text:style-name="T2"> 39.610270742321376</text:span>,<text:line-break/>    <text:span text:style-name="T2"> 39.750350941847046</text:span>,<text:line-break/>    <text:span text:style-name="T2"> 39.874908751243574</text:span>,<text:line-break/>    <text:span text:style-name="T2"> 40.10567903127937</text:span>,<text:line-break/>    <text:span text:style-name="T2"> 40.06315448688484</text:span>,<text:line-break/>    <text:span text:style-name="T2"> 40.2684042256457</text:span>,<text:line-break/>    <text:span text:style-name="T2"> 40.159726094683464</text:span>,<text:line-break/><text:soft-page-break/>    <text:span text:style-name="T2"> 40.073576679902196</text:span>,<text:line-break/>    <text:span text:style-name="T2"> 40.09890195379421</text:span>,<text:line-break/>    <text:span text:style-name="T2"> 39.96166663191114</text:span>,<text:line-break/>    <text:span text:style-name="T2"> 39.66617109477548</text:span>,<text:line-break/>    <text:span text:style-name="T2"> 39.75791144967253</text:span>,<text:line-break/>    <text:span text:style-name="T2"> 39.81600156720914</text:span>,<text:line-break/>    <text:span text:style-name="T2"> 39.76791607263324</text:span>,<text:line-break/>    <text:span text:style-name="T2"> 39.589134873093656</text:span>,<text:line-break/>    <text:span text:style-name="T2"> 39.690306121268456</text:span>,<text:line-break/>    <text:span text:style-name="T2"> 39.52597626877798</text:span>,<text:line-break/>    <text:span text:style-name="T2"> 39.60813415852863</text:span>,<text:line-break/>    <text:span text:style-name="T2"> 39.65727651465745</text:span>,<text:line-break/>    <text:span text:style-name="T2"> 39.44487799448745</text:span>,<text:line-break/>    <text:span text:style-name="T2"> 39.49959999797466</text:span>,<text:line-break/>    <text:span text:style-name="T2"> 39.309754514623975</text:span>,<text:line-break/>    <text:span text:style-name="T2"> 39.130534741043355</text:span>,<text:line-break/>    <text:span text:style-name="T2"> 39.21673557449678</text:span>,<text:line-break/>    <text:span text:style-name="T2"> 39.1727405219497 </text:span><text:line-break/>  <text:span text:style-name="T3">]</text:span><text:span text:style-name="T2"> </text:span><text:line-break/><text:span text:style-name="T3">}</text:span></text:p>
      <text:p text:style-name="P1"/>
      <text:p text:style-name="Standard">200</text:p>
      <text:p text:style-name="Standard"/>
      <text:p text:style-name="Standard"><text:span text:style-name="T3">{</text:span><text:line-break/>  <text:span text:style-name="T2"> </text:span><text:span text:style-name="T1">"_id"</text:span><text:span text:style-name="T2"> </text:span>: <text:span text:style-name="T2">ObjectId(</text:span><text:span text:style-name="T1">"55a792a263f9130ecb812b49"</text:span><text:span text:style-name="T2">)</text:span>,<text:line-break/>  <text:span text:style-name="T2"> </text:span><text:span text:style-name="T1">"STATISTICS"</text:span><text:span text:style-name="T2"> </text:span>: <text:span text:style-name="T3">{</text:span><text:line-break/>    <text:span text:style-name="T2"> </text:span><text:span text:style-name="T1">"PERCENTILE - 90"</text:span><text:span text:style-name="T2"> </text:span>: <text:span text:style-name="T2">-65</text:span>,<text:line-break/>    <text:span text:style-name="T2"> </text:span><text:span text:style-name="T1">"MIN"</text:span><text:span text:style-name="T2"> </text:span>: <text:span text:style-name="T2">NumberLong(-65)</text:span>,<text:line-break/>    <text:span text:style-name="T2"> </text:span><text:span text:style-name="T1">"STANDARD_DEVIATION"</text:span><text:span text:style-name="T2"> </text:span>: <text:span text:style-name="T2">0</text:span>,<text:line-break/>    <text:span text:style-name="T2"> </text:span><text:span text:style-name="T1">"PERCENTILE - 20"</text:span><text:span text:style-name="T2"> </text:span>: <text:span text:style-name="T2">-65</text:span>,<text:line-break/>    <text:span text:style-name="T2"> </text:span><text:span text:style-name="T1">"PERCENTILE - 10"</text:span><text:span text:style-name="T2"> </text:span>: <text:span text:style-name="T2">-65</text:span>,<text:line-break/>    <text:span text:style-name="T2"> </text:span><text:span text:style-name="T1">"MAX"</text:span><text:span text:style-name="T2"> </text:span>: <text:span text:style-name="T2">NumberLong(-65)</text:span>,<text:line-break/>    <text:span text:style-name="T2"> </text:span><text:span text:style-name="T1">"PERCENTILE - 70"</text:span><text:span text:style-name="T2"> </text:span>: <text:span text:style-name="T2">-65</text:span>,<text:line-break/>    <text:span text:style-name="T2"> </text:span><text:span text:style-name="T1">"PERCENTILE - 50"</text:span><text:span text:style-name="T2"> </text:span>: <text:span text:style-name="T2">-65</text:span>,<text:line-break/>    <text:span text:style-name="T2"> </text:span><text:span text:style-name="T1">"MODE"</text:span><text:span text:style-name="T2"> </text:span>: <text:span text:style-name="T2">-65</text:span>,<text:line-break/>    <text:span text:style-name="T2"> </text:span><text:span text:style-name="T1">"MEDIANA"</text:span><text:span text:style-name="T2"> </text:span>: <text:span text:style-name="T2">-65</text:span>,<text:line-break/>    <text:span text:style-name="T2"> </text:span><text:span text:style-name="T1">"MEAN"</text:span><text:span text:style-name="T2"> </text:span>: <text:span text:style-name="T2">-65 </text:span><text:line-break/>  <text:span text:style-name="T3">}</text:span>,<text:line-break/>  <text:span text:style-name="T2"> </text:span><text:span text:style-name="T1">"HASH"</text:span><text:span text:style-name="T2"> </text:span>: <text:span text:style-name="T1">"DEFAULT"</text:span>,<text:line-break/>  <text:span text:style-name="T2"> </text:span><text:span text:style-name="T1">"SSID"</text:span><text:span text:style-name="T2"> </text:span>: <text:span text:style-name="T1">"PinGwin"</text:span>,<text:line-break/>  <text:span text:style-name="T2"> </text:span><text:span text:style-name="T1">"RSSI_DATA"</text:span><text:span text:style-name="T2"> </text:span>: <text:span text:style-name="T3">[</text:span><text:line-break/>    <text:span text:style-name="T2"> NumberLong(-65)</text:span>,<text:line-break/>    <text:span text:style-name="T2"> NumberLong(-65)</text:span>,<text:line-break/>    <text:span text:style-name="T2"> NumberLong(-65)</text:span>,<text:line-break/>    <text:span text:style-name="T2"> NumberLong(-65)</text:span>,<text:line-break/>    <text:span text:style-name="T2"> NumberLong(-65)</text:span>,<text:line-break/>    <text:span text:style-name="T2"> NumberLong(-65)</text:span>,<text:line-break/>    <text:span text:style-name="T2"> NumberLong(-65)</text:span>,<text:line-break/><text:soft-page-break/>    <text:span text:style-name="T2"> NumberLong(-65)</text:span>,<text:line-break/>    <text:span text:style-name="T2"> NumberLong(-65)</text:span>,<text:line-break/>    <text:span text:style-name="T2"> NumberLong(-65)</text:span>,<text:line-break/>    <text:span text:style-name="T2"> NumberLong(-65)</text:span>,<text:line-break/>    <text:span text:style-name="T2"> NumberLong(-65)</text:span>,<text:line-break/>    <text:span text:style-name="T2"> NumberLong(-65)</text:span>,<text:line-break/>    <text:span text:style-name="T2"> NumberLong(-65)</text:span>,<text:line-break/>    <text:span text:style-name="T2"> NumberLong(-65)</text:span>,<text:line-break/>    <text:span text:style-name="T2"> NumberLong(-65)</text:span>,<text:line-break/>    <text:span text:style-name="T2"> NumberLong(-65)</text:span>,<text:line-break/>    <text:span text:style-name="T2"> NumberLong(-65)</text:span>,<text:line-break/>    <text:span text:style-name="T2"> NumberLong(-65)</text:span>,<text:line-break/>    <text:span text:style-name="T2"> NumberLong(-65)</text:span>,<text:line-break/>    <text:span text:style-name="T2"> NumberLong(-65)</text:span>,<text:line-break/>    <text:span text:style-name="T2"> NumberLong(-65)</text:span>,<text:line-break/>    <text:span text:style-name="T2"> NumberLong(-65)</text:span>,<text:line-break/>    <text:span text:style-name="T2"> NumberLong(-65)</text:span>,<text:line-break/>    <text:span text:style-name="T2"> NumberLong(-65)</text:span>,<text:line-break/>    <text:span text:style-name="T2"> NumberLong(-65)</text:span>,<text:line-break/>    <text:span text:style-name="T2"> NumberLong(-65)</text:span>,<text:line-break/>    <text:span text:style-name="T2"> NumberLong(-65)</text:span>,<text:line-break/>    <text:span text:style-name="T2"> NumberLong(-65)</text:span>,<text:line-break/>    <text:span text:style-name="T2"> NumberLong(-65)</text:span>,<text:line-break/>    <text:span text:style-name="T2"> NumberLong(-65)</text:span>,<text:line-break/>    <text:span text:style-name="T2"> NumberLong(-65)</text:span>,<text:line-break/>    <text:span text:style-name="T2"> NumberLong(-65)</text:span>,<text:line-break/>    <text:span text:style-name="T2"> NumberLong(-65)</text:span>,<text:line-break/>    <text:span text:style-name="T2"> NumberLong(-65)</text:span>,<text:line-break/>    <text:span text:style-name="T2"> NumberLong(-65)</text:span>,<text:line-break/>    <text:span text:style-name="T2"> NumberLong(-65)</text:span>,<text:line-break/>    <text:span text:style-name="T2"> NumberLong(-65)</text:span>,<text:line-break/>    <text:span text:style-name="T2"> NumberLong(-65)</text:span>,<text:line-break/>    <text:span text:style-name="T2"> NumberLong(-65)</text:span>,<text:line-break/>    <text:span text:style-name="T2"> NumberLong(-65)</text:span>,<text:line-break/>    <text:span text:style-name="T2"> NumberLong(-65)</text:span>,<text:line-break/>    <text:span text:style-name="T2"> NumberLong(-65)</text:span>,<text:line-break/>    <text:span text:style-name="T2"> NumberLong(-65)</text:span>,<text:line-break/>    <text:span text:style-name="T2"> NumberLong(-65)</text:span>,<text:line-break/>    <text:span text:style-name="T2"> NumberLong(-65)</text:span>,<text:line-break/>    <text:span text:style-name="T2"> NumberLong(-65)</text:span>,<text:line-break/>    <text:span text:style-name="T2"> NumberLong(-65)</text:span>,<text:line-break/>    <text:span text:style-name="T2"> NumberLong(-65)</text:span>,<text:line-break/>    <text:span text:style-name="T2"> NumberLong(-65)</text:span>,<text:line-break/>    <text:span text:style-name="T2"> NumberLong(-65)</text:span>,<text:line-break/>    <text:span text:style-name="T2"> NumberLong(-65)</text:span>,<text:line-break/>    <text:span text:style-name="T2"> NumberLong(-65)</text:span>,<text:line-break/>    <text:span text:style-name="T2"> NumberLong(-65)</text:span>,<text:line-break/>    <text:span text:style-name="T2"> NumberLong(-65)</text:span>,<text:line-break/>    <text:span text:style-name="T2"> NumberLong(-65)</text:span>,<text:line-break/><text:soft-page-break/>    <text:span text:style-name="T2"> NumberLong(-65)</text:span>,<text:line-break/>    <text:span text:style-name="T2"> NumberLong(-65)</text:span>,<text:line-break/>    <text:span text:style-name="T2"> NumberLong(-65)</text:span>,<text:line-break/>    <text:span text:style-name="T2"> NumberLong(-65)</text:span>,<text:line-break/>    <text:span text:style-name="T2"> NumberLong(-65)</text:span>,<text:line-break/>    <text:span text:style-name="T2"> NumberLong(-65)</text:span>,<text:line-break/>    <text:span text:style-name="T2"> NumberLong(-65)</text:span>,<text:line-break/>    <text:span text:style-name="T2"> NumberLong(-65)</text:span>,<text:line-break/>    <text:span text:style-name="T2"> NumberLong(-65)</text:span>,<text:line-break/>    <text:span text:style-name="T2"> NumberLong(-65)</text:span>,<text:line-break/>    <text:span text:style-name="T2"> NumberLong(-65)</text:span>,<text:line-break/>    <text:span text:style-name="T2"> NumberLong(-65)</text:span>,<text:line-break/>    <text:span text:style-name="T2"> NumberLong(-65)</text:span>,<text:line-break/>    <text:span text:style-name="T2"> NumberLong(-65)</text:span>,<text:line-break/>    <text:span text:style-name="T2"> NumberLong(-65)</text:span>,<text:line-break/>    <text:span text:style-name="T2"> NumberLong(-65)</text:span>,<text:line-break/>    <text:span text:style-name="T2"> NumberLong(-65)</text:span>,<text:line-break/>    <text:span text:style-name="T2"> NumberLong(-65)</text:span>,<text:line-break/>    <text:span text:style-name="T2"> NumberLong(-65)</text:span>,<text:line-break/>    <text:span text:style-name="T2"> NumberLong(-65)</text:span>,<text:line-break/>    <text:span text:style-name="T2"> NumberLong(-65)</text:span>,<text:line-break/>    <text:span text:style-name="T2"> NumberLong(-65)</text:span>,<text:line-break/>    <text:span text:style-name="T2"> NumberLong(-65)</text:span>,<text:line-break/>    <text:span text:style-name="T2"> NumberLong(-65)</text:span>,<text:line-break/>    <text:span text:style-name="T2"> NumberLong(-65)</text:span>,<text:line-break/>    <text:span text:style-name="T2"> NumberLong(-65)</text:span>,<text:line-break/>    <text:span text:style-name="T2"> NumberLong(-65)</text:span>,<text:line-break/>    <text:span text:style-name="T2"> NumberLong(-65)</text:span>,<text:line-break/>    <text:span text:style-name="T2"> NumberLong(-65)</text:span>,<text:line-break/>    <text:span text:style-name="T2"> NumberLong(-65)</text:span>,<text:line-break/>    <text:span text:style-name="T2"> NumberLong(-65)</text:span>,<text:line-break/>    <text:span text:style-name="T2"> NumberLong(-65)</text:span>,<text:line-break/>    <text:span text:style-name="T2"> NumberLong(-65)</text:span>,<text:line-break/>    <text:span text:style-name="T2"> NumberLong(-65)</text:span>,<text:line-break/>    <text:span text:style-name="T2"> NumberLong(-65)</text:span>,<text:line-break/>    <text:span text:style-name="T2"> NumberLong(-65)</text:span>,<text:line-break/>    <text:span text:style-name="T2"> NumberLong(-65)</text:span>,<text:line-break/>    <text:span text:style-name="T2"> NumberLong(-65)</text:span>,<text:line-break/>    <text:span text:style-name="T2"> NumberLong(-65)</text:span>,<text:line-break/>    <text:span text:style-name="T2"> NumberLong(-65)</text:span>,<text:line-break/>    <text:span text:style-name="T2"> NumberLong(-65)</text:span>,<text:line-break/>    <text:span text:style-name="T2"> NumberLong(-65)</text:span>,<text:line-break/>    <text:span text:style-name="T2"> NumberLong(-65)</text:span>,<text:line-break/>    <text:span text:style-name="T2"> NumberLong(-65)</text:span>,<text:line-break/>    <text:span text:style-name="T2"> NumberLong(-65)</text:span>,<text:line-break/>    <text:span text:style-name="T2"> NumberLong(-65)</text:span>,<text:line-break/>    <text:span text:style-name="T2"> NumberLong(-65)</text:span>,<text:line-break/>    <text:span text:style-name="T2"> NumberLong(-65)</text:span>,<text:line-break/>    <text:span text:style-name="T2"> NumberLong(-65)</text:span>,<text:line-break/><text:soft-page-break/>    <text:span text:style-name="T2"> NumberLong(-65)</text:span>,<text:line-break/>    <text:span text:style-name="T2"> NumberLong(-65)</text:span>,<text:line-break/>    <text:span text:style-name="T2"> NumberLong(-65)</text:span>,<text:line-break/>    <text:span text:style-name="T2"> NumberLong(-65)</text:span>,<text:line-break/>    <text:span text:style-name="T2"> NumberLong(-65)</text:span>,<text:line-break/>    <text:span text:style-name="T2"> NumberLong(-65)</text:span>,<text:line-break/>    <text:span text:style-name="T2"> NumberLong(-65)</text:span>,<text:line-break/>    <text:span text:style-name="T2"> NumberLong(-65)</text:span>,<text:line-break/>    <text:span text:style-name="T2"> NumberLong(-65)</text:span>,<text:line-break/>    <text:span text:style-name="T2"> NumberLong(-65)</text:span>,<text:line-break/>    <text:span text:style-name="T2"> NumberLong(-65)</text:span>,<text:line-break/>    <text:span text:style-name="T2"> NumberLong(-65)</text:span>,<text:line-break/>    <text:span text:style-name="T2"> NumberLong(-65)</text:span>,<text:line-break/>    <text:span text:style-name="T2"> NumberLong(-65)</text:span>,<text:line-break/>    <text:span text:style-name="T2"> NumberLong(-65)</text:span>,<text:line-break/>    <text:span text:style-name="T2"> NumberLong(-65)</text:span>,<text:line-break/>    <text:span text:style-name="T2"> NumberLong(-65)</text:span>,<text:line-break/>    <text:span text:style-name="T2"> NumberLong(-65)</text:span>,<text:line-break/>    <text:span text:style-name="T2"> NumberLong(-65)</text:span>,<text:line-break/>    <text:span text:style-name="T2"> NumberLong(-65)</text:span>,<text:line-break/>    <text:span text:style-name="T2"> NumberLong(-65)</text:span>,<text:line-break/>    <text:span text:style-name="T2"> NumberLong(-65)</text:span>,<text:line-break/>    <text:span text:style-name="T2"> NumberLong(-65)</text:span>,<text:line-break/>    <text:span text:style-name="T2"> NumberLong(-65)</text:span>,<text:line-break/>    <text:span text:style-name="T2"> NumberLong(-65)</text:span>,<text:line-break/>    <text:span text:style-name="T2"> NumberLong(-65)</text:span>,<text:line-break/>    <text:span text:style-name="T2"> NumberLong(-65)</text:span>,<text:line-break/>    <text:span text:style-name="T2"> NumberLong(-65)</text:span>,<text:line-break/>    <text:span text:style-name="T2"> NumberLong(-65)</text:span>,<text:line-break/>    <text:span text:style-name="T2"> NumberLong(-65)</text:span>,<text:line-break/>    <text:span text:style-name="T2"> NumberLong(-65)</text:span>,<text:line-break/>    <text:span text:style-name="T2"> NumberLong(-65)</text:span>,<text:line-break/>    <text:span text:style-name="T2"> NumberLong(-65)</text:span>,<text:line-break/>    <text:span text:style-name="T2"> NumberLong(-65)</text:span>,<text:line-break/>    <text:span text:style-name="T2"> NumberLong(-65)</text:span>,<text:line-break/>    <text:span text:style-name="T2"> NumberLong(-65)</text:span>,<text:line-break/>    <text:span text:style-name="T2"> NumberLong(-65)</text:span>,<text:line-break/>    <text:span text:style-name="T2"> NumberLong(-65)</text:span>,<text:line-break/>    <text:span text:style-name="T2"> NumberLong(-65)</text:span>,<text:line-break/>    <text:span text:style-name="T2"> NumberLong(-65)</text:span>,<text:line-break/>    <text:span text:style-name="T2"> NumberLong(-65)</text:span>,<text:line-break/>    <text:span text:style-name="T2"> NumberLong(-65)</text:span>,<text:line-break/>    <text:span text:style-name="T2"> NumberLong(-65)</text:span>,<text:line-break/>    <text:span text:style-name="T2"> NumberLong(-65)</text:span>,<text:line-break/>    <text:span text:style-name="T2"> NumberLong(-65)</text:span>,<text:line-break/>    <text:span text:style-name="T2"> NumberLong(-65)</text:span>,<text:line-break/>    <text:span text:style-name="T2"> NumberLong(-65)</text:span>,<text:line-break/>    <text:span text:style-name="T2"> NumberLong(-65)</text:span>,<text:line-break/>    <text:span text:style-name="T2"> NumberLong(-65)</text:span>,<text:line-break/><text:soft-page-break/>    <text:span text:style-name="T2"> NumberLong(-65)</text:span>,<text:line-break/>    <text:span text:style-name="T2"> NumberLong(-65)</text:span>,<text:line-break/>    <text:span text:style-name="T2"> NumberLong(-65)</text:span>,<text:line-break/>    <text:span text:style-name="T2"> NumberLong(-65)</text:span>,<text:line-break/>    <text:span text:style-name="T2"> NumberLong(-65)</text:span>,<text:line-break/>    <text:span text:style-name="T2"> NumberLong(-65)</text:span>,<text:line-break/>    <text:span text:style-name="T2"> NumberLong(-65)</text:span>,<text:line-break/>    <text:span text:style-name="T2"> NumberLong(-65)</text:span>,<text:line-break/>    <text:span text:style-name="T2"> NumberLong(-65)</text:span>,<text:line-break/>    <text:span text:style-name="T2"> NumberLong(-65)</text:span>,<text:line-break/>    <text:span text:style-name="T2"> NumberLong(-65)</text:span>,<text:line-break/>    <text:span text:style-name="T2"> NumberLong(-65)</text:span>,<text:line-break/>    <text:span text:style-name="T2"> NumberLong(-65)</text:span>,<text:line-break/>    <text:span text:style-name="T2"> NumberLong(-65)</text:span>,<text:line-break/>    <text:span text:style-name="T2"> NumberLong(-65)</text:span>,<text:line-break/>    <text:span text:style-name="T2"> NumberLong(-65)</text:span>,<text:line-break/>    <text:span text:style-name="T2"> NumberLong(-65)</text:span>,<text:line-break/>    <text:span text:style-name="T2"> NumberLong(-65)</text:span>,<text:line-break/>    <text:span text:style-name="T2"> NumberLong(-65)</text:span>,<text:line-break/>    <text:span text:style-name="T2"> NumberLong(-65)</text:span>,<text:line-break/>    <text:span text:style-name="T2"> NumberLong(-65)</text:span>,<text:line-break/>    <text:span text:style-name="T2"> NumberLong(-65)</text:span>,<text:line-break/>    <text:span text:style-name="T2"> NumberLong(-65)</text:span>,<text:line-break/>    <text:span text:style-name="T2"> NumberLong(-65)</text:span>,<text:line-break/>    <text:span text:style-name="T2"> NumberLong(-65)</text:span>,<text:line-break/>    <text:span text:style-name="T2"> NumberLong(-65)</text:span>,<text:line-break/>    <text:span text:style-name="T2"> NumberLong(-65)</text:span>,<text:line-break/>    <text:span text:style-name="T2"> NumberLong(-65)</text:span>,<text:line-break/>    <text:span text:style-name="T2"> NumberLong(-65)</text:span>,<text:line-break/>    <text:span text:style-name="T2"> NumberLong(-65)</text:span>,<text:line-break/>    <text:span text:style-name="T2"> NumberLong(-65)</text:span>,<text:line-break/>    <text:span text:style-name="T2"> NumberLong(-65)</text:span>,<text:line-break/>    <text:span text:style-name="T2"> NumberLong(-65)</text:span>,<text:line-break/>    <text:span text:style-name="T2"> NumberLong(-65)</text:span>,<text:line-break/>    <text:span text:style-name="T2"> NumberLong(-65)</text:span>,<text:line-break/>    <text:span text:style-name="T2"> NumberLong(-65)</text:span>,<text:line-break/>    <text:span text:style-name="T2"> NumberLong(-65)</text:span>,<text:line-break/>    <text:span text:style-name="T2"> NumberLong(-65)</text:span>,<text:line-break/>    <text:span text:style-name="T2"> NumberLong(-65)</text:span>,<text:line-break/>    <text:span text:style-name="T2"> NumberLong(-65)</text:span>,<text:line-break/>    <text:span text:style-name="T2"> NumberLong(-65)</text:span>,<text:line-break/>    <text:span text:style-name="T2"> NumberLong(-65)</text:span>,<text:line-break/>    <text:span text:style-name="T2"> NumberLong(-65)</text:span>,<text:line-break/>    <text:span text:style-name="T2"> NumberLong(-65)</text:span>,<text:line-break/>    <text:span text:style-name="T2"> NumberLong(-65)</text:span>,<text:line-break/>    <text:span text:style-name="T2"> NumberLong(-65) </text:span><text:line-break/>  <text:span text:style-name="T3">]</text:span>,<text:line-break/>  <text:span text:style-name="T2"> </text:span><text:span text:style-name="T1">"TIMESTAMP"</text:span><text:span text:style-name="T2"> </text:span>: <text:span text:style-name="T1">"2015-07-16</text:span><text:span text:style-name="T3">:</text:span><text:span text:style-name="T1">13-16-22.476"</text:span>,<text:line-break/>  <text:span text:style-name="T2"> </text:span><text:span text:style-name="T1">"X"</text:span><text:span text:style-name="T2"> </text:span>: <text:span text:style-name="T2">NumberLong(1)</text:span>,<text:line-break/><text:soft-page-break/>  <text:span text:style-name="T2"> </text:span><text:span text:style-name="T1">"STEP"</text:span><text:span text:style-name="T2"> </text:span>: <text:span text:style-name="T3">[</text:span><text:line-break/>    <text:span text:style-name="T2"> NumberLong(1)</text:span>,<text:line-break/>    <text:span text:style-name="T2"> NumberLong(1) </text:span><text:line-break/>  <text:span text:style-name="T3">]</text:span>,<text:line-break/>  <text:span text:style-name="T2"> </text:span><text:span text:style-name="T1">"PLACE"</text:span><text:span text:style-name="T2"> </text:span>: <text:span text:style-name="T1">"kopalnia_test_stst"</text:span>,<text:line-break/>  <text:span text:style-name="T2"> </text:span><text:span text:style-name="T1">"MODE"</text:span><text:span text:style-name="T2"> </text:span>: <text:span text:style-name="T1">"FEED_MAP"</text:span>,<text:line-break/>  <text:span text:style-name="T2"> </text:span><text:span text:style-name="T1">"IP_PHONE"</text:span><text:span text:style-name="T2"> </text:span>: <text:span text:style-name="T1">"192.168.1.100"</text:span>,<text:line-break/>  <text:span text:style-name="T2"> </text:span><text:span text:style-name="T1">"RSSI_AVG_TIME"</text:span><text:span text:style-name="T2"> </text:span>: <text:span text:style-name="T1">"2443918"</text:span>,<text:line-break/>  <text:span text:style-name="T2"> </text:span><text:span text:style-name="T1">"Y"</text:span><text:span text:style-name="T2"> </text:span>: <text:span text:style-name="T2">NumberLong(100)</text:span>,<text:line-break/>  <text:span text:style-name="T2"> </text:span><text:span text:style-name="T1">"MAC_AP"</text:span><text:span text:style-name="T2"> </text:span>: <text:span text:style-name="T1">"68</text:span><text:span text:style-name="T3">:</text:span><text:span text:style-name="T1">7f</text:span><text:span text:style-name="T3">:</text:span><text:span text:style-name="T1">74</text:span><text:span text:style-name="T3">:</text:span><text:span text:style-name="T1">09</text:span><text:span text:style-name="T3">:</text:span><text:span text:style-name="T1">f6</text:span><text:span text:style-name="T3">:</text:span><text:span text:style-name="T1">8b"</text:span>,<text:line-break/>  <text:span text:style-name="T2"> </text:span><text:span text:style-name="T1">"DATA_SIZE"</text:span><text:span text:style-name="T2"> </text:span>: <text:span text:style-name="T2">NumberLong(200)</text:span>,<text:line-break/>  <text:span text:style-name="T2"> </text:span><text:span text:style-name="T1">"MAC_PHONE"</text:span><text:span text:style-name="T2"> </text:span>: <text:span text:style-name="T1">"e8</text:span><text:span text:style-name="T3">:</text:span><text:span text:style-name="T1">99</text:span><text:span text:style-name="T3">:</text:span><text:span text:style-name="T1">c4</text:span><text:span text:style-name="T3">:</text:span><text:span text:style-name="T1">8e</text:span><text:span text:style-name="T3">:</text:span><text:span text:style-name="T1">97</text:span><text:span text:style-name="T3">:</text:span><text:span text:style-name="T1">36"</text:span><text:span text:style-name="T2"> </text:span><text:line-break/><text:span text:style-name="T3">}</text:span></text:p>
      <text:p text:style-name="Standard"/>
      <text:p text:style-name="Standard"/>
      <text:p text:style-name="Standard"><text:span text:style-name="T3">{</text:span><text:line-break/>  <text:span text:style-name="T2"> </text:span><text:span text:style-name="T1">"_id"</text:span><text:span text:style-name="T2"> </text:span>: <text:span text:style-name="T2">ObjectId(</text:span><text:span text:style-name="T1">"55a792a263f9130ecb812b48"</text:span><text:span text:style-name="T2">)</text:span>,<text:line-break/>  <text:span text:style-name="T2"> </text:span><text:span text:style-name="T1">"STATISTICS"</text:span><text:span text:style-name="T2"> </text:span>: <text:span text:style-name="T3">{</text:span><text:line-break/>    <text:span text:style-name="T2"> </text:span><text:span text:style-name="T1">"PERCENTILE - 90"</text:span><text:span text:style-name="T2"> </text:span>: <text:span text:style-name="T2">-77</text:span>,<text:line-break/>    <text:span text:style-name="T2"> </text:span><text:span text:style-name="T1">"MIN"</text:span><text:span text:style-name="T2"> </text:span>: <text:span text:style-name="T2">NumberLong(-77)</text:span>,<text:line-break/>    <text:span text:style-name="T2"> </text:span><text:span text:style-name="T1">"STANDARD_DEVIATION"</text:span><text:span text:style-name="T2"> </text:span>: <text:span text:style-name="T2">0</text:span>,<text:line-break/>    <text:span text:style-name="T2"> </text:span><text:span text:style-name="T1">"PERCENTILE - 20"</text:span><text:span text:style-name="T2"> </text:span>: <text:span text:style-name="T2">-77</text:span>,<text:line-break/>    <text:span text:style-name="T2"> </text:span><text:span text:style-name="T1">"PERCENTILE - 10"</text:span><text:span text:style-name="T2"> </text:span>: <text:span text:style-name="T2">-77</text:span>,<text:line-break/>    <text:span text:style-name="T2"> </text:span><text:span text:style-name="T1">"MAX"</text:span><text:span text:style-name="T2"> </text:span>: <text:span text:style-name="T2">NumberLong(-77)</text:span>,<text:line-break/>    <text:span text:style-name="T2"> </text:span><text:span text:style-name="T1">"PERCENTILE - 70"</text:span><text:span text:style-name="T2"> </text:span>: <text:span text:style-name="T2">-77</text:span>,<text:line-break/>    <text:span text:style-name="T2"> </text:span><text:span text:style-name="T1">"PERCENTILE - 50"</text:span><text:span text:style-name="T2"> </text:span>: <text:span text:style-name="T2">-77</text:span>,<text:line-break/>    <text:span text:style-name="T2"> </text:span><text:span text:style-name="T1">"MODE"</text:span><text:span text:style-name="T2"> </text:span>: <text:span text:style-name="T2">-77</text:span>,<text:line-break/>    <text:span text:style-name="T2"> </text:span><text:span text:style-name="T1">"MEDIANA"</text:span><text:span text:style-name="T2"> </text:span>: <text:span text:style-name="T2">-77</text:span>,<text:line-break/>    <text:span text:style-name="T2"> </text:span><text:span text:style-name="T1">"MEAN"</text:span><text:span text:style-name="T2"> </text:span>: <text:span text:style-name="T2">-77 </text:span><text:line-break/>  <text:span text:style-name="T3">}</text:span>,<text:line-break/>  <text:span text:style-name="T2"> </text:span><text:span text:style-name="T1">"HASH"</text:span><text:span text:style-name="T2"> </text:span>: <text:span text:style-name="T1">"DEFAULT"</text:span>,<text:line-break/>  <text:span text:style-name="T2"> </text:span><text:span text:style-name="T1">"SSID"</text:span><text:span text:style-name="T2"> </text:span>: <text:span text:style-name="T1">"dyzma"</text:span>,<text:line-break/>  <text:span text:style-name="T2"> </text:span><text:span text:style-name="T1">"RSSI_DATA"</text:span><text:span text:style-name="T2"> </text:span>: <text:span text:style-name="T3">[</text:span><text:line-break/>    <text:span text:style-name="T2"> NumberLong(-77)</text:span>,<text:line-break/>    <text:span text:style-name="T2"> NumberLong(-77)</text:span>,<text:line-break/>    <text:span text:style-name="T2"> NumberLong(-77)</text:span>,<text:line-break/>    <text:span text:style-name="T2"> NumberLong(-77)</text:span>,<text:line-break/>    <text:span text:style-name="T2"> NumberLong(-77)</text:span>,<text:line-break/>    <text:span text:style-name="T2"> NumberLong(-77)</text:span>,<text:line-break/>    <text:span text:style-name="T2"> NumberLong(-77)</text:span>,<text:line-break/>    <text:span text:style-name="T2"> NumberLong(-77)</text:span>,<text:line-break/>    <text:span text:style-name="T2"> NumberLong(-77)</text:span>,<text:line-break/>    <text:span text:style-name="T2"> NumberLong(-77)</text:span>,<text:line-break/>    <text:span text:style-name="T2"> NumberLong(-77)</text:span>,<text:line-break/>    <text:span text:style-name="T2"> NumberLong(-77)</text:span>,<text:line-break/>    <text:span text:style-name="T2"> NumberLong(-77)</text:span>,<text:line-break/>    <text:span text:style-name="T2"> NumberLong(-77)</text:span>,<text:line-break/>    <text:span text:style-name="T2"> NumberLong(-77)</text:span>,<text:line-break/>    <text:span text:style-name="T2"> NumberLong(-77)</text:span>,<text:line-break/><text:soft-page-break/>    <text:span text:style-name="T2"> NumberLong(-77)</text:span>,<text:line-break/>    <text:span text:style-name="T2"> NumberLong(-77)</text:span>,<text:line-break/>    <text:span text:style-name="T2"> NumberLong(-77)</text:span>,<text:line-break/>    <text:span text:style-name="T2"> NumberLong(-77)</text:span>,<text:line-break/>    <text:span text:style-name="T2"> NumberLong(-77)</text:span>,<text:line-break/>    <text:span text:style-name="T2"> NumberLong(-77)</text:span>,<text:line-break/>    <text:span text:style-name="T2"> NumberLong(-77)</text:span>,<text:line-break/>    <text:span text:style-name="T2"> NumberLong(-77)</text:span>,<text:line-break/>    <text:span text:style-name="T2"> NumberLong(-77)</text:span>,<text:line-break/>    <text:span text:style-name="T2"> NumberLong(-77)</text:span>,<text:line-break/>    <text:span text:style-name="T2"> NumberLong(-77)</text:span>,<text:line-break/>    <text:span text:style-name="T2"> NumberLong(-77)</text:span>,<text:line-break/>    <text:span text:style-name="T2"> NumberLong(-77)</text:span>,<text:line-break/>    <text:span text:style-name="T2"> NumberLong(-77)</text:span>,<text:line-break/>    <text:span text:style-name="T2"> NumberLong(-77)</text:span>,<text:line-break/>    <text:span text:style-name="T2"> NumberLong(-77)</text:span>,<text:line-break/>    <text:span text:style-name="T2"> NumberLong(-77)</text:span>,<text:line-break/>    <text:span text:style-name="T2"> NumberLong(-77)</text:span>,<text:line-break/>    <text:span text:style-name="T2"> NumberLong(-77)</text:span>,<text:line-break/>    <text:span text:style-name="T2"> NumberLong(-77)</text:span>,<text:line-break/>    <text:span text:style-name="T2"> NumberLong(-77)</text:span>,<text:line-break/>    <text:span text:style-name="T2"> NumberLong(-77)</text:span>,<text:line-break/>    <text:span text:style-name="T2"> NumberLong(-77)</text:span>,<text:line-break/>    <text:span text:style-name="T2"> NumberLong(-77)</text:span>,<text:line-break/>    <text:span text:style-name="T2"> NumberLong(-77)</text:span>,<text:line-break/>    <text:span text:style-name="T2"> NumberLong(-77)</text:span>,<text:line-break/>    <text:span text:style-name="T2"> NumberLong(-77)</text:span>,<text:line-break/>    <text:span text:style-name="T2"> NumberLong(-77)</text:span>,<text:line-break/>    <text:span text:style-name="T2"> NumberLong(-77)</text:span>,<text:line-break/>    <text:span text:style-name="T2"> NumberLong(-77)</text:span>,<text:line-break/>    <text:span text:style-name="T2"> NumberLong(-77)</text:span>,<text:line-break/>    <text:span text:style-name="T2"> NumberLong(-77)</text:span>,<text:line-break/>    <text:span text:style-name="T2"> NumberLong(-77)</text:span>,<text:line-break/>    <text:span text:style-name="T2"> NumberLong(-77)</text:span>,<text:line-break/>    <text:span text:style-name="T2"> NumberLong(-77)</text:span>,<text:line-break/>    <text:span text:style-name="T2"> NumberLong(-77)</text:span>,<text:line-break/>    <text:span text:style-name="T2"> NumberLong(-77)</text:span>,<text:line-break/>    <text:span text:style-name="T2"> NumberLong(-77)</text:span>,<text:line-break/>    <text:span text:style-name="T2"> NumberLong(-77)</text:span>,<text:line-break/>    <text:span text:style-name="T2"> NumberLong(-77)</text:span>,<text:line-break/>    <text:span text:style-name="T2"> NumberLong(-77)</text:span>,<text:line-break/>    <text:span text:style-name="T2"> NumberLong(-77)</text:span>,<text:line-break/>    <text:span text:style-name="T2"> NumberLong(-77)</text:span>,<text:line-break/>    <text:span text:style-name="T2"> NumberLong(-77)</text:span>,<text:line-break/>    <text:span text:style-name="T2"> NumberLong(-77)</text:span>,<text:line-break/>    <text:span text:style-name="T2"> NumberLong(-77)</text:span>,<text:line-break/>    <text:span text:style-name="T2"> NumberLong(-77)</text:span>,<text:line-break/>    <text:span text:style-name="T2"> NumberLong(-77)</text:span>,<text:line-break/>    <text:span text:style-name="T2"> NumberLong(-77)</text:span>,<text:line-break/><text:soft-page-break/>    <text:span text:style-name="T2"> NumberLong(-77)</text:span>,<text:line-break/>    <text:span text:style-name="T2"> NumberLong(-77)</text:span>,<text:line-break/>    <text:span text:style-name="T2"> NumberLong(-77)</text:span>,<text:line-break/>    <text:span text:style-name="T2"> NumberLong(-77)</text:span>,<text:line-break/>    <text:span text:style-name="T2"> NumberLong(-77)</text:span>,<text:line-break/>    <text:span text:style-name="T2"> NumberLong(-77)</text:span>,<text:line-break/>    <text:span text:style-name="T2"> NumberLong(-77)</text:span>,<text:line-break/>    <text:span text:style-name="T2"> NumberLong(-77)</text:span>,<text:line-break/>    <text:span text:style-name="T2"> NumberLong(-77)</text:span>,<text:line-break/>    <text:span text:style-name="T2"> NumberLong(-77)</text:span>,<text:line-break/>    <text:span text:style-name="T2"> NumberLong(-77)</text:span>,<text:line-break/>    <text:span text:style-name="T2"> NumberLong(-77)</text:span>,<text:line-break/>    <text:span text:style-name="T2"> NumberLong(-77)</text:span>,<text:line-break/>    <text:span text:style-name="T2"> NumberLong(-77)</text:span>,<text:line-break/>    <text:span text:style-name="T2"> NumberLong(-77)</text:span>,<text:line-break/>    <text:span text:style-name="T2"> NumberLong(-77)</text:span>,<text:line-break/>    <text:span text:style-name="T2"> NumberLong(-77)</text:span>,<text:line-break/>    <text:span text:style-name="T2"> NumberLong(-77)</text:span>,<text:line-break/>    <text:span text:style-name="T2"> NumberLong(-77)</text:span>,<text:line-break/>    <text:span text:style-name="T2"> NumberLong(-77)</text:span>,<text:line-break/>    <text:span text:style-name="T2"> NumberLong(-77)</text:span>,<text:line-break/>    <text:span text:style-name="T2"> NumberLong(-77)</text:span>,<text:line-break/>    <text:span text:style-name="T2"> NumberLong(-77)</text:span>,<text:line-break/>    <text:span text:style-name="T2"> NumberLong(-77)</text:span>,<text:line-break/>    <text:span text:style-name="T2"> NumberLong(-77)</text:span>,<text:line-break/>    <text:span text:style-name="T2"> NumberLong(-77)</text:span>,<text:line-break/>    <text:span text:style-name="T2"> NumberLong(-77)</text:span>,<text:line-break/>    <text:span text:style-name="T2"> NumberLong(-77)</text:span>,<text:line-break/>    <text:span text:style-name="T2"> NumberLong(-77)</text:span>,<text:line-break/>    <text:span text:style-name="T2"> NumberLong(-77)</text:span>,<text:line-break/>    <text:span text:style-name="T2"> NumberLong(-77)</text:span>,<text:line-break/>    <text:span text:style-name="T2"> NumberLong(-77)</text:span>,<text:line-break/>    <text:span text:style-name="T2"> NumberLong(-77)</text:span>,<text:line-break/>    <text:span text:style-name="T2"> NumberLong(-77)</text:span>,<text:line-break/>    <text:span text:style-name="T2"> NumberLong(-77)</text:span>,<text:line-break/>    <text:span text:style-name="T2"> NumberLong(-77)</text:span>,<text:line-break/>    <text:span text:style-name="T2"> NumberLong(-77)</text:span>,<text:line-break/>    <text:span text:style-name="T2"> NumberLong(-77)</text:span>,<text:line-break/>    <text:span text:style-name="T2"> NumberLong(-77)</text:span>,<text:line-break/>    <text:span text:style-name="T2"> NumberLong(-77)</text:span>,<text:line-break/>    <text:span text:style-name="T2"> NumberLong(-77)</text:span>,<text:line-break/>    <text:span text:style-name="T2"> NumberLong(-77)</text:span>,<text:line-break/>    <text:span text:style-name="T2"> NumberLong(-77)</text:span>,<text:line-break/>    <text:span text:style-name="T2"> NumberLong(-77)</text:span>,<text:line-break/>    <text:span text:style-name="T2"> NumberLong(-77)</text:span>,<text:line-break/>    <text:span text:style-name="T2"> NumberLong(-77)</text:span>,<text:line-break/>    <text:span text:style-name="T2"> NumberLong(-77)</text:span>,<text:line-break/>    <text:span text:style-name="T2"> NumberLong(-77)</text:span>,<text:line-break/>    <text:span text:style-name="T2"> NumberLong(-77)</text:span>,<text:line-break/><text:soft-page-break/>    <text:span text:style-name="T2"> NumberLong(-77)</text:span>,<text:line-break/>    <text:span text:style-name="T2"> NumberLong(-77)</text:span>,<text:line-break/>    <text:span text:style-name="T2"> NumberLong(-77)</text:span>,<text:line-break/>    <text:span text:style-name="T2"> NumberLong(-77)</text:span>,<text:line-break/>    <text:span text:style-name="T2"> NumberLong(-77)</text:span>,<text:line-break/>    <text:span text:style-name="T2"> NumberLong(-77)</text:span>,<text:line-break/>    <text:span text:style-name="T2"> NumberLong(-77)</text:span>,<text:line-break/>    <text:span text:style-name="T2"> NumberLong(-77)</text:span>,<text:line-break/>    <text:span text:style-name="T2"> NumberLong(-77)</text:span>,<text:line-break/>    <text:span text:style-name="T2"> NumberLong(-77)</text:span>,<text:line-break/>    <text:span text:style-name="T2"> NumberLong(-77)</text:span>,<text:line-break/>    <text:span text:style-name="T2"> NumberLong(-77)</text:span>,<text:line-break/>    <text:span text:style-name="T2"> NumberLong(-77)</text:span>,<text:line-break/>    <text:span text:style-name="T2"> NumberLong(-77)</text:span>,<text:line-break/>    <text:span text:style-name="T2"> NumberLong(-77)</text:span>,<text:line-break/>    <text:span text:style-name="T2"> NumberLong(-77)</text:span>,<text:line-break/>    <text:span text:style-name="T2"> NumberLong(-77)</text:span>,<text:line-break/>    <text:span text:style-name="T2"> NumberLong(-77)</text:span>,<text:line-break/>    <text:span text:style-name="T2"> NumberLong(-77)</text:span>,<text:line-break/>    <text:span text:style-name="T2"> NumberLong(-77)</text:span>,<text:line-break/>    <text:span text:style-name="T2"> NumberLong(-77)</text:span>,<text:line-break/>    <text:span text:style-name="T2"> NumberLong(-77)</text:span>,<text:line-break/>    <text:span text:style-name="T2"> NumberLong(-77)</text:span>,<text:line-break/>    <text:span text:style-name="T2"> NumberLong(-77)</text:span>,<text:line-break/>    <text:span text:style-name="T2"> NumberLong(-77)</text:span>,<text:line-break/>    <text:span text:style-name="T2"> NumberLong(-77)</text:span>,<text:line-break/>    <text:span text:style-name="T2"> NumberLong(-77)</text:span>,<text:line-break/>    <text:span text:style-name="T2"> NumberLong(-77)</text:span>,<text:line-break/>    <text:span text:style-name="T2"> NumberLong(-77)</text:span>,<text:line-break/>    <text:span text:style-name="T2"> NumberLong(-77)</text:span>,<text:line-break/>    <text:span text:style-name="T2"> NumberLong(-77)</text:span>,<text:line-break/>    <text:span text:style-name="T2"> NumberLong(-77)</text:span>,<text:line-break/>    <text:span text:style-name="T2"> NumberLong(-77)</text:span>,<text:line-break/>    <text:span text:style-name="T2"> NumberLong(-77)</text:span>,<text:line-break/>    <text:span text:style-name="T2"> NumberLong(-77)</text:span>,<text:line-break/>    <text:span text:style-name="T2"> NumberLong(-77)</text:span>,<text:line-break/>    <text:span text:style-name="T2"> NumberLong(-77)</text:span>,<text:line-break/>    <text:span text:style-name="T2"> NumberLong(-77)</text:span>,<text:line-break/>    <text:span text:style-name="T2"> NumberLong(-77)</text:span>,<text:line-break/>    <text:span text:style-name="T2"> NumberLong(-77)</text:span>,<text:line-break/>    <text:span text:style-name="T2"> NumberLong(-77)</text:span>,<text:line-break/>    <text:span text:style-name="T2"> NumberLong(-77)</text:span>,<text:line-break/>    <text:span text:style-name="T2"> NumberLong(-77)</text:span>,<text:line-break/>    <text:span text:style-name="T2"> NumberLong(-77)</text:span>,<text:line-break/>    <text:span text:style-name="T2"> NumberLong(-77)</text:span>,<text:line-break/>    <text:span text:style-name="T2"> NumberLong(-77)</text:span>,<text:line-break/>    <text:span text:style-name="T2"> NumberLong(-77)</text:span>,<text:line-break/>    <text:span text:style-name="T2"> NumberLong(-77)</text:span>,<text:line-break/>    <text:span text:style-name="T2"> NumberLong(-77)</text:span>,<text:line-break/><text:soft-page-break/>    <text:span text:style-name="T2"> NumberLong(-77)</text:span>,<text:line-break/>    <text:span text:style-name="T2"> NumberLong(-77)</text:span>,<text:line-break/>    <text:span text:style-name="T2"> NumberLong(-77)</text:span>,<text:line-break/>    <text:span text:style-name="T2"> NumberLong(-77)</text:span>,<text:line-break/>    <text:span text:style-name="T2"> NumberLong(-77)</text:span>,<text:line-break/>    <text:span text:style-name="T2"> NumberLong(-77)</text:span>,<text:line-break/>    <text:span text:style-name="T2"> NumberLong(-77)</text:span>,<text:line-break/>    <text:span text:style-name="T2"> NumberLong(-77)</text:span>,<text:line-break/>    <text:span text:style-name="T2"> NumberLong(-77)</text:span>,<text:line-break/>    <text:span text:style-name="T2"> NumberLong(-77)</text:span>,<text:line-break/>    <text:span text:style-name="T2"> NumberLong(-77)</text:span>,<text:line-break/>    <text:span text:style-name="T2"> NumberLong(-77)</text:span>,<text:line-break/>    <text:span text:style-name="T2"> NumberLong(-77)</text:span>,<text:line-break/>    <text:span text:style-name="T2"> NumberLong(-77)</text:span>,<text:line-break/>    <text:span text:style-name="T2"> NumberLong(-77)</text:span>,<text:line-break/>    <text:span text:style-name="T2"> NumberLong(-77)</text:span>,<text:line-break/>    <text:span text:style-name="T2"> NumberLong(-77)</text:span>,<text:line-break/>    <text:span text:style-name="T2"> NumberLong(-77)</text:span>,<text:line-break/>    <text:span text:style-name="T2"> NumberLong(-77)</text:span>,<text:line-break/>    <text:span text:style-name="T2"> NumberLong(-77)</text:span>,<text:line-break/>    <text:span text:style-name="T2"> NumberLong(-77)</text:span>,<text:line-break/>    <text:span text:style-name="T2"> NumberLong(-77)</text:span>,<text:line-break/>    <text:span text:style-name="T2"> NumberLong(-77)</text:span>,<text:line-break/>    <text:span text:style-name="T2"> NumberLong(-77)</text:span>,<text:line-break/>    <text:span text:style-name="T2"> NumberLong(-77)</text:span>,<text:line-break/>    <text:span text:style-name="T2"> NumberLong(-77)</text:span>,<text:line-break/>    <text:span text:style-name="T2"> NumberLong(-77)</text:span>,<text:line-break/>    <text:span text:style-name="T2"> NumberLong(-77)</text:span>,<text:line-break/>    <text:span text:style-name="T2"> NumberLong(-77)</text:span>,<text:line-break/>    <text:span text:style-name="T2"> NumberLong(-77)</text:span>,<text:line-break/>    <text:span text:style-name="T2"> NumberLong(-77)</text:span>,<text:line-break/>    <text:span text:style-name="T2"> NumberLong(-77)</text:span>,<text:line-break/>    <text:span text:style-name="T2"> NumberLong(-77)</text:span>,<text:line-break/>    <text:span text:style-name="T2"> NumberLong(-77)</text:span>,<text:line-break/>    <text:span text:style-name="T2"> NumberLong(-77)</text:span>,<text:line-break/>    <text:span text:style-name="T2"> NumberLong(-77)</text:span>,<text:line-break/>    <text:span text:style-name="T2"> NumberLong(-77) </text:span><text:line-break/>  <text:span text:style-name="T3">]</text:span>,<text:line-break/>  <text:span text:style-name="T2"> </text:span><text:span text:style-name="T1">"TIMESTAMP"</text:span><text:span text:style-name="T2"> </text:span>: <text:span text:style-name="T1">"2015-07-16</text:span><text:span text:style-name="T3">:</text:span><text:span text:style-name="T1">13-16-22.475"</text:span>,<text:line-break/>  <text:span text:style-name="T2"> </text:span><text:span text:style-name="T1">"X"</text:span><text:span text:style-name="T2"> </text:span>: <text:span text:style-name="T2">NumberLong(1)</text:span>,<text:line-break/>  <text:span text:style-name="T2"> </text:span><text:span text:style-name="T1">"STEP"</text:span><text:span text:style-name="T2"> </text:span>: <text:span text:style-name="T3">[</text:span><text:line-break/>    <text:span text:style-name="T2"> NumberLong(1)</text:span>,<text:line-break/>    <text:span text:style-name="T2"> NumberLong(1) </text:span><text:line-break/>  <text:span text:style-name="T3">]</text:span>,<text:line-break/>  <text:span text:style-name="T2"> </text:span><text:span text:style-name="T1">"PLACE"</text:span><text:span text:style-name="T2"> </text:span>: <text:span text:style-name="T1">"kopalnia_test_stst"</text:span>,<text:line-break/>  <text:span text:style-name="T2"> </text:span><text:span text:style-name="T1">"MODE"</text:span><text:span text:style-name="T2"> </text:span>: <text:span text:style-name="T1">"FEED_MAP"</text:span>,<text:line-break/>  <text:span text:style-name="T2"> </text:span><text:span text:style-name="T1">"IP_PHONE"</text:span><text:span text:style-name="T2"> </text:span>: <text:span text:style-name="T1">"192.168.1.100"</text:span>,<text:line-break/>  <text:span text:style-name="T2"> </text:span><text:span text:style-name="T1">"RSSI_AVG_TIME"</text:span><text:span text:style-name="T2"> </text:span>: <text:span text:style-name="T1">"2443918"</text:span>,<text:line-break/>  <text:span text:style-name="T2"> </text:span><text:span text:style-name="T1">"Y"</text:span><text:span text:style-name="T2"> </text:span>: <text:span text:style-name="T2">NumberLong(100)</text:span>,<text:line-break/><text:soft-page-break/>  <text:span text:style-name="T2"> </text:span><text:span text:style-name="T1">"MAC_AP"</text:span><text:span text:style-name="T2"> </text:span>: <text:span text:style-name="T1">"14</text:span><text:span text:style-name="T3">:</text:span><text:span text:style-name="T1">cc</text:span><text:span text:style-name="T3">:</text:span><text:span text:style-name="T1">20</text:span><text:span text:style-name="T3">:</text:span><text:span text:style-name="T1">d1</text:span><text:span text:style-name="T3">:</text:span><text:span text:style-name="T1">51</text:span><text:span text:style-name="T3">:</text:span><text:span text:style-name="T1">04"</text:span>,<text:line-break/>  <text:span text:style-name="T2"> </text:span><text:span text:style-name="T1">"DATA_SIZE"</text:span><text:span text:style-name="T2"> </text:span>: <text:span text:style-name="T2">NumberLong(200)</text:span>,<text:line-break/>  <text:span text:style-name="T2"> </text:span><text:span text:style-name="T1">"MAC_PHONE"</text:span><text:span text:style-name="T2"> </text:span>: <text:span text:style-name="T1">"e8</text:span><text:span text:style-name="T3">:</text:span><text:span text:style-name="T1">99</text:span><text:span text:style-name="T3">:</text:span><text:span text:style-name="T1">c4</text:span><text:span text:style-name="T3">:</text:span><text:span text:style-name="T1">8e</text:span><text:span text:style-name="T3">:</text:span><text:span text:style-name="T1">97</text:span><text:span text:style-name="T3">:</text:span><text:span text:style-name="T1">36"</text:span><text:span text:style-name="T2"> </text:span><text:line-break/><text:span text:style-name="T3">}</text:span></text:p>
      <text:p text:style-name="Standard"/>
      <text:p text:style-name="Standard"/>
      <text:p text:style-name="Standard"><text:span text:style-name="T3">{</text:span><text:line-break/>  <text:span text:style-name="T2"> </text:span><text:span text:style-name="T1">"_id"</text:span><text:span text:style-name="T2"> </text:span>: <text:span text:style-name="T2">ObjectId(</text:span><text:span text:style-name="T1">"55a792a263f9130ecb812b47"</text:span><text:span text:style-name="T2">)</text:span>,<text:line-break/>  <text:span text:style-name="T2"> </text:span><text:span text:style-name="T1">"STATISTICS"</text:span><text:span text:style-name="T2"> </text:span>: <text:span text:style-name="T3">{</text:span><text:line-break/>    <text:span text:style-name="T2"> </text:span><text:span text:style-name="T1">"PERCENTILE - 90"</text:span><text:span text:style-name="T2"> </text:span>: <text:span text:style-name="T2">-77</text:span>,<text:line-break/>    <text:span text:style-name="T2"> </text:span><text:span text:style-name="T1">"MIN"</text:span><text:span text:style-name="T2"> </text:span>: <text:span text:style-name="T2">NumberLong(-77)</text:span>,<text:line-break/>    <text:span text:style-name="T2"> </text:span><text:span text:style-name="T1">"STANDARD_DEVIATION"</text:span><text:span text:style-name="T2"> </text:span>: <text:span text:style-name="T2">0</text:span>,<text:line-break/>    <text:span text:style-name="T2"> </text:span><text:span text:style-name="T1">"PERCENTILE - 20"</text:span><text:span text:style-name="T2"> </text:span>: <text:span text:style-name="T2">-77</text:span>,<text:line-break/>    <text:span text:style-name="T2"> </text:span><text:span text:style-name="T1">"PERCENTILE - 10"</text:span><text:span text:style-name="T2"> </text:span>: <text:span text:style-name="T2">-77</text:span>,<text:line-break/>    <text:span text:style-name="T2"> </text:span><text:span text:style-name="T1">"MAX"</text:span><text:span text:style-name="T2"> </text:span>: <text:span text:style-name="T2">NumberLong(-77)</text:span>,<text:line-break/>    <text:span text:style-name="T2"> </text:span><text:span text:style-name="T1">"PERCENTILE - 70"</text:span><text:span text:style-name="T2"> </text:span>: <text:span text:style-name="T2">-77</text:span>,<text:line-break/>    <text:span text:style-name="T2"> </text:span><text:span text:style-name="T1">"PERCENTILE - 50"</text:span><text:span text:style-name="T2"> </text:span>: <text:span text:style-name="T2">-77</text:span>,<text:line-break/>    <text:span text:style-name="T2"> </text:span><text:span text:style-name="T1">"MODE"</text:span><text:span text:style-name="T2"> </text:span>: <text:span text:style-name="T2">-77</text:span>,<text:line-break/>    <text:span text:style-name="T2"> </text:span><text:span text:style-name="T1">"MEDIANA"</text:span><text:span text:style-name="T2"> </text:span>: <text:span text:style-name="T2">-77</text:span>,<text:line-break/>    <text:span text:style-name="T2"> </text:span><text:span text:style-name="T1">"MEAN"</text:span><text:span text:style-name="T2"> </text:span>: <text:span text:style-name="T2">-77 </text:span><text:line-break/>  <text:span text:style-name="T3">}</text:span>,<text:line-break/>  <text:span text:style-name="T2"> </text:span><text:span text:style-name="T1">"HASH"</text:span><text:span text:style-name="T2"> </text:span>: <text:span text:style-name="T1">"DEFAULT"</text:span>,<text:line-break/>  <text:span text:style-name="T2"> </text:span><text:span text:style-name="T1">"SSID"</text:span><text:span text:style-name="T2"> </text:span>: <text:span text:style-name="T1">"TP-LINK_489B26"</text:span>,<text:line-break/>  <text:span text:style-name="T2"> </text:span><text:span text:style-name="T1">"RSSI_DATA"</text:span><text:span text:style-name="T2"> </text:span>: <text:span text:style-name="T3">[</text:span><text:line-break/>    <text:span text:style-name="T2"> NumberLong(-77)</text:span>,<text:line-break/>    <text:span text:style-name="T2"> NumberLong(-77)</text:span>,<text:line-break/>    <text:span text:style-name="T2"> NumberLong(-77)</text:span>,<text:line-break/>    <text:span text:style-name="T2"> NumberLong(-77)</text:span>,<text:line-break/>    <text:span text:style-name="T2"> NumberLong(-77)</text:span>,<text:line-break/>    <text:span text:style-name="T2"> NumberLong(-77)</text:span>,<text:line-break/>    <text:span text:style-name="T2"> NumberLong(-77)</text:span>,<text:line-break/>    <text:span text:style-name="T2"> NumberLong(-77)</text:span>,<text:line-break/>    <text:span text:style-name="T2"> NumberLong(-77)</text:span>,<text:line-break/>    <text:span text:style-name="T2"> NumberLong(-77)</text:span>,<text:line-break/>    <text:span text:style-name="T2"> NumberLong(-77)</text:span>,<text:line-break/>    <text:span text:style-name="T2"> NumberLong(-77)</text:span>,<text:line-break/>    <text:span text:style-name="T2"> NumberLong(-77)</text:span>,<text:line-break/>    <text:span text:style-name="T2"> NumberLong(-77)</text:span>,<text:line-break/>    <text:span text:style-name="T2"> NumberLong(-77)</text:span>,<text:line-break/>    <text:span text:style-name="T2"> NumberLong(-77)</text:span>,<text:line-break/>    <text:span text:style-name="T2"> NumberLong(-77)</text:span>,<text:line-break/>    <text:span text:style-name="T2"> NumberLong(-77)</text:span>,<text:line-break/>    <text:span text:style-name="T2"> NumberLong(-77)</text:span>,<text:line-break/>    <text:span text:style-name="T2"> NumberLong(-77)</text:span>,<text:line-break/>    <text:span text:style-name="T2"> NumberLong(-77)</text:span>,<text:line-break/>    <text:span text:style-name="T2"> NumberLong(-77)</text:span>,<text:line-break/>    <text:span text:style-name="T2"> NumberLong(-77)</text:span>,<text:line-break/>    <text:span text:style-name="T2"> NumberLong(-77)</text:span>,<text:line-break/>    <text:span text:style-name="T2"> NumberLong(-77)</text:span>,<text:line-break/><text:soft-page-break/>    <text:span text:style-name="T2"> NumberLong(-77)</text:span>,<text:line-break/>    <text:span text:style-name="T2"> NumberLong(-77)</text:span>,<text:line-break/>    <text:span text:style-name="T2"> NumberLong(-77)</text:span>,<text:line-break/>    <text:span text:style-name="T2"> NumberLong(-77)</text:span>,<text:line-break/>    <text:span text:style-name="T2"> NumberLong(-77)</text:span>,<text:line-break/>    <text:span text:style-name="T2"> NumberLong(-77)</text:span>,<text:line-break/>    <text:span text:style-name="T2"> NumberLong(-77)</text:span>,<text:line-break/>    <text:span text:style-name="T2"> NumberLong(-77)</text:span>,<text:line-break/>    <text:span text:style-name="T2"> NumberLong(-77)</text:span>,<text:line-break/>    <text:span text:style-name="T2"> NumberLong(-77)</text:span>,<text:line-break/>    <text:span text:style-name="T2"> NumberLong(-77)</text:span>,<text:line-break/>    <text:span text:style-name="T2"> NumberLong(-77)</text:span>,<text:line-break/>    <text:span text:style-name="T2"> NumberLong(-77)</text:span>,<text:line-break/>    <text:span text:style-name="T2"> NumberLong(-77)</text:span>,<text:line-break/>    <text:span text:style-name="T2"> NumberLong(-77)</text:span>,<text:line-break/>    <text:span text:style-name="T2"> NumberLong(-77)</text:span>,<text:line-break/>    <text:span text:style-name="T2"> NumberLong(-77)</text:span>,<text:line-break/>    <text:span text:style-name="T2"> NumberLong(-77)</text:span>,<text:line-break/>    <text:span text:style-name="T2"> NumberLong(-77)</text:span>,<text:line-break/>    <text:span text:style-name="T2"> NumberLong(-77)</text:span>,<text:line-break/>    <text:span text:style-name="T2"> NumberLong(-77)</text:span>,<text:line-break/>    <text:span text:style-name="T2"> NumberLong(-77)</text:span>,<text:line-break/>    <text:span text:style-name="T2"> NumberLong(-77)</text:span>,<text:line-break/>    <text:span text:style-name="T2"> NumberLong(-77)</text:span>,<text:line-break/>    <text:span text:style-name="T2"> NumberLong(-77)</text:span>,<text:line-break/>    <text:span text:style-name="T2"> NumberLong(-77)</text:span>,<text:line-break/>    <text:span text:style-name="T2"> NumberLong(-77)</text:span>,<text:line-break/>    <text:span text:style-name="T2"> NumberLong(-77)</text:span>,<text:line-break/>    <text:span text:style-name="T2"> NumberLong(-77)</text:span>,<text:line-break/>    <text:span text:style-name="T2"> NumberLong(-77)</text:span>,<text:line-break/>    <text:span text:style-name="T2"> NumberLong(-77)</text:span>,<text:line-break/>    <text:span text:style-name="T2"> NumberLong(-77)</text:span>,<text:line-break/>    <text:span text:style-name="T2"> NumberLong(-77)</text:span>,<text:line-break/>    <text:span text:style-name="T2"> NumberLong(-77)</text:span>,<text:line-break/>    <text:span text:style-name="T2"> NumberLong(-77)</text:span>,<text:line-break/>    <text:span text:style-name="T2"> NumberLong(-77)</text:span>,<text:line-break/>    <text:span text:style-name="T2"> NumberLong(-77)</text:span>,<text:line-break/>    <text:span text:style-name="T2"> NumberLong(-77)</text:span>,<text:line-break/>    <text:span text:style-name="T2"> NumberLong(-77)</text:span>,<text:line-break/>    <text:span text:style-name="T2"> NumberLong(-77)</text:span>,<text:line-break/>    <text:span text:style-name="T2"> NumberLong(-77)</text:span>,<text:line-break/>    <text:span text:style-name="T2"> NumberLong(-77)</text:span>,<text:line-break/>    <text:span text:style-name="T2"> NumberLong(-77)</text:span>,<text:line-break/>    <text:span text:style-name="T2"> NumberLong(-77)</text:span>,<text:line-break/>    <text:span text:style-name="T2"> NumberLong(-77)</text:span>,<text:line-break/>    <text:span text:style-name="T2"> NumberLong(-77)</text:span>,<text:line-break/>    <text:span text:style-name="T2"> NumberLong(-77)</text:span>,<text:line-break/>    <text:span text:style-name="T2"> NumberLong(-77)</text:span>,<text:line-break/>    <text:span text:style-name="T2"> NumberLong(-77)</text:span>,<text:line-break/><text:soft-page-break/>    <text:span text:style-name="T2"> NumberLong(-77)</text:span>,<text:line-break/>    <text:span text:style-name="T2"> NumberLong(-77)</text:span>,<text:line-break/>    <text:span text:style-name="T2"> NumberLong(-77)</text:span>,<text:line-break/>    <text:span text:style-name="T2"> NumberLong(-77)</text:span>,<text:line-break/>    <text:span text:style-name="T2"> NumberLong(-77)</text:span>,<text:line-break/>    <text:span text:style-name="T2"> NumberLong(-77)</text:span>,<text:line-break/>    <text:span text:style-name="T2"> NumberLong(-77)</text:span>,<text:line-break/>    <text:span text:style-name="T2"> NumberLong(-77)</text:span>,<text:line-break/>    <text:span text:style-name="T2"> NumberLong(-77)</text:span>,<text:line-break/>    <text:span text:style-name="T2"> NumberLong(-77)</text:span>,<text:line-break/>    <text:span text:style-name="T2"> NumberLong(-77)</text:span>,<text:line-break/>    <text:span text:style-name="T2"> NumberLong(-77)</text:span>,<text:line-break/>    <text:span text:style-name="T2"> NumberLong(-77)</text:span>,<text:line-break/>    <text:span text:style-name="T2"> NumberLong(-77)</text:span>,<text:line-break/>    <text:span text:style-name="T2"> NumberLong(-77)</text:span>,<text:line-break/>    <text:span text:style-name="T2"> NumberLong(-77)</text:span>,<text:line-break/>    <text:span text:style-name="T2"> NumberLong(-77)</text:span>,<text:line-break/>    <text:span text:style-name="T2"> NumberLong(-77)</text:span>,<text:line-break/>    <text:span text:style-name="T2"> NumberLong(-77)</text:span>,<text:line-break/>    <text:span text:style-name="T2"> NumberLong(-77)</text:span>,<text:line-break/>    <text:span text:style-name="T2"> NumberLong(-77)</text:span>,<text:line-break/>    <text:span text:style-name="T2"> NumberLong(-77)</text:span>,<text:line-break/>    <text:span text:style-name="T2"> NumberLong(-77)</text:span>,<text:line-break/>    <text:span text:style-name="T2"> NumberLong(-77)</text:span>,<text:line-break/>    <text:span text:style-name="T2"> NumberLong(-77)</text:span>,<text:line-break/>    <text:span text:style-name="T2"> NumberLong(-77)</text:span>,<text:line-break/>    <text:span text:style-name="T2"> NumberLong(-77)</text:span>,<text:line-break/>    <text:span text:style-name="T2"> NumberLong(-77)</text:span>,<text:line-break/>    <text:span text:style-name="T2"> NumberLong(-77)</text:span>,<text:line-break/>    <text:span text:style-name="T2"> NumberLong(-77)</text:span>,<text:line-break/>    <text:span text:style-name="T2"> NumberLong(-77)</text:span>,<text:line-break/>    <text:span text:style-name="T2"> NumberLong(-77)</text:span>,<text:line-break/>    <text:span text:style-name="T2"> NumberLong(-77)</text:span>,<text:line-break/>    <text:span text:style-name="T2"> NumberLong(-77)</text:span>,<text:line-break/>    <text:span text:style-name="T2"> NumberLong(-77)</text:span>,<text:line-break/>    <text:span text:style-name="T2"> NumberLong(-77)</text:span>,<text:line-break/>    <text:span text:style-name="T2"> NumberLong(-77)</text:span>,<text:line-break/>    <text:span text:style-name="T2"> NumberLong(-77)</text:span>,<text:line-break/>    <text:span text:style-name="T2"> NumberLong(-77)</text:span>,<text:line-break/>    <text:span text:style-name="T2"> NumberLong(-77)</text:span>,<text:line-break/>    <text:span text:style-name="T2"> NumberLong(-77)</text:span>,<text:line-break/>    <text:span text:style-name="T2"> NumberLong(-77)</text:span>,<text:line-break/>    <text:span text:style-name="T2"> NumberLong(-77)</text:span>,<text:line-break/>    <text:span text:style-name="T2"> NumberLong(-77)</text:span>,<text:line-break/>    <text:span text:style-name="T2"> NumberLong(-77)</text:span>,<text:line-break/>    <text:span text:style-name="T2"> NumberLong(-77)</text:span>,<text:line-break/>    <text:span text:style-name="T2"> NumberLong(-77)</text:span>,<text:line-break/>    <text:span text:style-name="T2"> NumberLong(-77)</text:span>,<text:line-break/>    <text:span text:style-name="T2"> NumberLong(-77)</text:span>,<text:line-break/><text:soft-page-break/>    <text:span text:style-name="T2"> NumberLong(-77)</text:span>,<text:line-break/>    <text:span text:style-name="T2"> NumberLong(-77)</text:span>,<text:line-break/>    <text:span text:style-name="T2"> NumberLong(-77)</text:span>,<text:line-break/>    <text:span text:style-name="T2"> NumberLong(-77)</text:span>,<text:line-break/>    <text:span text:style-name="T2"> NumberLong(-77)</text:span>,<text:line-break/>    <text:span text:style-name="T2"> NumberLong(-77)</text:span>,<text:line-break/>    <text:span text:style-name="T2"> NumberLong(-77)</text:span>,<text:line-break/>    <text:span text:style-name="T2"> NumberLong(-77)</text:span>,<text:line-break/>    <text:span text:style-name="T2"> NumberLong(-77)</text:span>,<text:line-break/>    <text:span text:style-name="T2"> NumberLong(-77)</text:span>,<text:line-break/>    <text:span text:style-name="T2"> NumberLong(-77)</text:span>,<text:line-break/>    <text:span text:style-name="T2"> NumberLong(-77)</text:span>,<text:line-break/>    <text:span text:style-name="T2"> NumberLong(-77)</text:span>,<text:line-break/>    <text:span text:style-name="T2"> NumberLong(-77)</text:span>,<text:line-break/>    <text:span text:style-name="T2"> NumberLong(-77)</text:span>,<text:line-break/>    <text:span text:style-name="T2"> NumberLong(-77)</text:span>,<text:line-break/>    <text:span text:style-name="T2"> NumberLong(-77)</text:span>,<text:line-break/>    <text:span text:style-name="T2"> NumberLong(-77)</text:span>,<text:line-break/>    <text:span text:style-name="T2"> NumberLong(-77)</text:span>,<text:line-break/>    <text:span text:style-name="T2"> NumberLong(-77)</text:span>,<text:line-break/>    <text:span text:style-name="T2"> NumberLong(-77)</text:span>,<text:line-break/>    <text:span text:style-name="T2"> NumberLong(-77)</text:span>,<text:line-break/>    <text:span text:style-name="T2"> NumberLong(-77)</text:span>,<text:line-break/>    <text:span text:style-name="T2"> NumberLong(-77)</text:span>,<text:line-break/>    <text:span text:style-name="T2"> NumberLong(-77)</text:span>,<text:line-break/>    <text:span text:style-name="T2"> NumberLong(-77)</text:span>,<text:line-break/>    <text:span text:style-name="T2"> NumberLong(-77)</text:span>,<text:line-break/>    <text:span text:style-name="T2"> NumberLong(-77)</text:span>,<text:line-break/>    <text:span text:style-name="T2"> NumberLong(-77)</text:span>,<text:line-break/>    <text:span text:style-name="T2"> NumberLong(-77)</text:span>,<text:line-break/>    <text:span text:style-name="T2"> NumberLong(-77)</text:span>,<text:line-break/>    <text:span text:style-name="T2"> NumberLong(-77)</text:span>,<text:line-break/>    <text:span text:style-name="T2"> NumberLong(-77)</text:span>,<text:line-break/>    <text:span text:style-name="T2"> NumberLong(-77)</text:span>,<text:line-break/>    <text:span text:style-name="T2"> NumberLong(-77)</text:span>,<text:line-break/>    <text:span text:style-name="T2"> NumberLong(-77)</text:span>,<text:line-break/>    <text:span text:style-name="T2"> NumberLong(-77)</text:span>,<text:line-break/>    <text:span text:style-name="T2"> NumberLong(-77)</text:span>,<text:line-break/>    <text:span text:style-name="T2"> NumberLong(-77)</text:span>,<text:line-break/>    <text:span text:style-name="T2"> NumberLong(-77)</text:span>,<text:line-break/>    <text:span text:style-name="T2"> NumberLong(-77)</text:span>,<text:line-break/>    <text:span text:style-name="T2"> NumberLong(-77)</text:span>,<text:line-break/>    <text:span text:style-name="T2"> NumberLong(-77)</text:span>,<text:line-break/>    <text:span text:style-name="T2"> NumberLong(-77)</text:span>,<text:line-break/>    <text:span text:style-name="T2"> NumberLong(-77)</text:span>,<text:line-break/>    <text:span text:style-name="T2"> NumberLong(-77)</text:span>,<text:line-break/>    <text:span text:style-name="T2"> NumberLong(-77)</text:span>,<text:line-break/>    <text:span text:style-name="T2"> NumberLong(-77)</text:span>,<text:line-break/>    <text:span text:style-name="T2"> NumberLong(-77)</text:span>,<text:line-break/><text:soft-page-break/>    <text:span text:style-name="T2"> NumberLong(-77)</text:span>,<text:line-break/>    <text:span text:style-name="T2"> NumberLong(-77)</text:span>,<text:line-break/>    <text:span text:style-name="T2"> NumberLong(-77)</text:span>,<text:line-break/>    <text:span text:style-name="T2"> NumberLong(-77)</text:span>,<text:line-break/>    <text:span text:style-name="T2"> NumberLong(-77)</text:span>,<text:line-break/>    <text:span text:style-name="T2"> NumberLong(-77)</text:span>,<text:line-break/>    <text:span text:style-name="T2"> NumberLong(-77)</text:span>,<text:line-break/>    <text:span text:style-name="T2"> NumberLong(-77)</text:span>,<text:line-break/>    <text:span text:style-name="T2"> NumberLong(-77)</text:span>,<text:line-break/>    <text:span text:style-name="T2"> NumberLong(-77)</text:span>,<text:line-break/>    <text:span text:style-name="T2"> NumberLong(-77)</text:span>,<text:line-break/>    <text:span text:style-name="T2"> NumberLong(-77)</text:span>,<text:line-break/>    <text:span text:style-name="T2"> NumberLong(-77)</text:span>,<text:line-break/>    <text:span text:style-name="T2"> NumberLong(-77)</text:span>,<text:line-break/>    <text:span text:style-name="T2"> NumberLong(-77)</text:span>,<text:line-break/>    <text:span text:style-name="T2"> NumberLong(-77)</text:span>,<text:line-break/>    <text:span text:style-name="T2"> NumberLong(-77)</text:span>,<text:line-break/>    <text:span text:style-name="T2"> NumberLong(-77)</text:span>,<text:line-break/>    <text:span text:style-name="T2"> NumberLong(-77)</text:span>,<text:line-break/>    <text:span text:style-name="T2"> NumberLong(-77)</text:span>,<text:line-break/>    <text:span text:style-name="T2"> NumberLong(-77)</text:span>,<text:line-break/>    <text:span text:style-name="T2"> NumberLong(-77)</text:span>,<text:line-break/>    <text:span text:style-name="T2"> NumberLong(-77)</text:span>,<text:line-break/>    <text:span text:style-name="T2"> NumberLong(-77)</text:span>,<text:line-break/>    <text:span text:style-name="T2"> NumberLong(-77)</text:span>,<text:line-break/>    <text:span text:style-name="T2"> NumberLong(-77)</text:span>,<text:line-break/>    <text:span text:style-name="T2"> NumberLong(-77)</text:span>,<text:line-break/>    <text:span text:style-name="T2"> NumberLong(-77) </text:span><text:line-break/>  <text:span text:style-name="T3">]</text:span>,<text:line-break/>  <text:span text:style-name="T2"> </text:span><text:span text:style-name="T1">"TIMESTAMP"</text:span><text:span text:style-name="T2"> </text:span>: <text:span text:style-name="T1">"2015-07-16</text:span><text:span text:style-name="T3">:</text:span><text:span text:style-name="T1">13-16-22.473"</text:span>,<text:line-break/>  <text:span text:style-name="T2"> </text:span><text:span text:style-name="T1">"X"</text:span><text:span text:style-name="T2"> </text:span>: <text:span text:style-name="T2">NumberLong(1)</text:span>,<text:line-break/>  <text:span text:style-name="T2"> </text:span><text:span text:style-name="T1">"STEP"</text:span><text:span text:style-name="T2"> </text:span>: <text:span text:style-name="T3">[</text:span><text:line-break/>    <text:span text:style-name="T2"> NumberLong(1)</text:span>,<text:line-break/>    <text:span text:style-name="T2"> NumberLong(1) </text:span><text:line-break/>  <text:span text:style-name="T3">]</text:span>,<text:line-break/>  <text:span text:style-name="T2"> </text:span><text:span text:style-name="T1">"PLACE"</text:span><text:span text:style-name="T2"> </text:span>: <text:span text:style-name="T1">"kopalnia_test_stst"</text:span>,<text:line-break/>  <text:span text:style-name="T2"> </text:span><text:span text:style-name="T1">"MODE"</text:span><text:span text:style-name="T2"> </text:span>: <text:span text:style-name="T1">"FEED_MAP"</text:span>,<text:line-break/>  <text:span text:style-name="T2"> </text:span><text:span text:style-name="T1">"IP_PHONE"</text:span><text:span text:style-name="T2"> </text:span>: <text:span text:style-name="T1">"192.168.1.100"</text:span>,<text:line-break/>  <text:span text:style-name="T2"> </text:span><text:span text:style-name="T1">"RSSI_AVG_TIME"</text:span><text:span text:style-name="T2"> </text:span>: <text:span text:style-name="T1">"2443918"</text:span>,<text:line-break/>  <text:span text:style-name="T2"> </text:span><text:span text:style-name="T1">"Y"</text:span><text:span text:style-name="T2"> </text:span>: <text:span text:style-name="T2">NumberLong(100)</text:span>,<text:line-break/>  <text:span text:style-name="T2"> </text:span><text:span text:style-name="T1">"MAC_AP"</text:span><text:span text:style-name="T2"> </text:span>: <text:span text:style-name="T1">"f8</text:span><text:span text:style-name="T3">:</text:span><text:span text:style-name="T1">d1</text:span><text:span text:style-name="T3">:</text:span><text:span text:style-name="T1">11</text:span><text:span text:style-name="T3">:</text:span><text:span text:style-name="T1">48</text:span><text:span text:style-name="T3">:</text:span><text:span text:style-name="T1">9b</text:span><text:span text:style-name="T3">:</text:span><text:span text:style-name="T1">26"</text:span>,<text:line-break/>  <text:span text:style-name="T2"> </text:span><text:span text:style-name="T1">"DATA_SIZE"</text:span><text:span text:style-name="T2"> </text:span>: <text:span text:style-name="T2">NumberLong(200)</text:span>,<text:line-break/>  <text:span text:style-name="T2"> </text:span><text:span text:style-name="T1">"MAC_PHONE"</text:span><text:span text:style-name="T2"> </text:span>: <text:span text:style-name="T1">"e8</text:span><text:span text:style-name="T3">:</text:span><text:span text:style-name="T1">99</text:span><text:span text:style-name="T3">:</text:span><text:span text:style-name="T1">c4</text:span><text:span text:style-name="T3">:</text:span><text:span text:style-name="T1">8e</text:span><text:span text:style-name="T3">:</text:span><text:span text:style-name="T1">97</text:span><text:span text:style-name="T3">:</text:span><text:span text:style-name="T1">36"</text:span><text:span text:style-name="T2"> </text:span><text:line-break/><text:span text:style-name="T3">}</text:span></text:p>
      <text:p text:style-name="Standard"/>
      <text:p text:style-name="Standard"><text:span text:style-name="T3">{</text:span><text:line-break/>  <text:span text:style-name="T2"> </text:span><text:span text:style-name="T1">"_id"</text:span><text:span text:style-name="T2"> </text:span>: <text:span text:style-name="T2">ObjectId(</text:span><text:span text:style-name="T1">"55a792a263f9130ecb812b46"</text:span><text:span text:style-name="T2">)</text:span>,<text:line-break/>  <text:span text:style-name="T2"> </text:span><text:span text:style-name="T1">"STATISTICS"</text:span><text:span text:style-name="T2"> </text:span>: <text:span text:style-name="T3">{</text:span><text:line-break/>    <text:span text:style-name="T2"> </text:span><text:span text:style-name="T1">"PERCENTILE - 90"</text:span><text:span text:style-name="T2"> </text:span>: <text:span text:style-name="T2">28.92</text:span>,<text:line-break/><text:soft-page-break/>    <text:span text:style-name="T2"> </text:span><text:span text:style-name="T1">"MIN"</text:span><text:span text:style-name="T2"> </text:span>: <text:span text:style-name="T2">8.46</text:span>,<text:line-break/>    <text:span text:style-name="T2"> </text:span><text:span text:style-name="T1">"STANDARD_DEVIATION"</text:span><text:span text:style-name="T2"> </text:span>: <text:span text:style-name="T2">8.518752371230283</text:span>,<text:line-break/>    <text:span text:style-name="T2"> </text:span><text:span text:style-name="T1">"PERCENTILE - 20"</text:span><text:span text:style-name="T2"> </text:span>: <text:span text:style-name="T2">9.36</text:span>,<text:line-break/>    <text:span text:style-name="T2"> </text:span><text:span text:style-name="T1">"PERCENTILE - 10"</text:span><text:span text:style-name="T2"> </text:span>: <text:span text:style-name="T2">8.88</text:span>,<text:line-break/>    <text:span text:style-name="T2"> </text:span><text:span text:style-name="T1">"MAX"</text:span><text:span text:style-name="T2"> </text:span>: <text:span text:style-name="T2">29.519999</text:span>,<text:line-break/>    <text:span text:style-name="T2"> </text:span><text:span text:style-name="T1">"PERCENTILE - 70"</text:span><text:span text:style-name="T2"> </text:span>: <text:span text:style-name="T2">28.38</text:span>,<text:line-break/>    <text:span text:style-name="T2"> </text:span><text:span text:style-name="T1">"PERCENTILE - 50"</text:span><text:span text:style-name="T2"> </text:span>: <text:span text:style-name="T2">25.5</text:span>,<text:line-break/>    <text:span text:style-name="T2"> </text:span><text:span text:style-name="T1">"MODE"</text:span><text:span text:style-name="T2"> </text:span>: <text:span text:style-name="T2">28.74</text:span>,<text:line-break/>    <text:span text:style-name="T2"> </text:span><text:span text:style-name="T1">"MEDIANA"</text:span><text:span text:style-name="T2"> </text:span>: <text:span text:style-name="T2">25.5</text:span>,<text:line-break/>    <text:span text:style-name="T2"> </text:span><text:span text:style-name="T1">"MEAN"</text:span><text:span text:style-name="T2"> </text:span>: <text:span text:style-name="T2">21.261199746666634 </text:span><text:line-break/>  <text:span text:style-name="T3">}</text:span>,<text:line-break/>  <text:span text:style-name="T2"> </text:span><text:span text:style-name="T1">"HASH"</text:span><text:span text:style-name="T2"> </text:span>: <text:span text:style-name="T1">"DEFAULT"</text:span>,<text:line-break/>  <text:span text:style-name="T2"> </text:span><text:span text:style-name="T1">"MAC_PHONE"</text:span><text:span text:style-name="T2"> </text:span>: <text:span text:style-name="T1">"e8</text:span><text:span text:style-name="T3">:</text:span><text:span text:style-name="T1">99</text:span><text:span text:style-name="T3">:</text:span><text:span text:style-name="T1">c4</text:span><text:span text:style-name="T3">:</text:span><text:span text:style-name="T1">8e</text:span><text:span text:style-name="T3">:</text:span><text:span text:style-name="T1">97</text:span><text:span text:style-name="T3">:</text:span><text:span text:style-name="T1">36"</text:span>,<text:line-break/>  <text:span text:style-name="T2"> </text:span><text:span text:style-name="T1">"TIMESTAMP"</text:span><text:span text:style-name="T2"> </text:span>: <text:span text:style-name="T1">"2015-07-16</text:span><text:span text:style-name="T3">:</text:span><text:span text:style-name="T1">13-16-22.258"</text:span>,<text:line-break/>  <text:span text:style-name="T2"> </text:span><text:span text:style-name="T1">"X"</text:span><text:span text:style-name="T2"> </text:span>: <text:span text:style-name="T2">NumberLong(1)</text:span>,<text:line-break/>  <text:span text:style-name="T2"> </text:span><text:span text:style-name="T1">"STEP"</text:span><text:span text:style-name="T2"> </text:span>: <text:span text:style-name="T3">[</text:span><text:line-break/>    <text:span text:style-name="T2"> NumberLong(1)</text:span>,<text:line-break/>    <text:span text:style-name="T2"> NumberLong(1) </text:span><text:line-break/>  <text:span text:style-name="T3">]</text:span>,<text:line-break/>  <text:span text:style-name="T2"> </text:span><text:span text:style-name="T1">"PLACE"</text:span><text:span text:style-name="T2"> </text:span>: <text:span text:style-name="T1">"kopalnia_test_stst"</text:span>,<text:line-break/>  <text:span text:style-name="T2"> </text:span><text:span text:style-name="T1">"MODE"</text:span><text:span text:style-name="T2"> </text:span>: <text:span text:style-name="T1">"FEED_MAP"</text:span>,<text:line-break/>  <text:span text:style-name="T2"> </text:span><text:span text:style-name="T1">"IP_PHONE"</text:span><text:span text:style-name="T2"> </text:span>: <text:span text:style-name="T1">"192.168.1.100"</text:span>,<text:line-break/>  <text:span text:style-name="T2"> </text:span><text:span text:style-name="T1">"STATISTICS_NORM"</text:span><text:span text:style-name="T2"> </text:span>: <text:span text:style-name="T3">{</text:span><text:line-break/>    <text:span text:style-name="T2"> </text:span><text:span text:style-name="T1">"PERCENTILE - 90"</text:span><text:span text:style-name="T2"> </text:span>: <text:span text:style-name="T2">40.58597480638655</text:span>,<text:line-break/>    <text:span text:style-name="T2"> </text:span><text:span text:style-name="T1">"MIN"</text:span><text:span text:style-name="T2"> </text:span>: <text:span text:style-name="T2">38.591942164135766</text:span>,<text:line-break/>    <text:span text:style-name="T2"> </text:span><text:span text:style-name="T1">"STANDARD_DEVIATION"</text:span><text:span text:style-name="T2"> </text:span>: <text:span text:style-name="T2">0.731486691202367</text:span>,<text:line-break/>    <text:span text:style-name="T2"> </text:span><text:span text:style-name="T1">"PERCENTILE - 20"</text:span><text:span text:style-name="T2"> </text:span>: <text:span text:style-name="T2">39.239641901150605</text:span>,<text:line-break/>    <text:span text:style-name="T2"> </text:span><text:span text:style-name="T1">"PERCENTILE - 10"</text:span><text:span text:style-name="T2"> </text:span>: <text:span text:style-name="T2">38.982313579010324</text:span>,<text:line-break/>    <text:span text:style-name="T2"> </text:span><text:span text:style-name="T1">"MAX"</text:span><text:span text:style-name="T2"> </text:span>: <text:span text:style-name="T2">42.601520432022156</text:span>,<text:line-break/>    <text:span text:style-name="T2"> </text:span><text:span text:style-name="T1">"PERCENTILE - 70"</text:span><text:span text:style-name="T2"> </text:span>: <text:span text:style-name="T2">39.688000658354525</text:span>,<text:line-break/>    <text:span text:style-name="T2"> </text:span><text:span text:style-name="T1">"PERCENTILE - 50"</text:span><text:span text:style-name="T2"> </text:span>: <text:span text:style-name="T2">39.50575095454832</text:span>,<text:line-break/>    <text:span text:style-name="T2"> </text:span><text:span text:style-name="T1">"MODE"</text:span><text:span text:style-name="T2"> </text:span>: <text:span text:style-name="T2">39.3875208663861</text:span>,<text:line-break/>    <text:span text:style-name="T2"> </text:span><text:span text:style-name="T1">"MEDIANA"</text:span><text:span text:style-name="T2"> </text:span>: <text:span text:style-name="T2">39.50575095454832</text:span>,<text:line-break/>    <text:span text:style-name="T2"> </text:span><text:span text:style-name="T1">"MEAN"</text:span><text:span text:style-name="T2"> </text:span>: <text:span text:style-name="T2">39.66469711356173 </text:span><text:line-break/>  <text:span text:style-name="T3">}</text:span>,<text:line-break/>  <text:span text:style-name="T2"> </text:span><text:span text:style-name="T1">"Y"</text:span><text:span text:style-name="T2"> </text:span>: <text:span text:style-name="T2">NumberLong(100)</text:span>,<text:line-break/>  <text:span text:style-name="T2"> </text:span><text:span text:style-name="T1">"MAGNETIC_AVG_TIME"</text:span><text:span text:style-name="T2"> </text:span>: <text:span text:style-name="T1">"23042"</text:span>,<text:line-break/>  <text:span text:style-name="T2"> </text:span><text:span text:style-name="T1">"MAGNETIC_DATA"</text:span><text:span text:style-name="T2"> </text:span>: <text:span text:style-name="T3">[</text:span><text:line-break/>    <text:span text:style-name="T2"> 12.48</text:span>,<text:line-break/>    <text:span text:style-name="T2"> 29.16</text:span>,<text:line-break/>    <text:span text:style-name="T2"> 28.439999</text:span>,<text:line-break/>    <text:span text:style-name="T2"> 12.12</text:span>,<text:line-break/>    <text:span text:style-name="T2"> 29.519999</text:span>,<text:line-break/>    <text:span text:style-name="T2"> 27.48</text:span>,<text:line-break/>    <text:span text:style-name="T2"> 11.58</text:span>,<text:line-break/>    <text:span text:style-name="T2"> 29.16</text:span>,<text:line-break/>    <text:span text:style-name="T2"> 27.66</text:span>,<text:line-break/>    <text:span text:style-name="T2"> 12.24</text:span>,<text:line-break/>    <text:span text:style-name="T2"> 29.16</text:span>,<text:line-break/><text:soft-page-break/>    <text:span text:style-name="T2"> 28.26</text:span>,<text:line-break/>    <text:span text:style-name="T2"> 12.12</text:span>,<text:line-break/>    <text:span text:style-name="T2"> 28.92</text:span>,<text:line-break/>    <text:span text:style-name="T2"> 28.8</text:span>,<text:line-break/>    <text:span text:style-name="T2"> 12.12</text:span>,<text:line-break/>    <text:span text:style-name="T2"> 28.32</text:span>,<text:line-break/>    <text:span text:style-name="T2"> 28.92</text:span>,<text:line-break/>    <text:span text:style-name="T2"> 12.059999</text:span>,<text:line-break/>    <text:span text:style-name="T2"> 28.56</text:span>,<text:line-break/>    <text:span text:style-name="T2"> 28.56</text:span>,<text:line-break/>    <text:span text:style-name="T2"> 11.88</text:span>,<text:line-break/>    <text:span text:style-name="T2"> 28.74</text:span>,<text:line-break/>    <text:span text:style-name="T2"> 28.08</text:span>,<text:line-break/>    <text:span text:style-name="T2"> 11.88</text:span>,<text:line-break/>    <text:span text:style-name="T2"> 28.74</text:span>,<text:line-break/>    <text:span text:style-name="T2"> 27.96</text:span>,<text:line-break/>    <text:span text:style-name="T2"> 11.759999</text:span>,<text:line-break/>    <text:span text:style-name="T2"> 28.439999</text:span>,<text:line-break/>    <text:span text:style-name="T2"> 27.96</text:span>,<text:line-break/>    <text:span text:style-name="T2"> 11.58</text:span>,<text:line-break/>    <text:span text:style-name="T2"> 28.32</text:span>,<text:line-break/>    <text:span text:style-name="T2"> 27.779999</text:span>,<text:line-break/>    <text:span text:style-name="T2"> 11.219999</text:span>,<text:line-break/>    <text:span text:style-name="T2"> 28.26</text:span>,<text:line-break/>    <text:span text:style-name="T2"> 27.48</text:span>,<text:line-break/>    <text:span text:style-name="T2"> 11.099999</text:span>,<text:line-break/>    <text:span text:style-name="T2"> 28.199999</text:span>,<text:line-break/>    <text:span text:style-name="T2"> 26.939999</text:span>,<text:line-break/>    <text:span text:style-name="T2"> 10.8</text:span>,<text:line-break/>    <text:span text:style-name="T2"> 28.439999</text:span>,<text:line-break/>    <text:span text:style-name="T2"> 26.88</text:span>,<text:line-break/>    <text:span text:style-name="T2"> 10.559999</text:span>,<text:line-break/>    <text:span text:style-name="T2"> 28.26</text:span>,<text:line-break/>    <text:span text:style-name="T2"> 26.88</text:span>,<text:line-break/>    <text:span text:style-name="T2"> 10.44</text:span>,<text:line-break/>    <text:span text:style-name="T2"> 28.32</text:span>,<text:line-break/>    <text:span text:style-name="T2"> 27.06</text:span>,<text:line-break/>    <text:span text:style-name="T2"> 10.38</text:span>,<text:line-break/>    <text:span text:style-name="T2"> 28.439999</text:span>,<text:line-break/>    <text:span text:style-name="T2"> 26.88</text:span>,<text:line-break/>    <text:span text:style-name="T2"> 10.08</text:span>,<text:line-break/>    <text:span text:style-name="T2"> 28.56</text:span>,<text:line-break/>    <text:span text:style-name="T2"> 26.88</text:span>,<text:line-break/>    <text:span text:style-name="T2"> 10.2</text:span>,<text:line-break/>    <text:span text:style-name="T2"> 28.859999</text:span>,<text:line-break/>    <text:span text:style-name="T2"> 26.64</text:span>,<text:line-break/>    <text:span text:style-name="T2"> 10.2</text:span>,<text:line-break/>    <text:span text:style-name="T2"> 28.98</text:span>,<text:line-break/>    <text:span text:style-name="T2"> 26.519999</text:span>,<text:line-break/><text:soft-page-break/>    <text:span text:style-name="T2"> 10.0199995</text:span>,<text:line-break/>    <text:span text:style-name="T2"> 29.279999</text:span>,<text:line-break/>    <text:span text:style-name="T2"> 26.58</text:span>,<text:line-break/>    <text:span text:style-name="T2"> 9.96</text:span>,<text:line-break/>    <text:span text:style-name="T2"> 29.16</text:span>,<text:line-break/>    <text:span text:style-name="T2"> 26.58</text:span>,<text:line-break/>    <text:span text:style-name="T2"> 10.08</text:span>,<text:line-break/>    <text:span text:style-name="T2"> 29.34</text:span>,<text:line-break/>    <text:span text:style-name="T2"> 26.46</text:span>,<text:line-break/>    <text:span text:style-name="T2"> 9.96</text:span>,<text:line-break/>    <text:span text:style-name="T2"> 29.4</text:span>,<text:line-break/>    <text:span text:style-name="T2"> 26.279999</text:span>,<text:line-break/>    <text:span text:style-name="T2"> 9.78</text:span>,<text:line-break/>    <text:span text:style-name="T2"> 29.4</text:span>,<text:line-break/>    <text:span text:style-name="T2"> 26.22</text:span>,<text:line-break/>    <text:span text:style-name="T2"> 10.0199995</text:span>,<text:line-break/>    <text:span text:style-name="T2"> 29.4</text:span>,<text:line-break/>    <text:span text:style-name="T2"> 26.22</text:span>,<text:line-break/>    <text:span text:style-name="T2"> 10.08</text:span>,<text:line-break/>    <text:span text:style-name="T2"> 29.22</text:span>,<text:line-break/>    <text:span text:style-name="T2"> 26.34</text:span>,<text:line-break/>    <text:span text:style-name="T2"> 9.96</text:span>,<text:line-break/>    <text:span text:style-name="T2"> 29.16</text:span>,<text:line-break/>    <text:span text:style-name="T2"> 26.22</text:span>,<text:line-break/>    <text:span text:style-name="T2"> 10.0199995</text:span>,<text:line-break/>    <text:span text:style-name="T2"> 28.92</text:span>,<text:line-break/>    <text:span text:style-name="T2"> 26.16</text:span>,<text:line-break/>    <text:span text:style-name="T2"> 10.0199995</text:span>,<text:line-break/>    <text:span text:style-name="T2"> 28.92</text:span>,<text:line-break/>    <text:span text:style-name="T2"> 26.22</text:span>,<text:line-break/>    <text:span text:style-name="T2"> 10.0199995</text:span>,<text:line-break/>    <text:span text:style-name="T2"> 28.859999</text:span>,<text:line-break/>    <text:span text:style-name="T2"> 25.98</text:span>,<text:line-break/>    <text:span text:style-name="T2"> 10.08</text:span>,<text:line-break/>    <text:span text:style-name="T2"> 28.56</text:span>,<text:line-break/>    <text:span text:style-name="T2"> 25.98</text:span>,<text:line-break/>    <text:span text:style-name="T2"> 10.139999</text:span>,<text:line-break/>    <text:span text:style-name="T2"> 28.439999</text:span>,<text:line-break/>    <text:span text:style-name="T2"> 25.92</text:span>,<text:line-break/>    <text:span text:style-name="T2"> 10.08</text:span>,<text:line-break/>    <text:span text:style-name="T2"> 28.38</text:span>,<text:line-break/>    <text:span text:style-name="T2"> 25.859999</text:span>,<text:line-break/>    <text:span text:style-name="T2"> 9.84</text:span>,<text:line-break/>    <text:span text:style-name="T2"> 28.32</text:span>,<text:line-break/>    <text:span text:style-name="T2"> 25.8</text:span>,<text:line-break/>    <text:span text:style-name="T2"> 9.96</text:span>,<text:line-break/>    <text:span text:style-name="T2"> 28.26</text:span>,<text:line-break/>    <text:span text:style-name="T2"> 25.859999</text:span>,<text:line-break/>    <text:span text:style-name="T2"> 10.08</text:span>,<text:line-break/><text:soft-page-break/>    <text:span text:style-name="T2"> 28.38</text:span>,<text:line-break/>    <text:span text:style-name="T2"> 25.98</text:span>,<text:line-break/>    <text:span text:style-name="T2"> 10.0199995</text:span>,<text:line-break/>    <text:span text:style-name="T2"> 28.199999</text:span>,<text:line-break/>    <text:span text:style-name="T2"> 26.16</text:span>,<text:line-break/>    <text:span text:style-name="T2"> 9.9</text:span>,<text:line-break/>    <text:span text:style-name="T2"> 28.38</text:span>,<text:line-break/>    <text:span text:style-name="T2"> 25.98</text:span>,<text:line-break/>    <text:span text:style-name="T2"> 9.719999</text:span>,<text:line-break/>    <text:span text:style-name="T2"> 28.32</text:span>,<text:line-break/>    <text:span text:style-name="T2"> 25.98</text:span>,<text:line-break/>    <text:span text:style-name="T2"> 9.48</text:span>,<text:line-break/>    <text:span text:style-name="T2"> 28.5</text:span>,<text:line-break/>    <text:span text:style-name="T2"> 25.98</text:span>,<text:line-break/>    <text:span text:style-name="T2"> 9.3</text:span>,<text:line-break/>    <text:span text:style-name="T2"> 28.619999</text:span>,<text:line-break/>    <text:span text:style-name="T2"> 25.98</text:span>,<text:line-break/>    <text:span text:style-name="T2"> 9.24</text:span>,<text:line-break/>    <text:span text:style-name="T2"> 28.56</text:span>,<text:line-break/>    <text:span text:style-name="T2"> 26.099998</text:span>,<text:line-break/>    <text:span text:style-name="T2"> 9.179999</text:span>,<text:line-break/>    <text:span text:style-name="T2"> 28.439999</text:span>,<text:line-break/>    <text:span text:style-name="T2"> 25.8</text:span>,<text:line-break/>    <text:span text:style-name="T2"> 9.059999</text:span>,<text:line-break/>    <text:span text:style-name="T2"> 28.439999</text:span>,<text:line-break/>    <text:span text:style-name="T2"> 25.56</text:span>,<text:line-break/>    <text:span text:style-name="T2"> 8.94</text:span>,<text:line-break/>    <text:span text:style-name="T2"> 28.32</text:span>,<text:line-break/>    <text:span text:style-name="T2"> 25.56</text:span>,<text:line-break/>    <text:span text:style-name="T2"> 9.059999</text:span>,<text:line-break/>    <text:span text:style-name="T2"> 28.26</text:span>,<text:line-break/>    <text:span text:style-name="T2"> 25.68</text:span>,<text:line-break/>    <text:span text:style-name="T2"> 9.12</text:span>,<text:line-break/>    <text:span text:style-name="T2"> 28.32</text:span>,<text:line-break/>    <text:span text:style-name="T2"> 25.859999</text:span>,<text:line-break/>    <text:span text:style-name="T2"> 9.42</text:span>,<text:line-break/>    <text:span text:style-name="T2"> 28.199999</text:span>,<text:line-break/>    <text:span text:style-name="T2"> 25.859999</text:span>,<text:line-break/>    <text:span text:style-name="T2"> 9.599999</text:span>,<text:line-break/>    <text:span text:style-name="T2"> 28.32</text:span>,<text:line-break/>    <text:span text:style-name="T2"> 25.8</text:span>,<text:line-break/>    <text:span text:style-name="T2"> 9.54</text:span>,<text:line-break/>    <text:span text:style-name="T2"> 28.5</text:span>,<text:line-break/>    <text:span text:style-name="T2"> 25.68</text:span>,<text:line-break/>    <text:span text:style-name="T2"> 9.599999</text:span>,<text:line-break/>    <text:span text:style-name="T2"> 28.439999</text:span>,<text:line-break/>    <text:span text:style-name="T2"> 25.74</text:span>,<text:line-break/>    <text:span text:style-name="T2"> 9.599999</text:span>,<text:line-break/>    <text:span text:style-name="T2"> 28.5</text:span>,<text:line-break/><text:soft-page-break/>    <text:span text:style-name="T2"> 25.8</text:span>,<text:line-break/>    <text:span text:style-name="T2"> 9.66</text:span>,<text:line-break/>    <text:span text:style-name="T2"> 28.74</text:span>,<text:line-break/>    <text:span text:style-name="T2"> 25.74</text:span>,<text:line-break/>    <text:span text:style-name="T2"> 9.48</text:span>,<text:line-break/>    <text:span text:style-name="T2"> 28.92</text:span>,<text:line-break/>    <text:span text:style-name="T2"> 25.92</text:span>,<text:line-break/>    <text:span text:style-name="T2"> 9.54</text:span>,<text:line-break/>    <text:span text:style-name="T2"> 28.859999</text:span>,<text:line-break/>    <text:span text:style-name="T2"> 25.859999</text:span>,<text:line-break/>    <text:span text:style-name="T2"> 9.66</text:span>,<text:line-break/>    <text:span text:style-name="T2"> 28.8</text:span>,<text:line-break/>    <text:span text:style-name="T2"> 25.859999</text:span>,<text:line-break/>    <text:span text:style-name="T2"> 9.78</text:span>,<text:line-break/>    <text:span text:style-name="T2"> 28.8</text:span>,<text:line-break/>    <text:span text:style-name="T2"> 25.859999</text:span>,<text:line-break/>    <text:span text:style-name="T2"> 9.9</text:span>,<text:line-break/>    <text:span text:style-name="T2"> 28.56</text:span>,<text:line-break/>    <text:span text:style-name="T2"> 25.859999</text:span>,<text:line-break/>    <text:span text:style-name="T2"> 9.719999</text:span>,<text:line-break/>    <text:span text:style-name="T2"> 28.56</text:span>,<text:line-break/>    <text:span text:style-name="T2"> 25.92</text:span>,<text:line-break/>    <text:span text:style-name="T2"> 9.78</text:span>,<text:line-break/>    <text:span text:style-name="T2"> 28.56</text:span>,<text:line-break/>    <text:span text:style-name="T2"> 25.92</text:span>,<text:line-break/>    <text:span text:style-name="T2"> 9.66</text:span>,<text:line-break/>    <text:span text:style-name="T2"> 28.5</text:span>,<text:line-break/>    <text:span text:style-name="T2"> 25.98</text:span>,<text:line-break/>    <text:span text:style-name="T2"> 9.719999</text:span>,<text:line-break/>    <text:span text:style-name="T2"> 28.32</text:span>,<text:line-break/>    <text:span text:style-name="T2"> 25.92</text:span>,<text:line-break/>    <text:span text:style-name="T2"> 9.9</text:span>,<text:line-break/>    <text:span text:style-name="T2"> 28.439999</text:span>,<text:line-break/>    <text:span text:style-name="T2"> 25.98</text:span>,<text:line-break/>    <text:span text:style-name="T2"> 9.48</text:span>,<text:line-break/>    <text:span text:style-name="T2"> 28.56</text:span>,<text:line-break/>    <text:span text:style-name="T2"> 25.8</text:span>,<text:line-break/>    <text:span text:style-name="T2"> 9.48</text:span>,<text:line-break/>    <text:span text:style-name="T2"> 28.38</text:span>,<text:line-break/>    <text:span text:style-name="T2"> 25.92</text:span>,<text:line-break/>    <text:span text:style-name="T2"> 9.36</text:span>,<text:line-break/>    <text:span text:style-name="T2"> 28.38</text:span>,<text:line-break/>    <text:span text:style-name="T2"> 25.92</text:span>,<text:line-break/>    <text:span text:style-name="T2"> 9.48</text:span>,<text:line-break/>    <text:span text:style-name="T2"> 28.5</text:span>,<text:line-break/>    <text:span text:style-name="T2"> 25.859999</text:span>,<text:line-break/>    <text:span text:style-name="T2"> 9.42</text:span>,<text:line-break/>    <text:span text:style-name="T2"> 28.74</text:span>,<text:line-break/>    <text:span text:style-name="T2"> 25.74</text:span>,<text:line-break/><text:soft-page-break/>    <text:span text:style-name="T2"> 9.42</text:span>,<text:line-break/>    <text:span text:style-name="T2"> 28.619999</text:span>,<text:line-break/>    <text:span text:style-name="T2"> 25.8</text:span>,<text:line-break/>    <text:span text:style-name="T2"> 9.48</text:span>,<text:line-break/>    <text:span text:style-name="T2"> 28.74</text:span>,<text:line-break/>    <text:span text:style-name="T2"> 25.619999</text:span>,<text:line-break/>    <text:span text:style-name="T2"> 9.059999</text:span>,<text:line-break/>    <text:span text:style-name="T2"> 28.68</text:span>,<text:line-break/>    <text:span text:style-name="T2"> 25.56</text:span>,<text:line-break/>    <text:span text:style-name="T2"> 9.059999</text:span>,<text:line-break/>    <text:span text:style-name="T2"> 28.74</text:span>,<text:line-break/>    <text:span text:style-name="T2"> 25.74</text:span>,<text:line-break/>    <text:span text:style-name="T2"> 8.88</text:span>,<text:line-break/>    <text:span text:style-name="T2"> 28.619999</text:span>,<text:line-break/>    <text:span text:style-name="T2"> 25.619999</text:span>,<text:line-break/>    <text:span text:style-name="T2"> 8.88</text:span>,<text:line-break/>    <text:span text:style-name="T2"> 28.74</text:span>,<text:line-break/>    <text:span text:style-name="T2"> 25.619999</text:span>,<text:line-break/>    <text:span text:style-name="T2"> 8.76</text:span>,<text:line-break/>    <text:span text:style-name="T2"> 28.8</text:span>,<text:line-break/>    <text:span text:style-name="T2"> 25.56</text:span>,<text:line-break/>    <text:span text:style-name="T2"> 8.94</text:span>,<text:line-break/>    <text:span text:style-name="T2"> 28.5</text:span>,<text:line-break/>    <text:span text:style-name="T2"> 25.5</text:span>,<text:line-break/>    <text:span text:style-name="T2"> 9.12</text:span>,<text:line-break/>    <text:span text:style-name="T2"> 28.56</text:span>,<text:line-break/>    <text:span text:style-name="T2"> 25.38</text:span>,<text:line-break/>    <text:span text:style-name="T2"> NumberLong(9)</text:span>,<text:line-break/>    <text:span text:style-name="T2"> 28.68</text:span>,<text:line-break/>    <text:span text:style-name="T2"> 25.199999</text:span>,<text:line-break/>    <text:span text:style-name="T2"> 9.24</text:span>,<text:line-break/>    <text:span text:style-name="T2"> 28.8</text:span>,<text:line-break/>    <text:span text:style-name="T2"> 25.26</text:span>,<text:line-break/>    <text:span text:style-name="T2"> 9.12</text:span>,<text:line-break/>    <text:span text:style-name="T2"> 28.74</text:span>,<text:line-break/>    <text:span text:style-name="T2"> 25.32</text:span>,<text:line-break/>    <text:span text:style-name="T2"> 9.24</text:span>,<text:line-break/>    <text:span text:style-name="T2"> 28.859999</text:span>,<text:line-break/>    <text:span text:style-name="T2"> 25.56</text:span>,<text:line-break/>    <text:span text:style-name="T2"> 9.24</text:span>,<text:line-break/>    <text:span text:style-name="T2"> 28.8</text:span>,<text:line-break/>    <text:span text:style-name="T2"> 25.439999</text:span>,<text:line-break/>    <text:span text:style-name="T2"> 9.3</text:span>,<text:line-break/>    <text:span text:style-name="T2"> 28.98</text:span>,<text:line-break/>    <text:span text:style-name="T2"> 25.56</text:span>,<text:line-break/>    <text:span text:style-name="T2"> 9.36</text:span>,<text:line-break/>    <text:span text:style-name="T2"> 29.16</text:span>,<text:line-break/>    <text:span text:style-name="T2"> 25.74</text:span>,<text:line-break/>    <text:span text:style-name="T2"> 9.3</text:span>,<text:line-break/><text:soft-page-break/>    <text:span text:style-name="T2"> 29.039999</text:span>,<text:line-break/>    <text:span text:style-name="T2"> 25.68</text:span>,<text:line-break/>    <text:span text:style-name="T2"> 9.36</text:span>,<text:line-break/>    <text:span text:style-name="T2"> 28.8</text:span>,<text:line-break/>    <text:span text:style-name="T2"> 25.859999</text:span>,<text:line-break/>    <text:span text:style-name="T2"> 9.36</text:span>,<text:line-break/>    <text:span text:style-name="T2"> 28.74</text:span>,<text:line-break/>    <text:span text:style-name="T2"> 25.68</text:span>,<text:line-break/>    <text:span text:style-name="T2"> 9.599999</text:span>,<text:line-break/>    <text:span text:style-name="T2"> 28.619999</text:span>,<text:line-break/>    <text:span text:style-name="T2"> 25.74</text:span>,<text:line-break/>    <text:span text:style-name="T2"> 9.48</text:span>,<text:line-break/>    <text:span text:style-name="T2"> 28.74</text:span>,<text:line-break/>    <text:span text:style-name="T2"> 25.5</text:span>,<text:line-break/>    <text:span text:style-name="T2"> 9.54</text:span>,<text:line-break/>    <text:span text:style-name="T2"> 28.68</text:span>,<text:line-break/>    <text:span text:style-name="T2"> 25.56</text:span>,<text:line-break/>    <text:span text:style-name="T2"> 9.48</text:span>,<text:line-break/>    <text:span text:style-name="T2"> 28.74</text:span>,<text:line-break/>    <text:span text:style-name="T2"> 25.5</text:span>,<text:line-break/>    <text:span text:style-name="T2"> 9.36</text:span>,<text:line-break/>    <text:span text:style-name="T2"> 28.619999</text:span>,<text:line-break/>    <text:span text:style-name="T2"> 25.439999</text:span>,<text:line-break/>    <text:span text:style-name="T2"> 9.42</text:span>,<text:line-break/>    <text:span text:style-name="T2"> 28.619999</text:span>,<text:line-break/>    <text:span text:style-name="T2"> 25.439999</text:span>,<text:line-break/>    <text:span text:style-name="T2"> 9.719999</text:span>,<text:line-break/>    <text:span text:style-name="T2"> 28.56</text:span>,<text:line-break/>    <text:span text:style-name="T2"> 25.5</text:span>,<text:line-break/>    <text:span text:style-name="T2"> 9.54</text:span>,<text:line-break/>    <text:span text:style-name="T2"> 28.619999</text:span>,<text:line-break/>    <text:span text:style-name="T2"> 25.56</text:span>,<text:line-break/>    <text:span text:style-name="T2"> 9.48</text:span>,<text:line-break/>    <text:span text:style-name="T2"> 28.5</text:span>,<text:line-break/>    <text:span text:style-name="T2"> 25.5</text:span>,<text:line-break/>    <text:span text:style-name="T2"> 9.54</text:span>,<text:line-break/>    <text:span text:style-name="T2"> 28.439999</text:span>,<text:line-break/>    <text:span text:style-name="T2"> 25.5</text:span>,<text:line-break/>    <text:span text:style-name="T2"> 9.48</text:span>,<text:line-break/>    <text:span text:style-name="T2"> 28.08</text:span>,<text:line-break/>    <text:span text:style-name="T2"> 25.26</text:span>,<text:line-break/>    <text:span text:style-name="T2"> 9.36</text:span>,<text:line-break/>    <text:span text:style-name="T2"> 28.14</text:span>,<text:line-break/>    <text:span text:style-name="T2"> 25.199999</text:span>,<text:line-break/>    <text:span text:style-name="T2"> 9.3</text:span>,<text:line-break/>    <text:span text:style-name="T2"> 28.199999</text:span>,<text:line-break/>    <text:span text:style-name="T2"> 25.26</text:span>,<text:line-break/>    <text:span text:style-name="T2"> 8.88</text:span>,<text:line-break/>    <text:span text:style-name="T2"> 28.199999</text:span>,<text:line-break/><text:soft-page-break/>    <text:span text:style-name="T2"> 25.32</text:span>,<text:line-break/>    <text:span text:style-name="T2"> 8.82</text:span>,<text:line-break/>    <text:span text:style-name="T2"> 28.26</text:span>,<text:line-break/>    <text:span text:style-name="T2"> 25.199999</text:span>,<text:line-break/>    <text:span text:style-name="T2"> 8.82</text:span>,<text:line-break/>    <text:span text:style-name="T2"> 28.5</text:span>,<text:line-break/>    <text:span text:style-name="T2"> 25.199999</text:span>,<text:line-break/>    <text:span text:style-name="T2"> 8.82</text:span>,<text:line-break/>    <text:span text:style-name="T2"> 28.26</text:span>,<text:line-break/>    <text:span text:style-name="T2"> 25.26</text:span>,<text:line-break/>    <text:span text:style-name="T2"> 8.94</text:span>,<text:line-break/>    <text:span text:style-name="T2"> 28.38</text:span>,<text:line-break/>    <text:span text:style-name="T2"> 25.56</text:span>,<text:line-break/>    <text:span text:style-name="T2"> 8.7</text:span>,<text:line-break/>    <text:span text:style-name="T2"> 28.56</text:span>,<text:line-break/>    <text:span text:style-name="T2"> 25.38</text:span>,<text:line-break/>    <text:span text:style-name="T2"> 8.7</text:span>,<text:line-break/>    <text:span text:style-name="T2"> 28.56</text:span>,<text:line-break/>    <text:span text:style-name="T2"> 25.5</text:span>,<text:line-break/>    <text:span text:style-name="T2"> 8.639999</text:span>,<text:line-break/>    <text:span text:style-name="T2"> 28.619999</text:span>,<text:line-break/>    <text:span text:style-name="T2"> 25.5</text:span>,<text:line-break/>    <text:span text:style-name="T2"> 8.639999</text:span>,<text:line-break/>    <text:span text:style-name="T2"> 28.68</text:span>,<text:line-break/>    <text:span text:style-name="T2"> 25.38</text:span>,<text:line-break/>    <text:span text:style-name="T2"> 8.82</text:span>,<text:line-break/>    <text:span text:style-name="T2"> 28.619999</text:span>,<text:line-break/>    <text:span text:style-name="T2"> 25.26</text:span>,<text:line-break/>    <text:span text:style-name="T2"> 8.7</text:span>,<text:line-break/>    <text:span text:style-name="T2"> 28.8</text:span>,<text:line-break/>    <text:span text:style-name="T2"> 25.199999</text:span>,<text:line-break/>    <text:span text:style-name="T2"> 8.639999</text:span>,<text:line-break/>    <text:span text:style-name="T2"> 28.98</text:span>,<text:line-break/>    <text:span text:style-name="T2"> 25.019999</text:span>,<text:line-break/>    <text:span text:style-name="T2"> 8.58</text:span>,<text:line-break/>    <text:span text:style-name="T2"> 29.039999</text:span>,<text:line-break/>    <text:span text:style-name="T2"> 25.019999</text:span>,<text:line-break/>    <text:span text:style-name="T2"> 8.58</text:span>,<text:line-break/>    <text:span text:style-name="T2"> 28.92</text:span>,<text:line-break/>    <text:span text:style-name="T2"> 25.14</text:span>,<text:line-break/>    <text:span text:style-name="T2"> 8.58</text:span>,<text:line-break/>    <text:span text:style-name="T2"> 28.98</text:span>,<text:line-break/>    <text:span text:style-name="T2"> 25.26</text:span>,<text:line-break/>    <text:span text:style-name="T2"> 8.58</text:span>,<text:line-break/>    <text:span text:style-name="T2"> 29.039999</text:span>,<text:line-break/>    <text:span text:style-name="T2"> 25.199999</text:span>,<text:line-break/>    <text:span text:style-name="T2"> 8.76</text:span>,<text:line-break/>    <text:span text:style-name="T2"> 29.099998</text:span>,<text:line-break/>    <text:span text:style-name="T2"> 25.26</text:span>,<text:line-break/><text:soft-page-break/>    <text:span text:style-name="T2"> 8.639999</text:span>,<text:line-break/>    <text:span text:style-name="T2"> 29.16</text:span>,<text:line-break/>    <text:span text:style-name="T2"> 25.32</text:span>,<text:line-break/>    <text:span text:style-name="T2"> 8.58</text:span>,<text:line-break/>    <text:span text:style-name="T2"> 28.98</text:span>,<text:line-break/>    <text:span text:style-name="T2"> 25.38</text:span>,<text:line-break/>    <text:span text:style-name="T2"> 8.639999</text:span>,<text:line-break/>    <text:span text:style-name="T2"> 28.92</text:span>,<text:line-break/>    <text:span text:style-name="T2"> 25.56</text:span>,<text:line-break/>    <text:span text:style-name="T2"> 8.639999</text:span>,<text:line-break/>    <text:span text:style-name="T2"> 28.859999</text:span>,<text:line-break/>    <text:span text:style-name="T2"> 25.56</text:span>,<text:line-break/>    <text:span text:style-name="T2"> 8.88</text:span>,<text:line-break/>    <text:span text:style-name="T2"> 28.92</text:span>,<text:line-break/>    <text:span text:style-name="T2"> 25.5</text:span>,<text:line-break/>    <text:span text:style-name="T2"> 8.76</text:span>,<text:line-break/>    <text:span text:style-name="T2"> 28.98</text:span>,<text:line-break/>    <text:span text:style-name="T2"> 25.199999</text:span>,<text:line-break/>    <text:span text:style-name="T2"> 8.82</text:span>,<text:line-break/>    <text:span text:style-name="T2"> 28.8</text:span>,<text:line-break/>    <text:span text:style-name="T2"> 25.38</text:span>,<text:line-break/>    <text:span text:style-name="T2"> 8.76</text:span>,<text:line-break/>    <text:span text:style-name="T2"> 28.92</text:span>,<text:line-break/>    <text:span text:style-name="T2"> 25.32</text:span>,<text:line-break/>    <text:span text:style-name="T2"> 8.82</text:span>,<text:line-break/>    <text:span text:style-name="T2"> 28.92</text:span>,<text:line-break/>    <text:span text:style-name="T2"> 25.439999</text:span>,<text:line-break/>    <text:span text:style-name="T2"> 8.88</text:span>,<text:line-break/>    <text:span text:style-name="T2"> 28.8</text:span>,<text:line-break/>    <text:span text:style-name="T2"> 25.38</text:span>,<text:line-break/>    <text:span text:style-name="T2"> 8.88</text:span>,<text:line-break/>    <text:span text:style-name="T2"> 29.039999</text:span>,<text:line-break/>    <text:span text:style-name="T2"> 25.26</text:span>,<text:line-break/>    <text:span text:style-name="T2"> 8.7</text:span>,<text:line-break/>    <text:span text:style-name="T2"> 29.16</text:span>,<text:line-break/>    <text:span text:style-name="T2"> 25.32</text:span>,<text:line-break/>    <text:span text:style-name="T2"> 8.5199995</text:span>,<text:line-break/>    <text:span text:style-name="T2"> 29.099998</text:span>,<text:line-break/>    <text:span text:style-name="T2"> 25.199999</text:span>,<text:line-break/>    <text:span text:style-name="T2"> 8.639999</text:span>,<text:line-break/>    <text:span text:style-name="T2"> 28.98</text:span>,<text:line-break/>    <text:span text:style-name="T2"> 25.26</text:span>,<text:line-break/>    <text:span text:style-name="T2"> 8.46</text:span>,<text:line-break/>    <text:span text:style-name="T2"> 29.099998</text:span>,<text:line-break/>    <text:span text:style-name="T2"> 25.019999</text:span>,<text:line-break/>    <text:span text:style-name="T2"> 8.58</text:span>,<text:line-break/>    <text:span text:style-name="T2"> 28.98</text:span>,<text:line-break/>    <text:span text:style-name="T2"> 25.08</text:span>,<text:line-break/>    <text:span text:style-name="T2"> 8.7</text:span>,<text:line-break/><text:soft-page-break/>    <text:span text:style-name="T2"> 29.039999</text:span>,<text:line-break/>    <text:span text:style-name="T2"> 25.08</text:span>,<text:line-break/>    <text:span text:style-name="T2"> 8.7</text:span>,<text:line-break/>    <text:span text:style-name="T2"> 29.16</text:span>,<text:line-break/>    <text:span text:style-name="T2"> 25.019999</text:span>,<text:line-break/>    <text:span text:style-name="T2"> 8.58</text:span>,<text:line-break/>    <text:span text:style-name="T2"> 28.92</text:span>,<text:line-break/>    <text:span text:style-name="T2"> 25.08</text:span>,<text:line-break/>    <text:span text:style-name="T2"> 8.82</text:span>,<text:line-break/>    <text:span text:style-name="T2"> 28.8</text:span>,<text:line-break/>    <text:span text:style-name="T2"> 24.9</text:span>,<text:line-break/>    <text:span text:style-name="T2"> 9.179999</text:span>,<text:line-break/>    <text:span text:style-name="T2"> 28.92</text:span>,<text:line-break/>    <text:span text:style-name="T2"> 25.199999</text:span>,<text:line-break/>    <text:span text:style-name="T2"> 9.36</text:span>,<text:line-break/>    <text:span text:style-name="T2"> 28.8</text:span>,<text:line-break/>    <text:span text:style-name="T2"> 25.32</text:span>,<text:line-break/>    <text:span text:style-name="T2"> 9.54</text:span>,<text:line-break/>    <text:span text:style-name="T2"> 28.68</text:span>,<text:line-break/>    <text:span text:style-name="T2"> 25.38</text:span>,<text:line-break/>    <text:span text:style-name="T2"> 9.36</text:span>,<text:line-break/>    <text:span text:style-name="T2"> 28.68</text:span>,<text:line-break/>    <text:span text:style-name="T2"> 25.32</text:span>,<text:line-break/>    <text:span text:style-name="T2"> 9.179999</text:span>,<text:line-break/>    <text:span text:style-name="T2"> 28.68</text:span>,<text:line-break/>    <text:span text:style-name="T2"> 25.08</text:span>,<text:line-break/>    <text:span text:style-name="T2"> 9.24</text:span>,<text:line-break/>    <text:span text:style-name="T2"> 28.68</text:span>,<text:line-break/>    <text:span text:style-name="T2"> 25.14</text:span>,<text:line-break/>    <text:span text:style-name="T2"> 9.42</text:span>,<text:line-break/>    <text:span text:style-name="T2"> 28.8</text:span>,<text:line-break/>    <text:span text:style-name="T2"> 25.26</text:span>,<text:line-break/>    <text:span text:style-name="T2"> 9.24</text:span>,<text:line-break/>    <text:span text:style-name="T2"> 28.74</text:span>,<text:line-break/>    <text:span text:style-name="T2"> 25.26</text:span>,<text:line-break/>    <text:span text:style-name="T2"> 9.059999</text:span>,<text:line-break/>    <text:span text:style-name="T2"> 28.859999</text:span>,<text:line-break/>    <text:span text:style-name="T2"> 25.199999</text:span>,<text:line-break/>    <text:span text:style-name="T2"> 8.94</text:span>,<text:line-break/>    <text:span text:style-name="T2"> 28.98</text:span>,<text:line-break/>    <text:span text:style-name="T2"> 25.26</text:span>,<text:line-break/>    <text:span text:style-name="T2"> 8.88</text:span>,<text:line-break/>    <text:span text:style-name="T2"> 29.22</text:span>,<text:line-break/>    <text:span text:style-name="T2"> 25.199999</text:span>,<text:line-break/>    <text:span text:style-name="T2"> 9.059999</text:span>,<text:line-break/>    <text:span text:style-name="T2"> 29.34</text:span>,<text:line-break/>    <text:span text:style-name="T2"> 25.14</text:span>,<text:line-break/>    <text:span text:style-name="T2"> NumberLong(9)</text:span>,<text:line-break/>    <text:span text:style-name="T2"> 29.16</text:span>,<text:line-break/><text:soft-page-break/>    <text:span text:style-name="T2"> 25.38</text:span>,<text:line-break/>    <text:span text:style-name="T2"> NumberLong(9)</text:span>,<text:line-break/>    <text:span text:style-name="T2"> 29.099998</text:span>,<text:line-break/>    <text:span text:style-name="T2"> 25.439999</text:span>,<text:line-break/>    <text:span text:style-name="T2"> 8.7</text:span>,<text:line-break/>    <text:span text:style-name="T2"> 29.099998</text:span>,<text:line-break/>    <text:span text:style-name="T2"> 25.56</text:span>,<text:line-break/>    <text:span text:style-name="T2"> 8.88</text:span>,<text:line-break/>    <text:span text:style-name="T2"> 29.099998</text:span>,<text:line-break/>    <text:span text:style-name="T2"> 25.68</text:span>,<text:line-break/>    <text:span text:style-name="T2"> 8.7</text:span>,<text:line-break/>    <text:span text:style-name="T2"> 29.16</text:span>,<text:line-break/>    <text:span text:style-name="T2"> 25.619999</text:span>,<text:line-break/>    <text:span text:style-name="T2"> 8.94</text:span>,<text:line-break/>    <text:span text:style-name="T2"> 29.039999</text:span>,<text:line-break/>    <text:span text:style-name="T2"> 25.56</text:span>,<text:line-break/>    <text:span text:style-name="T2"> 8.88</text:span>,<text:line-break/>    <text:span text:style-name="T2"> 28.74</text:span>,<text:line-break/>    <text:span text:style-name="T2"> 25.619999</text:span>,<text:line-break/>    <text:span text:style-name="T2"> 8.82</text:span>,<text:line-break/>    <text:span text:style-name="T2"> 28.8</text:span>,<text:line-break/>    <text:span text:style-name="T2"> 25.56</text:span>,<text:line-break/>    <text:span text:style-name="T2"> 8.94</text:span>,<text:line-break/>    <text:span text:style-name="T2"> 28.859999</text:span>,<text:line-break/>    <text:span text:style-name="T2"> 25.68</text:span>,<text:line-break/>    <text:span text:style-name="T2"> 8.94</text:span>,<text:line-break/>    <text:span text:style-name="T2"> 28.98</text:span>,<text:line-break/>    <text:span text:style-name="T2"> 25.439999</text:span>,<text:line-break/>    <text:span text:style-name="T2"> 9.179999</text:span>,<text:line-break/>    <text:span text:style-name="T2"> 28.98</text:span>,<text:line-break/>    <text:span text:style-name="T2"> 25.26</text:span>,<text:line-break/>    <text:span text:style-name="T2"> 9.24</text:span>,<text:line-break/>    <text:span text:style-name="T2"> 28.92</text:span>,<text:line-break/>    <text:span text:style-name="T2"> 25.14</text:span>,<text:line-break/>    <text:span text:style-name="T2"> 9.24</text:span>,<text:line-break/>    <text:span text:style-name="T2"> 28.8</text:span>,<text:line-break/>    <text:span text:style-name="T2"> 25.14</text:span>,<text:line-break/>    <text:span text:style-name="T2"> 9.059999</text:span>,<text:line-break/>    <text:span text:style-name="T2"> 28.74</text:span>,<text:line-break/>    <text:span text:style-name="T2"> 25.14</text:span>,<text:line-break/>    <text:span text:style-name="T2"> NumberLong(9)</text:span>,<text:line-break/>    <text:span text:style-name="T2"> 28.8</text:span>,<text:line-break/>    <text:span text:style-name="T2"> 25.199999</text:span>,<text:line-break/>    <text:span text:style-name="T2"> 8.82</text:span>,<text:line-break/>    <text:span text:style-name="T2"> 28.68</text:span>,<text:line-break/>    <text:span text:style-name="T2"> 25.38</text:span>,<text:line-break/>    <text:span text:style-name="T2"> 8.76</text:span>,<text:line-break/>    <text:span text:style-name="T2"> 28.68</text:span>,<text:line-break/>    <text:span text:style-name="T2"> 25.26</text:span>,<text:line-break/><text:soft-page-break/>    <text:span text:style-name="T2"> 8.76</text:span>,<text:line-break/>    <text:span text:style-name="T2"> 28.5</text:span>,<text:line-break/>    <text:span text:style-name="T2"> 25.619999</text:span>,<text:line-break/>    <text:span text:style-name="T2"> 8.76</text:span>,<text:line-break/>    <text:span text:style-name="T2"> 28.619999</text:span>,<text:line-break/>    <text:span text:style-name="T2"> 25.439999</text:span>,<text:line-break/>    <text:span text:style-name="T2"> 8.639999</text:span>,<text:line-break/>    <text:span text:style-name="T2"> 28.92</text:span>,<text:line-break/>    <text:span text:style-name="T2"> 25.619999</text:span>,<text:line-break/>    <text:span text:style-name="T2"> 8.639999</text:span>,<text:line-break/>    <text:span text:style-name="T2"> 28.8</text:span>,<text:line-break/>    <text:span text:style-name="T2"> 25.68</text:span>,<text:line-break/>    <text:span text:style-name="T2"> 8.7</text:span>,<text:line-break/>    <text:span text:style-name="T2"> 28.92</text:span>,<text:line-break/>    <text:span text:style-name="T2"> 25.56</text:span>,<text:line-break/>    <text:span text:style-name="T2"> 8.82</text:span>,<text:line-break/>    <text:span text:style-name="T2"> 28.8</text:span>,<text:line-break/>    <text:span text:style-name="T2"> 25.38</text:span>,<text:line-break/>    <text:span text:style-name="T2"> 8.88</text:span>,<text:line-break/>    <text:span text:style-name="T2"> 28.74</text:span>,<text:line-break/>    <text:span text:style-name="T2"> 25.32</text:span>,<text:line-break/>    <text:span text:style-name="T2"> 8.88</text:span>,<text:line-break/>    <text:span text:style-name="T2"> 28.68</text:span>,<text:line-break/>    <text:span text:style-name="T2"> 25.32</text:span>,<text:line-break/>    <text:span text:style-name="T2"> NumberLong(9)</text:span>,<text:line-break/>    <text:span text:style-name="T2"> 28.68</text:span>,<text:line-break/>    <text:span text:style-name="T2"> 25.019999</text:span>,<text:line-break/>    <text:span text:style-name="T2"> 8.94</text:span>,<text:line-break/>    <text:span text:style-name="T2"> 28.56</text:span>,<text:line-break/>    <text:span text:style-name="T2"> 25.26</text:span>,<text:line-break/>    <text:span text:style-name="T2"> 8.88</text:span>,<text:line-break/>    <text:span text:style-name="T2"> 28.439999</text:span>,<text:line-break/>    <text:span text:style-name="T2"> 25.14</text:span>,<text:line-break/>    <text:span text:style-name="T2"> 8.94</text:span>,<text:line-break/>    <text:span text:style-name="T2"> 28.5</text:span>,<text:line-break/>    <text:span text:style-name="T2"> 24.96</text:span>,<text:line-break/>    <text:span text:style-name="T2"> NumberLong(9)</text:span>,<text:line-break/>    <text:span text:style-name="T2"> 28.439999</text:span>,<text:line-break/>    <text:span text:style-name="T2"> 25.08</text:span>,<text:line-break/>    <text:span text:style-name="T2"> 8.76</text:span>,<text:line-break/>    <text:span text:style-name="T2"> 28.38</text:span>,<text:line-break/>    <text:span text:style-name="T2"> 25.14</text:span>,<text:line-break/>    <text:span text:style-name="T2"> 8.76</text:span>,<text:line-break/>    <text:span text:style-name="T2"> 28.38</text:span>,<text:line-break/>    <text:span text:style-name="T2"> 24.96</text:span>,<text:line-break/>    <text:span text:style-name="T2"> 8.7</text:span>,<text:line-break/>    <text:span text:style-name="T2"> 28.439999</text:span>,<text:line-break/>    <text:span text:style-name="T2"> 24.9</text:span>,<text:line-break/>    <text:span text:style-name="T2"> 8.5199995</text:span>,<text:line-break/><text:soft-page-break/>    <text:span text:style-name="T2"> 28.619999</text:span>,<text:line-break/>    <text:span text:style-name="T2"> 24.96</text:span>,<text:line-break/>    <text:span text:style-name="T2"> 8.58</text:span>,<text:line-break/>    <text:span text:style-name="T2"> 28.68</text:span>,<text:line-break/>    <text:span text:style-name="T2"> 24.84</text:span>,<text:line-break/>    <text:span text:style-name="T2"> 8.7</text:span>,<text:line-break/>    <text:span text:style-name="T2"> 28.74</text:span>,<text:line-break/>    <text:span text:style-name="T2"> 24.72</text:span>,<text:line-break/>    <text:span text:style-name="T2"> 8.88</text:span>,<text:line-break/>    <text:span text:style-name="T2"> 28.8</text:span>,<text:line-break/>    <text:span text:style-name="T2"> 24.779999</text:span>,<text:line-break/>    <text:span text:style-name="T2"> 8.82</text:span>,<text:line-break/>    <text:span text:style-name="T2"> 28.98</text:span>,<text:line-break/>    <text:span text:style-name="T2"> 24.72</text:span>,<text:line-break/><text:span text:style-name="T2">200</text:span>    <text:span text:style-name="T2"> 9.059999</text:span>,<text:line-break/>    <text:span text:style-name="T2"> 29.099998</text:span>,<text:line-break/>    <text:span text:style-name="T2"> 24.6</text:span>,<text:line-break/>    <text:span text:style-name="T2"> 9.3</text:span>,<text:line-break/>    <text:span text:style-name="T2"> 28.92</text:span>,<text:line-break/>    <text:span text:style-name="T2"> 24.779999</text:span>,<text:line-break/>    <text:span text:style-name="T2"> 9.24</text:span>,<text:line-break/>    <text:span text:style-name="T2"> 29.039999</text:span>,<text:line-break/>    <text:span text:style-name="T2"> 24.779999</text:span>,<text:line-break/>    <text:span text:style-name="T2"> 9.3</text:span>,<text:line-break/>    <text:span text:style-name="T2"> 28.74</text:span>,<text:line-break/>    <text:span text:style-name="T2"> 24.66</text:span>,<text:line-break/>    <text:span text:style-name="T2"> 9.179999</text:span>,<text:line-break/>    <text:span text:style-name="T2"> 28.74</text:span>,<text:line-break/>    <text:span text:style-name="T2"> 24.359999</text:span>,<text:line-break/>    <text:span text:style-name="T2"> NumberLong(9)</text:span>,<text:line-break/>    <text:span text:style-name="T2"> 28.68</text:span>,<text:line-break/>    <text:span text:style-name="T2"> 24.3</text:span>,<text:line-break/>    <text:span text:style-name="T2"> 8.94</text:span>,<text:line-break/>    <text:span text:style-name="T2"> 28.74</text:span>,<text:line-break/>    <text:span text:style-name="T2"> 24.3</text:span>,<text:line-break/>    <text:span text:style-name="T2"> 9.12</text:span>,<text:line-break/>    <text:span text:style-name="T2"> 28.56</text:span>,<text:line-break/>    <text:span text:style-name="T2"> 24.3</text:span>,<text:line-break/>    <text:span text:style-name="T2"> 8.82</text:span>,<text:line-break/>    <text:span text:style-name="T2"> 28.74</text:span>,<text:line-break/>    <text:span text:style-name="T2"> 24.42</text:span>,<text:line-break/>    <text:span text:style-name="T2"> 8.639999</text:span>,<text:line-break/>    <text:span text:style-name="T2"> 28.92</text:span>,<text:line-break/>    <text:span text:style-name="T2"> 24.539999</text:span>,<text:line-break/>    <text:span text:style-name="T2"> 8.76</text:span>,<text:line-break/>    <text:span text:style-name="T2"> 28.92</text:span>,<text:line-break/>    <text:span text:style-name="T2"> 24.6</text:span>,<text:line-break/>    <text:span text:style-name="T2"> 8.88</text:span>,<text:line-break/>    <text:span text:style-name="T2"> 28.92</text:span>,<text:line-break/><text:soft-page-break/>    <text:span text:style-name="T2"> 24.72 </text:span><text:line-break/>  <text:span text:style-name="T3">]</text:span>,<text:line-break/>  <text:span text:style-name="T2"> </text:span><text:span text:style-name="T1">"DATA_SIZE"</text:span><text:span text:style-name="T2"> </text:span>: <text:span text:style-name="T2">NumberLong(200)</text:span>,<text:line-break/>  <text:span text:style-name="T2"> </text:span><text:span text:style-name="T1">"MAGNETIC_DATA_NORM"</text:span><text:span text:style-name="T2"> </text:span>: <text:span text:style-name="T3">[</text:span><text:line-break/>    <text:span text:style-name="T2"> 42.601520432022156</text:span>,<text:line-break/>    <text:span text:style-name="T2"> 42.11264823019327</text:span>,<text:line-break/>    <text:span text:style-name="T2"> 41.82675698640764</text:span>,<text:line-break/>    <text:span text:style-name="T2"> 42.41168235286123</text:span>,<text:line-break/>    <text:span text:style-name="T2"> 42.575824125905065</text:span>,<text:line-break/>    <text:span text:style-name="T2"> 42.2526117535946</text:span>,<text:line-break/>    <text:span text:style-name="T2"> 42.15199610789507</text:span>,<text:line-break/>    <text:span text:style-name="T2"> 41.89998090691689</text:span>,<text:line-break/>    <text:span text:style-name="T2"> 41.81965566572733</text:span>,<text:line-break/>    <text:span text:style-name="T2"> 41.57995574312221</text:span>,<text:line-break/>    <text:span text:style-name="T2"> 41.32610729841369</text:span>,<text:line-break/>    <text:span text:style-name="T2"> 40.98373308472522</text:span>,<text:line-break/>    <text:span text:style-name="T2"> 40.548902174041686</text:span>,<text:line-break/>    <text:span text:style-name="T2"> 40.5956640926097</text:span>,<text:line-break/>    <text:span text:style-name="T2"> 40.40638042289857</text:span>,<text:line-break/>    <text:span text:style-name="T2"> 40.53713852752806</text:span>,<text:line-break/>    <text:span text:style-name="T2"> 40.485952417103896</text:span>,<text:line-break/>    <text:span text:style-name="T2"> 40.49462186513167</text:span>,<text:line-break/>    <text:span text:style-name="T2"> 40.57867841958386</text:span>,<text:line-break/>    <text:span text:style-name="T2"> 40.58559777753681</text:span>,<text:line-break/>    <text:span text:style-name="T2"> 40.79479294493356</text:span>,<text:line-break/>    <text:span text:style-name="T2"> 40.694024131314414</text:span>,<text:line-break/>    <text:span text:style-name="T2"> 40.77466860686914</text:span>,<text:line-break/>    <text:span text:style-name="T2"> 40.67185694605055</text:span>,<text:line-break/>    <text:span text:style-name="T2"> 40.58936806603424</text:span>,<text:line-break/>    <text:span text:style-name="T2"> 40.64786328923084</text:span>,<text:line-break/>    <text:span text:style-name="T2"> 40.610471555991566</text:span>,<text:line-break/>    <text:span text:style-name="T2"> 40.45980227336757</text:span>,<text:line-break/>    <text:span text:style-name="T2"> 40.26303999923503</text:span>,<text:line-break/>    <text:span text:style-name="T2"> 40.302049451361654</text:span>,<text:line-break/>    <text:span text:style-name="T2"> 40.103121228403175</text:span>,<text:line-break/>    <text:span text:style-name="T2"> 39.90288711359117</text:span>,<text:line-break/>    <text:span text:style-name="T2"> 39.79320950664827</text:span>,<text:line-break/>    <text:span text:style-name="T2"> 39.69597395555374</text:span>,<text:line-break/>    <text:span text:style-name="T2"> 39.55360919056566</text:span>,<text:line-break/>    <text:span text:style-name="T2"> 39.57990333843681</text:span>,<text:line-break/>    <text:span text:style-name="T2"> 39.77425297852871</text:span>,<text:line-break/>    <text:span text:style-name="T2"> 39.749036888709654</text:span>,<text:line-break/>    <text:span text:style-name="T2"> 39.72901710337169</text:span>,<text:line-break/>    <text:span text:style-name="T2"> 39.64165965950468</text:span>,<text:line-break/>    <text:span text:style-name="T2"> 39.71247662888831</text:span>,<text:line-break/>    <text:span text:style-name="T2"> 39.756191250671904</text:span>,<text:line-break/>    <text:span text:style-name="T2"> 39.777645676937745</text:span>,<text:line-break/>    <text:span text:style-name="T2"> 39.48095648233464</text:span>,<text:line-break/>    <text:span text:style-name="T2"> 39.296701197428796</text:span>,<text:line-break/><text:soft-page-break/>    <text:span text:style-name="T2"> 39.18238890113771</text:span>,<text:line-break/>    <text:span text:style-name="T2"> 39.24504531631988</text:span>,<text:line-break/>    <text:span text:style-name="T2"> 39.419999343987826</text:span>,<text:line-break/>    <text:span text:style-name="T2"> 39.40451613559037</text:span>,<text:line-break/>    <text:span text:style-name="T2"> 39.494586727803615</text:span>,<text:line-break/>    <text:span text:style-name="T2"> 39.531304051346446</text:span>,<text:line-break/>    <text:span text:style-name="T2"> 39.54163785075173</text:span>,<text:line-break/>    <text:span text:style-name="T2"> 39.62385620809768</text:span>,<text:line-break/>    <text:span text:style-name="T2"> 39.77248797850091</text:span>,<text:line-break/>    <text:span text:style-name="T2"> 39.976032819678345</text:span>,<text:line-break/>    <text:span text:style-name="T2"> 39.908027896151445</text:span>,<text:line-break/>    <text:span text:style-name="T2"> 39.893547702354084</text:span>,<text:line-break/>    <text:span text:style-name="T2"> 39.922774806869334</text:span>,<text:line-break/>    <text:span text:style-name="T2"> 39.779682606576955</text:span>,<text:line-break/>    <text:span text:style-name="T2"> 39.774343244860766</text:span>,<text:line-break/>    <text:span text:style-name="T2"> 39.789048744598055</text:span>,<text:line-break/>    <text:span text:style-name="T2"> 39.75582976118094</text:span>,<text:line-break/>    <text:span text:style-name="T2"> 39.60236332038785</text:span>,<text:line-break/>    <text:span text:style-name="T2"> 39.77189891267452</text:span>,<text:line-break/>    <text:span text:style-name="T2"> 39.63816342869583</text:span>,<text:line-break/>    <text:span text:style-name="T2"> 39.58713427365007</text:span>,<text:line-break/>    <text:span text:style-name="T2"> 39.558569236007514</text:span>,<text:line-break/>    <text:span text:style-name="T2"> 39.63407559512396</text:span>,<text:line-break/>    <text:span text:style-name="T2"> 39.714878823937006</text:span>,<text:line-break/>    <text:span text:style-name="T2"> 39.66712420582063</text:span>,<text:line-break/>    <text:span text:style-name="T2"> 39.651511304867064</text:span>,<text:line-break/>    <text:span text:style-name="T2"> 39.470743366194675</text:span>,<text:line-break/>    <text:span text:style-name="T2"> 39.63103306602038</text:span>,<text:line-break/>    <text:span text:style-name="T2"> 39.42515810393158</text:span>,<text:line-break/>    <text:span text:style-name="T2"> 39.512356912236974</text:span>,<text:line-break/>    <text:span text:style-name="T2"> 39.490393768611625</text:span>,<text:line-break/>    <text:span text:style-name="T2"> 39.27370112428927</text:span>,<text:line-break/>    <text:span text:style-name="T2"> 39.28094194389946</text:span>,<text:line-break/>    <text:span text:style-name="T2"> 39.224767043285304</text:span>,<text:line-break/>    <text:span text:style-name="T2"> 39.40666441098511</text:span>,<text:line-break/>    <text:span text:style-name="T2"> 39.37339711023167</text:span>,<text:line-break/>    <text:span text:style-name="T2"> 39.643293786969835</text:span>,<text:line-break/>    <text:span text:style-name="T2"> 39.522286739509404</text:span>,<text:line-break/>    <text:span text:style-name="T2"> 39.74473550044081</text:span>,<text:line-break/>    <text:span text:style-name="T2"> 40.00578458173268</text:span>,<text:line-break/>    <text:span text:style-name="T2"> 39.86569881389264</text:span>,<text:line-break/>    <text:span text:style-name="T2"> 39.82196816180738</text:span>,<text:line-break/>    <text:span text:style-name="T2"> 39.661815389616244</text:span>,<text:line-break/>    <text:span text:style-name="T2"> 39.67129848593315</text:span>,<text:line-break/>    <text:span text:style-name="T2"> 39.57408242777083</text:span>,<text:line-break/>    <text:span text:style-name="T2"> 39.583678454635816</text:span>,<text:line-break/>    <text:span text:style-name="T2"> 39.57408242777083</text:span>,<text:line-break/>    <text:span text:style-name="T2"> 39.419633330105974</text:span>,<text:line-break/>    <text:span text:style-name="T2"> 39.43392311043883</text:span>,<text:line-break/><text:soft-page-break/>    <text:span text:style-name="T2"> 39.50192375771085</text:span>,<text:line-break/>    <text:span text:style-name="T2"> 39.540226893127475</text:span>,<text:line-break/>    <text:span text:style-name="T2"> 39.40013197947438</text:span>,<text:line-break/>    <text:span text:style-name="T2"> 39.371247670349504</text:span>,<text:line-break/>    <text:span text:style-name="T2"> 38.94129427741199</text:span>,<text:line-break/>    <text:span text:style-name="T2"> 38.916694998419395</text:span>,<text:line-break/>    <text:span text:style-name="T2"> 38.98458084422611</text:span>,<text:line-break/>    <text:span text:style-name="T2"> 38.92552817368058</text:span>,<text:line-break/>    <text:span text:style-name="T2"> 38.87749927142949</text:span>,<text:line-break/>    <text:span text:style-name="T2"> 39.0523027438844</text:span>,<text:line-break/>    <text:span text:style-name="T2"> 38.91641812911358</text:span>,<text:line-break/>    <text:span text:style-name="T2"> 39.22577723895347</text:span>,<text:line-break/>    <text:span text:style-name="T2"> 39.185558564348675</text:span>,<text:line-break/>    <text:span text:style-name="T2"> 39.26338752578539</text:span>,<text:line-break/>    <text:span text:style-name="T2"> 39.293815359163105</text:span>,<text:line-break/>    <text:span text:style-name="T2"> 39.25985714085064</text:span>,<text:line-break/>    <text:span text:style-name="T2"> 39.178620991045634</text:span>,<text:line-break/>    <text:span text:style-name="T2"> 39.244999039368075</text:span>,<text:line-break/>    <text:span text:style-name="T2"> 39.24908066031613</text:span>,<text:line-break/>    <text:span text:style-name="T2"> 39.28025320539574</text:span>,<text:line-break/>    <text:span text:style-name="T2"> 39.26833839112626</text:span>,<text:line-break/>    <text:span text:style-name="T2"> 39.38939451172105</text:span>,<text:line-break/>    <text:span text:style-name="T2"> 39.39515060918034</text:span>,<text:line-break/>    <text:span text:style-name="T2"> 39.51727576136802</text:span>,<text:line-break/>    <text:span text:style-name="T2"> 39.57344542392033</text:span>,<text:line-break/>    <text:span text:style-name="T2"> 39.466456643585325</text:span>,<text:line-break/>    <text:span text:style-name="T2"> 39.551606575713215</text:span>,<text:line-break/>    <text:span text:style-name="T2"> 39.507755251342765</text:span>,<text:line-break/>    <text:span text:style-name="T2"> 39.566030885091315</text:span>,<text:line-break/>    <text:span text:style-name="T2"> 39.39058199113084</text:span>,<text:line-break/>    <text:span text:style-name="T2"> 39.3875208663861</text:span>,<text:line-break/>    <text:span text:style-name="T2"> 39.42342450878665</text:span>,<text:line-break/>    <text:span text:style-name="T2"> 39.51395132253925</text:span>,<text:line-break/>    <text:span text:style-name="T2"> 39.400999987309966</text:span>,<text:line-break/>    <text:span text:style-name="T2"> 39.499918252067324</text:span>,<text:line-break/>    <text:span text:style-name="T2"> 39.58658863807287</text:span>,<text:line-break/>    <text:span text:style-name="T2"> 39.42638995241645</text:span>,<text:line-break/>    <text:span text:style-name="T2"> 39.40250731514431</text:span>,<text:line-break/>    <text:span text:style-name="T2"> 39.29862381254597</text:span>,<text:line-break/>    <text:span text:style-name="T2"> 39.27420527521849</text:span>,<text:line-break/>    <text:span text:style-name="T2"> 39.344859154913756</text:span>,<text:line-break/>    <text:span text:style-name="T2"> 39.39537980474361</text:span>,<text:line-break/>    <text:span text:style-name="T2"> 39.22995284218425</text:span>,<text:line-break/>    <text:span text:style-name="T2"> 39.07994882289382</text:span>,<text:line-break/>    <text:span text:style-name="T2"> 39.44209339322651</text:span>,<text:line-break/>    <text:span text:style-name="T2"> 39.47343410447082</text:span>,<text:line-break/>    <text:span text:style-name="T2"> 39.467688049846544</text:span>,<text:line-break/>    <text:span text:style-name="T2"> 39.38596704411356</text:span>,<text:line-break/>    <text:span text:style-name="T2"> 39.18955449657473</text:span>,<text:line-break/><text:soft-page-break/>    <text:span text:style-name="T2"> 39.242064165892195</text:span>,<text:line-break/>    <text:span text:style-name="T2"> 39.44925854816539</text:span>,<text:line-break/>    <text:span text:style-name="T2"> 39.36283526373577</text:span>,<text:line-break/>    <text:span text:style-name="T2"> 39.370332406013574</text:span>,<text:line-break/>    <text:span text:style-name="T2"> 39.4693754701034</text:span>,<text:line-break/>    <text:span text:style-name="T2"> 39.59422621544713</text:span>,<text:line-break/>    <text:span text:style-name="T2"> 39.685498382658636</text:span>,<text:line-break/>    <text:span text:style-name="T2"> 39.691938728159904</text:span>,<text:line-break/>    <text:span text:style-name="T2"> 39.68631291415222</text:span>,<text:line-break/>    <text:span text:style-name="T2"> 39.696517272929675</text:span>,<text:line-break/>    <text:span text:style-name="T2"> 39.81364946346923</text:span>,<text:line-break/>    <text:span text:style-name="T2"> 39.77913961814661</text:span>,<text:line-break/>    <text:span text:style-name="T2"> 39.70590311175406</text:span>,<text:line-break/>    <text:span text:style-name="T2"> 39.512356912236974</text:span>,<text:line-break/>    <text:span text:style-name="T2"> 39.50374665775387</text:span>,<text:line-break/>    <text:span text:style-name="T2"> 39.65205596535949</text:span>,<text:line-break/>    <text:span text:style-name="T2"> 39.584814627834255</text:span>,<text:line-break/>    <text:span text:style-name="T2"> 39.524427657336176</text:span>,<text:line-break/>    <text:span text:style-name="T2"> 39.41780815824239</text:span>,<text:line-break/>    <text:span text:style-name="T2"> 39.329851258299975</text:span>,<text:line-break/>    <text:span text:style-name="T2"> 39.24399039190588</text:span>,<text:line-break/>    <text:span text:style-name="T2"> 39.31259276109884</text:span>,<text:line-break/>    <text:span text:style-name="T2"> 39.29986259517964</text:span>,<text:line-break/>    <text:span text:style-name="T2"> 39.20902447141474</text:span>,<text:line-break/>    <text:span text:style-name="T2"> 39.31121912075484</text:span>,<text:line-break/>    <text:span text:style-name="T2"> 39.28149044881065</text:span>,<text:line-break/>    <text:span text:style-name="T2"> 39.590407063833055</text:span>,<text:line-break/>    <text:span text:style-name="T2"> 39.54177515893793</text:span>,<text:line-break/>    <text:span text:style-name="T2"> 39.564757044622425</text:span>,<text:line-break/>    <text:span text:style-name="T2"> 39.3875208663861</text:span>,<text:line-break/>    <text:span text:style-name="T2"> 39.31849946272111</text:span>,<text:line-break/>    <text:span text:style-name="T2"> 39.274663588629245</text:span>,<text:line-break/>    <text:span text:style-name="T2"> 39.109369081589655</text:span>,<text:line-break/>    <text:span text:style-name="T2"> 39.16203263366191</text:span>,<text:line-break/>    <text:span text:style-name="T2"> 38.983426518457826</text:span>,<text:line-break/>    <text:span text:style-name="T2"> 38.92525144427458</text:span>,<text:line-break/>    <text:span text:style-name="T2"> 38.97229712398284</text:span>,<text:line-break/>    <text:span text:style-name="T2"> 38.91248642788071</text:span>,<text:line-break/>    <text:span text:style-name="T2"> 38.79643798082499</text:span>,<text:line-break/>    <text:span text:style-name="T2"> 38.78831709574419</text:span>,<text:line-break/>    <text:span text:style-name="T2"> 38.919099864205506</text:span>,<text:line-break/>    <text:span text:style-name="T2"> 38.89967094976512</text:span>,<text:line-break/>    <text:span text:style-name="T2"> 38.89416408665958</text:span>,<text:line-break/>    <text:span text:style-name="T2"> 39.017210951578804</text:span>,<text:line-break/>    <text:span text:style-name="T2"> 39.098736552476986</text:span>,<text:line-break/>    <text:span text:style-name="T2"> 39.16699459340741</text:span>,<text:line-break/>    <text:span text:style-name="T2"> 39.203376773436254</text:span>,<text:line-break/>    <text:span text:style-name="T2"> 39.27782443516955</text:span>,<text:line-break/>    <text:span text:style-name="T2"> 38.99478426661699</text:span>,<text:line-break/><text:soft-page-break/>    <text:span text:style-name="T2"> 38.77717799066871</text:span>,<text:line-break/>    <text:span text:style-name="T2"> 38.65271529918694</text:span>,<text:line-break/>    <text:span text:style-name="T2"> 38.68334525348085</text:span>,<text:line-break/>    <text:span text:style-name="T2"> 38.591942164135766</text:span>,<text:line-break/>    <text:span text:style-name="T2"> 38.73133615046091</text:span>,<text:line-break/>    <text:span text:style-name="T2"> 38.90022536747058</text:span>,<text:line-break/>    <text:span text:style-name="T2"> 38.96490728848203</text:span>,<text:line-break/>    <text:span text:style-name="T2"> 39.067879389595745 </text:span><text:line-break/>  <text:span text:style-name="T3">]</text:span><text:span text:style-name="T2"> </text:span><text:line-break/><text:span text:style-name="T3">}</text:span></text:p>
      <text:p text:style-name="Standard"/>
      <text:p text:style-name="Standard"/>
      <text:p text:style-name="Standard">@@@@@@@@@@@@@@@@@@@@@@@@@@@@@@@@@@@@@@@@</text:p>
      <text:p text:style-name="Standard">300</text:p>
      <text:p text:style-name="Standard"/>
      <text:p text:style-name="Standard"><text:span text:style-name="T3">{</text:span><text:line-break/>  <text:span text:style-name="T2"> </text:span><text:span text:style-name="T1">"_id"</text:span><text:span text:style-name="T2"> </text:span>: <text:span text:style-name="T2">ObjectId(</text:span><text:span text:style-name="T1">"55a792c563f9130ecb812b4d"</text:span><text:span text:style-name="T2">)</text:span>,<text:line-break/>  <text:span text:style-name="T2"> </text:span><text:span text:style-name="T1">"STATISTICS"</text:span><text:span text:style-name="T2"> </text:span>: <text:span text:style-name="T3">{</text:span><text:line-break/>    <text:span text:style-name="T2"> </text:span><text:span text:style-name="T1">"PERCENTILE - 90"</text:span><text:span text:style-name="T2"> </text:span>: <text:span text:style-name="T2">-62</text:span>,<text:line-break/>    <text:span text:style-name="T2"> </text:span><text:span text:style-name="T1">"MIN"</text:span><text:span text:style-name="T2"> </text:span>: <text:span text:style-name="T2">NumberLong(-62)</text:span>,<text:line-break/>    <text:span text:style-name="T2"> </text:span><text:span text:style-name="T1">"STANDARD_DEVIATION"</text:span><text:span text:style-name="T2"> </text:span>: <text:span text:style-name="T2">0</text:span>,<text:line-break/>    <text:span text:style-name="T2"> </text:span><text:span text:style-name="T1">"PERCENTILE - 20"</text:span><text:span text:style-name="T2"> </text:span>: <text:span text:style-name="T2">-62</text:span>,<text:line-break/>    <text:span text:style-name="T2"> </text:span><text:span text:style-name="T1">"PERCENTILE - 10"</text:span><text:span text:style-name="T2"> </text:span>: <text:span text:style-name="T2">-62</text:span>,<text:line-break/>    <text:span text:style-name="T2"> </text:span><text:span text:style-name="T1">"MAX"</text:span><text:span text:style-name="T2"> </text:span>: <text:span text:style-name="T2">NumberLong(-62)</text:span>,<text:line-break/>    <text:span text:style-name="T2"> </text:span><text:span text:style-name="T1">"PERCENTILE - 70"</text:span><text:span text:style-name="T2"> </text:span>: <text:span text:style-name="T2">-62</text:span>,<text:line-break/>    <text:span text:style-name="T2"> </text:span><text:span text:style-name="T1">"PERCENTILE - 50"</text:span><text:span text:style-name="T2"> </text:span>: <text:span text:style-name="T2">-62</text:span>,<text:line-break/>    <text:span text:style-name="T2"> </text:span><text:span text:style-name="T1">"MODE"</text:span><text:span text:style-name="T2"> </text:span>: <text:span text:style-name="T2">-62</text:span>,<text:line-break/>    <text:span text:style-name="T2"> </text:span><text:span text:style-name="T1">"MEDIANA"</text:span><text:span text:style-name="T2"> </text:span>: <text:span text:style-name="T2">-62</text:span>,<text:line-break/>    <text:span text:style-name="T2"> </text:span><text:span text:style-name="T1">"MEAN"</text:span><text:span text:style-name="T2"> </text:span>: <text:span text:style-name="T2">-62 </text:span><text:line-break/>  <text:span text:style-name="T3">}</text:span>,<text:line-break/>  <text:span text:style-name="T2"> </text:span><text:span text:style-name="T1">"HASH"</text:span><text:span text:style-name="T2"> </text:span>: <text:span text:style-name="T1">"DEFAULT"</text:span>,<text:line-break/>  <text:span text:style-name="T2"> </text:span><text:span text:style-name="T1">"SSID"</text:span><text:span text:style-name="T2"> </text:span>: <text:span text:style-name="T1">"PinGwin"</text:span>,<text:line-break/>  <text:span text:style-name="T2"> </text:span><text:span text:style-name="T1">"RSSI_DATA"</text:span><text:span text:style-name="T2"> </text:span>: <text:span text:style-name="T3">[</text:span><text:line-break/>    <text:span text:style-name="T2"> NumberLong(-62)</text:span>,<text:line-break/>    <text:span text:style-name="T2"> NumberLong(-62)</text:span>,<text:line-break/>    <text:span text:style-name="T2"> NumberLong(-62)</text:span>,<text:line-break/>    <text:span text:style-name="T2"> NumberLong(-62)</text:span>,<text:line-break/>    <text:span text:style-name="T2"> NumberLong(-62)</text:span>,<text:line-break/>    <text:span text:style-name="T2"> NumberLong(-62)</text:span>,<text:line-break/>    <text:span text:style-name="T2"> NumberLong(-62)</text:span>,<text:line-break/>    <text:span text:style-name="T2"> NumberLong(-62)</text:span>,<text:line-break/>    <text:span text:style-name="T2"> NumberLong(-62)</text:span>,<text:line-break/>    <text:span text:style-name="T2"> NumberLong(-62)</text:span>,<text:line-break/>    <text:span text:style-name="T2"> NumberLong(-62)</text:span>,<text:line-break/>    <text:span text:style-name="T2"> NumberLong(-62)</text:span>,<text:line-break/>    <text:span text:style-name="T2"> NumberLong(-62)</text:span>,<text:line-break/>    <text:span text:style-name="T2"> NumberLong(-62)</text:span>,<text:line-break/>    <text:span text:style-name="T2"> NumberLong(-62)</text:span>,<text:line-break/>    <text:span text:style-name="T2"> NumberLong(-62)</text:span>,<text:line-break/><text:soft-page-break/>    <text:span text:style-name="T2"> NumberLong(-62)</text:span>,<text:line-break/>    <text:span text:style-name="T2"> NumberLong(-62)</text:span>,<text:line-break/>    <text:span text:style-name="T2"> NumberLong(-62)</text:span>,<text:line-break/>    <text:span text:style-name="T2"> NumberLong(-62)</text:span>,<text:line-break/>    <text:span text:style-name="T2"> NumberLong(-62)</text:span>,<text:line-break/>    <text:span text:style-name="T2"> NumberLong(-62)</text:span>,<text:line-break/>    <text:span text:style-name="T2"> NumberLong(-62)</text:span>,<text:line-break/>    <text:span text:style-name="T2"> NumberLong(-62)</text:span>,<text:line-break/>    <text:span text:style-name="T2"> NumberLong(-62)</text:span>,<text:line-break/>    <text:span text:style-name="T2"> NumberLong(-62)</text:span>,<text:line-break/>    <text:span text:style-name="T2"> NumberLong(-62)</text:span>,<text:line-break/>    <text:span text:style-name="T2"> NumberLong(-62)</text:span>,<text:line-break/>    <text:span text:style-name="T2"> NumberLong(-62)</text:span>,<text:line-break/>    <text:span text:style-name="T2"> NumberLong(-62)</text:span>,<text:line-break/>    <text:span text:style-name="T2"> NumberLong(-62)</text:span>,<text:line-break/>    <text:span text:style-name="T2"> NumberLong(-62)</text:span>,<text:line-break/>    <text:span text:style-name="T2"> NumberLong(-62)</text:span>,<text:line-break/>    <text:span text:style-name="T2"> NumberLong(-62)</text:span>,<text:line-break/>    <text:span text:style-name="T2"> NumberLong(-62)</text:span>,<text:line-break/>    <text:span text:style-name="T2"> NumberLong(-62)</text:span>,<text:line-break/>    <text:span text:style-name="T2"> NumberLong(-62)</text:span>,<text:line-break/>    <text:span text:style-name="T2"> NumberLong(-62)</text:span>,<text:line-break/>    <text:span text:style-name="T2"> NumberLong(-62)</text:span>,<text:line-break/>    <text:span text:style-name="T2"> NumberLong(-62)</text:span>,<text:line-break/>    <text:span text:style-name="T2"> NumberLong(-62)</text:span>,<text:line-break/>    <text:span text:style-name="T2"> NumberLong(-62)</text:span>,<text:line-break/>    <text:span text:style-name="T2"> NumberLong(-62)</text:span>,<text:line-break/>    <text:span text:style-name="T2"> NumberLong(-62)</text:span>,<text:line-break/>    <text:span text:style-name="T2"> NumberLong(-62)</text:span>,<text:line-break/>    <text:span text:style-name="T2"> NumberLong(-62)</text:span>,<text:line-break/>    <text:span text:style-name="T2"> NumberLong(-62)</text:span>,<text:line-break/>    <text:span text:style-name="T2"> NumberLong(-62)</text:span>,<text:line-break/>    <text:span text:style-name="T2"> NumberLong(-62)</text:span>,<text:line-break/>    <text:span text:style-name="T2"> NumberLong(-62)</text:span>,<text:line-break/>    <text:span text:style-name="T2"> NumberLong(-62)</text:span>,<text:line-break/>    <text:span text:style-name="T2"> NumberLong(-62)</text:span>,<text:line-break/>    <text:span text:style-name="T2"> NumberLong(-62)</text:span>,<text:line-break/>    <text:span text:style-name="T2"> NumberLong(-62)</text:span>,<text:line-break/>    <text:span text:style-name="T2"> NumberLong(-62)</text:span>,<text:line-break/>    <text:span text:style-name="T2"> NumberLong(-62)</text:span>,<text:line-break/>    <text:span text:style-name="T2"> NumberLong(-62)</text:span>,<text:line-break/>    <text:span text:style-name="T2"> NumberLong(-62)</text:span>,<text:line-break/>    <text:span text:style-name="T2"> NumberLong(-62)</text:span>,<text:line-break/>    <text:span text:style-name="T2"> NumberLong(-62)</text:span>,<text:line-break/>    <text:span text:style-name="T2"> NumberLong(-62)</text:span>,<text:line-break/>    <text:span text:style-name="T2"> NumberLong(-62)</text:span>,<text:line-break/>    <text:span text:style-name="T2"> NumberLong(-62)</text:span>,<text:line-break/>    <text:span text:style-name="T2"> NumberLong(-62)</text:span>,<text:line-break/>    <text:span text:style-name="T2"> NumberLong(-62)</text:span>,<text:line-break/><text:soft-page-break/>    <text:span text:style-name="T2"> NumberLong(-62)</text:span>,<text:line-break/>    <text:span text:style-name="T2"> NumberLong(-62)</text:span>,<text:line-break/>    <text:span text:style-name="T2"> NumberLong(-62)</text:span>,<text:line-break/>    <text:span text:style-name="T2"> NumberLong(-62)</text:span>,<text:line-break/>    <text:span text:style-name="T2"> NumberLong(-62)</text:span>,<text:line-break/>    <text:span text:style-name="T2"> NumberLong(-62)</text:span>,<text:line-break/>    <text:span text:style-name="T2"> NumberLong(-62)</text:span>,<text:line-break/>    <text:span text:style-name="T2"> NumberLong(-62)</text:span>,<text:line-break/>    <text:span text:style-name="T2"> NumberLong(-62)</text:span>,<text:line-break/>    <text:span text:style-name="T2"> NumberLong(-62)</text:span>,<text:line-break/>    <text:span text:style-name="T2"> NumberLong(-62)</text:span>,<text:line-break/>    <text:span text:style-name="T2"> NumberLong(-62)</text:span>,<text:line-break/>    <text:span text:style-name="T2"> NumberLong(-62)</text:span>,<text:line-break/>    <text:span text:style-name="T2"> NumberLong(-62)</text:span>,<text:line-break/>    <text:span text:style-name="T2"> NumberLong(-62)</text:span>,<text:line-break/>    <text:span text:style-name="T2"> NumberLong(-62)</text:span>,<text:line-break/>    <text:span text:style-name="T2"> NumberLong(-62)</text:span>,<text:line-break/>    <text:span text:style-name="T2"> NumberLong(-62)</text:span>,<text:line-break/>    <text:span text:style-name="T2"> NumberLong(-62)</text:span>,<text:line-break/>    <text:span text:style-name="T2"> NumberLong(-62)</text:span>,<text:line-break/>    <text:span text:style-name="T2"> NumberLong(-62)</text:span>,<text:line-break/>    <text:span text:style-name="T2"> NumberLong(-62)</text:span>,<text:line-break/>    <text:span text:style-name="T2"> NumberLong(-62)</text:span>,<text:line-break/>    <text:span text:style-name="T2"> NumberLong(-62)</text:span>,<text:line-break/>    <text:span text:style-name="T2"> NumberLong(-62)</text:span>,<text:line-break/>    <text:span text:style-name="T2"> NumberLong(-62)</text:span>,<text:line-break/>    <text:span text:style-name="T2"> NumberLong(-62)</text:span>,<text:line-break/>    <text:span text:style-name="T2"> NumberLong(-62)</text:span>,<text:line-break/>    <text:span text:style-name="T2"> NumberLong(-62)</text:span>,<text:line-break/>    <text:span text:style-name="T2"> NumberLong(-62)</text:span>,<text:line-break/>    <text:span text:style-name="T2"> NumberLong(-62)</text:span>,<text:line-break/>    <text:span text:style-name="T2"> NumberLong(-62)</text:span>,<text:line-break/>    <text:span text:style-name="T2"> NumberLong(-62)</text:span>,<text:line-break/>    <text:span text:style-name="T2"> NumberLong(-62)</text:span>,<text:line-break/>    <text:span text:style-name="T2"> NumberLong(-62)</text:span>,<text:line-break/>    <text:span text:style-name="T2"> NumberLong(-62)</text:span>,<text:line-break/>    <text:span text:style-name="T2"> NumberLong(-62)</text:span>,<text:line-break/>    <text:span text:style-name="T2"> NumberLong(-62)</text:span>,<text:line-break/>    <text:span text:style-name="T2"> NumberLong(-62)</text:span>,<text:line-break/>    <text:span text:style-name="T2"> NumberLong(-62)</text:span>,<text:line-break/>    <text:span text:style-name="T2"> NumberLong(-62)</text:span>,<text:line-break/>    <text:span text:style-name="T2"> NumberLong(-62)</text:span>,<text:line-break/>    <text:span text:style-name="T2"> NumberLong(-62)</text:span>,<text:line-break/>    <text:span text:style-name="T2"> NumberLong(-62)</text:span>,<text:line-break/>    <text:span text:style-name="T2"> NumberLong(-62)</text:span>,<text:line-break/>    <text:span text:style-name="T2"> NumberLong(-62)</text:span>,<text:line-break/>    <text:span text:style-name="T2"> NumberLong(-62)</text:span>,<text:line-break/>    <text:span text:style-name="T2"> NumberLong(-62)</text:span>,<text:line-break/>    <text:span text:style-name="T2"> NumberLong(-62)</text:span>,<text:line-break/><text:soft-page-break/>    <text:span text:style-name="T2"> NumberLong(-62)</text:span>,<text:line-break/>    <text:span text:style-name="T2"> NumberLong(-62)</text:span>,<text:line-break/>    <text:span text:style-name="T2"> NumberLong(-62)</text:span>,<text:line-break/>    <text:span text:style-name="T2"> NumberLong(-62)</text:span>,<text:line-break/>    <text:span text:style-name="T2"> NumberLong(-62)</text:span>,<text:line-break/>    <text:span text:style-name="T2"> NumberLong(-62)</text:span>,<text:line-break/>    <text:span text:style-name="T2"> NumberLong(-62)</text:span>,<text:line-break/>    <text:span text:style-name="T2"> NumberLong(-62)</text:span>,<text:line-break/>    <text:span text:style-name="T2"> NumberLong(-62)</text:span>,<text:line-break/>    <text:span text:style-name="T2"> NumberLong(-62)</text:span>,<text:line-break/>    <text:span text:style-name="T2"> NumberLong(-62)</text:span>,<text:line-break/>    <text:span text:style-name="T2"> NumberLong(-62)</text:span>,<text:line-break/>    <text:span text:style-name="T2"> NumberLong(-62)</text:span>,<text:line-break/>    <text:span text:style-name="T2"> NumberLong(-62)</text:span>,<text:line-break/>    <text:span text:style-name="T2"> NumberLong(-62)</text:span>,<text:line-break/>    <text:span text:style-name="T2"> NumberLong(-62)</text:span>,<text:line-break/>    <text:span text:style-name="T2"> NumberLong(-62)</text:span>,<text:line-break/>    <text:span text:style-name="T2"> NumberLong(-62)</text:span>,<text:line-break/>    <text:span text:style-name="T2"> NumberLong(-62)</text:span>,<text:line-break/>    <text:span text:style-name="T2"> NumberLong(-62)</text:span>,<text:line-break/>    <text:span text:style-name="T2"> NumberLong(-62)</text:span>,<text:line-break/>    <text:span text:style-name="T2"> NumberLong(-62)</text:span>,<text:line-break/>    <text:span text:style-name="T2"> NumberLong(-62)</text:span>,<text:line-break/>    <text:span text:style-name="T2"> NumberLong(-62)</text:span>,<text:line-break/>    <text:span text:style-name="T2"> NumberLong(-62)</text:span>,<text:line-break/>    <text:span text:style-name="T2"> NumberLong(-62)</text:span>,<text:line-break/>    <text:span text:style-name="T2"> NumberLong(-62)</text:span>,<text:line-break/>    <text:span text:style-name="T2"> NumberLong(-62)</text:span>,<text:line-break/>    <text:span text:style-name="T2"> NumberLong(-62)</text:span>,<text:line-break/>    <text:span text:style-name="T2"> NumberLong(-62)</text:span>,<text:line-break/>    <text:span text:style-name="T2"> NumberLong(-62)</text:span>,<text:line-break/>    <text:span text:style-name="T2"> NumberLong(-62)</text:span>,<text:line-break/>    <text:span text:style-name="T2"> NumberLong(-62)</text:span>,<text:line-break/>    <text:span text:style-name="T2"> NumberLong(-62)</text:span>,<text:line-break/>    <text:span text:style-name="T2"> NumberLong(-62)</text:span>,<text:line-break/>    <text:span text:style-name="T2"> NumberLong(-62)</text:span>,<text:line-break/>    <text:span text:style-name="T2"> NumberLong(-62)</text:span>,<text:line-break/>    <text:span text:style-name="T2"> NumberLong(-62)</text:span>,<text:line-break/>    <text:span text:style-name="T2"> NumberLong(-62)</text:span>,<text:line-break/>    <text:span text:style-name="T2"> NumberLong(-62)</text:span>,<text:line-break/>    <text:span text:style-name="T2"> NumberLong(-62)</text:span>,<text:line-break/>    <text:span text:style-name="T2"> NumberLong(-62)</text:span>,<text:line-break/>    <text:span text:style-name="T2"> NumberLong(-62)</text:span>,<text:line-break/>    <text:span text:style-name="T2"> NumberLong(-62)</text:span>,<text:line-break/>    <text:span text:style-name="T2"> NumberLong(-62)</text:span>,<text:line-break/>    <text:span text:style-name="T2"> NumberLong(-62)</text:span>,<text:line-break/>    <text:span text:style-name="T2"> NumberLong(-62)</text:span>,<text:line-break/>    <text:span text:style-name="T2"> NumberLong(-62)</text:span>,<text:line-break/>    <text:span text:style-name="T2"> NumberLong(-62)</text:span>,<text:line-break/><text:soft-page-break/>    <text:span text:style-name="T2"> NumberLong(-62)</text:span>,<text:line-break/>    <text:span text:style-name="T2"> NumberLong(-62)</text:span>,<text:line-break/>    <text:span text:style-name="T2"> NumberLong(-62)</text:span>,<text:line-break/>    <text:span text:style-name="T2"> NumberLong(-62)</text:span>,<text:line-break/>    <text:span text:style-name="T2"> NumberLong(-62)</text:span>,<text:line-break/>    <text:span text:style-name="T2"> NumberLong(-62)</text:span>,<text:line-break/>    <text:span text:style-name="T2"> NumberLong(-62)</text:span>,<text:line-break/>    <text:span text:style-name="T2"> NumberLong(-62)</text:span>,<text:line-break/>    <text:span text:style-name="T2"> NumberLong(-62)</text:span>,<text:line-break/>    <text:span text:style-name="T2"> NumberLong(-62)</text:span>,<text:line-break/>    <text:span text:style-name="T2"> NumberLong(-62)</text:span>,<text:line-break/>    <text:span text:style-name="T2"> NumberLong(-62)</text:span>,<text:line-break/>    <text:span text:style-name="T2"> NumberLong(-62)</text:span>,<text:line-break/>    <text:span text:style-name="T2"> NumberLong(-62)</text:span>,<text:line-break/>    <text:span text:style-name="T2"> NumberLong(-62)</text:span>,<text:line-break/>    <text:span text:style-name="T2"> NumberLong(-62)</text:span>,<text:line-break/>    <text:span text:style-name="T2"> NumberLong(-62)</text:span>,<text:line-break/>    <text:span text:style-name="T2"> NumberLong(-62)</text:span>,<text:line-break/>    <text:span text:style-name="T2"> NumberLong(-62)</text:span>,<text:line-break/>    <text:span text:style-name="T2"> NumberLong(-62)</text:span>,<text:line-break/>    <text:span text:style-name="T2"> NumberLong(-62)</text:span>,<text:line-break/>    <text:span text:style-name="T2"> NumberLong(-62)</text:span>,<text:line-break/>    <text:span text:style-name="T2"> NumberLong(-62)</text:span>,<text:line-break/>    <text:span text:style-name="T2"> NumberLong(-62)</text:span>,<text:line-break/>    <text:span text:style-name="T2"> NumberLong(-62)</text:span>,<text:line-break/>    <text:span text:style-name="T2"> NumberLong(-62)</text:span>,<text:line-break/>    <text:span text:style-name="T2"> NumberLong(-62)</text:span>,<text:line-break/>    <text:span text:style-name="T2"> NumberLong(-62)</text:span>,<text:line-break/>    <text:span text:style-name="T2"> NumberLong(-62)</text:span>,<text:line-break/>    <text:span text:style-name="T2"> NumberLong(-62)</text:span>,<text:line-break/>    <text:span text:style-name="T2"> NumberLong(-62)</text:span>,<text:line-break/>    <text:span text:style-name="T2"> NumberLong(-62)</text:span>,<text:line-break/>    <text:span text:style-name="T2"> NumberLong(-62)</text:span>,<text:line-break/>    <text:span text:style-name="T2"> NumberLong(-62)</text:span>,<text:line-break/>    <text:span text:style-name="T2"> NumberLong(-62)</text:span>,<text:line-break/>    <text:span text:style-name="T2"> NumberLong(-62)</text:span>,<text:line-break/>    <text:span text:style-name="T2"> NumberLong(-62)</text:span>,<text:line-break/>    <text:span text:style-name="T2"> NumberLong(-62)</text:span>,<text:line-break/>    <text:span text:style-name="T2"> NumberLong(-62)</text:span>,<text:line-break/>    <text:span text:style-name="T2"> NumberLong(-62)</text:span>,<text:line-break/>    <text:span text:style-name="T2"> NumberLong(-62)</text:span>,<text:line-break/>    <text:span text:style-name="T2"> NumberLong(-62)</text:span>,<text:line-break/>    <text:span text:style-name="T2"> NumberLong(-62)</text:span>,<text:line-break/>    <text:span text:style-name="T2"> NumberLong(-62)</text:span>,<text:line-break/>    <text:span text:style-name="T2"> NumberLong(-62)</text:span>,<text:line-break/>    <text:span text:style-name="T2"> NumberLong(-62)</text:span>,<text:line-break/>    <text:span text:style-name="T2"> NumberLong(-62)</text:span>,<text:line-break/>    <text:span text:style-name="T2"> NumberLong(-62)</text:span>,<text:line-break/>    <text:span text:style-name="T2"> NumberLong(-62)</text:span>,<text:line-break/><text:soft-page-break/>    <text:span text:style-name="T2"> NumberLong(-62)</text:span>,<text:line-break/>    <text:span text:style-name="T2"> NumberLong(-62)</text:span>,<text:line-break/>    <text:span text:style-name="T2"> NumberLong(-62)</text:span>,<text:line-break/>    <text:span text:style-name="T2"> NumberLong(-62)</text:span>,<text:line-break/>    <text:span text:style-name="T2"> NumberLong(-62)</text:span>,<text:line-break/>    <text:span text:style-name="T2"> NumberLong(-62)</text:span>,<text:line-break/>    <text:span text:style-name="T2"> NumberLong(-62)</text:span>,<text:line-break/>    <text:span text:style-name="T2"> NumberLong(-62)</text:span>,<text:line-break/>    <text:span text:style-name="T2"> NumberLong(-62)</text:span>,<text:line-break/>    <text:span text:style-name="T2"> NumberLong(-62)</text:span>,<text:line-break/>    <text:span text:style-name="T2"> NumberLong(-62)</text:span>,<text:line-break/>    <text:span text:style-name="T2"> NumberLong(-62)</text:span>,<text:line-break/>    <text:span text:style-name="T2"> NumberLong(-62)</text:span>,<text:line-break/>    <text:span text:style-name="T2"> NumberLong(-62)</text:span>,<text:line-break/>    <text:span text:style-name="T2"> NumberLong(-62)</text:span>,<text:line-break/>    <text:span text:style-name="T2"> NumberLong(-62)</text:span>,<text:line-break/>    <text:span text:style-name="T2"> NumberLong(-62)</text:span>,<text:line-break/>    <text:span text:style-name="T2"> NumberLong(-62)</text:span>,<text:line-break/>    <text:span text:style-name="T2"> NumberLong(-62)</text:span>,<text:line-break/>    <text:span text:style-name="T2"> NumberLong(-62)</text:span>,<text:line-break/>    <text:span text:style-name="T2"> NumberLong(-62)</text:span>,<text:line-break/>    <text:span text:style-name="T2"> NumberLong(-62)</text:span>,<text:line-break/>    <text:span text:style-name="T2"> NumberLong(-62)</text:span>,<text:line-break/>    <text:span text:style-name="T2"> NumberLong(-62)</text:span>,<text:line-break/>    <text:span text:style-name="T2"> NumberLong(-62)</text:span>,<text:line-break/>    <text:span text:style-name="T2"> NumberLong(-62)</text:span>,<text:line-break/>    <text:span text:style-name="T2"> NumberLong(-62)</text:span>,<text:line-break/>    <text:span text:style-name="T2"> NumberLong(-62)</text:span>,<text:line-break/>    <text:span text:style-name="T2"> NumberLong(-62)</text:span>,<text:line-break/>    <text:span text:style-name="T2"> NumberLong(-62)</text:span>,<text:line-break/>    <text:span text:style-name="T2"> NumberLong(-62)</text:span>,<text:line-break/>    <text:span text:style-name="T2"> NumberLong(-62)</text:span>,<text:line-break/>    <text:span text:style-name="T2"> NumberLong(-62)</text:span>,<text:line-break/>    <text:span text:style-name="T2"> NumberLong(-62)</text:span>,<text:line-break/>    <text:span text:style-name="T2"> NumberLong(-62)</text:span>,<text:line-break/>    <text:span text:style-name="T2"> NumberLong(-62)</text:span>,<text:line-break/>    <text:span text:style-name="T2"> NumberLong(-62)</text:span>,<text:line-break/>    <text:span text:style-name="T2"> NumberLong(-62)</text:span>,<text:line-break/>    <text:span text:style-name="T2"> NumberLong(-62)</text:span>,<text:line-break/>    <text:span text:style-name="T2"> NumberLong(-62)</text:span>,<text:line-break/>    <text:span text:style-name="T2"> NumberLong(-62)</text:span>,<text:line-break/>    <text:span text:style-name="T2"> NumberLong(-62)</text:span>,<text:line-break/>    <text:span text:style-name="T2"> NumberLong(-62)</text:span>,<text:line-break/>    <text:span text:style-name="T2"> NumberLong(-62)</text:span>,<text:line-break/>    <text:span text:style-name="T2"> NumberLong(-62)</text:span>,<text:line-break/>    <text:span text:style-name="T2"> NumberLong(-62)</text:span>,<text:line-break/>    <text:span text:style-name="T2"> NumberLong(-62)</text:span>,<text:line-break/>    <text:span text:style-name="T2"> NumberLong(-62)</text:span>,<text:line-break/>    <text:span text:style-name="T2"> NumberLong(-62)</text:span>,<text:line-break/><text:soft-page-break/>    <text:span text:style-name="T2"> NumberLong(-62)</text:span>,<text:line-break/>    <text:span text:style-name="T2"> NumberLong(-62)</text:span>,<text:line-break/>    <text:span text:style-name="T2"> NumberLong(-62)</text:span>,<text:line-break/>    <text:span text:style-name="T2"> NumberLong(-62)</text:span>,<text:line-break/>    <text:span text:style-name="T2"> NumberLong(-62)</text:span>,<text:line-break/>    <text:span text:style-name="T2"> NumberLong(-62)</text:span>,<text:line-break/>    <text:span text:style-name="T2"> NumberLong(-62)</text:span>,<text:line-break/>    <text:span text:style-name="T2"> NumberLong(-62)</text:span>,<text:line-break/>    <text:span text:style-name="T2"> NumberLong(-62)</text:span>,<text:line-break/>    <text:span text:style-name="T2"> NumberLong(-62)</text:span>,<text:line-break/>    <text:span text:style-name="T2"> NumberLong(-62)</text:span>,<text:line-break/>    <text:span text:style-name="T2"> NumberLong(-62)</text:span>,<text:line-break/>    <text:span text:style-name="T2"> NumberLong(-62)</text:span>,<text:line-break/>    <text:span text:style-name="T2"> NumberLong(-62)</text:span>,<text:line-break/>    <text:span text:style-name="T2"> NumberLong(-62)</text:span>,<text:line-break/>    <text:span text:style-name="T2"> NumberLong(-62)</text:span>,<text:line-break/>    <text:span text:style-name="T2"> NumberLong(-62)</text:span>,<text:line-break/>    <text:span text:style-name="T2"> NumberLong(-62)</text:span>,<text:line-break/>    <text:span text:style-name="T2"> NumberLong(-62)</text:span>,<text:line-break/>    <text:span text:style-name="T2"> NumberLong(-62)</text:span>,<text:line-break/>    <text:span text:style-name="T2"> NumberLong(-62)</text:span>,<text:line-break/>    <text:span text:style-name="T2"> NumberLong(-62)</text:span>,<text:line-break/>    <text:span text:style-name="T2"> NumberLong(-62)</text:span>,<text:line-break/>    <text:span text:style-name="T2"> NumberLong(-62)</text:span>,<text:line-break/>    <text:span text:style-name="T2"> NumberLong(-62)</text:span>,<text:line-break/>    <text:span text:style-name="T2"> NumberLong(-62)</text:span>,<text:line-break/>    <text:span text:style-name="T2"> NumberLong(-62)</text:span>,<text:line-break/>    <text:span text:style-name="T2"> NumberLong(-62)</text:span>,<text:line-break/>    <text:span text:style-name="T2"> NumberLong(-62)</text:span>,<text:line-break/>    <text:span text:style-name="T2"> NumberLong(-62)</text:span>,<text:line-break/>    <text:span text:style-name="T2"> NumberLong(-62)</text:span>,<text:line-break/>    <text:span text:style-name="T2"> NumberLong(-62)</text:span>,<text:line-break/>    <text:span text:style-name="T2"> NumberLong(-62)</text:span>,<text:line-break/>    <text:span text:style-name="T2"> NumberLong(-62)</text:span>,<text:line-break/>    <text:span text:style-name="T2"> NumberLong(-62)</text:span>,<text:line-break/>    <text:span text:style-name="T2"> NumberLong(-62)</text:span>,<text:line-break/>    <text:span text:style-name="T2"> NumberLong(-62)</text:span>,<text:line-break/>    <text:span text:style-name="T2"> NumberLong(-62)</text:span>,<text:line-break/>    <text:span text:style-name="T2"> NumberLong(-62) </text:span><text:line-break/>  <text:span text:style-name="T3">]</text:span>,<text:line-break/>  <text:span text:style-name="T2"> </text:span><text:span text:style-name="T1">"TIMESTAMP"</text:span><text:span text:style-name="T2"> </text:span>: <text:span text:style-name="T1">"2015-07-16</text:span><text:span text:style-name="T3">:</text:span><text:span text:style-name="T1">13-17-07.337"</text:span>,<text:line-break/>  <text:span text:style-name="T2"> </text:span><text:span text:style-name="T1">"X"</text:span><text:span text:style-name="T2"> </text:span>: <text:span text:style-name="T2">NumberLong(1)</text:span>,<text:line-break/>  <text:span text:style-name="T2"> </text:span><text:span text:style-name="T1">"STEP"</text:span><text:span text:style-name="T2"> </text:span>: <text:span text:style-name="T3">[</text:span><text:line-break/>    <text:span text:style-name="T2"> NumberLong(1)</text:span>,<text:line-break/>    <text:span text:style-name="T2"> NumberLong(1) </text:span><text:line-break/>  <text:span text:style-name="T3">]</text:span>,<text:line-break/>  <text:span text:style-name="T2"> </text:span><text:span text:style-name="T1">"PLACE"</text:span><text:span text:style-name="T2"> </text:span>: <text:span text:style-name="T1">"kopalnia_test_stst"</text:span>,<text:line-break/>  <text:span text:style-name="T2"> </text:span><text:span text:style-name="T1">"MODE"</text:span><text:span text:style-name="T2"> </text:span>: <text:span text:style-name="T1">"FEED_MAP"</text:span>,<text:line-break/>  <text:span text:style-name="T2"> </text:span><text:span text:style-name="T1">"IP_PHONE"</text:span><text:span text:style-name="T2"> </text:span>: <text:span text:style-name="T1">"192.168.1.100"</text:span>,<text:line-break/><text:soft-page-break/>  <text:span text:style-name="T2"> </text:span><text:span text:style-name="T1">"RSSI_AVG_TIME"</text:span><text:span text:style-name="T2"> </text:span>: <text:span text:style-name="T1">"2377231"</text:span>,<text:line-break/>  <text:span text:style-name="T2"> </text:span><text:span text:style-name="T1">"Y"</text:span><text:span text:style-name="T2"> </text:span>: <text:span text:style-name="T2">NumberLong(100)</text:span>,<text:line-break/>  <text:span text:style-name="T2"> </text:span><text:span text:style-name="T1">"MAC_AP"</text:span><text:span text:style-name="T2"> </text:span>: <text:span text:style-name="T1">"68</text:span><text:span text:style-name="T3">:</text:span><text:span text:style-name="T1">7f</text:span><text:span text:style-name="T3">:</text:span><text:span text:style-name="T1">74</text:span><text:span text:style-name="T3">:</text:span><text:span text:style-name="T1">09</text:span><text:span text:style-name="T3">:</text:span><text:span text:style-name="T1">f6</text:span><text:span text:style-name="T3">:</text:span><text:span text:style-name="T1">8b"</text:span>,<text:line-break/>  <text:span text:style-name="T2"> </text:span><text:span text:style-name="T1">"DATA_SIZE"</text:span><text:span text:style-name="T2"> </text:span>: <text:span text:style-name="T2">NumberLong(300)</text:span>,<text:line-break/>  <text:span text:style-name="T2"> </text:span><text:span text:style-name="T1">"MAC_PHONE"</text:span><text:span text:style-name="T2"> </text:span>: <text:span text:style-name="T1">"e8</text:span><text:span text:style-name="T3">:</text:span><text:span text:style-name="T1">99</text:span><text:span text:style-name="T3">:</text:span><text:span text:style-name="T1">c4</text:span><text:span text:style-name="T3">:</text:span><text:span text:style-name="T1">8e</text:span><text:span text:style-name="T3">:</text:span><text:span text:style-name="T1">97</text:span><text:span text:style-name="T3">:</text:span><text:span text:style-name="T1">36"</text:span><text:span text:style-name="T2"> </text:span><text:line-break/><text:span text:style-name="T3">}</text:span></text:p>
      <text:p text:style-name="Standard"/>
      <text:p text:style-name="Standard"/>
      <text:p text:style-name="Standard"/>
      <text:p text:style-name="Standard"><text:span text:style-name="T3">{</text:span><text:line-break/>  <text:span text:style-name="T2"> </text:span><text:span text:style-name="T1">"_id"</text:span><text:span text:style-name="T2"> </text:span>: <text:span text:style-name="T2">ObjectId(</text:span><text:span text:style-name="T1">"55a792c563f9130ecb812b4c"</text:span><text:span text:style-name="T2">)</text:span>,<text:line-break/>  <text:span text:style-name="T2"> </text:span><text:span text:style-name="T1">"STATISTICS"</text:span><text:span text:style-name="T2"> </text:span>: <text:span text:style-name="T3">{</text:span><text:line-break/>    <text:span text:style-name="T2"> </text:span><text:span text:style-name="T1">"PERCENTILE - 90"</text:span><text:span text:style-name="T2"> </text:span>: <text:span text:style-name="T2">-80</text:span>,<text:line-break/>    <text:span text:style-name="T2"> </text:span><text:span text:style-name="T1">"MIN"</text:span><text:span text:style-name="T2"> </text:span>: <text:span text:style-name="T2">NumberLong(-80)</text:span>,<text:line-break/>    <text:span text:style-name="T2"> </text:span><text:span text:style-name="T1">"STANDARD_DEVIATION"</text:span><text:span text:style-name="T2"> </text:span>: <text:span text:style-name="T2">0</text:span>,<text:line-break/>    <text:span text:style-name="T2"> </text:span><text:span text:style-name="T1">"PERCENTILE - 20"</text:span><text:span text:style-name="T2"> </text:span>: <text:span text:style-name="T2">-80</text:span>,<text:line-break/>    <text:span text:style-name="T2"> </text:span><text:span text:style-name="T1">"PERCENTILE - 10"</text:span><text:span text:style-name="T2"> </text:span>: <text:span text:style-name="T2">-80</text:span>,<text:line-break/>    <text:span text:style-name="T2"> </text:span><text:span text:style-name="T1">"MAX"</text:span><text:span text:style-name="T2"> </text:span>: <text:span text:style-name="T2">NumberLong(-80)</text:span>,<text:line-break/>    <text:span text:style-name="T2"> </text:span><text:span text:style-name="T1">"PERCENTILE - 70"</text:span><text:span text:style-name="T2"> </text:span>: <text:span text:style-name="T2">-80</text:span>,<text:line-break/>    <text:span text:style-name="T2"> </text:span><text:span text:style-name="T1">"PERCENTILE - 50"</text:span><text:span text:style-name="T2"> </text:span>: <text:span text:style-name="T2">-80</text:span>,<text:line-break/>    <text:span text:style-name="T2"> </text:span><text:span text:style-name="T1">"MODE"</text:span><text:span text:style-name="T2"> </text:span>: <text:span text:style-name="T2">-80</text:span>,<text:line-break/>    <text:span text:style-name="T2"> </text:span><text:span text:style-name="T1">"MEDIANA"</text:span><text:span text:style-name="T2"> </text:span>: <text:span text:style-name="T2">-80</text:span>,<text:line-break/>    <text:span text:style-name="T2"> </text:span><text:span text:style-name="T1">"MEAN"</text:span><text:span text:style-name="T2"> </text:span>: <text:span text:style-name="T2">-80 </text:span><text:line-break/>  <text:span text:style-name="T3">}</text:span>,<text:line-break/>  <text:span text:style-name="T2"> </text:span><text:span text:style-name="T1">"HASH"</text:span><text:span text:style-name="T2"> </text:span>: <text:span text:style-name="T1">"DEFAULT"</text:span>,<text:line-break/>  <text:span text:style-name="T2"> </text:span><text:span text:style-name="T1">"SSID"</text:span><text:span text:style-name="T2"> </text:span>: <text:span text:style-name="T1">"dyzma"</text:span>,<text:line-break/>  <text:span text:style-name="T2"> </text:span><text:span text:style-name="T1">"RSSI_DATA"</text:span><text:span text:style-name="T2"> </text:span>: <text:span text:style-name="T3">[</text:span><text:line-break/>    <text:span text:style-name="T2"> NumberLong(-80)</text:span>,<text:line-break/>    <text:span text:style-name="T2"> NumberLong(-80)</text:span>,<text:line-break/>    <text:span text:style-name="T2"> NumberLong(-80)</text:span>,<text:line-break/>    <text:span text:style-name="T2"> NumberLong(-80)</text:span>,<text:line-break/>    <text:span text:style-name="T2"> NumberLong(-80)</text:span>,<text:line-break/>    <text:span text:style-name="T2"> NumberLong(-80)</text:span>,<text:line-break/>    <text:span text:style-name="T2"> NumberLong(-80)</text:span>,<text:line-break/>    <text:span text:style-name="T2"> NumberLong(-80)</text:span>,<text:line-break/>    <text:span text:style-name="T2"> NumberLong(-80)</text:span>,<text:line-break/>    <text:span text:style-name="T2"> NumberLong(-80)</text:span>,<text:line-break/>    <text:span text:style-name="T2"> NumberLong(-80)</text:span>,<text:line-break/>    <text:span text:style-name="T2"> NumberLong(-80)</text:span>,<text:line-break/>    <text:span text:style-name="T2"> NumberLong(-80)</text:span>,<text:line-break/>    <text:span text:style-name="T2"> NumberLong(-80)</text:span>,<text:line-break/>    <text:span text:style-name="T2"> NumberLong(-80)</text:span>,<text:line-break/>    <text:span text:style-name="T2"> NumberLong(-80)</text:span>,<text:line-break/>    <text:span text:style-name="T2"> NumberLong(-80)</text:span>,<text:line-break/>    <text:span text:style-name="T2"> NumberLong(-80)</text:span>,<text:line-break/>    <text:span text:style-name="T2"> NumberLong(-80)</text:span>,<text:line-break/>    <text:span text:style-name="T2"> NumberLong(-80)</text:span>,<text:line-break/>    <text:span text:style-name="T2"> NumberLong(-80)</text:span>,<text:line-break/>    <text:span text:style-name="T2"> NumberLong(-80)</text:span>,<text:line-break/><text:soft-page-break/>    <text:span text:style-name="T2"> NumberLong(-80)</text:span>,<text:line-break/>    <text:span text:style-name="T2"> NumberLong(-80)</text:span>,<text:line-break/>    <text:span text:style-name="T2"> NumberLong(-80)</text:span>,<text:line-break/>    <text:span text:style-name="T2"> NumberLong(-80)</text:span>,<text:line-break/>    <text:span text:style-name="T2"> NumberLong(-80)</text:span>,<text:line-break/>    <text:span text:style-name="T2"> NumberLong(-80)</text:span>,<text:line-break/>    <text:span text:style-name="T2"> NumberLong(-80)</text:span>,<text:line-break/>    <text:span text:style-name="T2"> NumberLong(-80)</text:span>,<text:line-break/>    <text:span text:style-name="T2"> NumberLong(-80)</text:span>,<text:line-break/>    <text:span text:style-name="T2"> NumberLong(-80)</text:span>,<text:line-break/>    <text:span text:style-name="T2"> NumberLong(-80)</text:span>,<text:line-break/>    <text:span text:style-name="T2"> NumberLong(-80)</text:span>,<text:line-break/>    <text:span text:style-name="T2"> NumberLong(-80)</text:span>,<text:line-break/>    <text:span text:style-name="T2"> NumberLong(-80)</text:span>,<text:line-break/>    <text:span text:style-name="T2"> NumberLong(-80)</text:span>,<text:line-break/>    <text:span text:style-name="T2"> NumberLong(-80)</text:span>,<text:line-break/>    <text:span text:style-name="T2"> NumberLong(-80)</text:span>,<text:line-break/>    <text:span text:style-name="T2"> NumberLong(-80)</text:span>,<text:line-break/>    <text:span text:style-name="T2"> NumberLong(-80)</text:span>,<text:line-break/>    <text:span text:style-name="T2"> NumberLong(-80)</text:span>,<text:line-break/>    <text:span text:style-name="T2"> NumberLong(-80)</text:span>,<text:line-break/>    <text:span text:style-name="T2"> NumberLong(-80)</text:span>,<text:line-break/>    <text:span text:style-name="T2"> NumberLong(-80)</text:span>,<text:line-break/>    <text:span text:style-name="T2"> NumberLong(-80)</text:span>,<text:line-break/>    <text:span text:style-name="T2"> NumberLong(-80)</text:span>,<text:line-break/>    <text:span text:style-name="T2"> NumberLong(-80)</text:span>,<text:line-break/>    <text:span text:style-name="T2"> NumberLong(-80)</text:span>,<text:line-break/>    <text:span text:style-name="T2"> NumberLong(-80)</text:span>,<text:line-break/>    <text:span text:style-name="T2"> NumberLong(-80)</text:span>,<text:line-break/>    <text:span text:style-name="T2"> NumberLong(-80)</text:span>,<text:line-break/>    <text:span text:style-name="T2"> NumberLong(-80)</text:span>,<text:line-break/>    <text:span text:style-name="T2"> NumberLong(-80)</text:span>,<text:line-break/>    <text:span text:style-name="T2"> NumberLong(-80)</text:span>,<text:line-break/>    <text:span text:style-name="T2"> NumberLong(-80)</text:span>,<text:line-break/>    <text:span text:style-name="T2"> NumberLong(-80)</text:span>,<text:line-break/>    <text:span text:style-name="T2"> NumberLong(-80)</text:span>,<text:line-break/>    <text:span text:style-name="T2"> NumberLong(-80)</text:span>,<text:line-break/>    <text:span text:style-name="T2"> NumberLong(-80)</text:span>,<text:line-break/>    <text:span text:style-name="T2"> NumberLong(-80)</text:span>,<text:line-break/>    <text:span text:style-name="T2"> NumberLong(-80)</text:span>,<text:line-break/>    <text:span text:style-name="T2"> NumberLong(-80)</text:span>,<text:line-break/>    <text:span text:style-name="T2"> NumberLong(-80)</text:span>,<text:line-break/>    <text:span text:style-name="T2"> NumberLong(-80)</text:span>,<text:line-break/>    <text:span text:style-name="T2"> NumberLong(-80)</text:span>,<text:line-break/>    <text:span text:style-name="T2"> NumberLong(-80)</text:span>,<text:line-break/>    <text:span text:style-name="T2"> NumberLong(-80)</text:span>,<text:line-break/>    <text:span text:style-name="T2"> NumberLong(-80)</text:span>,<text:line-break/>    <text:span text:style-name="T2"> NumberLong(-80)</text:span>,<text:line-break/>    <text:span text:style-name="T2"> NumberLong(-80)</text:span>,<text:line-break/><text:soft-page-break/>    <text:span text:style-name="T2"> NumberLong(-80)</text:span>,<text:line-break/>    <text:span text:style-name="T2"> NumberLong(-80)</text:span>,<text:line-break/>    <text:span text:style-name="T2"> NumberLong(-80)</text:span>,<text:line-break/>    <text:span text:style-name="T2"> NumberLong(-80)</text:span>,<text:line-break/>    <text:span text:style-name="T2"> NumberLong(-80)</text:span>,<text:line-break/>    <text:span text:style-name="T2"> NumberLong(-80)</text:span>,<text:line-break/>    <text:span text:style-name="T2"> NumberLong(-80)</text:span>,<text:line-break/>    <text:span text:style-name="T2"> NumberLong(-80)</text:span>,<text:line-break/>    <text:span text:style-name="T2"> NumberLong(-80)</text:span>,<text:line-break/>    <text:span text:style-name="T2"> NumberLong(-80)</text:span>,<text:line-break/>    <text:span text:style-name="T2"> NumberLong(-80)</text:span>,<text:line-break/>    <text:span text:style-name="T2"> NumberLong(-80)</text:span>,<text:line-break/>    <text:span text:style-name="T2"> NumberLong(-80)</text:span>,<text:line-break/>    <text:span text:style-name="T2"> NumberLong(-80)</text:span>,<text:line-break/>    <text:span text:style-name="T2"> NumberLong(-80)</text:span>,<text:line-break/>    <text:span text:style-name="T2"> NumberLong(-80)</text:span>,<text:line-break/>    <text:span text:style-name="T2"> NumberLong(-80)</text:span>,<text:line-break/>    <text:span text:style-name="T2"> NumberLong(-80)</text:span>,<text:line-break/>    <text:span text:style-name="T2"> NumberLong(-80)</text:span>,<text:line-break/>    <text:span text:style-name="T2"> NumberLong(-80)</text:span>,<text:line-break/>    <text:span text:style-name="T2"> NumberLong(-80)</text:span>,<text:line-break/>    <text:span text:style-name="T2"> NumberLong(-80)</text:span>,<text:line-break/>    <text:span text:style-name="T2"> NumberLong(-80)</text:span>,<text:line-break/>    <text:span text:style-name="T2"> NumberLong(-80)</text:span>,<text:line-break/>    <text:span text:style-name="T2"> NumberLong(-80)</text:span>,<text:line-break/>    <text:span text:style-name="T2"> NumberLong(-80)</text:span>,<text:line-break/>    <text:span text:style-name="T2"> NumberLong(-80)</text:span>,<text:line-break/>    <text:span text:style-name="T2"> NumberLong(-80)</text:span>,<text:line-break/>    <text:span text:style-name="T2"> NumberLong(-80)</text:span>,<text:line-break/>    <text:span text:style-name="T2"> NumberLong(-80)</text:span>,<text:line-break/>    <text:span text:style-name="T2"> NumberLong(-80)</text:span>,<text:line-break/>    <text:span text:style-name="T2"> NumberLong(-80)</text:span>,<text:line-break/>    <text:span text:style-name="T2"> NumberLong(-80)</text:span>,<text:line-break/>    <text:span text:style-name="T2"> NumberLong(-80)</text:span>,<text:line-break/>    <text:span text:style-name="T2"> NumberLong(-80)</text:span>,<text:line-break/>    <text:span text:style-name="T2"> NumberLong(-80)</text:span>,<text:line-break/>    <text:span text:style-name="T2"> NumberLong(-80)</text:span>,<text:line-break/>    <text:span text:style-name="T2"> NumberLong(-80)</text:span>,<text:line-break/>    <text:span text:style-name="T2"> NumberLong(-80)</text:span>,<text:line-break/>    <text:span text:style-name="T2"> NumberLong(-80)</text:span>,<text:line-break/>    <text:span text:style-name="T2"> NumberLong(-80)</text:span>,<text:line-break/>    <text:span text:style-name="T2"> NumberLong(-80)</text:span>,<text:line-break/>    <text:span text:style-name="T2"> NumberLong(-80)</text:span>,<text:line-break/>    <text:span text:style-name="T2"> NumberLong(-80)</text:span>,<text:line-break/>    <text:span text:style-name="T2"> NumberLong(-80)</text:span>,<text:line-break/>    <text:span text:style-name="T2"> NumberLong(-80)</text:span>,<text:line-break/>    <text:span text:style-name="T2"> NumberLong(-80)</text:span>,<text:line-break/>    <text:span text:style-name="T2"> NumberLong(-80)</text:span>,<text:line-break/>    <text:span text:style-name="T2"> NumberLong(-80)</text:span>,<text:line-break/><text:soft-page-break/>    <text:span text:style-name="T2"> NumberLong(-80)</text:span>,<text:line-break/>    <text:span text:style-name="T2"> NumberLong(-80)</text:span>,<text:line-break/>    <text:span text:style-name="T2"> NumberLong(-80)</text:span>,<text:line-break/>    <text:span text:style-name="T2"> NumberLong(-80)</text:span>,<text:line-break/>    <text:span text:style-name="T2"> NumberLong(-80)</text:span>,<text:line-break/>    <text:span text:style-name="T2"> NumberLong(-80)</text:span>,<text:line-break/>    <text:span text:style-name="T2"> NumberLong(-80)</text:span>,<text:line-break/>    <text:span text:style-name="T2"> NumberLong(-80)</text:span>,<text:line-break/>    <text:span text:style-name="T2"> NumberLong(-80)</text:span>,<text:line-break/>    <text:span text:style-name="T2"> NumberLong(-80)</text:span>,<text:line-break/>    <text:span text:style-name="T2"> NumberLong(-80)</text:span>,<text:line-break/>    <text:span text:style-name="T2"> NumberLong(-80)</text:span>,<text:line-break/>    <text:span text:style-name="T2"> NumberLong(-80)</text:span>,<text:line-break/>    <text:span text:style-name="T2"> NumberLong(-80)</text:span>,<text:line-break/>    <text:span text:style-name="T2"> NumberLong(-80)</text:span>,<text:line-break/>    <text:span text:style-name="T2"> NumberLong(-80)</text:span>,<text:line-break/>    <text:span text:style-name="T2"> NumberLong(-80)</text:span>,<text:line-break/>    <text:span text:style-name="T2"> NumberLong(-80)</text:span>,<text:line-break/>    <text:span text:style-name="T2"> NumberLong(-80)</text:span>,<text:line-break/>    <text:span text:style-name="T2"> NumberLong(-80)</text:span>,<text:line-break/>    <text:span text:style-name="T2"> NumberLong(-80)</text:span>,<text:line-break/>    <text:span text:style-name="T2"> NumberLong(-80)</text:span>,<text:line-break/>    <text:span text:style-name="T2"> NumberLong(-80)</text:span>,<text:line-break/>    <text:span text:style-name="T2"> NumberLong(-80)</text:span>,<text:line-break/>    <text:span text:style-name="T2"> NumberLong(-80)</text:span>,<text:line-break/>    <text:span text:style-name="T2"> NumberLong(-80)</text:span>,<text:line-break/>    <text:span text:style-name="T2"> NumberLong(-80)</text:span>,<text:line-break/>    <text:span text:style-name="T2"> NumberLong(-80)</text:span>,<text:line-break/>    <text:span text:style-name="T2"> NumberLong(-80)</text:span>,<text:line-break/>    <text:span text:style-name="T2"> NumberLong(-80)</text:span>,<text:line-break/>    <text:span text:style-name="T2"> NumberLong(-80)</text:span>,<text:line-break/>    <text:span text:style-name="T2"> NumberLong(-80)</text:span>,<text:line-break/>    <text:span text:style-name="T2"> NumberLong(-80)</text:span>,<text:line-break/>    <text:span text:style-name="T2"> NumberLong(-80)</text:span>,<text:line-break/>    <text:span text:style-name="T2"> NumberLong(-80)</text:span>,<text:line-break/>    <text:span text:style-name="T2"> NumberLong(-80)</text:span>,<text:line-break/>    <text:span text:style-name="T2"> NumberLong(-80)</text:span>,<text:line-break/>    <text:span text:style-name="T2"> NumberLong(-80)</text:span>,<text:line-break/>    <text:span text:style-name="T2"> NumberLong(-80)</text:span>,<text:line-break/>    <text:span text:style-name="T2"> NumberLong(-80)</text:span>,<text:line-break/>    <text:span text:style-name="T2"> NumberLong(-80)</text:span>,<text:line-break/>    <text:span text:style-name="T2"> NumberLong(-80)</text:span>,<text:line-break/>    <text:span text:style-name="T2"> NumberLong(-80)</text:span>,<text:line-break/>    <text:span text:style-name="T2"> NumberLong(-80)</text:span>,<text:line-break/>    <text:span text:style-name="T2"> NumberLong(-80)</text:span>,<text:line-break/>    <text:span text:style-name="T2"> NumberLong(-80)</text:span>,<text:line-break/>    <text:span text:style-name="T2"> NumberLong(-80)</text:span>,<text:line-break/>    <text:span text:style-name="T2"> NumberLong(-80)</text:span>,<text:line-break/>    <text:span text:style-name="T2"> NumberLong(-80)</text:span>,<text:line-break/><text:soft-page-break/>    <text:span text:style-name="T2"> NumberLong(-80)</text:span>,<text:line-break/>    <text:span text:style-name="T2"> NumberLong(-80)</text:span>,<text:line-break/>    <text:span text:style-name="T2"> NumberLong(-80)</text:span>,<text:line-break/>    <text:span text:style-name="T2"> NumberLong(-80)</text:span>,<text:line-break/>    <text:span text:style-name="T2"> NumberLong(-80)</text:span>,<text:line-break/>    <text:span text:style-name="T2"> NumberLong(-80)</text:span>,<text:line-break/>    <text:span text:style-name="T2"> NumberLong(-80)</text:span>,<text:line-break/>    <text:span text:style-name="T2"> NumberLong(-80)</text:span>,<text:line-break/>    <text:span text:style-name="T2"> NumberLong(-80)</text:span>,<text:line-break/>    <text:span text:style-name="T2"> NumberLong(-80)</text:span>,<text:line-break/>    <text:span text:style-name="T2"> NumberLong(-80)</text:span>,<text:line-break/>    <text:span text:style-name="T2"> NumberLong(-80)</text:span>,<text:line-break/>    <text:span text:style-name="T2"> NumberLong(-80)</text:span>,<text:line-break/>    <text:span text:style-name="T2"> NumberLong(-80)</text:span>,<text:line-break/>    <text:span text:style-name="T2"> NumberLong(-80)</text:span>,<text:line-break/>    <text:span text:style-name="T2"> NumberLong(-80)</text:span>,<text:line-break/>    <text:span text:style-name="T2"> NumberLong(-80)</text:span>,<text:line-break/>    <text:span text:style-name="T2"> NumberLong(-80)</text:span>,<text:line-break/>    <text:span text:style-name="T2"> NumberLong(-80)</text:span>,<text:line-break/>    <text:span text:style-name="T2"> NumberLong(-80)</text:span>,<text:line-break/>    <text:span text:style-name="T2"> NumberLong(-80)</text:span>,<text:line-break/>    <text:span text:style-name="T2"> NumberLong(-80)</text:span>,<text:line-break/>    <text:span text:style-name="T2"> NumberLong(-80)</text:span>,<text:line-break/>    <text:span text:style-name="T2"> NumberLong(-80)</text:span>,<text:line-break/>    <text:span text:style-name="T2"> NumberLong(-80)</text:span>,<text:line-break/>    <text:span text:style-name="T2"> NumberLong(-80)</text:span>,<text:line-break/>    <text:span text:style-name="T2"> NumberLong(-80)</text:span>,<text:line-break/>    <text:span text:style-name="T2"> NumberLong(-80)</text:span>,<text:line-break/>    <text:span text:style-name="T2"> NumberLong(-80)</text:span>,<text:line-break/>    <text:span text:style-name="T2"> NumberLong(-80)</text:span>,<text:line-break/>    <text:span text:style-name="T2"> NumberLong(-80)</text:span>,<text:line-break/>    <text:span text:style-name="T2"> NumberLong(-80)</text:span>,<text:line-break/>    <text:span text:style-name="T2"> NumberLong(-80)</text:span>,<text:line-break/>    <text:span text:style-name="T2"> NumberLong(-80)</text:span>,<text:line-break/>    <text:span text:style-name="T2"> NumberLong(-80)</text:span>,<text:line-break/>    <text:span text:style-name="T2"> NumberLong(-80)</text:span>,<text:line-break/>    <text:span text:style-name="T2"> NumberLong(-80)</text:span>,<text:line-break/>    <text:span text:style-name="T2"> NumberLong(-80)</text:span>,<text:line-break/>    <text:span text:style-name="T2"> NumberLong(-80)</text:span>,<text:line-break/>    <text:span text:style-name="T2"> NumberLong(-80)</text:span>,<text:line-break/>    <text:span text:style-name="T2"> NumberLong(-80)</text:span>,<text:line-break/>    <text:span text:style-name="T2"> NumberLong(-80)</text:span>,<text:line-break/>    <text:span text:style-name="T2"> NumberLong(-80)</text:span>,<text:line-break/>    <text:span text:style-name="T2"> NumberLong(-80)</text:span>,<text:line-break/>    <text:span text:style-name="T2"> NumberLong(-80)</text:span>,<text:line-break/>    <text:span text:style-name="T2"> NumberLong(-80)</text:span>,<text:line-break/>    <text:span text:style-name="T2"> NumberLong(-80)</text:span>,<text:line-break/>    <text:span text:style-name="T2"> NumberLong(-80)</text:span>,<text:line-break/>    <text:span text:style-name="T2"> NumberLong(-80)</text:span>,<text:line-break/><text:soft-page-break/>    <text:span text:style-name="T2"> NumberLong(-80)</text:span>,<text:line-break/>    <text:span text:style-name="T2"> NumberLong(-80)</text:span>,<text:line-break/>    <text:span text:style-name="T2"> NumberLong(-80)</text:span>,<text:line-break/>    <text:span text:style-name="T2"> NumberLong(-80)</text:span>,<text:line-break/>    <text:span text:style-name="T2"> NumberLong(-80)</text:span>,<text:line-break/>    <text:span text:style-name="T2"> NumberLong(-80)</text:span>,<text:line-break/>    <text:span text:style-name="T2"> NumberLong(-80)</text:span>,<text:line-break/>    <text:span text:style-name="T2"> NumberLong(-80)</text:span>,<text:line-break/>    <text:span text:style-name="T2"> NumberLong(-80)</text:span>,<text:line-break/>    <text:span text:style-name="T2"> NumberLong(-80)</text:span>,<text:line-break/>    <text:span text:style-name="T2"> NumberLong(-80)</text:span>,<text:line-break/>    <text:span text:style-name="T2"> NumberLong(-80)</text:span>,<text:line-break/>    <text:span text:style-name="T2"> NumberLong(-80)</text:span>,<text:line-break/>    <text:span text:style-name="T2"> NumberLong(-80)</text:span>,<text:line-break/>    <text:span text:style-name="T2"> NumberLong(-80)</text:span>,<text:line-break/>    <text:span text:style-name="T2"> NumberLong(-80)</text:span>,<text:line-break/>    <text:span text:style-name="T2"> NumberLong(-80)</text:span>,<text:line-break/>    <text:span text:style-name="T2"> NumberLong(-80)</text:span>,<text:line-break/>    <text:span text:style-name="T2"> NumberLong(-80)</text:span>,<text:line-break/>    <text:span text:style-name="T2"> NumberLong(-80)</text:span>,<text:line-break/>    <text:span text:style-name="T2"> NumberLong(-80)</text:span>,<text:line-break/>    <text:span text:style-name="T2"> NumberLong(-80)</text:span>,<text:line-break/>    <text:span text:style-name="T2"> NumberLong(-80)</text:span>,<text:line-break/>    <text:span text:style-name="T2"> NumberLong(-80)</text:span>,<text:line-break/>    <text:span text:style-name="T2"> NumberLong(-80)</text:span>,<text:line-break/>    <text:span text:style-name="T2"> NumberLong(-80)</text:span>,<text:line-break/>    <text:span text:style-name="T2"> NumberLong(-80)</text:span>,<text:line-break/>    <text:span text:style-name="T2"> NumberLong(-80)</text:span>,<text:line-break/>    <text:span text:style-name="T2"> NumberLong(-80)</text:span>,<text:line-break/>    <text:span text:style-name="T2"> NumberLong(-80)</text:span>,<text:line-break/>    <text:span text:style-name="T2"> NumberLong(-80)</text:span>,<text:line-break/>    <text:span text:style-name="T2"> NumberLong(-80)</text:span>,<text:line-break/>    <text:span text:style-name="T2"> NumberLong(-80)</text:span>,<text:line-break/>    <text:span text:style-name="T2"> NumberLong(-80)</text:span>,<text:line-break/>    <text:span text:style-name="T2"> NumberLong(-80)</text:span>,<text:line-break/>    <text:span text:style-name="T2"> NumberLong(-80)</text:span>,<text:line-break/>    <text:span text:style-name="T2"> NumberLong(-80)</text:span>,<text:line-break/>    <text:span text:style-name="T2"> NumberLong(-80)</text:span>,<text:line-break/>    <text:span text:style-name="T2"> NumberLong(-80)</text:span>,<text:line-break/>    <text:span text:style-name="T2"> NumberLong(-80)</text:span>,<text:line-break/>    <text:span text:style-name="T2"> NumberLong(-80)</text:span>,<text:line-break/>    <text:span text:style-name="T2"> NumberLong(-80)</text:span>,<text:line-break/>    <text:span text:style-name="T2"> NumberLong(-80)</text:span>,<text:line-break/>    <text:span text:style-name="T2"> NumberLong(-80)</text:span>,<text:line-break/>    <text:span text:style-name="T2"> NumberLong(-80)</text:span>,<text:line-break/>    <text:span text:style-name="T2"> NumberLong(-80)</text:span>,<text:line-break/>    <text:span text:style-name="T2"> NumberLong(-80)</text:span>,<text:line-break/>    <text:span text:style-name="T2"> NumberLong(-80)</text:span>,<text:line-break/>    <text:span text:style-name="T2"> NumberLong(-80)</text:span>,<text:line-break/><text:soft-page-break/>    <text:span text:style-name="T2"> NumberLong(-80)</text:span>,<text:line-break/>    <text:span text:style-name="T2"> NumberLong(-80)</text:span>,<text:line-break/>    <text:span text:style-name="T2"> NumberLong(-80)</text:span>,<text:line-break/>    <text:span text:style-name="T2"> NumberLong(-80)</text:span>,<text:line-break/>    <text:span text:style-name="T2"> NumberLong(-80)</text:span>,<text:line-break/>    <text:span text:style-name="T2"> NumberLong(-80)</text:span>,<text:line-break/>    <text:span text:style-name="T2"> NumberLong(-80)</text:span>,<text:line-break/>    <text:span text:style-name="T2"> NumberLong(-80)</text:span>,<text:line-break/>    <text:span text:style-name="T2"> NumberLong(-80)</text:span>,<text:line-break/>    <text:span text:style-name="T2"> NumberLong(-80)</text:span>,<text:line-break/>    <text:span text:style-name="T2"> NumberLong(-80)</text:span>,<text:line-break/>    <text:span text:style-name="T2"> NumberLong(-80)</text:span>,<text:line-break/>    <text:span text:style-name="T2"> NumberLong(-80)</text:span>,<text:line-break/>    <text:span text:style-name="T2"> NumberLong(-80)</text:span>,<text:line-break/>    <text:span text:style-name="T2"> NumberLong(-80)</text:span>,<text:line-break/>    <text:span text:style-name="T2"> NumberLong(-80)</text:span>,<text:line-break/>    <text:span text:style-name="T2"> NumberLong(-80)</text:span>,<text:line-break/>    <text:span text:style-name="T2"> NumberLong(-80)</text:span>,<text:line-break/>    <text:span text:style-name="T2"> NumberLong(-80)</text:span>,<text:line-break/>    <text:span text:style-name="T2"> NumberLong(-80)</text:span>,<text:line-break/>    <text:span text:style-name="T2"> NumberLong(-80)</text:span>,<text:line-break/>    <text:span text:style-name="T2"> NumberLong(-80)</text:span>,<text:line-break/>    <text:span text:style-name="T2"> NumberLong(-80)</text:span>,<text:line-break/>    <text:span text:style-name="T2"> NumberLong(-80)</text:span>,<text:line-break/>    <text:span text:style-name="T2"> NumberLong(-80)</text:span>,<text:line-break/>    <text:span text:style-name="T2"> NumberLong(-80)</text:span>,<text:line-break/>    <text:span text:style-name="T2"> NumberLong(-80)</text:span>,<text:line-break/>    <text:span text:style-name="T2"> NumberLong(-80)</text:span>,<text:line-break/>    <text:span text:style-name="T2"> NumberLong(-80)</text:span>,<text:line-break/>    <text:span text:style-name="T2"> NumberLong(-80)</text:span>,<text:line-break/>    <text:span text:style-name="T2"> NumberLong(-80)</text:span>,<text:line-break/>    <text:span text:style-name="T2"> NumberLong(-80)</text:span>,<text:line-break/>    <text:span text:style-name="T2"> NumberLong(-80) </text:span><text:line-break/>  <text:span text:style-name="T3">]</text:span>,<text:line-break/>  <text:span text:style-name="T2"> </text:span><text:span text:style-name="T1">"TIMESTAMP"</text:span><text:span text:style-name="T2"> </text:span>: <text:span text:style-name="T1">"2015-07-16</text:span><text:span text:style-name="T3">:</text:span><text:span text:style-name="T1">13-17-07.336"</text:span>,<text:line-break/>  <text:span text:style-name="T2"> </text:span><text:span text:style-name="T1">"X"</text:span><text:span text:style-name="T2"> </text:span>: <text:span text:style-name="T2">NumberLong(1)</text:span>,<text:line-break/>  <text:span text:style-name="T2"> </text:span><text:span text:style-name="T1">"STEP"</text:span><text:span text:style-name="T2"> </text:span>: <text:span text:style-name="T3">[</text:span><text:line-break/>    <text:span text:style-name="T2"> NumberLong(1)</text:span>,<text:line-break/>    <text:span text:style-name="T2"> NumberLong(1) </text:span><text:line-break/>  <text:span text:style-name="T3">]</text:span>,<text:line-break/>  <text:span text:style-name="T2"> </text:span><text:span text:style-name="T1">"PLACE"</text:span><text:span text:style-name="T2"> </text:span>: <text:span text:style-name="T1">"kopalnia_test_stst"</text:span>,<text:line-break/>  <text:span text:style-name="T2"> </text:span><text:span text:style-name="T1">"MODE"</text:span><text:span text:style-name="T2"> </text:span>: <text:span text:style-name="T1">"FEED_MAP"</text:span>,<text:line-break/>  <text:span text:style-name="T2"> </text:span><text:span text:style-name="T1">"IP_PHONE"</text:span><text:span text:style-name="T2"> </text:span>: <text:span text:style-name="T1">"192.168.1.100"</text:span>,<text:line-break/>  <text:span text:style-name="T2"> </text:span><text:span text:style-name="T1">"RSSI_AVG_TIME"</text:span><text:span text:style-name="T2"> </text:span>: <text:span text:style-name="T1">"2377231"</text:span>,<text:line-break/>  <text:span text:style-name="T2"> </text:span><text:span text:style-name="T1">"Y"</text:span><text:span text:style-name="T2"> </text:span>: <text:span text:style-name="T2">NumberLong(100)</text:span>,<text:line-break/>  <text:span text:style-name="T2"> </text:span><text:span text:style-name="T1">"MAC_AP"</text:span><text:span text:style-name="T2"> </text:span>: <text:span text:style-name="T1">"14</text:span><text:span text:style-name="T3">:</text:span><text:span text:style-name="T1">cc</text:span><text:span text:style-name="T3">:</text:span><text:span text:style-name="T1">20</text:span><text:span text:style-name="T3">:</text:span><text:span text:style-name="T1">d1</text:span><text:span text:style-name="T3">:</text:span><text:span text:style-name="T1">51</text:span><text:span text:style-name="T3">:</text:span><text:span text:style-name="T1">04"</text:span>,<text:line-break/>  <text:span text:style-name="T2"> </text:span><text:span text:style-name="T1">"DATA_SIZE"</text:span><text:span text:style-name="T2"> </text:span>: <text:span text:style-name="T2">NumberLong(300)</text:span>,<text:line-break/>  <text:span text:style-name="T2"> </text:span><text:span text:style-name="T1">"MAC_PHONE"</text:span><text:span text:style-name="T2"> </text:span>: <text:span text:style-name="T1">"e8</text:span><text:span text:style-name="T3">:</text:span><text:span text:style-name="T1">99</text:span><text:span text:style-name="T3">:</text:span><text:span text:style-name="T1">c4</text:span><text:span text:style-name="T3">:</text:span><text:span text:style-name="T1">8e</text:span><text:span text:style-name="T3">:</text:span><text:span text:style-name="T1">97</text:span><text:span text:style-name="T3">:</text:span><text:span text:style-name="T1">36"</text:span><text:span text:style-name="T2"> </text:span><text:line-break/><text:span text:style-name="T3">}</text:span></text:p>
      <text:p text:style-name="Standard"><text:soft-page-break/></text:p>
      <text:p text:style-name="Standard"><text:span text:style-name="T3">{</text:span><text:line-break/>  <text:span text:style-name="T2"> </text:span><text:span text:style-name="T1">"_id"</text:span><text:span text:style-name="T2"> </text:span>: <text:span text:style-name="T2">ObjectId(</text:span><text:span text:style-name="T1">"55a792c563f9130ecb812b4b"</text:span><text:span text:style-name="T2">)</text:span>,<text:line-break/>  <text:span text:style-name="T2"> </text:span><text:span text:style-name="T1">"STATISTICS"</text:span><text:span text:style-name="T2"> </text:span>: <text:span text:style-name="T3">{</text:span><text:line-break/>    <text:span text:style-name="T2"> </text:span><text:span text:style-name="T1">"PERCENTILE - 90"</text:span><text:span text:style-name="T2"> </text:span>: <text:span text:style-name="T2">-74</text:span>,<text:line-break/>    <text:span text:style-name="T2"> </text:span><text:span text:style-name="T1">"MIN"</text:span><text:span text:style-name="T2"> </text:span>: <text:span text:style-name="T2">NumberLong(-74)</text:span>,<text:line-break/>    <text:span text:style-name="T2"> </text:span><text:span text:style-name="T1">"STANDARD_DEVIATION"</text:span><text:span text:style-name="T2"> </text:span>: <text:span text:style-name="T2">0</text:span>,<text:line-break/>    <text:span text:style-name="T2"> </text:span><text:span text:style-name="T1">"PERCENTILE - 20"</text:span><text:span text:style-name="T2"> </text:span>: <text:span text:style-name="T2">-74</text:span>,<text:line-break/>    <text:span text:style-name="T2"> </text:span><text:span text:style-name="T1">"PERCENTILE - 10"</text:span><text:span text:style-name="T2"> </text:span>: <text:span text:style-name="T2">-74</text:span>,<text:line-break/>    <text:span text:style-name="T2"> </text:span><text:span text:style-name="T1">"MAX"</text:span><text:span text:style-name="T2"> </text:span>: <text:span text:style-name="T2">NumberLong(-74)</text:span>,<text:line-break/>    <text:span text:style-name="T2"> </text:span><text:span text:style-name="T1">"PERCENTILE - 70"</text:span><text:span text:style-name="T2"> </text:span>: <text:span text:style-name="T2">-74</text:span>,<text:line-break/>    <text:span text:style-name="T2"> </text:span><text:span text:style-name="T1">"PERCENTILE - 50"</text:span><text:span text:style-name="T2"> </text:span>: <text:span text:style-name="T2">-74</text:span>,<text:line-break/>    <text:span text:style-name="T2"> </text:span><text:span text:style-name="T1">"MODE"</text:span><text:span text:style-name="T2"> </text:span>: <text:span text:style-name="T2">-74</text:span>,<text:line-break/>    <text:span text:style-name="T2"> </text:span><text:span text:style-name="T1">"MEDIANA"</text:span><text:span text:style-name="T2"> </text:span>: <text:span text:style-name="T2">-74</text:span>,<text:line-break/>    <text:span text:style-name="T2"> </text:span><text:span text:style-name="T1">"MEAN"</text:span><text:span text:style-name="T2"> </text:span>: <text:span text:style-name="T2">-74 </text:span><text:line-break/>  <text:span text:style-name="T3">}</text:span>,<text:line-break/>  <text:span text:style-name="T2"> </text:span><text:span text:style-name="T1">"HASH"</text:span><text:span text:style-name="T2"> </text:span>: <text:span text:style-name="T1">"DEFAULT"</text:span>,<text:line-break/>  <text:span text:style-name="T2"> </text:span><text:span text:style-name="T1">"SSID"</text:span><text:span text:style-name="T2"> </text:span>: <text:span text:style-name="T1">"TP-LINK_489B26"</text:span>,<text:line-break/>  <text:span text:style-name="T2"> </text:span><text:span text:style-name="T1">"RSSI_DATA"</text:span><text:span text:style-name="T2"> </text:span>: <text:span text:style-name="T3">[</text:span><text:line-break/>    <text:span text:style-name="T2"> NumberLong(-74)</text:span>,<text:line-break/>    <text:span text:style-name="T2"> NumberLong(-74)</text:span>,<text:line-break/>    <text:span text:style-name="T2"> NumberLong(-74)</text:span>,<text:line-break/>    <text:span text:style-name="T2"> NumberLong(-74)</text:span>,<text:line-break/>    <text:span text:style-name="T2"> NumberLong(-74)</text:span>,<text:line-break/>    <text:span text:style-name="T2"> NumberLong(-74)</text:span>,<text:line-break/>    <text:span text:style-name="T2"> NumberLong(-74)</text:span>,<text:line-break/>    <text:span text:style-name="T2"> NumberLong(-74)</text:span>,<text:line-break/>    <text:span text:style-name="T2"> NumberLong(-74)</text:span>,<text:line-break/>    <text:span text:style-name="T2"> NumberLong(-74)</text:span>,<text:line-break/>    <text:span text:style-name="T2"> NumberLong(-74)</text:span>,<text:line-break/>    <text:span text:style-name="T2"> NumberLong(-74)</text:span>,<text:line-break/>    <text:span text:style-name="T2"> NumberLong(-74)</text:span>,<text:line-break/>    <text:span text:style-name="T2"> NumberLong(-74)</text:span>,<text:line-break/>    <text:span text:style-name="T2"> NumberLong(-74)</text:span>,<text:line-break/>    <text:span text:style-name="T2"> NumberLong(-74)</text:span>,<text:line-break/>    <text:span text:style-name="T2"> NumberLong(-74)</text:span>,<text:line-break/>    <text:span text:style-name="T2"> NumberLong(-74)</text:span>,<text:line-break/>    <text:span text:style-name="T2"> NumberLong(-74)</text:span>,<text:line-break/>    <text:span text:style-name="T2"> NumberLong(-74)</text:span>,<text:line-break/>    <text:span text:style-name="T2"> NumberLong(-74)</text:span>,<text:line-break/>    <text:span text:style-name="T2"> NumberLong(-74)</text:span>,<text:line-break/>    <text:span text:style-name="T2"> NumberLong(-74)</text:span>,<text:line-break/>    <text:span text:style-name="T2"> NumberLong(-74)</text:span>,<text:line-break/>    <text:span text:style-name="T2"> NumberLong(-74)</text:span>,<text:line-break/>    <text:span text:style-name="T2"> NumberLong(-74)</text:span>,<text:line-break/>    <text:span text:style-name="T2"> NumberLong(-74)</text:span>,<text:line-break/>    <text:span text:style-name="T2"> NumberLong(-74)</text:span>,<text:line-break/>    <text:span text:style-name="T2"> NumberLong(-74)</text:span>,<text:line-break/>    <text:span text:style-name="T2"> NumberLong(-74)</text:span>,<text:line-break/><text:soft-page-break/>    <text:span text:style-name="T2"> NumberLong(-74)</text:span>,<text:line-break/>    <text:span text:style-name="T2"> NumberLong(-74)</text:span>,<text:line-break/>    <text:span text:style-name="T2"> NumberLong(-74)</text:span>,<text:line-break/>    <text:span text:style-name="T2"> NumberLong(-74)</text:span>,<text:line-break/>    <text:span text:style-name="T2"> NumberLong(-74)</text:span>,<text:line-break/>    <text:span text:style-name="T2"> NumberLong(-74)</text:span>,<text:line-break/>    <text:span text:style-name="T2"> NumberLong(-74)</text:span>,<text:line-break/>    <text:span text:style-name="T2"> NumberLong(-74)</text:span>,<text:line-break/>    <text:span text:style-name="T2"> NumberLong(-74)</text:span>,<text:line-break/>    <text:span text:style-name="T2"> NumberLong(-74)</text:span>,<text:line-break/>    <text:span text:style-name="T2"> NumberLong(-74)</text:span>,<text:line-break/>    <text:span text:style-name="T2"> NumberLong(-74)</text:span>,<text:line-break/>    <text:span text:style-name="T2"> NumberLong(-74)</text:span>,<text:line-break/>    <text:span text:style-name="T2"> NumberLong(-74)</text:span>,<text:line-break/>    <text:span text:style-name="T2"> NumberLong(-74)</text:span>,<text:line-break/>    <text:span text:style-name="T2"> NumberLong(-74)</text:span>,<text:line-break/>    <text:span text:style-name="T2"> NumberLong(-74)</text:span>,<text:line-break/>    <text:span text:style-name="T2"> NumberLong(-74)</text:span>,<text:line-break/>    <text:span text:style-name="T2"> NumberLong(-74)</text:span>,<text:line-break/>    <text:span text:style-name="T2"> NumberLong(-74)</text:span>,<text:line-break/>    <text:span text:style-name="T2"> NumberLong(-74)</text:span>,<text:line-break/>    <text:span text:style-name="T2"> NumberLong(-74)</text:span>,<text:line-break/>    <text:span text:style-name="T2"> NumberLong(-74)</text:span>,<text:line-break/>    <text:span text:style-name="T2"> NumberLong(-74)</text:span>,<text:line-break/>    <text:span text:style-name="T2"> NumberLong(-74)</text:span>,<text:line-break/>    <text:span text:style-name="T2"> NumberLong(-74)</text:span>,<text:line-break/>    <text:span text:style-name="T2"> NumberLong(-74)</text:span>,<text:line-break/>    <text:span text:style-name="T2"> NumberLong(-74)</text:span>,<text:line-break/>    <text:span text:style-name="T2"> NumberLong(-74)</text:span>,<text:line-break/>    <text:span text:style-name="T2"> NumberLong(-74)</text:span>,<text:line-break/>    <text:span text:style-name="T2"> NumberLong(-74)</text:span>,<text:line-break/>    <text:span text:style-name="T2"> NumberLong(-74)</text:span>,<text:line-break/>    <text:span text:style-name="T2"> NumberLong(-74)</text:span>,<text:line-break/>    <text:span text:style-name="T2"> NumberLong(-74)</text:span>,<text:line-break/>    <text:span text:style-name="T2"> NumberLong(-74)</text:span>,<text:line-break/>    <text:span text:style-name="T2"> NumberLong(-74)</text:span>,<text:line-break/>    <text:span text:style-name="T2"> NumberLong(-74)</text:span>,<text:line-break/>    <text:span text:style-name="T2"> NumberLong(-74)</text:span>,<text:line-break/>    <text:span text:style-name="T2"> NumberLong(-74)</text:span>,<text:line-break/>    <text:span text:style-name="T2"> NumberLong(-74)</text:span>,<text:line-break/>    <text:span text:style-name="T2"> NumberLong(-74)</text:span>,<text:line-break/>    <text:span text:style-name="T2"> NumberLong(-74)</text:span>,<text:line-break/>    <text:span text:style-name="T2"> NumberLong(-74)</text:span>,<text:line-break/>    <text:span text:style-name="T2"> NumberLong(-74)</text:span>,<text:line-break/>    <text:span text:style-name="T2"> NumberLong(-74)</text:span>,<text:line-break/>    <text:span text:style-name="T2"> NumberLong(-74)</text:span>,<text:line-break/>    <text:span text:style-name="T2"> NumberLong(-74)</text:span>,<text:line-break/>    <text:span text:style-name="T2"> NumberLong(-74)</text:span>,<text:line-break/>    <text:span text:style-name="T2"> NumberLong(-74)</text:span>,<text:line-break/><text:soft-page-break/>    <text:span text:style-name="T2"> NumberLong(-74)</text:span>,<text:line-break/>    <text:span text:style-name="T2"> NumberLong(-74)</text:span>,<text:line-break/>    <text:span text:style-name="T2"> NumberLong(-74)</text:span>,<text:line-break/>    <text:span text:style-name="T2"> NumberLong(-74)</text:span>,<text:line-break/>    <text:span text:style-name="T2"> NumberLong(-74)</text:span>,<text:line-break/>    <text:span text:style-name="T2"> NumberLong(-74)</text:span>,<text:line-break/>    <text:span text:style-name="T2"> NumberLong(-74)</text:span>,<text:line-break/>    <text:span text:style-name="T2"> NumberLong(-74)</text:span>,<text:line-break/>    <text:span text:style-name="T2"> NumberLong(-74)</text:span>,<text:line-break/>    <text:span text:style-name="T2"> NumberLong(-74)</text:span>,<text:line-break/>    <text:span text:style-name="T2"> NumberLong(-74)</text:span>,<text:line-break/>    <text:span text:style-name="T2"> NumberLong(-74)</text:span>,<text:line-break/>    <text:span text:style-name="T2"> NumberLong(-74)</text:span>,<text:line-break/>    <text:span text:style-name="T2"> NumberLong(-74)</text:span>,<text:line-break/>    <text:span text:style-name="T2"> NumberLong(-74)</text:span>,<text:line-break/>    <text:span text:style-name="T2"> NumberLong(-74)</text:span>,<text:line-break/>    <text:span text:style-name="T2"> NumberLong(-74)</text:span>,<text:line-break/>    <text:span text:style-name="T2"> NumberLong(-74)</text:span>,<text:line-break/>    <text:span text:style-name="T2"> NumberLong(-74)</text:span>,<text:line-break/>    <text:span text:style-name="T2"> NumberLong(-74)</text:span>,<text:line-break/>    <text:span text:style-name="T2"> NumberLong(-74)</text:span>,<text:line-break/>    <text:span text:style-name="T2"> NumberLong(-74)</text:span>,<text:line-break/>    <text:span text:style-name="T2"> NumberLong(-74)</text:span>,<text:line-break/>    <text:span text:style-name="T2"> NumberLong(-74)</text:span>,<text:line-break/>    <text:span text:style-name="T2"> NumberLong(-74)</text:span>,<text:line-break/>    <text:span text:style-name="T2"> NumberLong(-74)</text:span>,<text:line-break/>    <text:span text:style-name="T2"> NumberLong(-74)</text:span>,<text:line-break/>    <text:span text:style-name="T2"> NumberLong(-74)</text:span>,<text:line-break/>    <text:span text:style-name="T2"> NumberLong(-74)</text:span>,<text:line-break/>    <text:span text:style-name="T2"> NumberLong(-74)</text:span>,<text:line-break/>    <text:span text:style-name="T2"> NumberLong(-74)</text:span>,<text:line-break/>    <text:span text:style-name="T2"> NumberLong(-74)</text:span>,<text:line-break/>    <text:span text:style-name="T2"> NumberLong(-74)</text:span>,<text:line-break/>    <text:span text:style-name="T2"> NumberLong(-74)</text:span>,<text:line-break/>    <text:span text:style-name="T2"> NumberLong(-74)</text:span>,<text:line-break/>    <text:span text:style-name="T2"> NumberLong(-74)</text:span>,<text:line-break/>    <text:span text:style-name="T2"> NumberLong(-74)</text:span>,<text:line-break/>    <text:span text:style-name="T2"> NumberLong(-74)</text:span>,<text:line-break/>    <text:span text:style-name="T2"> NumberLong(-74)</text:span>,<text:line-break/>    <text:span text:style-name="T2"> NumberLong(-74)</text:span>,<text:line-break/>    <text:span text:style-name="T2"> NumberLong(-74)</text:span>,<text:line-break/>    <text:span text:style-name="T2"> NumberLong(-74)</text:span>,<text:line-break/>    <text:span text:style-name="T2"> NumberLong(-74)</text:span>,<text:line-break/>    <text:span text:style-name="T2"> NumberLong(-74)</text:span>,<text:line-break/>    <text:span text:style-name="T2"> NumberLong(-74)</text:span>,<text:line-break/>    <text:span text:style-name="T2"> NumberLong(-74)</text:span>,<text:line-break/>    <text:span text:style-name="T2"> NumberLong(-74)</text:span>,<text:line-break/>    <text:span text:style-name="T2"> NumberLong(-74)</text:span>,<text:line-break/>    <text:span text:style-name="T2"> NumberLong(-74)</text:span>,<text:line-break/><text:soft-page-break/>    <text:span text:style-name="T2"> NumberLong(-74)</text:span>,<text:line-break/>    <text:span text:style-name="T2"> NumberLong(-74)</text:span>,<text:line-break/>    <text:span text:style-name="T2"> NumberLong(-74)</text:span>,<text:line-break/>    <text:span text:style-name="T2"> NumberLong(-74)</text:span>,<text:line-break/>    <text:span text:style-name="T2"> NumberLong(-74)</text:span>,<text:line-break/>    <text:span text:style-name="T2"> NumberLong(-74)</text:span>,<text:line-break/>    <text:span text:style-name="T2"> NumberLong(-74)</text:span>,<text:line-break/>    <text:span text:style-name="T2"> NumberLong(-74)</text:span>,<text:line-break/>    <text:span text:style-name="T2"> NumberLong(-74)</text:span>,<text:line-break/>    <text:span text:style-name="T2"> NumberLong(-74)</text:span>,<text:line-break/>    <text:span text:style-name="T2"> NumberLong(-74)</text:span>,<text:line-break/>    <text:span text:style-name="T2"> NumberLong(-74)</text:span>,<text:line-break/>    <text:span text:style-name="T2"> NumberLong(-74)</text:span>,<text:line-break/>    <text:span text:style-name="T2"> NumberLong(-74)</text:span>,<text:line-break/>    <text:span text:style-name="T2"> NumberLong(-74)</text:span>,<text:line-break/>    <text:span text:style-name="T2"> NumberLong(-74)</text:span>,<text:line-break/>    <text:span text:style-name="T2"> NumberLong(-74)</text:span>,<text:line-break/>    <text:span text:style-name="T2"> NumberLong(-74)</text:span>,<text:line-break/>    <text:span text:style-name="T2"> NumberLong(-74)</text:span>,<text:line-break/>    <text:span text:style-name="T2"> NumberLong(-74)</text:span>,<text:line-break/>    <text:span text:style-name="T2"> NumberLong(-74)</text:span>,<text:line-break/>    <text:span text:style-name="T2"> NumberLong(-74)</text:span>,<text:line-break/>    <text:span text:style-name="T2"> NumberLong(-74)</text:span>,<text:line-break/>    <text:span text:style-name="T2"> NumberLong(-74)</text:span>,<text:line-break/>    <text:span text:style-name="T2"> NumberLong(-74)</text:span>,<text:line-break/>    <text:span text:style-name="T2"> NumberLong(-74)</text:span>,<text:line-break/>    <text:span text:style-name="T2"> NumberLong(-74)</text:span>,<text:line-break/>    <text:span text:style-name="T2"> NumberLong(-74)</text:span>,<text:line-break/>    <text:span text:style-name="T2"> NumberLong(-74)</text:span>,<text:line-break/>    <text:span text:style-name="T2"> NumberLong(-74)</text:span>,<text:line-break/>    <text:span text:style-name="T2"> NumberLong(-74)</text:span>,<text:line-break/>    <text:span text:style-name="T2"> NumberLong(-74)</text:span>,<text:line-break/>    <text:span text:style-name="T2"> NumberLong(-74)</text:span>,<text:line-break/>    <text:span text:style-name="T2"> NumberLong(-74)</text:span>,<text:line-break/>    <text:span text:style-name="T2"> NumberLong(-74)</text:span>,<text:line-break/>    <text:span text:style-name="T2"> NumberLong(-74)</text:span>,<text:line-break/>    <text:span text:style-name="T2"> NumberLong(-74)</text:span>,<text:line-break/>    <text:span text:style-name="T2"> NumberLong(-74)</text:span>,<text:line-break/>    <text:span text:style-name="T2"> NumberLong(-74)</text:span>,<text:line-break/>    <text:span text:style-name="T2"> NumberLong(-74)</text:span>,<text:line-break/>    <text:span text:style-name="T2"> NumberLong(-74)</text:span>,<text:line-break/>    <text:span text:style-name="T2"> NumberLong(-74)</text:span>,<text:line-break/>    <text:span text:style-name="T2"> NumberLong(-74)</text:span>,<text:line-break/>    <text:span text:style-name="T2"> NumberLong(-74)</text:span>,<text:line-break/>    <text:span text:style-name="T2"> NumberLong(-74)</text:span>,<text:line-break/>    <text:span text:style-name="T2"> NumberLong(-74)</text:span>,<text:line-break/>    <text:span text:style-name="T2"> NumberLong(-74)</text:span>,<text:line-break/>    <text:span text:style-name="T2"> NumberLong(-74)</text:span>,<text:line-break/>    <text:span text:style-name="T2"> NumberLong(-74)</text:span>,<text:line-break/><text:soft-page-break/>    <text:span text:style-name="T2"> NumberLong(-74)</text:span>,<text:line-break/>    <text:span text:style-name="T2"> NumberLong(-74)</text:span>,<text:line-break/>    <text:span text:style-name="T2"> NumberLong(-74)</text:span>,<text:line-break/>    <text:span text:style-name="T2"> NumberLong(-74)</text:span>,<text:line-break/>    <text:span text:style-name="T2"> NumberLong(-74)</text:span>,<text:line-break/>    <text:span text:style-name="T2"> NumberLong(-74)</text:span>,<text:line-break/>    <text:span text:style-name="T2"> NumberLong(-74)</text:span>,<text:line-break/>    <text:span text:style-name="T2"> NumberLong(-74)</text:span>,<text:line-break/>    <text:span text:style-name="T2"> NumberLong(-74)</text:span>,<text:line-break/>    <text:span text:style-name="T2"> NumberLong(-74)</text:span>,<text:line-break/>    <text:span text:style-name="T2"> NumberLong(-74)</text:span>,<text:line-break/>    <text:span text:style-name="T2"> NumberLong(-74)</text:span>,<text:line-break/>    <text:span text:style-name="T2"> NumberLong(-74)</text:span>,<text:line-break/>    <text:span text:style-name="T2"> NumberLong(-74)</text:span>,<text:line-break/>    <text:span text:style-name="T2"> NumberLong(-74)</text:span>,<text:line-break/>    <text:span text:style-name="T2"> NumberLong(-74)</text:span>,<text:line-break/>    <text:span text:style-name="T2"> NumberLong(-74)</text:span>,<text:line-break/>    <text:span text:style-name="T2"> NumberLong(-74)</text:span>,<text:line-break/>    <text:span text:style-name="T2"> NumberLong(-74)</text:span>,<text:line-break/>    <text:span text:style-name="T2"> NumberLong(-74)</text:span>,<text:line-break/>    <text:span text:style-name="T2"> NumberLong(-74)</text:span>,<text:line-break/>    <text:span text:style-name="T2"> NumberLong(-74)</text:span>,<text:line-break/>    <text:span text:style-name="T2"> NumberLong(-74)</text:span>,<text:line-break/>    <text:span text:style-name="T2"> NumberLong(-74)</text:span>,<text:line-break/>    <text:span text:style-name="T2"> NumberLong(-74)</text:span>,<text:line-break/>    <text:span text:style-name="T2"> NumberLong(-74)</text:span>,<text:line-break/>    <text:span text:style-name="T2"> NumberLong(-74)</text:span>,<text:line-break/>    <text:span text:style-name="T2"> NumberLong(-74)</text:span>,<text:line-break/>    <text:span text:style-name="T2"> NumberLong(-74)</text:span>,<text:line-break/>    <text:span text:style-name="T2"> NumberLong(-74)</text:span>,<text:line-break/>    <text:span text:style-name="T2"> NumberLong(-74)</text:span>,<text:line-break/>    <text:span text:style-name="T2"> NumberLong(-74)</text:span>,<text:line-break/>    <text:span text:style-name="T2"> NumberLong(-74)</text:span>,<text:line-break/>    <text:span text:style-name="T2"> NumberLong(-74)</text:span>,<text:line-break/>    <text:span text:style-name="T2"> NumberLong(-74)</text:span>,<text:line-break/>    <text:span text:style-name="T2"> NumberLong(-74)</text:span>,<text:line-break/>    <text:span text:style-name="T2"> NumberLong(-74)</text:span>,<text:line-break/>    <text:span text:style-name="T2"> NumberLong(-74)</text:span>,<text:line-break/>    <text:span text:style-name="T2"> NumberLong(-74)</text:span>,<text:line-break/>    <text:span text:style-name="T2"> NumberLong(-74)</text:span>,<text:line-break/>    <text:span text:style-name="T2"> NumberLong(-74)</text:span>,<text:line-break/>    <text:span text:style-name="T2"> NumberLong(-74)</text:span>,<text:line-break/>    <text:span text:style-name="T2"> NumberLong(-74)</text:span>,<text:line-break/>    <text:span text:style-name="T2"> NumberLong(-74)</text:span>,<text:line-break/>    <text:span text:style-name="T2"> NumberLong(-74)</text:span>,<text:line-break/>    <text:span text:style-name="T2"> NumberLong(-74)</text:span>,<text:line-break/>    <text:span text:style-name="T2"> NumberLong(-74)</text:span>,<text:line-break/>    <text:span text:style-name="T2"> NumberLong(-74)</text:span>,<text:line-break/>    <text:span text:style-name="T2"> NumberLong(-74)</text:span>,<text:line-break/><text:soft-page-break/>    <text:span text:style-name="T2"> NumberLong(-74)</text:span>,<text:line-break/>    <text:span text:style-name="T2"> NumberLong(-74)</text:span>,<text:line-break/>    <text:span text:style-name="T2"> NumberLong(-74)</text:span>,<text:line-break/>    <text:span text:style-name="T2"> NumberLong(-74)</text:span>,<text:line-break/>    <text:span text:style-name="T2"> NumberLong(-74)</text:span>,<text:line-break/>    <text:span text:style-name="T2"> NumberLong(-74)</text:span>,<text:line-break/>    <text:span text:style-name="T2"> NumberLong(-74)</text:span>,<text:line-break/>    <text:span text:style-name="T2"> NumberLong(-74)</text:span>,<text:line-break/>    <text:span text:style-name="T2"> NumberLong(-74)</text:span>,<text:line-break/>    <text:span text:style-name="T2"> NumberLong(-74)</text:span>,<text:line-break/>    <text:span text:style-name="T2"> NumberLong(-74)</text:span>,<text:line-break/>    <text:span text:style-name="T2"> NumberLong(-74)</text:span>,<text:line-break/>    <text:span text:style-name="T2"> NumberLong(-74)</text:span>,<text:line-break/>    <text:span text:style-name="T2"> NumberLong(-74)</text:span>,<text:line-break/>    <text:span text:style-name="T2"> NumberLong(-74)</text:span>,<text:line-break/>    <text:span text:style-name="T2"> NumberLong(-74)</text:span>,<text:line-break/>    <text:span text:style-name="T2"> NumberLong(-74)</text:span>,<text:line-break/>    <text:span text:style-name="T2"> NumberLong(-74)</text:span>,<text:line-break/>    <text:span text:style-name="T2"> NumberLong(-74)</text:span>,<text:line-break/>    <text:span text:style-name="T2"> NumberLong(-74)</text:span>,<text:line-break/>    <text:span text:style-name="T2"> NumberLong(-74)</text:span>,<text:line-break/>    <text:span text:style-name="T2"> NumberLong(-74)</text:span>,<text:line-break/>    <text:span text:style-name="T2"> NumberLong(-74)</text:span>,<text:line-break/>    <text:span text:style-name="T2"> NumberLong(-74)</text:span>,<text:line-break/>    <text:span text:style-name="T2"> NumberLong(-74)</text:span>,<text:line-break/>    <text:span text:style-name="T2"> NumberLong(-74)</text:span>,<text:line-break/>    <text:span text:style-name="T2"> NumberLong(-74)</text:span>,<text:line-break/>    <text:span text:style-name="T2"> NumberLong(-74)</text:span>,<text:line-break/>    <text:span text:style-name="T2"> NumberLong(-74)</text:span>,<text:line-break/>    <text:span text:style-name="T2"> NumberLong(-74)</text:span>,<text:line-break/>    <text:span text:style-name="T2"> NumberLong(-74)</text:span>,<text:line-break/>    <text:span text:style-name="T2"> NumberLong(-74)</text:span>,<text:line-break/>    <text:span text:style-name="T2"> NumberLong(-74)</text:span>,<text:line-break/>    <text:span text:style-name="T2"> NumberLong(-74)</text:span>,<text:line-break/>    <text:span text:style-name="T2"> NumberLong(-74)</text:span>,<text:line-break/>    <text:span text:style-name="T2"> NumberLong(-74)</text:span>,<text:line-break/>    <text:span text:style-name="T2"> NumberLong(-74)</text:span>,<text:line-break/>    <text:span text:style-name="T2"> NumberLong(-74)</text:span>,<text:line-break/>    <text:span text:style-name="T2"> NumberLong(-74)</text:span>,<text:line-break/>    <text:span text:style-name="T2"> NumberLong(-74)</text:span>,<text:line-break/>    <text:span text:style-name="T2"> NumberLong(-74)</text:span>,<text:line-break/>    <text:span text:style-name="T2"> NumberLong(-74)</text:span>,<text:line-break/>    <text:span text:style-name="T2"> NumberLong(-74)</text:span>,<text:line-break/>    <text:span text:style-name="T2"> NumberLong(-74)</text:span>,<text:line-break/>    <text:span text:style-name="T2"> NumberLong(-74)</text:span>,<text:line-break/>    <text:span text:style-name="T2"> NumberLong(-74)</text:span>,<text:line-break/>    <text:span text:style-name="T2"> NumberLong(-74)</text:span>,<text:line-break/>    <text:span text:style-name="T2"> NumberLong(-74)</text:span>,<text:line-break/>    <text:span text:style-name="T2"> NumberLong(-74)</text:span>,<text:line-break/><text:soft-page-break/>    <text:span text:style-name="T2"> NumberLong(-74)</text:span>,<text:line-break/>    <text:span text:style-name="T2"> NumberLong(-74)</text:span>,<text:line-break/>    <text:span text:style-name="T2"> NumberLong(-74)</text:span>,<text:line-break/>    <text:span text:style-name="T2"> NumberLong(-74)</text:span>,<text:line-break/>    <text:span text:style-name="T2"> NumberLong(-74)</text:span>,<text:line-break/>    <text:span text:style-name="T2"> NumberLong(-74)</text:span>,<text:line-break/>    <text:span text:style-name="T2"> NumberLong(-74)</text:span>,<text:line-break/>    <text:span text:style-name="T2"> NumberLong(-74)</text:span>,<text:line-break/>    <text:span text:style-name="T2"> NumberLong(-74)</text:span>,<text:line-break/>    <text:span text:style-name="T2"> NumberLong(-74)</text:span>,<text:line-break/>    <text:span text:style-name="T2"> NumberLong(-74)</text:span>,<text:line-break/>    <text:span text:style-name="T2"> NumberLong(-74)</text:span>,<text:line-break/>    <text:span text:style-name="T2"> NumberLong(-74)</text:span>,<text:line-break/>    <text:span text:style-name="T2"> NumberLong(-74)</text:span>,<text:line-break/>    <text:span text:style-name="T2"> NumberLong(-74)</text:span>,<text:line-break/>    <text:span text:style-name="T2"> NumberLong(-74)</text:span>,<text:line-break/>    <text:span text:style-name="T2"> NumberLong(-74)</text:span>,<text:line-break/>    <text:span text:style-name="T2"> NumberLong(-74)</text:span>,<text:line-break/>    <text:span text:style-name="T2"> NumberLong(-74)</text:span>,<text:line-break/>    <text:span text:style-name="T2"> NumberLong(-74)</text:span>,<text:line-break/>    <text:span text:style-name="T2"> NumberLong(-74)</text:span>,<text:line-break/>    <text:span text:style-name="T2"> NumberLong(-74)</text:span>,<text:line-break/>    <text:span text:style-name="T2"> NumberLong(-74)</text:span>,<text:line-break/>    <text:span text:style-name="T2"> NumberLong(-74)</text:span>,<text:line-break/>    <text:span text:style-name="T2"> NumberLong(-74) </text:span><text:line-break/>  <text:span text:style-name="T3">]</text:span>,<text:line-break/>  <text:span text:style-name="T2"> </text:span><text:span text:style-name="T1">"TIMESTAMP"</text:span><text:span text:style-name="T2"> </text:span>: <text:span text:style-name="T1">"2015-07-16</text:span><text:span text:style-name="T3">:</text:span><text:span text:style-name="T1">13-17-07.332"</text:span>,<text:line-break/>  <text:span text:style-name="T2"> </text:span><text:span text:style-name="T1">"X"</text:span><text:span text:style-name="T2"> </text:span>: <text:span text:style-name="T2">NumberLong(1)</text:span>,<text:line-break/>  <text:span text:style-name="T2"> </text:span><text:span text:style-name="T1">"STEP"</text:span><text:span text:style-name="T2"> </text:span>: <text:span text:style-name="T3">[</text:span><text:line-break/>    <text:span text:style-name="T2"> NumberLong(1)</text:span>,<text:line-break/>    <text:span text:style-name="T2"> NumberLong(1) </text:span><text:line-break/>  <text:span text:style-name="T3">]</text:span>,<text:line-break/>  <text:span text:style-name="T2"> </text:span><text:span text:style-name="T1">"PLACE"</text:span><text:span text:style-name="T2"> </text:span>: <text:span text:style-name="T1">"kopalnia_test_stst"</text:span>,<text:line-break/>  <text:span text:style-name="T2"> </text:span><text:span text:style-name="T1">"MODE"</text:span><text:span text:style-name="T2"> </text:span>: <text:span text:style-name="T1">"FEED_MAP"</text:span>,<text:line-break/>  <text:span text:style-name="T2"> </text:span><text:span text:style-name="T1">"IP_PHONE"</text:span><text:span text:style-name="T2"> </text:span>: <text:span text:style-name="T1">"192.168.1.100"</text:span>,<text:line-break/>  <text:span text:style-name="T2"> </text:span><text:span text:style-name="T1">"RSSI_AVG_TIME"</text:span><text:span text:style-name="T2"> </text:span>: <text:span text:style-name="T1">"2377231"</text:span>,<text:line-break/>  <text:span text:style-name="T2"> </text:span><text:span text:style-name="T1">"Y"</text:span><text:span text:style-name="T2"> </text:span>: <text:span text:style-name="T2">NumberLong(100)</text:span>,<text:line-break/>  <text:span text:style-name="T2"> </text:span><text:span text:style-name="T1">"MAC_AP"</text:span><text:span text:style-name="T2"> </text:span>: <text:span text:style-name="T1">"f8</text:span><text:span text:style-name="T3">:</text:span><text:span text:style-name="T1">d1</text:span><text:span text:style-name="T3">:</text:span><text:span text:style-name="T1">11</text:span><text:span text:style-name="T3">:</text:span><text:span text:style-name="T1">48</text:span><text:span text:style-name="T3">:</text:span><text:span text:style-name="T1">9b</text:span><text:span text:style-name="T3">:</text:span><text:span text:style-name="T1">26"</text:span>,<text:line-break/>  <text:span text:style-name="T2"> </text:span><text:span text:style-name="T1">"DATA_SIZE"</text:span><text:span text:style-name="T2"> </text:span>: <text:span text:style-name="T2">NumberLong(300)</text:span>,<text:line-break/>  <text:span text:style-name="T2"> </text:span><text:span text:style-name="T1">"MAC_PHONE"</text:span><text:span text:style-name="T2"> </text:span>: <text:span text:style-name="T1">"e8</text:span><text:span text:style-name="T3">:</text:span><text:span text:style-name="T1">99</text:span><text:span text:style-name="T3">:</text:span><text:span text:style-name="T1">c4</text:span><text:span text:style-name="T3">:</text:span><text:span text:style-name="T1">8e</text:span><text:span text:style-name="T3">:</text:span><text:span text:style-name="T1">97</text:span><text:span text:style-name="T3">:</text:span><text:span text:style-name="T1">36"</text:span><text:span text:style-name="T2"> </text:span><text:line-break/><text:span text:style-name="T3">}</text:span></text:p>
      <text:p text:style-name="Standard"/>
      <text:p text:style-name="Standard">{</text:p>
      <text:p text:style-name="Standard"><text:tab/>"_id" : ObjectId("55a792c563f9130ecb812b4a"),</text:p>
      <text:p text:style-name="Standard"><text:tab/>"STATISTICS" : {</text:p>
      <text:p text:style-name="Standard"><text:tab/><text:tab/>"PERCENTILE - 90" : 28.5,</text:p>
      <text:p text:style-name="Standard"><text:tab/><text:tab/>"MIN" : 10.38,</text:p>
      <text:p text:style-name="Standard"><text:tab/><text:tab/>"STANDARD_DEVIATION" : 7.5991030016944725,</text:p>
      <text:p text:style-name="Standard"><text:tab/><text:tab/>"PERCENTILE - 20" : 11.5199995,</text:p>
      <text:p text:style-name="Standard"><text:soft-page-break/><text:tab/><text:tab/>"PERCENTILE - 10" : 11.099999,</text:p>
      <text:p text:style-name="Standard"><text:tab/><text:tab/>"MAX" : 30.9,</text:p>
      <text:p text:style-name="Standard"><text:tab/><text:tab/>"PERCENTILE - 70" : 27.599998,</text:p>
      <text:p text:style-name="Standard"><text:tab/><text:tab/>"PERCENTILE - 50" : 26.699999,</text:p>
      <text:p text:style-name="Standard"><text:tab/><text:tab/>"MODE" : 11.219999,</text:p>
      <text:p text:style-name="Standard"><text:tab/><text:tab/>"MEDIANA" : 26.699999,</text:p>
      <text:p text:style-name="Standard"><text:tab/><text:tab/>"MEAN" : 22.15566634944441</text:p>
      <text:p text:style-name="Standard"><text:tab/>},</text:p>
      <text:p text:style-name="Standard"><text:tab/>"HASH" : "DEFAULT",</text:p>
      <text:p text:style-name="Standard"><text:tab/>"MAC_PHONE" : "e8:99:c4:8e:97:36",</text:p>
      <text:p text:style-name="Standard"><text:tab/>"TIMESTAMP" : "2015-07-16:13-17-06.818",</text:p>
      <text:p text:style-name="Standard"><text:tab/>"X" : NumberLong(1),</text:p>
      <text:p text:style-name="Standard"><text:tab/>"STEP" : [</text:p>
      <text:p text:style-name="Standard"><text:tab/><text:tab/>NumberLong(1),</text:p>
      <text:p text:style-name="Standard"><text:tab/><text:tab/>NumberLong(1)</text:p>
      <text:p text:style-name="Standard"><text:tab/>],</text:p>
      <text:p text:style-name="Standard"><text:tab/>"PLACE" : "kopalnia_test_stst",</text:p>
      <text:p text:style-name="Standard"><text:tab/>"MODE" : "FEED_MAP",</text:p>
      <text:p text:style-name="Standard"><text:tab/>"IP_PHONE" : "192.168.1.100",</text:p>
      <text:p text:style-name="Standard"><text:tab/>"STATISTICS_NORM" : {</text:p>
      <text:p text:style-name="Standard"><text:tab/><text:tab/>"PERCENTILE - 90" : 40.96562993365734,</text:p>
      <text:p text:style-name="Standard"><text:tab/><text:tab/>"MIN" : 39.212421218282365,</text:p>
      <text:p text:style-name="Standard"><text:tab/><text:tab/>"STANDARD_DEVIATION" : 0.48280246639275193,</text:p>
      <text:p text:style-name="Standard"><text:tab/><text:tab/>"PERCENTILE - 20" : 40.285242439028934,</text:p>
      <text:p text:style-name="Standard"><text:tab/><text:tab/>"PERCENTILE - 10" : 40.06868911832996,</text:p>
      <text:p text:style-name="Standard"><text:tab/><text:tab/>"MAX" : 44.045435631856336,</text:p>
      <text:p text:style-name="Standard"><text:tab/><text:tab/>"PERCENTILE - 70" : 40.75098990236336,</text:p>
      <text:p text:style-name="Standard"><text:tab/><text:tab/>"PERCENTILE - 50" : 40.58688425157781,</text:p>
      <text:p text:style-name="Standard"><text:tab/><text:tab/>"MODE" : 40.407850722353444,</text:p>
      <text:p text:style-name="Standard"><text:tab/><text:tab/>"MEDIANA" : 40.58688425157781,</text:p>
      <text:p text:style-name="Standard"><text:tab/><text:tab/>"MEAN" : 40.566324152346404</text:p>
      <text:p text:style-name="Standard"><text:tab/>},</text:p>
      <text:p text:style-name="Standard"><text:tab/>"Y" : NumberLong(100),</text:p>
      <text:p text:style-name="Standard"><text:tab/>"MAGNETIC_AVG_TIME" : "27977",</text:p>
      <text:p text:style-name="Standard"><text:tab/>"MAGNETIC_DATA" : [</text:p>
      <text:p text:style-name="Standard"><text:tab/><text:tab/>12.48,</text:p>
      <text:p text:style-name="Standard"><text:tab/><text:tab/>30.9,</text:p>
      <text:p text:style-name="Standard"><text:tab/><text:tab/>28.8,</text:p>
      <text:p text:style-name="Standard"><text:tab/><text:tab/>12.54,</text:p>
      <text:p text:style-name="Standard"><text:tab/><text:tab/>29.76,</text:p>
      <text:p text:style-name="Standard"><text:tab/><text:tab/>28.38,</text:p>
      <text:p text:style-name="Standard"><text:tab/><text:tab/>12.54,</text:p>
      <text:p text:style-name="Standard"><text:tab/><text:tab/>29.4,</text:p>
      <text:p text:style-name="Standard"><text:tab/><text:tab/>27.9,</text:p>
      <text:p text:style-name="Standard"><text:tab/><text:tab/>12.24,</text:p>
      <text:p text:style-name="Standard"><text:tab/><text:tab/>29.58,</text:p>
      <text:p text:style-name="Standard"><text:tab/><text:tab/>27.66,</text:p>
      <text:p text:style-name="Standard"><text:tab/><text:tab/>12.12,</text:p>
      <text:p text:style-name="Standard"><text:tab/><text:tab/>29.279999,</text:p>
      <text:p text:style-name="Standard"><text:soft-page-break/><text:tab/><text:tab/>27.18,</text:p>
      <text:p text:style-name="Standard"><text:tab/><text:tab/>11.4,</text:p>
      <text:p text:style-name="Standard"><text:tab/><text:tab/>29.099998,</text:p>
      <text:p text:style-name="Standard"><text:tab/><text:tab/>26.64,</text:p>
      <text:p text:style-name="Standard"><text:tab/><text:tab/>10.92,</text:p>
      <text:p text:style-name="Standard"><text:tab/><text:tab/>29.22,</text:p>
      <text:p text:style-name="Standard"><text:tab/><text:tab/>26.279999,</text:p>
      <text:p text:style-name="Standard"><text:tab/><text:tab/>11.46,</text:p>
      <text:p text:style-name="Standard"><text:tab/><text:tab/>29.46,</text:p>
      <text:p text:style-name="Standard"><text:tab/><text:tab/>27.06,</text:p>
      <text:p text:style-name="Standard"><text:tab/><text:tab/>11.219999,</text:p>
      <text:p text:style-name="Standard"><text:tab/><text:tab/>29.099998,</text:p>
      <text:p text:style-name="Standard"><text:tab/><text:tab/>26.76,</text:p>
      <text:p text:style-name="Standard"><text:tab/><text:tab/>11.099999,</text:p>
      <text:p text:style-name="Standard"><text:tab/><text:tab/>29.22,</text:p>
      <text:p text:style-name="Standard"><text:tab/><text:tab/>26.58,</text:p>
      <text:p text:style-name="Standard"><text:tab/><text:tab/>10.86,</text:p>
      <text:p text:style-name="Standard"><text:tab/><text:tab/>29.16,</text:p>
      <text:p text:style-name="Standard"><text:tab/><text:tab/>26.519999,</text:p>
      <text:p text:style-name="Standard"><text:tab/><text:tab/>10.679999,</text:p>
      <text:p text:style-name="Standard"><text:tab/><text:tab/>29.22,</text:p>
      <text:p text:style-name="Standard"><text:tab/><text:tab/>26.519999,</text:p>
      <text:p text:style-name="Standard"><text:tab/><text:tab/>10.44,</text:p>
      <text:p text:style-name="Standard"><text:tab/><text:tab/>29.16,</text:p>
      <text:p text:style-name="Standard"><text:tab/><text:tab/>26.519999,</text:p>
      <text:p text:style-name="Standard"><text:tab/><text:tab/>10.5,</text:p>
      <text:p text:style-name="Standard"><text:tab/><text:tab/>29.279999,</text:p>
      <text:p text:style-name="Standard"><text:tab/><text:tab/>26.64,</text:p>
      <text:p text:style-name="Standard"><text:tab/><text:tab/>10.559999,</text:p>
      <text:p text:style-name="Standard"><text:tab/><text:tab/>28.92,</text:p>
      <text:p text:style-name="Standard"><text:tab/><text:tab/>26.76,</text:p>
      <text:p text:style-name="Standard"><text:tab/><text:tab/>10.679999,</text:p>
      <text:p text:style-name="Standard"><text:tab/><text:tab/>28.859999,</text:p>
      <text:p text:style-name="Standard"><text:tab/><text:tab/>26.699999,</text:p>
      <text:p text:style-name="Standard"><text:tab/><text:tab/>10.62,</text:p>
      <text:p text:style-name="Standard"><text:tab/><text:tab/>28.98,</text:p>
      <text:p text:style-name="Standard"><text:tab/><text:tab/>26.76,</text:p>
      <text:p text:style-name="Standard"><text:tab/><text:tab/>10.38,</text:p>
      <text:p text:style-name="Standard"><text:tab/><text:tab/>28.859999,</text:p>
      <text:p text:style-name="Standard"><text:tab/><text:tab/>26.76,</text:p>
      <text:p text:style-name="Standard"><text:tab/><text:tab/>10.5,</text:p>
      <text:p text:style-name="Standard"><text:tab/><text:tab/>28.8,</text:p>
      <text:p text:style-name="Standard"><text:tab/><text:tab/>26.58,</text:p>
      <text:p text:style-name="Standard"><text:tab/><text:tab/>10.62,</text:p>
      <text:p text:style-name="Standard"><text:tab/><text:tab/>28.8,</text:p>
      <text:p text:style-name="Standard"><text:tab/><text:tab/>26.64,</text:p>
      <text:p text:style-name="Standard"><text:tab/><text:tab/>10.679999,</text:p>
      <text:p text:style-name="Standard"><text:tab/><text:tab/>28.859999,</text:p>
      <text:p text:style-name="Standard"><text:tab/><text:tab/>26.46,</text:p>
      <text:p text:style-name="Standard"><text:soft-page-break/><text:tab/><text:tab/>10.679999,</text:p>
      <text:p text:style-name="Standard"><text:tab/><text:tab/>28.68,</text:p>
      <text:p text:style-name="Standard"><text:tab/><text:tab/>26.58,</text:p>
      <text:p text:style-name="Standard"><text:tab/><text:tab/>10.679999,</text:p>
      <text:p text:style-name="Standard"><text:tab/><text:tab/>28.74,</text:p>
      <text:p text:style-name="Standard"><text:tab/><text:tab/>26.519999,</text:p>
      <text:p text:style-name="Standard"><text:tab/><text:tab/>10.92,</text:p>
      <text:p text:style-name="Standard"><text:tab/><text:tab/>28.859999,</text:p>
      <text:p text:style-name="Standard"><text:tab/><text:tab/>26.699999,</text:p>
      <text:p text:style-name="Standard"><text:tab/><text:tab/>10.92,</text:p>
      <text:p text:style-name="Standard"><text:tab/><text:tab/>28.8,</text:p>
      <text:p text:style-name="Standard"><text:tab/><text:tab/>26.519999,</text:p>
      <text:p text:style-name="Standard"><text:tab/><text:tab/>11.099999,</text:p>
      <text:p text:style-name="Standard"><text:tab/><text:tab/>28.8,</text:p>
      <text:p text:style-name="Standard"><text:tab/><text:tab/>26.4,</text:p>
      <text:p text:style-name="Standard"><text:tab/><text:tab/>10.92,</text:p>
      <text:p text:style-name="Standard"><text:tab/><text:tab/>28.8,</text:p>
      <text:p text:style-name="Standard"><text:tab/><text:tab/>26.58,</text:p>
      <text:p text:style-name="Standard"><text:tab/><text:tab/>10.98,</text:p>
      <text:p text:style-name="Standard"><text:tab/><text:tab/>28.68,</text:p>
      <text:p text:style-name="Standard"><text:tab/><text:tab/>26.46,</text:p>
      <text:p text:style-name="Standard"><text:tab/><text:tab/>11.099999,</text:p>
      <text:p text:style-name="Standard"><text:tab/><text:tab/>28.619999,</text:p>
      <text:p text:style-name="Standard"><text:tab/><text:tab/>26.519999,</text:p>
      <text:p text:style-name="Standard"><text:tab/><text:tab/>11.04,</text:p>
      <text:p text:style-name="Standard"><text:tab/><text:tab/>28.8,</text:p>
      <text:p text:style-name="Standard"><text:tab/><text:tab/>26.4,</text:p>
      <text:p text:style-name="Standard"><text:tab/><text:tab/>11.04,</text:p>
      <text:p text:style-name="Standard"><text:tab/><text:tab/>28.74,</text:p>
      <text:p text:style-name="Standard"><text:tab/><text:tab/>26.22,</text:p>
      <text:p text:style-name="Standard"><text:tab/><text:tab/>10.98,</text:p>
      <text:p text:style-name="Standard"><text:tab/><text:tab/>28.619999,</text:p>
      <text:p text:style-name="Standard"><text:tab/><text:tab/>26.039999,</text:p>
      <text:p text:style-name="Standard"><text:tab/><text:tab/>10.92,</text:p>
      <text:p text:style-name="Standard"><text:tab/><text:tab/>28.56,</text:p>
      <text:p text:style-name="Standard"><text:tab/><text:tab/>26.16,</text:p>
      <text:p text:style-name="Standard"><text:tab/><text:tab/>10.92,</text:p>
      <text:p text:style-name="Standard"><text:tab/><text:tab/>28.439999,</text:p>
      <text:p text:style-name="Standard"><text:tab/><text:tab/>26.279999,</text:p>
      <text:p text:style-name="Standard"><text:tab/><text:tab/>10.98,</text:p>
      <text:p text:style-name="Standard"><text:tab/><text:tab/>28.26,</text:p>
      <text:p text:style-name="Standard"><text:tab/><text:tab/>26.4,</text:p>
      <text:p text:style-name="Standard"><text:tab/><text:tab/>10.92,</text:p>
      <text:p text:style-name="Standard"><text:tab/><text:tab/>28.38,</text:p>
      <text:p text:style-name="Standard"><text:tab/><text:tab/>26.279999,</text:p>
      <text:p text:style-name="Standard"><text:tab/><text:tab/>10.86,</text:p>
      <text:p text:style-name="Standard"><text:tab/><text:tab/>28.32,</text:p>
      <text:p text:style-name="Standard"><text:tab/><text:tab/>26.16,</text:p>
      <text:p text:style-name="Standard"><text:tab/><text:tab/>10.98,</text:p>
      <text:p text:style-name="Standard"><text:soft-page-break/><text:tab/><text:tab/>28.199999,</text:p>
      <text:p text:style-name="Standard"><text:tab/><text:tab/>26.099998,</text:p>
      <text:p text:style-name="Standard"><text:tab/><text:tab/>10.98,</text:p>
      <text:p text:style-name="Standard"><text:tab/><text:tab/>28.32,</text:p>
      <text:p text:style-name="Standard"><text:tab/><text:tab/>26.22,</text:p>
      <text:p text:style-name="Standard"><text:tab/><text:tab/>10.679999,</text:p>
      <text:p text:style-name="Standard"><text:tab/><text:tab/>28.38,</text:p>
      <text:p text:style-name="Standard"><text:tab/><text:tab/>26.22,</text:p>
      <text:p text:style-name="Standard"><text:tab/><text:tab/>10.679999,</text:p>
      <text:p text:style-name="Standard"><text:tab/><text:tab/>28.439999,</text:p>
      <text:p text:style-name="Standard"><text:tab/><text:tab/>26.22,</text:p>
      <text:p text:style-name="Standard"><text:tab/><text:tab/>10.679999,</text:p>
      <text:p text:style-name="Standard"><text:tab/><text:tab/>28.5,</text:p>
      <text:p text:style-name="Standard"><text:tab/><text:tab/>26.22,</text:p>
      <text:p text:style-name="Standard"><text:tab/><text:tab/>10.559999,</text:p>
      <text:p text:style-name="Standard"><text:tab/><text:tab/>28.56,</text:p>
      <text:p text:style-name="Standard"><text:tab/><text:tab/>25.98,</text:p>
      <text:p text:style-name="Standard"><text:tab/><text:tab/>10.62,</text:p>
      <text:p text:style-name="Standard"><text:tab/><text:tab/>28.32,</text:p>
      <text:p text:style-name="Standard"><text:tab/><text:tab/>26.039999,</text:p>
      <text:p text:style-name="Standard"><text:tab/><text:tab/>10.679999,</text:p>
      <text:p text:style-name="Standard"><text:tab/><text:tab/>28.199999,</text:p>
      <text:p text:style-name="Standard"><text:tab/><text:tab/>25.98,</text:p>
      <text:p text:style-name="Standard"><text:tab/><text:tab/>10.8,</text:p>
      <text:p text:style-name="Standard"><text:tab/><text:tab/>28.199999,</text:p>
      <text:p text:style-name="Standard"><text:tab/><text:tab/>26.099998,</text:p>
      <text:p text:style-name="Standard"><text:tab/><text:tab/>11.04,</text:p>
      <text:p text:style-name="Standard"><text:tab/><text:tab/>28.019999,</text:p>
      <text:p text:style-name="Standard"><text:tab/><text:tab/>26.039999,</text:p>
      <text:p text:style-name="Standard"><text:tab/><text:tab/>10.86,</text:p>
      <text:p text:style-name="Standard"><text:tab/><text:tab/>28.08,</text:p>
      <text:p text:style-name="Standard"><text:tab/><text:tab/>26.22,</text:p>
      <text:p text:style-name="Standard"><text:tab/><text:tab/>10.98,</text:p>
      <text:p text:style-name="Standard"><text:tab/><text:tab/>27.9,</text:p>
      <text:p text:style-name="Standard"><text:tab/><text:tab/>26.279999,</text:p>
      <text:p text:style-name="Standard"><text:tab/><text:tab/>11.219999,</text:p>
      <text:p text:style-name="Standard"><text:tab/><text:tab/>28.019999,</text:p>
      <text:p text:style-name="Standard"><text:tab/><text:tab/>26.519999,</text:p>
      <text:p text:style-name="Standard"><text:tab/><text:tab/>11.099999,</text:p>
      <text:p text:style-name="Standard"><text:tab/><text:tab/>28.26,</text:p>
      <text:p text:style-name="Standard"><text:tab/><text:tab/>26.58,</text:p>
      <text:p text:style-name="Standard"><text:tab/><text:tab/>11.219999,</text:p>
      <text:p text:style-name="Standard"><text:tab/><text:tab/>28.199999,</text:p>
      <text:p text:style-name="Standard"><text:tab/><text:tab/>26.939999,</text:p>
      <text:p text:style-name="Standard"><text:tab/><text:tab/>11.04,</text:p>
      <text:p text:style-name="Standard"><text:tab/><text:tab/>28.199999,</text:p>
      <text:p text:style-name="Standard"><text:tab/><text:tab/>26.82,</text:p>
      <text:p text:style-name="Standard"><text:tab/><text:tab/>10.98,</text:p>
      <text:p text:style-name="Standard"><text:tab/><text:tab/>28.08,</text:p>
      <text:p text:style-name="Standard"><text:soft-page-break/><text:tab/><text:tab/>26.64,</text:p>
      <text:p text:style-name="Standard"><text:tab/><text:tab/>10.92,</text:p>
      <text:p text:style-name="Standard"><text:tab/><text:tab/>28.32,</text:p>
      <text:p text:style-name="Standard"><text:tab/><text:tab/>26.699999,</text:p>
      <text:p text:style-name="Standard"><text:tab/><text:tab/>11.04,</text:p>
      <text:p text:style-name="Standard"><text:tab/><text:tab/>28.5,</text:p>
      <text:p text:style-name="Standard"><text:tab/><text:tab/>26.64,</text:p>
      <text:p text:style-name="Standard"><text:tab/><text:tab/>11.099999,</text:p>
      <text:p text:style-name="Standard"><text:tab/><text:tab/>28.439999,</text:p>
      <text:p text:style-name="Standard"><text:tab/><text:tab/>26.82,</text:p>
      <text:p text:style-name="Standard"><text:tab/><text:tab/>11.16,</text:p>
      <text:p text:style-name="Standard"><text:tab/><text:tab/>28.26,</text:p>
      <text:p text:style-name="Standard"><text:tab/><text:tab/>26.64,</text:p>
      <text:p text:style-name="Standard"><text:tab/><text:tab/>11.099999,</text:p>
      <text:p text:style-name="Standard"><text:tab/><text:tab/>28.08,</text:p>
      <text:p text:style-name="Standard"><text:tab/><text:tab/>26.64,</text:p>
      <text:p text:style-name="Standard"><text:tab/><text:tab/>10.92,</text:p>
      <text:p text:style-name="Standard"><text:tab/><text:tab/>28.199999,</text:p>
      <text:p text:style-name="Standard"><text:tab/><text:tab/>26.58,</text:p>
      <text:p text:style-name="Standard"><text:tab/><text:tab/>10.92,</text:p>
      <text:p text:style-name="Standard"><text:tab/><text:tab/>28.14,</text:p>
      <text:p text:style-name="Standard"><text:tab/><text:tab/>26.58,</text:p>
      <text:p text:style-name="Standard"><text:tab/><text:tab/>10.92,</text:p>
      <text:p text:style-name="Standard"><text:tab/><text:tab/>28.199999,</text:p>
      <text:p text:style-name="Standard"><text:tab/><text:tab/>26.82,</text:p>
      <text:p text:style-name="Standard"><text:tab/><text:tab/>10.98,</text:p>
      <text:p text:style-name="Standard"><text:tab/><text:tab/>28.14,</text:p>
      <text:p text:style-name="Standard"><text:tab/><text:tab/>NumberLong(27),</text:p>
      <text:p text:style-name="Standard"><text:tab/><text:tab/>10.86,</text:p>
      <text:p text:style-name="Standard"><text:tab/><text:tab/>27.9,</text:p>
      <text:p text:style-name="Standard"><text:tab/><text:tab/>26.88,</text:p>
      <text:p text:style-name="Standard"><text:tab/><text:tab/>10.8,</text:p>
      <text:p text:style-name="Standard"><text:tab/><text:tab/>27.96,</text:p>
      <text:p text:style-name="Standard"><text:tab/><text:tab/>26.64,</text:p>
      <text:p text:style-name="Standard"><text:tab/><text:tab/>10.74,</text:p>
      <text:p text:style-name="Standard"><text:tab/><text:tab/>27.9,</text:p>
      <text:p text:style-name="Standard"><text:tab/><text:tab/>26.699999,</text:p>
      <text:p text:style-name="Standard"><text:tab/><text:tab/>10.86,</text:p>
      <text:p text:style-name="Standard"><text:tab/><text:tab/>28.14,</text:p>
      <text:p text:style-name="Standard"><text:tab/><text:tab/>26.82,</text:p>
      <text:p text:style-name="Standard"><text:tab/><text:tab/>11.04,</text:p>
      <text:p text:style-name="Standard"><text:tab/><text:tab/>28.26,</text:p>
      <text:p text:style-name="Standard"><text:tab/><text:tab/>27.06,</text:p>
      <text:p text:style-name="Standard"><text:tab/><text:tab/>11.16,</text:p>
      <text:p text:style-name="Standard"><text:tab/><text:tab/>28.38,</text:p>
      <text:p text:style-name="Standard"><text:tab/><text:tab/>27.119999,</text:p>
      <text:p text:style-name="Standard"><text:tab/><text:tab/>11.28,</text:p>
      <text:p text:style-name="Standard"><text:tab/><text:tab/>28.439999,</text:p>
      <text:p text:style-name="Standard"><text:tab/><text:tab/>NumberLong(27),</text:p>
      <text:p text:style-name="Standard"><text:soft-page-break/><text:tab/><text:tab/>11.099999,</text:p>
      <text:p text:style-name="Standard"><text:tab/><text:tab/>28.439999,</text:p>
      <text:p text:style-name="Standard"><text:tab/><text:tab/>26.82,</text:p>
      <text:p text:style-name="Standard"><text:tab/><text:tab/>11.219999,</text:p>
      <text:p text:style-name="Standard"><text:tab/><text:tab/>28.439999,</text:p>
      <text:p text:style-name="Standard"><text:tab/><text:tab/>26.939999,</text:p>
      <text:p text:style-name="Standard"><text:tab/><text:tab/>11.219999,</text:p>
      <text:p text:style-name="Standard"><text:tab/><text:tab/>28.68,</text:p>
      <text:p text:style-name="Standard"><text:tab/><text:tab/>26.88,</text:p>
      <text:p text:style-name="Standard"><text:tab/><text:tab/>11.28,</text:p>
      <text:p text:style-name="Standard"><text:tab/><text:tab/>28.8,</text:p>
      <text:p text:style-name="Standard"><text:tab/><text:tab/>26.88,</text:p>
      <text:p text:style-name="Standard"><text:tab/><text:tab/>11.28,</text:p>
      <text:p text:style-name="Standard"><text:tab/><text:tab/>28.74,</text:p>
      <text:p text:style-name="Standard"><text:tab/><text:tab/>26.64,</text:p>
      <text:p text:style-name="Standard"><text:tab/><text:tab/>11.219999,</text:p>
      <text:p text:style-name="Standard"><text:tab/><text:tab/>28.56,</text:p>
      <text:p text:style-name="Standard"><text:tab/><text:tab/>26.4,</text:p>
      <text:p text:style-name="Standard"><text:tab/><text:tab/>11.099999,</text:p>
      <text:p text:style-name="Standard"><text:tab/><text:tab/>28.56,</text:p>
      <text:p text:style-name="Standard"><text:tab/><text:tab/>26.519999,</text:p>
      <text:p text:style-name="Standard"><text:tab/><text:tab/>11.28,</text:p>
      <text:p text:style-name="Standard"><text:tab/><text:tab/>28.38,</text:p>
      <text:p text:style-name="Standard"><text:tab/><text:tab/>26.46,</text:p>
      <text:p text:style-name="Standard"><text:tab/><text:tab/>11.4,</text:p>
      <text:p text:style-name="Standard"><text:tab/><text:tab/>28.199999,</text:p>
      <text:p text:style-name="Standard"><text:tab/><text:tab/>26.519999,</text:p>
      <text:p text:style-name="Standard"><text:tab/><text:tab/>11.46,</text:p>
      <text:p text:style-name="Standard"><text:tab/><text:tab/>28.26,</text:p>
      <text:p text:style-name="Standard"><text:tab/><text:tab/>26.519999,</text:p>
      <text:p text:style-name="Standard"><text:tab/><text:tab/>11.46,</text:p>
      <text:p text:style-name="Standard"><text:tab/><text:tab/>28.199999,</text:p>
      <text:p text:style-name="Standard"><text:tab/><text:tab/>26.519999,</text:p>
      <text:p text:style-name="Standard"><text:tab/><text:tab/>11.219999,</text:p>
      <text:p text:style-name="Standard"><text:tab/><text:tab/>28.26,</text:p>
      <text:p text:style-name="Standard"><text:tab/><text:tab/>26.4,</text:p>
      <text:p text:style-name="Standard"><text:tab/><text:tab/>11.28,</text:p>
      <text:p text:style-name="Standard"><text:tab/><text:tab/>28.38,</text:p>
      <text:p text:style-name="Standard"><text:tab/><text:tab/>26.64,</text:p>
      <text:p text:style-name="Standard"><text:tab/><text:tab/>11.16,</text:p>
      <text:p text:style-name="Standard"><text:tab/><text:tab/>28.5,</text:p>
      <text:p text:style-name="Standard"><text:tab/><text:tab/>26.76,</text:p>
      <text:p text:style-name="Standard"><text:tab/><text:tab/>11.219999,</text:p>
      <text:p text:style-name="Standard"><text:tab/><text:tab/>28.68,</text:p>
      <text:p text:style-name="Standard"><text:tab/><text:tab/>26.58,</text:p>
      <text:p text:style-name="Standard"><text:tab/><text:tab/>11.04,</text:p>
      <text:p text:style-name="Standard"><text:tab/><text:tab/>28.8,</text:p>
      <text:p text:style-name="Standard"><text:tab/><text:tab/>26.699999,</text:p>
      <text:p text:style-name="Standard"><text:tab/><text:tab/>11.04,</text:p>
      <text:p text:style-name="Standard"><text:soft-page-break/><text:tab/><text:tab/>28.8,</text:p>
      <text:p text:style-name="Standard"><text:tab/><text:tab/>26.58,</text:p>
      <text:p text:style-name="Standard"><text:tab/><text:tab/>11.099999,</text:p>
      <text:p text:style-name="Standard"><text:tab/><text:tab/>28.859999,</text:p>
      <text:p text:style-name="Standard"><text:tab/><text:tab/>26.46,</text:p>
      <text:p text:style-name="Standard"><text:tab/><text:tab/>11.04,</text:p>
      <text:p text:style-name="Standard"><text:tab/><text:tab/>28.8,</text:p>
      <text:p text:style-name="Standard"><text:tab/><text:tab/>26.64,</text:p>
      <text:p text:style-name="Standard"><text:tab/><text:tab/>11.04,</text:p>
      <text:p text:style-name="Standard"><text:tab/><text:tab/>28.68,</text:p>
      <text:p text:style-name="Standard"><text:tab/><text:tab/>26.699999,</text:p>
      <text:p text:style-name="Standard"><text:tab/><text:tab/>11.099999,</text:p>
      <text:p text:style-name="Standard"><text:tab/><text:tab/>28.32,</text:p>
      <text:p text:style-name="Standard"><text:tab/><text:tab/>26.46,</text:p>
      <text:p text:style-name="Standard"><text:tab/><text:tab/>11.219999,</text:p>
      <text:p text:style-name="Standard"><text:tab/><text:tab/>28.26,</text:p>
      <text:p text:style-name="Standard"><text:tab/><text:tab/>26.519999,</text:p>
      <text:p text:style-name="Standard"><text:tab/><text:tab/>11.219999,</text:p>
      <text:p text:style-name="Standard"><text:tab/><text:tab/>28.26,</text:p>
      <text:p text:style-name="Standard"><text:tab/><text:tab/>26.64,</text:p>
      <text:p text:style-name="Standard"><text:tab/><text:tab/>11.16,</text:p>
      <text:p text:style-name="Standard"><text:tab/><text:tab/>28.26,</text:p>
      <text:p text:style-name="Standard"><text:tab/><text:tab/>26.699999,</text:p>
      <text:p text:style-name="Standard"><text:tab/><text:tab/>11.099999,</text:p>
      <text:p text:style-name="Standard"><text:tab/><text:tab/>28.56,</text:p>
      <text:p text:style-name="Standard"><text:tab/><text:tab/>26.699999,</text:p>
      <text:p text:style-name="Standard"><text:tab/><text:tab/>11.099999,</text:p>
      <text:p text:style-name="Standard"><text:tab/><text:tab/>28.56,</text:p>
      <text:p text:style-name="Standard"><text:tab/><text:tab/>26.82,</text:p>
      <text:p text:style-name="Standard"><text:tab/><text:tab/>11.16,</text:p>
      <text:p text:style-name="Standard"><text:tab/><text:tab/>28.5,</text:p>
      <text:p text:style-name="Standard"><text:tab/><text:tab/>26.58,</text:p>
      <text:p text:style-name="Standard"><text:tab/><text:tab/>11.28,</text:p>
      <text:p text:style-name="Standard"><text:tab/><text:tab/>28.5,</text:p>
      <text:p text:style-name="Standard"><text:tab/><text:tab/>26.76,</text:p>
      <text:p text:style-name="Standard"><text:tab/><text:tab/>11.28,</text:p>
      <text:p text:style-name="Standard"><text:tab/><text:tab/>28.92,</text:p>
      <text:p text:style-name="Standard"><text:tab/><text:tab/>26.76,</text:p>
      <text:p text:style-name="Standard"><text:tab/><text:tab/>11.28,</text:p>
      <text:p text:style-name="Standard"><text:tab/><text:tab/>28.859999,</text:p>
      <text:p text:style-name="Standard"><text:tab/><text:tab/>26.699999,</text:p>
      <text:p text:style-name="Standard"><text:tab/><text:tab/>11.219999,</text:p>
      <text:p text:style-name="Standard"><text:tab/><text:tab/>28.8,</text:p>
      <text:p text:style-name="Standard"><text:tab/><text:tab/>26.58,</text:p>
      <text:p text:style-name="Standard"><text:tab/><text:tab/>11.34,</text:p>
      <text:p text:style-name="Standard"><text:tab/><text:tab/>28.8,</text:p>
      <text:p text:style-name="Standard"><text:tab/><text:tab/>26.64,</text:p>
      <text:p text:style-name="Standard"><text:tab/><text:tab/>11.5199995,</text:p>
      <text:p text:style-name="Standard"><text:tab/><text:tab/>28.56,</text:p>
      <text:p text:style-name="Standard"><text:soft-page-break/><text:tab/><text:tab/>26.76,</text:p>
      <text:p text:style-name="Standard"><text:tab/><text:tab/>11.5199995,</text:p>
      <text:p text:style-name="Standard"><text:tab/><text:tab/>28.439999,</text:p>
      <text:p text:style-name="Standard"><text:tab/><text:tab/>26.76,</text:p>
      <text:p text:style-name="Standard"><text:tab/><text:tab/>11.639999,</text:p>
      <text:p text:style-name="Standard"><text:tab/><text:tab/>28.38,</text:p>
      <text:p text:style-name="Standard"><text:tab/><text:tab/>26.88,</text:p>
      <text:p text:style-name="Standard"><text:tab/><text:tab/>11.5199995,</text:p>
      <text:p text:style-name="Standard"><text:tab/><text:tab/>28.56,</text:p>
      <text:p text:style-name="Standard"><text:tab/><text:tab/>26.82,</text:p>
      <text:p text:style-name="Standard"><text:tab/><text:tab/>11.4,</text:p>
      <text:p text:style-name="Standard"><text:tab/><text:tab/>28.5,</text:p>
      <text:p text:style-name="Standard"><text:tab/><text:tab/>26.939999,</text:p>
      <text:p text:style-name="Standard"><text:tab/><text:tab/>11.34,</text:p>
      <text:p text:style-name="Standard"><text:tab/><text:tab/>28.56,</text:p>
      <text:p text:style-name="Standard"><text:tab/><text:tab/>NumberLong(27),</text:p>
      <text:p text:style-name="Standard"><text:tab/><text:tab/>11.5199995,</text:p>
      <text:p text:style-name="Standard"><text:tab/><text:tab/>28.56,</text:p>
      <text:p text:style-name="Standard"><text:tab/><text:tab/>27.06,</text:p>
      <text:p text:style-name="Standard"><text:tab/><text:tab/>11.28,</text:p>
      <text:p text:style-name="Standard"><text:tab/><text:tab/>28.56,</text:p>
      <text:p text:style-name="Standard"><text:tab/><text:tab/>26.939999,</text:p>
      <text:p text:style-name="Standard"><text:tab/><text:tab/>11.04,</text:p>
      <text:p text:style-name="Standard"><text:tab/><text:tab/>28.68,</text:p>
      <text:p text:style-name="Standard"><text:tab/><text:tab/>26.88,</text:p>
      <text:p text:style-name="Standard"><text:tab/><text:tab/>10.92,</text:p>
      <text:p text:style-name="Standard"><text:tab/><text:tab/>28.92,</text:p>
      <text:p text:style-name="Standard"><text:tab/><text:tab/>26.88,</text:p>
      <text:p text:style-name="Standard"><text:tab/><text:tab/>10.98,</text:p>
      <text:p text:style-name="Standard"><text:tab/><text:tab/>28.98,</text:p>
      <text:p text:style-name="Standard"><text:tab/><text:tab/>26.699999,</text:p>
      <text:p text:style-name="Standard"><text:tab/><text:tab/>10.92,</text:p>
      <text:p text:style-name="Standard"><text:tab/><text:tab/>28.8,</text:p>
      <text:p text:style-name="Standard"><text:tab/><text:tab/>26.699999,</text:p>
      <text:p text:style-name="Standard"><text:tab/><text:tab/>10.98,</text:p>
      <text:p text:style-name="Standard"><text:tab/><text:tab/>28.8,</text:p>
      <text:p text:style-name="Standard"><text:tab/><text:tab/>26.58,</text:p>
      <text:p text:style-name="Standard"><text:tab/><text:tab/>10.98,</text:p>
      <text:p text:style-name="Standard"><text:tab/><text:tab/>28.74,</text:p>
      <text:p text:style-name="Standard"><text:tab/><text:tab/>26.519999,</text:p>
      <text:p text:style-name="Standard"><text:tab/><text:tab/>11.099999,</text:p>
      <text:p text:style-name="Standard"><text:tab/><text:tab/>28.68,</text:p>
      <text:p text:style-name="Standard"><text:tab/><text:tab/>26.46,</text:p>
      <text:p text:style-name="Standard"><text:tab/><text:tab/>11.219999,</text:p>
      <text:p text:style-name="Standard"><text:tab/><text:tab/>28.56,</text:p>
      <text:p text:style-name="Standard"><text:tab/><text:tab/>26.519999,</text:p>
      <text:p text:style-name="Standard"><text:tab/><text:tab/>11.16,</text:p>
      <text:p text:style-name="Standard"><text:tab/><text:tab/>28.56,</text:p>
      <text:p text:style-name="Standard"><text:tab/><text:tab/>26.519999,</text:p>
      <text:p text:style-name="Standard"><text:soft-page-break/><text:tab/><text:tab/>11.04,</text:p>
      <text:p text:style-name="Standard"><text:tab/><text:tab/>28.5,</text:p>
      <text:p text:style-name="Standard"><text:tab/><text:tab/>26.519999,</text:p>
      <text:p text:style-name="Standard"><text:tab/><text:tab/>11.219999,</text:p>
      <text:p text:style-name="Standard"><text:tab/><text:tab/>28.38,</text:p>
      <text:p text:style-name="Standard"><text:tab/><text:tab/>26.46,</text:p>
      <text:p text:style-name="Standard"><text:tab/><text:tab/>11.219999,</text:p>
      <text:p text:style-name="Standard"><text:tab/><text:tab/>28.619999,</text:p>
      <text:p text:style-name="Standard"><text:tab/><text:tab/>26.34,</text:p>
      <text:p text:style-name="Standard"><text:tab/><text:tab/>11.4,</text:p>
      <text:p text:style-name="Standard"><text:tab/><text:tab/>28.8,</text:p>
      <text:p text:style-name="Standard"><text:tab/><text:tab/>26.22,</text:p>
      <text:p text:style-name="Standard"><text:tab/><text:tab/>11.5199995,</text:p>
      <text:p text:style-name="Standard"><text:tab/><text:tab/>28.8,</text:p>
      <text:p text:style-name="Standard"><text:tab/><text:tab/>26.22,</text:p>
      <text:p text:style-name="Standard"><text:tab/><text:tab/>11.46,</text:p>
      <text:p text:style-name="Standard"><text:tab/><text:tab/>28.68,</text:p>
      <text:p text:style-name="Standard"><text:tab/><text:tab/>26.34,</text:p>
      <text:p text:style-name="Standard"><text:tab/><text:tab/>11.4,</text:p>
      <text:p text:style-name="Standard"><text:tab/><text:tab/>28.8,</text:p>
      <text:p text:style-name="Standard"><text:tab/><text:tab/>26.16,</text:p>
      <text:p text:style-name="Standard"><text:tab/><text:tab/>11.34,</text:p>
      <text:p text:style-name="Standard"><text:tab/><text:tab/>28.92,</text:p>
      <text:p text:style-name="Standard"><text:tab/><text:tab/>26.039999,</text:p>
      <text:p text:style-name="Standard"><text:tab/><text:tab/>11.5199995,</text:p>
      <text:p text:style-name="Standard"><text:tab/><text:tab/>28.8,</text:p>
      <text:p text:style-name="Standard"><text:tab/><text:tab/>25.859999,</text:p>
      <text:p text:style-name="Standard"><text:tab/><text:tab/>11.58,</text:p>
      <text:p text:style-name="Standard"><text:tab/><text:tab/>28.92,</text:p>
      <text:p text:style-name="Standard"><text:tab/><text:tab/>26.099998,</text:p>
      <text:p text:style-name="Standard"><text:tab/><text:tab/>11.7,</text:p>
      <text:p text:style-name="Standard"><text:tab/><text:tab/>28.74,</text:p>
      <text:p text:style-name="Standard"><text:tab/><text:tab/>26.099998,</text:p>
      <text:p text:style-name="Standard"><text:tab/><text:tab/>11.5199995,</text:p>
      <text:p text:style-name="Standard"><text:tab/><text:tab/>28.439999,</text:p>
      <text:p text:style-name="Standard"><text:tab/><text:tab/>26.16,</text:p>
      <text:p text:style-name="Standard"><text:tab/><text:tab/>11.28,</text:p>
      <text:p text:style-name="Standard"><text:tab/><text:tab/>28.56,</text:p>
      <text:p text:style-name="Standard"><text:tab/><text:tab/>26.279999,</text:p>
      <text:p text:style-name="Standard"><text:tab/><text:tab/>11.5199995,</text:p>
      <text:p text:style-name="Standard"><text:tab/><text:tab/>28.74,</text:p>
      <text:p text:style-name="Standard"><text:tab/><text:tab/>26.22,</text:p>
      <text:p text:style-name="Standard"><text:tab/><text:tab/>11.639999,</text:p>
      <text:p text:style-name="Standard"><text:tab/><text:tab/>28.5,</text:p>
      <text:p text:style-name="Standard"><text:tab/><text:tab/>26.4,</text:p>
      <text:p text:style-name="Standard"><text:tab/><text:tab/>11.82,</text:p>
      <text:p text:style-name="Standard"><text:tab/><text:tab/>28.439999,</text:p>
      <text:p text:style-name="Standard"><text:tab/><text:tab/>26.519999,</text:p>
      <text:p text:style-name="Standard"><text:tab/><text:tab/>11.82,</text:p>
      <text:p text:style-name="Standard"><text:soft-page-break/><text:tab/><text:tab/>28.38,</text:p>
      <text:p text:style-name="Standard"><text:tab/><text:tab/>26.76,</text:p>
      <text:p text:style-name="Standard"><text:tab/><text:tab/>11.759999,</text:p>
      <text:p text:style-name="Standard"><text:tab/><text:tab/>28.32,</text:p>
      <text:p text:style-name="Standard"><text:tab/><text:tab/>26.76,</text:p>
      <text:p text:style-name="Standard"><text:tab/><text:tab/>11.7,</text:p>
      <text:p text:style-name="Standard"><text:tab/><text:tab/>28.38,</text:p>
      <text:p text:style-name="Standard"><text:tab/><text:tab/>26.88,</text:p>
      <text:p text:style-name="Standard"><text:tab/><text:tab/>11.82,</text:p>
      <text:p text:style-name="Standard"><text:tab/><text:tab/>28.32,</text:p>
      <text:p text:style-name="Standard"><text:tab/><text:tab/>26.82,</text:p>
      <text:p text:style-name="Standard"><text:tab/><text:tab/>11.759999,</text:p>
      <text:p text:style-name="Standard"><text:tab/><text:tab/>28.199999,</text:p>
      <text:p text:style-name="Standard"><text:tab/><text:tab/>26.699999,</text:p>
      <text:p text:style-name="Standard"><text:tab/><text:tab/>11.7,</text:p>
      <text:p text:style-name="Standard"><text:tab/><text:tab/>28.38,</text:p>
      <text:p text:style-name="Standard"><text:tab/><text:tab/>26.58,</text:p>
      <text:p text:style-name="Standard"><text:tab/><text:tab/>11.46,</text:p>
      <text:p text:style-name="Standard"><text:tab/><text:tab/>28.26,</text:p>
      <text:p text:style-name="Standard"><text:tab/><text:tab/>26.519999,</text:p>
      <text:p text:style-name="Standard"><text:tab/><text:tab/>11.16,</text:p>
      <text:p text:style-name="Standard"><text:tab/><text:tab/>28.5,</text:p>
      <text:p text:style-name="Standard"><text:tab/><text:tab/>26.519999,</text:p>
      <text:p text:style-name="Standard"><text:tab/><text:tab/>11.04,</text:p>
      <text:p text:style-name="Standard"><text:tab/><text:tab/>28.26,</text:p>
      <text:p text:style-name="Standard"><text:tab/><text:tab/>26.46,</text:p>
      <text:p text:style-name="Standard"><text:tab/><text:tab/>10.98,</text:p>
      <text:p text:style-name="Standard"><text:tab/><text:tab/>28.199999,</text:p>
      <text:p text:style-name="Standard"><text:tab/><text:tab/>26.64,</text:p>
      <text:p text:style-name="Standard"><text:tab/><text:tab/>11.219999,</text:p>
      <text:p text:style-name="Standard"><text:tab/><text:tab/>28.32,</text:p>
      <text:p text:style-name="Standard"><text:tab/><text:tab/>26.46,</text:p>
      <text:p text:style-name="Standard"><text:tab/><text:tab/>11.219999,</text:p>
      <text:p text:style-name="Standard"><text:tab/><text:tab/>28.199999,</text:p>
      <text:p text:style-name="Standard"><text:tab/><text:tab/>26.4,</text:p>
      <text:p text:style-name="Standard"><text:tab/><text:tab/>11.28,</text:p>
      <text:p text:style-name="Standard"><text:tab/><text:tab/>28.38,</text:p>
      <text:p text:style-name="Standard"><text:tab/><text:tab/>26.46,</text:p>
      <text:p text:style-name="Standard"><text:tab/><text:tab/>11.28,</text:p>
      <text:p text:style-name="Standard"><text:tab/><text:tab/>28.38,</text:p>
      <text:p text:style-name="Standard"><text:tab/><text:tab/>26.64,</text:p>
      <text:p text:style-name="Standard"><text:tab/><text:tab/>11.4,</text:p>
      <text:p text:style-name="Standard"><text:tab/><text:tab/>28.5,</text:p>
      <text:p text:style-name="Standard"><text:tab/><text:tab/>26.519999,</text:p>
      <text:p text:style-name="Standard"><text:tab/><text:tab/>11.7,</text:p>
      <text:p text:style-name="Standard"><text:tab/><text:tab/>28.199999,</text:p>
      <text:p text:style-name="Standard"><text:tab/><text:tab/>26.58,</text:p>
      <text:p text:style-name="Standard"><text:tab/><text:tab/>11.58,</text:p>
      <text:p text:style-name="Standard"><text:tab/><text:tab/>28.32,</text:p>
      <text:p text:style-name="Standard"><text:soft-page-break/><text:tab/><text:tab/>26.58,</text:p>
      <text:p text:style-name="Standard"><text:tab/><text:tab/>11.639999,</text:p>
      <text:p text:style-name="Standard"><text:tab/><text:tab/>28.439999,</text:p>
      <text:p text:style-name="Standard"><text:tab/><text:tab/>26.4,</text:p>
      <text:p text:style-name="Standard"><text:tab/><text:tab/>11.5199995,</text:p>
      <text:p text:style-name="Standard"><text:tab/><text:tab/>28.38,</text:p>
      <text:p text:style-name="Standard"><text:tab/><text:tab/>26.64,</text:p>
      <text:p text:style-name="Standard"><text:tab/><text:tab/>11.46,</text:p>
      <text:p text:style-name="Standard"><text:tab/><text:tab/>28.38,</text:p>
      <text:p text:style-name="Standard"><text:tab/><text:tab/>26.82,</text:p>
      <text:p text:style-name="Standard"><text:tab/><text:tab/>11.46,</text:p>
      <text:p text:style-name="Standard"><text:tab/><text:tab/>28.26,</text:p>
      <text:p text:style-name="Standard"><text:tab/><text:tab/>26.82,</text:p>
      <text:p text:style-name="Standard"><text:tab/><text:tab/>11.4,</text:p>
      <text:p text:style-name="Standard"><text:tab/><text:tab/>28.019999,</text:p>
      <text:p text:style-name="Standard"><text:tab/><text:tab/>26.88,</text:p>
      <text:p text:style-name="Standard"><text:tab/><text:tab/>11.4,</text:p>
      <text:p text:style-name="Standard"><text:tab/><text:tab/>28.14,</text:p>
      <text:p text:style-name="Standard"><text:tab/><text:tab/>NumberLong(27),</text:p>
      <text:p text:style-name="Standard"><text:tab/><text:tab/>11.4,</text:p>
      <text:p text:style-name="Standard"><text:tab/><text:tab/>28.38,</text:p>
      <text:p text:style-name="Standard"><text:tab/><text:tab/>NumberLong(27),</text:p>
      <text:p text:style-name="Standard"><text:tab/><text:tab/>11.34,</text:p>
      <text:p text:style-name="Standard"><text:tab/><text:tab/>28.14,</text:p>
      <text:p text:style-name="Standard"><text:tab/><text:tab/>26.88,</text:p>
      <text:p text:style-name="Standard"><text:tab/><text:tab/>11.46,</text:p>
      <text:p text:style-name="Standard"><text:tab/><text:tab/>28.019999,</text:p>
      <text:p text:style-name="Standard"><text:tab/><text:tab/>27.119999,</text:p>
      <text:p text:style-name="Standard"><text:tab/><text:tab/>11.34,</text:p>
      <text:p text:style-name="Standard"><text:tab/><text:tab/>27.9,</text:p>
      <text:p text:style-name="Standard"><text:tab/><text:tab/>26.88,</text:p>
      <text:p text:style-name="Standard"><text:tab/><text:tab/>11.28,</text:p>
      <text:p text:style-name="Standard"><text:tab/><text:tab/>27.72,</text:p>
      <text:p text:style-name="Standard"><text:tab/><text:tab/>26.82,</text:p>
      <text:p text:style-name="Standard"><text:tab/><text:tab/>11.099999,</text:p>
      <text:p text:style-name="Standard"><text:tab/><text:tab/>27.96,</text:p>
      <text:p text:style-name="Standard"><text:tab/><text:tab/>26.939999,</text:p>
      <text:p text:style-name="Standard"><text:tab/><text:tab/>11.219999,</text:p>
      <text:p text:style-name="Standard"><text:tab/><text:tab/>28.14,</text:p>
      <text:p text:style-name="Standard"><text:tab/><text:tab/>26.699999,</text:p>
      <text:p text:style-name="Standard"><text:tab/><text:tab/>11.219999,</text:p>
      <text:p text:style-name="Standard"><text:tab/><text:tab/>27.9,</text:p>
      <text:p text:style-name="Standard"><text:tab/><text:tab/>26.519999,</text:p>
      <text:p text:style-name="Standard"><text:tab/><text:tab/>10.98,</text:p>
      <text:p text:style-name="Standard"><text:tab/><text:tab/>27.96,</text:p>
      <text:p text:style-name="Standard"><text:tab/><text:tab/>26.519999,</text:p>
      <text:p text:style-name="Standard"><text:tab/><text:tab/>10.98,</text:p>
      <text:p text:style-name="Standard"><text:tab/><text:tab/>28.38,</text:p>
      <text:p text:style-name="Standard"><text:tab/><text:tab/>26.46,</text:p>
      <text:p text:style-name="Standard"><text:soft-page-break/><text:tab/><text:tab/>10.92,</text:p>
      <text:p text:style-name="Standard"><text:tab/><text:tab/>28.56,</text:p>
      <text:p text:style-name="Standard"><text:tab/><text:tab/>26.34,</text:p>
      <text:p text:style-name="Standard"><text:tab/><text:tab/>11.099999,</text:p>
      <text:p text:style-name="Standard"><text:tab/><text:tab/>28.8,</text:p>
      <text:p text:style-name="Standard"><text:tab/><text:tab/>26.519999,</text:p>
      <text:p text:style-name="Standard"><text:tab/><text:tab/>11.099999,</text:p>
      <text:p text:style-name="Standard"><text:tab/><text:tab/>28.98,</text:p>
      <text:p text:style-name="Standard"><text:tab/><text:tab/>26.64,</text:p>
      <text:p text:style-name="Standard"><text:tab/><text:tab/>11.219999,</text:p>
      <text:p text:style-name="Standard"><text:tab/><text:tab/>28.98,</text:p>
      <text:p text:style-name="Standard"><text:tab/><text:tab/>26.4,</text:p>
      <text:p text:style-name="Standard"><text:tab/><text:tab/>11.28,</text:p>
      <text:p text:style-name="Standard"><text:tab/><text:tab/>29.039999,</text:p>
      <text:p text:style-name="Standard"><text:tab/><text:tab/>26.46,</text:p>
      <text:p text:style-name="Standard"><text:tab/><text:tab/>11.16,</text:p>
      <text:p text:style-name="Standard"><text:tab/><text:tab/>28.92,</text:p>
      <text:p text:style-name="Standard"><text:tab/><text:tab/>26.46,</text:p>
      <text:p text:style-name="Standard"><text:tab/><text:tab/>11.4,</text:p>
      <text:p text:style-name="Standard"><text:tab/><text:tab/>28.68,</text:p>
      <text:p text:style-name="Standard"><text:tab/><text:tab/>26.34,</text:p>
      <text:p text:style-name="Standard"><text:tab/><text:tab/>11.5199995,</text:p>
      <text:p text:style-name="Standard"><text:tab/><text:tab/>28.38,</text:p>
      <text:p text:style-name="Standard"><text:tab/><text:tab/>26.46,</text:p>
      <text:p text:style-name="Standard"><text:tab/><text:tab/>11.58,</text:p>
      <text:p text:style-name="Standard"><text:tab/><text:tab/>28.26,</text:p>
      <text:p text:style-name="Standard"><text:tab/><text:tab/>26.4,</text:p>
      <text:p text:style-name="Standard"><text:tab/><text:tab/>11.46,</text:p>
      <text:p text:style-name="Standard"><text:tab/><text:tab/>28.199999,</text:p>
      <text:p text:style-name="Standard"><text:tab/><text:tab/>26.34,</text:p>
      <text:p text:style-name="Standard"><text:tab/><text:tab/>11.639999,</text:p>
      <text:p text:style-name="Standard"><text:tab/><text:tab/>27.96,</text:p>
      <text:p text:style-name="Standard"><text:tab/><text:tab/>26.34,</text:p>
      <text:p text:style-name="Standard"><text:tab/><text:tab/>11.639999,</text:p>
      <text:p text:style-name="Standard"><text:tab/><text:tab/>27.84,</text:p>
      <text:p text:style-name="Standard"><text:tab/><text:tab/>26.58,</text:p>
      <text:p text:style-name="Standard"><text:tab/><text:tab/>11.639999,</text:p>
      <text:p text:style-name="Standard"><text:tab/><text:tab/>27.599998,</text:p>
      <text:p text:style-name="Standard"><text:tab/><text:tab/>26.82,</text:p>
      <text:p text:style-name="Standard"><text:tab/><text:tab/>NumberLong(12),</text:p>
      <text:p text:style-name="Standard"><text:tab/><text:tab/>27.599998,</text:p>
      <text:p text:style-name="Standard"><text:tab/><text:tab/>26.88,</text:p>
      <text:p text:style-name="Standard"><text:tab/><text:tab/>11.88,</text:p>
      <text:p text:style-name="Standard"><text:tab/><text:tab/>27.72,</text:p>
      <text:p text:style-name="Standard"><text:tab/><text:tab/>27.18,</text:p>
      <text:p text:style-name="Standard"><text:tab/><text:tab/>12.179999,</text:p>
      <text:p text:style-name="Standard"><text:tab/><text:tab/>27.599998,</text:p>
      <text:p text:style-name="Standard"><text:tab/><text:tab/>27.18,</text:p>
      <text:p text:style-name="Standard"><text:tab/><text:tab/>12.24,</text:p>
      <text:p text:style-name="Standard"><text:soft-page-break/><text:tab/><text:tab/>27.539999,</text:p>
      <text:p text:style-name="Standard"><text:tab/><text:tab/>27.24,</text:p>
      <text:p text:style-name="Standard"><text:tab/><text:tab/>12.42,</text:p>
      <text:p text:style-name="Standard"><text:tab/><text:tab/>27.42,</text:p>
      <text:p text:style-name="Standard"><text:tab/><text:tab/>27.3,</text:p>
      <text:p text:style-name="Standard"><text:tab/><text:tab/>12.36,</text:p>
      <text:p text:style-name="Standard"><text:tab/><text:tab/>27.539999,</text:p>
      <text:p text:style-name="Standard"><text:tab/><text:tab/>27.359999,</text:p>
      <text:p text:style-name="Standard"><text:tab/><text:tab/>12.42,</text:p>
      <text:p text:style-name="Standard"><text:tab/><text:tab/>27.48,</text:p>
      <text:p text:style-name="Standard"><text:tab/><text:tab/>27.3,</text:p>
      <text:p text:style-name="Standard"><text:tab/><text:tab/>12.3,</text:p>
      <text:p text:style-name="Standard"><text:tab/><text:tab/>27.66,</text:p>
      <text:p text:style-name="Standard"><text:tab/><text:tab/>27.119999,</text:p>
      <text:p text:style-name="Standard"><text:tab/><text:tab/>12.36,</text:p>
      <text:p text:style-name="Standard"><text:tab/><text:tab/>27.72,</text:p>
      <text:p text:style-name="Standard"><text:tab/><text:tab/>27.359999,</text:p>
      <text:p text:style-name="Standard"><text:tab/><text:tab/>12.54,</text:p>
      <text:p text:style-name="Standard"><text:tab/><text:tab/>27.66,</text:p>
      <text:p text:style-name="Standard"><text:tab/><text:tab/>27.24,</text:p>
      <text:p text:style-name="Standard"><text:tab/><text:tab/>12.36,</text:p>
      <text:p text:style-name="Standard"><text:tab/><text:tab/>27.72,</text:p>
      <text:p text:style-name="Standard"><text:tab/><text:tab/>27.06,</text:p>
      <text:p text:style-name="Standard"><text:tab/><text:tab/>12.24,</text:p>
      <text:p text:style-name="Standard"><text:tab/><text:tab/>27.599998,</text:p>
      <text:p text:style-name="Standard"><text:tab/><text:tab/>27.24,</text:p>
      <text:p text:style-name="Standard"><text:tab/><text:tab/>12.36,</text:p>
      <text:p text:style-name="Standard"><text:tab/><text:tab/>27.72,</text:p>
      <text:p text:style-name="Standard"><text:tab/><text:tab/>27.359999,</text:p>
      <text:p text:style-name="Standard"><text:tab/><text:tab/>12.42,</text:p>
      <text:p text:style-name="Standard"><text:tab/><text:tab/>27.66,</text:p>
      <text:p text:style-name="Standard"><text:tab/><text:tab/>27.24,</text:p>
      <text:p text:style-name="Standard"><text:tab/><text:tab/>12.3,</text:p>
      <text:p text:style-name="Standard"><text:tab/><text:tab/>27.84,</text:p>
      <text:p text:style-name="Standard"><text:tab/><text:tab/>27.24,</text:p>
      <text:p text:style-name="Standard"><text:tab/><text:tab/>12.3,</text:p>
      <text:p text:style-name="Standard"><text:tab/><text:tab/>27.599998,</text:p>
      <text:p text:style-name="Standard"><text:tab/><text:tab/>27.24,</text:p>
      <text:p text:style-name="Standard"><text:tab/><text:tab/>12.179999,</text:p>
      <text:p text:style-name="Standard"><text:tab/><text:tab/>27.72,</text:p>
      <text:p text:style-name="Standard"><text:tab/><text:tab/>27.24,</text:p>
      <text:p text:style-name="Standard"><text:tab/><text:tab/>12.24,</text:p>
      <text:p text:style-name="Standard"><text:tab/><text:tab/>27.779999,</text:p>
      <text:p text:style-name="Standard"><text:tab/><text:tab/>27.539999,</text:p>
      <text:p text:style-name="Standard"><text:tab/><text:tab/>12.179999,</text:p>
      <text:p text:style-name="Standard"><text:tab/><text:tab/>27.96,</text:p>
      <text:p text:style-name="Standard"><text:tab/><text:tab/>27.779999,</text:p>
      <text:p text:style-name="Standard"><text:tab/><text:tab/>12.24,</text:p>
      <text:p text:style-name="Standard"><text:tab/><text:tab/>28.14,</text:p>
      <text:p text:style-name="Standard"><text:soft-page-break/><text:tab/><text:tab/>27.48,</text:p>
      <text:p text:style-name="Standard"><text:tab/><text:tab/>12.12,</text:p>
      <text:p text:style-name="Standard"><text:tab/><text:tab/>28.26,</text:p>
      <text:p text:style-name="Standard"><text:tab/><text:tab/>27.359999,</text:p>
      <text:p text:style-name="Standard"><text:tab/><text:tab/>12.12,</text:p>
      <text:p text:style-name="Standard"><text:tab/><text:tab/>28.26,</text:p>
      <text:p text:style-name="Standard"><text:tab/><text:tab/>27.48,</text:p>
      <text:p text:style-name="Standard"><text:tab/><text:tab/>12.24,</text:p>
      <text:p text:style-name="Standard"><text:tab/><text:tab/>28.199999,</text:p>
      <text:p text:style-name="Standard"><text:tab/><text:tab/>27.599998,</text:p>
      <text:p text:style-name="Standard"><text:tab/><text:tab/>12.42,</text:p>
      <text:p text:style-name="Standard"><text:tab/><text:tab/>28.26,</text:p>
      <text:p text:style-name="Standard"><text:tab/><text:tab/>27.84,</text:p>
      <text:p text:style-name="Standard"><text:tab/><text:tab/>12.48,</text:p>
      <text:p text:style-name="Standard"><text:tab/><text:tab/>28.08,</text:p>
      <text:p text:style-name="Standard"><text:tab/><text:tab/>27.779999,</text:p>
      <text:p text:style-name="Standard"><text:tab/><text:tab/>12.24,</text:p>
      <text:p text:style-name="Standard"><text:tab/><text:tab/>28.08,</text:p>
      <text:p text:style-name="Standard"><text:tab/><text:tab/>27.48,</text:p>
      <text:p text:style-name="Standard"><text:tab/><text:tab/>12.3,</text:p>
      <text:p text:style-name="Standard"><text:tab/><text:tab/>28.08,</text:p>
      <text:p text:style-name="Standard"><text:tab/><text:tab/>27.24,</text:p>
      <text:p text:style-name="Standard"><text:tab/><text:tab/>12.3,</text:p>
      <text:p text:style-name="Standard"><text:tab/><text:tab/>28.14,</text:p>
      <text:p text:style-name="Standard"><text:tab/><text:tab/>27.48,</text:p>
      <text:p text:style-name="Standard"><text:tab/><text:tab/>12.12,</text:p>
      <text:p text:style-name="Standard"><text:tab/><text:tab/>28.14,</text:p>
      <text:p text:style-name="Standard"><text:tab/><text:tab/>27.48,</text:p>
      <text:p text:style-name="Standard"><text:tab/><text:tab/>12.12,</text:p>
      <text:p text:style-name="Standard"><text:tab/><text:tab/>28.14,</text:p>
      <text:p text:style-name="Standard"><text:tab/><text:tab/>27.359999,</text:p>
      <text:p text:style-name="Standard"><text:tab/><text:tab/>NumberLong(12),</text:p>
      <text:p text:style-name="Standard"><text:tab/><text:tab/>28.14,</text:p>
      <text:p text:style-name="Standard"><text:tab/><text:tab/>27.119999,</text:p>
      <text:p text:style-name="Standard"><text:tab/><text:tab/>11.82,</text:p>
      <text:p text:style-name="Standard"><text:tab/><text:tab/>28.199999,</text:p>
      <text:p text:style-name="Standard"><text:tab/><text:tab/>NumberLong(27),</text:p>
      <text:p text:style-name="Standard"><text:tab/><text:tab/>11.759999,</text:p>
      <text:p text:style-name="Standard"><text:tab/><text:tab/>28.5,</text:p>
      <text:p text:style-name="Standard"><text:tab/><text:tab/>27.06,</text:p>
      <text:p text:style-name="Standard"><text:tab/><text:tab/>11.94,</text:p>
      <text:p text:style-name="Standard"><text:tab/><text:tab/>28.38,</text:p>
      <text:p text:style-name="Standard"><text:tab/><text:tab/>27.24,</text:p>
      <text:p text:style-name="Standard"><text:tab/><text:tab/>11.639999,</text:p>
      <text:p text:style-name="Standard"><text:tab/><text:tab/>28.14,</text:p>
      <text:p text:style-name="Standard"><text:tab/><text:tab/>27.18,</text:p>
      <text:p text:style-name="Standard"><text:tab/><text:tab/>11.88,</text:p>
      <text:p text:style-name="Standard"><text:tab/><text:tab/>27.84,</text:p>
      <text:p text:style-name="Standard"><text:tab/><text:tab/>27.06,</text:p>
      <text:p text:style-name="Standard"><text:soft-page-break/><text:tab/><text:tab/>11.94,</text:p>
      <text:p text:style-name="Standard"><text:tab/><text:tab/>27.599998,</text:p>
      <text:p text:style-name="Standard"><text:tab/><text:tab/>26.939999,</text:p>
      <text:p text:style-name="Standard"><text:tab/><text:tab/>11.88,</text:p>
      <text:p text:style-name="Standard"><text:tab/><text:tab/>27.42,</text:p>
      <text:p text:style-name="Standard"><text:tab/><text:tab/>27.119999,</text:p>
      <text:p text:style-name="Standard"><text:tab/><text:tab/>NumberLong(12),</text:p>
      <text:p text:style-name="Standard"><text:tab/><text:tab/>27.359999,</text:p>
      <text:p text:style-name="Standard"><text:tab/><text:tab/>27.359999,</text:p>
      <text:p text:style-name="Standard"><text:tab/><text:tab/>12.36,</text:p>
      <text:p text:style-name="Standard"><text:tab/><text:tab/>27.3,</text:p>
      <text:p text:style-name="Standard"><text:tab/><text:tab/>27.3,</text:p>
      <text:p text:style-name="Standard"><text:tab/><text:tab/>12.3,</text:p>
      <text:p text:style-name="Standard"><text:tab/><text:tab/>27.18,</text:p>
      <text:p text:style-name="Standard"><text:tab/><text:tab/>27.24,</text:p>
      <text:p text:style-name="Standard"><text:tab/><text:tab/>12.12,</text:p>
      <text:p text:style-name="Standard"><text:tab/><text:tab/>27.24,</text:p>
      <text:p text:style-name="Standard"><text:tab/><text:tab/>27.24,</text:p>
      <text:p text:style-name="Standard"><text:tab/><text:tab/>12.3,</text:p>
      <text:p text:style-name="Standard"><text:tab/><text:tab/>27.3,</text:p>
      <text:p text:style-name="Standard"><text:tab/><text:tab/>27.599998,</text:p>
      <text:p text:style-name="Standard"><text:tab/><text:tab/>12.12,</text:p>
      <text:p text:style-name="Standard"><text:tab/><text:tab/>27.359999,</text:p>
      <text:p text:style-name="Standard"><text:tab/><text:tab/>27.72,</text:p>
      <text:p text:style-name="Standard"><text:tab/><text:tab/>12.179999,</text:p>
      <text:p text:style-name="Standard"><text:tab/><text:tab/>27.48,</text:p>
      <text:p text:style-name="Standard"><text:tab/><text:tab/>27.72,</text:p>
      <text:p text:style-name="Standard"><text:tab/><text:tab/>12.179999,</text:p>
      <text:p text:style-name="Standard"><text:tab/><text:tab/>27.66,</text:p>
      <text:p text:style-name="Standard"><text:tab/><text:tab/>27.66,</text:p>
      <text:p text:style-name="Standard"><text:tab/><text:tab/>12.059999,</text:p>
      <text:p text:style-name="Standard"><text:tab/><text:tab/>27.72,</text:p>
      <text:p text:style-name="Standard"><text:tab/><text:tab/>27.599998,</text:p>
      <text:p text:style-name="Standard"><text:tab/><text:tab/>11.88,</text:p>
      <text:p text:style-name="Standard"><text:tab/><text:tab/>27.84,</text:p>
      <text:p text:style-name="Standard"><text:tab/><text:tab/>27.48,</text:p>
      <text:p text:style-name="Standard"><text:tab/><text:tab/>12.059999,</text:p>
      <text:p text:style-name="Standard"><text:tab/><text:tab/>27.779999,</text:p>
      <text:p text:style-name="Standard"><text:tab/><text:tab/>27.48,</text:p>
      <text:p text:style-name="Standard"><text:tab/><text:tab/>12.12,</text:p>
      <text:p text:style-name="Standard"><text:tab/><text:tab/>27.779999,</text:p>
      <text:p text:style-name="Standard"><text:tab/><text:tab/>27.3,</text:p>
      <text:p text:style-name="Standard"><text:tab/><text:tab/>12.12,</text:p>
      <text:p text:style-name="Standard"><text:tab/><text:tab/>27.72,</text:p>
      <text:p text:style-name="Standard"><text:tab/><text:tab/>27.06,</text:p>
      <text:p text:style-name="Standard"><text:tab/><text:tab/>12.12,</text:p>
      <text:p text:style-name="Standard"><text:tab/><text:tab/>27.84,</text:p>
      <text:p text:style-name="Standard"><text:tab/><text:tab/>26.82,</text:p>
      <text:p text:style-name="Standard"><text:tab/><text:tab/>12.24,</text:p>
      <text:p text:style-name="Standard"><text:soft-page-break/><text:tab/><text:tab/>27.84,</text:p>
      <text:p text:style-name="Standard"><text:tab/><text:tab/>26.88,</text:p>
      <text:p text:style-name="Standard"><text:tab/><text:tab/>12.24,</text:p>
      <text:p text:style-name="Standard"><text:tab/><text:tab/>27.9,</text:p>
      <text:p text:style-name="Standard"><text:tab/><text:tab/>26.64,</text:p>
      <text:p text:style-name="Standard"><text:tab/><text:tab/>12.36,</text:p>
      <text:p text:style-name="Standard"><text:tab/><text:tab/>27.9,</text:p>
      <text:p text:style-name="Standard"><text:tab/><text:tab/>26.76,</text:p>
      <text:p text:style-name="Standard"><text:tab/><text:tab/>12.36,</text:p>
      <text:p text:style-name="Standard"><text:tab/><text:tab/>27.84,</text:p>
      <text:p text:style-name="Standard"><text:tab/><text:tab/>26.76,</text:p>
      <text:p text:style-name="Standard"><text:tab/><text:tab/>12.12,</text:p>
      <text:p text:style-name="Standard"><text:tab/><text:tab/>27.779999,</text:p>
      <text:p text:style-name="Standard"><text:tab/><text:tab/>26.88,</text:p>
      <text:p text:style-name="Standard"><text:tab/><text:tab/>12.12,</text:p>
      <text:p text:style-name="Standard"><text:tab/><text:tab/>27.9,</text:p>
      <text:p text:style-name="Standard"><text:tab/><text:tab/>27.06,</text:p>
      <text:p text:style-name="Standard"><text:tab/><text:tab/>12.059999,</text:p>
      <text:p text:style-name="Standard"><text:tab/><text:tab/>27.9,</text:p>
      <text:p text:style-name="Standard"><text:tab/><text:tab/>27.119999,</text:p>
      <text:p text:style-name="Standard"><text:tab/><text:tab/>11.94,</text:p>
      <text:p text:style-name="Standard"><text:tab/><text:tab/>27.84,</text:p>
      <text:p text:style-name="Standard"><text:tab/><text:tab/>27.359999,</text:p>
      <text:p text:style-name="Standard"><text:tab/><text:tab/>11.759999,</text:p>
      <text:p text:style-name="Standard"><text:tab/><text:tab/>27.779999,</text:p>
      <text:p text:style-name="Standard"><text:tab/><text:tab/>27.48,</text:p>
      <text:p text:style-name="Standard"><text:tab/><text:tab/>11.82,</text:p>
      <text:p text:style-name="Standard"><text:tab/><text:tab/>27.72,</text:p>
      <text:p text:style-name="Standard"><text:tab/><text:tab/>27.539999,</text:p>
      <text:p text:style-name="Standard"><text:tab/><text:tab/>11.5199995,</text:p>
      <text:p text:style-name="Standard"><text:tab/><text:tab/>27.599998,</text:p>
      <text:p text:style-name="Standard"><text:tab/><text:tab/>27.42,</text:p>
      <text:p text:style-name="Standard"><text:tab/><text:tab/>11.34,</text:p>
      <text:p text:style-name="Standard"><text:tab/><text:tab/>27.66,</text:p>
      <text:p text:style-name="Standard"><text:tab/><text:tab/>27.42,</text:p>
      <text:p text:style-name="Standard"><text:tab/><text:tab/>11.5199995,</text:p>
      <text:p text:style-name="Standard"><text:tab/><text:tab/>27.779999,</text:p>
      <text:p text:style-name="Standard"><text:tab/><text:tab/>27.359999,</text:p>
      <text:p text:style-name="Standard"><text:tab/><text:tab/>11.4,</text:p>
      <text:p text:style-name="Standard"><text:tab/><text:tab/>27.72,</text:p>
      <text:p text:style-name="Standard"><text:tab/><text:tab/>27.24,</text:p>
      <text:p text:style-name="Standard"><text:tab/><text:tab/>11.46,</text:p>
      <text:p text:style-name="Standard"><text:tab/><text:tab/>27.779999,</text:p>
      <text:p text:style-name="Standard"><text:tab/><text:tab/>27.06,</text:p>
      <text:p text:style-name="Standard"><text:tab/><text:tab/>11.639999,</text:p>
      <text:p text:style-name="Standard"><text:tab/><text:tab/>27.84,</text:p>
      <text:p text:style-name="Standard"><text:tab/><text:tab/>26.939999,</text:p>
      <text:p text:style-name="Standard"><text:tab/><text:tab/>11.759999,</text:p>
      <text:p text:style-name="Standard"><text:tab/><text:tab/>27.779999,</text:p>
      <text:p text:style-name="Standard"><text:soft-page-break/><text:tab/><text:tab/>26.699999,</text:p>
      <text:p text:style-name="Standard"><text:tab/><text:tab/>11.58,</text:p>
      <text:p text:style-name="Standard"><text:tab/><text:tab/>27.66,</text:p>
      <text:p text:style-name="Standard"><text:tab/><text:tab/>26.699999,</text:p>
      <text:p text:style-name="Standard"><text:tab/><text:tab/>11.7,</text:p>
      <text:p text:style-name="Standard"><text:tab/><text:tab/>27.9,</text:p>
      <text:p text:style-name="Standard"><text:tab/><text:tab/>26.699999,</text:p>
      <text:p text:style-name="Standard"><text:tab/><text:tab/>11.94,</text:p>
      <text:p text:style-name="Standard"><text:tab/><text:tab/>28.14,</text:p>
      <text:p text:style-name="Standard"><text:tab/><text:tab/>26.699999,</text:p>
      <text:p text:style-name="Standard"><text:tab/><text:tab/>11.759999,</text:p>
      <text:p text:style-name="Standard"><text:tab/><text:tab/>28.019999,</text:p>
      <text:p text:style-name="Standard"><text:tab/><text:tab/>26.76,</text:p>
      <text:p text:style-name="Standard"><text:tab/><text:tab/>11.82,</text:p>
      <text:p text:style-name="Standard"><text:tab/><text:tab/>28.019999,</text:p>
      <text:p text:style-name="Standard"><text:tab/><text:tab/>NumberLong(27),</text:p>
      <text:p text:style-name="Standard"><text:tab/><text:tab/>11.639999,</text:p>
      <text:p text:style-name="Standard"><text:tab/><text:tab/>28.14,</text:p>
      <text:p text:style-name="Standard"><text:tab/><text:tab/>NumberLong(27),</text:p>
      <text:p text:style-name="Standard"><text:tab/><text:tab/>11.46,</text:p>
      <text:p text:style-name="Standard"><text:tab/><text:tab/>28.019999,</text:p>
      <text:p text:style-name="Standard"><text:tab/><text:tab/>27.119999,</text:p>
      <text:p text:style-name="Standard"><text:tab/><text:tab/>11.28,</text:p>
      <text:p text:style-name="Standard"><text:tab/><text:tab/>28.08,</text:p>
      <text:p text:style-name="Standard"><text:tab/><text:tab/>27.42,</text:p>
      <text:p text:style-name="Standard"><text:tab/><text:tab/>11.4,</text:p>
      <text:p text:style-name="Standard"><text:tab/><text:tab/>27.96,</text:p>
      <text:p text:style-name="Standard"><text:tab/><text:tab/>27.48,</text:p>
      <text:p text:style-name="Standard"><text:tab/><text:tab/>11.5199995,</text:p>
      <text:p text:style-name="Standard"><text:tab/><text:tab/>27.72,</text:p>
      <text:p text:style-name="Standard"><text:tab/><text:tab/>27.66,</text:p>
      <text:p text:style-name="Standard"><text:tab/><text:tab/>11.34,</text:p>
      <text:p text:style-name="Standard"><text:tab/><text:tab/>27.599998,</text:p>
      <text:p text:style-name="Standard"><text:tab/><text:tab/>27.599998,</text:p>
      <text:p text:style-name="Standard"><text:tab/><text:tab/>11.34,</text:p>
      <text:p text:style-name="Standard"><text:tab/><text:tab/>27.599998,</text:p>
      <text:p text:style-name="Standard"><text:tab/><text:tab/>27.539999,</text:p>
      <text:p text:style-name="Standard"><text:tab/><text:tab/>11.5199995,</text:p>
      <text:p text:style-name="Standard"><text:tab/><text:tab/>27.42,</text:p>
      <text:p text:style-name="Standard"><text:tab/><text:tab/>27.48,</text:p>
      <text:p text:style-name="Standard"><text:tab/><text:tab/>11.7,</text:p>
      <text:p text:style-name="Standard"><text:tab/><text:tab/>27.18,</text:p>
      <text:p text:style-name="Standard"><text:tab/><text:tab/>27.42,</text:p>
      <text:p text:style-name="Standard"><text:tab/><text:tab/>11.94,</text:p>
      <text:p text:style-name="Standard"><text:tab/><text:tab/>27.3,</text:p>
      <text:p text:style-name="Standard"><text:tab/><text:tab/>27.48,</text:p>
      <text:p text:style-name="Standard"><text:tab/><text:tab/>NumberLong(12),</text:p>
      <text:p text:style-name="Standard"><text:tab/><text:tab/>27.42,</text:p>
      <text:p text:style-name="Standard"><text:tab/><text:tab/>27.359999,</text:p>
      <text:p text:style-name="Standard"><text:soft-page-break/><text:tab/><text:tab/>12.059999,</text:p>
      <text:p text:style-name="Standard"><text:tab/><text:tab/>27.48,</text:p>
      <text:p text:style-name="Standard"><text:tab/><text:tab/>27.48,</text:p>
      <text:p text:style-name="Standard"><text:tab/><text:tab/>12.179999,</text:p>
      <text:p text:style-name="Standard"><text:tab/><text:tab/>27.66,</text:p>
      <text:p text:style-name="Standard"><text:tab/><text:tab/>27.359999,</text:p>
      <text:p text:style-name="Standard"><text:tab/><text:tab/>12.3,</text:p>
      <text:p text:style-name="Standard"><text:tab/><text:tab/>27.599998,</text:p>
      <text:p text:style-name="Standard"><text:tab/><text:tab/>27.48,</text:p>
      <text:p text:style-name="Standard"><text:tab/><text:tab/>12.42,</text:p>
      <text:p text:style-name="Standard"><text:tab/><text:tab/>27.539999,</text:p>
      <text:p text:style-name="Standard"><text:tab/><text:tab/>27.42,</text:p>
      <text:p text:style-name="Standard"><text:tab/><text:tab/>12.36,</text:p>
      <text:p text:style-name="Standard"><text:tab/><text:tab/>27.72,</text:p>
      <text:p text:style-name="Standard"><text:tab/><text:tab/>27.3,</text:p>
      <text:p text:style-name="Standard"><text:tab/><text:tab/>12.24,</text:p>
      <text:p text:style-name="Standard"><text:tab/><text:tab/>27.96,</text:p>
      <text:p text:style-name="Standard"><text:tab/><text:tab/>27.48,</text:p>
      <text:p text:style-name="Standard"><text:tab/><text:tab/>12.24,</text:p>
      <text:p text:style-name="Standard"><text:tab/><text:tab/>27.9,</text:p>
      <text:p text:style-name="Standard"><text:tab/><text:tab/>27.42,</text:p>
      <text:p text:style-name="Standard"><text:tab/><text:tab/>12.24,</text:p>
      <text:p text:style-name="Standard"><text:tab/><text:tab/>27.66,</text:p>
      <text:p text:style-name="Standard"><text:tab/><text:tab/>27.42,</text:p>
      <text:p text:style-name="Standard"><text:tab/><text:tab/>12.059999,</text:p>
      <text:p text:style-name="Standard"><text:tab/><text:tab/>27.66,</text:p>
      <text:p text:style-name="Standard"><text:tab/><text:tab/>27.24,</text:p>
      <text:p text:style-name="Standard"><text:tab/><text:tab/>11.639999,</text:p>
      <text:p text:style-name="Standard"><text:tab/><text:tab/>27.599998,</text:p>
      <text:p text:style-name="Standard"><text:tab/><text:tab/>27.119999,</text:p>
      <text:p text:style-name="Standard"><text:tab/><text:tab/>11.759999,</text:p>
      <text:p text:style-name="Standard"><text:tab/><text:tab/>27.42,</text:p>
      <text:p text:style-name="Standard"><text:tab/><text:tab/>27.119999,</text:p>
      <text:p text:style-name="Standard"><text:tab/><text:tab/>11.639999,</text:p>
      <text:p text:style-name="Standard"><text:tab/><text:tab/>27.42,</text:p>
      <text:p text:style-name="Standard"><text:tab/><text:tab/>27.119999,</text:p>
      <text:p text:style-name="Standard"><text:tab/><text:tab/>11.46,</text:p>
      <text:p text:style-name="Standard"><text:tab/><text:tab/>27.24,</text:p>
      <text:p text:style-name="Standard"><text:tab/><text:tab/>27.24,</text:p>
      <text:p text:style-name="Standard"><text:tab/><text:tab/>11.4,</text:p>
      <text:p text:style-name="Standard"><text:tab/><text:tab/>27.119999,</text:p>
      <text:p text:style-name="Standard"><text:tab/><text:tab/>NumberLong(27),</text:p>
      <text:p text:style-name="Standard"><text:tab/><text:tab/>11.219999,</text:p>
      <text:p text:style-name="Standard"><text:tab/><text:tab/>27.119999,</text:p>
      <text:p text:style-name="Standard"><text:tab/><text:tab/>26.82,</text:p>
      <text:p text:style-name="Standard"><text:tab/><text:tab/>10.92,</text:p>
      <text:p text:style-name="Standard"><text:tab/><text:tab/>27.24,</text:p>
      <text:p text:style-name="Standard"><text:tab/><text:tab/>26.699999,</text:p>
      <text:p text:style-name="Standard"><text:tab/><text:tab/>10.98,</text:p>
      <text:p text:style-name="Standard"><text:soft-page-break/><text:tab/><text:tab/>27.3,</text:p>
      <text:p text:style-name="Standard"><text:tab/><text:tab/>26.519999,</text:p>
      <text:p text:style-name="Standard"><text:tab/><text:tab/>11.099999,</text:p>
      <text:p text:style-name="Standard"><text:tab/><text:tab/>27.24,</text:p>
      <text:p text:style-name="Standard"><text:tab/><text:tab/>26.58,</text:p>
      <text:p text:style-name="Standard"><text:tab/><text:tab/>10.98,</text:p>
      <text:p text:style-name="Standard"><text:tab/><text:tab/>27.48,</text:p>
      <text:p text:style-name="Standard"><text:tab/><text:tab/>26.4,</text:p>
      <text:p text:style-name="Standard"><text:tab/><text:tab/>10.98,</text:p>
      <text:p text:style-name="Standard"><text:tab/><text:tab/>27.66,</text:p>
      <text:p text:style-name="Standard"><text:tab/><text:tab/>26.16,</text:p>
      <text:p text:style-name="Standard"><text:tab/><text:tab/>10.92,</text:p>
      <text:p text:style-name="Standard"><text:tab/><text:tab/>27.779999,</text:p>
      <text:p text:style-name="Standard"><text:tab/><text:tab/>26.099998,</text:p>
      <text:p text:style-name="Standard"><text:tab/><text:tab/>11.04,</text:p>
      <text:p text:style-name="Standard"><text:tab/><text:tab/>27.539999,</text:p>
      <text:p text:style-name="Standard"><text:tab/><text:tab/>25.92,</text:p>
      <text:p text:style-name="Standard"><text:tab/><text:tab/>11.34,</text:p>
      <text:p text:style-name="Standard"><text:tab/><text:tab/>27.539999,</text:p>
      <text:p text:style-name="Standard"><text:tab/><text:tab/>25.859999,</text:p>
      <text:p text:style-name="Standard"><text:tab/><text:tab/>11.34,</text:p>
      <text:p text:style-name="Standard"><text:tab/><text:tab/>27.48,</text:p>
      <text:p text:style-name="Standard"><text:tab/><text:tab/>25.98,</text:p>
      <text:p text:style-name="Standard"><text:tab/><text:tab/>11.28,</text:p>
      <text:p text:style-name="Standard"><text:tab/><text:tab/>27.539999,</text:p>
      <text:p text:style-name="Standard"><text:tab/><text:tab/>25.92,</text:p>
      <text:p text:style-name="Standard"><text:tab/><text:tab/>11.219999,</text:p>
      <text:p text:style-name="Standard"><text:tab/><text:tab/>27.42,</text:p>
      <text:p text:style-name="Standard"><text:tab/><text:tab/>25.92,</text:p>
      <text:p text:style-name="Standard"><text:tab/><text:tab/>11.099999,</text:p>
      <text:p text:style-name="Standard"><text:tab/><text:tab/>27.42,</text:p>
      <text:p text:style-name="Standard"><text:tab/><text:tab/>25.74,</text:p>
      <text:p text:style-name="Standard"><text:tab/><text:tab/>11.219999,</text:p>
      <text:p text:style-name="Standard"><text:tab/><text:tab/>27.3,</text:p>
      <text:p text:style-name="Standard"><text:tab/><text:tab/>25.98,</text:p>
      <text:p text:style-name="Standard"><text:tab/><text:tab/>11.219999,</text:p>
      <text:p text:style-name="Standard"><text:tab/><text:tab/>27.359999,</text:p>
      <text:p text:style-name="Standard"><text:tab/><text:tab/>26.22,</text:p>
      <text:p text:style-name="Standard"><text:tab/><text:tab/>11.34,</text:p>
      <text:p text:style-name="Standard"><text:tab/><text:tab/>27.42,</text:p>
      <text:p text:style-name="Standard"><text:tab/><text:tab/>26.58,</text:p>
      <text:p text:style-name="Standard"><text:tab/><text:tab/>11.28,</text:p>
      <text:p text:style-name="Standard"><text:tab/><text:tab/>27.359999,</text:p>
      <text:p text:style-name="Standard"><text:tab/><text:tab/>26.58,</text:p>
      <text:p text:style-name="Standard"><text:tab/><text:tab/>11.219999,</text:p>
      <text:p text:style-name="Standard"><text:tab/><text:tab/>27.3,</text:p>
      <text:p text:style-name="Standard"><text:tab/><text:tab/>26.58,</text:p>
      <text:p text:style-name="Standard"><text:tab/><text:tab/>11.46,</text:p>
      <text:p text:style-name="Standard"><text:tab/><text:tab/>27.18,</text:p>
      <text:p text:style-name="Standard"><text:soft-page-break/><text:tab/><text:tab/>26.64,</text:p>
      <text:p text:style-name="Standard"><text:tab/><text:tab/>11.5199995,</text:p>
      <text:p text:style-name="Standard"><text:tab/><text:tab/>27.24,</text:p>
      <text:p text:style-name="Standard"><text:tab/><text:tab/>26.699999</text:p>
      <text:p text:style-name="Standard"><text:tab/>],</text:p>
      <text:p text:style-name="Standard"><text:tab/>"DATA_SIZE" : NumberLong(300),</text:p>
      <text:p text:style-name="Standard"><text:tab/>"MAGNETIC_DATA_NORM" : [</text:p>
      <text:p text:style-name="Standard"><text:tab/><text:tab/>44.045435631856336,</text:p>
      <text:p text:style-name="Standard"><text:tab/><text:tab/>42.992250464473244,</text:p>
      <text:p text:style-name="Standard"><text:tab/><text:tab/>42.4266614288704,</text:p>
      <text:p text:style-name="Standard"><text:tab/><text:tab/>42.30685050910786,</text:p>
      <text:p text:style-name="Standard"><text:tab/><text:tab/>41.748834012939824,</text:p>
      <text:p text:style-name="Standard"><text:tab/><text:tab/>41.06652509769976,</text:p>
      <text:p text:style-name="Standard"><text:tab/><text:tab/>40.788394764197335,</text:p>
      <text:p text:style-name="Standard"><text:tab/><text:tab/>41.610897611082606,</text:p>
      <text:p text:style-name="Standard"><text:tab/><text:tab/>41.094961505761326,</text:p>
      <text:p text:style-name="Standard"><text:tab/><text:tab/>41.03065656067425,</text:p>
      <text:p text:style-name="Standard"><text:tab/><text:tab/>40.88466151211235,</text:p>
      <text:p text:style-name="Standard"><text:tab/><text:tab/>40.88008226019123,</text:p>
      <text:p text:style-name="Standard"><text:tab/><text:tab/>40.77510940463558,</text:p>
      <text:p text:style-name="Standard"><text:tab/><text:tab/>40.95433971436972,</text:p>
      <text:p text:style-name="Standard"><text:tab/><text:tab/>40.79188128635404,</text:p>
      <text:p text:style-name="Standard"><text:tab/><text:tab/>40.74127965000612,</text:p>
      <text:p text:style-name="Standard"><text:tab/><text:tab/>40.84999877600978,</text:p>
      <text:p text:style-name="Standard"><text:tab/><text:tab/>40.703090082695205,</text:p>
      <text:p text:style-name="Standard"><text:tab/><text:tab/>40.57322269674915,</text:p>
      <text:p text:style-name="Standard"><text:tab/><text:tab/>40.64374490619682,</text:p>
      <text:p text:style-name="Standard"><text:tab/><text:tab/>40.58439996993921,</text:p>
      <text:p text:style-name="Standard"><text:tab/><text:tab/>40.53518445301564,</text:p>
      <text:p text:style-name="Standard"><text:tab/><text:tab/>40.53838089514679,</text:p>
      <text:p text:style-name="Standard"><text:tab/><text:tab/>40.804851290992374,</text:p>
      <text:p text:style-name="Standard"><text:tab/><text:tab/>40.644762847875015,</text:p>
      <text:p text:style-name="Standard"><text:tab/><text:tab/>40.61539089803274,</text:p>
      <text:p text:style-name="Standard"><text:tab/><text:tab/>40.68393786250294,</text:p>
      <text:p text:style-name="Standard"><text:tab/><text:tab/>40.53682770025301,</text:p>
      <text:p text:style-name="Standard"><text:tab/><text:tab/>40.566299652790654,</text:p>
      <text:p text:style-name="Standard"><text:tab/><text:tab/>40.59903447127776,</text:p>
      <text:p text:style-name="Standard"><text:tab/><text:tab/>40.43955489369288,</text:p>
      <text:p text:style-name="Standard"><text:tab/><text:tab/>40.221216921918234,</text:p>
      <text:p text:style-name="Standard"><text:tab/><text:tab/>40.24009940345575,</text:p>
      <text:p text:style-name="Standard"><text:tab/><text:tab/>40.23329828090163,</text:p>
      <text:p text:style-name="Standard"><text:tab/><text:tab/>40.20134326113992,</text:p>
      <text:p text:style-name="Standard"><text:tab/><text:tab/>40.190908766038135,</text:p>
      <text:p text:style-name="Standard"><text:tab/><text:tab/>40.053808807652736,</text:p>
      <text:p text:style-name="Standard"><text:tab/><text:tab/>39.96261051533051,</text:p>
      <text:p text:style-name="Standard"><text:tab/><text:tab/>40.12569251738841,</text:p>
      <text:p text:style-name="Standard"><text:tab/><text:tab/>40.087094913949564,</text:p>
      <text:p text:style-name="Standard"><text:tab/><text:tab/>40.12959408915074,</text:p>
      <text:p text:style-name="Standard"><text:tab/><text:tab/>40.17213933362276,</text:p>
      <text:p text:style-name="Standard"><text:soft-page-break/><text:tab/><text:tab/>40.026835734042244,</text:p>
      <text:p text:style-name="Standard"><text:tab/><text:tab/>39.91100534839985,</text:p>
      <text:p text:style-name="Standard"><text:tab/><text:tab/>39.80279791974431,</text:p>
      <text:p text:style-name="Standard"><text:tab/><text:tab/>39.91352952571352,</text:p>
      <text:p text:style-name="Standard"><text:tab/><text:tab/>39.81310703625129,</text:p>
      <text:p text:style-name="Standard"><text:tab/><text:tab/>39.923857529051475,</text:p>
      <text:p text:style-name="Standard"><text:tab/><text:tab/>39.86989776059127,</text:p>
      <text:p text:style-name="Standard"><text:tab/><text:tab/>40.17858967758827,</text:p>
      <text:p text:style-name="Standard"><text:tab/><text:tab/>40.3526204576605,</text:p>
      <text:p text:style-name="Standard"><text:tab/><text:tab/>40.58191552009347,</text:p>
      <text:p text:style-name="Standard"><text:tab/><text:tab/>40.452860759160174,</text:p>
      <text:p text:style-name="Standard"><text:tab/><text:tab/>40.23352333564635,</text:p>
      <text:p text:style-name="Standard"><text:tab/><text:tab/>40.42472939427054,</text:p>
      <text:p text:style-name="Standard"><text:tab/><text:tab/>40.5440649170751,</text:p>
      <text:p text:style-name="Standard"><text:tab/><text:tab/>40.63687882847306,</text:p>
      <text:p text:style-name="Standard"><text:tab/><text:tab/>40.40869708367247,</text:p>
      <text:p text:style-name="Standard"><text:tab/><text:tab/>40.26643736165395,</text:p>
      <text:p text:style-name="Standard"><text:tab/><text:tab/>40.26142997460474,</text:p>
      <text:p text:style-name="Standard"><text:tab/><text:tab/>40.219428141135964,</text:p>
      <text:p text:style-name="Standard"><text:tab/><text:tab/>40.42027639192984,</text:p>
      <text:p text:style-name="Standard"><text:tab/><text:tab/>40.51444186953586,</text:p>
      <text:p text:style-name="Standard"><text:tab/><text:tab/>40.23535758508926,</text:p>
      <text:p text:style-name="Standard"><text:tab/><text:tab/>40.10101245604655,</text:p>
      <text:p text:style-name="Standard"><text:tab/><text:tab/>40.08300820297799,</text:p>
      <text:p text:style-name="Standard"><text:tab/><text:tab/>40.36225464465532,</text:p>
      <text:p text:style-name="Standard"><text:tab/><text:tab/>40.65406252762447,</text:p>
      <text:p text:style-name="Standard"><text:tab/><text:tab/>40.81010102609403,</text:p>
      <text:p text:style-name="Standard"><text:tab/><text:tab/>40.805293077246745,</text:p>
      <text:p text:style-name="Standard"><text:tab/><text:tab/>40.63687882847306,</text:p>
      <text:p text:style-name="Standard"><text:tab/><text:tab/>40.74905479639992,</text:p>
      <text:p text:style-name="Standard"><text:tab/><text:tab/>40.87744093702541,</text:p>
      <text:p text:style-name="Standard"><text:tab/><text:tab/>40.978199081950876,</text:p>
      <text:p text:style-name="Standard"><text:tab/><text:tab/>40.7788621714731,</text:p>
      <text:p text:style-name="Standard"><text:tab/><text:tab/>40.47866076786633,</text:p>
      <text:p text:style-name="Standard"><text:tab/><text:tab/>40.523991964760846,</text:p>
      <text:p text:style-name="Standard"><text:tab/><text:tab/>40.407850722353444,</text:p>
      <text:p text:style-name="Standard"><text:tab/><text:tab/>40.354805049213184,</text:p>
      <text:p text:style-name="Standard"><text:tab/><text:tab/>40.41372968385869,</text:p>
      <text:p text:style-name="Standard"><text:tab/><text:tab/>40.371795731178494,</text:p>
      <text:p text:style-name="Standard"><text:tab/><text:tab/>40.26755489919894,</text:p>
      <text:p text:style-name="Standard"><text:tab/><text:tab/>40.52594724371042,</text:p>
      <text:p text:style-name="Standard"><text:tab/><text:tab/>40.65578925565214,</text:p>
      <text:p text:style-name="Standard"><text:tab/><text:tab/>40.68079617657453,</text:p>
      <text:p text:style-name="Standard"><text:tab/><text:tab/>40.794749007684814,</text:p>
      <text:p text:style-name="Standard"><text:tab/><text:tab/>40.71631122781139,</text:p>
      <text:p text:style-name="Standard"><text:tab/><text:tab/>40.69694239227318,</text:p>
      <text:p text:style-name="Standard"><text:tab/><text:tab/>40.75550514961138,</text:p>
      <text:p text:style-name="Standard"><text:tab/><text:tab/>40.71012093570837,</text:p>
      <text:p text:style-name="Standard"><text:tab/><text:tab/>40.31580307770144,</text:p>
      <text:p text:style-name="Standard"><text:soft-page-break/><text:tab/><text:tab/>40.346329752779276,</text:p>
      <text:p text:style-name="Standard"><text:tab/><text:tab/>40.425308626651216,</text:p>
      <text:p text:style-name="Standard"><text:tab/><text:tab/>40.44827742438485,</text:p>
      <text:p text:style-name="Standard"><text:tab/><text:tab/>40.64201673637766,</text:p>
      <text:p text:style-name="Standard"><text:tab/><text:tab/>40.720952564987975,</text:p>
      <text:p text:style-name="Standard"><text:tab/><text:tab/>40.53753815909397,</text:p>
      <text:p text:style-name="Standard"><text:tab/><text:tab/>40.6888928333028,</text:p>
      <text:p text:style-name="Standard"><text:tab/><text:tab/>40.984172554780216,</text:p>
      <text:p text:style-name="Standard"><text:tab/><text:tab/>40.902663591507114,</text:p>
      <text:p text:style-name="Standard"><text:tab/><text:tab/>40.76548512602298,</text:p>
      <text:p text:style-name="Standard"><text:tab/><text:tab/>40.837791321274956,</text:p>
      <text:p text:style-name="Standard"><text:tab/><text:tab/>40.79805863616552,</text:p>
      <text:p text:style-name="Standard"><text:tab/><text:tab/>40.71414412215982,</text:p>
      <text:p text:style-name="Standard"><text:tab/><text:tab/>40.78539415918401,</text:p>
      <text:p text:style-name="Standard"><text:tab/><text:tab/>40.83743856414112,</text:p>
      <text:p text:style-name="Standard"><text:tab/><text:tab/>40.840831849020915,</text:p>
      <text:p text:style-name="Standard"><text:tab/><text:tab/>40.90561330673334,</text:p>
      <text:p text:style-name="Standard"><text:tab/><text:tab/>40.995458144531085,</text:p>
      <text:p text:style-name="Standard"><text:tab/><text:tab/>40.849425285063695,</text:p>
      <text:p text:style-name="Standard"><text:tab/><text:tab/>40.82840187908412,</text:p>
      <text:p text:style-name="Standard"><text:tab/><text:tab/>40.96519498305848,</text:p>
      <text:p text:style-name="Standard"><text:tab/><text:tab/>40.905876675607395,</text:p>
      <text:p text:style-name="Standard"><text:tab/><text:tab/>40.76243793739527,</text:p>
      <text:p text:style-name="Standard"><text:tab/><text:tab/>40.700083537997806,</text:p>
      <text:p text:style-name="Standard"><text:tab/><text:tab/>40.61844835736591,</text:p>
      <text:p text:style-name="Standard"><text:tab/><text:tab/>40.56949565621935,</text:p>
      <text:p text:style-name="Standard"><text:tab/><text:tab/>40.55702558768335,</text:p>
      <text:p text:style-name="Standard"><text:tab/><text:tab/>40.54046801604541,</text:p>
      <text:p text:style-name="Standard"><text:tab/><text:tab/>40.46531782848123,</text:p>
      <text:p text:style-name="Standard"><text:tab/><text:tab/>40.39114231561174,</text:p>
      <text:p text:style-name="Standard"><text:tab/><text:tab/>40.481950549843845,</text:p>
      <text:p text:style-name="Standard"><text:tab/><text:tab/>40.58187280054975,</text:p>
      <text:p text:style-name="Standard"><text:tab/><text:tab/>40.61574557336108,</text:p>
      <text:p text:style-name="Standard"><text:tab/><text:tab/>40.59149664646525,</text:p>
      <text:p text:style-name="Standard"><text:tab/><text:tab/>40.54313258740622,</text:p>
      <text:p text:style-name="Standard"><text:tab/><text:tab/>40.534473573983924,</text:p>
      <text:p text:style-name="Standard"><text:tab/><text:tab/>40.38427833650121,</text:p>
      <text:p text:style-name="Standard"><text:tab/><text:tab/>40.640776267192585,</text:p>
      <text:p text:style-name="Standard"><text:tab/><text:tab/>40.547348810988915,</text:p>
      <text:p text:style-name="Standard"><text:tab/><text:tab/>40.32232051358157,</text:p>
      <text:p text:style-name="Standard"><text:tab/><text:tab/>40.41720360737493,</text:p>
      <text:p text:style-name="Standard"><text:tab/><text:tab/>40.57322255478359,</text:p>
      <text:p text:style-name="Standard"><text:tab/><text:tab/>40.55489584156272,</text:p>
      <text:p text:style-name="Standard"><text:tab/><text:tab/>40.64303495163719,</text:p>
      <text:p text:style-name="Standard"><text:tab/><text:tab/>40.75824333800465,</text:p>
      <text:p text:style-name="Standard"><text:tab/><text:tab/>40.699110266441956,</text:p>
      <text:p text:style-name="Standard"><text:tab/><text:tab/>40.80255874329452,</text:p>
      <text:p text:style-name="Standard"><text:tab/><text:tab/>40.75594680534363,</text:p>
      <text:p text:style-name="Standard"><text:tab/><text:tab/>40.57619334880988,</text:p>
      <text:p text:style-name="Standard"><text:soft-page-break/><text:tab/><text:tab/>40.60555134461296,</text:p>
      <text:p text:style-name="Standard"><text:tab/><text:tab/>40.41372968385869,</text:p>
      <text:p text:style-name="Standard"><text:tab/><text:tab/>40.49822152835851,</text:p>
      <text:p text:style-name="Standard"><text:tab/><text:tab/>40.25718320995646,</text:p>
      <text:p text:style-name="Standard"><text:tab/><text:tab/>40.31736528594101,</text:p>
      <text:p text:style-name="Standard"><text:tab/><text:tab/>40.349007144662195,</text:p>
      <text:p text:style-name="Standard"><text:tab/><text:tab/>40.22546856358545,</text:p>
      <text:p text:style-name="Standard"><text:tab/><text:tab/>40.407850722353444,</text:p>
      <text:p text:style-name="Standard"><text:tab/><text:tab/>40.52594724371042,</text:p>
      <text:p text:style-name="Standard"><text:tab/><text:tab/>40.565013829160726,</text:p>
      <text:p text:style-name="Standard"><text:tab/><text:tab/>40.47994989621406,</text:p>
      <text:p text:style-name="Standard"><text:tab/><text:tab/>40.52918948116283,</text:p>
      <text:p text:style-name="Standard"><text:tab/><text:tab/>40.51275255817607,</text:p>
      <text:p text:style-name="Standard"><text:tab/><text:tab/>40.5934032630919,</text:p>
      <text:p text:style-name="Standard"><text:tab/><text:tab/>40.69482030922363,</text:p>
      <text:p text:style-name="Standard"><text:tab/><text:tab/>40.61122504923977,</text:p>
      <text:p text:style-name="Standard"><text:tab/><text:tab/>40.46745289686517,</text:p>
      <text:p text:style-name="Standard"><text:tab/><text:tab/>40.63027934927349,</text:p>
      <text:p text:style-name="Standard"><text:tab/><text:tab/>40.79686752680897,</text:p>
      <text:p text:style-name="Standard"><text:tab/><text:tab/>40.53380811125449,</text:p>
      <text:p text:style-name="Standard"><text:tab/><text:tab/>40.64414213290769,</text:p>
      <text:p text:style-name="Standard"><text:tab/><text:tab/>40.367561234238565,</text:p>
      <text:p text:style-name="Standard"><text:tab/><text:tab/>40.18643054564563,</text:p>
      <text:p text:style-name="Standard"><text:tab/><text:tab/>40.38236154461502,</text:p>
      <text:p text:style-name="Standard"><text:tab/><text:tab/>40.3811580339148,</text:p>
      <text:p text:style-name="Standard"><text:tab/><text:tab/>40.094996252899215,</text:p>
      <text:p text:style-name="Standard"><text:tab/><text:tab/>40.07034248618298,</text:p>
      <text:p text:style-name="Standard"><text:tab/><text:tab/>40.32513360176256,</text:p>
      <text:p text:style-name="Standard"><text:tab/><text:tab/>40.35734877317884,</text:p>
      <text:p text:style-name="Standard"><text:tab/><text:tab/>40.69349241291538,</text:p>
      <text:p text:style-name="Standard"><text:tab/><text:tab/>40.899143973926904,</text:p>
      <text:p text:style-name="Standard"><text:tab/><text:tab/>40.77608094900736,</text:p>
      <text:p text:style-name="Standard"><text:tab/><text:tab/>40.874093774908346,</text:p>
      <text:p text:style-name="Standard"><text:tab/><text:tab/>40.755902639985784,</text:p>
      <text:p text:style-name="Standard"><text:tab/><text:tab/>40.57459796473651,</text:p>
      <text:p text:style-name="Standard"><text:tab/><text:tab/>40.47550356054882,</text:p>
      <text:p text:style-name="Standard"><text:tab/><text:tab/>40.36934480518603,</text:p>
      <text:p text:style-name="Standard"><text:tab/><text:tab/>40.253784214654914,</text:p>
      <text:p text:style-name="Standard"><text:tab/><text:tab/>40.1378471859167,</text:p>
      <text:p text:style-name="Standard"><text:tab/><text:tab/>40.212579831689496,</text:p>
      <text:p text:style-name="Standard"><text:tab/><text:tab/>40.20649035068847,</text:p>
      <text:p text:style-name="Standard"><text:tab/><text:tab/>40.35212868734441,</text:p>
      <text:p text:style-name="Standard"><text:tab/><text:tab/>40.5990788072833,</text:p>
      <text:p text:style-name="Standard"><text:tab/><text:tab/>40.60621461352935,</text:p>
      <text:p text:style-name="Standard"><text:tab/><text:tab/>40.62372145581939,</text:p>
      <text:p text:style-name="Standard"><text:tab/><text:tab/>40.637455629013,</text:p>
      <text:p text:style-name="Standard"><text:tab/><text:tab/>40.740528840455696,</text:p>
      <text:p text:style-name="Standard"><text:tab/><text:tab/>40.67796455084743,</text:p>
      <text:p text:style-name="Standard"><text:tab/><text:tab/>40.643079924631714,</text:p>
      <text:p text:style-name="Standard"><text:soft-page-break/><text:tab/><text:tab/>40.862422166092905,</text:p>
      <text:p text:style-name="Standard"><text:tab/><text:tab/>40.79638219254251,</text:p>
      <text:p text:style-name="Standard"><text:tab/><text:tab/>40.66216423162938,</text:p>
      <text:p text:style-name="Standard"><text:tab/><text:tab/>40.66442043851116,</text:p>
      <text:p text:style-name="Standard"><text:tab/><text:tab/>40.862422166092905,</text:p>
      <text:p text:style-name="Standard"><text:tab/><text:tab/>40.75965652455869,</text:p>
      <text:p text:style-name="Standard"><text:tab/><text:tab/>40.84572437844627,</text:p>
      <text:p text:style-name="Standard"><text:tab/><text:tab/>40.68252068886592,</text:p>
      <text:p text:style-name="Standard"><text:tab/><text:tab/>40.727980254856746,</text:p>
      <text:p text:style-name="Standard"><text:tab/><text:tab/>40.98777243715499,</text:p>
      <text:p text:style-name="Standard"><text:tab/><text:tab/>41.253391619114204,</text:p>
      <text:p text:style-name="Standard"><text:tab/><text:tab/>41.19256729071399,</text:p>
      <text:p text:style-name="Standard"><text:tab/><text:tab/>41.15934335336269,</text:p>
      <text:p text:style-name="Standard"><text:tab/><text:tab/>41.239209497758324,</text:p>
      <text:p text:style-name="Standard"><text:tab/><text:tab/>41.31364705760077,</text:p>
      <text:p text:style-name="Standard"><text:tab/><text:tab/>41.56861315945,</text:p>
      <text:p text:style-name="Standard"><text:tab/><text:tab/>41.424209641705914,</text:p>
      <text:p text:style-name="Standard"><text:tab/><text:tab/>41.1516026419385,</text:p>
      <text:p text:style-name="Standard"><text:tab/><text:tab/>41.0096817836959,</text:p>
      <text:p text:style-name="Standard"><text:tab/><text:tab/>41.21043557158793,</text:p>
      <text:p text:style-name="Standard"><text:tab/><text:tab/>41.15706986654905,</text:p>
      <text:p text:style-name="Standard"><text:tab/><text:tab/>41.07704401828351,</text:p>
      <text:p text:style-name="Standard"><text:tab/><text:tab/>40.88219595080481,</text:p>
      <text:p text:style-name="Standard"><text:tab/><text:tab/>40.791571967748446,</text:p>
      <text:p text:style-name="Standard"><text:tab/><text:tab/>41.02183779988411,</text:p>
      <text:p text:style-name="Standard"><text:tab/><text:tab/>41.10967769272826,</text:p>
      <text:p text:style-name="Standard"><text:tab/><text:tab/>40.81790754950578,</text:p>
      <text:p text:style-name="Standard"><text:tab/><text:tab/>40.60102954359655,</text:p>
      <text:p text:style-name="Standard"><text:tab/><text:tab/>40.37433635021144,</text:p>
      <text:p text:style-name="Standard"><text:tab/><text:tab/>40.35449350146773,</text:p>
      <text:p text:style-name="Standard"><text:tab/><text:tab/>40.510974939638295,</text:p>
      <text:p text:style-name="Standard"><text:tab/><text:tab/>40.53824860548369,</text:p>
      <text:p text:style-name="Standard"><text:tab/><text:tab/>40.398762357280205,</text:p>
      <text:p text:style-name="Standard"><text:tab/><text:tab/>40.3847694062997,</text:p>
      <text:p text:style-name="Standard"><text:tab/><text:tab/>40.72271957519542,</text:p>
      <text:p text:style-name="Standard"><text:tab/><text:tab/>40.790468804366554,</text:p>
      <text:p text:style-name="Standard"><text:tab/><text:tab/>40.88888816830315,</text:p>
      <text:p text:style-name="Standard"><text:tab/><text:tab/>40.969544489046996,</text:p>
      <text:p text:style-name="Standard"><text:tab/><text:tab/>40.93411615608678,</text:p>
      <text:p text:style-name="Standard"><text:tab/><text:tab/>40.8821525852052,</text:p>
      <text:p text:style-name="Standard"><text:tab/><text:tab/>40.89403771113831,</text:p>
      <text:p text:style-name="Standard"><text:tab/><text:tab/>40.791086580771555,</text:p>
      <text:p text:style-name="Standard"><text:tab/><text:tab/>40.58985587557561,</text:p>
      <text:p text:style-name="Standard"><text:tab/><text:tab/>40.512620255915316,</text:p>
      <text:p text:style-name="Standard"><text:tab/><text:tab/>40.588392429363346,</text:p>
      <text:p text:style-name="Standard"><text:tab/><text:tab/>40.471189752711744,</text:p>
      <text:p text:style-name="Standard"><text:tab/><text:tab/>40.58666283399018,</text:p>
      <text:p text:style-name="Standard"><text:tab/><text:tab/>40.54544117407036,</text:p>
      <text:p text:style-name="Standard"><text:tab/><text:tab/>40.51119776604983,</text:p>
      <text:p text:style-name="Standard"><text:soft-page-break/><text:tab/><text:tab/>40.71299546827769,</text:p>
      <text:p text:style-name="Standard"><text:tab/><text:tab/>40.735094471966086,</text:p>
      <text:p text:style-name="Standard"><text:tab/><text:tab/>40.81909780090688,</text:p>
      <text:p text:style-name="Standard"><text:tab/><text:tab/>40.80657203098543,</text:p>
      <text:p text:style-name="Standard"><text:tab/><text:tab/>40.82355135115024,</text:p>
      <text:p text:style-name="Standard"><text:tab/><text:tab/>40.57495136263264,</text:p>
      <text:p text:style-name="Standard"><text:tab/><text:tab/>40.565103229253594,</text:p>
      <text:p text:style-name="Standard"><text:tab/><text:tab/>40.65720450547482,</text:p>
      <text:p text:style-name="Standard"><text:tab/><text:tab/>40.5015555256832,</text:p>
      <text:p text:style-name="Standard"><text:tab/><text:tab/>40.43888653808362,</text:p>
      <text:p text:style-name="Standard"><text:tab/><text:tab/>40.45143659797513,</text:p>
      <text:p text:style-name="Standard"><text:tab/><text:tab/>40.28542996568366,</text:p>
      <text:p text:style-name="Standard"><text:tab/><text:tab/>40.150491237343545,</text:p>
      <text:p text:style-name="Standard"><text:tab/><text:tab/>40.35083576086127,</text:p>
      <text:p text:style-name="Standard"><text:tab/><text:tab/>40.58710566916543,</text:p>
      <text:p text:style-name="Standard"><text:tab/><text:tab/>40.490931335794215,</text:p>
      <text:p text:style-name="Standard"><text:tab/><text:tab/>40.66734247476716,</text:p>
      <text:p text:style-name="Standard"><text:tab/><text:tab/>40.69826994750515,</text:p>
      <text:p text:style-name="Standard"><text:tab/><text:tab/>40.64414213290769,</text:p>
      <text:p text:style-name="Standard"><text:tab/><text:tab/>40.83602821039284,</text:p>
      <text:p text:style-name="Standard"><text:tab/><text:tab/>40.8273437784042,</text:p>
      <text:p text:style-name="Standard"><text:tab/><text:tab/>40.81892194166818,</text:p>
      <text:p text:style-name="Standard"><text:tab/><text:tab/>40.646222200839375,</text:p>
      <text:p text:style-name="Standard"><text:tab/><text:tab/>40.60550497801997,</text:p>
      <text:p text:style-name="Standard"><text:tab/><text:tab/>40.49342154572765,</text:p>
      <text:p text:style-name="Standard"><text:tab/><text:tab/>40.342270635153895,</text:p>
      <text:p text:style-name="Standard"><text:tab/><text:tab/>40.533985740363605,</text:p>
      <text:p text:style-name="Standard"><text:tab/><text:tab/>40.55152210805411,</text:p>
      <text:p text:style-name="Standard"><text:tab/><text:tab/>40.6908389675121,</text:p>
      <text:p text:style-name="Standard"><text:tab/><text:tab/>40.767603816265705,</text:p>
      <text:p text:style-name="Standard"><text:tab/><text:tab/>40.84360769569706,</text:p>
      <text:p text:style-name="Standard"><text:tab/><text:tab/>40.79907284387724,</text:p>
      <text:p text:style-name="Standard"><text:tab/><text:tab/>40.82227333209164,</text:p>
      <text:p text:style-name="Standard"><text:tab/><text:tab/>41.06981373222918,</text:p>
      <text:p text:style-name="Standard"><text:tab/><text:tab/>40.98882774610662,</text:p>
      <text:p text:style-name="Standard"><text:tab/><text:tab/>40.82584475549771,</text:p>
      <text:p text:style-name="Standard"><text:tab/><text:tab/>40.651405583079175,</text:p>
      <text:p text:style-name="Standard"><text:tab/><text:tab/>40.40722475102696,</text:p>
      <text:p text:style-name="Standard"><text:tab/><text:tab/>40.31932938728026,</text:p>
      <text:p text:style-name="Standard"><text:tab/><text:tab/>40.284492332410025,</text:p>
      <text:p text:style-name="Standard"><text:tab/><text:tab/>40.191625993482766,</text:p>
      <text:p text:style-name="Standard"><text:tab/><text:tab/>39.93061915072193,</text:p>
      <text:p text:style-name="Standard"><text:tab/><text:tab/>39.75795672969125,</text:p>
      <text:p text:style-name="Standard"><text:tab/><text:tab/>39.675608963190484,</text:p>
      <text:p text:style-name="Standard"><text:tab/><text:tab/>39.61263367866369,</text:p>
      <text:p text:style-name="Standard"><text:tab/><text:tab/>39.64497418084669,</text:p>
      <text:p text:style-name="Standard"><text:tab/><text:tab/>39.656913646929205,</text:p>
      <text:p text:style-name="Standard"><text:tab/><text:tab/>39.622993324583646,</text:p>
      <text:p text:style-name="Standard"><text:tab/><text:tab/>39.65078359931875,</text:p>
      <text:p text:style-name="Standard"><text:soft-page-break/><text:tab/><text:tab/>39.39770989435809,</text:p>
      <text:p text:style-name="Standard"><text:tab/><text:tab/>39.443461982944676,</text:p>
      <text:p text:style-name="Standard"><text:tab/><text:tab/>39.48045592441911,</text:p>
      <text:p text:style-name="Standard"><text:tab/><text:tab/>39.46563498690983,</text:p>
      <text:p text:style-name="Standard"><text:tab/><text:tab/>39.36484697747473,</text:p>
      <text:p text:style-name="Standard"><text:tab/><text:tab/>39.212421218282365,</text:p>
      <text:p text:style-name="Standard"><text:tab/><text:tab/>39.32097121842238,</text:p>
      <text:p text:style-name="Standard"><text:tab/><text:tab/>39.52146660790819,</text:p>
      <text:p text:style-name="Standard"><text:tab/><text:tab/>39.83652093243084,</text:p>
      <text:p text:style-name="Standard"><text:tab/><text:tab/>39.778189316257226,</text:p>
      <text:p text:style-name="Standard"><text:tab/><text:tab/>39.71995440027595,</text:p>
      <text:p text:style-name="Standard"><text:tab/><text:tab/>39.74636587161146,</text:p>
      <text:p text:style-name="Standard"><text:tab/><text:tab/>39.84492357979873</text:p>
      <text:p text:style-name="Standard"><text:tab/>]</text:p>
      <text:p text:style-name="Standard">}</text:p>
      <text:p text:style-name="Standard"/>
      <text:p text:style-name="Standard">@@@@@@@@@@@@@@@@@@@@@@@@@@@@@@@@@@@@@@@@@@</text:p>
      <text:p text:style-name="Standard">500</text:p>
      <text:p text:style-name="Standard"/>
      <text:p text:style-name="Standard">{</text:p>
      <text:p text:style-name="Standard"><text:tab/>"_id" : ObjectId("55a792ee63f9130ecb812b51"),</text:p>
      <text:p text:style-name="Standard"><text:tab/>"STATISTICS" : {</text:p>
      <text:p text:style-name="Standard"><text:tab/><text:tab/>"PERCENTILE - 90" : -74,</text:p>
      <text:p text:style-name="Standard"><text:tab/><text:tab/>"MIN" : NumberLong(-74),</text:p>
      <text:p text:style-name="Standard"><text:tab/><text:tab/>"STANDARD_DEVIATION" : 0,</text:p>
      <text:p text:style-name="Standard"><text:tab/><text:tab/>"PERCENTILE - 20" : -74,</text:p>
      <text:p text:style-name="Standard"><text:tab/><text:tab/>"PERCENTILE - 10" : -74,</text:p>
      <text:p text:style-name="Standard"><text:tab/><text:tab/>"MAX" : NumberLong(-74),</text:p>
      <text:p text:style-name="Standard"><text:tab/><text:tab/>"PERCENTILE - 70" : -74,</text:p>
      <text:p text:style-name="Standard"><text:tab/><text:tab/>"PERCENTILE - 50" : -74,</text:p>
      <text:p text:style-name="Standard"><text:tab/><text:tab/>"MODE" : -74,</text:p>
      <text:p text:style-name="Standard"><text:tab/><text:tab/>"MEDIANA" : -74,</text:p>
      <text:p text:style-name="Standard"><text:tab/><text:tab/>"MEAN" : -74</text:p>
      <text:p text:style-name="Standard"><text:tab/>},</text:p>
      <text:p text:style-name="Standard"><text:tab/>"HASH" : "DEFAULT",</text:p>
      <text:p text:style-name="Standard"><text:tab/>"SSID" : "PinGwin",</text:p>
      <text:p text:style-name="Standard"><text:tab/>"RSSI_DATA" : [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soft-page-break/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soft-page-break/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soft-page-break/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soft-page-break/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soft-page-break/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soft-page-break/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soft-page-break/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soft-page-break/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soft-page-break/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soft-page-break/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</text:p>
      <text:p text:style-name="Standard"><text:tab/>],</text:p>
      <text:p text:style-name="Standard"><text:tab/>"TIMESTAMP" : "2015-07-16:13-17-54.528",</text:p>
      <text:p text:style-name="Standard"><text:soft-page-break/><text:tab/>"X" : NumberLong(1),</text:p>
      <text:p text:style-name="Standard"><text:tab/>"STEP" : [</text:p>
      <text:p text:style-name="Standard"><text:tab/><text:tab/>NumberLong(1),</text:p>
      <text:p text:style-name="Standard"><text:tab/><text:tab/>NumberLong(1)</text:p>
      <text:p text:style-name="Standard"><text:tab/>],</text:p>
      <text:p text:style-name="Standard"><text:tab/>"PLACE" : "kopalnia_test_stst",</text:p>
      <text:p text:style-name="Standard"><text:tab/>"MODE" : "FEED_MAP",</text:p>
      <text:p text:style-name="Standard"><text:tab/>"IP_PHONE" : "192.168.1.100",</text:p>
      <text:p text:style-name="Standard"><text:tab/>"RSSI_AVG_TIME" : "2190080",</text:p>
      <text:p text:style-name="Standard"><text:tab/>"Y" : NumberLong(100),</text:p>
      <text:p text:style-name="Standard"><text:tab/>"MAC_AP" : "68:7f:74:09:f6:8b",</text:p>
      <text:p text:style-name="Standard"><text:tab/>"DATA_SIZE" : NumberLong(500),</text:p>
      <text:p text:style-name="Standard"><text:tab/>"MAC_PHONE" : "e8:99:c4:8e:97:36"</text:p>
      <text:p text:style-name="Standard">}</text:p>
      <text:p text:style-name="Standard"/>
      <text:p text:style-name="Standard"/>
      <text:p text:style-name="Standard">{</text:p>
      <text:p text:style-name="Standard"><text:tab/>"_id" : ObjectId("55a792ee63f9130ecb812b50"),</text:p>
      <text:p text:style-name="Standard"><text:tab/>"STATISTICS" : {</text:p>
      <text:p text:style-name="Standard"><text:tab/><text:tab/>"PERCENTILE - 90" : -83,</text:p>
      <text:p text:style-name="Standard"><text:tab/><text:tab/>"MIN" : NumberLong(-83),</text:p>
      <text:p text:style-name="Standard"><text:tab/><text:tab/>"STANDARD_DEVIATION" : 0,</text:p>
      <text:p text:style-name="Standard"><text:tab/><text:tab/>"PERCENTILE - 20" : -83,</text:p>
      <text:p text:style-name="Standard"><text:tab/><text:tab/>"PERCENTILE - 10" : -83,</text:p>
      <text:p text:style-name="Standard"><text:tab/><text:tab/>"MAX" : NumberLong(-83),</text:p>
      <text:p text:style-name="Standard"><text:tab/><text:tab/>"PERCENTILE - 70" : -83,</text:p>
      <text:p text:style-name="Standard"><text:tab/><text:tab/>"PERCENTILE - 50" : -83,</text:p>
      <text:p text:style-name="Standard"><text:tab/><text:tab/>"MODE" : -83,</text:p>
      <text:p text:style-name="Standard"><text:tab/><text:tab/>"MEDIANA" : -83,</text:p>
      <text:p text:style-name="Standard"><text:tab/><text:tab/>"MEAN" : -83</text:p>
      <text:p text:style-name="Standard"><text:tab/>},</text:p>
      <text:p text:style-name="Standard"><text:tab/>"HASH" : "DEFAULT",</text:p>
      <text:p text:style-name="Standard"><text:tab/>"SSID" : "dyzma",</text:p>
      <text:p text:style-name="Standard"><text:tab/>"RSSI_DATA" : [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soft-page-break/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soft-page-break/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soft-page-break/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soft-page-break/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soft-page-break/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soft-page-break/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soft-page-break/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soft-page-break/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soft-page-break/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soft-page-break/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</text:p>
      <text:p text:style-name="Standard"><text:tab/>],</text:p>
      <text:p text:style-name="Standard"><text:tab/>"TIMESTAMP" : "2015-07-16:13-17-54.527",</text:p>
      <text:p text:style-name="Standard"><text:tab/>"X" : NumberLong(1),</text:p>
      <text:p text:style-name="Standard"><text:tab/>"STEP" : [</text:p>
      <text:p text:style-name="Standard"><text:tab/><text:tab/>NumberLong(1),</text:p>
      <text:p text:style-name="Standard"><text:soft-page-break/><text:tab/><text:tab/>NumberLong(1)</text:p>
      <text:p text:style-name="Standard"><text:tab/>],</text:p>
      <text:p text:style-name="Standard"><text:tab/>"PLACE" : "kopalnia_test_stst",</text:p>
      <text:p text:style-name="Standard"><text:tab/>"MODE" : "FEED_MAP",</text:p>
      <text:p text:style-name="Standard"><text:tab/>"IP_PHONE" : "192.168.1.100",</text:p>
      <text:p text:style-name="Standard"><text:tab/>"RSSI_AVG_TIME" : "2190080",</text:p>
      <text:p text:style-name="Standard"><text:tab/>"Y" : NumberLong(100),</text:p>
      <text:p text:style-name="Standard"><text:tab/>"MAC_AP" : "14:cc:20:d1:51:04",</text:p>
      <text:p text:style-name="Standard"><text:tab/>"DATA_SIZE" : NumberLong(500),</text:p>
      <text:p text:style-name="Standard"><text:tab/>"MAC_PHONE" : "e8:99:c4:8e:97:36"</text:p>
      <text:p text:style-name="Standard">}</text:p>
      <text:p text:style-name="Standard"/>
      <text:p text:style-name="Standard">{</text:p>
      <text:p text:style-name="Standard"><text:tab/>"_id" : ObjectId("55a792ee63f9130ecb812b4f"),</text:p>
      <text:p text:style-name="Standard"><text:tab/>"STATISTICS" : {</text:p>
      <text:p text:style-name="Standard"><text:tab/><text:tab/>"PERCENTILE - 90" : -77,</text:p>
      <text:p text:style-name="Standard"><text:tab/><text:tab/>"MIN" : NumberLong(-77),</text:p>
      <text:p text:style-name="Standard"><text:tab/><text:tab/>"STANDARD_DEVIATION" : 0,</text:p>
      <text:p text:style-name="Standard"><text:tab/><text:tab/>"PERCENTILE - 20" : -77,</text:p>
      <text:p text:style-name="Standard"><text:tab/><text:tab/>"PERCENTILE - 10" : -77,</text:p>
      <text:p text:style-name="Standard"><text:tab/><text:tab/>"MAX" : NumberLong(-77),</text:p>
      <text:p text:style-name="Standard"><text:tab/><text:tab/>"PERCENTILE - 70" : -77,</text:p>
      <text:p text:style-name="Standard"><text:tab/><text:tab/>"PERCENTILE - 50" : -77,</text:p>
      <text:p text:style-name="Standard"><text:tab/><text:tab/>"MODE" : -77,</text:p>
      <text:p text:style-name="Standard"><text:tab/><text:tab/>"MEDIANA" : -77,</text:p>
      <text:p text:style-name="Standard"><text:tab/><text:tab/>"MEAN" : -77</text:p>
      <text:p text:style-name="Standard"><text:tab/>},</text:p>
      <text:p text:style-name="Standard"><text:tab/>"HASH" : "DEFAULT",</text:p>
      <text:p text:style-name="Standard"><text:tab/>"SSID" : "TP-LINK_489B26",</text:p>
      <text:p text:style-name="Standard"><text:tab/>"RSSI_DATA" : [</text:p>
      <text:p text:style-name="Standard"><text:tab/><text:tab/>NumberLong(-77),</text:p>
      <text:p text:style-name="Standard"><text:tab/><text:tab/>NumberLong(-77),</text:p>
      <text:p text:style-name="Standard"><text:tab/><text:tab/>NumberLong(-77),</text:p>
      <text:p text:style-name="Standard"><text:tab/><text:tab/>NumberLong(-77),</text:p>
      <text:p text:style-name="Standard"><text:tab/><text:tab/>NumberLong(-77),</text:p>
      <text:p text:style-name="Standard"><text:tab/><text:tab/>NumberLong(-77),</text:p>
      <text:p text:style-name="Standard"><text:tab/><text:tab/>NumberLong(-77),</text:p>
      <text:p text:style-name="Standard"><text:tab/><text:tab/>NumberLong(-77),</text:p>
      <text:p text:style-name="Standard"><text:tab/><text:tab/>NumberLong(-77),</text:p>
      <text:p text:style-name="Standard"><text:tab/><text:tab/>NumberLong(-77),</text:p>
      <text:p text:style-name="Standard"><text:tab/><text:tab/>NumberLong(-77),</text:p>
      <text:p text:style-name="Standard"><text:tab/><text:tab/>NumberLong(-77),</text:p>
      <text:p text:style-name="Standard"><text:tab/><text:tab/>NumberLong(-77),</text:p>
      <text:p text:style-name="Standard"><text:tab/><text:tab/>NumberLong(-77),</text:p>
      <text:p text:style-name="Standard"><text:tab/><text:tab/>NumberLong(-77),</text:p>
      <text:p text:style-name="Standard"><text:tab/><text:tab/>NumberLong(-77),</text:p>
      <text:p text:style-name="Standard"><text:tab/><text:tab/>NumberLong(-77),</text:p>
      <text:p text:style-name="Standard"><text:tab/><text:tab/>NumberLong(-77),</text:p>
      <text:p text:style-name="Standard"><text:tab/><text:tab/>NumberLong(-77),</text:p>
      <text:p text:style-name="Standard"><text:soft-page-break/><text:tab/><text:tab/>NumberLong(-77),</text:p>
      <text:p text:style-name="Standard"><text:tab/><text:tab/>NumberLong(-77),</text:p>
      <text:p text:style-name="Standard"><text:tab/><text:tab/>NumberLong(-77),</text:p>
      <text:p text:style-name="Standard"><text:tab/><text:tab/>NumberLong(-77),</text:p>
      <text:p text:style-name="Standard"><text:tab/><text:tab/>NumberLong(-77),</text:p>
      <text:p text:style-name="Standard"><text:tab/><text:tab/>NumberLong(-77),</text:p>
      <text:p text:style-name="Standard"><text:tab/><text:tab/>NumberLong(-77),</text:p>
      <text:p text:style-name="Standard"><text:tab/><text:tab/>NumberLong(-77),</text:p>
      <text:p text:style-name="Standard"><text:tab/><text:tab/>NumberLong(-77),</text:p>
      <text:p text:style-name="Standard"><text:tab/><text:tab/>NumberLong(-77),</text:p>
      <text:p text:style-name="Standard"><text:tab/><text:tab/>NumberLong(-77),</text:p>
      <text:p text:style-name="Standard"><text:tab/><text:tab/>NumberLong(-77),</text:p>
      <text:p text:style-name="Standard"><text:tab/><text:tab/>NumberLong(-77),</text:p>
      <text:p text:style-name="Standard"><text:tab/><text:tab/>NumberLong(-77),</text:p>
      <text:p text:style-name="Standard"><text:tab/><text:tab/>NumberLong(-77),</text:p>
      <text:p text:style-name="Standard"><text:tab/><text:tab/>NumberLong(-77),</text:p>
      <text:p text:style-name="Standard"><text:tab/><text:tab/>NumberLong(-77),</text:p>
      <text:p text:style-name="Standard"><text:tab/><text:tab/>NumberLong(-77),</text:p>
      <text:p text:style-name="Standard"><text:tab/><text:tab/>NumberLong(-77),</text:p>
      <text:p text:style-name="Standard"><text:tab/><text:tab/>NumberLong(-77),</text:p>
      <text:p text:style-name="Standard"><text:tab/><text:tab/>NumberLong(-77),</text:p>
      <text:p text:style-name="Standard"><text:tab/><text:tab/>NumberLong(-77),</text:p>
      <text:p text:style-name="Standard"><text:tab/><text:tab/>NumberLong(-77),</text:p>
      <text:p text:style-name="Standard"><text:tab/><text:tab/>NumberLong(-77),</text:p>
      <text:p text:style-name="Standard"><text:tab/><text:tab/>NumberLong(-77),</text:p>
      <text:p text:style-name="Standard"><text:tab/><text:tab/>NumberLong(-77),</text:p>
      <text:p text:style-name="Standard"><text:tab/><text:tab/>NumberLong(-77),</text:p>
      <text:p text:style-name="Standard"><text:tab/><text:tab/>NumberLong(-77),</text:p>
      <text:p text:style-name="Standard"><text:tab/><text:tab/>NumberLong(-77),</text:p>
      <text:p text:style-name="Standard"><text:tab/><text:tab/>NumberLong(-77),</text:p>
      <text:p text:style-name="Standard"><text:tab/><text:tab/>NumberLong(-77),</text:p>
      <text:p text:style-name="Standard"><text:tab/><text:tab/>NumberLong(-77),</text:p>
      <text:p text:style-name="Standard"><text:tab/><text:tab/>NumberLong(-77),</text:p>
      <text:p text:style-name="Standard"><text:tab/><text:tab/>NumberLong(-77),</text:p>
      <text:p text:style-name="Standard"><text:tab/><text:tab/>NumberLong(-77),</text:p>
      <text:p text:style-name="Standard"><text:tab/><text:tab/>NumberLong(-77),</text:p>
      <text:p text:style-name="Standard"><text:tab/><text:tab/>NumberLong(-77),</text:p>
      <text:p text:style-name="Standard"><text:tab/><text:tab/>NumberLong(-77),</text:p>
      <text:p text:style-name="Standard"><text:tab/><text:tab/>NumberLong(-77),</text:p>
      <text:p text:style-name="Standard"><text:tab/><text:tab/>NumberLong(-77),</text:p>
      <text:p text:style-name="Standard"><text:tab/><text:tab/>NumberLong(-77),</text:p>
      <text:p text:style-name="Standard"><text:tab/><text:tab/>NumberLong(-77),</text:p>
      <text:p text:style-name="Standard"><text:tab/><text:tab/>NumberLong(-77),</text:p>
      <text:p text:style-name="Standard"><text:tab/><text:tab/>NumberLong(-77),</text:p>
      <text:p text:style-name="Standard"><text:tab/><text:tab/>NumberLong(-77),</text:p>
      <text:p text:style-name="Standard"><text:tab/><text:tab/>NumberLong(-77),</text:p>
      <text:p text:style-name="Standard"><text:tab/><text:tab/>NumberLong(-77),</text:p>
      <text:p text:style-name="Standard"><text:tab/><text:tab/>NumberLong(-77),</text:p>
      <text:p text:style-name="Standard"><text:tab/><text:tab/>NumberLong(-77),</text:p>
      <text:p text:style-name="Standard"><text:soft-page-break/><text:tab/><text:tab/>NumberLong(-77),</text:p>
      <text:p text:style-name="Standard"><text:tab/><text:tab/>NumberLong(-77),</text:p>
      <text:p text:style-name="Standard"><text:tab/><text:tab/>NumberLong(-77),</text:p>
      <text:p text:style-name="Standard"><text:tab/><text:tab/>NumberLong(-77),</text:p>
      <text:p text:style-name="Standard"><text:tab/><text:tab/>NumberLong(-77),</text:p>
      <text:p text:style-name="Standard"><text:tab/><text:tab/>NumberLong(-77),</text:p>
      <text:p text:style-name="Standard"><text:tab/><text:tab/>NumberLong(-77),</text:p>
      <text:p text:style-name="Standard"><text:tab/><text:tab/>NumberLong(-77),</text:p>
      <text:p text:style-name="Standard"><text:tab/><text:tab/>NumberLong(-77),</text:p>
      <text:p text:style-name="Standard"><text:tab/><text:tab/>NumberLong(-77),</text:p>
      <text:p text:style-name="Standard"><text:tab/><text:tab/>NumberLong(-77),</text:p>
      <text:p text:style-name="Standard"><text:tab/><text:tab/>NumberLong(-77),</text:p>
      <text:p text:style-name="Standard"><text:tab/><text:tab/>NumberLong(-77),</text:p>
      <text:p text:style-name="Standard"><text:tab/><text:tab/>NumberLong(-77),</text:p>
      <text:p text:style-name="Standard"><text:tab/><text:tab/>NumberLong(-77),</text:p>
      <text:p text:style-name="Standard"><text:tab/><text:tab/>NumberLong(-77),</text:p>
      <text:p text:style-name="Standard"><text:tab/><text:tab/>NumberLong(-77),</text:p>
      <text:p text:style-name="Standard"><text:tab/><text:tab/>NumberLong(-77),</text:p>
      <text:p text:style-name="Standard"><text:tab/><text:tab/>NumberLong(-77),</text:p>
      <text:p text:style-name="Standard"><text:tab/><text:tab/>NumberLong(-77),</text:p>
      <text:p text:style-name="Standard"><text:tab/><text:tab/>NumberLong(-77),</text:p>
      <text:p text:style-name="Standard"><text:tab/><text:tab/>NumberLong(-77),</text:p>
      <text:p text:style-name="Standard"><text:tab/><text:tab/>NumberLong(-77),</text:p>
      <text:p text:style-name="Standard"><text:tab/><text:tab/>NumberLong(-77),</text:p>
      <text:p text:style-name="Standard"><text:tab/><text:tab/>NumberLong(-77),</text:p>
      <text:p text:style-name="Standard"><text:tab/><text:tab/>NumberLong(-77),</text:p>
      <text:p text:style-name="Standard"><text:tab/><text:tab/>NumberLong(-77),</text:p>
      <text:p text:style-name="Standard"><text:tab/><text:tab/>NumberLong(-77),</text:p>
      <text:p text:style-name="Standard"><text:tab/><text:tab/>NumberLong(-77),</text:p>
      <text:p text:style-name="Standard"><text:tab/><text:tab/>NumberLong(-77),</text:p>
      <text:p text:style-name="Standard"><text:tab/><text:tab/>NumberLong(-77),</text:p>
      <text:p text:style-name="Standard"><text:tab/><text:tab/>NumberLong(-77),</text:p>
      <text:p text:style-name="Standard"><text:tab/><text:tab/>NumberLong(-77),</text:p>
      <text:p text:style-name="Standard"><text:tab/><text:tab/>NumberLong(-77),</text:p>
      <text:p text:style-name="Standard"><text:tab/><text:tab/>NumberLong(-77),</text:p>
      <text:p text:style-name="Standard"><text:tab/><text:tab/>NumberLong(-77),</text:p>
      <text:p text:style-name="Standard"><text:tab/><text:tab/>NumberLong(-77),</text:p>
      <text:p text:style-name="Standard"><text:tab/><text:tab/>NumberLong(-77),</text:p>
      <text:p text:style-name="Standard"><text:tab/><text:tab/>NumberLong(-77),</text:p>
      <text:p text:style-name="Standard"><text:tab/><text:tab/>NumberLong(-77),</text:p>
      <text:p text:style-name="Standard"><text:tab/><text:tab/>NumberLong(-77),</text:p>
      <text:p text:style-name="Standard"><text:tab/><text:tab/>NumberLong(-77),</text:p>
      <text:p text:style-name="Standard"><text:tab/><text:tab/>NumberLong(-77),</text:p>
      <text:p text:style-name="Standard"><text:tab/><text:tab/>NumberLong(-77),</text:p>
      <text:p text:style-name="Standard"><text:tab/><text:tab/>NumberLong(-77),</text:p>
      <text:p text:style-name="Standard"><text:tab/><text:tab/>NumberLong(-77),</text:p>
      <text:p text:style-name="Standard"><text:tab/><text:tab/>NumberLong(-77),</text:p>
      <text:p text:style-name="Standard"><text:tab/><text:tab/>NumberLong(-77),</text:p>
      <text:p text:style-name="Standard"><text:tab/><text:tab/>NumberLong(-77),</text:p>
      <text:p text:style-name="Standard"><text:soft-page-break/><text:tab/><text:tab/>NumberLong(-77),</text:p>
      <text:p text:style-name="Standard"><text:tab/><text:tab/>NumberLong(-77),</text:p>
      <text:p text:style-name="Standard"><text:tab/><text:tab/>NumberLong(-77),</text:p>
      <text:p text:style-name="Standard"><text:tab/><text:tab/>NumberLong(-77),</text:p>
      <text:p text:style-name="Standard"><text:tab/><text:tab/>NumberLong(-77),</text:p>
      <text:p text:style-name="Standard"><text:tab/><text:tab/>NumberLong(-77),</text:p>
      <text:p text:style-name="Standard"><text:tab/><text:tab/>NumberLong(-77),</text:p>
      <text:p text:style-name="Standard"><text:tab/><text:tab/>NumberLong(-77),</text:p>
      <text:p text:style-name="Standard"><text:tab/><text:tab/>NumberLong(-77),</text:p>
      <text:p text:style-name="Standard"><text:tab/><text:tab/>NumberLong(-77),</text:p>
      <text:p text:style-name="Standard"><text:tab/><text:tab/>NumberLong(-77),</text:p>
      <text:p text:style-name="Standard"><text:tab/><text:tab/>NumberLong(-77),</text:p>
      <text:p text:style-name="Standard"><text:tab/><text:tab/>NumberLong(-77),</text:p>
      <text:p text:style-name="Standard"><text:tab/><text:tab/>NumberLong(-77),</text:p>
      <text:p text:style-name="Standard"><text:tab/><text:tab/>NumberLong(-77),</text:p>
      <text:p text:style-name="Standard"><text:tab/><text:tab/>NumberLong(-77),</text:p>
      <text:p text:style-name="Standard"><text:tab/><text:tab/>NumberLong(-77),</text:p>
      <text:p text:style-name="Standard"><text:tab/><text:tab/>NumberLong(-77),</text:p>
      <text:p text:style-name="Standard"><text:tab/><text:tab/>NumberLong(-77),</text:p>
      <text:p text:style-name="Standard"><text:tab/><text:tab/>NumberLong(-77),</text:p>
      <text:p text:style-name="Standard"><text:tab/><text:tab/>NumberLong(-77),</text:p>
      <text:p text:style-name="Standard"><text:tab/><text:tab/>NumberLong(-77),</text:p>
      <text:p text:style-name="Standard"><text:tab/><text:tab/>NumberLong(-77),</text:p>
      <text:p text:style-name="Standard"><text:tab/><text:tab/>NumberLong(-77),</text:p>
      <text:p text:style-name="Standard"><text:tab/><text:tab/>NumberLong(-77),</text:p>
      <text:p text:style-name="Standard"><text:tab/><text:tab/>NumberLong(-77),</text:p>
      <text:p text:style-name="Standard"><text:tab/><text:tab/>NumberLong(-77),</text:p>
      <text:p text:style-name="Standard"><text:tab/><text:tab/>NumberLong(-77),</text:p>
      <text:p text:style-name="Standard"><text:tab/><text:tab/>NumberLong(-77),</text:p>
      <text:p text:style-name="Standard"><text:tab/><text:tab/>NumberLong(-77),</text:p>
      <text:p text:style-name="Standard"><text:tab/><text:tab/>NumberLong(-77),</text:p>
      <text:p text:style-name="Standard"><text:tab/><text:tab/>NumberLong(-77),</text:p>
      <text:p text:style-name="Standard"><text:tab/><text:tab/>NumberLong(-77),</text:p>
      <text:p text:style-name="Standard"><text:tab/><text:tab/>NumberLong(-77),</text:p>
      <text:p text:style-name="Standard"><text:tab/><text:tab/>NumberLong(-77),</text:p>
      <text:p text:style-name="Standard"><text:tab/><text:tab/>NumberLong(-77),</text:p>
      <text:p text:style-name="Standard"><text:tab/><text:tab/>NumberLong(-77),</text:p>
      <text:p text:style-name="Standard"><text:tab/><text:tab/>NumberLong(-77),</text:p>
      <text:p text:style-name="Standard"><text:tab/><text:tab/>NumberLong(-77),</text:p>
      <text:p text:style-name="Standard"><text:tab/><text:tab/>NumberLong(-77),</text:p>
      <text:p text:style-name="Standard"><text:tab/><text:tab/>NumberLong(-77),</text:p>
      <text:p text:style-name="Standard"><text:tab/><text:tab/>NumberLong(-77),</text:p>
      <text:p text:style-name="Standard"><text:tab/><text:tab/>NumberLong(-77),</text:p>
      <text:p text:style-name="Standard"><text:tab/><text:tab/>NumberLong(-77),</text:p>
      <text:p text:style-name="Standard"><text:tab/><text:tab/>NumberLong(-77),</text:p>
      <text:p text:style-name="Standard"><text:tab/><text:tab/>NumberLong(-77),</text:p>
      <text:p text:style-name="Standard"><text:tab/><text:tab/>NumberLong(-77),</text:p>
      <text:p text:style-name="Standard"><text:tab/><text:tab/>NumberLong(-77),</text:p>
      <text:p text:style-name="Standard"><text:tab/><text:tab/>NumberLong(-77),</text:p>
      <text:p text:style-name="Standard"><text:soft-page-break/><text:tab/><text:tab/>NumberLong(-77),</text:p>
      <text:p text:style-name="Standard"><text:tab/><text:tab/>NumberLong(-77),</text:p>
      <text:p text:style-name="Standard"><text:tab/><text:tab/>NumberLong(-77),</text:p>
      <text:p text:style-name="Standard"><text:tab/><text:tab/>NumberLong(-77),</text:p>
      <text:p text:style-name="Standard"><text:tab/><text:tab/>NumberLong(-77),</text:p>
      <text:p text:style-name="Standard"><text:tab/><text:tab/>NumberLong(-77),</text:p>
      <text:p text:style-name="Standard"><text:tab/><text:tab/>NumberLong(-77),</text:p>
      <text:p text:style-name="Standard"><text:tab/><text:tab/>NumberLong(-77),</text:p>
      <text:p text:style-name="Standard"><text:tab/><text:tab/>NumberLong(-77),</text:p>
      <text:p text:style-name="Standard"><text:tab/><text:tab/>NumberLong(-77),</text:p>
      <text:p text:style-name="Standard"><text:tab/><text:tab/>NumberLong(-77),</text:p>
      <text:p text:style-name="Standard"><text:tab/><text:tab/>NumberLong(-77),</text:p>
      <text:p text:style-name="Standard"><text:tab/><text:tab/>NumberLong(-77),</text:p>
      <text:p text:style-name="Standard"><text:tab/><text:tab/>NumberLong(-77),</text:p>
      <text:p text:style-name="Standard"><text:tab/><text:tab/>NumberLong(-77),</text:p>
      <text:p text:style-name="Standard"><text:tab/><text:tab/>NumberLong(-77),</text:p>
      <text:p text:style-name="Standard"><text:tab/><text:tab/>NumberLong(-77),</text:p>
      <text:p text:style-name="Standard"><text:tab/><text:tab/>NumberLong(-77),</text:p>
      <text:p text:style-name="Standard"><text:tab/><text:tab/>NumberLong(-77),</text:p>
      <text:p text:style-name="Standard"><text:tab/><text:tab/>NumberLong(-77),</text:p>
      <text:p text:style-name="Standard"><text:tab/><text:tab/>NumberLong(-77),</text:p>
      <text:p text:style-name="Standard"><text:tab/><text:tab/>NumberLong(-77),</text:p>
      <text:p text:style-name="Standard"><text:tab/><text:tab/>NumberLong(-77),</text:p>
      <text:p text:style-name="Standard"><text:tab/><text:tab/>NumberLong(-77),</text:p>
      <text:p text:style-name="Standard"><text:tab/><text:tab/>NumberLong(-77),</text:p>
      <text:p text:style-name="Standard"><text:tab/><text:tab/>NumberLong(-77),</text:p>
      <text:p text:style-name="Standard"><text:tab/><text:tab/>NumberLong(-77),</text:p>
      <text:p text:style-name="Standard"><text:tab/><text:tab/>NumberLong(-77),</text:p>
      <text:p text:style-name="Standard"><text:tab/><text:tab/>NumberLong(-77),</text:p>
      <text:p text:style-name="Standard"><text:tab/><text:tab/>NumberLong(-77),</text:p>
      <text:p text:style-name="Standard"><text:tab/><text:tab/>NumberLong(-77),</text:p>
      <text:p text:style-name="Standard"><text:tab/><text:tab/>NumberLong(-77),</text:p>
      <text:p text:style-name="Standard"><text:tab/><text:tab/>NumberLong(-77),</text:p>
      <text:p text:style-name="Standard"><text:tab/><text:tab/>NumberLong(-77),</text:p>
      <text:p text:style-name="Standard"><text:tab/><text:tab/>NumberLong(-77),</text:p>
      <text:p text:style-name="Standard"><text:tab/><text:tab/>NumberLong(-77),</text:p>
      <text:p text:style-name="Standard"><text:tab/><text:tab/>NumberLong(-77),</text:p>
      <text:p text:style-name="Standard"><text:tab/><text:tab/>NumberLong(-77),</text:p>
      <text:p text:style-name="Standard"><text:tab/><text:tab/>NumberLong(-77),</text:p>
      <text:p text:style-name="Standard"><text:tab/><text:tab/>NumberLong(-77),</text:p>
      <text:p text:style-name="Standard"><text:tab/><text:tab/>NumberLong(-77),</text:p>
      <text:p text:style-name="Standard"><text:tab/><text:tab/>NumberLong(-77),</text:p>
      <text:p text:style-name="Standard"><text:tab/><text:tab/>NumberLong(-77),</text:p>
      <text:p text:style-name="Standard"><text:tab/><text:tab/>NumberLong(-77),</text:p>
      <text:p text:style-name="Standard"><text:tab/><text:tab/>NumberLong(-77),</text:p>
      <text:p text:style-name="Standard"><text:tab/><text:tab/>NumberLong(-77),</text:p>
      <text:p text:style-name="Standard"><text:tab/><text:tab/>NumberLong(-77),</text:p>
      <text:p text:style-name="Standard"><text:tab/><text:tab/>NumberLong(-77),</text:p>
      <text:p text:style-name="Standard"><text:tab/><text:tab/>NumberLong(-77),</text:p>
      <text:p text:style-name="Standard"><text:soft-page-break/><text:tab/><text:tab/>NumberLong(-77),</text:p>
      <text:p text:style-name="Standard"><text:tab/><text:tab/>NumberLong(-77),</text:p>
      <text:p text:style-name="Standard"><text:tab/><text:tab/>NumberLong(-77),</text:p>
      <text:p text:style-name="Standard"><text:tab/><text:tab/>NumberLong(-77),</text:p>
      <text:p text:style-name="Standard"><text:tab/><text:tab/>NumberLong(-77),</text:p>
      <text:p text:style-name="Standard"><text:tab/><text:tab/>NumberLong(-77),</text:p>
      <text:p text:style-name="Standard"><text:tab/><text:tab/>NumberLong(-77),</text:p>
      <text:p text:style-name="Standard"><text:tab/><text:tab/>NumberLong(-77),</text:p>
      <text:p text:style-name="Standard"><text:tab/><text:tab/>NumberLong(-77),</text:p>
      <text:p text:style-name="Standard"><text:tab/><text:tab/>NumberLong(-77),</text:p>
      <text:p text:style-name="Standard"><text:tab/><text:tab/>NumberLong(-77),</text:p>
      <text:p text:style-name="Standard"><text:tab/><text:tab/>NumberLong(-77),</text:p>
      <text:p text:style-name="Standard"><text:tab/><text:tab/>NumberLong(-77),</text:p>
      <text:p text:style-name="Standard"><text:tab/><text:tab/>NumberLong(-77),</text:p>
      <text:p text:style-name="Standard"><text:tab/><text:tab/>NumberLong(-77),</text:p>
      <text:p text:style-name="Standard"><text:tab/><text:tab/>NumberLong(-77),</text:p>
      <text:p text:style-name="Standard"><text:tab/><text:tab/>NumberLong(-77),</text:p>
      <text:p text:style-name="Standard"><text:tab/><text:tab/>NumberLong(-77),</text:p>
      <text:p text:style-name="Standard"><text:tab/><text:tab/>NumberLong(-77),</text:p>
      <text:p text:style-name="Standard"><text:tab/><text:tab/>NumberLong(-77),</text:p>
      <text:p text:style-name="Standard"><text:tab/><text:tab/>NumberLong(-77),</text:p>
      <text:p text:style-name="Standard"><text:tab/><text:tab/>NumberLong(-77),</text:p>
      <text:p text:style-name="Standard"><text:tab/><text:tab/>NumberLong(-77),</text:p>
      <text:p text:style-name="Standard"><text:tab/><text:tab/>NumberLong(-77),</text:p>
      <text:p text:style-name="Standard"><text:tab/><text:tab/>NumberLong(-77),</text:p>
      <text:p text:style-name="Standard"><text:tab/><text:tab/>NumberLong(-77),</text:p>
      <text:p text:style-name="Standard"><text:tab/><text:tab/>NumberLong(-77),</text:p>
      <text:p text:style-name="Standard"><text:tab/><text:tab/>NumberLong(-77),</text:p>
      <text:p text:style-name="Standard"><text:tab/><text:tab/>NumberLong(-77),</text:p>
      <text:p text:style-name="Standard"><text:tab/><text:tab/>NumberLong(-77),</text:p>
      <text:p text:style-name="Standard"><text:tab/><text:tab/>NumberLong(-77),</text:p>
      <text:p text:style-name="Standard"><text:tab/><text:tab/>NumberLong(-77),</text:p>
      <text:p text:style-name="Standard"><text:tab/><text:tab/>NumberLong(-77),</text:p>
      <text:p text:style-name="Standard"><text:tab/><text:tab/>NumberLong(-77),</text:p>
      <text:p text:style-name="Standard"><text:tab/><text:tab/>NumberLong(-77),</text:p>
      <text:p text:style-name="Standard"><text:tab/><text:tab/>NumberLong(-77),</text:p>
      <text:p text:style-name="Standard"><text:tab/><text:tab/>NumberLong(-77),</text:p>
      <text:p text:style-name="Standard"><text:tab/><text:tab/>NumberLong(-77),</text:p>
      <text:p text:style-name="Standard"><text:tab/><text:tab/>NumberLong(-77),</text:p>
      <text:p text:style-name="Standard"><text:tab/><text:tab/>NumberLong(-77),</text:p>
      <text:p text:style-name="Standard"><text:tab/><text:tab/>NumberLong(-77),</text:p>
      <text:p text:style-name="Standard"><text:tab/><text:tab/>NumberLong(-77),</text:p>
      <text:p text:style-name="Standard"><text:tab/><text:tab/>NumberLong(-77),</text:p>
      <text:p text:style-name="Standard"><text:tab/><text:tab/>NumberLong(-77),</text:p>
      <text:p text:style-name="Standard"><text:tab/><text:tab/>NumberLong(-77),</text:p>
      <text:p text:style-name="Standard"><text:tab/><text:tab/>NumberLong(-77),</text:p>
      <text:p text:style-name="Standard"><text:tab/><text:tab/>NumberLong(-77),</text:p>
      <text:p text:style-name="Standard"><text:tab/><text:tab/>NumberLong(-77),</text:p>
      <text:p text:style-name="Standard"><text:tab/><text:tab/>NumberLong(-77),</text:p>
      <text:p text:style-name="Standard"><text:soft-page-break/><text:tab/><text:tab/>NumberLong(-77),</text:p>
      <text:p text:style-name="Standard"><text:tab/><text:tab/>NumberLong(-77),</text:p>
      <text:p text:style-name="Standard"><text:tab/><text:tab/>NumberLong(-77),</text:p>
      <text:p text:style-name="Standard"><text:tab/><text:tab/>NumberLong(-77),</text:p>
      <text:p text:style-name="Standard"><text:tab/><text:tab/>NumberLong(-77),</text:p>
      <text:p text:style-name="Standard"><text:tab/><text:tab/>NumberLong(-77),</text:p>
      <text:p text:style-name="Standard"><text:tab/><text:tab/>NumberLong(-77),</text:p>
      <text:p text:style-name="Standard"><text:tab/><text:tab/>NumberLong(-77),</text:p>
      <text:p text:style-name="Standard"><text:tab/><text:tab/>NumberLong(-77),</text:p>
      <text:p text:style-name="Standard"><text:tab/><text:tab/>NumberLong(-77),</text:p>
      <text:p text:style-name="Standard"><text:tab/><text:tab/>NumberLong(-77),</text:p>
      <text:p text:style-name="Standard"><text:tab/><text:tab/>NumberLong(-77),</text:p>
      <text:p text:style-name="Standard"><text:tab/><text:tab/>NumberLong(-77),</text:p>
      <text:p text:style-name="Standard"><text:tab/><text:tab/>NumberLong(-77),</text:p>
      <text:p text:style-name="Standard"><text:tab/><text:tab/>NumberLong(-77),</text:p>
      <text:p text:style-name="Standard"><text:tab/><text:tab/>NumberLong(-77),</text:p>
      <text:p text:style-name="Standard"><text:tab/><text:tab/>NumberLong(-77),</text:p>
      <text:p text:style-name="Standard"><text:tab/><text:tab/>NumberLong(-77),</text:p>
      <text:p text:style-name="Standard"><text:tab/><text:tab/>NumberLong(-77),</text:p>
      <text:p text:style-name="Standard"><text:tab/><text:tab/>NumberLong(-77),</text:p>
      <text:p text:style-name="Standard"><text:tab/><text:tab/>NumberLong(-77),</text:p>
      <text:p text:style-name="Standard"><text:tab/><text:tab/>NumberLong(-77),</text:p>
      <text:p text:style-name="Standard"><text:tab/><text:tab/>NumberLong(-77),</text:p>
      <text:p text:style-name="Standard"><text:tab/><text:tab/>NumberLong(-77),</text:p>
      <text:p text:style-name="Standard"><text:tab/><text:tab/>NumberLong(-77),</text:p>
      <text:p text:style-name="Standard"><text:tab/><text:tab/>NumberLong(-77),</text:p>
      <text:p text:style-name="Standard"><text:tab/><text:tab/>NumberLong(-77),</text:p>
      <text:p text:style-name="Standard"><text:tab/><text:tab/>NumberLong(-77),</text:p>
      <text:p text:style-name="Standard"><text:tab/><text:tab/>NumberLong(-77),</text:p>
      <text:p text:style-name="Standard"><text:tab/><text:tab/>NumberLong(-77),</text:p>
      <text:p text:style-name="Standard"><text:tab/><text:tab/>NumberLong(-77),</text:p>
      <text:p text:style-name="Standard"><text:tab/><text:tab/>NumberLong(-77),</text:p>
      <text:p text:style-name="Standard"><text:tab/><text:tab/>NumberLong(-77),</text:p>
      <text:p text:style-name="Standard"><text:tab/><text:tab/>NumberLong(-77),</text:p>
      <text:p text:style-name="Standard"><text:tab/><text:tab/>NumberLong(-77),</text:p>
      <text:p text:style-name="Standard"><text:tab/><text:tab/>NumberLong(-77),</text:p>
      <text:p text:style-name="Standard"><text:tab/><text:tab/>NumberLong(-77),</text:p>
      <text:p text:style-name="Standard"><text:tab/><text:tab/>NumberLong(-77),</text:p>
      <text:p text:style-name="Standard"><text:tab/><text:tab/>NumberLong(-77),</text:p>
      <text:p text:style-name="Standard"><text:tab/><text:tab/>NumberLong(-77),</text:p>
      <text:p text:style-name="Standard"><text:tab/><text:tab/>NumberLong(-77),</text:p>
      <text:p text:style-name="Standard"><text:tab/><text:tab/>NumberLong(-77),</text:p>
      <text:p text:style-name="Standard"><text:tab/><text:tab/>NumberLong(-77),</text:p>
      <text:p text:style-name="Standard"><text:tab/><text:tab/>NumberLong(-77),</text:p>
      <text:p text:style-name="Standard"><text:tab/><text:tab/>NumberLong(-77),</text:p>
      <text:p text:style-name="Standard"><text:tab/><text:tab/>NumberLong(-77),</text:p>
      <text:p text:style-name="Standard"><text:tab/><text:tab/>NumberLong(-77),</text:p>
      <text:p text:style-name="Standard"><text:tab/><text:tab/>NumberLong(-77),</text:p>
      <text:p text:style-name="Standard"><text:tab/><text:tab/>NumberLong(-77),</text:p>
      <text:p text:style-name="Standard"><text:soft-page-break/><text:tab/><text:tab/>NumberLong(-77),</text:p>
      <text:p text:style-name="Standard"><text:tab/><text:tab/>NumberLong(-77),</text:p>
      <text:p text:style-name="Standard"><text:tab/><text:tab/>NumberLong(-77),</text:p>
      <text:p text:style-name="Standard"><text:tab/><text:tab/>NumberLong(-77),</text:p>
      <text:p text:style-name="Standard"><text:tab/><text:tab/>NumberLong(-77),</text:p>
      <text:p text:style-name="Standard"><text:tab/><text:tab/>NumberLong(-77),</text:p>
      <text:p text:style-name="Standard"><text:tab/><text:tab/>NumberLong(-77),</text:p>
      <text:p text:style-name="Standard"><text:tab/><text:tab/>NumberLong(-77),</text:p>
      <text:p text:style-name="Standard"><text:tab/><text:tab/>NumberLong(-77),</text:p>
      <text:p text:style-name="Standard"><text:tab/><text:tab/>NumberLong(-77),</text:p>
      <text:p text:style-name="Standard"><text:tab/><text:tab/>NumberLong(-77),</text:p>
      <text:p text:style-name="Standard"><text:tab/><text:tab/>NumberLong(-77),</text:p>
      <text:p text:style-name="Standard"><text:tab/><text:tab/>NumberLong(-77),</text:p>
      <text:p text:style-name="Standard"><text:tab/><text:tab/>NumberLong(-77),</text:p>
      <text:p text:style-name="Standard"><text:tab/><text:tab/>NumberLong(-77),</text:p>
      <text:p text:style-name="Standard"><text:tab/><text:tab/>NumberLong(-77),</text:p>
      <text:p text:style-name="Standard"><text:tab/><text:tab/>NumberLong(-77),</text:p>
      <text:p text:style-name="Standard"><text:tab/><text:tab/>NumberLong(-77),</text:p>
      <text:p text:style-name="Standard"><text:tab/><text:tab/>NumberLong(-77),</text:p>
      <text:p text:style-name="Standard"><text:tab/><text:tab/>NumberLong(-77),</text:p>
      <text:p text:style-name="Standard"><text:tab/><text:tab/>NumberLong(-77),</text:p>
      <text:p text:style-name="Standard"><text:tab/><text:tab/>NumberLong(-77),</text:p>
      <text:p text:style-name="Standard"><text:tab/><text:tab/>NumberLong(-77),</text:p>
      <text:p text:style-name="Standard"><text:tab/><text:tab/>NumberLong(-77),</text:p>
      <text:p text:style-name="Standard"><text:tab/><text:tab/>NumberLong(-77),</text:p>
      <text:p text:style-name="Standard"><text:tab/><text:tab/>NumberLong(-77),</text:p>
      <text:p text:style-name="Standard"><text:tab/><text:tab/>NumberLong(-77),</text:p>
      <text:p text:style-name="Standard"><text:tab/><text:tab/>NumberLong(-77),</text:p>
      <text:p text:style-name="Standard"><text:tab/><text:tab/>NumberLong(-77),</text:p>
      <text:p text:style-name="Standard"><text:tab/><text:tab/>NumberLong(-77),</text:p>
      <text:p text:style-name="Standard"><text:tab/><text:tab/>NumberLong(-77),</text:p>
      <text:p text:style-name="Standard"><text:tab/><text:tab/>NumberLong(-77),</text:p>
      <text:p text:style-name="Standard"><text:tab/><text:tab/>NumberLong(-77),</text:p>
      <text:p text:style-name="Standard"><text:tab/><text:tab/>NumberLong(-77),</text:p>
      <text:p text:style-name="Standard"><text:tab/><text:tab/>NumberLong(-77),</text:p>
      <text:p text:style-name="Standard"><text:tab/><text:tab/>NumberLong(-77),</text:p>
      <text:p text:style-name="Standard"><text:tab/><text:tab/>NumberLong(-77),</text:p>
      <text:p text:style-name="Standard"><text:tab/><text:tab/>NumberLong(-77),</text:p>
      <text:p text:style-name="Standard"><text:tab/><text:tab/>NumberLong(-77),</text:p>
      <text:p text:style-name="Standard"><text:tab/><text:tab/>NumberLong(-77),</text:p>
      <text:p text:style-name="Standard"><text:tab/><text:tab/>NumberLong(-77),</text:p>
      <text:p text:style-name="Standard"><text:tab/><text:tab/>NumberLong(-77),</text:p>
      <text:p text:style-name="Standard"><text:tab/><text:tab/>NumberLong(-77),</text:p>
      <text:p text:style-name="Standard"><text:tab/><text:tab/>NumberLong(-77),</text:p>
      <text:p text:style-name="Standard"><text:tab/><text:tab/>NumberLong(-77),</text:p>
      <text:p text:style-name="Standard"><text:tab/><text:tab/>NumberLong(-77),</text:p>
      <text:p text:style-name="Standard"><text:tab/><text:tab/>NumberLong(-77),</text:p>
      <text:p text:style-name="Standard"><text:tab/><text:tab/>NumberLong(-77),</text:p>
      <text:p text:style-name="Standard"><text:tab/><text:tab/>NumberLong(-77),</text:p>
      <text:p text:style-name="Standard"><text:soft-page-break/><text:tab/><text:tab/>NumberLong(-77),</text:p>
      <text:p text:style-name="Standard"><text:tab/><text:tab/>NumberLong(-77),</text:p>
      <text:p text:style-name="Standard"><text:tab/><text:tab/>NumberLong(-77),</text:p>
      <text:p text:style-name="Standard"><text:tab/><text:tab/>NumberLong(-77),</text:p>
      <text:p text:style-name="Standard"><text:tab/><text:tab/>NumberLong(-77),</text:p>
      <text:p text:style-name="Standard"><text:tab/><text:tab/>NumberLong(-77),</text:p>
      <text:p text:style-name="Standard"><text:tab/><text:tab/>NumberLong(-77),</text:p>
      <text:p text:style-name="Standard"><text:tab/><text:tab/>NumberLong(-77),</text:p>
      <text:p text:style-name="Standard"><text:tab/><text:tab/>NumberLong(-77),</text:p>
      <text:p text:style-name="Standard"><text:tab/><text:tab/>NumberLong(-77),</text:p>
      <text:p text:style-name="Standard"><text:tab/><text:tab/>NumberLong(-77),</text:p>
      <text:p text:style-name="Standard"><text:tab/><text:tab/>NumberLong(-77),</text:p>
      <text:p text:style-name="Standard"><text:tab/><text:tab/>NumberLong(-77),</text:p>
      <text:p text:style-name="Standard"><text:tab/><text:tab/>NumberLong(-77),</text:p>
      <text:p text:style-name="Standard"><text:tab/><text:tab/>NumberLong(-77),</text:p>
      <text:p text:style-name="Standard"><text:tab/><text:tab/>NumberLong(-77),</text:p>
      <text:p text:style-name="Standard"><text:tab/><text:tab/>NumberLong(-77),</text:p>
      <text:p text:style-name="Standard"><text:tab/><text:tab/>NumberLong(-77),</text:p>
      <text:p text:style-name="Standard"><text:tab/><text:tab/>NumberLong(-77),</text:p>
      <text:p text:style-name="Standard"><text:tab/><text:tab/>NumberLong(-77),</text:p>
      <text:p text:style-name="Standard"><text:tab/><text:tab/>NumberLong(-77),</text:p>
      <text:p text:style-name="Standard"><text:tab/><text:tab/>NumberLong(-77),</text:p>
      <text:p text:style-name="Standard"><text:tab/><text:tab/>NumberLong(-77),</text:p>
      <text:p text:style-name="Standard"><text:tab/><text:tab/>NumberLong(-77),</text:p>
      <text:p text:style-name="Standard"><text:tab/><text:tab/>NumberLong(-77),</text:p>
      <text:p text:style-name="Standard"><text:tab/><text:tab/>NumberLong(-77),</text:p>
      <text:p text:style-name="Standard"><text:tab/><text:tab/>NumberLong(-77),</text:p>
      <text:p text:style-name="Standard"><text:tab/><text:tab/>NumberLong(-77),</text:p>
      <text:p text:style-name="Standard"><text:tab/><text:tab/>NumberLong(-77),</text:p>
      <text:p text:style-name="Standard"><text:tab/><text:tab/>NumberLong(-77),</text:p>
      <text:p text:style-name="Standard"><text:tab/><text:tab/>NumberLong(-77),</text:p>
      <text:p text:style-name="Standard"><text:tab/><text:tab/>NumberLong(-77),</text:p>
      <text:p text:style-name="Standard"><text:tab/><text:tab/>NumberLong(-77),</text:p>
      <text:p text:style-name="Standard"><text:tab/><text:tab/>NumberLong(-77),</text:p>
      <text:p text:style-name="Standard"><text:tab/><text:tab/>NumberLong(-77),</text:p>
      <text:p text:style-name="Standard"><text:tab/><text:tab/>NumberLong(-77),</text:p>
      <text:p text:style-name="Standard"><text:tab/><text:tab/>NumberLong(-77),</text:p>
      <text:p text:style-name="Standard"><text:tab/><text:tab/>NumberLong(-77),</text:p>
      <text:p text:style-name="Standard"><text:tab/><text:tab/>NumberLong(-77),</text:p>
      <text:p text:style-name="Standard"><text:tab/><text:tab/>NumberLong(-77),</text:p>
      <text:p text:style-name="Standard"><text:tab/><text:tab/>NumberLong(-77),</text:p>
      <text:p text:style-name="Standard"><text:tab/><text:tab/>NumberLong(-77),</text:p>
      <text:p text:style-name="Standard"><text:tab/><text:tab/>NumberLong(-77),</text:p>
      <text:p text:style-name="Standard"><text:tab/><text:tab/>NumberLong(-77),</text:p>
      <text:p text:style-name="Standard"><text:tab/><text:tab/>NumberLong(-77),</text:p>
      <text:p text:style-name="Standard"><text:tab/><text:tab/>NumberLong(-77),</text:p>
      <text:p text:style-name="Standard"><text:tab/><text:tab/>NumberLong(-77),</text:p>
      <text:p text:style-name="Standard"><text:tab/><text:tab/>NumberLong(-77),</text:p>
      <text:p text:style-name="Standard"><text:tab/><text:tab/>NumberLong(-77),</text:p>
      <text:p text:style-name="Standard"><text:soft-page-break/><text:tab/><text:tab/>NumberLong(-77),</text:p>
      <text:p text:style-name="Standard"><text:tab/><text:tab/>NumberLong(-77),</text:p>
      <text:p text:style-name="Standard"><text:tab/><text:tab/>NumberLong(-77),</text:p>
      <text:p text:style-name="Standard"><text:tab/><text:tab/>NumberLong(-77),</text:p>
      <text:p text:style-name="Standard"><text:tab/><text:tab/>NumberLong(-77),</text:p>
      <text:p text:style-name="Standard"><text:tab/><text:tab/>NumberLong(-77),</text:p>
      <text:p text:style-name="Standard"><text:tab/><text:tab/>NumberLong(-77),</text:p>
      <text:p text:style-name="Standard"><text:tab/><text:tab/>NumberLong(-77),</text:p>
      <text:p text:style-name="Standard"><text:tab/><text:tab/>NumberLong(-77),</text:p>
      <text:p text:style-name="Standard"><text:tab/><text:tab/>NumberLong(-77),</text:p>
      <text:p text:style-name="Standard"><text:tab/><text:tab/>NumberLong(-77),</text:p>
      <text:p text:style-name="Standard"><text:tab/><text:tab/>NumberLong(-77),</text:p>
      <text:p text:style-name="Standard"><text:tab/><text:tab/>NumberLong(-77),</text:p>
      <text:p text:style-name="Standard"><text:tab/><text:tab/>NumberLong(-77),</text:p>
      <text:p text:style-name="Standard"><text:tab/><text:tab/>NumberLong(-77),</text:p>
      <text:p text:style-name="Standard"><text:tab/><text:tab/>NumberLong(-77),</text:p>
      <text:p text:style-name="Standard"><text:tab/><text:tab/>NumberLong(-77),</text:p>
      <text:p text:style-name="Standard"><text:tab/><text:tab/>NumberLong(-77),</text:p>
      <text:p text:style-name="Standard"><text:tab/><text:tab/>NumberLong(-77),</text:p>
      <text:p text:style-name="Standard"><text:tab/><text:tab/>NumberLong(-77),</text:p>
      <text:p text:style-name="Standard"><text:tab/><text:tab/>NumberLong(-77),</text:p>
      <text:p text:style-name="Standard"><text:tab/><text:tab/>NumberLong(-77),</text:p>
      <text:p text:style-name="Standard"><text:tab/><text:tab/>NumberLong(-77),</text:p>
      <text:p text:style-name="Standard"><text:tab/><text:tab/>NumberLong(-77),</text:p>
      <text:p text:style-name="Standard"><text:tab/><text:tab/>NumberLong(-77),</text:p>
      <text:p text:style-name="Standard"><text:tab/><text:tab/>NumberLong(-77),</text:p>
      <text:p text:style-name="Standard"><text:tab/><text:tab/>NumberLong(-77),</text:p>
      <text:p text:style-name="Standard"><text:tab/><text:tab/>NumberLong(-77),</text:p>
      <text:p text:style-name="Standard"><text:tab/><text:tab/>NumberLong(-77),</text:p>
      <text:p text:style-name="Standard"><text:tab/><text:tab/>NumberLong(-77),</text:p>
      <text:p text:style-name="Standard"><text:tab/><text:tab/>NumberLong(-77),</text:p>
      <text:p text:style-name="Standard"><text:tab/><text:tab/>NumberLong(-77),</text:p>
      <text:p text:style-name="Standard"><text:tab/><text:tab/>NumberLong(-77),</text:p>
      <text:p text:style-name="Standard"><text:tab/><text:tab/>NumberLong(-77),</text:p>
      <text:p text:style-name="Standard"><text:tab/><text:tab/>NumberLong(-77),</text:p>
      <text:p text:style-name="Standard"><text:tab/><text:tab/>NumberLong(-77),</text:p>
      <text:p text:style-name="Standard"><text:tab/><text:tab/>NumberLong(-77),</text:p>
      <text:p text:style-name="Standard"><text:tab/><text:tab/>NumberLong(-77),</text:p>
      <text:p text:style-name="Standard"><text:tab/><text:tab/>NumberLong(-77),</text:p>
      <text:p text:style-name="Standard"><text:tab/><text:tab/>NumberLong(-77),</text:p>
      <text:p text:style-name="Standard"><text:tab/><text:tab/>NumberLong(-77),</text:p>
      <text:p text:style-name="Standard"><text:tab/><text:tab/>NumberLong(-77),</text:p>
      <text:p text:style-name="Standard"><text:tab/><text:tab/>NumberLong(-77),</text:p>
      <text:p text:style-name="Standard"><text:tab/><text:tab/>NumberLong(-77),</text:p>
      <text:p text:style-name="Standard"><text:tab/><text:tab/>NumberLong(-77),</text:p>
      <text:p text:style-name="Standard"><text:tab/><text:tab/>NumberLong(-77),</text:p>
      <text:p text:style-name="Standard"><text:tab/><text:tab/>NumberLong(-77),</text:p>
      <text:p text:style-name="Standard"><text:tab/><text:tab/>NumberLong(-77),</text:p>
      <text:p text:style-name="Standard"><text:tab/><text:tab/>NumberLong(-77),</text:p>
      <text:p text:style-name="Standard"><text:soft-page-break/><text:tab/><text:tab/>NumberLong(-77),</text:p>
      <text:p text:style-name="Standard"><text:tab/><text:tab/>NumberLong(-77),</text:p>
      <text:p text:style-name="Standard"><text:tab/><text:tab/>NumberLong(-77),</text:p>
      <text:p text:style-name="Standard"><text:tab/><text:tab/>NumberLong(-77),</text:p>
      <text:p text:style-name="Standard"><text:tab/><text:tab/>NumberLong(-77),</text:p>
      <text:p text:style-name="Standard"><text:tab/><text:tab/>NumberLong(-77),</text:p>
      <text:p text:style-name="Standard"><text:tab/><text:tab/>NumberLong(-77),</text:p>
      <text:p text:style-name="Standard"><text:tab/><text:tab/>NumberLong(-77),</text:p>
      <text:p text:style-name="Standard"><text:tab/><text:tab/>NumberLong(-77),</text:p>
      <text:p text:style-name="Standard"><text:tab/><text:tab/>NumberLong(-77),</text:p>
      <text:p text:style-name="Standard"><text:tab/><text:tab/>NumberLong(-77),</text:p>
      <text:p text:style-name="Standard"><text:tab/><text:tab/>NumberLong(-77),</text:p>
      <text:p text:style-name="Standard"><text:tab/><text:tab/>NumberLong(-77),</text:p>
      <text:p text:style-name="Standard"><text:tab/><text:tab/>NumberLong(-77),</text:p>
      <text:p text:style-name="Standard"><text:tab/><text:tab/>NumberLong(-77),</text:p>
      <text:p text:style-name="Standard"><text:tab/><text:tab/>NumberLong(-77),</text:p>
      <text:p text:style-name="Standard"><text:tab/><text:tab/>NumberLong(-77),</text:p>
      <text:p text:style-name="Standard"><text:tab/><text:tab/>NumberLong(-77),</text:p>
      <text:p text:style-name="Standard"><text:tab/><text:tab/>NumberLong(-77),</text:p>
      <text:p text:style-name="Standard"><text:tab/><text:tab/>NumberLong(-77),</text:p>
      <text:p text:style-name="Standard"><text:tab/><text:tab/>NumberLong(-77),</text:p>
      <text:p text:style-name="Standard"><text:tab/><text:tab/>NumberLong(-77),</text:p>
      <text:p text:style-name="Standard"><text:tab/><text:tab/>NumberLong(-77),</text:p>
      <text:p text:style-name="Standard"><text:tab/><text:tab/>NumberLong(-77),</text:p>
      <text:p text:style-name="Standard"><text:tab/><text:tab/>NumberLong(-77),</text:p>
      <text:p text:style-name="Standard"><text:tab/><text:tab/>NumberLong(-77),</text:p>
      <text:p text:style-name="Standard"><text:tab/><text:tab/>NumberLong(-77),</text:p>
      <text:p text:style-name="Standard"><text:tab/><text:tab/>NumberLong(-77),</text:p>
      <text:p text:style-name="Standard"><text:tab/><text:tab/>NumberLong(-77),</text:p>
      <text:p text:style-name="Standard"><text:tab/><text:tab/>NumberLong(-77),</text:p>
      <text:p text:style-name="Standard"><text:tab/><text:tab/>NumberLong(-77),</text:p>
      <text:p text:style-name="Standard"><text:tab/><text:tab/>NumberLong(-77),</text:p>
      <text:p text:style-name="Standard"><text:tab/><text:tab/>NumberLong(-77),</text:p>
      <text:p text:style-name="Standard"><text:tab/><text:tab/>NumberLong(-77),</text:p>
      <text:p text:style-name="Standard"><text:tab/><text:tab/>NumberLong(-77),</text:p>
      <text:p text:style-name="Standard"><text:tab/><text:tab/>NumberLong(-77),</text:p>
      <text:p text:style-name="Standard"><text:tab/><text:tab/>NumberLong(-77),</text:p>
      <text:p text:style-name="Standard"><text:tab/><text:tab/>NumberLong(-77),</text:p>
      <text:p text:style-name="Standard"><text:tab/><text:tab/>NumberLong(-77),</text:p>
      <text:p text:style-name="Standard"><text:tab/><text:tab/>NumberLong(-77)</text:p>
      <text:p text:style-name="Standard"><text:tab/>],</text:p>
      <text:p text:style-name="Standard"><text:tab/>"TIMESTAMP" : "2015-07-16:13-17-54.526",</text:p>
      <text:p text:style-name="Standard"><text:tab/>"X" : NumberLong(1),</text:p>
      <text:p text:style-name="Standard"><text:tab/>"STEP" : [</text:p>
      <text:p text:style-name="Standard"><text:tab/><text:tab/>NumberLong(1),</text:p>
      <text:p text:style-name="Standard"><text:tab/><text:tab/>NumberLong(1)</text:p>
      <text:p text:style-name="Standard"><text:tab/>],</text:p>
      <text:p text:style-name="Standard"><text:tab/>"PLACE" : "kopalnia_test_stst",</text:p>
      <text:p text:style-name="Standard"><text:tab/>"MODE" : "FEED_MAP",</text:p>
      <text:p text:style-name="Standard"><text:soft-page-break/><text:tab/>"IP_PHONE" : "192.168.1.100",</text:p>
      <text:p text:style-name="Standard"><text:tab/>"RSSI_AVG_TIME" : "2190080",</text:p>
      <text:p text:style-name="Standard"><text:tab/>"Y" : NumberLong(100),</text:p>
      <text:p text:style-name="Standard"><text:tab/>"MAC_AP" : "f8:d1:11:48:9b:26",</text:p>
      <text:p text:style-name="Standard"><text:tab/>"DATA_SIZE" : NumberLong(500),</text:p>
      <text:p text:style-name="Standard"><text:tab/>"MAC_PHONE" : "e8:99:c4:8e:97:36"</text:p>
      <text:p text:style-name="Standard">}</text:p>
      <text:p text:style-name="Standard"/>
      <text:p text:style-name="Standard">{</text:p>
      <text:p text:style-name="Standard"><text:tab/>"_id" : ObjectId("55a792ee63f9130ecb812b4e"),</text:p>
      <text:p text:style-name="Standard"><text:tab/>"STATISTICS" : {</text:p>
      <text:p text:style-name="Standard"><text:tab/><text:tab/>"PERCENTILE - 90" : 30.599998,</text:p>
      <text:p text:style-name="Standard"><text:tab/><text:tab/>"MIN" : 9.36,</text:p>
      <text:p text:style-name="Standard"><text:tab/><text:tab/>"STANDARD_DEVIATION" : 8.453980880275296,</text:p>
      <text:p text:style-name="Standard"><text:tab/><text:tab/>"PERCENTILE - 20" : 10.86,</text:p>
      <text:p text:style-name="Standard"><text:tab/><text:tab/>"PERCENTILE - 10" : 10.32,</text:p>
      <text:p text:style-name="Standard"><text:tab/><text:tab/>"MAX" : 32.219997,</text:p>
      <text:p text:style-name="Standard"><text:tab/><text:tab/>"PERCENTILE - 70" : 29.88,</text:p>
      <text:p text:style-name="Standard"><text:tab/><text:tab/>"PERCENTILE - 50" : 26.099998,</text:p>
      <text:p text:style-name="Standard"><text:tab/><text:tab/>"MODE" : 30.06,</text:p>
      <text:p text:style-name="Standard"><text:tab/><text:tab/>"MEDIANA" : 26.099998,</text:p>
      <text:p text:style-name="Standard"><text:tab/><text:tab/>"MEAN" : 22.40999965899999</text:p>
      <text:p text:style-name="Standard"><text:tab/>},</text:p>
      <text:p text:style-name="Standard"><text:tab/>"HASH" : "DEFAULT",</text:p>
      <text:p text:style-name="Standard"><text:tab/>"MAC_PHONE" : "e8:99:c4:8e:97:36",</text:p>
      <text:p text:style-name="Standard"><text:tab/>"TIMESTAMP" : "2015-07-16:13-17-53.450",</text:p>
      <text:p text:style-name="Standard"><text:tab/>"X" : NumberLong(1),</text:p>
      <text:p text:style-name="Standard"><text:tab/>"STEP" : [</text:p>
      <text:p text:style-name="Standard"><text:tab/><text:tab/>NumberLong(1),</text:p>
      <text:p text:style-name="Standard"><text:tab/><text:tab/>NumberLong(1)</text:p>
      <text:p text:style-name="Standard"><text:tab/>],</text:p>
      <text:p text:style-name="Standard"><text:tab/>"PLACE" : "kopalnia_test_stst",</text:p>
      <text:p text:style-name="Standard"><text:tab/>"MODE" : "FEED_MAP",</text:p>
      <text:p text:style-name="Standard"><text:tab/>"IP_PHONE" : "192.168.1.100",</text:p>
      <text:p text:style-name="Standard"><text:tab/>"STATISTICS_NORM" : {</text:p>
      <text:p text:style-name="Standard"><text:tab/><text:tab/>"PERCENTILE - 90" : 42.31527352199279,</text:p>
      <text:p text:style-name="Standard"><text:tab/><text:tab/>"MIN" : 40.30044156060824,</text:p>
      <text:p text:style-name="Standard"><text:tab/><text:tab/>"STANDARD_DEVIATION" : 0.6201941915998056,</text:p>
      <text:p text:style-name="Standard"><text:tab/><text:tab/>"PERCENTILE - 20" : 41.014965331854576,</text:p>
      <text:p text:style-name="Standard"><text:tab/><text:tab/>"PERCENTILE - 10" : 40.82141340821963,</text:p>
      <text:p text:style-name="Standard"><text:tab/><text:tab/>"MAX" : 44.420546497313715,</text:p>
      <text:p text:style-name="Standard"><text:tab/><text:tab/>"PERCENTILE - 70" : 41.66255850872502,</text:p>
      <text:p text:style-name="Standard"><text:tab/><text:tab/>"PERCENTILE - 50" : 41.380168322190315,</text:p>
      <text:p text:style-name="Standard"><text:tab/><text:tab/>"MODE" : 41.448276200585234,</text:p>
      <text:p text:style-name="Standard"><text:tab/><text:tab/>"MEDIANA" : 41.380168322190315,</text:p>
      <text:p text:style-name="Standard"><text:tab/><text:tab/>"MEAN" : 41.4807062558731</text:p>
      <text:p text:style-name="Standard"><text:tab/>},</text:p>
      <text:p text:style-name="Standard"><text:tab/>"Y" : NumberLong(100),</text:p>
      <text:p text:style-name="Standard"><text:tab/>"MAGNETIC_AVG_TIME" : "64092",</text:p>
      <text:p text:style-name="Standard"><text:soft-page-break/><text:tab/>"MAGNETIC_DATA" : [</text:p>
      <text:p text:style-name="Standard"><text:tab/><text:tab/>12.78,</text:p>
      <text:p text:style-name="Standard"><text:tab/><text:tab/>32.219997,</text:p>
      <text:p text:style-name="Standard"><text:tab/><text:tab/>27.779999,</text:p>
      <text:p text:style-name="Standard"><text:tab/><text:tab/>13.32,</text:p>
      <text:p text:style-name="Standard"><text:tab/><text:tab/>30.66,</text:p>
      <text:p text:style-name="Standard"><text:tab/><text:tab/>27.779999,</text:p>
      <text:p text:style-name="Standard"><text:tab/><text:tab/>13.08,</text:p>
      <text:p text:style-name="Standard"><text:tab/><text:tab/>30.119999,</text:p>
      <text:p text:style-name="Standard"><text:tab/><text:tab/>27.9,</text:p>
      <text:p text:style-name="Standard"><text:tab/><text:tab/>13.139999,</text:p>
      <text:p text:style-name="Standard"><text:tab/><text:tab/>30.84,</text:p>
      <text:p text:style-name="Standard"><text:tab/><text:tab/>27.96,</text:p>
      <text:p text:style-name="Standard"><text:tab/><text:tab/>12.9,</text:p>
      <text:p text:style-name="Standard"><text:tab/><text:tab/>30.779999,</text:p>
      <text:p text:style-name="Standard"><text:tab/><text:tab/>28.32,</text:p>
      <text:p text:style-name="Standard"><text:tab/><text:tab/>12.66,</text:p>
      <text:p text:style-name="Standard"><text:tab/><text:tab/>31.199999,</text:p>
      <text:p text:style-name="Standard"><text:tab/><text:tab/>28.38,</text:p>
      <text:p text:style-name="Standard"><text:tab/><text:tab/>12.9,</text:p>
      <text:p text:style-name="Standard"><text:tab/><text:tab/>30.599998,</text:p>
      <text:p text:style-name="Standard"><text:tab/><text:tab/>28.32,</text:p>
      <text:p text:style-name="Standard"><text:tab/><text:tab/>12.84,</text:p>
      <text:p text:style-name="Standard"><text:tab/><text:tab/>30.84,</text:p>
      <text:p text:style-name="Standard"><text:tab/><text:tab/>28.26,</text:p>
      <text:p text:style-name="Standard"><text:tab/><text:tab/>12.599999,</text:p>
      <text:p text:style-name="Standard"><text:tab/><text:tab/>30.9,</text:p>
      <text:p text:style-name="Standard"><text:tab/><text:tab/>28.019999,</text:p>
      <text:p text:style-name="Standard"><text:tab/><text:tab/>12.059999,</text:p>
      <text:p text:style-name="Standard"><text:tab/><text:tab/>31.199999,</text:p>
      <text:p text:style-name="Standard"><text:tab/><text:tab/>27.96,</text:p>
      <text:p text:style-name="Standard"><text:tab/><text:tab/>11.94,</text:p>
      <text:p text:style-name="Standard"><text:tab/><text:tab/>31.199999,</text:p>
      <text:p text:style-name="Standard"><text:tab/><text:tab/>27.66,</text:p>
      <text:p text:style-name="Standard"><text:tab/><text:tab/>11.759999,</text:p>
      <text:p text:style-name="Standard"><text:tab/><text:tab/>31.26,</text:p>
      <text:p text:style-name="Standard"><text:tab/><text:tab/>27.48,</text:p>
      <text:p text:style-name="Standard"><text:tab/><text:tab/>11.82,</text:p>
      <text:p text:style-name="Standard"><text:tab/><text:tab/>31.08,</text:p>
      <text:p text:style-name="Standard"><text:tab/><text:tab/>27.24,</text:p>
      <text:p text:style-name="Standard"><text:tab/><text:tab/>11.759999,</text:p>
      <text:p text:style-name="Standard"><text:tab/><text:tab/>31.199999,</text:p>
      <text:p text:style-name="Standard"><text:tab/><text:tab/>27.06,</text:p>
      <text:p text:style-name="Standard"><text:tab/><text:tab/>11.5199995,</text:p>
      <text:p text:style-name="Standard"><text:tab/><text:tab/>31.26,</text:p>
      <text:p text:style-name="Standard"><text:tab/><text:tab/>NumberLong(27),</text:p>
      <text:p text:style-name="Standard"><text:tab/><text:tab/>11.46,</text:p>
      <text:p text:style-name="Standard"><text:tab/><text:tab/>31.08,</text:p>
      <text:p text:style-name="Standard"><text:tab/><text:tab/>26.699999,</text:p>
      <text:p text:style-name="Standard"><text:soft-page-break/><text:tab/><text:tab/>11.46,</text:p>
      <text:p text:style-name="Standard"><text:tab/><text:tab/>30.96,</text:p>
      <text:p text:style-name="Standard"><text:tab/><text:tab/>26.699999,</text:p>
      <text:p text:style-name="Standard"><text:tab/><text:tab/>11.759999,</text:p>
      <text:p text:style-name="Standard"><text:tab/><text:tab/>30.9,</text:p>
      <text:p text:style-name="Standard"><text:tab/><text:tab/>26.699999,</text:p>
      <text:p text:style-name="Standard"><text:tab/><text:tab/>11.82,</text:p>
      <text:p text:style-name="Standard"><text:tab/><text:tab/>30.84,</text:p>
      <text:p text:style-name="Standard"><text:tab/><text:tab/>26.76,</text:p>
      <text:p text:style-name="Standard"><text:tab/><text:tab/>11.58,</text:p>
      <text:p text:style-name="Standard"><text:tab/><text:tab/>30.779999,</text:p>
      <text:p text:style-name="Standard"><text:tab/><text:tab/>26.939999,</text:p>
      <text:p text:style-name="Standard"><text:tab/><text:tab/>11.46,</text:p>
      <text:p text:style-name="Standard"><text:tab/><text:tab/>30.72,</text:p>
      <text:p text:style-name="Standard"><text:tab/><text:tab/>26.82,</text:p>
      <text:p text:style-name="Standard"><text:tab/><text:tab/>11.46,</text:p>
      <text:p text:style-name="Standard"><text:tab/><text:tab/>30.72,</text:p>
      <text:p text:style-name="Standard"><text:tab/><text:tab/>26.76,</text:p>
      <text:p text:style-name="Standard"><text:tab/><text:tab/>11.4,</text:p>
      <text:p text:style-name="Standard"><text:tab/><text:tab/>30.84,</text:p>
      <text:p text:style-name="Standard"><text:tab/><text:tab/>26.88,</text:p>
      <text:p text:style-name="Standard"><text:tab/><text:tab/>11.28,</text:p>
      <text:p text:style-name="Standard"><text:tab/><text:tab/>30.84,</text:p>
      <text:p text:style-name="Standard"><text:tab/><text:tab/>NumberLong(27),</text:p>
      <text:p text:style-name="Standard"><text:tab/><text:tab/>11.34,</text:p>
      <text:p text:style-name="Standard"><text:tab/><text:tab/>30.84,</text:p>
      <text:p text:style-name="Standard"><text:tab/><text:tab/>26.88,</text:p>
      <text:p text:style-name="Standard"><text:tab/><text:tab/>11.34,</text:p>
      <text:p text:style-name="Standard"><text:tab/><text:tab/>30.779999,</text:p>
      <text:p text:style-name="Standard"><text:tab/><text:tab/>26.88,</text:p>
      <text:p text:style-name="Standard"><text:tab/><text:tab/>11.04,</text:p>
      <text:p text:style-name="Standard"><text:tab/><text:tab/>30.72,</text:p>
      <text:p text:style-name="Standard"><text:tab/><text:tab/>26.88,</text:p>
      <text:p text:style-name="Standard"><text:tab/><text:tab/>11.16,</text:p>
      <text:p text:style-name="Standard"><text:tab/><text:tab/>30.779999,</text:p>
      <text:p text:style-name="Standard"><text:tab/><text:tab/>26.699999,</text:p>
      <text:p text:style-name="Standard"><text:tab/><text:tab/>11.28,</text:p>
      <text:p text:style-name="Standard"><text:tab/><text:tab/>30.779999,</text:p>
      <text:p text:style-name="Standard"><text:tab/><text:tab/>26.76,</text:p>
      <text:p text:style-name="Standard"><text:tab/><text:tab/>11.4,</text:p>
      <text:p text:style-name="Standard"><text:tab/><text:tab/>30.9,</text:p>
      <text:p text:style-name="Standard"><text:tab/><text:tab/>26.64,</text:p>
      <text:p text:style-name="Standard"><text:tab/><text:tab/>11.5199995,</text:p>
      <text:p text:style-name="Standard"><text:tab/><text:tab/>30.84,</text:p>
      <text:p text:style-name="Standard"><text:tab/><text:tab/>26.46,</text:p>
      <text:p text:style-name="Standard"><text:tab/><text:tab/>11.7,</text:p>
      <text:p text:style-name="Standard"><text:tab/><text:tab/>30.66,</text:p>
      <text:p text:style-name="Standard"><text:tab/><text:tab/>26.34,</text:p>
      <text:p text:style-name="Standard"><text:tab/><text:tab/>11.4,</text:p>
      <text:p text:style-name="Standard"><text:soft-page-break/><text:tab/><text:tab/>30.599998,</text:p>
      <text:p text:style-name="Standard"><text:tab/><text:tab/>26.279999,</text:p>
      <text:p text:style-name="Standard"><text:tab/><text:tab/>11.28,</text:p>
      <text:p text:style-name="Standard"><text:tab/><text:tab/>30.84,</text:p>
      <text:p text:style-name="Standard"><text:tab/><text:tab/>26.16,</text:p>
      <text:p text:style-name="Standard"><text:tab/><text:tab/>11.4,</text:p>
      <text:p text:style-name="Standard"><text:tab/><text:tab/>30.72,</text:p>
      <text:p text:style-name="Standard"><text:tab/><text:tab/>26.16,</text:p>
      <text:p text:style-name="Standard"><text:tab/><text:tab/>11.46,</text:p>
      <text:p text:style-name="Standard"><text:tab/><text:tab/>30.96,</text:p>
      <text:p text:style-name="Standard"><text:tab/><text:tab/>26.279999,</text:p>
      <text:p text:style-name="Standard"><text:tab/><text:tab/>11.46,</text:p>
      <text:p text:style-name="Standard"><text:tab/><text:tab/>30.96,</text:p>
      <text:p text:style-name="Standard"><text:tab/><text:tab/>26.4,</text:p>
      <text:p text:style-name="Standard"><text:tab/><text:tab/>11.5199995,</text:p>
      <text:p text:style-name="Standard"><text:tab/><text:tab/>30.96,</text:p>
      <text:p text:style-name="Standard"><text:tab/><text:tab/>26.58,</text:p>
      <text:p text:style-name="Standard"><text:tab/><text:tab/>11.58,</text:p>
      <text:p text:style-name="Standard"><text:tab/><text:tab/>31.019999,</text:p>
      <text:p text:style-name="Standard"><text:tab/><text:tab/>26.699999,</text:p>
      <text:p text:style-name="Standard"><text:tab/><text:tab/>11.46,</text:p>
      <text:p text:style-name="Standard"><text:tab/><text:tab/>31.08,</text:p>
      <text:p text:style-name="Standard"><text:tab/><text:tab/>26.64,</text:p>
      <text:p text:style-name="Standard"><text:tab/><text:tab/>11.46,</text:p>
      <text:p text:style-name="Standard"><text:tab/><text:tab/>31.14,</text:p>
      <text:p text:style-name="Standard"><text:tab/><text:tab/>26.76,</text:p>
      <text:p text:style-name="Standard"><text:tab/><text:tab/>11.58,</text:p>
      <text:p text:style-name="Standard"><text:tab/><text:tab/>31.14,</text:p>
      <text:p text:style-name="Standard"><text:tab/><text:tab/>NumberLong(27),</text:p>
      <text:p text:style-name="Standard"><text:tab/><text:tab/>11.639999,</text:p>
      <text:p text:style-name="Standard"><text:tab/><text:tab/>31.08,</text:p>
      <text:p text:style-name="Standard"><text:tab/><text:tab/>26.939999,</text:p>
      <text:p text:style-name="Standard"><text:tab/><text:tab/>11.46,</text:p>
      <text:p text:style-name="Standard"><text:tab/><text:tab/>30.9,</text:p>
      <text:p text:style-name="Standard"><text:tab/><text:tab/>26.699999,</text:p>
      <text:p text:style-name="Standard"><text:tab/><text:tab/>11.34,</text:p>
      <text:p text:style-name="Standard"><text:tab/><text:tab/>30.84,</text:p>
      <text:p text:style-name="Standard"><text:tab/><text:tab/>26.4,</text:p>
      <text:p text:style-name="Standard"><text:tab/><text:tab/>11.04,</text:p>
      <text:p text:style-name="Standard"><text:tab/><text:tab/>30.96,</text:p>
      <text:p text:style-name="Standard"><text:tab/><text:tab/>26.279999,</text:p>
      <text:p text:style-name="Standard"><text:tab/><text:tab/>10.92,</text:p>
      <text:p text:style-name="Standard"><text:tab/><text:tab/>31.08,</text:p>
      <text:p text:style-name="Standard"><text:tab/><text:tab/>26.22,</text:p>
      <text:p text:style-name="Standard"><text:tab/><text:tab/>10.86,</text:p>
      <text:p text:style-name="Standard"><text:tab/><text:tab/>31.26,</text:p>
      <text:p text:style-name="Standard"><text:tab/><text:tab/>26.16,</text:p>
      <text:p text:style-name="Standard"><text:tab/><text:tab/>10.86,</text:p>
      <text:p text:style-name="Standard"><text:tab/><text:tab/>31.14,</text:p>
      <text:p text:style-name="Standard"><text:soft-page-break/><text:tab/><text:tab/>26.099998,</text:p>
      <text:p text:style-name="Standard"><text:tab/><text:tab/>10.86,</text:p>
      <text:p text:style-name="Standard"><text:tab/><text:tab/>31.019999,</text:p>
      <text:p text:style-name="Standard"><text:tab/><text:tab/>26.099998,</text:p>
      <text:p text:style-name="Standard"><text:tab/><text:tab/>10.98,</text:p>
      <text:p text:style-name="Standard"><text:tab/><text:tab/>31.14,</text:p>
      <text:p text:style-name="Standard"><text:tab/><text:tab/>26.099998,</text:p>
      <text:p text:style-name="Standard"><text:tab/><text:tab/>11.219999,</text:p>
      <text:p text:style-name="Standard"><text:tab/><text:tab/>31.26,</text:p>
      <text:p text:style-name="Standard"><text:tab/><text:tab/>26.22,</text:p>
      <text:p text:style-name="Standard"><text:tab/><text:tab/>11.219999,</text:p>
      <text:p text:style-name="Standard"><text:tab/><text:tab/>31.32,</text:p>
      <text:p text:style-name="Standard"><text:tab/><text:tab/>26.46,</text:p>
      <text:p text:style-name="Standard"><text:tab/><text:tab/>11.16,</text:p>
      <text:p text:style-name="Standard"><text:tab/><text:tab/>31.199999,</text:p>
      <text:p text:style-name="Standard"><text:tab/><text:tab/>26.76,</text:p>
      <text:p text:style-name="Standard"><text:tab/><text:tab/>11.4,</text:p>
      <text:p text:style-name="Standard"><text:tab/><text:tab/>31.14,</text:p>
      <text:p text:style-name="Standard"><text:tab/><text:tab/>26.76,</text:p>
      <text:p text:style-name="Standard"><text:tab/><text:tab/>11.5199995,</text:p>
      <text:p text:style-name="Standard"><text:tab/><text:tab/>30.96,</text:p>
      <text:p text:style-name="Standard"><text:tab/><text:tab/>26.82,</text:p>
      <text:p text:style-name="Standard"><text:tab/><text:tab/>11.639999,</text:p>
      <text:p text:style-name="Standard"><text:tab/><text:tab/>30.96,</text:p>
      <text:p text:style-name="Standard"><text:tab/><text:tab/>NumberLong(27),</text:p>
      <text:p text:style-name="Standard"><text:tab/><text:tab/>11.58,</text:p>
      <text:p text:style-name="Standard"><text:tab/><text:tab/>30.9,</text:p>
      <text:p text:style-name="Standard"><text:tab/><text:tab/>NumberLong(27),</text:p>
      <text:p text:style-name="Standard"><text:tab/><text:tab/>11.46,</text:p>
      <text:p text:style-name="Standard"><text:tab/><text:tab/>30.9,</text:p>
      <text:p text:style-name="Standard"><text:tab/><text:tab/>27.18,</text:p>
      <text:p text:style-name="Standard"><text:tab/><text:tab/>11.34,</text:p>
      <text:p text:style-name="Standard"><text:tab/><text:tab/>30.96,</text:p>
      <text:p text:style-name="Standard"><text:tab/><text:tab/>27.18,</text:p>
      <text:p text:style-name="Standard"><text:tab/><text:tab/>11.34,</text:p>
      <text:p text:style-name="Standard"><text:tab/><text:tab/>30.96,</text:p>
      <text:p text:style-name="Standard"><text:tab/><text:tab/>NumberLong(27),</text:p>
      <text:p text:style-name="Standard"><text:tab/><text:tab/>11.4,</text:p>
      <text:p text:style-name="Standard"><text:tab/><text:tab/>30.9,</text:p>
      <text:p text:style-name="Standard"><text:tab/><text:tab/>26.76,</text:p>
      <text:p text:style-name="Standard"><text:tab/><text:tab/>11.16,</text:p>
      <text:p text:style-name="Standard"><text:tab/><text:tab/>30.9,</text:p>
      <text:p text:style-name="Standard"><text:tab/><text:tab/>26.88,</text:p>
      <text:p text:style-name="Standard"><text:tab/><text:tab/>11.04,</text:p>
      <text:p text:style-name="Standard"><text:tab/><text:tab/>30.96,</text:p>
      <text:p text:style-name="Standard"><text:tab/><text:tab/>27.06,</text:p>
      <text:p text:style-name="Standard"><text:tab/><text:tab/>11.04,</text:p>
      <text:p text:style-name="Standard"><text:tab/><text:tab/>31.14,</text:p>
      <text:p text:style-name="Standard"><text:tab/><text:tab/>26.939999,</text:p>
      <text:p text:style-name="Standard"><text:soft-page-break/><text:tab/><text:tab/>10.92,</text:p>
      <text:p text:style-name="Standard"><text:tab/><text:tab/>31.199999,</text:p>
      <text:p text:style-name="Standard"><text:tab/><text:tab/>26.82,</text:p>
      <text:p text:style-name="Standard"><text:tab/><text:tab/>10.74,</text:p>
      <text:p text:style-name="Standard"><text:tab/><text:tab/>31.199999,</text:p>
      <text:p text:style-name="Standard"><text:tab/><text:tab/>26.76,</text:p>
      <text:p text:style-name="Standard"><text:tab/><text:tab/>10.74,</text:p>
      <text:p text:style-name="Standard"><text:tab/><text:tab/>30.96,</text:p>
      <text:p text:style-name="Standard"><text:tab/><text:tab/>26.76,</text:p>
      <text:p text:style-name="Standard"><text:tab/><text:tab/>10.679999,</text:p>
      <text:p text:style-name="Standard"><text:tab/><text:tab/>30.72,</text:p>
      <text:p text:style-name="Standard"><text:tab/><text:tab/>26.88,</text:p>
      <text:p text:style-name="Standard"><text:tab/><text:tab/>10.679999,</text:p>
      <text:p text:style-name="Standard"><text:tab/><text:tab/>30.72,</text:p>
      <text:p text:style-name="Standard"><text:tab/><text:tab/>26.58,</text:p>
      <text:p text:style-name="Standard"><text:tab/><text:tab/>10.8,</text:p>
      <text:p text:style-name="Standard"><text:tab/><text:tab/>30.66,</text:p>
      <text:p text:style-name="Standard"><text:tab/><text:tab/>26.46,</text:p>
      <text:p text:style-name="Standard"><text:tab/><text:tab/>10.679999,</text:p>
      <text:p text:style-name="Standard"><text:tab/><text:tab/>30.539999,</text:p>
      <text:p text:style-name="Standard"><text:tab/><text:tab/>26.46,</text:p>
      <text:p text:style-name="Standard"><text:tab/><text:tab/>10.5,</text:p>
      <text:p text:style-name="Standard"><text:tab/><text:tab/>30.42,</text:p>
      <text:p text:style-name="Standard"><text:tab/><text:tab/>26.46,</text:p>
      <text:p text:style-name="Standard"><text:tab/><text:tab/>10.8,</text:p>
      <text:p text:style-name="Standard"><text:tab/><text:tab/>30.42,</text:p>
      <text:p text:style-name="Standard"><text:tab/><text:tab/>26.34,</text:p>
      <text:p text:style-name="Standard"><text:tab/><text:tab/>10.74,</text:p>
      <text:p text:style-name="Standard"><text:tab/><text:tab/>30.48,</text:p>
      <text:p text:style-name="Standard"><text:tab/><text:tab/>26.039999,</text:p>
      <text:p text:style-name="Standard"><text:tab/><text:tab/>10.679999,</text:p>
      <text:p text:style-name="Standard"><text:tab/><text:tab/>30.72,</text:p>
      <text:p text:style-name="Standard"><text:tab/><text:tab/>25.98,</text:p>
      <text:p text:style-name="Standard"><text:tab/><text:tab/>10.74,</text:p>
      <text:p text:style-name="Standard"><text:tab/><text:tab/>30.779999,</text:p>
      <text:p text:style-name="Standard"><text:tab/><text:tab/>26.16,</text:p>
      <text:p text:style-name="Standard"><text:tab/><text:tab/>10.74,</text:p>
      <text:p text:style-name="Standard"><text:tab/><text:tab/>31.019999,</text:p>
      <text:p text:style-name="Standard"><text:tab/><text:tab/>26.34,</text:p>
      <text:p text:style-name="Standard"><text:tab/><text:tab/>10.74,</text:p>
      <text:p text:style-name="Standard"><text:tab/><text:tab/>31.08,</text:p>
      <text:p text:style-name="Standard"><text:tab/><text:tab/>26.4,</text:p>
      <text:p text:style-name="Standard"><text:tab/><text:tab/>10.8,</text:p>
      <text:p text:style-name="Standard"><text:tab/><text:tab/>30.9,</text:p>
      <text:p text:style-name="Standard"><text:tab/><text:tab/>26.279999,</text:p>
      <text:p text:style-name="Standard"><text:tab/><text:tab/>11.099999,</text:p>
      <text:p text:style-name="Standard"><text:tab/><text:tab/>31.019999,</text:p>
      <text:p text:style-name="Standard"><text:tab/><text:tab/>26.22,</text:p>
      <text:p text:style-name="Standard"><text:tab/><text:tab/>11.04,</text:p>
      <text:p text:style-name="Standard"><text:soft-page-break/><text:tab/><text:tab/>30.96,</text:p>
      <text:p text:style-name="Standard"><text:tab/><text:tab/>26.22,</text:p>
      <text:p text:style-name="Standard"><text:tab/><text:tab/>11.04,</text:p>
      <text:p text:style-name="Standard"><text:tab/><text:tab/>31.019999,</text:p>
      <text:p text:style-name="Standard"><text:tab/><text:tab/>26.279999,</text:p>
      <text:p text:style-name="Standard"><text:tab/><text:tab/>11.219999,</text:p>
      <text:p text:style-name="Standard"><text:tab/><text:tab/>31.019999,</text:p>
      <text:p text:style-name="Standard"><text:tab/><text:tab/>26.279999,</text:p>
      <text:p text:style-name="Standard"><text:tab/><text:tab/>11.16,</text:p>
      <text:p text:style-name="Standard"><text:tab/><text:tab/>30.9,</text:p>
      <text:p text:style-name="Standard"><text:tab/><text:tab/>26.22,</text:p>
      <text:p text:style-name="Standard"><text:tab/><text:tab/>11.219999,</text:p>
      <text:p text:style-name="Standard"><text:tab/><text:tab/>30.72,</text:p>
      <text:p text:style-name="Standard"><text:tab/><text:tab/>26.099998,</text:p>
      <text:p text:style-name="Standard"><text:tab/><text:tab/>11.16,</text:p>
      <text:p text:style-name="Standard"><text:tab/><text:tab/>30.72,</text:p>
      <text:p text:style-name="Standard"><text:tab/><text:tab/>25.98,</text:p>
      <text:p text:style-name="Standard"><text:tab/><text:tab/>11.099999,</text:p>
      <text:p text:style-name="Standard"><text:tab/><text:tab/>30.72,</text:p>
      <text:p text:style-name="Standard"><text:tab/><text:tab/>26.16,</text:p>
      <text:p text:style-name="Standard"><text:tab/><text:tab/>11.04,</text:p>
      <text:p text:style-name="Standard"><text:tab/><text:tab/>30.66,</text:p>
      <text:p text:style-name="Standard"><text:tab/><text:tab/>26.16,</text:p>
      <text:p text:style-name="Standard"><text:tab/><text:tab/>11.099999,</text:p>
      <text:p text:style-name="Standard"><text:tab/><text:tab/>30.84,</text:p>
      <text:p text:style-name="Standard"><text:tab/><text:tab/>26.099998,</text:p>
      <text:p text:style-name="Standard"><text:tab/><text:tab/>11.04,</text:p>
      <text:p text:style-name="Standard"><text:tab/><text:tab/>30.72,</text:p>
      <text:p text:style-name="Standard"><text:tab/><text:tab/>26.22,</text:p>
      <text:p text:style-name="Standard"><text:tab/><text:tab/>11.099999,</text:p>
      <text:p text:style-name="Standard"><text:tab/><text:tab/>30.84,</text:p>
      <text:p text:style-name="Standard"><text:tab/><text:tab/>26.099998,</text:p>
      <text:p text:style-name="Standard"><text:tab/><text:tab/>11.219999,</text:p>
      <text:p text:style-name="Standard"><text:tab/><text:tab/>31.14,</text:p>
      <text:p text:style-name="Standard"><text:tab/><text:tab/>26.22,</text:p>
      <text:p text:style-name="Standard"><text:tab/><text:tab/>11.219999,</text:p>
      <text:p text:style-name="Standard"><text:tab/><text:tab/>31.08,</text:p>
      <text:p text:style-name="Standard"><text:tab/><text:tab/>26.279999,</text:p>
      <text:p text:style-name="Standard"><text:tab/><text:tab/>11.04,</text:p>
      <text:p text:style-name="Standard"><text:tab/><text:tab/>31.199999,</text:p>
      <text:p text:style-name="Standard"><text:tab/><text:tab/>26.039999,</text:p>
      <text:p text:style-name="Standard"><text:tab/><text:tab/>10.98,</text:p>
      <text:p text:style-name="Standard"><text:tab/><text:tab/>31.26,</text:p>
      <text:p text:style-name="Standard"><text:tab/><text:tab/>26.039999,</text:p>
      <text:p text:style-name="Standard"><text:tab/><text:tab/>10.92,</text:p>
      <text:p text:style-name="Standard"><text:tab/><text:tab/>31.14,</text:p>
      <text:p text:style-name="Standard"><text:tab/><text:tab/>25.98,</text:p>
      <text:p text:style-name="Standard"><text:tab/><text:tab/>10.74,</text:p>
      <text:p text:style-name="Standard"><text:tab/><text:tab/>31.26,</text:p>
      <text:p text:style-name="Standard"><text:soft-page-break/><text:tab/><text:tab/>25.98,</text:p>
      <text:p text:style-name="Standard"><text:tab/><text:tab/>10.679999,</text:p>
      <text:p text:style-name="Standard"><text:tab/><text:tab/>31.32,</text:p>
      <text:p text:style-name="Standard"><text:tab/><text:tab/>25.92,</text:p>
      <text:p text:style-name="Standard"><text:tab/><text:tab/>10.62,</text:p>
      <text:p text:style-name="Standard"><text:tab/><text:tab/>31.199999,</text:p>
      <text:p text:style-name="Standard"><text:tab/><text:tab/>26.039999,</text:p>
      <text:p text:style-name="Standard"><text:tab/><text:tab/>10.26,</text:p>
      <text:p text:style-name="Standard"><text:tab/><text:tab/>31.08,</text:p>
      <text:p text:style-name="Standard"><text:tab/><text:tab/>25.8,</text:p>
      <text:p text:style-name="Standard"><text:tab/><text:tab/>10.5,</text:p>
      <text:p text:style-name="Standard"><text:tab/><text:tab/>30.84,</text:p>
      <text:p text:style-name="Standard"><text:tab/><text:tab/>26.099998,</text:p>
      <text:p text:style-name="Standard"><text:tab/><text:tab/>10.32,</text:p>
      <text:p text:style-name="Standard"><text:tab/><text:tab/>30.539999,</text:p>
      <text:p text:style-name="Standard"><text:tab/><text:tab/>26.16,</text:p>
      <text:p text:style-name="Standard"><text:tab/><text:tab/>10.2,</text:p>
      <text:p text:style-name="Standard"><text:tab/><text:tab/>30.779999,</text:p>
      <text:p text:style-name="Standard"><text:tab/><text:tab/>26.16,</text:p>
      <text:p text:style-name="Standard"><text:tab/><text:tab/>10.26,</text:p>
      <text:p text:style-name="Standard"><text:tab/><text:tab/>30.539999,</text:p>
      <text:p text:style-name="Standard"><text:tab/><text:tab/>26.16,</text:p>
      <text:p text:style-name="Standard"><text:tab/><text:tab/>10.2,</text:p>
      <text:p text:style-name="Standard"><text:tab/><text:tab/>30.48,</text:p>
      <text:p text:style-name="Standard"><text:tab/><text:tab/>26.22,</text:p>
      <text:p text:style-name="Standard"><text:tab/><text:tab/>9.96,</text:p>
      <text:p text:style-name="Standard"><text:tab/><text:tab/>30.119999,</text:p>
      <text:p text:style-name="Standard"><text:tab/><text:tab/>26.099998,</text:p>
      <text:p text:style-name="Standard"><text:tab/><text:tab/>10.0199995,</text:p>
      <text:p text:style-name="Standard"><text:tab/><text:tab/>30.06,</text:p>
      <text:p text:style-name="Standard"><text:tab/><text:tab/>25.98,</text:p>
      <text:p text:style-name="Standard"><text:tab/><text:tab/>9.9,</text:p>
      <text:p text:style-name="Standard"><text:tab/><text:tab/>30.119999,</text:p>
      <text:p text:style-name="Standard"><text:tab/><text:tab/>26.039999,</text:p>
      <text:p text:style-name="Standard"><text:tab/><text:tab/>9.84,</text:p>
      <text:p text:style-name="Standard"><text:tab/><text:tab/>30.359999,</text:p>
      <text:p text:style-name="Standard"><text:tab/><text:tab/>25.8,</text:p>
      <text:p text:style-name="Standard"><text:tab/><text:tab/>10.0199995,</text:p>
      <text:p text:style-name="Standard"><text:tab/><text:tab/>30.539999,</text:p>
      <text:p text:style-name="Standard"><text:tab/><text:tab/>25.68,</text:p>
      <text:p text:style-name="Standard"><text:tab/><text:tab/>9.96,</text:p>
      <text:p text:style-name="Standard"><text:tab/><text:tab/>30.359999,</text:p>
      <text:p text:style-name="Standard"><text:tab/><text:tab/>25.74,</text:p>
      <text:p text:style-name="Standard"><text:tab/><text:tab/>10.08,</text:p>
      <text:p text:style-name="Standard"><text:tab/><text:tab/>30.42,</text:p>
      <text:p text:style-name="Standard"><text:tab/><text:tab/>25.68,</text:p>
      <text:p text:style-name="Standard"><text:tab/><text:tab/>10.139999,</text:p>
      <text:p text:style-name="Standard"><text:tab/><text:tab/>30.359999,</text:p>
      <text:p text:style-name="Standard"><text:tab/><text:tab/>25.56,</text:p>
      <text:p text:style-name="Standard"><text:soft-page-break/><text:tab/><text:tab/>10.32,</text:p>
      <text:p text:style-name="Standard"><text:tab/><text:tab/>30.599998,</text:p>
      <text:p text:style-name="Standard"><text:tab/><text:tab/>25.68,</text:p>
      <text:p text:style-name="Standard"><text:tab/><text:tab/>10.26,</text:p>
      <text:p text:style-name="Standard"><text:tab/><text:tab/>30.599998,</text:p>
      <text:p text:style-name="Standard"><text:tab/><text:tab/>25.74,</text:p>
      <text:p text:style-name="Standard"><text:tab/><text:tab/>10.5,</text:p>
      <text:p text:style-name="Standard"><text:tab/><text:tab/>30.359999,</text:p>
      <text:p text:style-name="Standard"><text:tab/><text:tab/>25.74,</text:p>
      <text:p text:style-name="Standard"><text:tab/><text:tab/>10.38,</text:p>
      <text:p text:style-name="Standard"><text:tab/><text:tab/>30.42,</text:p>
      <text:p text:style-name="Standard"><text:tab/><text:tab/>25.56,</text:p>
      <text:p text:style-name="Standard"><text:tab/><text:tab/>10.5,</text:p>
      <text:p text:style-name="Standard"><text:tab/><text:tab/>30.48,</text:p>
      <text:p text:style-name="Standard"><text:tab/><text:tab/>25.5,</text:p>
      <text:p text:style-name="Standard"><text:tab/><text:tab/>10.38,</text:p>
      <text:p text:style-name="Standard"><text:tab/><text:tab/>30.3,</text:p>
      <text:p text:style-name="Standard"><text:tab/><text:tab/>25.619999,</text:p>
      <text:p text:style-name="Standard"><text:tab/><text:tab/>10.44,</text:p>
      <text:p text:style-name="Standard"><text:tab/><text:tab/>30.42,</text:p>
      <text:p text:style-name="Standard"><text:tab/><text:tab/>25.8,</text:p>
      <text:p text:style-name="Standard"><text:tab/><text:tab/>10.44,</text:p>
      <text:p text:style-name="Standard"><text:tab/><text:tab/>30.359999,</text:p>
      <text:p text:style-name="Standard"><text:tab/><text:tab/>25.74,</text:p>
      <text:p text:style-name="Standard"><text:tab/><text:tab/>10.559999,</text:p>
      <text:p text:style-name="Standard"><text:tab/><text:tab/>30.42,</text:p>
      <text:p text:style-name="Standard"><text:tab/><text:tab/>25.74,</text:p>
      <text:p text:style-name="Standard"><text:tab/><text:tab/>10.559999,</text:p>
      <text:p text:style-name="Standard"><text:tab/><text:tab/>30.539999,</text:p>
      <text:p text:style-name="Standard"><text:tab/><text:tab/>25.56,</text:p>
      <text:p text:style-name="Standard"><text:tab/><text:tab/>10.62,</text:p>
      <text:p text:style-name="Standard"><text:tab/><text:tab/>30.539999,</text:p>
      <text:p text:style-name="Standard"><text:tab/><text:tab/>25.56,</text:p>
      <text:p text:style-name="Standard"><text:tab/><text:tab/>10.92,</text:p>
      <text:p text:style-name="Standard"><text:tab/><text:tab/>30.539999,</text:p>
      <text:p text:style-name="Standard"><text:tab/><text:tab/>25.619999,</text:p>
      <text:p text:style-name="Standard"><text:tab/><text:tab/>10.92,</text:p>
      <text:p text:style-name="Standard"><text:tab/><text:tab/>30.599998,</text:p>
      <text:p text:style-name="Standard"><text:tab/><text:tab/>25.56,</text:p>
      <text:p text:style-name="Standard"><text:tab/><text:tab/>11.099999,</text:p>
      <text:p text:style-name="Standard"><text:tab/><text:tab/>30.779999,</text:p>
      <text:p text:style-name="Standard"><text:tab/><text:tab/>25.619999,</text:p>
      <text:p text:style-name="Standard"><text:tab/><text:tab/>11.219999,</text:p>
      <text:p text:style-name="Standard"><text:tab/><text:tab/>30.779999,</text:p>
      <text:p text:style-name="Standard"><text:tab/><text:tab/>25.38,</text:p>
      <text:p text:style-name="Standard"><text:tab/><text:tab/>10.98,</text:p>
      <text:p text:style-name="Standard"><text:tab/><text:tab/>30.72,</text:p>
      <text:p text:style-name="Standard"><text:tab/><text:tab/>25.26,</text:p>
      <text:p text:style-name="Standard"><text:tab/><text:tab/>10.86,</text:p>
      <text:p text:style-name="Standard"><text:soft-page-break/><text:tab/><text:tab/>30.66,</text:p>
      <text:p text:style-name="Standard"><text:tab/><text:tab/>25.5,</text:p>
      <text:p text:style-name="Standard"><text:tab/><text:tab/>11.04,</text:p>
      <text:p text:style-name="Standard"><text:tab/><text:tab/>30.48,</text:p>
      <text:p text:style-name="Standard"><text:tab/><text:tab/>25.8,</text:p>
      <text:p text:style-name="Standard"><text:tab/><text:tab/>11.16,</text:p>
      <text:p text:style-name="Standard"><text:tab/><text:tab/>30.48,</text:p>
      <text:p text:style-name="Standard"><text:tab/><text:tab/>25.8,</text:p>
      <text:p text:style-name="Standard"><text:tab/><text:tab/>11.16,</text:p>
      <text:p text:style-name="Standard"><text:tab/><text:tab/>30.359999,</text:p>
      <text:p text:style-name="Standard"><text:tab/><text:tab/>25.8,</text:p>
      <text:p text:style-name="Standard"><text:tab/><text:tab/>11.099999,</text:p>
      <text:p text:style-name="Standard"><text:tab/><text:tab/>30.179998,</text:p>
      <text:p text:style-name="Standard"><text:tab/><text:tab/>25.98,</text:p>
      <text:p text:style-name="Standard"><text:tab/><text:tab/>10.98,</text:p>
      <text:p text:style-name="Standard"><text:tab/><text:tab/>30.179998,</text:p>
      <text:p text:style-name="Standard"><text:tab/><text:tab/>25.92,</text:p>
      <text:p text:style-name="Standard"><text:tab/><text:tab/>10.86,</text:p>
      <text:p text:style-name="Standard"><text:tab/><text:tab/>NumberLong(30),</text:p>
      <text:p text:style-name="Standard"><text:tab/><text:tab/>25.859999,</text:p>
      <text:p text:style-name="Standard"><text:tab/><text:tab/>10.98,</text:p>
      <text:p text:style-name="Standard"><text:tab/><text:tab/>30.119999,</text:p>
      <text:p text:style-name="Standard"><text:tab/><text:tab/>25.98,</text:p>
      <text:p text:style-name="Standard"><text:tab/><text:tab/>11.04,</text:p>
      <text:p text:style-name="Standard"><text:tab/><text:tab/>30.24,</text:p>
      <text:p text:style-name="Standard"><text:tab/><text:tab/>25.74,</text:p>
      <text:p text:style-name="Standard"><text:tab/><text:tab/>10.8,</text:p>
      <text:p text:style-name="Standard"><text:tab/><text:tab/>30.179998,</text:p>
      <text:p text:style-name="Standard"><text:tab/><text:tab/>25.74,</text:p>
      <text:p text:style-name="Standard"><text:tab/><text:tab/>10.62,</text:p>
      <text:p text:style-name="Standard"><text:tab/><text:tab/>30.179998,</text:p>
      <text:p text:style-name="Standard"><text:tab/><text:tab/>25.68,</text:p>
      <text:p text:style-name="Standard"><text:tab/><text:tab/>10.559999,</text:p>
      <text:p text:style-name="Standard"><text:tab/><text:tab/>30.06,</text:p>
      <text:p text:style-name="Standard"><text:tab/><text:tab/>25.859999,</text:p>
      <text:p text:style-name="Standard"><text:tab/><text:tab/>10.5,</text:p>
      <text:p text:style-name="Standard"><text:tab/><text:tab/>30.119999,</text:p>
      <text:p text:style-name="Standard"><text:tab/><text:tab/>25.74,</text:p>
      <text:p text:style-name="Standard"><text:tab/><text:tab/>10.32,</text:p>
      <text:p text:style-name="Standard"><text:tab/><text:tab/>30.179998,</text:p>
      <text:p text:style-name="Standard"><text:tab/><text:tab/>25.68,</text:p>
      <text:p text:style-name="Standard"><text:tab/><text:tab/>10.5,</text:p>
      <text:p text:style-name="Standard"><text:tab/><text:tab/>30.48,</text:p>
      <text:p text:style-name="Standard"><text:tab/><text:tab/>25.74,</text:p>
      <text:p text:style-name="Standard"><text:tab/><text:tab/>10.559999,</text:p>
      <text:p text:style-name="Standard"><text:tab/><text:tab/>30.599998,</text:p>
      <text:p text:style-name="Standard"><text:tab/><text:tab/>25.74,</text:p>
      <text:p text:style-name="Standard"><text:tab/><text:tab/>10.5,</text:p>
      <text:p text:style-name="Standard"><text:tab/><text:tab/>30.48,</text:p>
      <text:p text:style-name="Standard"><text:soft-page-break/><text:tab/><text:tab/>25.859999,</text:p>
      <text:p text:style-name="Standard"><text:tab/><text:tab/>10.559999,</text:p>
      <text:p text:style-name="Standard"><text:tab/><text:tab/>30.42,</text:p>
      <text:p text:style-name="Standard"><text:tab/><text:tab/>25.98,</text:p>
      <text:p text:style-name="Standard"><text:tab/><text:tab/>10.62,</text:p>
      <text:p text:style-name="Standard"><text:tab/><text:tab/>30.48,</text:p>
      <text:p text:style-name="Standard"><text:tab/><text:tab/>26.039999,</text:p>
      <text:p text:style-name="Standard"><text:tab/><text:tab/>10.74,</text:p>
      <text:p text:style-name="Standard"><text:tab/><text:tab/>30.66,</text:p>
      <text:p text:style-name="Standard"><text:tab/><text:tab/>26.099998,</text:p>
      <text:p text:style-name="Standard"><text:tab/><text:tab/>10.92,</text:p>
      <text:p text:style-name="Standard"><text:tab/><text:tab/>30.66,</text:p>
      <text:p text:style-name="Standard"><text:tab/><text:tab/>26.34,</text:p>
      <text:p text:style-name="Standard"><text:tab/><text:tab/>11.04,</text:p>
      <text:p text:style-name="Standard"><text:tab/><text:tab/>30.539999,</text:p>
      <text:p text:style-name="Standard"><text:tab/><text:tab/>26.279999,</text:p>
      <text:p text:style-name="Standard"><text:tab/><text:tab/>10.92,</text:p>
      <text:p text:style-name="Standard"><text:tab/><text:tab/>30.359999,</text:p>
      <text:p text:style-name="Standard"><text:tab/><text:tab/>26.519999,</text:p>
      <text:p text:style-name="Standard"><text:tab/><text:tab/>10.74,</text:p>
      <text:p text:style-name="Standard"><text:tab/><text:tab/>30.06,</text:p>
      <text:p text:style-name="Standard"><text:tab/><text:tab/>26.58,</text:p>
      <text:p text:style-name="Standard"><text:tab/><text:tab/>10.8,</text:p>
      <text:p text:style-name="Standard"><text:tab/><text:tab/>30.06,</text:p>
      <text:p text:style-name="Standard"><text:tab/><text:tab/>26.519999,</text:p>
      <text:p text:style-name="Standard"><text:tab/><text:tab/>10.8,</text:p>
      <text:p text:style-name="Standard"><text:tab/><text:tab/>30.119999,</text:p>
      <text:p text:style-name="Standard"><text:tab/><text:tab/>26.4,</text:p>
      <text:p text:style-name="Standard"><text:tab/><text:tab/>10.98,</text:p>
      <text:p text:style-name="Standard"><text:tab/><text:tab/>30.24,</text:p>
      <text:p text:style-name="Standard"><text:tab/><text:tab/>26.46,</text:p>
      <text:p text:style-name="Standard"><text:tab/><text:tab/>10.92,</text:p>
      <text:p text:style-name="Standard"><text:tab/><text:tab/>30.119999,</text:p>
      <text:p text:style-name="Standard"><text:tab/><text:tab/>26.4,</text:p>
      <text:p text:style-name="Standard"><text:tab/><text:tab/>10.86,</text:p>
      <text:p text:style-name="Standard"><text:tab/><text:tab/>30.179998,</text:p>
      <text:p text:style-name="Standard"><text:tab/><text:tab/>26.279999,</text:p>
      <text:p text:style-name="Standard"><text:tab/><text:tab/>10.8,</text:p>
      <text:p text:style-name="Standard"><text:tab/><text:tab/>NumberLong(30),</text:p>
      <text:p text:style-name="Standard"><text:tab/><text:tab/>26.279999,</text:p>
      <text:p text:style-name="Standard"><text:tab/><text:tab/>10.74,</text:p>
      <text:p text:style-name="Standard"><text:tab/><text:tab/>30.119999,</text:p>
      <text:p text:style-name="Standard"><text:tab/><text:tab/>26.22,</text:p>
      <text:p text:style-name="Standard"><text:tab/><text:tab/>10.98,</text:p>
      <text:p text:style-name="Standard"><text:tab/><text:tab/>30.24,</text:p>
      <text:p text:style-name="Standard"><text:tab/><text:tab/>26.099998,</text:p>
      <text:p text:style-name="Standard"><text:tab/><text:tab/>11.099999,</text:p>
      <text:p text:style-name="Standard"><text:tab/><text:tab/>30.359999,</text:p>
      <text:p text:style-name="Standard"><text:tab/><text:tab/>25.92,</text:p>
      <text:p text:style-name="Standard"><text:soft-page-break/><text:tab/><text:tab/>11.04,</text:p>
      <text:p text:style-name="Standard"><text:tab/><text:tab/>30.539999,</text:p>
      <text:p text:style-name="Standard"><text:tab/><text:tab/>25.98,</text:p>
      <text:p text:style-name="Standard"><text:tab/><text:tab/>10.8,</text:p>
      <text:p text:style-name="Standard"><text:tab/><text:tab/>30.359999,</text:p>
      <text:p text:style-name="Standard"><text:tab/><text:tab/>25.74,</text:p>
      <text:p text:style-name="Standard"><text:tab/><text:tab/>10.62,</text:p>
      <text:p text:style-name="Standard"><text:tab/><text:tab/>30.42,</text:p>
      <text:p text:style-name="Standard"><text:tab/><text:tab/>25.68,</text:p>
      <text:p text:style-name="Standard"><text:tab/><text:tab/>10.679999,</text:p>
      <text:p text:style-name="Standard"><text:tab/><text:tab/>30.179998,</text:p>
      <text:p text:style-name="Standard"><text:tab/><text:tab/>25.619999,</text:p>
      <text:p text:style-name="Standard"><text:tab/><text:tab/>10.86,</text:p>
      <text:p text:style-name="Standard"><text:tab/><text:tab/>30.3,</text:p>
      <text:p text:style-name="Standard"><text:tab/><text:tab/>25.74,</text:p>
      <text:p text:style-name="Standard"><text:tab/><text:tab/>10.8,</text:p>
      <text:p text:style-name="Standard"><text:tab/><text:tab/>30.359999,</text:p>
      <text:p text:style-name="Standard"><text:tab/><text:tab/>25.56,</text:p>
      <text:p text:style-name="Standard"><text:tab/><text:tab/>10.86,</text:p>
      <text:p text:style-name="Standard"><text:tab/><text:tab/>30.42,</text:p>
      <text:p text:style-name="Standard"><text:tab/><text:tab/>25.619999,</text:p>
      <text:p text:style-name="Standard"><text:tab/><text:tab/>10.8,</text:p>
      <text:p text:style-name="Standard"><text:tab/><text:tab/>30.539999,</text:p>
      <text:p text:style-name="Standard"><text:tab/><text:tab/>25.74,</text:p>
      <text:p text:style-name="Standard"><text:tab/><text:tab/>10.92,</text:p>
      <text:p text:style-name="Standard"><text:tab/><text:tab/>30.66,</text:p>
      <text:p text:style-name="Standard"><text:tab/><text:tab/>25.92,</text:p>
      <text:p text:style-name="Standard"><text:tab/><text:tab/>10.92,</text:p>
      <text:p text:style-name="Standard"><text:tab/><text:tab/>30.599998,</text:p>
      <text:p text:style-name="Standard"><text:tab/><text:tab/>26.099998,</text:p>
      <text:p text:style-name="Standard"><text:tab/><text:tab/>11.16,</text:p>
      <text:p text:style-name="Standard"><text:tab/><text:tab/>30.599998,</text:p>
      <text:p text:style-name="Standard"><text:tab/><text:tab/>26.16,</text:p>
      <text:p text:style-name="Standard"><text:tab/><text:tab/>11.04,</text:p>
      <text:p text:style-name="Standard"><text:tab/><text:tab/>30.9,</text:p>
      <text:p text:style-name="Standard"><text:tab/><text:tab/>26.16,</text:p>
      <text:p text:style-name="Standard"><text:tab/><text:tab/>10.98,</text:p>
      <text:p text:style-name="Standard"><text:tab/><text:tab/>30.779999,</text:p>
      <text:p text:style-name="Standard"><text:tab/><text:tab/>25.92,</text:p>
      <text:p text:style-name="Standard"><text:tab/><text:tab/>11.099999,</text:p>
      <text:p text:style-name="Standard"><text:tab/><text:tab/>30.779999,</text:p>
      <text:p text:style-name="Standard"><text:tab/><text:tab/>25.98,</text:p>
      <text:p text:style-name="Standard"><text:tab/><text:tab/>10.92,</text:p>
      <text:p text:style-name="Standard"><text:tab/><text:tab/>30.84,</text:p>
      <text:p text:style-name="Standard"><text:tab/><text:tab/>25.92,</text:p>
      <text:p text:style-name="Standard"><text:tab/><text:tab/>10.98,</text:p>
      <text:p text:style-name="Standard"><text:tab/><text:tab/>30.72,</text:p>
      <text:p text:style-name="Standard"><text:tab/><text:tab/>25.98,</text:p>
      <text:p text:style-name="Standard"><text:tab/><text:tab/>10.62,</text:p>
      <text:p text:style-name="Standard"><text:soft-page-break/><text:tab/><text:tab/>30.599998,</text:p>
      <text:p text:style-name="Standard"><text:tab/><text:tab/>25.68,</text:p>
      <text:p text:style-name="Standard"><text:tab/><text:tab/>10.559999,</text:p>
      <text:p text:style-name="Standard"><text:tab/><text:tab/>30.66,</text:p>
      <text:p text:style-name="Standard"><text:tab/><text:tab/>25.68,</text:p>
      <text:p text:style-name="Standard"><text:tab/><text:tab/>10.38,</text:p>
      <text:p text:style-name="Standard"><text:tab/><text:tab/>30.66,</text:p>
      <text:p text:style-name="Standard"><text:tab/><text:tab/>25.619999,</text:p>
      <text:p text:style-name="Standard"><text:tab/><text:tab/>10.38,</text:p>
      <text:p text:style-name="Standard"><text:tab/><text:tab/>30.599998,</text:p>
      <text:p text:style-name="Standard"><text:tab/><text:tab/>25.619999,</text:p>
      <text:p text:style-name="Standard"><text:tab/><text:tab/>10.26,</text:p>
      <text:p text:style-name="Standard"><text:tab/><text:tab/>30.84,</text:p>
      <text:p text:style-name="Standard"><text:tab/><text:tab/>25.68,</text:p>
      <text:p text:style-name="Standard"><text:tab/><text:tab/>10.139999,</text:p>
      <text:p text:style-name="Standard"><text:tab/><text:tab/>31.019999,</text:p>
      <text:p text:style-name="Standard"><text:tab/><text:tab/>25.74,</text:p>
      <text:p text:style-name="Standard"><text:tab/><text:tab/>10.2,</text:p>
      <text:p text:style-name="Standard"><text:tab/><text:tab/>31.019999,</text:p>
      <text:p text:style-name="Standard"><text:tab/><text:tab/>25.8,</text:p>
      <text:p text:style-name="Standard"><text:tab/><text:tab/>9.9,</text:p>
      <text:p text:style-name="Standard"><text:tab/><text:tab/>30.84,</text:p>
      <text:p text:style-name="Standard"><text:tab/><text:tab/>25.8,</text:p>
      <text:p text:style-name="Standard"><text:tab/><text:tab/>10.2,</text:p>
      <text:p text:style-name="Standard"><text:tab/><text:tab/>30.96,</text:p>
      <text:p text:style-name="Standard"><text:tab/><text:tab/>25.74,</text:p>
      <text:p text:style-name="Standard"><text:tab/><text:tab/>10.2,</text:p>
      <text:p text:style-name="Standard"><text:tab/><text:tab/>30.96,</text:p>
      <text:p text:style-name="Standard"><text:tab/><text:tab/>25.68,</text:p>
      <text:p text:style-name="Standard"><text:tab/><text:tab/>10.139999,</text:p>
      <text:p text:style-name="Standard"><text:tab/><text:tab/>31.019999,</text:p>
      <text:p text:style-name="Standard"><text:tab/><text:tab/>25.5,</text:p>
      <text:p text:style-name="Standard"><text:tab/><text:tab/>10.26,</text:p>
      <text:p text:style-name="Standard"><text:tab/><text:tab/>31.08,</text:p>
      <text:p text:style-name="Standard"><text:tab/><text:tab/>25.56,</text:p>
      <text:p text:style-name="Standard"><text:tab/><text:tab/>10.32,</text:p>
      <text:p text:style-name="Standard"><text:tab/><text:tab/>31.08,</text:p>
      <text:p text:style-name="Standard"><text:tab/><text:tab/>25.74,</text:p>
      <text:p text:style-name="Standard"><text:tab/><text:tab/>10.38,</text:p>
      <text:p text:style-name="Standard"><text:tab/><text:tab/>30.84,</text:p>
      <text:p text:style-name="Standard"><text:tab/><text:tab/>25.859999,</text:p>
      <text:p text:style-name="Standard"><text:tab/><text:tab/>10.5,</text:p>
      <text:p text:style-name="Standard"><text:tab/><text:tab/>30.779999,</text:p>
      <text:p text:style-name="Standard"><text:tab/><text:tab/>25.859999,</text:p>
      <text:p text:style-name="Standard"><text:tab/><text:tab/>10.74,</text:p>
      <text:p text:style-name="Standard"><text:tab/><text:tab/>30.9,</text:p>
      <text:p text:style-name="Standard"><text:tab/><text:tab/>25.8,</text:p>
      <text:p text:style-name="Standard"><text:tab/><text:tab/>10.8,</text:p>
      <text:p text:style-name="Standard"><text:tab/><text:tab/>30.72,</text:p>
      <text:p text:style-name="Standard"><text:soft-page-break/><text:tab/><text:tab/>25.859999,</text:p>
      <text:p text:style-name="Standard"><text:tab/><text:tab/>10.92,</text:p>
      <text:p text:style-name="Standard"><text:tab/><text:tab/>30.84,</text:p>
      <text:p text:style-name="Standard"><text:tab/><text:tab/>25.859999,</text:p>
      <text:p text:style-name="Standard"><text:tab/><text:tab/>11.04,</text:p>
      <text:p text:style-name="Standard"><text:tab/><text:tab/>30.66,</text:p>
      <text:p text:style-name="Standard"><text:tab/><text:tab/>26.16,</text:p>
      <text:p text:style-name="Standard"><text:tab/><text:tab/>10.8,</text:p>
      <text:p text:style-name="Standard"><text:tab/><text:tab/>30.72,</text:p>
      <text:p text:style-name="Standard"><text:tab/><text:tab/>26.039999,</text:p>
      <text:p text:style-name="Standard"><text:tab/><text:tab/>10.92,</text:p>
      <text:p text:style-name="Standard"><text:tab/><text:tab/>30.599998,</text:p>
      <text:p text:style-name="Standard"><text:tab/><text:tab/>26.039999,</text:p>
      <text:p text:style-name="Standard"><text:tab/><text:tab/>10.8,</text:p>
      <text:p text:style-name="Standard"><text:tab/><text:tab/>30.779999,</text:p>
      <text:p text:style-name="Standard"><text:tab/><text:tab/>25.92,</text:p>
      <text:p text:style-name="Standard"><text:tab/><text:tab/>10.5,</text:p>
      <text:p text:style-name="Standard"><text:tab/><text:tab/>30.9,</text:p>
      <text:p text:style-name="Standard"><text:tab/><text:tab/>25.68,</text:p>
      <text:p text:style-name="Standard"><text:tab/><text:tab/>10.559999,</text:p>
      <text:p text:style-name="Standard"><text:tab/><text:tab/>30.84,</text:p>
      <text:p text:style-name="Standard"><text:tab/><text:tab/>25.74,</text:p>
      <text:p text:style-name="Standard"><text:tab/><text:tab/>10.44,</text:p>
      <text:p text:style-name="Standard"><text:tab/><text:tab/>30.9,</text:p>
      <text:p text:style-name="Standard"><text:tab/><text:tab/>25.74,</text:p>
      <text:p text:style-name="Standard"><text:tab/><text:tab/>10.32,</text:p>
      <text:p text:style-name="Standard"><text:tab/><text:tab/>30.84,</text:p>
      <text:p text:style-name="Standard"><text:tab/><text:tab/>25.859999,</text:p>
      <text:p text:style-name="Standard"><text:tab/><text:tab/>10.32,</text:p>
      <text:p text:style-name="Standard"><text:tab/><text:tab/>30.9,</text:p>
      <text:p text:style-name="Standard"><text:tab/><text:tab/>25.8,</text:p>
      <text:p text:style-name="Standard"><text:tab/><text:tab/>10.5,</text:p>
      <text:p text:style-name="Standard"><text:tab/><text:tab/>30.72,</text:p>
      <text:p text:style-name="Standard"><text:tab/><text:tab/>26.16,</text:p>
      <text:p text:style-name="Standard"><text:tab/><text:tab/>10.62,</text:p>
      <text:p text:style-name="Standard"><text:tab/><text:tab/>30.66,</text:p>
      <text:p text:style-name="Standard"><text:tab/><text:tab/>26.039999,</text:p>
      <text:p text:style-name="Standard"><text:tab/><text:tab/>10.679999,</text:p>
      <text:p text:style-name="Standard"><text:tab/><text:tab/>30.42,</text:p>
      <text:p text:style-name="Standard"><text:tab/><text:tab/>26.16,</text:p>
      <text:p text:style-name="Standard"><text:tab/><text:tab/>10.92,</text:p>
      <text:p text:style-name="Standard"><text:tab/><text:tab/>30.3,</text:p>
      <text:p text:style-name="Standard"><text:tab/><text:tab/>26.34,</text:p>
      <text:p text:style-name="Standard"><text:tab/><text:tab/>10.98,</text:p>
      <text:p text:style-name="Standard"><text:tab/><text:tab/>30.179998,</text:p>
      <text:p text:style-name="Standard"><text:tab/><text:tab/>26.4,</text:p>
      <text:p text:style-name="Standard"><text:tab/><text:tab/>10.98,</text:p>
      <text:p text:style-name="Standard"><text:tab/><text:tab/>30.119999,</text:p>
      <text:p text:style-name="Standard"><text:tab/><text:tab/>26.4,</text:p>
      <text:p text:style-name="Standard"><text:soft-page-break/><text:tab/><text:tab/>10.98,</text:p>
      <text:p text:style-name="Standard"><text:tab/><text:tab/>30.179998,</text:p>
      <text:p text:style-name="Standard"><text:tab/><text:tab/>26.34,</text:p>
      <text:p text:style-name="Standard"><text:tab/><text:tab/>10.679999,</text:p>
      <text:p text:style-name="Standard"><text:tab/><text:tab/>30.179998,</text:p>
      <text:p text:style-name="Standard"><text:tab/><text:tab/>26.279999,</text:p>
      <text:p text:style-name="Standard"><text:tab/><text:tab/>10.679999,</text:p>
      <text:p text:style-name="Standard"><text:tab/><text:tab/>30.179998,</text:p>
      <text:p text:style-name="Standard"><text:tab/><text:tab/>26.099998,</text:p>
      <text:p text:style-name="Standard"><text:tab/><text:tab/>10.559999,</text:p>
      <text:p text:style-name="Standard"><text:tab/><text:tab/>30.24,</text:p>
      <text:p text:style-name="Standard"><text:tab/><text:tab/>26.099998,</text:p>
      <text:p text:style-name="Standard"><text:tab/><text:tab/>10.62,</text:p>
      <text:p text:style-name="Standard"><text:tab/><text:tab/>30.24,</text:p>
      <text:p text:style-name="Standard"><text:tab/><text:tab/>26.16,</text:p>
      <text:p text:style-name="Standard"><text:tab/><text:tab/>10.62,</text:p>
      <text:p text:style-name="Standard"><text:tab/><text:tab/>30.119999,</text:p>
      <text:p text:style-name="Standard"><text:tab/><text:tab/>26.22,</text:p>
      <text:p text:style-name="Standard"><text:tab/><text:tab/>10.559999,</text:p>
      <text:p text:style-name="Standard"><text:tab/><text:tab/>30.3,</text:p>
      <text:p text:style-name="Standard"><text:tab/><text:tab/>26.34,</text:p>
      <text:p text:style-name="Standard"><text:tab/><text:tab/>10.62,</text:p>
      <text:p text:style-name="Standard"><text:tab/><text:tab/>30.24,</text:p>
      <text:p text:style-name="Standard"><text:tab/><text:tab/>26.4,</text:p>
      <text:p text:style-name="Standard"><text:tab/><text:tab/>10.92,</text:p>
      <text:p text:style-name="Standard"><text:tab/><text:tab/>30.06,</text:p>
      <text:p text:style-name="Standard"><text:tab/><text:tab/>26.58,</text:p>
      <text:p text:style-name="Standard"><text:tab/><text:tab/>11.219999,</text:p>
      <text:p text:style-name="Standard"><text:tab/><text:tab/>30.119999,</text:p>
      <text:p text:style-name="Standard"><text:tab/><text:tab/>26.64,</text:p>
      <text:p text:style-name="Standard"><text:tab/><text:tab/>11.219999,</text:p>
      <text:p text:style-name="Standard"><text:tab/><text:tab/>30.179998,</text:p>
      <text:p text:style-name="Standard"><text:tab/><text:tab/>26.699999,</text:p>
      <text:p text:style-name="Standard"><text:tab/><text:tab/>11.16,</text:p>
      <text:p text:style-name="Standard"><text:tab/><text:tab/>NumberLong(30),</text:p>
      <text:p text:style-name="Standard"><text:tab/><text:tab/>26.76,</text:p>
      <text:p text:style-name="Standard"><text:tab/><text:tab/>11.099999,</text:p>
      <text:p text:style-name="Standard"><text:tab/><text:tab/>30.119999,</text:p>
      <text:p text:style-name="Standard"><text:tab/><text:tab/>26.699999,</text:p>
      <text:p text:style-name="Standard"><text:tab/><text:tab/>11.04,</text:p>
      <text:p text:style-name="Standard"><text:tab/><text:tab/>30.119999,</text:p>
      <text:p text:style-name="Standard"><text:tab/><text:tab/>26.34,</text:p>
      <text:p text:style-name="Standard"><text:tab/><text:tab/>10.74,</text:p>
      <text:p text:style-name="Standard"><text:tab/><text:tab/>30.179998,</text:p>
      <text:p text:style-name="Standard"><text:tab/><text:tab/>26.22,</text:p>
      <text:p text:style-name="Standard"><text:tab/><text:tab/>10.62,</text:p>
      <text:p text:style-name="Standard"><text:tab/><text:tab/>30.119999,</text:p>
      <text:p text:style-name="Standard"><text:tab/><text:tab/>26.16,</text:p>
      <text:p text:style-name="Standard"><text:tab/><text:tab/>10.38,</text:p>
      <text:p text:style-name="Standard"><text:soft-page-break/><text:tab/><text:tab/>30.179998,</text:p>
      <text:p text:style-name="Standard"><text:tab/><text:tab/>25.98,</text:p>
      <text:p text:style-name="Standard"><text:tab/><text:tab/>10.139999,</text:p>
      <text:p text:style-name="Standard"><text:tab/><text:tab/>30.179998,</text:p>
      <text:p text:style-name="Standard"><text:tab/><text:tab/>25.8,</text:p>
      <text:p text:style-name="Standard"><text:tab/><text:tab/>10.139999,</text:p>
      <text:p text:style-name="Standard"><text:tab/><text:tab/>30.119999,</text:p>
      <text:p text:style-name="Standard"><text:tab/><text:tab/>25.92,</text:p>
      <text:p text:style-name="Standard"><text:tab/><text:tab/>10.2,</text:p>
      <text:p text:style-name="Standard"><text:tab/><text:tab/>30.24,</text:p>
      <text:p text:style-name="Standard"><text:tab/><text:tab/>25.92,</text:p>
      <text:p text:style-name="Standard"><text:tab/><text:tab/>10.38,</text:p>
      <text:p text:style-name="Standard"><text:tab/><text:tab/>30.24,</text:p>
      <text:p text:style-name="Standard"><text:tab/><text:tab/>25.92,</text:p>
      <text:p text:style-name="Standard"><text:tab/><text:tab/>10.26,</text:p>
      <text:p text:style-name="Standard"><text:tab/><text:tab/>30.24,</text:p>
      <text:p text:style-name="Standard"><text:tab/><text:tab/>26.22,</text:p>
      <text:p text:style-name="Standard"><text:tab/><text:tab/>10.62,</text:p>
      <text:p text:style-name="Standard"><text:tab/><text:tab/>30.119999,</text:p>
      <text:p text:style-name="Standard"><text:tab/><text:tab/>26.279999,</text:p>
      <text:p text:style-name="Standard"><text:tab/><text:tab/>10.86,</text:p>
      <text:p text:style-name="Standard"><text:tab/><text:tab/>30.06,</text:p>
      <text:p text:style-name="Standard"><text:tab/><text:tab/>26.4,</text:p>
      <text:p text:style-name="Standard"><text:tab/><text:tab/>11.04,</text:p>
      <text:p text:style-name="Standard"><text:tab/><text:tab/>30.179998,</text:p>
      <text:p text:style-name="Standard"><text:tab/><text:tab/>26.64,</text:p>
      <text:p text:style-name="Standard"><text:tab/><text:tab/>11.34,</text:p>
      <text:p text:style-name="Standard"><text:tab/><text:tab/>29.939999,</text:p>
      <text:p text:style-name="Standard"><text:tab/><text:tab/>26.82,</text:p>
      <text:p text:style-name="Standard"><text:tab/><text:tab/>11.46,</text:p>
      <text:p text:style-name="Standard"><text:tab/><text:tab/>29.88,</text:p>
      <text:p text:style-name="Standard"><text:tab/><text:tab/>26.82,</text:p>
      <text:p text:style-name="Standard"><text:tab/><text:tab/>11.46,</text:p>
      <text:p text:style-name="Standard"><text:tab/><text:tab/>30.06,</text:p>
      <text:p text:style-name="Standard"><text:tab/><text:tab/>26.76,</text:p>
      <text:p text:style-name="Standard"><text:tab/><text:tab/>11.639999,</text:p>
      <text:p text:style-name="Standard"><text:tab/><text:tab/>30.119999,</text:p>
      <text:p text:style-name="Standard"><text:tab/><text:tab/>26.76,</text:p>
      <text:p text:style-name="Standard"><text:tab/><text:tab/>11.759999,</text:p>
      <text:p text:style-name="Standard"><text:tab/><text:tab/>30.06,</text:p>
      <text:p text:style-name="Standard"><text:tab/><text:tab/>26.88,</text:p>
      <text:p text:style-name="Standard"><text:tab/><text:tab/>11.58,</text:p>
      <text:p text:style-name="Standard"><text:tab/><text:tab/>30.06,</text:p>
      <text:p text:style-name="Standard"><text:tab/><text:tab/>26.939999,</text:p>
      <text:p text:style-name="Standard"><text:tab/><text:tab/>11.58,</text:p>
      <text:p text:style-name="Standard"><text:tab/><text:tab/>29.699999,</text:p>
      <text:p text:style-name="Standard"><text:tab/><text:tab/>26.88,</text:p>
      <text:p text:style-name="Standard"><text:tab/><text:tab/>11.58,</text:p>
      <text:p text:style-name="Standard"><text:tab/><text:tab/>29.64,</text:p>
      <text:p text:style-name="Standard"><text:soft-page-break/><text:tab/><text:tab/>26.699999,</text:p>
      <text:p text:style-name="Standard"><text:tab/><text:tab/>11.639999,</text:p>
      <text:p text:style-name="Standard"><text:tab/><text:tab/>29.76,</text:p>
      <text:p text:style-name="Standard"><text:tab/><text:tab/>26.58,</text:p>
      <text:p text:style-name="Standard"><text:tab/><text:tab/>11.7,</text:p>
      <text:p text:style-name="Standard"><text:tab/><text:tab/>29.64,</text:p>
      <text:p text:style-name="Standard"><text:tab/><text:tab/>26.58,</text:p>
      <text:p text:style-name="Standard"><text:tab/><text:tab/>11.7,</text:p>
      <text:p text:style-name="Standard"><text:tab/><text:tab/>29.4,</text:p>
      <text:p text:style-name="Standard"><text:tab/><text:tab/>26.699999,</text:p>
      <text:p text:style-name="Standard"><text:tab/><text:tab/>11.759999,</text:p>
      <text:p text:style-name="Standard"><text:tab/><text:tab/>29.16,</text:p>
      <text:p text:style-name="Standard"><text:tab/><text:tab/>26.64,</text:p>
      <text:p text:style-name="Standard"><text:tab/><text:tab/>11.58,</text:p>
      <text:p text:style-name="Standard"><text:tab/><text:tab/>29.16,</text:p>
      <text:p text:style-name="Standard"><text:tab/><text:tab/>26.58,</text:p>
      <text:p text:style-name="Standard"><text:tab/><text:tab/>11.639999,</text:p>
      <text:p text:style-name="Standard"><text:tab/><text:tab/>29.22,</text:p>
      <text:p text:style-name="Standard"><text:tab/><text:tab/>26.34,</text:p>
      <text:p text:style-name="Standard"><text:tab/><text:tab/>11.58,</text:p>
      <text:p text:style-name="Standard"><text:tab/><text:tab/>29.46,</text:p>
      <text:p text:style-name="Standard"><text:tab/><text:tab/>26.34,</text:p>
      <text:p text:style-name="Standard"><text:tab/><text:tab/>11.28,</text:p>
      <text:p text:style-name="Standard"><text:tab/><text:tab/>29.58,</text:p>
      <text:p text:style-name="Standard"><text:tab/><text:tab/>26.46,</text:p>
      <text:p text:style-name="Standard"><text:tab/><text:tab/>11.16,</text:p>
      <text:p text:style-name="Standard"><text:tab/><text:tab/>29.46,</text:p>
      <text:p text:style-name="Standard"><text:tab/><text:tab/>26.58,</text:p>
      <text:p text:style-name="Standard"><text:tab/><text:tab/>11.34,</text:p>
      <text:p text:style-name="Standard"><text:tab/><text:tab/>29.519999,</text:p>
      <text:p text:style-name="Standard"><text:tab/><text:tab/>26.699999,</text:p>
      <text:p text:style-name="Standard"><text:tab/><text:tab/>11.16,</text:p>
      <text:p text:style-name="Standard"><text:tab/><text:tab/>29.46,</text:p>
      <text:p text:style-name="Standard"><text:tab/><text:tab/>26.699999,</text:p>
      <text:p text:style-name="Standard"><text:tab/><text:tab/>11.34,</text:p>
      <text:p text:style-name="Standard"><text:tab/><text:tab/>29.76,</text:p>
      <text:p text:style-name="Standard"><text:tab/><text:tab/>26.64,</text:p>
      <text:p text:style-name="Standard"><text:tab/><text:tab/>11.46,</text:p>
      <text:p text:style-name="Standard"><text:tab/><text:tab/>29.82,</text:p>
      <text:p text:style-name="Standard"><text:tab/><text:tab/>26.46,</text:p>
      <text:p text:style-name="Standard"><text:tab/><text:tab/>11.34,</text:p>
      <text:p text:style-name="Standard"><text:tab/><text:tab/>29.82,</text:p>
      <text:p text:style-name="Standard"><text:tab/><text:tab/>26.46,</text:p>
      <text:p text:style-name="Standard"><text:tab/><text:tab/>11.34,</text:p>
      <text:p text:style-name="Standard"><text:tab/><text:tab/>29.939999,</text:p>
      <text:p text:style-name="Standard"><text:tab/><text:tab/>26.519999,</text:p>
      <text:p text:style-name="Standard"><text:tab/><text:tab/>11.5199995,</text:p>
      <text:p text:style-name="Standard"><text:tab/><text:tab/>30.06,</text:p>
      <text:p text:style-name="Standard"><text:tab/><text:tab/>26.699999,</text:p>
      <text:p text:style-name="Standard"><text:soft-page-break/><text:tab/><text:tab/>11.5199995,</text:p>
      <text:p text:style-name="Standard"><text:tab/><text:tab/>30.24,</text:p>
      <text:p text:style-name="Standard"><text:tab/><text:tab/>26.58,</text:p>
      <text:p text:style-name="Standard"><text:tab/><text:tab/>11.46,</text:p>
      <text:p text:style-name="Standard"><text:tab/><text:tab/>30.3,</text:p>
      <text:p text:style-name="Standard"><text:tab/><text:tab/>26.519999,</text:p>
      <text:p text:style-name="Standard"><text:tab/><text:tab/>11.7,</text:p>
      <text:p text:style-name="Standard"><text:tab/><text:tab/>30.359999,</text:p>
      <text:p text:style-name="Standard"><text:tab/><text:tab/>26.46,</text:p>
      <text:p text:style-name="Standard"><text:tab/><text:tab/>11.4,</text:p>
      <text:p text:style-name="Standard"><text:tab/><text:tab/>30.42,</text:p>
      <text:p text:style-name="Standard"><text:tab/><text:tab/>26.46,</text:p>
      <text:p text:style-name="Standard"><text:tab/><text:tab/>11.4,</text:p>
      <text:p text:style-name="Standard"><text:tab/><text:tab/>30.539999,</text:p>
      <text:p text:style-name="Standard"><text:tab/><text:tab/>26.519999,</text:p>
      <text:p text:style-name="Standard"><text:tab/><text:tab/>11.58,</text:p>
      <text:p text:style-name="Standard"><text:tab/><text:tab/>30.48,</text:p>
      <text:p text:style-name="Standard"><text:tab/><text:tab/>26.76,</text:p>
      <text:p text:style-name="Standard"><text:tab/><text:tab/>11.58,</text:p>
      <text:p text:style-name="Standard"><text:tab/><text:tab/>30.3,</text:p>
      <text:p text:style-name="Standard"><text:tab/><text:tab/>26.64,</text:p>
      <text:p text:style-name="Standard"><text:tab/><text:tab/>11.5199995,</text:p>
      <text:p text:style-name="Standard"><text:tab/><text:tab/>30.42,</text:p>
      <text:p text:style-name="Standard"><text:tab/><text:tab/>26.279999,</text:p>
      <text:p text:style-name="Standard"><text:tab/><text:tab/>11.28,</text:p>
      <text:p text:style-name="Standard"><text:tab/><text:tab/>30.24,</text:p>
      <text:p text:style-name="Standard"><text:tab/><text:tab/>26.34,</text:p>
      <text:p text:style-name="Standard"><text:tab/><text:tab/>11.099999,</text:p>
      <text:p text:style-name="Standard"><text:tab/><text:tab/>30.179998,</text:p>
      <text:p text:style-name="Standard"><text:tab/><text:tab/>26.279999,</text:p>
      <text:p text:style-name="Standard"><text:tab/><text:tab/>10.98,</text:p>
      <text:p text:style-name="Standard"><text:tab/><text:tab/>30.06,</text:p>
      <text:p text:style-name="Standard"><text:tab/><text:tab/>26.34,</text:p>
      <text:p text:style-name="Standard"><text:tab/><text:tab/>11.16,</text:p>
      <text:p text:style-name="Standard"><text:tab/><text:tab/>29.88,</text:p>
      <text:p text:style-name="Standard"><text:tab/><text:tab/>26.34,</text:p>
      <text:p text:style-name="Standard"><text:tab/><text:tab/>10.98,</text:p>
      <text:p text:style-name="Standard"><text:tab/><text:tab/>29.699999,</text:p>
      <text:p text:style-name="Standard"><text:tab/><text:tab/>26.22,</text:p>
      <text:p text:style-name="Standard"><text:tab/><text:tab/>11.04,</text:p>
      <text:p text:style-name="Standard"><text:tab/><text:tab/>29.88,</text:p>
      <text:p text:style-name="Standard"><text:tab/><text:tab/>26.099998,</text:p>
      <text:p text:style-name="Standard"><text:tab/><text:tab/>10.92,</text:p>
      <text:p text:style-name="Standard"><text:tab/><text:tab/>29.939999,</text:p>
      <text:p text:style-name="Standard"><text:tab/><text:tab/>26.16,</text:p>
      <text:p text:style-name="Standard"><text:tab/><text:tab/>10.98,</text:p>
      <text:p text:style-name="Standard"><text:tab/><text:tab/>29.88,</text:p>
      <text:p text:style-name="Standard"><text:tab/><text:tab/>26.16,</text:p>
      <text:p text:style-name="Standard"><text:tab/><text:tab/>11.16,</text:p>
      <text:p text:style-name="Standard"><text:soft-page-break/><text:tab/><text:tab/>29.88,</text:p>
      <text:p text:style-name="Standard"><text:tab/><text:tab/>26.4,</text:p>
      <text:p text:style-name="Standard"><text:tab/><text:tab/>11.219999,</text:p>
      <text:p text:style-name="Standard"><text:tab/><text:tab/>29.939999,</text:p>
      <text:p text:style-name="Standard"><text:tab/><text:tab/>26.4,</text:p>
      <text:p text:style-name="Standard"><text:tab/><text:tab/>11.219999,</text:p>
      <text:p text:style-name="Standard"><text:tab/><text:tab/>NumberLong(30),</text:p>
      <text:p text:style-name="Standard"><text:tab/><text:tab/>26.4,</text:p>
      <text:p text:style-name="Standard"><text:tab/><text:tab/>11.16,</text:p>
      <text:p text:style-name="Standard"><text:tab/><text:tab/>29.82,</text:p>
      <text:p text:style-name="Standard"><text:tab/><text:tab/>26.519999,</text:p>
      <text:p text:style-name="Standard"><text:tab/><text:tab/>11.4,</text:p>
      <text:p text:style-name="Standard"><text:tab/><text:tab/>29.76,</text:p>
      <text:p text:style-name="Standard"><text:tab/><text:tab/>26.519999,</text:p>
      <text:p text:style-name="Standard"><text:tab/><text:tab/>11.219999,</text:p>
      <text:p text:style-name="Standard"><text:tab/><text:tab/>29.939999,</text:p>
      <text:p text:style-name="Standard"><text:tab/><text:tab/>26.519999,</text:p>
      <text:p text:style-name="Standard"><text:tab/><text:tab/>11.34,</text:p>
      <text:p text:style-name="Standard"><text:tab/><text:tab/>29.82,</text:p>
      <text:p text:style-name="Standard"><text:tab/><text:tab/>26.46,</text:p>
      <text:p text:style-name="Standard"><text:tab/><text:tab/>11.46,</text:p>
      <text:p text:style-name="Standard"><text:tab/><text:tab/>NumberLong(30),</text:p>
      <text:p text:style-name="Standard"><text:tab/><text:tab/>26.699999,</text:p>
      <text:p text:style-name="Standard"><text:tab/><text:tab/>11.58,</text:p>
      <text:p text:style-name="Standard"><text:tab/><text:tab/>29.939999,</text:p>
      <text:p text:style-name="Standard"><text:tab/><text:tab/>26.46,</text:p>
      <text:p text:style-name="Standard"><text:tab/><text:tab/>11.58,</text:p>
      <text:p text:style-name="Standard"><text:tab/><text:tab/>29.88,</text:p>
      <text:p text:style-name="Standard"><text:tab/><text:tab/>26.58,</text:p>
      <text:p text:style-name="Standard"><text:tab/><text:tab/>11.639999,</text:p>
      <text:p text:style-name="Standard"><text:tab/><text:tab/>30.06,</text:p>
      <text:p text:style-name="Standard"><text:tab/><text:tab/>26.4,</text:p>
      <text:p text:style-name="Standard"><text:tab/><text:tab/>11.639999,</text:p>
      <text:p text:style-name="Standard"><text:tab/><text:tab/>30.24,</text:p>
      <text:p text:style-name="Standard"><text:tab/><text:tab/>26.279999,</text:p>
      <text:p text:style-name="Standard"><text:tab/><text:tab/>11.7,</text:p>
      <text:p text:style-name="Standard"><text:tab/><text:tab/>30.48,</text:p>
      <text:p text:style-name="Standard"><text:tab/><text:tab/>26.4,</text:p>
      <text:p text:style-name="Standard"><text:tab/><text:tab/>11.7,</text:p>
      <text:p text:style-name="Standard"><text:tab/><text:tab/>30.24,</text:p>
      <text:p text:style-name="Standard"><text:tab/><text:tab/>26.519999,</text:p>
      <text:p text:style-name="Standard"><text:tab/><text:tab/>11.5199995,</text:p>
      <text:p text:style-name="Standard"><text:tab/><text:tab/>30.24,</text:p>
      <text:p text:style-name="Standard"><text:tab/><text:tab/>26.76,</text:p>
      <text:p text:style-name="Standard"><text:tab/><text:tab/>11.219999,</text:p>
      <text:p text:style-name="Standard"><text:tab/><text:tab/>30.179998,</text:p>
      <text:p text:style-name="Standard"><text:tab/><text:tab/>26.519999,</text:p>
      <text:p text:style-name="Standard"><text:tab/><text:tab/>10.92,</text:p>
      <text:p text:style-name="Standard"><text:tab/><text:tab/>30.3,</text:p>
      <text:p text:style-name="Standard"><text:soft-page-break/><text:tab/><text:tab/>26.519999,</text:p>
      <text:p text:style-name="Standard"><text:tab/><text:tab/>10.92,</text:p>
      <text:p text:style-name="Standard"><text:tab/><text:tab/>30.119999,</text:p>
      <text:p text:style-name="Standard"><text:tab/><text:tab/>26.4,</text:p>
      <text:p text:style-name="Standard"><text:tab/><text:tab/>10.679999,</text:p>
      <text:p text:style-name="Standard"><text:tab/><text:tab/>30.119999,</text:p>
      <text:p text:style-name="Standard"><text:tab/><text:tab/>26.519999,</text:p>
      <text:p text:style-name="Standard"><text:tab/><text:tab/>10.5,</text:p>
      <text:p text:style-name="Standard"><text:tab/><text:tab/>30.119999,</text:p>
      <text:p text:style-name="Standard"><text:tab/><text:tab/>26.58,</text:p>
      <text:p text:style-name="Standard"><text:tab/><text:tab/>10.26,</text:p>
      <text:p text:style-name="Standard"><text:tab/><text:tab/>NumberLong(30),</text:p>
      <text:p text:style-name="Standard"><text:tab/><text:tab/>26.58,</text:p>
      <text:p text:style-name="Standard"><text:tab/><text:tab/>10.2,</text:p>
      <text:p text:style-name="Standard"><text:tab/><text:tab/>30.06,</text:p>
      <text:p text:style-name="Standard"><text:tab/><text:tab/>26.46,</text:p>
      <text:p text:style-name="Standard"><text:tab/><text:tab/>10.08,</text:p>
      <text:p text:style-name="Standard"><text:tab/><text:tab/>30.179998,</text:p>
      <text:p text:style-name="Standard"><text:tab/><text:tab/>26.46,</text:p>
      <text:p text:style-name="Standard"><text:tab/><text:tab/>10.139999,</text:p>
      <text:p text:style-name="Standard"><text:tab/><text:tab/>30.06,</text:p>
      <text:p text:style-name="Standard"><text:tab/><text:tab/>26.519999,</text:p>
      <text:p text:style-name="Standard"><text:tab/><text:tab/>10.26,</text:p>
      <text:p text:style-name="Standard"><text:tab/><text:tab/>NumberLong(30),</text:p>
      <text:p text:style-name="Standard"><text:tab/><text:tab/>26.34,</text:p>
      <text:p text:style-name="Standard"><text:tab/><text:tab/>10.2,</text:p>
      <text:p text:style-name="Standard"><text:tab/><text:tab/>30.119999,</text:p>
      <text:p text:style-name="Standard"><text:tab/><text:tab/>26.4,</text:p>
      <text:p text:style-name="Standard"><text:tab/><text:tab/>10.559999,</text:p>
      <text:p text:style-name="Standard"><text:tab/><text:tab/>30.119999,</text:p>
      <text:p text:style-name="Standard"><text:tab/><text:tab/>26.64,</text:p>
      <text:p text:style-name="Standard"><text:tab/><text:tab/>10.679999,</text:p>
      <text:p text:style-name="Standard"><text:tab/><text:tab/>29.88,</text:p>
      <text:p text:style-name="Standard"><text:tab/><text:tab/>26.699999,</text:p>
      <text:p text:style-name="Standard"><text:tab/><text:tab/>10.5,</text:p>
      <text:p text:style-name="Standard"><text:tab/><text:tab/>29.939999,</text:p>
      <text:p text:style-name="Standard"><text:tab/><text:tab/>26.76,</text:p>
      <text:p text:style-name="Standard"><text:tab/><text:tab/>10.5,</text:p>
      <text:p text:style-name="Standard"><text:tab/><text:tab/>30.06,</text:p>
      <text:p text:style-name="Standard"><text:tab/><text:tab/>26.64,</text:p>
      <text:p text:style-name="Standard"><text:tab/><text:tab/>10.8,</text:p>
      <text:p text:style-name="Standard"><text:tab/><text:tab/>29.76,</text:p>
      <text:p text:style-name="Standard"><text:tab/><text:tab/>26.34,</text:p>
      <text:p text:style-name="Standard"><text:tab/><text:tab/>10.8,</text:p>
      <text:p text:style-name="Standard"><text:tab/><text:tab/>29.88,</text:p>
      <text:p text:style-name="Standard"><text:tab/><text:tab/>26.16,</text:p>
      <text:p text:style-name="Standard"><text:tab/><text:tab/>10.74,</text:p>
      <text:p text:style-name="Standard"><text:tab/><text:tab/>29.939999,</text:p>
      <text:p text:style-name="Standard"><text:tab/><text:tab/>26.22,</text:p>
      <text:p text:style-name="Standard"><text:soft-page-break/><text:tab/><text:tab/>10.92,</text:p>
      <text:p text:style-name="Standard"><text:tab/><text:tab/>29.82,</text:p>
      <text:p text:style-name="Standard"><text:tab/><text:tab/>26.279999,</text:p>
      <text:p text:style-name="Standard"><text:tab/><text:tab/>10.74,</text:p>
      <text:p text:style-name="Standard"><text:tab/><text:tab/>29.64,</text:p>
      <text:p text:style-name="Standard"><text:tab/><text:tab/>25.92,</text:p>
      <text:p text:style-name="Standard"><text:tab/><text:tab/>10.62,</text:p>
      <text:p text:style-name="Standard"><text:tab/><text:tab/>29.939999,</text:p>
      <text:p text:style-name="Standard"><text:tab/><text:tab/>25.74,</text:p>
      <text:p text:style-name="Standard"><text:tab/><text:tab/>10.74,</text:p>
      <text:p text:style-name="Standard"><text:tab/><text:tab/>29.88,</text:p>
      <text:p text:style-name="Standard"><text:tab/><text:tab/>25.5,</text:p>
      <text:p text:style-name="Standard"><text:tab/><text:tab/>10.8,</text:p>
      <text:p text:style-name="Standard"><text:tab/><text:tab/>29.76,</text:p>
      <text:p text:style-name="Standard"><text:tab/><text:tab/>25.5,</text:p>
      <text:p text:style-name="Standard"><text:tab/><text:tab/>10.8,</text:p>
      <text:p text:style-name="Standard"><text:tab/><text:tab/>30.06,</text:p>
      <text:p text:style-name="Standard"><text:tab/><text:tab/>25.619999,</text:p>
      <text:p text:style-name="Standard"><text:tab/><text:tab/>10.98,</text:p>
      <text:p text:style-name="Standard"><text:tab/><text:tab/>30.179998,</text:p>
      <text:p text:style-name="Standard"><text:tab/><text:tab/>25.619999,</text:p>
      <text:p text:style-name="Standard"><text:tab/><text:tab/>10.62,</text:p>
      <text:p text:style-name="Standard"><text:tab/><text:tab/>30.119999,</text:p>
      <text:p text:style-name="Standard"><text:tab/><text:tab/>25.5,</text:p>
      <text:p text:style-name="Standard"><text:tab/><text:tab/>10.62,</text:p>
      <text:p text:style-name="Standard"><text:tab/><text:tab/>30.24,</text:p>
      <text:p text:style-name="Standard"><text:tab/><text:tab/>25.439999,</text:p>
      <text:p text:style-name="Standard"><text:tab/><text:tab/>10.559999,</text:p>
      <text:p text:style-name="Standard"><text:tab/><text:tab/>30.179998,</text:p>
      <text:p text:style-name="Standard"><text:tab/><text:tab/>25.5,</text:p>
      <text:p text:style-name="Standard"><text:tab/><text:tab/>10.44,</text:p>
      <text:p text:style-name="Standard"><text:tab/><text:tab/>30.24,</text:p>
      <text:p text:style-name="Standard"><text:tab/><text:tab/>25.619999,</text:p>
      <text:p text:style-name="Standard"><text:tab/><text:tab/>10.32,</text:p>
      <text:p text:style-name="Standard"><text:tab/><text:tab/>30.119999,</text:p>
      <text:p text:style-name="Standard"><text:tab/><text:tab/>25.619999,</text:p>
      <text:p text:style-name="Standard"><text:tab/><text:tab/>10.32,</text:p>
      <text:p text:style-name="Standard"><text:tab/><text:tab/>30.24,</text:p>
      <text:p text:style-name="Standard"><text:tab/><text:tab/>25.5,</text:p>
      <text:p text:style-name="Standard"><text:tab/><text:tab/>10.26,</text:p>
      <text:p text:style-name="Standard"><text:tab/><text:tab/>29.939999,</text:p>
      <text:p text:style-name="Standard"><text:tab/><text:tab/>25.859999,</text:p>
      <text:p text:style-name="Standard"><text:tab/><text:tab/>10.08,</text:p>
      <text:p text:style-name="Standard"><text:tab/><text:tab/>29.82,</text:p>
      <text:p text:style-name="Standard"><text:tab/><text:tab/>25.8,</text:p>
      <text:p text:style-name="Standard"><text:tab/><text:tab/>10.32,</text:p>
      <text:p text:style-name="Standard"><text:tab/><text:tab/>NumberLong(30),</text:p>
      <text:p text:style-name="Standard"><text:tab/><text:tab/>25.74,</text:p>
      <text:p text:style-name="Standard"><text:tab/><text:tab/>10.2,</text:p>
      <text:p text:style-name="Standard"><text:soft-page-break/><text:tab/><text:tab/>30.06,</text:p>
      <text:p text:style-name="Standard"><text:tab/><text:tab/>25.92,</text:p>
      <text:p text:style-name="Standard"><text:tab/><text:tab/>10.26,</text:p>
      <text:p text:style-name="Standard"><text:tab/><text:tab/>29.939999,</text:p>
      <text:p text:style-name="Standard"><text:tab/><text:tab/>25.68,</text:p>
      <text:p text:style-name="Standard"><text:tab/><text:tab/>10.44,</text:p>
      <text:p text:style-name="Standard"><text:tab/><text:tab/>29.939999,</text:p>
      <text:p text:style-name="Standard"><text:tab/><text:tab/>25.74,</text:p>
      <text:p text:style-name="Standard"><text:tab/><text:tab/>10.44,</text:p>
      <text:p text:style-name="Standard"><text:tab/><text:tab/>29.88,</text:p>
      <text:p text:style-name="Standard"><text:tab/><text:tab/>25.68,</text:p>
      <text:p text:style-name="Standard"><text:tab/><text:tab/>10.38,</text:p>
      <text:p text:style-name="Standard"><text:tab/><text:tab/>30.06,</text:p>
      <text:p text:style-name="Standard"><text:tab/><text:tab/>25.8,</text:p>
      <text:p text:style-name="Standard"><text:tab/><text:tab/>10.139999,</text:p>
      <text:p text:style-name="Standard"><text:tab/><text:tab/>30.359999,</text:p>
      <text:p text:style-name="Standard"><text:tab/><text:tab/>25.74,</text:p>
      <text:p text:style-name="Standard"><text:tab/><text:tab/>10.26,</text:p>
      <text:p text:style-name="Standard"><text:tab/><text:tab/>30.359999,</text:p>
      <text:p text:style-name="Standard"><text:tab/><text:tab/>25.8,</text:p>
      <text:p text:style-name="Standard"><text:tab/><text:tab/>10.26,</text:p>
      <text:p text:style-name="Standard"><text:tab/><text:tab/>30.3,</text:p>
      <text:p text:style-name="Standard"><text:tab/><text:tab/>25.98,</text:p>
      <text:p text:style-name="Standard"><text:tab/><text:tab/>10.2,</text:p>
      <text:p text:style-name="Standard"><text:tab/><text:tab/>30.179998,</text:p>
      <text:p text:style-name="Standard"><text:tab/><text:tab/>26.279999,</text:p>
      <text:p text:style-name="Standard"><text:tab/><text:tab/>10.139999,</text:p>
      <text:p text:style-name="Standard"><text:tab/><text:tab/>30.42,</text:p>
      <text:p text:style-name="Standard"><text:tab/><text:tab/>26.279999,</text:p>
      <text:p text:style-name="Standard"><text:tab/><text:tab/>9.96,</text:p>
      <text:p text:style-name="Standard"><text:tab/><text:tab/>30.66,</text:p>
      <text:p text:style-name="Standard"><text:tab/><text:tab/>26.279999,</text:p>
      <text:p text:style-name="Standard"><text:tab/><text:tab/>9.78,</text:p>
      <text:p text:style-name="Standard"><text:tab/><text:tab/>30.42,</text:p>
      <text:p text:style-name="Standard"><text:tab/><text:tab/>26.099998,</text:p>
      <text:p text:style-name="Standard"><text:tab/><text:tab/>9.9,</text:p>
      <text:p text:style-name="Standard"><text:tab/><text:tab/>30.42,</text:p>
      <text:p text:style-name="Standard"><text:tab/><text:tab/>26.099998,</text:p>
      <text:p text:style-name="Standard"><text:tab/><text:tab/>9.96,</text:p>
      <text:p text:style-name="Standard"><text:tab/><text:tab/>30.42,</text:p>
      <text:p text:style-name="Standard"><text:tab/><text:tab/>26.22,</text:p>
      <text:p text:style-name="Standard"><text:tab/><text:tab/>9.78,</text:p>
      <text:p text:style-name="Standard"><text:tab/><text:tab/>30.66,</text:p>
      <text:p text:style-name="Standard"><text:tab/><text:tab/>26.16,</text:p>
      <text:p text:style-name="Standard"><text:tab/><text:tab/>9.84,</text:p>
      <text:p text:style-name="Standard"><text:tab/><text:tab/>30.599998,</text:p>
      <text:p text:style-name="Standard"><text:tab/><text:tab/>26.039999,</text:p>
      <text:p text:style-name="Standard"><text:tab/><text:tab/>9.84,</text:p>
      <text:p text:style-name="Standard"><text:tab/><text:tab/>30.599998,</text:p>
      <text:p text:style-name="Standard"><text:soft-page-break/><text:tab/><text:tab/>25.98,</text:p>
      <text:p text:style-name="Standard"><text:tab/><text:tab/>9.84,</text:p>
      <text:p text:style-name="Standard"><text:tab/><text:tab/>30.24,</text:p>
      <text:p text:style-name="Standard"><text:tab/><text:tab/>25.92,</text:p>
      <text:p text:style-name="Standard"><text:tab/><text:tab/>10.08,</text:p>
      <text:p text:style-name="Standard"><text:tab/><text:tab/>30.24,</text:p>
      <text:p text:style-name="Standard"><text:tab/><text:tab/>25.92,</text:p>
      <text:p text:style-name="Standard"><text:tab/><text:tab/>10.2,</text:p>
      <text:p text:style-name="Standard"><text:tab/><text:tab/>30.24,</text:p>
      <text:p text:style-name="Standard"><text:tab/><text:tab/>25.98,</text:p>
      <text:p text:style-name="Standard"><text:tab/><text:tab/>10.32,</text:p>
      <text:p text:style-name="Standard"><text:tab/><text:tab/>30.179998,</text:p>
      <text:p text:style-name="Standard"><text:tab/><text:tab/>25.92,</text:p>
      <text:p text:style-name="Standard"><text:tab/><text:tab/>10.559999,</text:p>
      <text:p text:style-name="Standard"><text:tab/><text:tab/>30.119999,</text:p>
      <text:p text:style-name="Standard"><text:tab/><text:tab/>25.98,</text:p>
      <text:p text:style-name="Standard"><text:tab/><text:tab/>10.5,</text:p>
      <text:p text:style-name="Standard"><text:tab/><text:tab/>30.24,</text:p>
      <text:p text:style-name="Standard"><text:tab/><text:tab/>25.859999,</text:p>
      <text:p text:style-name="Standard"><text:tab/><text:tab/>10.38,</text:p>
      <text:p text:style-name="Standard"><text:tab/><text:tab/>30.3,</text:p>
      <text:p text:style-name="Standard"><text:tab/><text:tab/>25.859999,</text:p>
      <text:p text:style-name="Standard"><text:tab/><text:tab/>10.44,</text:p>
      <text:p text:style-name="Standard"><text:tab/><text:tab/>30.3,</text:p>
      <text:p text:style-name="Standard"><text:tab/><text:tab/>25.74,</text:p>
      <text:p text:style-name="Standard"><text:tab/><text:tab/>10.559999,</text:p>
      <text:p text:style-name="Standard"><text:tab/><text:tab/>30.42,</text:p>
      <text:p text:style-name="Standard"><text:tab/><text:tab/>25.68,</text:p>
      <text:p text:style-name="Standard"><text:tab/><text:tab/>10.559999,</text:p>
      <text:p text:style-name="Standard"><text:tab/><text:tab/>30.42,</text:p>
      <text:p text:style-name="Standard"><text:tab/><text:tab/>25.619999,</text:p>
      <text:p text:style-name="Standard"><text:tab/><text:tab/>10.5,</text:p>
      <text:p text:style-name="Standard"><text:tab/><text:tab/>30.48,</text:p>
      <text:p text:style-name="Standard"><text:tab/><text:tab/>25.8,</text:p>
      <text:p text:style-name="Standard"><text:tab/><text:tab/>10.5,</text:p>
      <text:p text:style-name="Standard"><text:tab/><text:tab/>30.3,</text:p>
      <text:p text:style-name="Standard"><text:tab/><text:tab/>25.8,</text:p>
      <text:p text:style-name="Standard"><text:tab/><text:tab/>10.26,</text:p>
      <text:p text:style-name="Standard"><text:tab/><text:tab/>30.42,</text:p>
      <text:p text:style-name="Standard"><text:tab/><text:tab/>25.68,</text:p>
      <text:p text:style-name="Standard"><text:tab/><text:tab/>10.38,</text:p>
      <text:p text:style-name="Standard"><text:tab/><text:tab/>30.06,</text:p>
      <text:p text:style-name="Standard"><text:tab/><text:tab/>25.74,</text:p>
      <text:p text:style-name="Standard"><text:tab/><text:tab/>10.62,</text:p>
      <text:p text:style-name="Standard"><text:tab/><text:tab/>29.939999,</text:p>
      <text:p text:style-name="Standard"><text:tab/><text:tab/>25.859999,</text:p>
      <text:p text:style-name="Standard"><text:tab/><text:tab/>10.559999,</text:p>
      <text:p text:style-name="Standard"><text:tab/><text:tab/>30.179998,</text:p>
      <text:p text:style-name="Standard"><text:tab/><text:tab/>25.8,</text:p>
      <text:p text:style-name="Standard"><text:soft-page-break/><text:tab/><text:tab/>10.2,</text:p>
      <text:p text:style-name="Standard"><text:tab/><text:tab/>30.119999,</text:p>
      <text:p text:style-name="Standard"><text:tab/><text:tab/>25.92,</text:p>
      <text:p text:style-name="Standard"><text:tab/><text:tab/>9.96,</text:p>
      <text:p text:style-name="Standard"><text:tab/><text:tab/>30.06,</text:p>
      <text:p text:style-name="Standard"><text:tab/><text:tab/>25.92,</text:p>
      <text:p text:style-name="Standard"><text:tab/><text:tab/>9.84,</text:p>
      <text:p text:style-name="Standard"><text:tab/><text:tab/>30.179998,</text:p>
      <text:p text:style-name="Standard"><text:tab/><text:tab/>25.92,</text:p>
      <text:p text:style-name="Standard"><text:tab/><text:tab/>9.96,</text:p>
      <text:p text:style-name="Standard"><text:tab/><text:tab/>30.179998,</text:p>
      <text:p text:style-name="Standard"><text:tab/><text:tab/>26.039999,</text:p>
      <text:p text:style-name="Standard"><text:tab/><text:tab/>9.96,</text:p>
      <text:p text:style-name="Standard"><text:tab/><text:tab/>NumberLong(30),</text:p>
      <text:p text:style-name="Standard"><text:tab/><text:tab/>26.039999,</text:p>
      <text:p text:style-name="Standard"><text:tab/><text:tab/>9.78,</text:p>
      <text:p text:style-name="Standard"><text:tab/><text:tab/>29.939999,</text:p>
      <text:p text:style-name="Standard"><text:tab/><text:tab/>26.039999,</text:p>
      <text:p text:style-name="Standard"><text:tab/><text:tab/>9.599999,</text:p>
      <text:p text:style-name="Standard"><text:tab/><text:tab/>30.119999,</text:p>
      <text:p text:style-name="Standard"><text:tab/><text:tab/>26.16,</text:p>
      <text:p text:style-name="Standard"><text:tab/><text:tab/>9.36,</text:p>
      <text:p text:style-name="Standard"><text:tab/><text:tab/>29.88,</text:p>
      <text:p text:style-name="Standard"><text:tab/><text:tab/>26.34,</text:p>
      <text:p text:style-name="Standard"><text:tab/><text:tab/>9.42,</text:p>
      <text:p text:style-name="Standard"><text:tab/><text:tab/>NumberLong(30),</text:p>
      <text:p text:style-name="Standard"><text:tab/><text:tab/>26.22,</text:p>
      <text:p text:style-name="Standard"><text:tab/><text:tab/>9.54,</text:p>
      <text:p text:style-name="Standard"><text:tab/><text:tab/>NumberLong(30),</text:p>
      <text:p text:style-name="Standard"><text:tab/><text:tab/>26.16,</text:p>
      <text:p text:style-name="Standard"><text:tab/><text:tab/>9.719999,</text:p>
      <text:p text:style-name="Standard"><text:tab/><text:tab/>29.76,</text:p>
      <text:p text:style-name="Standard"><text:tab/><text:tab/>26.039999,</text:p>
      <text:p text:style-name="Standard"><text:tab/><text:tab/>9.719999,</text:p>
      <text:p text:style-name="Standard"><text:tab/><text:tab/>29.88,</text:p>
      <text:p text:style-name="Standard"><text:tab/><text:tab/>25.98,</text:p>
      <text:p text:style-name="Standard"><text:tab/><text:tab/>9.719999,</text:p>
      <text:p text:style-name="Standard"><text:tab/><text:tab/>NumberLong(30),</text:p>
      <text:p text:style-name="Standard"><text:tab/><text:tab/>25.8,</text:p>
      <text:p text:style-name="Standard"><text:tab/><text:tab/>9.54,</text:p>
      <text:p text:style-name="Standard"><text:tab/><text:tab/>30.06,</text:p>
      <text:p text:style-name="Standard"><text:tab/><text:tab/>25.92,</text:p>
      <text:p text:style-name="Standard"><text:tab/><text:tab/>9.719999,</text:p>
      <text:p text:style-name="Standard"><text:tab/><text:tab/>30.06,</text:p>
      <text:p text:style-name="Standard"><text:tab/><text:tab/>25.92,</text:p>
      <text:p text:style-name="Standard"><text:tab/><text:tab/>10.2,</text:p>
      <text:p text:style-name="Standard"><text:tab/><text:tab/>30.119999,</text:p>
      <text:p text:style-name="Standard"><text:tab/><text:tab/>25.92,</text:p>
      <text:p text:style-name="Standard"><text:tab/><text:tab/>10.5,</text:p>
      <text:p text:style-name="Standard"><text:soft-page-break/><text:tab/><text:tab/>29.939999,</text:p>
      <text:p text:style-name="Standard"><text:tab/><text:tab/>26.039999,</text:p>
      <text:p text:style-name="Standard"><text:tab/><text:tab/>10.86,</text:p>
      <text:p text:style-name="Standard"><text:tab/><text:tab/>NumberLong(30),</text:p>
      <text:p text:style-name="Standard"><text:tab/><text:tab/>26.4,</text:p>
      <text:p text:style-name="Standard"><text:tab/><text:tab/>10.74,</text:p>
      <text:p text:style-name="Standard"><text:tab/><text:tab/>NumberLong(30),</text:p>
      <text:p text:style-name="Standard"><text:tab/><text:tab/>26.519999,</text:p>
      <text:p text:style-name="Standard"><text:tab/><text:tab/>10.679999,</text:p>
      <text:p text:style-name="Standard"><text:tab/><text:tab/>NumberLong(30),</text:p>
      <text:p text:style-name="Standard"><text:tab/><text:tab/>26.34,</text:p>
      <text:p text:style-name="Standard"><text:tab/><text:tab/>10.8,</text:p>
      <text:p text:style-name="Standard"><text:tab/><text:tab/>30.06,</text:p>
      <text:p text:style-name="Standard"><text:tab/><text:tab/>26.519999,</text:p>
      <text:p text:style-name="Standard"><text:tab/><text:tab/>11.16,</text:p>
      <text:p text:style-name="Standard"><text:tab/><text:tab/>30.179998,</text:p>
      <text:p text:style-name="Standard"><text:tab/><text:tab/>26.34,</text:p>
      <text:p text:style-name="Standard"><text:tab/><text:tab/>10.98,</text:p>
      <text:p text:style-name="Standard"><text:tab/><text:tab/>30.24,</text:p>
      <text:p text:style-name="Standard"><text:tab/><text:tab/>26.039999,</text:p>
      <text:p text:style-name="Standard"><text:tab/><text:tab/>10.86,</text:p>
      <text:p text:style-name="Standard"><text:tab/><text:tab/>30.359999,</text:p>
      <text:p text:style-name="Standard"><text:tab/><text:tab/>25.859999,</text:p>
      <text:p text:style-name="Standard"><text:tab/><text:tab/>10.86,</text:p>
      <text:p text:style-name="Standard"><text:tab/><text:tab/>30.3,</text:p>
      <text:p text:style-name="Standard"><text:tab/><text:tab/>25.92,</text:p>
      <text:p text:style-name="Standard"><text:tab/><text:tab/>10.44,</text:p>
      <text:p text:style-name="Standard"><text:tab/><text:tab/>30.179998,</text:p>
      <text:p text:style-name="Standard"><text:tab/><text:tab/>25.74,</text:p>
      <text:p text:style-name="Standard"><text:tab/><text:tab/>10.5,</text:p>
      <text:p text:style-name="Standard"><text:tab/><text:tab/>30.359999,</text:p>
      <text:p text:style-name="Standard"><text:tab/><text:tab/>25.74,</text:p>
      <text:p text:style-name="Standard"><text:tab/><text:tab/>10.559999,</text:p>
      <text:p text:style-name="Standard"><text:tab/><text:tab/>30.359999,</text:p>
      <text:p text:style-name="Standard"><text:tab/><text:tab/>25.8,</text:p>
      <text:p text:style-name="Standard"><text:tab/><text:tab/>10.44,</text:p>
      <text:p text:style-name="Standard"><text:tab/><text:tab/>30.24,</text:p>
      <text:p text:style-name="Standard"><text:tab/><text:tab/>25.8,</text:p>
      <text:p text:style-name="Standard"><text:tab/><text:tab/>10.32,</text:p>
      <text:p text:style-name="Standard"><text:tab/><text:tab/>30.24,</text:p>
      <text:p text:style-name="Standard"><text:tab/><text:tab/>25.92,</text:p>
      <text:p text:style-name="Standard"><text:tab/><text:tab/>10.44,</text:p>
      <text:p text:style-name="Standard"><text:tab/><text:tab/>30.3,</text:p>
      <text:p text:style-name="Standard"><text:tab/><text:tab/>25.98,</text:p>
      <text:p text:style-name="Standard"><text:tab/><text:tab/>10.26,</text:p>
      <text:p text:style-name="Standard"><text:tab/><text:tab/>30.359999,</text:p>
      <text:p text:style-name="Standard"><text:tab/><text:tab/>26.22,</text:p>
      <text:p text:style-name="Standard"><text:tab/><text:tab/>10.139999,</text:p>
      <text:p text:style-name="Standard"><text:tab/><text:tab/>30.48,</text:p>
      <text:p text:style-name="Standard"><text:soft-page-break/><text:tab/><text:tab/>26.16,</text:p>
      <text:p text:style-name="Standard"><text:tab/><text:tab/>10.2,</text:p>
      <text:p text:style-name="Standard"><text:tab/><text:tab/>30.72,</text:p>
      <text:p text:style-name="Standard"><text:tab/><text:tab/>26.279999,</text:p>
      <text:p text:style-name="Standard"><text:tab/><text:tab/>10.26,</text:p>
      <text:p text:style-name="Standard"><text:tab/><text:tab/>30.539999,</text:p>
      <text:p text:style-name="Standard"><text:tab/><text:tab/>26.279999,</text:p>
      <text:p text:style-name="Standard"><text:tab/><text:tab/>10.139999,</text:p>
      <text:p text:style-name="Standard"><text:tab/><text:tab/>30.66,</text:p>
      <text:p text:style-name="Standard"><text:tab/><text:tab/>26.22,</text:p>
      <text:p text:style-name="Standard"><text:tab/><text:tab/>10.32,</text:p>
      <text:p text:style-name="Standard"><text:tab/><text:tab/>30.72,</text:p>
      <text:p text:style-name="Standard"><text:tab/><text:tab/>26.22,</text:p>
      <text:p text:style-name="Standard"><text:tab/><text:tab/>10.26,</text:p>
      <text:p text:style-name="Standard"><text:tab/><text:tab/>30.72,</text:p>
      <text:p text:style-name="Standard"><text:tab/><text:tab/>26.279999,</text:p>
      <text:p text:style-name="Standard"><text:tab/><text:tab/>10.2,</text:p>
      <text:p text:style-name="Standard"><text:tab/><text:tab/>30.72,</text:p>
      <text:p text:style-name="Standard"><text:tab/><text:tab/>26.34,</text:p>
      <text:p text:style-name="Standard"><text:tab/><text:tab/>10.26,</text:p>
      <text:p text:style-name="Standard"><text:tab/><text:tab/>30.539999,</text:p>
      <text:p text:style-name="Standard"><text:tab/><text:tab/>26.279999,</text:p>
      <text:p text:style-name="Standard"><text:tab/><text:tab/>10.38,</text:p>
      <text:p text:style-name="Standard"><text:tab/><text:tab/>30.48,</text:p>
      <text:p text:style-name="Standard"><text:tab/><text:tab/>26.039999,</text:p>
      <text:p text:style-name="Standard"><text:tab/><text:tab/>10.44,</text:p>
      <text:p text:style-name="Standard"><text:tab/><text:tab/>30.48,</text:p>
      <text:p text:style-name="Standard"><text:tab/><text:tab/>25.92,</text:p>
      <text:p text:style-name="Standard"><text:tab/><text:tab/>10.44,</text:p>
      <text:p text:style-name="Standard"><text:tab/><text:tab/>30.599998,</text:p>
      <text:p text:style-name="Standard"><text:tab/><text:tab/>25.8,</text:p>
      <text:p text:style-name="Standard"><text:tab/><text:tab/>10.62,</text:p>
      <text:p text:style-name="Standard"><text:tab/><text:tab/>30.42,</text:p>
      <text:p text:style-name="Standard"><text:tab/><text:tab/>25.8,</text:p>
      <text:p text:style-name="Standard"><text:tab/><text:tab/>10.2,</text:p>
      <text:p text:style-name="Standard"><text:tab/><text:tab/>30.42,</text:p>
      <text:p text:style-name="Standard"><text:tab/><text:tab/>25.74,</text:p>
      <text:p text:style-name="Standard"><text:tab/><text:tab/>10.139999,</text:p>
      <text:p text:style-name="Standard"><text:tab/><text:tab/>30.24,</text:p>
      <text:p text:style-name="Standard"><text:tab/><text:tab/>25.5,</text:p>
      <text:p text:style-name="Standard"><text:tab/><text:tab/>10.38,</text:p>
      <text:p text:style-name="Standard"><text:tab/><text:tab/>30.119999,</text:p>
      <text:p text:style-name="Standard"><text:tab/><text:tab/>25.439999,</text:p>
      <text:p text:style-name="Standard"><text:tab/><text:tab/>10.38,</text:p>
      <text:p text:style-name="Standard"><text:tab/><text:tab/>30.24,</text:p>
      <text:p text:style-name="Standard"><text:tab/><text:tab/>25.56,</text:p>
      <text:p text:style-name="Standard"><text:tab/><text:tab/>10.139999,</text:p>
      <text:p text:style-name="Standard"><text:tab/><text:tab/>30.42,</text:p>
      <text:p text:style-name="Standard"><text:tab/><text:tab/>25.68,</text:p>
      <text:p text:style-name="Standard"><text:soft-page-break/><text:tab/><text:tab/>10.139999,</text:p>
      <text:p text:style-name="Standard"><text:tab/><text:tab/>30.3,</text:p>
      <text:p text:style-name="Standard"><text:tab/><text:tab/>25.8,</text:p>
      <text:p text:style-name="Standard"><text:tab/><text:tab/>10.08,</text:p>
      <text:p text:style-name="Standard"><text:tab/><text:tab/>30.06,</text:p>
      <text:p text:style-name="Standard"><text:tab/><text:tab/>25.74,</text:p>
      <text:p text:style-name="Standard"><text:tab/><text:tab/>9.96,</text:p>
      <text:p text:style-name="Standard"><text:tab/><text:tab/>29.88,</text:p>
      <text:p text:style-name="Standard"><text:tab/><text:tab/>25.859999,</text:p>
      <text:p text:style-name="Standard"><text:tab/><text:tab/>10.0199995,</text:p>
      <text:p text:style-name="Standard"><text:tab/><text:tab/>29.82,</text:p>
      <text:p text:style-name="Standard"><text:tab/><text:tab/>25.68,</text:p>
      <text:p text:style-name="Standard"><text:tab/><text:tab/>10.139999,</text:p>
      <text:p text:style-name="Standard"><text:tab/><text:tab/>29.939999,</text:p>
      <text:p text:style-name="Standard"><text:tab/><text:tab/>25.68,</text:p>
      <text:p text:style-name="Standard"><text:tab/><text:tab/>10.0199995,</text:p>
      <text:p text:style-name="Standard"><text:tab/><text:tab/>30.06,</text:p>
      <text:p text:style-name="Standard"><text:tab/><text:tab/>25.5,</text:p>
      <text:p text:style-name="Standard"><text:tab/><text:tab/>10.08,</text:p>
      <text:p text:style-name="Standard"><text:tab/><text:tab/>29.88,</text:p>
      <text:p text:style-name="Standard"><text:tab/><text:tab/>25.32,</text:p>
      <text:p text:style-name="Standard"><text:tab/><text:tab/>9.9,</text:p>
      <text:p text:style-name="Standard"><text:tab/><text:tab/>29.939999,</text:p>
      <text:p text:style-name="Standard"><text:tab/><text:tab/>25.38,</text:p>
      <text:p text:style-name="Standard"><text:tab/><text:tab/>9.9,</text:p>
      <text:p text:style-name="Standard"><text:tab/><text:tab/>29.88,</text:p>
      <text:p text:style-name="Standard"><text:tab/><text:tab/>25.26,</text:p>
      <text:p text:style-name="Standard"><text:tab/><text:tab/>10.0199995,</text:p>
      <text:p text:style-name="Standard"><text:tab/><text:tab/>30.06,</text:p>
      <text:p text:style-name="Standard"><text:tab/><text:tab/>25.26,</text:p>
      <text:p text:style-name="Standard"><text:tab/><text:tab/>9.84,</text:p>
      <text:p text:style-name="Standard"><text:tab/><text:tab/>30.3,</text:p>
      <text:p text:style-name="Standard"><text:tab/><text:tab/>25.14,</text:p>
      <text:p text:style-name="Standard"><text:tab/><text:tab/>10.08,</text:p>
      <text:p text:style-name="Standard"><text:tab/><text:tab/>30.3,</text:p>
      <text:p text:style-name="Standard"><text:tab/><text:tab/>25.14,</text:p>
      <text:p text:style-name="Standard"><text:tab/><text:tab/>10.08,</text:p>
      <text:p text:style-name="Standard"><text:tab/><text:tab/>30.24,</text:p>
      <text:p text:style-name="Standard"><text:tab/><text:tab/>25.14,</text:p>
      <text:p text:style-name="Standard"><text:tab/><text:tab/>9.9,</text:p>
      <text:p text:style-name="Standard"><text:tab/><text:tab/>30.06,</text:p>
      <text:p text:style-name="Standard"><text:tab/><text:tab/>25.26,</text:p>
      <text:p text:style-name="Standard"><text:tab/><text:tab/>9.9,</text:p>
      <text:p text:style-name="Standard"><text:tab/><text:tab/>30.179998,</text:p>
      <text:p text:style-name="Standard"><text:tab/><text:tab/>25.32,</text:p>
      <text:p text:style-name="Standard"><text:tab/><text:tab/>10.08,</text:p>
      <text:p text:style-name="Standard"><text:tab/><text:tab/>30.06,</text:p>
      <text:p text:style-name="Standard"><text:tab/><text:tab/>25.32,</text:p>
      <text:p text:style-name="Standard"><text:tab/><text:tab/>10.139999,</text:p>
      <text:p text:style-name="Standard"><text:soft-page-break/><text:tab/><text:tab/>30.179998,</text:p>
      <text:p text:style-name="Standard"><text:tab/><text:tab/>25.26,</text:p>
      <text:p text:style-name="Standard"><text:tab/><text:tab/>10.2,</text:p>
      <text:p text:style-name="Standard"><text:tab/><text:tab/>30.179998,</text:p>
      <text:p text:style-name="Standard"><text:tab/><text:tab/>25.26,</text:p>
      <text:p text:style-name="Standard"><text:tab/><text:tab/>10.32,</text:p>
      <text:p text:style-name="Standard"><text:tab/><text:tab/>30.179998,</text:p>
      <text:p text:style-name="Standard"><text:tab/><text:tab/>25.439999,</text:p>
      <text:p text:style-name="Standard"><text:tab/><text:tab/>10.2,</text:p>
      <text:p text:style-name="Standard"><text:tab/><text:tab/>30.119999,</text:p>
      <text:p text:style-name="Standard"><text:tab/><text:tab/>25.56,</text:p>
      <text:p text:style-name="Standard"><text:tab/><text:tab/>10.2,</text:p>
      <text:p text:style-name="Standard"><text:tab/><text:tab/>30.3,</text:p>
      <text:p text:style-name="Standard"><text:tab/><text:tab/>25.68,</text:p>
      <text:p text:style-name="Standard"><text:tab/><text:tab/>10.32,</text:p>
      <text:p text:style-name="Standard"><text:tab/><text:tab/>30.539999,</text:p>
      <text:p text:style-name="Standard"><text:tab/><text:tab/>25.74,</text:p>
      <text:p text:style-name="Standard"><text:tab/><text:tab/>10.2,</text:p>
      <text:p text:style-name="Standard"><text:tab/><text:tab/>30.66,</text:p>
      <text:p text:style-name="Standard"><text:tab/><text:tab/>25.619999,</text:p>
      <text:p text:style-name="Standard"><text:tab/><text:tab/>10.32,</text:p>
      <text:p text:style-name="Standard"><text:tab/><text:tab/>30.84,</text:p>
      <text:p text:style-name="Standard"><text:tab/><text:tab/>25.619999,</text:p>
      <text:p text:style-name="Standard"><text:tab/><text:tab/>10.08,</text:p>
      <text:p text:style-name="Standard"><text:tab/><text:tab/>30.72,</text:p>
      <text:p text:style-name="Standard"><text:tab/><text:tab/>25.56,</text:p>
      <text:p text:style-name="Standard"><text:tab/><text:tab/>9.96,</text:p>
      <text:p text:style-name="Standard"><text:tab/><text:tab/>30.84,</text:p>
      <text:p text:style-name="Standard"><text:tab/><text:tab/>25.56,</text:p>
      <text:p text:style-name="Standard"><text:tab/><text:tab/>9.84,</text:p>
      <text:p text:style-name="Standard"><text:tab/><text:tab/>30.72,</text:p>
      <text:p text:style-name="Standard"><text:tab/><text:tab/>25.38,</text:p>
      <text:p text:style-name="Standard"><text:tab/><text:tab/>9.9,</text:p>
      <text:p text:style-name="Standard"><text:tab/><text:tab/>30.779999,</text:p>
      <text:p text:style-name="Standard"><text:tab/><text:tab/>25.5,</text:p>
      <text:p text:style-name="Standard"><text:tab/><text:tab/>9.78,</text:p>
      <text:p text:style-name="Standard"><text:tab/><text:tab/>30.66,</text:p>
      <text:p text:style-name="Standard"><text:tab/><text:tab/>25.439999,</text:p>
      <text:p text:style-name="Standard"><text:tab/><text:tab/>9.66,</text:p>
      <text:p text:style-name="Standard"><text:tab/><text:tab/>30.359999,</text:p>
      <text:p text:style-name="Standard"><text:tab/><text:tab/>25.32,</text:p>
      <text:p text:style-name="Standard"><text:tab/><text:tab/>9.599999,</text:p>
      <text:p text:style-name="Standard"><text:tab/><text:tab/>30.06,</text:p>
      <text:p text:style-name="Standard"><text:tab/><text:tab/>25.38,</text:p>
      <text:p text:style-name="Standard"><text:tab/><text:tab/>9.599999,</text:p>
      <text:p text:style-name="Standard"><text:tab/><text:tab/>30.06,</text:p>
      <text:p text:style-name="Standard"><text:tab/><text:tab/>25.26,</text:p>
      <text:p text:style-name="Standard"><text:tab/><text:tab/>9.9,</text:p>
      <text:p text:style-name="Standard"><text:tab/><text:tab/>30.06,</text:p>
      <text:p text:style-name="Standard"><text:soft-page-break/><text:tab/><text:tab/>25.32,</text:p>
      <text:p text:style-name="Standard"><text:tab/><text:tab/>10.0199995,</text:p>
      <text:p text:style-name="Standard"><text:tab/><text:tab/>30.06,</text:p>
      <text:p text:style-name="Standard"><text:tab/><text:tab/>25.56,</text:p>
      <text:p text:style-name="Standard"><text:tab/><text:tab/>10.08,</text:p>
      <text:p text:style-name="Standard"><text:tab/><text:tab/>30.06,</text:p>
      <text:p text:style-name="Standard"><text:tab/><text:tab/>25.619999,</text:p>
      <text:p text:style-name="Standard"><text:tab/><text:tab/>10.139999,</text:p>
      <text:p text:style-name="Standard"><text:tab/><text:tab/>NumberLong(30),</text:p>
      <text:p text:style-name="Standard"><text:tab/><text:tab/>25.5,</text:p>
      <text:p text:style-name="Standard"><text:tab/><text:tab/>10.38,</text:p>
      <text:p text:style-name="Standard"><text:tab/><text:tab/>29.82,</text:p>
      <text:p text:style-name="Standard"><text:tab/><text:tab/>25.68,</text:p>
      <text:p text:style-name="Standard"><text:tab/><text:tab/>10.5,</text:p>
      <text:p text:style-name="Standard"><text:tab/><text:tab/>30.119999,</text:p>
      <text:p text:style-name="Standard"><text:tab/><text:tab/>25.859999,</text:p>
      <text:p text:style-name="Standard"><text:tab/><text:tab/>10.679999,</text:p>
      <text:p text:style-name="Standard"><text:tab/><text:tab/>30.24,</text:p>
      <text:p text:style-name="Standard"><text:tab/><text:tab/>25.68,</text:p>
      <text:p text:style-name="Standard"><text:tab/><text:tab/>10.8,</text:p>
      <text:p text:style-name="Standard"><text:tab/><text:tab/>30.24,</text:p>
      <text:p text:style-name="Standard"><text:tab/><text:tab/>25.68,</text:p>
      <text:p text:style-name="Standard"><text:tab/><text:tab/>10.74,</text:p>
      <text:p text:style-name="Standard"><text:tab/><text:tab/>30.3,</text:p>
      <text:p text:style-name="Standard"><text:tab/><text:tab/>25.619999,</text:p>
      <text:p text:style-name="Standard"><text:tab/><text:tab/>10.5,</text:p>
      <text:p text:style-name="Standard"><text:tab/><text:tab/>30.359999,</text:p>
      <text:p text:style-name="Standard"><text:tab/><text:tab/>25.5,</text:p>
      <text:p text:style-name="Standard"><text:tab/><text:tab/>10.559999,</text:p>
      <text:p text:style-name="Standard"><text:tab/><text:tab/>30.359999,</text:p>
      <text:p text:style-name="Standard"><text:tab/><text:tab/>25.5,</text:p>
      <text:p text:style-name="Standard"><text:tab/><text:tab/>10.44,</text:p>
      <text:p text:style-name="Standard"><text:tab/><text:tab/>30.359999,</text:p>
      <text:p text:style-name="Standard"><text:tab/><text:tab/>25.68,</text:p>
      <text:p text:style-name="Standard"><text:tab/><text:tab/>10.44,</text:p>
      <text:p text:style-name="Standard"><text:tab/><text:tab/>30.48,</text:p>
      <text:p text:style-name="Standard"><text:tab/><text:tab/>25.56,</text:p>
      <text:p text:style-name="Standard"><text:tab/><text:tab/>10.38,</text:p>
      <text:p text:style-name="Standard"><text:tab/><text:tab/>30.48,</text:p>
      <text:p text:style-name="Standard"><text:tab/><text:tab/>25.32,</text:p>
      <text:p text:style-name="Standard"><text:tab/><text:tab/>10.38,</text:p>
      <text:p text:style-name="Standard"><text:tab/><text:tab/>30.48,</text:p>
      <text:p text:style-name="Standard"><text:tab/><text:tab/>25.38,</text:p>
      <text:p text:style-name="Standard"><text:tab/><text:tab/>10.26,</text:p>
      <text:p text:style-name="Standard"><text:tab/><text:tab/>30.24,</text:p>
      <text:p text:style-name="Standard"><text:tab/><text:tab/>25.439999,</text:p>
      <text:p text:style-name="Standard"><text:tab/><text:tab/>10.2,</text:p>
      <text:p text:style-name="Standard"><text:tab/><text:tab/>30.359999,</text:p>
      <text:p text:style-name="Standard"><text:tab/><text:tab/>25.56,</text:p>
      <text:p text:style-name="Standard"><text:soft-page-break/><text:tab/><text:tab/>10.38,</text:p>
      <text:p text:style-name="Standard"><text:tab/><text:tab/>30.06,</text:p>
      <text:p text:style-name="Standard"><text:tab/><text:tab/>25.56,</text:p>
      <text:p text:style-name="Standard"><text:tab/><text:tab/>10.32,</text:p>
      <text:p text:style-name="Standard"><text:tab/><text:tab/>NumberLong(30),</text:p>
      <text:p text:style-name="Standard"><text:tab/><text:tab/>25.5,</text:p>
      <text:p text:style-name="Standard"><text:tab/><text:tab/>10.32,</text:p>
      <text:p text:style-name="Standard"><text:tab/><text:tab/>29.939999,</text:p>
      <text:p text:style-name="Standard"><text:tab/><text:tab/>25.619999,</text:p>
      <text:p text:style-name="Standard"><text:tab/><text:tab/>10.08,</text:p>
      <text:p text:style-name="Standard"><text:tab/><text:tab/>29.939999,</text:p>
      <text:p text:style-name="Standard"><text:tab/><text:tab/>25.68,</text:p>
      <text:p text:style-name="Standard"><text:tab/><text:tab/>10.2,</text:p>
      <text:p text:style-name="Standard"><text:tab/><text:tab/>29.88,</text:p>
      <text:p text:style-name="Standard"><text:tab/><text:tab/>25.56,</text:p>
      <text:p text:style-name="Standard"><text:tab/><text:tab/>10.2,</text:p>
      <text:p text:style-name="Standard"><text:tab/><text:tab/>29.939999,</text:p>
      <text:p text:style-name="Standard"><text:tab/><text:tab/>25.619999,</text:p>
      <text:p text:style-name="Standard"><text:tab/><text:tab/>10.08,</text:p>
      <text:p text:style-name="Standard"><text:tab/><text:tab/>29.699999,</text:p>
      <text:p text:style-name="Standard"><text:tab/><text:tab/>25.439999,</text:p>
      <text:p text:style-name="Standard"><text:tab/><text:tab/>10.0199995,</text:p>
      <text:p text:style-name="Standard"><text:tab/><text:tab/>29.76,</text:p>
      <text:p text:style-name="Standard"><text:tab/><text:tab/>25.26,</text:p>
      <text:p text:style-name="Standard"><text:tab/><text:tab/>10.08,</text:p>
      <text:p text:style-name="Standard"><text:tab/><text:tab/>29.88,</text:p>
      <text:p text:style-name="Standard"><text:tab/><text:tab/>25.32,</text:p>
      <text:p text:style-name="Standard"><text:tab/><text:tab/>10.0199995,</text:p>
      <text:p text:style-name="Standard"><text:tab/><text:tab/>NumberLong(30),</text:p>
      <text:p text:style-name="Standard"><text:tab/><text:tab/>25.199999,</text:p>
      <text:p text:style-name="Standard"><text:tab/><text:tab/>10.08,</text:p>
      <text:p text:style-name="Standard"><text:tab/><text:tab/>29.699999,</text:p>
      <text:p text:style-name="Standard"><text:tab/><text:tab/>25.32,</text:p>
      <text:p text:style-name="Standard"><text:tab/><text:tab/>10.0199995,</text:p>
      <text:p text:style-name="Standard"><text:tab/><text:tab/>29.699999,</text:p>
      <text:p text:style-name="Standard"><text:tab/><text:tab/>25.56,</text:p>
      <text:p text:style-name="Standard"><text:tab/><text:tab/>10.08,</text:p>
      <text:p text:style-name="Standard"><text:tab/><text:tab/>29.76,</text:p>
      <text:p text:style-name="Standard"><text:tab/><text:tab/>25.619999,</text:p>
      <text:p text:style-name="Standard"><text:tab/><text:tab/>10.26,</text:p>
      <text:p text:style-name="Standard"><text:tab/><text:tab/>29.82,</text:p>
      <text:p text:style-name="Standard"><text:tab/><text:tab/>25.74,</text:p>
      <text:p text:style-name="Standard"><text:tab/><text:tab/>10.38,</text:p>
      <text:p text:style-name="Standard"><text:tab/><text:tab/>29.88,</text:p>
      <text:p text:style-name="Standard"><text:tab/><text:tab/>25.98,</text:p>
      <text:p text:style-name="Standard"><text:tab/><text:tab/>10.62,</text:p>
      <text:p text:style-name="Standard"><text:tab/><text:tab/>29.939999,</text:p>
      <text:p text:style-name="Standard"><text:tab/><text:tab/>26.16,</text:p>
      <text:p text:style-name="Standard"><text:tab/><text:tab/>10.74,</text:p>
      <text:p text:style-name="Standard"><text:soft-page-break/><text:tab/><text:tab/>29.88,</text:p>
      <text:p text:style-name="Standard"><text:tab/><text:tab/>26.22,</text:p>
      <text:p text:style-name="Standard"><text:tab/><text:tab/>11.04,</text:p>
      <text:p text:style-name="Standard"><text:tab/><text:tab/>29.82,</text:p>
      <text:p text:style-name="Standard"><text:tab/><text:tab/>26.22,</text:p>
      <text:p text:style-name="Standard"><text:tab/><text:tab/>11.28,</text:p>
      <text:p text:style-name="Standard"><text:tab/><text:tab/>30.119999,</text:p>
      <text:p text:style-name="Standard"><text:tab/><text:tab/>26.22,</text:p>
      <text:p text:style-name="Standard"><text:tab/><text:tab/>11.219999,</text:p>
      <text:p text:style-name="Standard"><text:tab/><text:tab/>30.119999,</text:p>
      <text:p text:style-name="Standard"><text:tab/><text:tab/>26.279999,</text:p>
      <text:p text:style-name="Standard"><text:tab/><text:tab/>11.099999,</text:p>
      <text:p text:style-name="Standard"><text:tab/><text:tab/>NumberLong(30),</text:p>
      <text:p text:style-name="Standard"><text:tab/><text:tab/>26.4,</text:p>
      <text:p text:style-name="Standard"><text:tab/><text:tab/>10.98,</text:p>
      <text:p text:style-name="Standard"><text:tab/><text:tab/>30.06,</text:p>
      <text:p text:style-name="Standard"><text:tab/><text:tab/>26.34,</text:p>
      <text:p text:style-name="Standard"><text:tab/><text:tab/>10.86,</text:p>
      <text:p text:style-name="Standard"><text:tab/><text:tab/>29.939999,</text:p>
      <text:p text:style-name="Standard"><text:tab/><text:tab/>26.22,</text:p>
      <text:p text:style-name="Standard"><text:tab/><text:tab/>10.559999,</text:p>
      <text:p text:style-name="Standard"><text:tab/><text:tab/>29.88,</text:p>
      <text:p text:style-name="Standard"><text:tab/><text:tab/>26.279999,</text:p>
      <text:p text:style-name="Standard"><text:tab/><text:tab/>10.32,</text:p>
      <text:p text:style-name="Standard"><text:tab/><text:tab/>29.939999,</text:p>
      <text:p text:style-name="Standard"><text:tab/><text:tab/>26.4,</text:p>
      <text:p text:style-name="Standard"><text:tab/><text:tab/>10.139999,</text:p>
      <text:p text:style-name="Standard"><text:tab/><text:tab/>NumberLong(30),</text:p>
      <text:p text:style-name="Standard"><text:tab/><text:tab/>26.279999,</text:p>
      <text:p text:style-name="Standard"><text:tab/><text:tab/>9.96,</text:p>
      <text:p text:style-name="Standard"><text:tab/><text:tab/>30.06,</text:p>
      <text:p text:style-name="Standard"><text:tab/><text:tab/>26.22,</text:p>
      <text:p text:style-name="Standard"><text:tab/><text:tab/>10.0199995,</text:p>
      <text:p text:style-name="Standard"><text:tab/><text:tab/>29.939999,</text:p>
      <text:p text:style-name="Standard"><text:tab/><text:tab/>26.099998,</text:p>
      <text:p text:style-name="Standard"><text:tab/><text:tab/>10.139999,</text:p>
      <text:p text:style-name="Standard"><text:tab/><text:tab/>29.88,</text:p>
      <text:p text:style-name="Standard"><text:tab/><text:tab/>26.039999,</text:p>
      <text:p text:style-name="Standard"><text:tab/><text:tab/>10.26,</text:p>
      <text:p text:style-name="Standard"><text:tab/><text:tab/>29.88,</text:p>
      <text:p text:style-name="Standard"><text:tab/><text:tab/>25.98,</text:p>
      <text:p text:style-name="Standard"><text:tab/><text:tab/>10.5,</text:p>
      <text:p text:style-name="Standard"><text:tab/><text:tab/>30.119999,</text:p>
      <text:p text:style-name="Standard"><text:tab/><text:tab/>26.099998,</text:p>
      <text:p text:style-name="Standard"><text:tab/><text:tab/>10.5,</text:p>
      <text:p text:style-name="Standard"><text:tab/><text:tab/>NumberLong(30),</text:p>
      <text:p text:style-name="Standard"><text:tab/><text:tab/>25.859999,</text:p>
      <text:p text:style-name="Standard"><text:tab/><text:tab/>10.74,</text:p>
      <text:p text:style-name="Standard"><text:tab/><text:tab/>30.179998,</text:p>
      <text:p text:style-name="Standard"><text:soft-page-break/><text:tab/><text:tab/>25.68,</text:p>
      <text:p text:style-name="Standard"><text:tab/><text:tab/>10.62,</text:p>
      <text:p text:style-name="Standard"><text:tab/><text:tab/>30.179998,</text:p>
      <text:p text:style-name="Standard"><text:tab/><text:tab/>25.859999,</text:p>
      <text:p text:style-name="Standard"><text:tab/><text:tab/>10.679999,</text:p>
      <text:p text:style-name="Standard"><text:tab/><text:tab/>30.179998,</text:p>
      <text:p text:style-name="Standard"><text:tab/><text:tab/>25.92,</text:p>
      <text:p text:style-name="Standard"><text:tab/><text:tab/>10.62,</text:p>
      <text:p text:style-name="Standard"><text:tab/><text:tab/>29.939999,</text:p>
      <text:p text:style-name="Standard"><text:tab/><text:tab/>26.039999,</text:p>
      <text:p text:style-name="Standard"><text:tab/><text:tab/>10.559999,</text:p>
      <text:p text:style-name="Standard"><text:tab/><text:tab/>29.939999,</text:p>
      <text:p text:style-name="Standard"><text:tab/><text:tab/>26.099998,</text:p>
      <text:p text:style-name="Standard"><text:tab/><text:tab/>10.5,</text:p>
      <text:p text:style-name="Standard"><text:tab/><text:tab/>NumberLong(30),</text:p>
      <text:p text:style-name="Standard"><text:tab/><text:tab/>26.039999,</text:p>
      <text:p text:style-name="Standard"><text:tab/><text:tab/>10.5,</text:p>
      <text:p text:style-name="Standard"><text:tab/><text:tab/>29.82,</text:p>
      <text:p text:style-name="Standard"><text:tab/><text:tab/>25.98,</text:p>
      <text:p text:style-name="Standard"><text:tab/><text:tab/>10.32,</text:p>
      <text:p text:style-name="Standard"><text:tab/><text:tab/>29.939999,</text:p>
      <text:p text:style-name="Standard"><text:tab/><text:tab/>26.039999,</text:p>
      <text:p text:style-name="Standard"><text:tab/><text:tab/>10.08,</text:p>
      <text:p text:style-name="Standard"><text:tab/><text:tab/>29.939999,</text:p>
      <text:p text:style-name="Standard"><text:tab/><text:tab/>26.099998,</text:p>
      <text:p text:style-name="Standard"><text:tab/><text:tab/>10.26,</text:p>
      <text:p text:style-name="Standard"><text:tab/><text:tab/>29.88,</text:p>
      <text:p text:style-name="Standard"><text:tab/><text:tab/>25.98,</text:p>
      <text:p text:style-name="Standard"><text:tab/><text:tab/>10.0199995,</text:p>
      <text:p text:style-name="Standard"><text:tab/><text:tab/>29.88,</text:p>
      <text:p text:style-name="Standard"><text:tab/><text:tab/>25.98</text:p>
      <text:p text:style-name="Standard"><text:tab/>],</text:p>
      <text:p text:style-name="Standard"><text:tab/>"DATA_SIZE" : NumberLong(500),</text:p>
      <text:p text:style-name="Standard"><text:tab/>"MAGNETIC_DATA_NORM" : [</text:p>
      <text:p text:style-name="Standard"><text:tab/><text:tab/>44.420546497313715,</text:p>
      <text:p text:style-name="Standard"><text:tab/><text:tab/>43.464771303206014,</text:p>
      <text:p text:style-name="Standard"><text:tab/><text:tab/>43.08956648377889,</text:p>
      <text:p text:style-name="Standard"><text:tab/><text:tab/>43.65233984244145,</text:p>
      <text:p text:style-name="Standard"><text:tab/><text:tab/>43.7703180070696,</text:p>
      <text:p text:style-name="Standard"><text:tab/><text:tab/>44.03566665329368,</text:p>
      <text:p text:style-name="Standard"><text:tab/><text:tab/>43.6439260103855,</text:p>
      <text:p text:style-name="Standard"><text:tab/><text:tab/>43.75612871358709,</text:p>
      <text:p text:style-name="Standard"><text:tab/><text:tab/>43.57396377150008,</text:p>
      <text:p text:style-name="Standard"><text:tab/><text:tab/>43.59638876650223,</text:p>
      <text:p text:style-name="Standard"><text:tab/><text:tab/>43.371409218516305,</text:p>
      <text:p text:style-name="Standard"><text:tab/><text:tab/>43.25084480654686,</text:p>
      <text:p text:style-name="Standard"><text:tab/><text:tab/>42.984839187788054,</text:p>
      <text:p text:style-name="Standard"><text:tab/><text:tab/>42.94160120535798,</text:p>
      <text:p text:style-name="Standard"><text:tab/><text:tab/>42.88237386712634,</text:p>
      <text:p text:style-name="Standard"><text:soft-page-break/><text:tab/><text:tab/>42.546303559768866,</text:p>
      <text:p text:style-name="Standard"><text:tab/><text:tab/>42.45872285644024,</text:p>
      <text:p text:style-name="Standard"><text:tab/><text:tab/>42.49702957948946,</text:p>
      <text:p text:style-name="Standard"><text:tab/><text:tab/>42.507829866978625,</text:p>
      <text:p text:style-name="Standard"><text:tab/><text:tab/>42.511978130404636,</text:p>
      <text:p text:style-name="Standard"><text:tab/><text:tab/>42.35991501407905,</text:p>
      <text:p text:style-name="Standard"><text:tab/><text:tab/>42.321951750834934,</text:p>
      <text:p text:style-name="Standard"><text:tab/><text:tab/>42.46881208604733,</text:p>
      <text:p text:style-name="Standard"><text:tab/><text:tab/>42.51286863997771,</text:p>
      <text:p text:style-name="Standard"><text:tab/><text:tab/>42.45274549425514,</text:p>
      <text:p text:style-name="Standard"><text:tab/><text:tab/>42.40917752609688,</text:p>
      <text:p text:style-name="Standard"><text:tab/><text:tab/>42.28633821933509,</text:p>
      <text:p text:style-name="Standard"><text:tab/><text:tab/>42.24741276149348,</text:p>
      <text:p text:style-name="Standard"><text:tab/><text:tab/>42.3171872699498,</text:p>
      <text:p text:style-name="Standard"><text:tab/><text:tab/>42.36106230962581,</text:p>
      <text:p text:style-name="Standard"><text:tab/><text:tab/>42.236803719978624,</text:p>
      <text:p text:style-name="Standard"><text:tab/><text:tab/>42.079938212882396,</text:p>
      <text:p text:style-name="Standard"><text:tab/><text:tab/>41.9160855166606,</text:p>
      <text:p text:style-name="Standard"><text:tab/><text:tab/>41.984397101780566,</text:p>
      <text:p text:style-name="Standard"><text:tab/><text:tab/>41.928796786933916,</text:p>
      <text:p text:style-name="Standard"><text:tab/><text:tab/>42.19587121318863,</text:p>
      <text:p text:style-name="Standard"><text:tab/><text:tab/>42.27071326580615,</text:p>
      <text:p text:style-name="Standard"><text:tab/><text:tab/>42.39962722100279,</text:p>
      <text:p text:style-name="Standard"><text:tab/><text:tab/>42.53500540213909,</text:p>
      <text:p text:style-name="Standard"><text:tab/><text:tab/>42.50867676133897,</text:p>
      <text:p text:style-name="Standard"><text:tab/><text:tab/>42.62779375008751,</text:p>
      <text:p text:style-name="Standard"><text:tab/><text:tab/>42.81116676756194,</text:p>
      <text:p text:style-name="Standard"><text:tab/><text:tab/>42.74598838300504,</text:p>
      <text:p text:style-name="Standard"><text:tab/><text:tab/>42.41499200282844,</text:p>
      <text:p text:style-name="Standard"><text:tab/><text:tab/>42.150459072233126,</text:p>
      <text:p text:style-name="Standard"><text:tab/><text:tab/>42.08374445602484,</text:p>
      <text:p text:style-name="Standard"><text:tab/><text:tab/>42.103458290263994,</text:p>
      <text:p text:style-name="Standard"><text:tab/><text:tab/>42.18379783755844,</text:p>
      <text:p text:style-name="Standard"><text:tab/><text:tab/>42.0576877110476,</text:p>
      <text:p text:style-name="Standard"><text:tab/><text:tab/>41.96891508676397,</text:p>
      <text:p text:style-name="Standard"><text:tab/><text:tab/>42.08883338368983,</text:p>
      <text:p text:style-name="Standard"><text:tab/><text:tab/>42.3150608833309,</text:p>
      <text:p text:style-name="Standard"><text:tab/><text:tab/>42.50838008628418,</text:p>
      <text:p text:style-name="Standard"><text:tab/><text:tab/>42.59205486472801,</text:p>
      <text:p text:style-name="Standard"><text:tab/><text:tab/>42.61170261794288,</text:p>
      <text:p text:style-name="Standard"><text:tab/><text:tab/>42.550492223709945,</text:p>
      <text:p text:style-name="Standard"><text:tab/><text:tab/>42.69673496556852,</text:p>
      <text:p text:style-name="Standard"><text:tab/><text:tab/>42.63691358435786,</text:p>
      <text:p text:style-name="Standard"><text:tab/><text:tab/>42.718778072412135,</text:p>
      <text:p text:style-name="Standard"><text:tab/><text:tab/>42.73019541261191,</text:p>
      <text:p text:style-name="Standard"><text:tab/><text:tab/>42.61592660027469,</text:p>
      <text:p text:style-name="Standard"><text:tab/><text:tab/>42.436630403461585,</text:p>
      <text:p text:style-name="Standard"><text:tab/><text:tab/>42.44867489097863,</text:p>
      <text:p text:style-name="Standard"><text:tab/><text:tab/>42.57518995847229,</text:p>
      <text:p text:style-name="Standard"><text:soft-page-break/><text:tab/><text:tab/>42.630326601141604,</text:p>
      <text:p text:style-name="Standard"><text:tab/><text:tab/>42.56757847940145,</text:p>
      <text:p text:style-name="Standard"><text:tab/><text:tab/>42.48393976080845,</text:p>
      <text:p text:style-name="Standard"><text:tab/><text:tab/>42.30799924364186,</text:p>
      <text:p text:style-name="Standard"><text:tab/><text:tab/>42.193781279235935,</text:p>
      <text:p text:style-name="Standard"><text:tab/><text:tab/>42.0032996161016,</text:p>
      <text:p text:style-name="Standard"><text:tab/><text:tab/>41.9142839614373,</text:p>
      <text:p text:style-name="Standard"><text:tab/><text:tab/>41.7957595643386,</text:p>
      <text:p text:style-name="Standard"><text:tab/><text:tab/>41.662429117851495,</text:p>
      <text:p text:style-name="Standard"><text:tab/><text:tab/>41.66307717872025,</text:p>
      <text:p text:style-name="Standard"><text:tab/><text:tab/>41.50252459694472,</text:p>
      <text:p text:style-name="Standard"><text:tab/><text:tab/>41.626207834007666,</text:p>
      <text:p text:style-name="Standard"><text:tab/><text:tab/>41.79834372843021,</text:p>
      <text:p text:style-name="Standard"><text:tab/><text:tab/>42.08780747389915,</text:p>
      <text:p text:style-name="Standard"><text:tab/><text:tab/>42.169586196689195,</text:p>
      <text:p text:style-name="Standard"><text:tab/><text:tab/>41.97723606241841,</text:p>
      <text:p text:style-name="Standard"><text:tab/><text:tab/>42.10627881634759,</text:p>
      <text:p text:style-name="Standard"><text:tab/><text:tab/>42.04630304794941,</text:p>
      <text:p text:style-name="Standard"><text:tab/><text:tab/>42.12790388091962,</text:p>
      <text:p text:style-name="Standard"><text:tab/><text:tab/>42.17543198308706,</text:p>
      <text:p text:style-name="Standard"><text:tab/><text:tab/>42.03384350734536,</text:p>
      <text:p text:style-name="Standard"><text:tab/><text:tab/>41.84276129941719,</text:p>
      <text:p text:style-name="Standard"><text:tab/><text:tab/>41.7519388771348,</text:p>
      <text:p text:style-name="Standard"><text:tab/><text:tab/>41.84822550359813,</text:p>
      <text:p text:style-name="Standard"><text:tab/><text:tab/>41.78830936996614,</text:p>
      <text:p text:style-name="Standard"><text:tab/><text:tab/>41.89899131721437,</text:p>
      <text:p text:style-name="Standard"><text:tab/><text:tab/>41.86989849521969,</text:p>
      <text:p text:style-name="Standard"><text:tab/><text:tab/>41.89899131721437,</text:p>
      <text:p text:style-name="Standard"><text:tab/><text:tab/>42.2264890508316,</text:p>
      <text:p text:style-name="Standard"><text:tab/><text:tab/>42.21958224568313,</text:p>
      <text:p text:style-name="Standard"><text:tab/><text:tab/>42.111792713205666,</text:p>
      <text:p text:style-name="Standard"><text:tab/><text:tab/>42.140592638452546,</text:p>
      <text:p text:style-name="Standard"><text:tab/><text:tab/>41.99888569950398,</text:p>
      <text:p text:style-name="Standard"><text:tab/><text:tab/>42.041593690058896,</text:p>
      <text:p text:style-name="Standard"><text:tab/><text:tab/>42.033928898450604,</text:p>
      <text:p text:style-name="Standard"><text:tab/><text:tab/>42.00364133643656,</text:p>
      <text:p text:style-name="Standard"><text:tab/><text:tab/>41.67582032785917,</text:p>
      <text:p text:style-name="Standard"><text:tab/><text:tab/>41.74404742714827,</text:p>
      <text:p text:style-name="Standard"><text:tab/><text:tab/>41.51553370631289,</text:p>
      <text:p text:style-name="Standard"><text:tab/><text:tab/>41.66286042076325,</text:p>
      <text:p text:style-name="Standard"><text:tab/><text:tab/>41.50065949982001,</text:p>
      <text:p text:style-name="Standard"><text:tab/><text:tab/>41.47961909179013,</text:p>
      <text:p text:style-name="Standard"><text:tab/><text:tab/>41.080723403562466,</text:p>
      <text:p text:style-name="Standard"><text:tab/><text:tab/>40.97516796768502,</text:p>
      <text:p text:style-name="Standard"><text:tab/><text:tab/>41.0281109445707,</text:p>
      <text:p text:style-name="Standard"><text:tab/><text:tab/>41.038946615136226,</text:p>
      <text:p text:style-name="Standard"><text:tab/><text:tab/>41.14066514897397,</text:p>
      <text:p text:style-name="Standard"><text:tab/><text:tab/>41.03021739255107,</text:p>
      <text:p text:style-name="Standard"><text:tab/><text:tab/>41.06635118926443,</text:p>
      <text:p text:style-name="Standard"><text:soft-page-break/><text:tab/><text:tab/>40.96172260782012,</text:p>
      <text:p text:style-name="Standard"><text:tab/><text:tab/>41.25923748204763,</text:p>
      <text:p text:style-name="Standard"><text:tab/><text:tab/>41.28165546099143,</text:p>
      <text:p text:style-name="Standard"><text:tab/><text:tab/>41.1646345699801,</text:p>
      <text:p text:style-name="Standard"><text:tab/><text:tab/>41.06621969453726,</text:p>
      <text:p text:style-name="Standard"><text:tab/><text:tab/>41.10389762540774,</text:p>
      <text:p text:style-name="Standard"><text:tab/><text:tab/>41.014860096799076,</text:p>
      <text:p text:style-name="Standard"><text:tab/><text:tab/>41.23117752381079,</text:p>
      <text:p text:style-name="Standard"><text:tab/><text:tab/>41.14937106785474,</text:p>
      <text:p text:style-name="Standard"><text:tab/><text:tab/>41.22423533408474,</text:p>
      <text:p text:style-name="Standard"><text:tab/><text:tab/>41.20095530203155,</text:p>
      <text:p text:style-name="Standard"><text:tab/><text:tab/>41.21637464552166,</text:p>
      <text:p text:style-name="Standard"><text:tab/><text:tab/>41.33185560412213,</text:p>
      <text:p text:style-name="Standard"><text:tab/><text:tab/>41.33908414079833,</text:p>
      <text:p text:style-name="Standard"><text:tab/><text:tab/>41.55722157459523,</text:p>
      <text:p text:style-name="Standard"><text:tab/><text:tab/>41.4420211379706,</text:p>
      <text:p text:style-name="Standard"><text:tab/><text:tab/>41.259500724075664,</text:p>
      <text:p text:style-name="Standard"><text:tab/><text:tab/>41.33068109770271,</text:p>
      <text:p text:style-name="Standard"><text:tab/><text:tab/>41.43129252147464,</text:p>
      <text:p text:style-name="Standard"><text:tab/><text:tab/>41.46342967001162,</text:p>
      <text:p text:style-name="Standard"><text:tab/><text:tab/>41.37529624401499,</text:p>
      <text:p text:style-name="Standard"><text:tab/><text:tab/>41.34008535404838,</text:p>
      <text:p text:style-name="Standard"><text:tab/><text:tab/>41.27031716960756,</text:p>
      <text:p text:style-name="Standard"><text:tab/><text:tab/>41.06919950863421,</text:p>
      <text:p text:style-name="Standard"><text:tab/><text:tab/>41.264211367236875,</text:p>
      <text:p text:style-name="Standard"><text:tab/><text:tab/>41.21755451261028,</text:p>
      <text:p text:style-name="Standard"><text:tab/><text:tab/>41.10985136533583,</text:p>
      <text:p text:style-name="Standard"><text:tab/><text:tab/>41.02534679049044,</text:p>
      <text:p text:style-name="Standard"><text:tab/><text:tab/>41.03482334749355,</text:p>
      <text:p text:style-name="Standard"><text:tab/><text:tab/>40.98794871373781,</text:p>
      <text:p text:style-name="Standard"><text:tab/><text:tab/>40.94871279149082,</text:p>
      <text:p text:style-name="Standard"><text:tab/><text:tab/>41.25321805629229,</text:p>
      <text:p text:style-name="Standard"><text:tab/><text:tab/>41.357237050847644,</text:p>
      <text:p text:style-name="Standard"><text:tab/><text:tab/>41.32819798007168,</text:p>
      <text:p text:style-name="Standard"><text:tab/><text:tab/>41.374513639195825,</text:p>
      <text:p text:style-name="Standard"><text:tab/><text:tab/>41.471633051038644,</text:p>
      <text:p text:style-name="Standard"><text:tab/><text:tab/>41.672450079159056,</text:p>
      <text:p text:style-name="Standard"><text:tab/><text:tab/>41.86976952408504,</text:p>
      <text:p text:style-name="Standard"><text:tab/><text:tab/>41.77572843601895,</text:p>
      <text:p text:style-name="Standard"><text:tab/><text:tab/>41.764653551059205,</text:p>
      <text:p text:style-name="Standard"><text:tab/><text:tab/>41.53850743587208,</text:p>
      <text:p text:style-name="Standard"><text:tab/><text:tab/>41.51570723184179,</text:p>
      <text:p text:style-name="Standard"><text:tab/><text:tab/>41.48269928247198,</text:p>
      <text:p text:style-name="Standard"><text:tab/><text:tab/>41.65512693534855,</text:p>
      <text:p text:style-name="Standard"><text:tab/><text:tab/>41.514102902025975,</text:p>
      <text:p text:style-name="Standard"><text:tab/><text:tab/>41.46577174875689,</text:p>
      <text:p text:style-name="Standard"><text:tab/><text:tab/>41.31922491334997,</text:p>
      <text:p text:style-name="Standard"><text:tab/><text:tab/>41.35275492346309,</text:p>
      <text:p text:style-name="Standard"><text:tab/><text:tab/>41.42738098890641,</text:p>
      <text:p text:style-name="Standard"><text:soft-page-break/><text:tab/><text:tab/>41.434115377065815,</text:p>
      <text:p text:style-name="Standard"><text:tab/><text:tab/>41.58766089743449,</text:p>
      <text:p text:style-name="Standard"><text:tab/><text:tab/>41.242176703952,</text:p>
      <text:p text:style-name="Standard"><text:tab/><text:tab/>41.20222324098543,</text:p>
      <text:p text:style-name="Standard"><text:tab/><text:tab/>41.00340237931489,</text:p>
      <text:p text:style-name="Standard"><text:tab/><text:tab/>41.2137986601575,</text:p>
      <text:p text:style-name="Standard"><text:tab/><text:tab/>41.130075848215995,</text:p>
      <text:p text:style-name="Standard"><text:tab/><text:tab/>41.22742229099463,</text:p>
      <text:p text:style-name="Standard"><text:tab/><text:tab/>41.374861195175036,</text:p>
      <text:p text:style-name="Standard"><text:tab/><text:tab/>41.60683116989325,</text:p>
      <text:p text:style-name="Standard"><text:tab/><text:tab/>41.67512655289733,</text:p>
      <text:p text:style-name="Standard"><text:tab/><text:tab/>41.77620228790554,</text:p>
      <text:p text:style-name="Standard"><text:tab/><text:tab/>41.964713748576905,</text:p>
      <text:p text:style-name="Standard"><text:tab/><text:tab/>41.71109131202397,</text:p>
      <text:p text:style-name="Standard"><text:tab/><text:tab/>41.780123458888944,</text:p>
      <text:p text:style-name="Standard"><text:tab/><text:tab/>41.739650214154885,</text:p>
      <text:p text:style-name="Standard"><text:tab/><text:tab/>41.7041868401723,</text:p>
      <text:p text:style-name="Standard"><text:tab/><text:tab/>41.335295784595566,</text:p>
      <text:p text:style-name="Standard"><text:tab/><text:tab/>41.364375722111426,</text:p>
      <text:p text:style-name="Standard"><text:tab/><text:tab/>41.281525513963274,</text:p>
      <text:p text:style-name="Standard"><text:tab/><text:tab/>41.23698129543438,</text:p>
      <text:p text:style-name="Standard"><text:tab/><text:tab/>41.42264598018818,</text:p>
      <text:p text:style-name="Standard"><text:tab/><text:tab/>41.564498284954695,</text:p>
      <text:p text:style-name="Standard"><text:tab/><text:tab/>41.61634700403197,</text:p>
      <text:p text:style-name="Standard"><text:tab/><text:tab/>41.40960758085012,</text:p>
      <text:p text:style-name="Standard"><text:tab/><text:tab/>41.53443390730154,</text:p>
      <text:p text:style-name="Standard"><text:tab/><text:tab/>41.4972770191009,</text:p>
      <text:p text:style-name="Standard"><text:tab/><text:tab/>41.4163001447498,</text:p>
      <text:p text:style-name="Standard"><text:tab/><text:tab/>41.52767270146498,</text:p>
      <text:p text:style-name="Standard"><text:tab/><text:tab/>41.6535280618581,</text:p>
      <text:p text:style-name="Standard"><text:tab/><text:tab/>41.5642821215524,</text:p>
      <text:p text:style-name="Standard"><text:tab/><text:tab/>41.54994448516149,</text:p>
      <text:p text:style-name="Standard"><text:tab/><text:tab/>41.662904363474226,</text:p>
      <text:p text:style-name="Standard"><text:tab/><text:tab/>41.58242354986059,</text:p>
      <text:p text:style-name="Standard"><text:tab/><text:tab/>41.702416576021115,</text:p>
      <text:p text:style-name="Standard"><text:tab/><text:tab/>41.78830936996614,</text:p>
      <text:p text:style-name="Standard"><text:tab/><text:tab/>41.694603342878814,</text:p>
      <text:p text:style-name="Standard"><text:tab/><text:tab/>41.63757708512834,</text:p>
      <text:p text:style-name="Standard"><text:tab/><text:tab/>41.6640701137083,</text:p>
      <text:p text:style-name="Standard"><text:tab/><text:tab/>41.52736928821762,</text:p>
      <text:p text:style-name="Standard"><text:tab/><text:tab/>41.535127047837484,</text:p>
      <text:p text:style-name="Standard"><text:tab/><text:tab/>41.5493826668941,</text:p>
      <text:p text:style-name="Standard"><text:tab/><text:tab/>41.54933872253566,</text:p>
      <text:p text:style-name="Standard"><text:tab/><text:tab/>41.55661680165988,</text:p>
      <text:p text:style-name="Standard"><text:tab/><text:tab/>41.69309295314992,</text:p>
      <text:p text:style-name="Standard"><text:tab/><text:tab/>41.604104940738736,</text:p>
      <text:p text:style-name="Standard"><text:tab/><text:tab/>41.518482373998225,</text:p>
      <text:p text:style-name="Standard"><text:tab/><text:tab/>41.60687443199741,</text:p>
      <text:p text:style-name="Standard"><text:tab/><text:tab/>41.57346123766945,</text:p>
      <text:p text:style-name="Standard"><text:soft-page-break/><text:tab/><text:tab/>41.52992583378883,</text:p>
      <text:p text:style-name="Standard"><text:tab/><text:tab/>41.5353858689191,</text:p>
      <text:p text:style-name="Standard"><text:tab/><text:tab/>41.418993292449855,</text:p>
      <text:p text:style-name="Standard"><text:tab/><text:tab/>41.30501850284066,</text:p>
      <text:p text:style-name="Standard"><text:tab/><text:tab/>41.31804780577133,</text:p>
      <text:p text:style-name="Standard"><text:tab/><text:tab/>41.37133790439946,</text:p>
      <text:p text:style-name="Standard"><text:tab/><text:tab/>41.32175141205901,</text:p>
      <text:p text:style-name="Standard"><text:tab/><text:tab/>41.51384321982248,</text:p>
      <text:p text:style-name="Standard"><text:tab/><text:tab/>41.52351141221079,</text:p>
      <text:p text:style-name="Standard"><text:tab/><text:tab/>41.58541090334445,</text:p>
      <text:p text:style-name="Standard"><text:tab/><text:tab/>41.74676415388385,</text:p>
      <text:p text:style-name="Standard"><text:tab/><text:tab/>41.82834688868311,</text:p>
      <text:p text:style-name="Standard"><text:tab/><text:tab/>41.72101628675888,</text:p>
      <text:p text:style-name="Standard"><text:tab/><text:tab/>41.75301503077356,</text:p>
      <text:p text:style-name="Standard"><text:tab/><text:tab/>41.507728675031125,</text:p>
      <text:p text:style-name="Standard"><text:tab/><text:tab/>41.39647665297137,</text:p>
      <text:p text:style-name="Standard"><text:tab/><text:tab/>41.283705499385604,</text:p>
      <text:p text:style-name="Standard"><text:tab/><text:tab/>41.15260719905853,</text:p>
      <text:p text:style-name="Standard"><text:tab/><text:tab/>40.97916371767492,</text:p>
      <text:p text:style-name="Standard"><text:tab/><text:tab/>41.010734198255975,</text:p>
      <text:p text:style-name="Standard"><text:tab/><text:tab/>41.11379330589675,</text:p>
      <text:p text:style-name="Standard"><text:tab/><text:tab/>41.158819225045804,</text:p>
      <text:p text:style-name="Standard"><text:tab/><text:tab/>41.31844140332498,</text:p>
      <text:p text:style-name="Standard"><text:tab/><text:tab/>41.359848732798845,</text:p>
      <text:p text:style-name="Standard"><text:tab/><text:tab/>41.454833252589495,</text:p>
      <text:p text:style-name="Standard"><text:tab/><text:tab/>41.742106790146615,</text:p>
      <text:p text:style-name="Standard"><text:tab/><text:tab/>41.76495588552682,</text:p>
      <text:p text:style-name="Standard"><text:tab/><text:tab/>41.7547410481732,</text:p>
      <text:p text:style-name="Standard"><text:tab/><text:tab/>41.84534382700183,</text:p>
      <text:p text:style-name="Standard"><text:tab/><text:tab/>41.93806762930312,</text:p>
      <text:p text:style-name="Standard"><text:tab/><text:tab/>42.00518511422133,</text:p>
      <text:p text:style-name="Standard"><text:tab/><text:tab/>41.993613158669746,</text:p>
      <text:p text:style-name="Standard"><text:tab/><text:tab/>41.69797046140256,</text:p>
      <text:p text:style-name="Standard"><text:tab/><text:tab/>41.53933011737191,</text:p>
      <text:p text:style-name="Standard"><text:tab/><text:tab/>41.56493205479832,</text:p>
      <text:p text:style-name="Standard"><text:tab/><text:tab/>41.49597570849491,</text:p>
      <text:p text:style-name="Standard"><text:tab/><text:tab/>41.40217321107674,</text:p>
      <text:p text:style-name="Standard"><text:tab/><text:tab/>41.21034792961594,</text:p>
      <text:p text:style-name="Standard"><text:tab/><text:tab/>41.12053501597468,</text:p>
      <text:p text:style-name="Standard"><text:tab/><text:tab/>41.02552347892713,</text:p>
      <text:p text:style-name="Standard"><text:tab/><text:tab/>41.179893151876925,</text:p>
      <text:p text:style-name="Standard"><text:tab/><text:tab/>41.25950072407566,</text:p>
      <text:p text:style-name="Standard"><text:tab/><text:tab/>41.21812222797152,</text:p>
      <text:p text:style-name="Standard"><text:tab/><text:tab/>41.387388025339334,</text:p>
      <text:p text:style-name="Standard"><text:tab/><text:tab/>41.29560686804349,</text:p>
      <text:p text:style-name="Standard"><text:tab/><text:tab/>41.52039017157715,</text:p>
      <text:p text:style-name="Standard"><text:tab/><text:tab/>41.4812680616203,</text:p>
      <text:p text:style-name="Standard"><text:tab/><text:tab/>41.448276200585234,</text:p>
      <text:p text:style-name="Standard"><text:tab/><text:tab/>41.572941766009315,</text:p>
      <text:p text:style-name="Standard"><text:soft-page-break/><text:tab/><text:tab/>41.82348544872846,</text:p>
      <text:p text:style-name="Standard"><text:tab/><text:tab/>41.87677624268611,</text:p>
      <text:p text:style-name="Standard"><text:tab/><text:tab/>41.86564160454252,</text:p>
      <text:p text:style-name="Standard"><text:tab/><text:tab/>41.937467010776906,</text:p>
      <text:p text:style-name="Standard"><text:tab/><text:tab/>41.898305454994244,</text:p>
      <text:p text:style-name="Standard"><text:tab/><text:tab/>42.023349293934224,</text:p>
      <text:p text:style-name="Standard"><text:tab/><text:tab/>42.18085347642933,</text:p>
      <text:p text:style-name="Standard"><text:tab/><text:tab/>41.97470666961236,</text:p>
      <text:p text:style-name="Standard"><text:tab/><text:tab/>41.817761010364976,</text:p>
      <text:p text:style-name="Standard"><text:tab/><text:tab/>41.659231870018914,</text:p>
      <text:p text:style-name="Standard"><text:tab/><text:tab/>41.52927406685561,</text:p>
      <text:p text:style-name="Standard"><text:tab/><text:tab/>41.448276200585234,</text:p>
      <text:p text:style-name="Standard"><text:tab/><text:tab/>41.366116568998834,</text:p>
      <text:p text:style-name="Standard"><text:tab/><text:tab/>41.11129699486506,</text:p>
      <text:p text:style-name="Standard"><text:tab/><text:tab/>41.18137801968268,</text:p>
      <text:p text:style-name="Standard"><text:tab/><text:tab/>41.231002172151975,</text:p>
      <text:p text:style-name="Standard"><text:tab/><text:tab/>41.20340277210124,</text:p>
      <text:p text:style-name="Standard"><text:tab/><text:tab/>41.404347597806684,</text:p>
      <text:p text:style-name="Standard"><text:tab/><text:tab/>41.46386279255711,</text:p>
      <text:p text:style-name="Standard"><text:tab/><text:tab/>41.50720874209684,</text:p>
      <text:p text:style-name="Standard"><text:tab/><text:tab/>41.43776474376968,</text:p>
      <text:p text:style-name="Standard"><text:tab/><text:tab/>41.45995594498384,</text:p>
      <text:p text:style-name="Standard"><text:tab/><text:tab/>41.540369096097386,</text:p>
      <text:p text:style-name="Standard"><text:tab/><text:tab/>41.448276200585234,</text:p>
      <text:p text:style-name="Standard"><text:tab/><text:tab/>41.76387849086817,</text:p>
      <text:p text:style-name="Standard"><text:tab/><text:tab/>41.600859848325264,</text:p>
      <text:p text:style-name="Standard"><text:tab/><text:tab/>41.6342070898438,</text:p>
      <text:p text:style-name="Standard"><text:tab/><text:tab/>41.6659714481734,</text:p>
      <text:p text:style-name="Standard"><text:tab/><text:tab/>41.720325072559085,</text:p>
      <text:p text:style-name="Standard"><text:tab/><text:tab/>41.98666931300934,</text:p>
      <text:p text:style-name="Standard"><text:tab/><text:tab/>41.888637444538595,</text:p>
      <text:p text:style-name="Standard"><text:tab/><text:tab/>41.991256095525415,</text:p>
      <text:p text:style-name="Standard"><text:tab/><text:tab/>41.713678857180724,</text:p>
      <text:p text:style-name="Standard"><text:tab/><text:tab/>41.7210587948101,</text:p>
      <text:p text:style-name="Standard"><text:tab/><text:tab/>41.514102902025975,</text:p>
      <text:p text:style-name="Standard"><text:tab/><text:tab/>41.528147868162904,</text:p>
      <text:p text:style-name="Standard"><text:tab/><text:tab/>41.520606206557254,</text:p>
      <text:p text:style-name="Standard"><text:tab/><text:tab/>41.373469760221944,</text:p>
      <text:p text:style-name="Standard"><text:tab/><text:tab/>41.32523684142657,</text:p>
      <text:p text:style-name="Standard"><text:tab/><text:tab/>41.38321252972036,</text:p>
      <text:p text:style-name="Standard"><text:tab/><text:tab/>41.34892412965544,</text:p>
      <text:p text:style-name="Standard"><text:tab/><text:tab/>41.21969432201069,</text:p>
      <text:p text:style-name="Standard"><text:tab/><text:tab/>41.330549715192525,</text:p>
      <text:p text:style-name="Standard"><text:tab/><text:tab/>41.57424104707147,</text:p>
      <text:p text:style-name="Standard"><text:tab/><text:tab/>41.470070234326855,</text:p>
      <text:p text:style-name="Standard"><text:tab/><text:tab/>41.506037393613006,</text:p>
      <text:p text:style-name="Standard"><text:tab/><text:tab/>41.5155777991828,</text:p>
      <text:p text:style-name="Standard"><text:tab/><text:tab/>41.18365209643264,</text:p>
      <text:p text:style-name="Standard"><text:tab/><text:tab/>41.15580153514204,</text:p>
      <text:p text:style-name="Standard"><text:soft-page-break/><text:tab/><text:tab/>41.22183329402031,</text:p>
      <text:p text:style-name="Standard"><text:tab/><text:tab/>41.22034870594863,</text:p>
      <text:p text:style-name="Standard"><text:tab/><text:tab/>40.81327725140436,</text:p>
      <text:p text:style-name="Standard"><text:tab/><text:tab/>40.88686268375211,</text:p>
      <text:p text:style-name="Standard"><text:tab/><text:tab/>40.72360494848166,</text:p>
      <text:p text:style-name="Standard"><text:tab/><text:tab/>40.651538716265094,</text:p>
      <text:p text:style-name="Standard"><text:tab/><text:tab/>40.94664758878315,</text:p>
      <text:p text:style-name="Standard"><text:tab/><text:tab/>41.08256355243676,</text:p>
      <text:p text:style-name="Standard"><text:tab/><text:tab/>40.86867675567685,</text:p>
      <text:p text:style-name="Standard"><text:tab/><text:tab/>40.91986741327494,</text:p>
      <text:p text:style-name="Standard"><text:tab/><text:tab/>40.89738204530951,</text:p>
      <text:p text:style-name="Standard"><text:tab/><text:tab/>40.985796915029006,</text:p>
      <text:p text:style-name="Standard"><text:tab/><text:tab/>40.8668703049304,</text:p>
      <text:p text:style-name="Standard"><text:tab/><text:tab/>40.88043541842479,</text:p>
      <text:p text:style-name="Standard"><text:tab/><text:tab/>40.8706580372766,</text:p>
      <text:p text:style-name="Standard"><text:tab/><text:tab/>40.69986240762983,</text:p>
      <text:p text:style-name="Standard"><text:tab/><text:tab/>40.85400837127246,</text:p>
      <text:p text:style-name="Standard"><text:tab/><text:tab/>40.98158122864466,</text:p>
      <text:p text:style-name="Standard"><text:tab/><text:tab/>40.757006024976874,</text:p>
      <text:p text:style-name="Standard"><text:tab/><text:tab/>40.84047918572946,</text:p>
      <text:p text:style-name="Standard"><text:tab/><text:tab/>40.75868496406625,</text:p>
      <text:p text:style-name="Standard"><text:tab/><text:tab/>40.95104394273728,</text:p>
      <text:p text:style-name="Standard"><text:tab/><text:tab/>41.07428293957183,</text:p>
      <text:p text:style-name="Standard"><text:tab/><text:tab/>41.14167156643008,</text:p>
      <text:p text:style-name="Standard"><text:tab/><text:tab/>41.21065396229475,</text:p>
      <text:p text:style-name="Standard"><text:tab/><text:tab/>41.2978283535588,</text:p>
      <text:p text:style-name="Standard"><text:tab/><text:tab/>41.45882689078409,</text:p>
      <text:p text:style-name="Standard"><text:tab/><text:tab/>41.59177259314636,</text:p>
      <text:p text:style-name="Standard"><text:tab/><text:tab/>41.25814702092187,</text:p>
      <text:p text:style-name="Standard"><text:tab/><text:tab/>41.286756903394625,</text:p>
      <text:p text:style-name="Standard"><text:tab/><text:tab/>41.37712411466027,</text:p>
      <text:p text:style-name="Standard"><text:tab/><text:tab/>41.47323956480853,</text:p>
      <text:p text:style-name="Standard"><text:tab/><text:tab/>41.36746336820769,</text:p>
      <text:p text:style-name="Standard"><text:tab/><text:tab/>41.32972147982616,</text:p>
      <text:p text:style-name="Standard"><text:tab/><text:tab/>41.0259625115609,</text:p>
      <text:p text:style-name="Standard"><text:tab/><text:tab/>41.08418673893887,</text:p>
      <text:p text:style-name="Standard"><text:tab/><text:tab/>41.15164638261755,</text:p>
      <text:p text:style-name="Standard"><text:tab/><text:tab/>41.099648164917475,</text:p>
      <text:p text:style-name="Standard"><text:tab/><text:tab/>41.15444470090688,</text:p>
      <text:p text:style-name="Standard"><text:tab/><text:tab/>41.15151453203151,</text:p>
      <text:p text:style-name="Standard"><text:tab/><text:tab/>41.16520312448368,</text:p>
      <text:p text:style-name="Standard"><text:tab/><text:tab/>41.10512376821167,</text:p>
      <text:p text:style-name="Standard"><text:tab/><text:tab/>41.1867985995513,</text:p>
      <text:p text:style-name="Standard"><text:tab/><text:tab/>41.14941466947011,</text:p>
      <text:p text:style-name="Standard"><text:tab/><text:tab/>41.29068175751038,</text:p>
      <text:p text:style-name="Standard"><text:tab/><text:tab/>41.15798828903084,</text:p>
      <text:p text:style-name="Standard"><text:tab/><text:tab/>41.11090366314027,</text:p>
      <text:p text:style-name="Standard"><text:tab/><text:tab/>40.913269241164286,</text:p>
      <text:p text:style-name="Standard"><text:tab/><text:tab/>40.96251320903055,</text:p>
      <text:p text:style-name="Standard"><text:soft-page-break/><text:tab/><text:tab/>41.08510506448785,</text:p>
      <text:p text:style-name="Standard"><text:tab/><text:tab/>41.02561077863437,</text:p>
      <text:p text:style-name="Standard"><text:tab/><text:tab/>40.922507254565915,</text:p>
      <text:p text:style-name="Standard"><text:tab/><text:tab/>40.981755444099804,</text:p>
      <text:p text:style-name="Standard"><text:tab/><text:tab/>41.086681871380236,</text:p>
      <text:p text:style-name="Standard"><text:tab/><text:tab/>40.95464745202919,</text:p>
      <text:p text:style-name="Standard"><text:tab/><text:tab/>40.86726670625284,</text:p>
      <text:p text:style-name="Standard"><text:tab/><text:tab/>41.03315635629316,</text:p>
      <text:p text:style-name="Standard"><text:tab/><text:tab/>40.91722864515631,</text:p>
      <text:p text:style-name="Standard"><text:tab/><text:tab/>40.94172443852359,</text:p>
      <text:p text:style-name="Standard"><text:tab/><text:tab/>40.93112751928537,</text:p>
      <text:p text:style-name="Standard"><text:tab/><text:tab/>40.72121717827209,</text:p>
      <text:p text:style-name="Standard"><text:tab/><text:tab/>40.77073926923574,</text:p>
      <text:p text:style-name="Standard"><text:tab/><text:tab/>40.74455031731239,</text:p>
      <text:p text:style-name="Standard"><text:tab/><text:tab/>40.82231742564354,</text:p>
      <text:p text:style-name="Standard"><text:tab/><text:tab/>40.86475719443346,</text:p>
      <text:p text:style-name="Standard"><text:tab/><text:tab/>41.02561077863437,</text:p>
      <text:p text:style-name="Standard"><text:tab/><text:tab/>41.04552457991008,</text:p>
      <text:p text:style-name="Standard"><text:tab/><text:tab/>41.41134627128174,</text:p>
      <text:p text:style-name="Standard"><text:tab/><text:tab/>41.456699663142516,</text:p>
      <text:p text:style-name="Standard"><text:tab/><text:tab/>41.32623837999294,</text:p>
      <text:p text:style-name="Standard"><text:tab/><text:tab/>41.51570723184179,</text:p>
      <text:p text:style-name="Standard"><text:tab/><text:tab/>41.58333174818973,</text:p>
      <text:p text:style-name="Standard"><text:tab/><text:tab/>41.38960676208462,</text:p>
      <text:p text:style-name="Standard"><text:tab/><text:tab/>41.332900788113115,</text:p>
      <text:p text:style-name="Standard"><text:tab/><text:tab/>41.32645641716696,</text:p>
      <text:p text:style-name="Standard"><text:tab/><text:tab/>41.016746327323474,</text:p>
      <text:p text:style-name="Standard"><text:tab/><text:tab/>41.1646345699801,</text:p>
      <text:p text:style-name="Standard"><text:tab/><text:tab/>41.217509849092075,</text:p>
      <text:p text:style-name="Standard"><text:tab/><text:tab/>41.098554719113906,</text:p>
      <text:p text:style-name="Standard"><text:tab/><text:tab/>41.143728562200096,</text:p>
      <text:p text:style-name="Standard"><text:tab/><text:tab/>41.25583595080822,</text:p>
      <text:p text:style-name="Standard"><text:tab/><text:tab/>41.406346606287315,</text:p>
      <text:p text:style-name="Standard"><text:tab/><text:tab/>41.426990956621516,</text:p>
      <text:p text:style-name="Standard"><text:tab/><text:tab/>41.69408528124824,</text:p>
      <text:p text:style-name="Standard"><text:tab/><text:tab/>41.576405404508,</text:p>
      <text:p text:style-name="Standard"><text:tab/><text:tab/>41.59739871338112,</text:p>
      <text:p text:style-name="Standard"><text:tab/><text:tab/>41.68583932224467,</text:p>
      <text:p text:style-name="Standard"><text:tab/><text:tab/>41.70880419575705,</text:p>
      <text:p text:style-name="Standard"><text:tab/><text:tab/>41.73193022135449,</text:p>
      <text:p text:style-name="Standard"><text:tab/><text:tab/>41.576405404508,</text:p>
      <text:p text:style-name="Standard"><text:tab/><text:tab/>41.41082404299631,</text:p>
      <text:p text:style-name="Standard"><text:tab/><text:tab/>41.35057919787823,</text:p>
      <text:p text:style-name="Standard"><text:tab/><text:tab/>41.36415691876246,</text:p>
      <text:p text:style-name="Standard"><text:tab/><text:tab/>41.27712199269712,</text:p>
      <text:p text:style-name="Standard"><text:tab/><text:tab/>41.133490005104115,</text:p>
      <text:p text:style-name="Standard"><text:tab/><text:tab/>40.835366775872124,</text:p>
      <text:p text:style-name="Standard"><text:tab/><text:tab/>40.7695019454494,</text:p>
      <text:p text:style-name="Standard"><text:tab/><text:tab/>40.93306243124255,</text:p>
      <text:p text:style-name="Standard"><text:soft-page-break/><text:tab/><text:tab/>41.081119504219956,</text:p>
      <text:p text:style-name="Standard"><text:tab/><text:tab/>41.06762203634392,</text:p>
      <text:p text:style-name="Standard"><text:tab/><text:tab/>40.83818801073328,</text:p>
      <text:p text:style-name="Standard"><text:tab/><text:tab/>40.75236862171327,</text:p>
      <text:p text:style-name="Standard"><text:tab/><text:tab/>40.60905305446065,</text:p>
      <text:p text:style-name="Standard"><text:tab/><text:tab/>40.72696305692338,</text:p>
      <text:p text:style-name="Standard"><text:tab/><text:tab/>40.67252131328964,</text:p>
      <text:p text:style-name="Standard"><text:tab/><text:tab/>40.44160234214268,</text:p>
      <text:p text:style-name="Standard"><text:tab/><text:tab/>40.479104981706314,</text:p>
      <text:p text:style-name="Standard"><text:tab/><text:tab/>40.359534189581524,</text:p>
      <text:p text:style-name="Standard"><text:tab/><text:tab/>40.52248252488981,</text:p>
      <text:p text:style-name="Standard"><text:tab/><text:tab/>40.58244940858055,</text:p>
      <text:p text:style-name="Standard"><text:tab/><text:tab/>40.6413090340358,</text:p>
      <text:p text:style-name="Standard"><text:tab/><text:tab/>40.596595916406585,</text:p>
      <text:p text:style-name="Standard"><text:tab/><text:tab/>40.49297716888695,</text:p>
      <text:p text:style-name="Standard"><text:tab/><text:tab/>40.61951106648139,</text:p>
      <text:p text:style-name="Standard"><text:tab/><text:tab/>40.57477541527494,</text:p>
      <text:p text:style-name="Standard"><text:tab/><text:tab/>40.641351589237345,</text:p>
      <text:p text:style-name="Standard"><text:tab/><text:tab/>40.65636333072603,</text:p>
      <text:p text:style-name="Standard"><text:tab/><text:tab/>40.798630227006456,</text:p>
      <text:p text:style-name="Standard"><text:tab/><text:tab/>40.79911689926635,</text:p>
      <text:p text:style-name="Standard"><text:tab/><text:tab/>41.00722375387049,</text:p>
      <text:p text:style-name="Standard"><text:tab/><text:tab/>41.252170111643835,</text:p>
      <text:p text:style-name="Standard"><text:tab/><text:tab/>41.236633576954375,</text:p>
      <text:p text:style-name="Standard"><text:tab/><text:tab/>41.40039068366385,</text:p>
      <text:p text:style-name="Standard"><text:tab/><text:tab/>41.214541123249205,</text:p>
      <text:p text:style-name="Standard"><text:tab/><text:tab/>41.274941550534024,</text:p>
      <text:p text:style-name="Standard"><text:tab/><text:tab/>41.0449558411262,</text:p>
      <text:p text:style-name="Standard"><text:tab/><text:tab/>41.17849363976299,</text:p>
      <text:p text:style-name="Standard"><text:tab/><text:tab/>41.02289055052071,</text:p>
      <text:p text:style-name="Standard"><text:tab/><text:tab/>40.69579264838075,</text:p>
      <text:p text:style-name="Standard"><text:tab/><text:tab/>40.49577732060469,</text:p>
      <text:p text:style-name="Standard"><text:tab/><text:tab/>40.420677639050055,</text:p>
      <text:p text:style-name="Standard"><text:tab/><text:tab/>40.530433010270194,</text:p>
      <text:p text:style-name="Standard"><text:tab/><text:tab/>40.71016568352431,</text:p>
      <text:p text:style-name="Standard"><text:tab/><text:tab/>40.76265875479666,</text:p>
      <text:p text:style-name="Standard"><text:tab/><text:tab/>40.65795838110912,</text:p>
      <text:p text:style-name="Standard"><text:tab/><text:tab/>40.69937591659115,</text:p>
      <text:p text:style-name="Standard"><text:tab/><text:tab/>41.06341301012377,</text:p>
      <text:p text:style-name="Standard"><text:tab/><text:tab/>41.08506271919274,</text:p>
      <text:p text:style-name="Standard"><text:tab/><text:tab/>41.116420077628355,</text:p>
      <text:p text:style-name="Standard"><text:tab/><text:tab/>41.10744395799866,</text:p>
      <text:p text:style-name="Standard"><text:tab/><text:tab/>41.01499164061845,</text:p>
      <text:p text:style-name="Standard"><text:tab/><text:tab/>41.030392615230994,</text:p>
      <text:p text:style-name="Standard"><text:tab/><text:tab/>41.111866161486766,</text:p>
      <text:p text:style-name="Standard"><text:tab/><text:tab/>41.125875066677914,</text:p>
      <text:p text:style-name="Standard"><text:tab/><text:tab/>40.961899370024334,</text:p>
      <text:p text:style-name="Standard"><text:tab/><text:tab/>40.99901462230525,</text:p>
      <text:p text:style-name="Standard"><text:tab/><text:tab/>40.82791629657336,</text:p>
      <text:p text:style-name="Standard"><text:soft-page-break/><text:tab/><text:tab/>40.976616981883716,</text:p>
      <text:p text:style-name="Standard"><text:tab/><text:tab/>40.800264705023665,</text:p>
      <text:p text:style-name="Standard"><text:tab/><text:tab/>40.70322345957381,</text:p>
      <text:p text:style-name="Standard"><text:tab/><text:tab/>40.734387056638056,</text:p>
      <text:p text:style-name="Standard"><text:tab/><text:tab/>40.71206627180695,</text:p>
      <text:p text:style-name="Standard"><text:tab/><text:tab/>40.622259907592536,</text:p>
      <text:p text:style-name="Standard"><text:tab/><text:tab/>40.70415075738593,</text:p>
      <text:p text:style-name="Standard"><text:tab/><text:tab/>40.38427775409636,</text:p>
      <text:p text:style-name="Standard"><text:tab/><text:tab/>40.30044156060824,</text:p>
      <text:p text:style-name="Standard"><text:tab/><text:tab/>40.44160234214268,</text:p>
      <text:p text:style-name="Standard"><text:tab/><text:tab/>40.44057788385326,</text:p>
      <text:p text:style-name="Standard"><text:tab/><text:tab/>40.30879234856833,</text:p>
      <text:p text:style-name="Standard"><text:tab/><text:tab/>40.44507300747523,</text:p>
      <text:p text:style-name="Standard"><text:tab/><text:tab/>40.54193321438929,</text:p>
      <text:p text:style-name="Standard"><text:tab/><text:tab/>40.70684954648296,</text:p>
      <text:p text:style-name="Standard"><text:tab/><text:tab/>40.933106405451326,</text:p>
      <text:p text:style-name="Standard"><text:tab/><text:tab/>41.15256419860129,</text:p>
      <text:p text:style-name="Standard"><text:tab/><text:tab/>41.17827582597406,</text:p>
      <text:p text:style-name="Standard"><text:tab/><text:tab/>41.21410438187393,</text:p>
      <text:p text:style-name="Standard"><text:tab/><text:tab/>41.49627862543822,</text:p>
      <text:p text:style-name="Standard"><text:tab/><text:tab/>41.517960749054176,</text:p>
      <text:p text:style-name="Standard"><text:tab/><text:tab/>41.47493192037813,</text:p>
      <text:p text:style-name="Standard"><text:tab/><text:tab/>41.448276200585234,</text:p>
      <text:p text:style-name="Standard"><text:tab/><text:tab/>41.2532609634681,</text:p>
      <text:p text:style-name="Standard"><text:tab/><text:tab/>41.169968743247814,</text:p>
      <text:p text:style-name="Standard"><text:tab/><text:tab/>41.229430509285486,</text:p>
      <text:p text:style-name="Standard"><text:tab/><text:tab/>41.151645497598295,</text:p>
      <text:p text:style-name="Standard"><text:tab/><text:tab/>41.11318036834417,</text:p>
      <text:p text:style-name="Standard"><text:tab/><text:tab/>40.96356705293138,</text:p>
      <text:p text:style-name="Standard"><text:tab/><text:tab/>40.91106852234493,</text:p>
      <text:p text:style-name="Standard"><text:tab/><text:tab/>40.902840977125294,</text:p>
      <text:p text:style-name="Standard"><text:tab/><text:tab/>41.21497586266435,</text:p>
      <text:p text:style-name="Standard"><text:tab/><text:tab/>40.97547496100565,</text:p>
      <text:p text:style-name="Standard"><text:tab/><text:tab/>41.056574129851654,</text:p>
      <text:p text:style-name="Standard"><text:tab/><text:tab/>41.138257468687286,</text:p>
      <text:p text:style-name="Standard"><text:tab/><text:tab/>41.19151681985024,</text:p>
      <text:p text:style-name="Standard"><text:tab/><text:tab/>41.076386014838285,</text:p>
      <text:p text:style-name="Standard"><text:tab/><text:tab/>41.098990432856205,</text:p>
      <text:p text:style-name="Standard"><text:tab/><text:tab/>41.08931184529623,</text:p>
      <text:p text:style-name="Standard"><text:tab/><text:tab/>40.91995601170656,</text:p>
      <text:p text:style-name="Standard"><text:tab/><text:tab/>40.999847414838044,</text:p>
      <text:p text:style-name="Standard"><text:tab/><text:tab/>40.978284928971895,</text:p>
      <text:p text:style-name="Standard"><text:tab/><text:tab/>40.902840977125294,</text:p>
      <text:p text:style-name="Standard"><text:tab/><text:tab/>40.84330042956862</text:p>
      <text:p text:style-name="Standard"><text:tab/>]</text:p>
      <text:p text:style-name="Standard">}</text:p>
      <text:p text:style-name="Standard"/>
      <text:p text:style-name="Standard">##################################3</text:p>
      <text:p text:style-name="Standard">800</text:p>
      <text:p text:style-name="Standard"><text:soft-page-break/>{</text:p>
      <text:p text:style-name="Standard"><text:tab/>"_id" : ObjectId("55a7931f63f9130ecb812b55"),</text:p>
      <text:p text:style-name="Standard"><text:tab/>"STATISTICS" : {</text:p>
      <text:p text:style-name="Standard"><text:tab/><text:tab/>"PERCENTILE - 90" : -68,</text:p>
      <text:p text:style-name="Standard"><text:tab/><text:tab/>"MIN" : NumberLong(-68),</text:p>
      <text:p text:style-name="Standard"><text:tab/><text:tab/>"STANDARD_DEVIATION" : 0,</text:p>
      <text:p text:style-name="Standard"><text:tab/><text:tab/>"PERCENTILE - 20" : -68,</text:p>
      <text:p text:style-name="Standard"><text:tab/><text:tab/>"PERCENTILE - 10" : -68,</text:p>
      <text:p text:style-name="Standard"><text:tab/><text:tab/>"MAX" : NumberLong(-68),</text:p>
      <text:p text:style-name="Standard"><text:tab/><text:tab/>"PERCENTILE - 70" : -68,</text:p>
      <text:p text:style-name="Standard"><text:tab/><text:tab/>"PERCENTILE - 50" : -68,</text:p>
      <text:p text:style-name="Standard"><text:tab/><text:tab/>"MODE" : -68,</text:p>
      <text:p text:style-name="Standard"><text:tab/><text:tab/>"MEDIANA" : -68,</text:p>
      <text:p text:style-name="Standard"><text:tab/><text:tab/>"MEAN" : -68</text:p>
      <text:p text:style-name="Standard"><text:tab/>},</text:p>
      <text:p text:style-name="Standard"><text:tab/>"HASH" : "DEFAULT",</text:p>
      <text:p text:style-name="Standard"><text:tab/>"SSID" : "PinGwin",</text:p>
      <text:p text:style-name="Standard"><text:tab/>"RSSI_DATA" : [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soft-page-break/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soft-page-break/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soft-page-break/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soft-page-break/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soft-page-break/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soft-page-break/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soft-page-break/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soft-page-break/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soft-page-break/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soft-page-break/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soft-page-break/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soft-page-break/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soft-page-break/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soft-page-break/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soft-page-break/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soft-page-break/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,</text:p>
      <text:p text:style-name="Standard"><text:tab/><text:tab/>NumberLong(-68)</text:p>
      <text:p text:style-name="Standard"><text:tab/>],</text:p>
      <text:p text:style-name="Standard"><text:tab/>"TIMESTAMP" : "2015-07-16:13-18-45.564",</text:p>
      <text:p text:style-name="Standard"><text:tab/>"X" : NumberLong(1),</text:p>
      <text:p text:style-name="Standard"><text:tab/>"STEP" : [</text:p>
      <text:p text:style-name="Standard"><text:tab/><text:tab/>NumberLong(1),</text:p>
      <text:p text:style-name="Standard"><text:tab/><text:tab/>NumberLong(1)</text:p>
      <text:p text:style-name="Standard"><text:tab/>],</text:p>
      <text:p text:style-name="Standard"><text:tab/>"PLACE" : "kopalnia_test_stst",</text:p>
      <text:p text:style-name="Standard"><text:tab/>"MODE" : "FEED_MAP",</text:p>
      <text:p text:style-name="Standard"><text:tab/>"IP_PHONE" : "192.168.1.100",</text:p>
      <text:p text:style-name="Standard"><text:tab/>"RSSI_AVG_TIME" : "2636883",</text:p>
      <text:p text:style-name="Standard"><text:tab/>"Y" : NumberLong(100),</text:p>
      <text:p text:style-name="Standard"><text:tab/>"MAC_AP" : "68:7f:74:09:f6:8b",</text:p>
      <text:p text:style-name="Standard"><text:tab/>"DATA_SIZE" : NumberLong(800),</text:p>
      <text:p text:style-name="Standard"><text:tab/>"MAC_PHONE" : "e8:99:c4:8e:97:36"</text:p>
      <text:p text:style-name="Standard"><text:soft-page-break/>}</text:p>
      <text:p text:style-name="Standard"/>
      <text:p text:style-name="Standard">{</text:p>
      <text:p text:style-name="Standard"><text:tab/>"_id" : ObjectId("55a7931e63f9130ecb812b54"),</text:p>
      <text:p text:style-name="Standard"><text:tab/>"STATISTICS" : {</text:p>
      <text:p text:style-name="Standard"><text:tab/><text:tab/>"PERCENTILE - 90" : -83,</text:p>
      <text:p text:style-name="Standard"><text:tab/><text:tab/>"MIN" : NumberLong(-83),</text:p>
      <text:p text:style-name="Standard"><text:tab/><text:tab/>"STANDARD_DEVIATION" : 0,</text:p>
      <text:p text:style-name="Standard"><text:tab/><text:tab/>"PERCENTILE - 20" : -83,</text:p>
      <text:p text:style-name="Standard"><text:tab/><text:tab/>"PERCENTILE - 10" : -83,</text:p>
      <text:p text:style-name="Standard"><text:tab/><text:tab/>"MAX" : NumberLong(-83),</text:p>
      <text:p text:style-name="Standard"><text:tab/><text:tab/>"PERCENTILE - 70" : -83,</text:p>
      <text:p text:style-name="Standard"><text:tab/><text:tab/>"PERCENTILE - 50" : -83,</text:p>
      <text:p text:style-name="Standard"><text:tab/><text:tab/>"MODE" : -83,</text:p>
      <text:p text:style-name="Standard"><text:tab/><text:tab/>"MEDIANA" : -83,</text:p>
      <text:p text:style-name="Standard"><text:tab/><text:tab/>"MEAN" : -83</text:p>
      <text:p text:style-name="Standard"><text:tab/>},</text:p>
      <text:p text:style-name="Standard"><text:tab/>"HASH" : "DEFAULT",</text:p>
      <text:p text:style-name="Standard"><text:tab/>"SSID" : "dyzma",</text:p>
      <text:p text:style-name="Standard"><text:tab/>"RSSI_DATA" : [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soft-page-break/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soft-page-break/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soft-page-break/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soft-page-break/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soft-page-break/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soft-page-break/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soft-page-break/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soft-page-break/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soft-page-break/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soft-page-break/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soft-page-break/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soft-page-break/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soft-page-break/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soft-page-break/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soft-page-break/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soft-page-break/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,</text:p>
      <text:p text:style-name="Standard"><text:tab/><text:tab/>NumberLong(-83)</text:p>
      <text:p text:style-name="Standard"><text:tab/>],</text:p>
      <text:p text:style-name="Standard"><text:tab/>"TIMESTAMP" : "2015-07-16:13-18-45.562",</text:p>
      <text:p text:style-name="Standard"><text:tab/>"X" : NumberLong(1),</text:p>
      <text:p text:style-name="Standard"><text:tab/>"STEP" : [</text:p>
      <text:p text:style-name="Standard"><text:tab/><text:tab/>NumberLong(1),</text:p>
      <text:p text:style-name="Standard"><text:tab/><text:tab/>NumberLong(1)</text:p>
      <text:p text:style-name="Standard"><text:tab/>],</text:p>
      <text:p text:style-name="Standard"><text:tab/>"PLACE" : "kopalnia_test_stst",</text:p>
      <text:p text:style-name="Standard"><text:tab/>"MODE" : "FEED_MAP",</text:p>
      <text:p text:style-name="Standard"><text:tab/>"IP_PHONE" : "192.168.1.100",</text:p>
      <text:p text:style-name="Standard"><text:tab/>"RSSI_AVG_TIME" : "2636883",</text:p>
      <text:p text:style-name="Standard"><text:tab/>"Y" : NumberLong(100),</text:p>
      <text:p text:style-name="Standard"><text:tab/>"MAC_AP" : "14:cc:20:d1:51:04",</text:p>
      <text:p text:style-name="Standard"><text:soft-page-break/><text:tab/>"DATA_SIZE" : NumberLong(800),</text:p>
      <text:p text:style-name="Standard"><text:tab/>"MAC_PHONE" : "e8:99:c4:8e:97:36"</text:p>
      <text:p text:style-name="Standard">}</text:p>
      <text:p text:style-name="Standard"/>
      <text:p text:style-name="Standard">{</text:p>
      <text:p text:style-name="Standard"><text:tab/>"_id" : ObjectId("55a7931e63f9130ecb812b53"),</text:p>
      <text:p text:style-name="Standard"><text:tab/>"STATISTICS" : {</text:p>
      <text:p text:style-name="Standard"><text:tab/><text:tab/>"PERCENTILE - 90" : -71,</text:p>
      <text:p text:style-name="Standard"><text:tab/><text:tab/>"MIN" : NumberLong(-71),</text:p>
      <text:p text:style-name="Standard"><text:tab/><text:tab/>"STANDARD_DEVIATION" : 0,</text:p>
      <text:p text:style-name="Standard"><text:tab/><text:tab/>"PERCENTILE - 20" : -71,</text:p>
      <text:p text:style-name="Standard"><text:tab/><text:tab/>"PERCENTILE - 10" : -71,</text:p>
      <text:p text:style-name="Standard"><text:tab/><text:tab/>"MAX" : NumberLong(-71),</text:p>
      <text:p text:style-name="Standard"><text:tab/><text:tab/>"PERCENTILE - 70" : -71,</text:p>
      <text:p text:style-name="Standard"><text:tab/><text:tab/>"PERCENTILE - 50" : -71,</text:p>
      <text:p text:style-name="Standard"><text:tab/><text:tab/>"MODE" : -71,</text:p>
      <text:p text:style-name="Standard"><text:tab/><text:tab/>"MEDIANA" : -71,</text:p>
      <text:p text:style-name="Standard"><text:tab/><text:tab/>"MEAN" : -71</text:p>
      <text:p text:style-name="Standard"><text:tab/>},</text:p>
      <text:p text:style-name="Standard"><text:tab/>"HASH" : "DEFAULT",</text:p>
      <text:p text:style-name="Standard"><text:tab/>"SSID" : "TP-LINK_489B26",</text:p>
      <text:p text:style-name="Standard"><text:tab/>"RSSI_DATA" : [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soft-page-break/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soft-page-break/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soft-page-break/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soft-page-break/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soft-page-break/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soft-page-break/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soft-page-break/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soft-page-break/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soft-page-break/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soft-page-break/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soft-page-break/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soft-page-break/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soft-page-break/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soft-page-break/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soft-page-break/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soft-page-break/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</text:p>
      <text:p text:style-name="Standard"><text:tab/>],</text:p>
      <text:p text:style-name="Standard"><text:tab/>"TIMESTAMP" : "2015-07-16:13-18-45.561",</text:p>
      <text:p text:style-name="Standard"><text:tab/>"X" : NumberLong(1),</text:p>
      <text:p text:style-name="Standard"><text:tab/>"STEP" : [</text:p>
      <text:p text:style-name="Standard"><text:tab/><text:tab/>NumberLong(1),</text:p>
      <text:p text:style-name="Standard"><text:tab/><text:tab/>NumberLong(1)</text:p>
      <text:p text:style-name="Standard"><text:tab/>],</text:p>
      <text:p text:style-name="Standard"><text:tab/>"PLACE" : "kopalnia_test_stst",</text:p>
      <text:p text:style-name="Standard"><text:tab/>"MODE" : "FEED_MAP",</text:p>
      <text:p text:style-name="Standard"><text:tab/>"IP_PHONE" : "192.168.1.100",</text:p>
      <text:p text:style-name="Standard"><text:tab/>"RSSI_AVG_TIME" : "2636883",</text:p>
      <text:p text:style-name="Standard"><text:soft-page-break/><text:tab/>"Y" : NumberLong(100),</text:p>
      <text:p text:style-name="Standard"><text:tab/>"MAC_AP" : "f8:d1:11:48:9b:26",</text:p>
      <text:p text:style-name="Standard"><text:tab/>"DATA_SIZE" : NumberLong(800),</text:p>
      <text:p text:style-name="Standard"><text:tab/>"MAC_PHONE" : "e8:99:c4:8e:97:36"</text:p>
      <text:p text:style-name="Standard">}</text:p>
      <text:p text:style-name="Standard"/>
      <text:p text:style-name="Standard">{</text:p>
      <text:p text:style-name="Standard"><text:tab/>"_id" : ObjectId("55a7931e63f9130ecb812b52"),</text:p>
      <text:p text:style-name="Standard"><text:tab/>"STATISTICS" : {</text:p>
      <text:p text:style-name="Standard"><text:tab/><text:tab/>"PERCENTILE - 90" : 28.92,</text:p>
      <text:p text:style-name="Standard"><text:tab/><text:tab/>"MIN" : 3.12,</text:p>
      <text:p text:style-name="Standard"><text:tab/><text:tab/>"STANDARD_DEVIATION" : 9.403973414621102,</text:p>
      <text:p text:style-name="Standard"><text:tab/><text:tab/>"PERCENTILE - 20" : 7.139999999999999,</text:p>
      <text:p text:style-name="Standard"><text:tab/><text:tab/>"PERCENTILE - 10" : 5.04,</text:p>
      <text:p text:style-name="Standard"><text:tab/><text:tab/>"MAX" : 31.56,</text:p>
      <text:p text:style-name="Standard"><text:tab/><text:tab/>"PERCENTILE - 70" : 27.9,</text:p>
      <text:p text:style-name="Standard"><text:tab/><text:tab/>"PERCENTILE - 50" : 23.939999,</text:p>
      <text:p text:style-name="Standard"><text:tab/><text:tab/>"MODE" : 28.32,</text:p>
      <text:p text:style-name="Standard"><text:tab/><text:tab/>"MEDIANA" : 23.939999,</text:p>
      <text:p text:style-name="Standard"><text:tab/><text:tab/>"MEAN" : 20.41584973562487</text:p>
      <text:p text:style-name="Standard"><text:tab/>},</text:p>
      <text:p text:style-name="Standard"><text:tab/>"HASH" : "DEFAULT",</text:p>
      <text:p text:style-name="Standard"><text:tab/>"MAC_PHONE" : "e8:99:c4:8e:97:36",</text:p>
      <text:p text:style-name="Standard"><text:tab/>"TIMESTAMP" : "2015-07-16:13-18-42.686",</text:p>
      <text:p text:style-name="Standard"><text:tab/>"X" : NumberLong(1),</text:p>
      <text:p text:style-name="Standard"><text:tab/>"STEP" : [</text:p>
      <text:p text:style-name="Standard"><text:tab/><text:tab/>NumberLong(1),</text:p>
      <text:p text:style-name="Standard"><text:tab/><text:tab/>NumberLong(1)</text:p>
      <text:p text:style-name="Standard"><text:tab/>],</text:p>
      <text:p text:style-name="Standard"><text:tab/>"PLACE" : "kopalnia_test_stst",</text:p>
      <text:p text:style-name="Standard"><text:tab/>"MODE" : "FEED_MAP",</text:p>
      <text:p text:style-name="Standard"><text:tab/>"IP_PHONE" : "192.168.1.100",</text:p>
      <text:p text:style-name="Standard"><text:tab/>"STATISTICS_NORM" : {</text:p>
      <text:p text:style-name="Standard"><text:tab/><text:tab/>"PERCENTILE - 90" : 42.29887941463372,</text:p>
      <text:p text:style-name="Standard"><text:tab/><text:tab/>"MIN" : 35.737140308200374,</text:p>
      <text:p text:style-name="Standard"><text:tab/><text:tab/>"STANDARD_DEVIATION" : 2.400442984283983,</text:p>
      <text:p text:style-name="Standard"><text:tab/><text:tab/>"PERCENTILE - 20" : 36.73585930873827,</text:p>
      <text:p text:style-name="Standard"><text:tab/><text:tab/>"PERCENTILE - 10" : 36.46214795313797,</text:p>
      <text:p text:style-name="Standard"><text:tab/><text:tab/>"MAX" : 43.8757974286508,</text:p>
      <text:p text:style-name="Standard"><text:tab/><text:tab/>"PERCENTILE - 70" : 41.13260474619287,</text:p>
      <text:p text:style-name="Standard"><text:tab/><text:tab/>"PERCENTILE - 50" : 37.65213851064078,</text:p>
      <text:p text:style-name="Standard"><text:tab/><text:tab/>"MODE" : 36.42004802797495,</text:p>
      <text:p text:style-name="Standard"><text:tab/><text:tab/>"MEDIANA" : 37.65213851064078,</text:p>
      <text:p text:style-name="Standard"><text:tab/><text:tab/>"MEAN" : 38.858239572975485</text:p>
      <text:p text:style-name="Standard"><text:tab/>},</text:p>
      <text:p text:style-name="Standard"><text:tab/>"Y" : NumberLong(100),</text:p>
      <text:p text:style-name="Standard"><text:tab/>"MAGNETIC_AVG_TIME" : "69967",</text:p>
      <text:p text:style-name="Standard"><text:tab/>"MAGNETIC_DATA" : [</text:p>
      <text:p text:style-name="Standard"><text:tab/><text:tab/>13.98,</text:p>
      <text:p text:style-name="Standard"><text:soft-page-break/><text:tab/><text:tab/>28.32,</text:p>
      <text:p text:style-name="Standard"><text:tab/><text:tab/>29.64,</text:p>
      <text:p text:style-name="Standard"><text:tab/><text:tab/>13.259999,</text:p>
      <text:p text:style-name="Standard"><text:tab/><text:tab/>28.92,</text:p>
      <text:p text:style-name="Standard"><text:tab/><text:tab/>29.4,</text:p>
      <text:p text:style-name="Standard"><text:tab/><text:tab/>12.54,</text:p>
      <text:p text:style-name="Standard"><text:tab/><text:tab/>29.76,</text:p>
      <text:p text:style-name="Standard"><text:tab/><text:tab/>29.099998,</text:p>
      <text:p text:style-name="Standard"><text:tab/><text:tab/>13.0199995,</text:p>
      <text:p text:style-name="Standard"><text:tab/><text:tab/>29.279999,</text:p>
      <text:p text:style-name="Standard"><text:tab/><text:tab/>28.98,</text:p>
      <text:p text:style-name="Standard"><text:tab/><text:tab/>12.719999,</text:p>
      <text:p text:style-name="Standard"><text:tab/><text:tab/>29.64,</text:p>
      <text:p text:style-name="Standard"><text:tab/><text:tab/>29.22,</text:p>
      <text:p text:style-name="Standard"><text:tab/><text:tab/>12.96,</text:p>
      <text:p text:style-name="Standard"><text:tab/><text:tab/>29.82,</text:p>
      <text:p text:style-name="Standard"><text:tab/><text:tab/>29.46,</text:p>
      <text:p text:style-name="Standard"><text:tab/><text:tab/>13.0199995,</text:p>
      <text:p text:style-name="Standard"><text:tab/><text:tab/>29.88,</text:p>
      <text:p text:style-name="Standard"><text:tab/><text:tab/>29.099998,</text:p>
      <text:p text:style-name="Standard"><text:tab/><text:tab/>13.08,</text:p>
      <text:p text:style-name="Standard"><text:tab/><text:tab/>29.58,</text:p>
      <text:p text:style-name="Standard"><text:tab/><text:tab/>29.039999,</text:p>
      <text:p text:style-name="Standard"><text:tab/><text:tab/>12.96,</text:p>
      <text:p text:style-name="Standard"><text:tab/><text:tab/>29.76,</text:p>
      <text:p text:style-name="Standard"><text:tab/><text:tab/>28.859999,</text:p>
      <text:p text:style-name="Standard"><text:tab/><text:tab/>13.08,</text:p>
      <text:p text:style-name="Standard"><text:tab/><text:tab/>29.64,</text:p>
      <text:p text:style-name="Standard"><text:tab/><text:tab/>28.56,</text:p>
      <text:p text:style-name="Standard"><text:tab/><text:tab/>13.08,</text:p>
      <text:p text:style-name="Standard"><text:tab/><text:tab/>29.58,</text:p>
      <text:p text:style-name="Standard"><text:tab/><text:tab/>28.38,</text:p>
      <text:p text:style-name="Standard"><text:tab/><text:tab/>12.84,</text:p>
      <text:p text:style-name="Standard"><text:tab/><text:tab/>29.699999,</text:p>
      <text:p text:style-name="Standard"><text:tab/><text:tab/>28.26,</text:p>
      <text:p text:style-name="Standard"><text:tab/><text:tab/>12.719999,</text:p>
      <text:p text:style-name="Standard"><text:tab/><text:tab/>29.519999,</text:p>
      <text:p text:style-name="Standard"><text:tab/><text:tab/>27.779999,</text:p>
      <text:p text:style-name="Standard"><text:tab/><text:tab/>12.719999,</text:p>
      <text:p text:style-name="Standard"><text:tab/><text:tab/>29.4,</text:p>
      <text:p text:style-name="Standard"><text:tab/><text:tab/>27.42,</text:p>
      <text:p text:style-name="Standard"><text:tab/><text:tab/>12.66,</text:p>
      <text:p text:style-name="Standard"><text:tab/><text:tab/>29.22,</text:p>
      <text:p text:style-name="Standard"><text:tab/><text:tab/>27.359999,</text:p>
      <text:p text:style-name="Standard"><text:tab/><text:tab/>12.599999,</text:p>
      <text:p text:style-name="Standard"><text:tab/><text:tab/>29.16,</text:p>
      <text:p text:style-name="Standard"><text:tab/><text:tab/>27.3,</text:p>
      <text:p text:style-name="Standard"><text:tab/><text:tab/>12.42,</text:p>
      <text:p text:style-name="Standard"><text:tab/><text:tab/>28.98,</text:p>
      <text:p text:style-name="Standard"><text:soft-page-break/><text:tab/><text:tab/>27.359999,</text:p>
      <text:p text:style-name="Standard"><text:tab/><text:tab/>12.42,</text:p>
      <text:p text:style-name="Standard"><text:tab/><text:tab/>28.92,</text:p>
      <text:p text:style-name="Standard"><text:tab/><text:tab/>27.3,</text:p>
      <text:p text:style-name="Standard"><text:tab/><text:tab/>12.48,</text:p>
      <text:p text:style-name="Standard"><text:tab/><text:tab/>28.98,</text:p>
      <text:p text:style-name="Standard"><text:tab/><text:tab/>27.42,</text:p>
      <text:p text:style-name="Standard"><text:tab/><text:tab/>12.78,</text:p>
      <text:p text:style-name="Standard"><text:tab/><text:tab/>28.74,</text:p>
      <text:p text:style-name="Standard"><text:tab/><text:tab/>27.42,</text:p>
      <text:p text:style-name="Standard"><text:tab/><text:tab/>12.84,</text:p>
      <text:p text:style-name="Standard"><text:tab/><text:tab/>28.74,</text:p>
      <text:p text:style-name="Standard"><text:tab/><text:tab/>27.539999,</text:p>
      <text:p text:style-name="Standard"><text:tab/><text:tab/>12.719999,</text:p>
      <text:p text:style-name="Standard"><text:tab/><text:tab/>28.859999,</text:p>
      <text:p text:style-name="Standard"><text:tab/><text:tab/>27.539999,</text:p>
      <text:p text:style-name="Standard"><text:tab/><text:tab/>12.78,</text:p>
      <text:p text:style-name="Standard"><text:tab/><text:tab/>28.92,</text:p>
      <text:p text:style-name="Standard"><text:tab/><text:tab/>27.599998,</text:p>
      <text:p text:style-name="Standard"><text:tab/><text:tab/>12.9,</text:p>
      <text:p text:style-name="Standard"><text:tab/><text:tab/>28.8,</text:p>
      <text:p text:style-name="Standard"><text:tab/><text:tab/>27.72,</text:p>
      <text:p text:style-name="Standard"><text:tab/><text:tab/>12.96,</text:p>
      <text:p text:style-name="Standard"><text:tab/><text:tab/>28.68,</text:p>
      <text:p text:style-name="Standard"><text:tab/><text:tab/>27.779999,</text:p>
      <text:p text:style-name="Standard"><text:tab/><text:tab/>12.84,</text:p>
      <text:p text:style-name="Standard"><text:tab/><text:tab/>28.74,</text:p>
      <text:p text:style-name="Standard"><text:tab/><text:tab/>27.9,</text:p>
      <text:p text:style-name="Standard"><text:tab/><text:tab/>12.78,</text:p>
      <text:p text:style-name="Standard"><text:tab/><text:tab/>28.619999,</text:p>
      <text:p text:style-name="Standard"><text:tab/><text:tab/>27.96,</text:p>
      <text:p text:style-name="Standard"><text:tab/><text:tab/>12.719999,</text:p>
      <text:p text:style-name="Standard"><text:tab/><text:tab/>28.74,</text:p>
      <text:p text:style-name="Standard"><text:tab/><text:tab/>28.14,</text:p>
      <text:p text:style-name="Standard"><text:tab/><text:tab/>12.599999,</text:p>
      <text:p text:style-name="Standard"><text:tab/><text:tab/>28.859999,</text:p>
      <text:p text:style-name="Standard"><text:tab/><text:tab/>28.08,</text:p>
      <text:p text:style-name="Standard"><text:tab/><text:tab/>12.54,</text:p>
      <text:p text:style-name="Standard"><text:tab/><text:tab/>28.68,</text:p>
      <text:p text:style-name="Standard"><text:tab/><text:tab/>28.14,</text:p>
      <text:p text:style-name="Standard"><text:tab/><text:tab/>12.719999,</text:p>
      <text:p text:style-name="Standard"><text:tab/><text:tab/>28.74,</text:p>
      <text:p text:style-name="Standard"><text:tab/><text:tab/>28.019999,</text:p>
      <text:p text:style-name="Standard"><text:tab/><text:tab/>12.48,</text:p>
      <text:p text:style-name="Standard"><text:tab/><text:tab/>28.859999,</text:p>
      <text:p text:style-name="Standard"><text:tab/><text:tab/>27.779999,</text:p>
      <text:p text:style-name="Standard"><text:tab/><text:tab/>12.3,</text:p>
      <text:p text:style-name="Standard"><text:tab/><text:tab/>29.16,</text:p>
      <text:p text:style-name="Standard"><text:tab/><text:tab/>27.48,</text:p>
      <text:p text:style-name="Standard"><text:soft-page-break/><text:tab/><text:tab/>12.3,</text:p>
      <text:p text:style-name="Standard"><text:tab/><text:tab/>29.34,</text:p>
      <text:p text:style-name="Standard"><text:tab/><text:tab/>27.66,</text:p>
      <text:p text:style-name="Standard"><text:tab/><text:tab/>12.179999,</text:p>
      <text:p text:style-name="Standard"><text:tab/><text:tab/>29.58,</text:p>
      <text:p text:style-name="Standard"><text:tab/><text:tab/>27.539999,</text:p>
      <text:p text:style-name="Standard"><text:tab/><text:tab/>12.12,</text:p>
      <text:p text:style-name="Standard"><text:tab/><text:tab/>29.58,</text:p>
      <text:p text:style-name="Standard"><text:tab/><text:tab/>27.42,</text:p>
      <text:p text:style-name="Standard"><text:tab/><text:tab/>12.179999,</text:p>
      <text:p text:style-name="Standard"><text:tab/><text:tab/>29.82,</text:p>
      <text:p text:style-name="Standard"><text:tab/><text:tab/>27.3,</text:p>
      <text:p text:style-name="Standard"><text:tab/><text:tab/>12.12,</text:p>
      <text:p text:style-name="Standard"><text:tab/><text:tab/>29.939999,</text:p>
      <text:p text:style-name="Standard"><text:tab/><text:tab/>27.18,</text:p>
      <text:p text:style-name="Standard"><text:tab/><text:tab/>11.88,</text:p>
      <text:p text:style-name="Standard"><text:tab/><text:tab/>29.82,</text:p>
      <text:p text:style-name="Standard"><text:tab/><text:tab/>27.3,</text:p>
      <text:p text:style-name="Standard"><text:tab/><text:tab/>12.059999,</text:p>
      <text:p text:style-name="Standard"><text:tab/><text:tab/>NumberLong(30),</text:p>
      <text:p text:style-name="Standard"><text:tab/><text:tab/>27.48,</text:p>
      <text:p text:style-name="Standard"><text:tab/><text:tab/>NumberLong(12),</text:p>
      <text:p text:style-name="Standard"><text:tab/><text:tab/>30.06,</text:p>
      <text:p text:style-name="Standard"><text:tab/><text:tab/>27.599998,</text:p>
      <text:p text:style-name="Standard"><text:tab/><text:tab/>12.059999,</text:p>
      <text:p text:style-name="Standard"><text:tab/><text:tab/>30.119999,</text:p>
      <text:p text:style-name="Standard"><text:tab/><text:tab/>27.3,</text:p>
      <text:p text:style-name="Standard"><text:tab/><text:tab/>12.059999,</text:p>
      <text:p text:style-name="Standard"><text:tab/><text:tab/>30.06,</text:p>
      <text:p text:style-name="Standard"><text:tab/><text:tab/>27.18,</text:p>
      <text:p text:style-name="Standard"><text:tab/><text:tab/>NumberLong(12),</text:p>
      <text:p text:style-name="Standard"><text:tab/><text:tab/>NumberLong(30),</text:p>
      <text:p text:style-name="Standard"><text:tab/><text:tab/>27.119999,</text:p>
      <text:p text:style-name="Standard"><text:tab/><text:tab/>NumberLong(12),</text:p>
      <text:p text:style-name="Standard"><text:tab/><text:tab/>29.82,</text:p>
      <text:p text:style-name="Standard"><text:tab/><text:tab/>27.24,</text:p>
      <text:p text:style-name="Standard"><text:tab/><text:tab/>11.88,</text:p>
      <text:p text:style-name="Standard"><text:tab/><text:tab/>29.939999,</text:p>
      <text:p text:style-name="Standard"><text:tab/><text:tab/>27.3,</text:p>
      <text:p text:style-name="Standard"><text:tab/><text:tab/>11.94,</text:p>
      <text:p text:style-name="Standard"><text:tab/><text:tab/>NumberLong(30),</text:p>
      <text:p text:style-name="Standard"><text:tab/><text:tab/>27.359999,</text:p>
      <text:p text:style-name="Standard"><text:tab/><text:tab/>11.7,</text:p>
      <text:p text:style-name="Standard"><text:tab/><text:tab/>NumberLong(30),</text:p>
      <text:p text:style-name="Standard"><text:tab/><text:tab/>NumberLong(27),</text:p>
      <text:p text:style-name="Standard"><text:tab/><text:tab/>11.88,</text:p>
      <text:p text:style-name="Standard"><text:tab/><text:tab/>29.82,</text:p>
      <text:p text:style-name="Standard"><text:tab/><text:tab/>27.119999,</text:p>
      <text:p text:style-name="Standard"><text:tab/><text:tab/>11.7,</text:p>
      <text:p text:style-name="Standard"><text:soft-page-break/><text:tab/><text:tab/>29.699999,</text:p>
      <text:p text:style-name="Standard"><text:tab/><text:tab/>27.18,</text:p>
      <text:p text:style-name="Standard"><text:tab/><text:tab/>11.94,</text:p>
      <text:p text:style-name="Standard"><text:tab/><text:tab/>29.699999,</text:p>
      <text:p text:style-name="Standard"><text:tab/><text:tab/>27.24,</text:p>
      <text:p text:style-name="Standard"><text:tab/><text:tab/>11.94,</text:p>
      <text:p text:style-name="Standard"><text:tab/><text:tab/>29.76,</text:p>
      <text:p text:style-name="Standard"><text:tab/><text:tab/>27.18,</text:p>
      <text:p text:style-name="Standard"><text:tab/><text:tab/>NumberLong(12),</text:p>
      <text:p text:style-name="Standard"><text:tab/><text:tab/>29.82,</text:p>
      <text:p text:style-name="Standard"><text:tab/><text:tab/>27.3,</text:p>
      <text:p text:style-name="Standard"><text:tab/><text:tab/>12.24,</text:p>
      <text:p text:style-name="Standard"><text:tab/><text:tab/>29.699999,</text:p>
      <text:p text:style-name="Standard"><text:tab/><text:tab/>27.18,</text:p>
      <text:p text:style-name="Standard"><text:tab/><text:tab/>12.12,</text:p>
      <text:p text:style-name="Standard"><text:tab/><text:tab/>29.82,</text:p>
      <text:p text:style-name="Standard"><text:tab/><text:tab/>27.06,</text:p>
      <text:p text:style-name="Standard"><text:tab/><text:tab/>12.3,</text:p>
      <text:p text:style-name="Standard"><text:tab/><text:tab/>29.82,</text:p>
      <text:p text:style-name="Standard"><text:tab/><text:tab/>27.3,</text:p>
      <text:p text:style-name="Standard"><text:tab/><text:tab/>12.36,</text:p>
      <text:p text:style-name="Standard"><text:tab/><text:tab/>29.939999,</text:p>
      <text:p text:style-name="Standard"><text:tab/><text:tab/>27.48,</text:p>
      <text:p text:style-name="Standard"><text:tab/><text:tab/>12.66,</text:p>
      <text:p text:style-name="Standard"><text:tab/><text:tab/>29.88,</text:p>
      <text:p text:style-name="Standard"><text:tab/><text:tab/>27.539999,</text:p>
      <text:p text:style-name="Standard"><text:tab/><text:tab/>12.84,</text:p>
      <text:p text:style-name="Standard"><text:tab/><text:tab/>29.76,</text:p>
      <text:p text:style-name="Standard"><text:tab/><text:tab/>27.599998,</text:p>
      <text:p text:style-name="Standard"><text:tab/><text:tab/>13.0199995,</text:p>
      <text:p text:style-name="Standard"><text:tab/><text:tab/>29.939999,</text:p>
      <text:p text:style-name="Standard"><text:tab/><text:tab/>27.72,</text:p>
      <text:p text:style-name="Standard"><text:tab/><text:tab/>12.9,</text:p>
      <text:p text:style-name="Standard"><text:tab/><text:tab/>29.88,</text:p>
      <text:p text:style-name="Standard"><text:tab/><text:tab/>27.66,</text:p>
      <text:p text:style-name="Standard"><text:tab/><text:tab/>12.9,</text:p>
      <text:p text:style-name="Standard"><text:tab/><text:tab/>NumberLong(30),</text:p>
      <text:p text:style-name="Standard"><text:tab/><text:tab/>27.72,</text:p>
      <text:p text:style-name="Standard"><text:tab/><text:tab/>12.9,</text:p>
      <text:p text:style-name="Standard"><text:tab/><text:tab/>30.119999,</text:p>
      <text:p text:style-name="Standard"><text:tab/><text:tab/>27.72,</text:p>
      <text:p text:style-name="Standard"><text:tab/><text:tab/>12.66,</text:p>
      <text:p text:style-name="Standard"><text:tab/><text:tab/>30.119999,</text:p>
      <text:p text:style-name="Standard"><text:tab/><text:tab/>27.48,</text:p>
      <text:p text:style-name="Standard"><text:tab/><text:tab/>12.36,</text:p>
      <text:p text:style-name="Standard"><text:tab/><text:tab/>30.119999,</text:p>
      <text:p text:style-name="Standard"><text:tab/><text:tab/>27.18,</text:p>
      <text:p text:style-name="Standard"><text:tab/><text:tab/>NumberLong(12),</text:p>
      <text:p text:style-name="Standard"><text:tab/><text:tab/>30.48,</text:p>
      <text:p text:style-name="Standard"><text:soft-page-break/><text:tab/><text:tab/>27.119999,</text:p>
      <text:p text:style-name="Standard"><text:tab/><text:tab/>11.7,</text:p>
      <text:p text:style-name="Standard"><text:tab/><text:tab/>30.779999,</text:p>
      <text:p text:style-name="Standard"><text:tab/><text:tab/>NumberLong(27),</text:p>
      <text:p text:style-name="Standard"><text:tab/><text:tab/>11.46,</text:p>
      <text:p text:style-name="Standard"><text:tab/><text:tab/>30.9,</text:p>
      <text:p text:style-name="Standard"><text:tab/><text:tab/>26.76,</text:p>
      <text:p text:style-name="Standard"><text:tab/><text:tab/>11.34,</text:p>
      <text:p text:style-name="Standard"><text:tab/><text:tab/>31.019999,</text:p>
      <text:p text:style-name="Standard"><text:tab/><text:tab/>26.58,</text:p>
      <text:p text:style-name="Standard"><text:tab/><text:tab/>11.28,</text:p>
      <text:p text:style-name="Standard"><text:tab/><text:tab/>31.019999,</text:p>
      <text:p text:style-name="Standard"><text:tab/><text:tab/>26.34,</text:p>
      <text:p text:style-name="Standard"><text:tab/><text:tab/>11.16,</text:p>
      <text:p text:style-name="Standard"><text:tab/><text:tab/>31.14,</text:p>
      <text:p text:style-name="Standard"><text:tab/><text:tab/>26.22,</text:p>
      <text:p text:style-name="Standard"><text:tab/><text:tab/>11.219999,</text:p>
      <text:p text:style-name="Standard"><text:tab/><text:tab/>31.38,</text:p>
      <text:p text:style-name="Standard"><text:tab/><text:tab/>26.22,</text:p>
      <text:p text:style-name="Standard"><text:tab/><text:tab/>11.219999,</text:p>
      <text:p text:style-name="Standard"><text:tab/><text:tab/>31.439999,</text:p>
      <text:p text:style-name="Standard"><text:tab/><text:tab/>26.099998,</text:p>
      <text:p text:style-name="Standard"><text:tab/><text:tab/>11.099999,</text:p>
      <text:p text:style-name="Standard"><text:tab/><text:tab/>31.38,</text:p>
      <text:p text:style-name="Standard"><text:tab/><text:tab/>26.099998,</text:p>
      <text:p text:style-name="Standard"><text:tab/><text:tab/>11.099999,</text:p>
      <text:p text:style-name="Standard"><text:tab/><text:tab/>31.26,</text:p>
      <text:p text:style-name="Standard"><text:tab/><text:tab/>25.98,</text:p>
      <text:p text:style-name="Standard"><text:tab/><text:tab/>11.099999,</text:p>
      <text:p text:style-name="Standard"><text:tab/><text:tab/>31.14,</text:p>
      <text:p text:style-name="Standard"><text:tab/><text:tab/>26.039999,</text:p>
      <text:p text:style-name="Standard"><text:tab/><text:tab/>11.28,</text:p>
      <text:p text:style-name="Standard"><text:tab/><text:tab/>31.14,</text:p>
      <text:p text:style-name="Standard"><text:tab/><text:tab/>26.22,</text:p>
      <text:p text:style-name="Standard"><text:tab/><text:tab/>11.16,</text:p>
      <text:p text:style-name="Standard"><text:tab/><text:tab/>31.32,</text:p>
      <text:p text:style-name="Standard"><text:tab/><text:tab/>26.16,</text:p>
      <text:p text:style-name="Standard"><text:tab/><text:tab/>11.099999,</text:p>
      <text:p text:style-name="Standard"><text:tab/><text:tab/>31.199999,</text:p>
      <text:p text:style-name="Standard"><text:tab/><text:tab/>26.16,</text:p>
      <text:p text:style-name="Standard"><text:tab/><text:tab/>11.219999,</text:p>
      <text:p text:style-name="Standard"><text:tab/><text:tab/>31.14,</text:p>
      <text:p text:style-name="Standard"><text:tab/><text:tab/>26.46,</text:p>
      <text:p text:style-name="Standard"><text:tab/><text:tab/>11.5199995,</text:p>
      <text:p text:style-name="Standard"><text:tab/><text:tab/>31.019999,</text:p>
      <text:p text:style-name="Standard"><text:tab/><text:tab/>26.64,</text:p>
      <text:p text:style-name="Standard"><text:tab/><text:tab/>11.88,</text:p>
      <text:p text:style-name="Standard"><text:tab/><text:tab/>30.96,</text:p>
      <text:p text:style-name="Standard"><text:tab/><text:tab/>26.58,</text:p>
      <text:p text:style-name="Standard"><text:soft-page-break/><text:tab/><text:tab/>11.759999,</text:p>
      <text:p text:style-name="Standard"><text:tab/><text:tab/>31.14,</text:p>
      <text:p text:style-name="Standard"><text:tab/><text:tab/>26.76,</text:p>
      <text:p text:style-name="Standard"><text:tab/><text:tab/>11.759999,</text:p>
      <text:p text:style-name="Standard"><text:tab/><text:tab/>31.199999,</text:p>
      <text:p text:style-name="Standard"><text:tab/><text:tab/>26.64,</text:p>
      <text:p text:style-name="Standard"><text:tab/><text:tab/>11.639999,</text:p>
      <text:p text:style-name="Standard"><text:tab/><text:tab/>30.84,</text:p>
      <text:p text:style-name="Standard"><text:tab/><text:tab/>26.46,</text:p>
      <text:p text:style-name="Standard"><text:tab/><text:tab/>11.759999,</text:p>
      <text:p text:style-name="Standard"><text:tab/><text:tab/>30.66,</text:p>
      <text:p text:style-name="Standard"><text:tab/><text:tab/>26.58,</text:p>
      <text:p text:style-name="Standard"><text:tab/><text:tab/>NumberLong(12),</text:p>
      <text:p text:style-name="Standard"><text:tab/><text:tab/>30.599998,</text:p>
      <text:p text:style-name="Standard"><text:tab/><text:tab/>26.76,</text:p>
      <text:p text:style-name="Standard"><text:tab/><text:tab/>NumberLong(12),</text:p>
      <text:p text:style-name="Standard"><text:tab/><text:tab/>30.599998,</text:p>
      <text:p text:style-name="Standard"><text:tab/><text:tab/>26.519999,</text:p>
      <text:p text:style-name="Standard"><text:tab/><text:tab/>11.759999,</text:p>
      <text:p text:style-name="Standard"><text:tab/><text:tab/>30.9,</text:p>
      <text:p text:style-name="Standard"><text:tab/><text:tab/>26.46,</text:p>
      <text:p text:style-name="Standard"><text:tab/><text:tab/>11.759999,</text:p>
      <text:p text:style-name="Standard"><text:tab/><text:tab/>31.019999,</text:p>
      <text:p text:style-name="Standard"><text:tab/><text:tab/>26.519999,</text:p>
      <text:p text:style-name="Standard"><text:tab/><text:tab/>NumberLong(12),</text:p>
      <text:p text:style-name="Standard"><text:tab/><text:tab/>30.72,</text:p>
      <text:p text:style-name="Standard"><text:tab/><text:tab/>26.4,</text:p>
      <text:p text:style-name="Standard"><text:tab/><text:tab/>11.94,</text:p>
      <text:p text:style-name="Standard"><text:tab/><text:tab/>30.779999,</text:p>
      <text:p text:style-name="Standard"><text:tab/><text:tab/>26.34,</text:p>
      <text:p text:style-name="Standard"><text:tab/><text:tab/>NumberLong(12),</text:p>
      <text:p text:style-name="Standard"><text:tab/><text:tab/>31.14,</text:p>
      <text:p text:style-name="Standard"><text:tab/><text:tab/>26.46,</text:p>
      <text:p text:style-name="Standard"><text:tab/><text:tab/>12.059999,</text:p>
      <text:p text:style-name="Standard"><text:tab/><text:tab/>31.26,</text:p>
      <text:p text:style-name="Standard"><text:tab/><text:tab/>26.64,</text:p>
      <text:p text:style-name="Standard"><text:tab/><text:tab/>11.88,</text:p>
      <text:p text:style-name="Standard"><text:tab/><text:tab/>31.38,</text:p>
      <text:p text:style-name="Standard"><text:tab/><text:tab/>26.4,</text:p>
      <text:p text:style-name="Standard"><text:tab/><text:tab/>11.88,</text:p>
      <text:p text:style-name="Standard"><text:tab/><text:tab/>31.439999,</text:p>
      <text:p text:style-name="Standard"><text:tab/><text:tab/>26.46,</text:p>
      <text:p text:style-name="Standard"><text:tab/><text:tab/>NumberLong(12),</text:p>
      <text:p text:style-name="Standard"><text:tab/><text:tab/>31.199999,</text:p>
      <text:p text:style-name="Standard"><text:tab/><text:tab/>26.34,</text:p>
      <text:p text:style-name="Standard"><text:tab/><text:tab/>11.94,</text:p>
      <text:p text:style-name="Standard"><text:tab/><text:tab/>31.26,</text:p>
      <text:p text:style-name="Standard"><text:tab/><text:tab/>26.34,</text:p>
      <text:p text:style-name="Standard"><text:tab/><text:tab/>11.94,</text:p>
      <text:p text:style-name="Standard"><text:soft-page-break/><text:tab/><text:tab/>31.56,</text:p>
      <text:p text:style-name="Standard"><text:tab/><text:tab/>26.4,</text:p>
      <text:p text:style-name="Standard"><text:tab/><text:tab/>12.059999,</text:p>
      <text:p text:style-name="Standard"><text:tab/><text:tab/>31.439999,</text:p>
      <text:p text:style-name="Standard"><text:tab/><text:tab/>26.519999,</text:p>
      <text:p text:style-name="Standard"><text:tab/><text:tab/>12.24,</text:p>
      <text:p text:style-name="Standard"><text:tab/><text:tab/>31.38,</text:p>
      <text:p text:style-name="Standard"><text:tab/><text:tab/>26.519999,</text:p>
      <text:p text:style-name="Standard"><text:tab/><text:tab/>12.36,</text:p>
      <text:p text:style-name="Standard"><text:tab/><text:tab/>31.26,</text:p>
      <text:p text:style-name="Standard"><text:tab/><text:tab/>26.46,</text:p>
      <text:p text:style-name="Standard"><text:tab/><text:tab/>12.42,</text:p>
      <text:p text:style-name="Standard"><text:tab/><text:tab/>31.199999,</text:p>
      <text:p text:style-name="Standard"><text:tab/><text:tab/>26.76,</text:p>
      <text:p text:style-name="Standard"><text:tab/><text:tab/>12.54,</text:p>
      <text:p text:style-name="Standard"><text:tab/><text:tab/>31.14,</text:p>
      <text:p text:style-name="Standard"><text:tab/><text:tab/>26.76,</text:p>
      <text:p text:style-name="Standard"><text:tab/><text:tab/>12.54,</text:p>
      <text:p text:style-name="Standard"><text:tab/><text:tab/>31.14,</text:p>
      <text:p text:style-name="Standard"><text:tab/><text:tab/>26.699999,</text:p>
      <text:p text:style-name="Standard"><text:tab/><text:tab/>12.599999,</text:p>
      <text:p text:style-name="Standard"><text:tab/><text:tab/>31.019999,</text:p>
      <text:p text:style-name="Standard"><text:tab/><text:tab/>26.76,</text:p>
      <text:p text:style-name="Standard"><text:tab/><text:tab/>12.599999,</text:p>
      <text:p text:style-name="Standard"><text:tab/><text:tab/>30.84,</text:p>
      <text:p text:style-name="Standard"><text:tab/><text:tab/>26.76,</text:p>
      <text:p text:style-name="Standard"><text:tab/><text:tab/>12.66,</text:p>
      <text:p text:style-name="Standard"><text:tab/><text:tab/>30.9,</text:p>
      <text:p text:style-name="Standard"><text:tab/><text:tab/>26.699999,</text:p>
      <text:p text:style-name="Standard"><text:tab/><text:tab/>12.42,</text:p>
      <text:p text:style-name="Standard"><text:tab/><text:tab/>30.779999,</text:p>
      <text:p text:style-name="Standard"><text:tab/><text:tab/>NumberLong(27),</text:p>
      <text:p text:style-name="Standard"><text:tab/><text:tab/>12.24,</text:p>
      <text:p text:style-name="Standard"><text:tab/><text:tab/>30.84,</text:p>
      <text:p text:style-name="Standard"><text:tab/><text:tab/>27.18,</text:p>
      <text:p text:style-name="Standard"><text:tab/><text:tab/>12.36,</text:p>
      <text:p text:style-name="Standard"><text:tab/><text:tab/>30.539999,</text:p>
      <text:p text:style-name="Standard"><text:tab/><text:tab/>26.939999,</text:p>
      <text:p text:style-name="Standard"><text:tab/><text:tab/>12.42,</text:p>
      <text:p text:style-name="Standard"><text:tab/><text:tab/>30.599998,</text:p>
      <text:p text:style-name="Standard"><text:tab/><text:tab/>27.119999,</text:p>
      <text:p text:style-name="Standard"><text:tab/><text:tab/>12.54,</text:p>
      <text:p text:style-name="Standard"><text:tab/><text:tab/>30.539999,</text:p>
      <text:p text:style-name="Standard"><text:tab/><text:tab/>27.18,</text:p>
      <text:p text:style-name="Standard"><text:tab/><text:tab/>12.36,</text:p>
      <text:p text:style-name="Standard"><text:tab/><text:tab/>30.48,</text:p>
      <text:p text:style-name="Standard"><text:tab/><text:tab/>27.359999,</text:p>
      <text:p text:style-name="Standard"><text:tab/><text:tab/>12.3,</text:p>
      <text:p text:style-name="Standard"><text:tab/><text:tab/>30.48,</text:p>
      <text:p text:style-name="Standard"><text:soft-page-break/><text:tab/><text:tab/>27.359999,</text:p>
      <text:p text:style-name="Standard"><text:tab/><text:tab/>12.42,</text:p>
      <text:p text:style-name="Standard"><text:tab/><text:tab/>30.359999,</text:p>
      <text:p text:style-name="Standard"><text:tab/><text:tab/>27.3,</text:p>
      <text:p text:style-name="Standard"><text:tab/><text:tab/>12.599999,</text:p>
      <text:p text:style-name="Standard"><text:tab/><text:tab/>30.179998,</text:p>
      <text:p text:style-name="Standard"><text:tab/><text:tab/>27.119999,</text:p>
      <text:p text:style-name="Standard"><text:tab/><text:tab/>12.66,</text:p>
      <text:p text:style-name="Standard"><text:tab/><text:tab/>30.119999,</text:p>
      <text:p text:style-name="Standard"><text:tab/><text:tab/>27.06,</text:p>
      <text:p text:style-name="Standard"><text:tab/><text:tab/>12.78,</text:p>
      <text:p text:style-name="Standard"><text:tab/><text:tab/>30.06,</text:p>
      <text:p text:style-name="Standard"><text:tab/><text:tab/>27.18,</text:p>
      <text:p text:style-name="Standard"><text:tab/><text:tab/>12.54,</text:p>
      <text:p text:style-name="Standard"><text:tab/><text:tab/>29.82,</text:p>
      <text:p text:style-name="Standard"><text:tab/><text:tab/>27.3,</text:p>
      <text:p text:style-name="Standard"><text:tab/><text:tab/>12.48,</text:p>
      <text:p text:style-name="Standard"><text:tab/><text:tab/>29.88,</text:p>
      <text:p text:style-name="Standard"><text:tab/><text:tab/>27.18,</text:p>
      <text:p text:style-name="Standard"><text:tab/><text:tab/>12.599999,</text:p>
      <text:p text:style-name="Standard"><text:tab/><text:tab/>29.88,</text:p>
      <text:p text:style-name="Standard"><text:tab/><text:tab/>27.06,</text:p>
      <text:p text:style-name="Standard"><text:tab/><text:tab/>12.66,</text:p>
      <text:p text:style-name="Standard"><text:tab/><text:tab/>29.699999,</text:p>
      <text:p text:style-name="Standard"><text:tab/><text:tab/>27.18,</text:p>
      <text:p text:style-name="Standard"><text:tab/><text:tab/>12.66,</text:p>
      <text:p text:style-name="Standard"><text:tab/><text:tab/>29.46,</text:p>
      <text:p text:style-name="Standard"><text:tab/><text:tab/>27.359999,</text:p>
      <text:p text:style-name="Standard"><text:tab/><text:tab/>12.599999,</text:p>
      <text:p text:style-name="Standard"><text:tab/><text:tab/>29.64,</text:p>
      <text:p text:style-name="Standard"><text:tab/><text:tab/>27.3,</text:p>
      <text:p text:style-name="Standard"><text:tab/><text:tab/>12.66,</text:p>
      <text:p text:style-name="Standard"><text:tab/><text:tab/>29.4,</text:p>
      <text:p text:style-name="Standard"><text:tab/><text:tab/>27.359999,</text:p>
      <text:p text:style-name="Standard"><text:tab/><text:tab/>12.78,</text:p>
      <text:p text:style-name="Standard"><text:tab/><text:tab/>29.76,</text:p>
      <text:p text:style-name="Standard"><text:tab/><text:tab/>27.119999,</text:p>
      <text:p text:style-name="Standard"><text:tab/><text:tab/>12.78,</text:p>
      <text:p text:style-name="Standard"><text:tab/><text:tab/>29.58,</text:p>
      <text:p text:style-name="Standard"><text:tab/><text:tab/>27.06,</text:p>
      <text:p text:style-name="Standard"><text:tab/><text:tab/>12.84,</text:p>
      <text:p text:style-name="Standard"><text:tab/><text:tab/>29.46,</text:p>
      <text:p text:style-name="Standard"><text:tab/><text:tab/>27.18,</text:p>
      <text:p text:style-name="Standard"><text:tab/><text:tab/>12.96,</text:p>
      <text:p text:style-name="Standard"><text:tab/><text:tab/>29.699999,</text:p>
      <text:p text:style-name="Standard"><text:tab/><text:tab/>27.24,</text:p>
      <text:p text:style-name="Standard"><text:tab/><text:tab/>13.139999,</text:p>
      <text:p text:style-name="Standard"><text:tab/><text:tab/>29.58,</text:p>
      <text:p text:style-name="Standard"><text:tab/><text:tab/>27.359999,</text:p>
      <text:p text:style-name="Standard"><text:soft-page-break/><text:tab/><text:tab/>13.259999,</text:p>
      <text:p text:style-name="Standard"><text:tab/><text:tab/>29.34,</text:p>
      <text:p text:style-name="Standard"><text:tab/><text:tab/>27.599998,</text:p>
      <text:p text:style-name="Standard"><text:tab/><text:tab/>13.139999,</text:p>
      <text:p text:style-name="Standard"><text:tab/><text:tab/>29.34,</text:p>
      <text:p text:style-name="Standard"><text:tab/><text:tab/>27.539999,</text:p>
      <text:p text:style-name="Standard"><text:tab/><text:tab/>13.0199995,</text:p>
      <text:p text:style-name="Standard"><text:tab/><text:tab/>28.98,</text:p>
      <text:p text:style-name="Standard"><text:tab/><text:tab/>27.599998,</text:p>
      <text:p text:style-name="Standard"><text:tab/><text:tab/>12.96,</text:p>
      <text:p text:style-name="Standard"><text:tab/><text:tab/>28.92,</text:p>
      <text:p text:style-name="Standard"><text:tab/><text:tab/>27.72,</text:p>
      <text:p text:style-name="Standard"><text:tab/><text:tab/>12.96,</text:p>
      <text:p text:style-name="Standard"><text:tab/><text:tab/>28.859999,</text:p>
      <text:p text:style-name="Standard"><text:tab/><text:tab/>28.019999,</text:p>
      <text:p text:style-name="Standard"><text:tab/><text:tab/>12.84,</text:p>
      <text:p text:style-name="Standard"><text:tab/><text:tab/>28.859999,</text:p>
      <text:p text:style-name="Standard"><text:tab/><text:tab/>28.019999,</text:p>
      <text:p text:style-name="Standard"><text:tab/><text:tab/>12.78,</text:p>
      <text:p text:style-name="Standard"><text:tab/><text:tab/>28.5,</text:p>
      <text:p text:style-name="Standard"><text:tab/><text:tab/>27.9,</text:p>
      <text:p text:style-name="Standard"><text:tab/><text:tab/>12.54,</text:p>
      <text:p text:style-name="Standard"><text:tab/><text:tab/>28.56,</text:p>
      <text:p text:style-name="Standard"><text:tab/><text:tab/>27.84,</text:p>
      <text:p text:style-name="Standard"><text:tab/><text:tab/>12.42,</text:p>
      <text:p text:style-name="Standard"><text:tab/><text:tab/>28.5,</text:p>
      <text:p text:style-name="Standard"><text:tab/><text:tab/>27.779999,</text:p>
      <text:p text:style-name="Standard"><text:tab/><text:tab/>12.78,</text:p>
      <text:p text:style-name="Standard"><text:tab/><text:tab/>28.56,</text:p>
      <text:p text:style-name="Standard"><text:tab/><text:tab/>28.019999,</text:p>
      <text:p text:style-name="Standard"><text:tab/><text:tab/>12.9,</text:p>
      <text:p text:style-name="Standard"><text:tab/><text:tab/>28.74,</text:p>
      <text:p text:style-name="Standard"><text:tab/><text:tab/>28.019999,</text:p>
      <text:p text:style-name="Standard"><text:tab/><text:tab/>13.08,</text:p>
      <text:p text:style-name="Standard"><text:tab/><text:tab/>28.56,</text:p>
      <text:p text:style-name="Standard"><text:tab/><text:tab/>28.32,</text:p>
      <text:p text:style-name="Standard"><text:tab/><text:tab/>13.139999,</text:p>
      <text:p text:style-name="Standard"><text:tab/><text:tab/>28.5,</text:p>
      <text:p text:style-name="Standard"><text:tab/><text:tab/>28.32,</text:p>
      <text:p text:style-name="Standard"><text:tab/><text:tab/>13.32,</text:p>
      <text:p text:style-name="Standard"><text:tab/><text:tab/>28.32,</text:p>
      <text:p text:style-name="Standard"><text:tab/><text:tab/>28.5,</text:p>
      <text:p text:style-name="Standard"><text:tab/><text:tab/>13.259999,</text:p>
      <text:p text:style-name="Standard"><text:tab/><text:tab/>28.38,</text:p>
      <text:p text:style-name="Standard"><text:tab/><text:tab/>28.38,</text:p>
      <text:p text:style-name="Standard"><text:tab/><text:tab/>13.38,</text:p>
      <text:p text:style-name="Standard"><text:tab/><text:tab/>28.26,</text:p>
      <text:p text:style-name="Standard"><text:tab/><text:tab/>28.32,</text:p>
      <text:p text:style-name="Standard"><text:tab/><text:tab/>13.2,</text:p>
      <text:p text:style-name="Standard"><text:soft-page-break/><text:tab/><text:tab/>28.38,</text:p>
      <text:p text:style-name="Standard"><text:tab/><text:tab/>28.32,</text:p>
      <text:p text:style-name="Standard"><text:tab/><text:tab/>13.139999,</text:p>
      <text:p text:style-name="Standard"><text:tab/><text:tab/>28.38,</text:p>
      <text:p text:style-name="Standard"><text:tab/><text:tab/>28.32,</text:p>
      <text:p text:style-name="Standard"><text:tab/><text:tab/>13.139999,</text:p>
      <text:p text:style-name="Standard"><text:tab/><text:tab/>28.26,</text:p>
      <text:p text:style-name="Standard"><text:tab/><text:tab/>28.439999,</text:p>
      <text:p text:style-name="Standard"><text:tab/><text:tab/>13.0199995,</text:p>
      <text:p text:style-name="Standard"><text:tab/><text:tab/>28.199999,</text:p>
      <text:p text:style-name="Standard"><text:tab/><text:tab/>28.14,</text:p>
      <text:p text:style-name="Standard"><text:tab/><text:tab/>12.9,</text:p>
      <text:p text:style-name="Standard"><text:tab/><text:tab/>28.199999,</text:p>
      <text:p text:style-name="Standard"><text:tab/><text:tab/>28.019999,</text:p>
      <text:p text:style-name="Standard"><text:tab/><text:tab/>12.9,</text:p>
      <text:p text:style-name="Standard"><text:tab/><text:tab/>28.32,</text:p>
      <text:p text:style-name="Standard"><text:tab/><text:tab/>27.9,</text:p>
      <text:p text:style-name="Standard"><text:tab/><text:tab/>12.9,</text:p>
      <text:p text:style-name="Standard"><text:tab/><text:tab/>28.14,</text:p>
      <text:p text:style-name="Standard"><text:tab/><text:tab/>27.9,</text:p>
      <text:p text:style-name="Standard"><text:tab/><text:tab/>12.9,</text:p>
      <text:p text:style-name="Standard"><text:tab/><text:tab/>28.26,</text:p>
      <text:p text:style-name="Standard"><text:tab/><text:tab/>28.199999,</text:p>
      <text:p text:style-name="Standard"><text:tab/><text:tab/>13.08,</text:p>
      <text:p text:style-name="Standard"><text:tab/><text:tab/>28.08,</text:p>
      <text:p text:style-name="Standard"><text:tab/><text:tab/>28.019999,</text:p>
      <text:p text:style-name="Standard"><text:tab/><text:tab/>12.96,</text:p>
      <text:p text:style-name="Standard"><text:tab/><text:tab/>28.019999,</text:p>
      <text:p text:style-name="Standard"><text:tab/><text:tab/>28.14,</text:p>
      <text:p text:style-name="Standard"><text:tab/><text:tab/>13.0199995,</text:p>
      <text:p text:style-name="Standard"><text:tab/><text:tab/>28.019999,</text:p>
      <text:p text:style-name="Standard"><text:tab/><text:tab/>27.96,</text:p>
      <text:p text:style-name="Standard"><text:tab/><text:tab/>13.0199995,</text:p>
      <text:p text:style-name="Standard"><text:tab/><text:tab/>28.14,</text:p>
      <text:p text:style-name="Standard"><text:tab/><text:tab/>28.14,</text:p>
      <text:p text:style-name="Standard"><text:tab/><text:tab/>13.0199995,</text:p>
      <text:p text:style-name="Standard"><text:tab/><text:tab/>28.14,</text:p>
      <text:p text:style-name="Standard"><text:tab/><text:tab/>28.199999,</text:p>
      <text:p text:style-name="Standard"><text:tab/><text:tab/>12.84,</text:p>
      <text:p text:style-name="Standard"><text:tab/><text:tab/>28.08,</text:p>
      <text:p text:style-name="Standard"><text:tab/><text:tab/>28.019999,</text:p>
      <text:p text:style-name="Standard"><text:tab/><text:tab/>12.84,</text:p>
      <text:p text:style-name="Standard"><text:tab/><text:tab/>28.26,</text:p>
      <text:p text:style-name="Standard"><text:tab/><text:tab/>28.199999,</text:p>
      <text:p text:style-name="Standard"><text:tab/><text:tab/>12.66,</text:p>
      <text:p text:style-name="Standard"><text:tab/><text:tab/>28.38,</text:p>
      <text:p text:style-name="Standard"><text:tab/><text:tab/>28.08,</text:p>
      <text:p text:style-name="Standard"><text:tab/><text:tab/>12.719999,</text:p>
      <text:p text:style-name="Standard"><text:tab/><text:tab/>28.439999,</text:p>
      <text:p text:style-name="Standard"><text:soft-page-break/><text:tab/><text:tab/>28.08,</text:p>
      <text:p text:style-name="Standard"><text:tab/><text:tab/>12.78,</text:p>
      <text:p text:style-name="Standard"><text:tab/><text:tab/>28.56,</text:p>
      <text:p text:style-name="Standard"><text:tab/><text:tab/>27.84,</text:p>
      <text:p text:style-name="Standard"><text:tab/><text:tab/>12.599999,</text:p>
      <text:p text:style-name="Standard"><text:tab/><text:tab/>28.68,</text:p>
      <text:p text:style-name="Standard"><text:tab/><text:tab/>27.779999,</text:p>
      <text:p text:style-name="Standard"><text:tab/><text:tab/>12.54,</text:p>
      <text:p text:style-name="Standard"><text:tab/><text:tab/>28.56,</text:p>
      <text:p text:style-name="Standard"><text:tab/><text:tab/>27.72,</text:p>
      <text:p text:style-name="Standard"><text:tab/><text:tab/>12.54,</text:p>
      <text:p text:style-name="Standard"><text:tab/><text:tab/>28.619999,</text:p>
      <text:p text:style-name="Standard"><text:tab/><text:tab/>27.779999,</text:p>
      <text:p text:style-name="Standard"><text:tab/><text:tab/>12.42,</text:p>
      <text:p text:style-name="Standard"><text:tab/><text:tab/>28.68,</text:p>
      <text:p text:style-name="Standard"><text:tab/><text:tab/>27.779999,</text:p>
      <text:p text:style-name="Standard"><text:tab/><text:tab/>12.36,</text:p>
      <text:p text:style-name="Standard"><text:tab/><text:tab/>28.859999,</text:p>
      <text:p text:style-name="Standard"><text:tab/><text:tab/>27.66,</text:p>
      <text:p text:style-name="Standard"><text:tab/><text:tab/>12.42,</text:p>
      <text:p text:style-name="Standard"><text:tab/><text:tab/>28.8,</text:p>
      <text:p text:style-name="Standard"><text:tab/><text:tab/>27.66,</text:p>
      <text:p text:style-name="Standard"><text:tab/><text:tab/>12.54,</text:p>
      <text:p text:style-name="Standard"><text:tab/><text:tab/>28.859999,</text:p>
      <text:p text:style-name="Standard"><text:tab/><text:tab/>27.48,</text:p>
      <text:p text:style-name="Standard"><text:tab/><text:tab/>12.48,</text:p>
      <text:p text:style-name="Standard"><text:tab/><text:tab/>28.619999,</text:p>
      <text:p text:style-name="Standard"><text:tab/><text:tab/>27.539999,</text:p>
      <text:p text:style-name="Standard"><text:tab/><text:tab/>12.66,</text:p>
      <text:p text:style-name="Standard"><text:tab/><text:tab/>28.38,</text:p>
      <text:p text:style-name="Standard"><text:tab/><text:tab/>27.72,</text:p>
      <text:p text:style-name="Standard"><text:tab/><text:tab/>12.599999,</text:p>
      <text:p text:style-name="Standard"><text:tab/><text:tab/>28.56,</text:p>
      <text:p text:style-name="Standard"><text:tab/><text:tab/>27.66,</text:p>
      <text:p text:style-name="Standard"><text:tab/><text:tab/>12.66,</text:p>
      <text:p text:style-name="Standard"><text:tab/><text:tab/>28.5,</text:p>
      <text:p text:style-name="Standard"><text:tab/><text:tab/>27.599998,</text:p>
      <text:p text:style-name="Standard"><text:tab/><text:tab/>12.78,</text:p>
      <text:p text:style-name="Standard"><text:tab/><text:tab/>28.439999,</text:p>
      <text:p text:style-name="Standard"><text:tab/><text:tab/>27.539999,</text:p>
      <text:p text:style-name="Standard"><text:tab/><text:tab/>12.9,</text:p>
      <text:p text:style-name="Standard"><text:tab/><text:tab/>28.26,</text:p>
      <text:p text:style-name="Standard"><text:tab/><text:tab/>27.539999,</text:p>
      <text:p text:style-name="Standard"><text:tab/><text:tab/>12.84,</text:p>
      <text:p text:style-name="Standard"><text:tab/><text:tab/>28.14,</text:p>
      <text:p text:style-name="Standard"><text:tab/><text:tab/>27.599998,</text:p>
      <text:p text:style-name="Standard"><text:tab/><text:tab/>12.66,</text:p>
      <text:p text:style-name="Standard"><text:tab/><text:tab/>28.14,</text:p>
      <text:p text:style-name="Standard"><text:tab/><text:tab/>27.72,</text:p>
      <text:p text:style-name="Standard"><text:soft-page-break/><text:tab/><text:tab/>12.66,</text:p>
      <text:p text:style-name="Standard"><text:tab/><text:tab/>28.38,</text:p>
      <text:p text:style-name="Standard"><text:tab/><text:tab/>27.72,</text:p>
      <text:p text:style-name="Standard"><text:tab/><text:tab/>12.66,</text:p>
      <text:p text:style-name="Standard"><text:tab/><text:tab/>28.56,</text:p>
      <text:p text:style-name="Standard"><text:tab/><text:tab/>27.66,</text:p>
      <text:p text:style-name="Standard"><text:tab/><text:tab/>12.84,</text:p>
      <text:p text:style-name="Standard"><text:tab/><text:tab/>28.439999,</text:p>
      <text:p text:style-name="Standard"><text:tab/><text:tab/>27.599998,</text:p>
      <text:p text:style-name="Standard"><text:tab/><text:tab/>12.84,</text:p>
      <text:p text:style-name="Standard"><text:tab/><text:tab/>28.5,</text:p>
      <text:p text:style-name="Standard"><text:tab/><text:tab/>27.599998,</text:p>
      <text:p text:style-name="Standard"><text:tab/><text:tab/>12.9,</text:p>
      <text:p text:style-name="Standard"><text:tab/><text:tab/>28.439999,</text:p>
      <text:p text:style-name="Standard"><text:tab/><text:tab/>27.96,</text:p>
      <text:p text:style-name="Standard"><text:tab/><text:tab/>12.9,</text:p>
      <text:p text:style-name="Standard"><text:tab/><text:tab/>28.56,</text:p>
      <text:p text:style-name="Standard"><text:tab/><text:tab/>28.14,</text:p>
      <text:p text:style-name="Standard"><text:tab/><text:tab/>12.96,</text:p>
      <text:p text:style-name="Standard"><text:tab/><text:tab/>28.68,</text:p>
      <text:p text:style-name="Standard"><text:tab/><text:tab/>28.199999,</text:p>
      <text:p text:style-name="Standard"><text:tab/><text:tab/>12.96,</text:p>
      <text:p text:style-name="Standard"><text:tab/><text:tab/>28.74,</text:p>
      <text:p text:style-name="Standard"><text:tab/><text:tab/>28.32,</text:p>
      <text:p text:style-name="Standard"><text:tab/><text:tab/>13.0199995,</text:p>
      <text:p text:style-name="Standard"><text:tab/><text:tab/>28.74,</text:p>
      <text:p text:style-name="Standard"><text:tab/><text:tab/>28.5,</text:p>
      <text:p text:style-name="Standard"><text:tab/><text:tab/>12.96,</text:p>
      <text:p text:style-name="Standard"><text:tab/><text:tab/>28.74,</text:p>
      <text:p text:style-name="Standard"><text:tab/><text:tab/>28.5,</text:p>
      <text:p text:style-name="Standard"><text:tab/><text:tab/>12.96,</text:p>
      <text:p text:style-name="Standard"><text:tab/><text:tab/>28.8,</text:p>
      <text:p text:style-name="Standard"><text:tab/><text:tab/>28.5,</text:p>
      <text:p text:style-name="Standard"><text:tab/><text:tab/>13.2,</text:p>
      <text:p text:style-name="Standard"><text:tab/><text:tab/>28.8,</text:p>
      <text:p text:style-name="Standard"><text:tab/><text:tab/>28.5,</text:p>
      <text:p text:style-name="Standard"><text:tab/><text:tab/>13.259999,</text:p>
      <text:p text:style-name="Standard"><text:tab/><text:tab/>28.92,</text:p>
      <text:p text:style-name="Standard"><text:tab/><text:tab/>28.08,</text:p>
      <text:p text:style-name="Standard"><text:tab/><text:tab/>13.32,</text:p>
      <text:p text:style-name="Standard"><text:tab/><text:tab/>28.92,</text:p>
      <text:p text:style-name="Standard"><text:tab/><text:tab/>27.84,</text:p>
      <text:p text:style-name="Standard"><text:tab/><text:tab/>13.44,</text:p>
      <text:p text:style-name="Standard"><text:tab/><text:tab/>28.92,</text:p>
      <text:p text:style-name="Standard"><text:tab/><text:tab/>27.779999,</text:p>
      <text:p text:style-name="Standard"><text:tab/><text:tab/>13.74,</text:p>
      <text:p text:style-name="Standard"><text:tab/><text:tab/>28.619999,</text:p>
      <text:p text:style-name="Standard"><text:tab/><text:tab/>27.599998,</text:p>
      <text:p text:style-name="Standard"><text:tab/><text:tab/>13.62,</text:p>
      <text:p text:style-name="Standard"><text:soft-page-break/><text:tab/><text:tab/>28.68,</text:p>
      <text:p text:style-name="Standard"><text:tab/><text:tab/>27.48,</text:p>
      <text:p text:style-name="Standard"><text:tab/><text:tab/>13.559999,</text:p>
      <text:p text:style-name="Standard"><text:tab/><text:tab/>28.8,</text:p>
      <text:p text:style-name="Standard"><text:tab/><text:tab/>27.48,</text:p>
      <text:p text:style-name="Standard"><text:tab/><text:tab/>13.559999,</text:p>
      <text:p text:style-name="Standard"><text:tab/><text:tab/>28.98,</text:p>
      <text:p text:style-name="Standard"><text:tab/><text:tab/>27.539999,</text:p>
      <text:p text:style-name="Standard"><text:tab/><text:tab/>13.2,</text:p>
      <text:p text:style-name="Standard"><text:tab/><text:tab/>28.92,</text:p>
      <text:p text:style-name="Standard"><text:tab/><text:tab/>27.539999,</text:p>
      <text:p text:style-name="Standard"><text:tab/><text:tab/>12.9,</text:p>
      <text:p text:style-name="Standard"><text:tab/><text:tab/>28.92,</text:p>
      <text:p text:style-name="Standard"><text:tab/><text:tab/>27.539999,</text:p>
      <text:p text:style-name="Standard"><text:tab/><text:tab/>12.78,</text:p>
      <text:p text:style-name="Standard"><text:tab/><text:tab/>28.8,</text:p>
      <text:p text:style-name="Standard"><text:tab/><text:tab/>27.599998,</text:p>
      <text:p text:style-name="Standard"><text:tab/><text:tab/>12.42,</text:p>
      <text:p text:style-name="Standard"><text:tab/><text:tab/>29.099998,</text:p>
      <text:p text:style-name="Standard"><text:tab/><text:tab/>27.48,</text:p>
      <text:p text:style-name="Standard"><text:tab/><text:tab/>12.3,</text:p>
      <text:p text:style-name="Standard"><text:tab/><text:tab/>29.039999,</text:p>
      <text:p text:style-name="Standard"><text:tab/><text:tab/>27.24,</text:p>
      <text:p text:style-name="Standard"><text:tab/><text:tab/>12.24,</text:p>
      <text:p text:style-name="Standard"><text:tab/><text:tab/>29.099998,</text:p>
      <text:p text:style-name="Standard"><text:tab/><text:tab/>27.18,</text:p>
      <text:p text:style-name="Standard"><text:tab/><text:tab/>NumberLong(12),</text:p>
      <text:p text:style-name="Standard"><text:tab/><text:tab/>28.98,</text:p>
      <text:p text:style-name="Standard"><text:tab/><text:tab/>27.119999,</text:p>
      <text:p text:style-name="Standard"><text:tab/><text:tab/>NumberLong(12),</text:p>
      <text:p text:style-name="Standard"><text:tab/><text:tab/>29.039999,</text:p>
      <text:p text:style-name="Standard"><text:tab/><text:tab/>27.06,</text:p>
      <text:p text:style-name="Standard"><text:tab/><text:tab/>12.12,</text:p>
      <text:p text:style-name="Standard"><text:tab/><text:tab/>29.16,</text:p>
      <text:p text:style-name="Standard"><text:tab/><text:tab/>27.06,</text:p>
      <text:p text:style-name="Standard"><text:tab/><text:tab/>NumberLong(12),</text:p>
      <text:p text:style-name="Standard"><text:tab/><text:tab/>29.22,</text:p>
      <text:p text:style-name="Standard"><text:tab/><text:tab/>NumberLong(27),</text:p>
      <text:p text:style-name="Standard"><text:tab/><text:tab/>11.5199995,</text:p>
      <text:p text:style-name="Standard"><text:tab/><text:tab/>29.22,</text:p>
      <text:p text:style-name="Standard"><text:tab/><text:tab/>NumberLong(27),</text:p>
      <text:p text:style-name="Standard"><text:tab/><text:tab/>11.5199995,</text:p>
      <text:p text:style-name="Standard"><text:tab/><text:tab/>29.039999,</text:p>
      <text:p text:style-name="Standard"><text:tab/><text:tab/>26.88,</text:p>
      <text:p text:style-name="Standard"><text:tab/><text:tab/>11.4,</text:p>
      <text:p text:style-name="Standard"><text:tab/><text:tab/>28.859999,</text:p>
      <text:p text:style-name="Standard"><text:tab/><text:tab/>26.82,</text:p>
      <text:p text:style-name="Standard"><text:tab/><text:tab/>11.4,</text:p>
      <text:p text:style-name="Standard"><text:tab/><text:tab/>28.8,</text:p>
      <text:p text:style-name="Standard"><text:soft-page-break/><text:tab/><text:tab/>26.76,</text:p>
      <text:p text:style-name="Standard"><text:tab/><text:tab/>11.4,</text:p>
      <text:p text:style-name="Standard"><text:tab/><text:tab/>28.8,</text:p>
      <text:p text:style-name="Standard"><text:tab/><text:tab/>26.699999,</text:p>
      <text:p text:style-name="Standard"><text:tab/><text:tab/>11.4,</text:p>
      <text:p text:style-name="Standard"><text:tab/><text:tab/>29.039999,</text:p>
      <text:p text:style-name="Standard"><text:tab/><text:tab/>26.64,</text:p>
      <text:p text:style-name="Standard"><text:tab/><text:tab/>11.4,</text:p>
      <text:p text:style-name="Standard"><text:tab/><text:tab/>28.98,</text:p>
      <text:p text:style-name="Standard"><text:tab/><text:tab/>26.58,</text:p>
      <text:p text:style-name="Standard"><text:tab/><text:tab/>11.639999,</text:p>
      <text:p text:style-name="Standard"><text:tab/><text:tab/>29.039999,</text:p>
      <text:p text:style-name="Standard"><text:tab/><text:tab/>26.76,</text:p>
      <text:p text:style-name="Standard"><text:tab/><text:tab/>11.639999,</text:p>
      <text:p text:style-name="Standard"><text:tab/><text:tab/>29.039999,</text:p>
      <text:p text:style-name="Standard"><text:tab/><text:tab/>26.699999,</text:p>
      <text:p text:style-name="Standard"><text:tab/><text:tab/>11.82,</text:p>
      <text:p text:style-name="Standard"><text:tab/><text:tab/>29.34,</text:p>
      <text:p text:style-name="Standard"><text:tab/><text:tab/>26.88,</text:p>
      <text:p text:style-name="Standard"><text:tab/><text:tab/>11.88,</text:p>
      <text:p text:style-name="Standard"><text:tab/><text:tab/>29.519999,</text:p>
      <text:p text:style-name="Standard"><text:tab/><text:tab/>NumberLong(27),</text:p>
      <text:p text:style-name="Standard"><text:tab/><text:tab/>11.759999,</text:p>
      <text:p text:style-name="Standard"><text:tab/><text:tab/>29.46,</text:p>
      <text:p text:style-name="Standard"><text:tab/><text:tab/>NumberLong(27),</text:p>
      <text:p text:style-name="Standard"><text:tab/><text:tab/>11.759999,</text:p>
      <text:p text:style-name="Standard"><text:tab/><text:tab/>29.519999,</text:p>
      <text:p text:style-name="Standard"><text:tab/><text:tab/>27.06,</text:p>
      <text:p text:style-name="Standard"><text:tab/><text:tab/>11.639999,</text:p>
      <text:p text:style-name="Standard"><text:tab/><text:tab/>29.34,</text:p>
      <text:p text:style-name="Standard"><text:tab/><text:tab/>27.119999,</text:p>
      <text:p text:style-name="Standard"><text:tab/><text:tab/>11.5199995,</text:p>
      <text:p text:style-name="Standard"><text:tab/><text:tab/>29.279999,</text:p>
      <text:p text:style-name="Standard"><text:tab/><text:tab/>27.18,</text:p>
      <text:p text:style-name="Standard"><text:tab/><text:tab/>11.46,</text:p>
      <text:p text:style-name="Standard"><text:tab/><text:tab/>29.039999,</text:p>
      <text:p text:style-name="Standard"><text:tab/><text:tab/>NumberLong(27),</text:p>
      <text:p text:style-name="Standard"><text:tab/><text:tab/>11.82,</text:p>
      <text:p text:style-name="Standard"><text:tab/><text:tab/>28.92,</text:p>
      <text:p text:style-name="Standard"><text:tab/><text:tab/>NumberLong(27),</text:p>
      <text:p text:style-name="Standard"><text:tab/><text:tab/>11.759999,</text:p>
      <text:p text:style-name="Standard"><text:tab/><text:tab/>28.92,</text:p>
      <text:p text:style-name="Standard"><text:tab/><text:tab/>27.119999,</text:p>
      <text:p text:style-name="Standard"><text:tab/><text:tab/>11.759999,</text:p>
      <text:p text:style-name="Standard"><text:tab/><text:tab/>28.859999,</text:p>
      <text:p text:style-name="Standard"><text:tab/><text:tab/>27.119999,</text:p>
      <text:p text:style-name="Standard"><text:tab/><text:tab/>12.059999,</text:p>
      <text:p text:style-name="Standard"><text:tab/><text:tab/>28.619999,</text:p>
      <text:p text:style-name="Standard"><text:tab/><text:tab/>27.06,</text:p>
      <text:p text:style-name="Standard"><text:soft-page-break/><text:tab/><text:tab/>12.179999,</text:p>
      <text:p text:style-name="Standard"><text:tab/><text:tab/>28.619999,</text:p>
      <text:p text:style-name="Standard"><text:tab/><text:tab/>26.939999,</text:p>
      <text:p text:style-name="Standard"><text:tab/><text:tab/>12.179999,</text:p>
      <text:p text:style-name="Standard"><text:tab/><text:tab/>28.74,</text:p>
      <text:p text:style-name="Standard"><text:tab/><text:tab/>26.88,</text:p>
      <text:p text:style-name="Standard"><text:tab/><text:tab/>12.059999,</text:p>
      <text:p text:style-name="Standard"><text:tab/><text:tab/>28.74,</text:p>
      <text:p text:style-name="Standard"><text:tab/><text:tab/>NumberLong(27),</text:p>
      <text:p text:style-name="Standard"><text:tab/><text:tab/>11.88,</text:p>
      <text:p text:style-name="Standard"><text:tab/><text:tab/>28.859999,</text:p>
      <text:p text:style-name="Standard"><text:tab/><text:tab/>26.82,</text:p>
      <text:p text:style-name="Standard"><text:tab/><text:tab/>11.759999,</text:p>
      <text:p text:style-name="Standard"><text:tab/><text:tab/>28.68,</text:p>
      <text:p text:style-name="Standard"><text:tab/><text:tab/>26.82,</text:p>
      <text:p text:style-name="Standard"><text:tab/><text:tab/>11.88,</text:p>
      <text:p text:style-name="Standard"><text:tab/><text:tab/>28.5,</text:p>
      <text:p text:style-name="Standard"><text:tab/><text:tab/>26.88,</text:p>
      <text:p text:style-name="Standard"><text:tab/><text:tab/>12.059999,</text:p>
      <text:p text:style-name="Standard"><text:tab/><text:tab/>28.619999,</text:p>
      <text:p text:style-name="Standard"><text:tab/><text:tab/>26.82,</text:p>
      <text:p text:style-name="Standard"><text:tab/><text:tab/>11.7,</text:p>
      <text:p text:style-name="Standard"><text:tab/><text:tab/>28.68,</text:p>
      <text:p text:style-name="Standard"><text:tab/><text:tab/>26.699999,</text:p>
      <text:p text:style-name="Standard"><text:tab/><text:tab/>11.7,</text:p>
      <text:p text:style-name="Standard"><text:tab/><text:tab/>28.8,</text:p>
      <text:p text:style-name="Standard"><text:tab/><text:tab/>26.88,</text:p>
      <text:p text:style-name="Standard"><text:tab/><text:tab/>11.94,</text:p>
      <text:p text:style-name="Standard"><text:tab/><text:tab/>28.8,</text:p>
      <text:p text:style-name="Standard"><text:tab/><text:tab/>26.76,</text:p>
      <text:p text:style-name="Standard"><text:tab/><text:tab/>12.059999,</text:p>
      <text:p text:style-name="Standard"><text:tab/><text:tab/>28.859999,</text:p>
      <text:p text:style-name="Standard"><text:tab/><text:tab/>26.76,</text:p>
      <text:p text:style-name="Standard"><text:tab/><text:tab/>12.12,</text:p>
      <text:p text:style-name="Standard"><text:tab/><text:tab/>28.92,</text:p>
      <text:p text:style-name="Standard"><text:tab/><text:tab/>26.82,</text:p>
      <text:p text:style-name="Standard"><text:tab/><text:tab/>12.3,</text:p>
      <text:p text:style-name="Standard"><text:tab/><text:tab/>28.92,</text:p>
      <text:p text:style-name="Standard"><text:tab/><text:tab/>26.88,</text:p>
      <text:p text:style-name="Standard"><text:tab/><text:tab/>12.36,</text:p>
      <text:p text:style-name="Standard"><text:tab/><text:tab/>29.099998,</text:p>
      <text:p text:style-name="Standard"><text:tab/><text:tab/>26.76,</text:p>
      <text:p text:style-name="Standard"><text:tab/><text:tab/>12.3,</text:p>
      <text:p text:style-name="Standard"><text:tab/><text:tab/>29.16,</text:p>
      <text:p text:style-name="Standard"><text:tab/><text:tab/>26.699999,</text:p>
      <text:p text:style-name="Standard"><text:tab/><text:tab/>12.42,</text:p>
      <text:p text:style-name="Standard"><text:tab/><text:tab/>29.099998,</text:p>
      <text:p text:style-name="Standard"><text:tab/><text:tab/>26.82,</text:p>
      <text:p text:style-name="Standard"><text:tab/><text:tab/>12.42,</text:p>
      <text:p text:style-name="Standard"><text:soft-page-break/><text:tab/><text:tab/>28.98,</text:p>
      <text:p text:style-name="Standard"><text:tab/><text:tab/>26.76,</text:p>
      <text:p text:style-name="Standard"><text:tab/><text:tab/>12.3,</text:p>
      <text:p text:style-name="Standard"><text:tab/><text:tab/>28.92,</text:p>
      <text:p text:style-name="Standard"><text:tab/><text:tab/>26.76,</text:p>
      <text:p text:style-name="Standard"><text:tab/><text:tab/>12.24,</text:p>
      <text:p text:style-name="Standard"><text:tab/><text:tab/>28.859999,</text:p>
      <text:p text:style-name="Standard"><text:tab/><text:tab/>26.699999,</text:p>
      <text:p text:style-name="Standard"><text:tab/><text:tab/>12.24,</text:p>
      <text:p text:style-name="Standard"><text:tab/><text:tab/>28.619999,</text:p>
      <text:p text:style-name="Standard"><text:tab/><text:tab/>26.699999,</text:p>
      <text:p text:style-name="Standard"><text:tab/><text:tab/>12.059999,</text:p>
      <text:p text:style-name="Standard"><text:tab/><text:tab/>28.68,</text:p>
      <text:p text:style-name="Standard"><text:tab/><text:tab/>26.519999,</text:p>
      <text:p text:style-name="Standard"><text:tab/><text:tab/>NumberLong(12),</text:p>
      <text:p text:style-name="Standard"><text:tab/><text:tab/>28.56,</text:p>
      <text:p text:style-name="Standard"><text:tab/><text:tab/>26.58,</text:p>
      <text:p text:style-name="Standard"><text:tab/><text:tab/>12.059999,</text:p>
      <text:p text:style-name="Standard"><text:tab/><text:tab/>28.5,</text:p>
      <text:p text:style-name="Standard"><text:tab/><text:tab/>26.64,</text:p>
      <text:p text:style-name="Standard"><text:tab/><text:tab/>11.94,</text:p>
      <text:p text:style-name="Standard"><text:tab/><text:tab/>28.56,</text:p>
      <text:p text:style-name="Standard"><text:tab/><text:tab/>26.64,</text:p>
      <text:p text:style-name="Standard"><text:tab/><text:tab/>11.88,</text:p>
      <text:p text:style-name="Standard"><text:tab/><text:tab/>28.5,</text:p>
      <text:p text:style-name="Standard"><text:tab/><text:tab/>26.699999,</text:p>
      <text:p text:style-name="Standard"><text:tab/><text:tab/>11.82,</text:p>
      <text:p text:style-name="Standard"><text:tab/><text:tab/>28.32,</text:p>
      <text:p text:style-name="Standard"><text:tab/><text:tab/>26.76,</text:p>
      <text:p text:style-name="Standard"><text:tab/><text:tab/>11.7,</text:p>
      <text:p text:style-name="Standard"><text:tab/><text:tab/>28.439999,</text:p>
      <text:p text:style-name="Standard"><text:tab/><text:tab/>26.64,</text:p>
      <text:p text:style-name="Standard"><text:tab/><text:tab/>11.82,</text:p>
      <text:p text:style-name="Standard"><text:tab/><text:tab/>28.619999,</text:p>
      <text:p text:style-name="Standard"><text:tab/><text:tab/>26.82,</text:p>
      <text:p text:style-name="Standard"><text:tab/><text:tab/>11.82,</text:p>
      <text:p text:style-name="Standard"><text:tab/><text:tab/>28.68,</text:p>
      <text:p text:style-name="Standard"><text:tab/><text:tab/>26.939999,</text:p>
      <text:p text:style-name="Standard"><text:tab/><text:tab/>11.639999,</text:p>
      <text:p text:style-name="Standard"><text:tab/><text:tab/>28.859999,</text:p>
      <text:p text:style-name="Standard"><text:tab/><text:tab/>26.88,</text:p>
      <text:p text:style-name="Standard"><text:tab/><text:tab/>11.58,</text:p>
      <text:p text:style-name="Standard"><text:tab/><text:tab/>28.8,</text:p>
      <text:p text:style-name="Standard"><text:tab/><text:tab/>26.88,</text:p>
      <text:p text:style-name="Standard"><text:tab/><text:tab/>11.759999,</text:p>
      <text:p text:style-name="Standard"><text:tab/><text:tab/>28.859999,</text:p>
      <text:p text:style-name="Standard"><text:tab/><text:tab/>26.76,</text:p>
      <text:p text:style-name="Standard"><text:tab/><text:tab/>11.639999,</text:p>
      <text:p text:style-name="Standard"><text:tab/><text:tab/>28.92,</text:p>
      <text:p text:style-name="Standard"><text:soft-page-break/><text:tab/><text:tab/>26.76,</text:p>
      <text:p text:style-name="Standard"><text:tab/><text:tab/>11.759999,</text:p>
      <text:p text:style-name="Standard"><text:tab/><text:tab/>29.039999,</text:p>
      <text:p text:style-name="Standard"><text:tab/><text:tab/>26.939999,</text:p>
      <text:p text:style-name="Standard"><text:tab/><text:tab/>11.639999,</text:p>
      <text:p text:style-name="Standard"><text:tab/><text:tab/>28.92,</text:p>
      <text:p text:style-name="Standard"><text:tab/><text:tab/>26.88,</text:p>
      <text:p text:style-name="Standard"><text:tab/><text:tab/>11.639999,</text:p>
      <text:p text:style-name="Standard"><text:tab/><text:tab/>28.98,</text:p>
      <text:p text:style-name="Standard"><text:tab/><text:tab/>26.76,</text:p>
      <text:p text:style-name="Standard"><text:tab/><text:tab/>11.639999,</text:p>
      <text:p text:style-name="Standard"><text:tab/><text:tab/>28.98,</text:p>
      <text:p text:style-name="Standard"><text:tab/><text:tab/>26.82,</text:p>
      <text:p text:style-name="Standard"><text:tab/><text:tab/>11.639999,</text:p>
      <text:p text:style-name="Standard"><text:tab/><text:tab/>28.859999,</text:p>
      <text:p text:style-name="Standard"><text:tab/><text:tab/>26.82,</text:p>
      <text:p text:style-name="Standard"><text:tab/><text:tab/>11.4,</text:p>
      <text:p text:style-name="Standard"><text:tab/><text:tab/>28.98,</text:p>
      <text:p text:style-name="Standard"><text:tab/><text:tab/>26.88,</text:p>
      <text:p text:style-name="Standard"><text:tab/><text:tab/>11.4,</text:p>
      <text:p text:style-name="Standard"><text:tab/><text:tab/>28.74,</text:p>
      <text:p text:style-name="Standard"><text:tab/><text:tab/>26.88,</text:p>
      <text:p text:style-name="Standard"><text:tab/><text:tab/>11.58,</text:p>
      <text:p text:style-name="Standard"><text:tab/><text:tab/>28.68,</text:p>
      <text:p text:style-name="Standard"><text:tab/><text:tab/>26.939999,</text:p>
      <text:p text:style-name="Standard"><text:tab/><text:tab/>11.58,</text:p>
      <text:p text:style-name="Standard"><text:tab/><text:tab/>28.56,</text:p>
      <text:p text:style-name="Standard"><text:tab/><text:tab/>26.88,</text:p>
      <text:p text:style-name="Standard"><text:tab/><text:tab/>11.7,</text:p>
      <text:p text:style-name="Standard"><text:tab/><text:tab/>28.5,</text:p>
      <text:p text:style-name="Standard"><text:tab/><text:tab/>27.18,</text:p>
      <text:p text:style-name="Standard"><text:tab/><text:tab/>11.4,</text:p>
      <text:p text:style-name="Standard"><text:tab/><text:tab/>28.199999,</text:p>
      <text:p text:style-name="Standard"><text:tab/><text:tab/>26.939999,</text:p>
      <text:p text:style-name="Standard"><text:tab/><text:tab/>11.34,</text:p>
      <text:p text:style-name="Standard"><text:tab/><text:tab/>28.08,</text:p>
      <text:p text:style-name="Standard"><text:tab/><text:tab/>26.82,</text:p>
      <text:p text:style-name="Standard"><text:tab/><text:tab/>11.28,</text:p>
      <text:p text:style-name="Standard"><text:tab/><text:tab/>28.08,</text:p>
      <text:p text:style-name="Standard"><text:tab/><text:tab/>26.88,</text:p>
      <text:p text:style-name="Standard"><text:tab/><text:tab/>11.4,</text:p>
      <text:p text:style-name="Standard"><text:tab/><text:tab/>28.019999,</text:p>
      <text:p text:style-name="Standard"><text:tab/><text:tab/>26.64,</text:p>
      <text:p text:style-name="Standard"><text:tab/><text:tab/>11.16,</text:p>
      <text:p text:style-name="Standard"><text:tab/><text:tab/>28.08,</text:p>
      <text:p text:style-name="Standard"><text:tab/><text:tab/>26.519999,</text:p>
      <text:p text:style-name="Standard"><text:tab/><text:tab/>11.16,</text:p>
      <text:p text:style-name="Standard"><text:tab/><text:tab/>28.08,</text:p>
      <text:p text:style-name="Standard"><text:tab/><text:tab/>26.46,</text:p>
      <text:p text:style-name="Standard"><text:soft-page-break/><text:tab/><text:tab/>11.04,</text:p>
      <text:p text:style-name="Standard"><text:tab/><text:tab/>28.26,</text:p>
      <text:p text:style-name="Standard"><text:tab/><text:tab/>26.46,</text:p>
      <text:p text:style-name="Standard"><text:tab/><text:tab/>10.86,</text:p>
      <text:p text:style-name="Standard"><text:tab/><text:tab/>28.26,</text:p>
      <text:p text:style-name="Standard"><text:tab/><text:tab/>26.22,</text:p>
      <text:p text:style-name="Standard"><text:tab/><text:tab/>10.8,</text:p>
      <text:p text:style-name="Standard"><text:tab/><text:tab/>28.619999,</text:p>
      <text:p text:style-name="Standard"><text:tab/><text:tab/>26.16,</text:p>
      <text:p text:style-name="Standard"><text:tab/><text:tab/>10.679999,</text:p>
      <text:p text:style-name="Standard"><text:tab/><text:tab/>28.68,</text:p>
      <text:p text:style-name="Standard"><text:tab/><text:tab/>25.92,</text:p>
      <text:p text:style-name="Standard"><text:tab/><text:tab/>10.559999,</text:p>
      <text:p text:style-name="Standard"><text:tab/><text:tab/>28.5,</text:p>
      <text:p text:style-name="Standard"><text:tab/><text:tab/>25.5,</text:p>
      <text:p text:style-name="Standard"><text:tab/><text:tab/>10.32,</text:p>
      <text:p text:style-name="Standard"><text:tab/><text:tab/>28.56,</text:p>
      <text:p text:style-name="Standard"><text:tab/><text:tab/>25.56,</text:p>
      <text:p text:style-name="Standard"><text:tab/><text:tab/>10.2,</text:p>
      <text:p text:style-name="Standard"><text:tab/><text:tab/>28.74,</text:p>
      <text:p text:style-name="Standard"><text:tab/><text:tab/>25.5,</text:p>
      <text:p text:style-name="Standard"><text:tab/><text:tab/>10.0199995,</text:p>
      <text:p text:style-name="Standard"><text:tab/><text:tab/>29.16,</text:p>
      <text:p text:style-name="Standard"><text:tab/><text:tab/>25.32,</text:p>
      <text:p text:style-name="Standard"><text:tab/><text:tab/>9.84,</text:p>
      <text:p text:style-name="Standard"><text:tab/><text:tab/>29.22,</text:p>
      <text:p text:style-name="Standard"><text:tab/><text:tab/>24.96,</text:p>
      <text:p text:style-name="Standard"><text:tab/><text:tab/>9.66,</text:p>
      <text:p text:style-name="Standard"><text:tab/><text:tab/>29.4,</text:p>
      <text:p text:style-name="Standard"><text:tab/><text:tab/>24.96,</text:p>
      <text:p text:style-name="Standard"><text:tab/><text:tab/>9.48,</text:p>
      <text:p text:style-name="Standard"><text:tab/><text:tab/>29.46,</text:p>
      <text:p text:style-name="Standard"><text:tab/><text:tab/>24.9,</text:p>
      <text:p text:style-name="Standard"><text:tab/><text:tab/>9.3,</text:p>
      <text:p text:style-name="Standard"><text:tab/><text:tab/>29.58,</text:p>
      <text:p text:style-name="Standard"><text:tab/><text:tab/>24.9,</text:p>
      <text:p text:style-name="Standard"><text:tab/><text:tab/>9.3,</text:p>
      <text:p text:style-name="Standard"><text:tab/><text:tab/>29.64,</text:p>
      <text:p text:style-name="Standard"><text:tab/><text:tab/>25.199999,</text:p>
      <text:p text:style-name="Standard"><text:tab/><text:tab/>9.179999,</text:p>
      <text:p text:style-name="Standard"><text:tab/><text:tab/>29.88,</text:p>
      <text:p text:style-name="Standard"><text:tab/><text:tab/>25.08,</text:p>
      <text:p text:style-name="Standard"><text:tab/><text:tab/>NumberLong(9),</text:p>
      <text:p text:style-name="Standard"><text:tab/><text:tab/>29.82,</text:p>
      <text:p text:style-name="Standard"><text:tab/><text:tab/>24.9,</text:p>
      <text:p text:style-name="Standard"><text:tab/><text:tab/>8.82,</text:p>
      <text:p text:style-name="Standard"><text:tab/><text:tab/>29.58,</text:p>
      <text:p text:style-name="Standard"><text:tab/><text:tab/>24.779999,</text:p>
      <text:p text:style-name="Standard"><text:tab/><text:tab/>8.88,</text:p>
      <text:p text:style-name="Standard"><text:soft-page-break/><text:tab/><text:tab/>29.76,</text:p>
      <text:p text:style-name="Standard"><text:tab/><text:tab/>24.9,</text:p>
      <text:p text:style-name="Standard"><text:tab/><text:tab/>8.82,</text:p>
      <text:p text:style-name="Standard"><text:tab/><text:tab/>29.88,</text:p>
      <text:p text:style-name="Standard"><text:tab/><text:tab/>25.08,</text:p>
      <text:p text:style-name="Standard"><text:tab/><text:tab/>8.76,</text:p>
      <text:p text:style-name="Standard"><text:tab/><text:tab/>29.88,</text:p>
      <text:p text:style-name="Standard"><text:tab/><text:tab/>24.9,</text:p>
      <text:p text:style-name="Standard"><text:tab/><text:tab/>8.639999,</text:p>
      <text:p text:style-name="Standard"><text:tab/><text:tab/>29.88,</text:p>
      <text:p text:style-name="Standard"><text:tab/><text:tab/>24.96,</text:p>
      <text:p text:style-name="Standard"><text:tab/><text:tab/>8.5199995,</text:p>
      <text:p text:style-name="Standard"><text:tab/><text:tab/>29.88,</text:p>
      <text:p text:style-name="Standard"><text:tab/><text:tab/>24.779999,</text:p>
      <text:p text:style-name="Standard"><text:tab/><text:tab/>8.34,</text:p>
      <text:p text:style-name="Standard"><text:tab/><text:tab/>29.64,</text:p>
      <text:p text:style-name="Standard"><text:tab/><text:tab/>24.9,</text:p>
      <text:p text:style-name="Standard"><text:tab/><text:tab/>8.34,</text:p>
      <text:p text:style-name="Standard"><text:tab/><text:tab/>29.58,</text:p>
      <text:p text:style-name="Standard"><text:tab/><text:tab/>24.84,</text:p>
      <text:p text:style-name="Standard"><text:tab/><text:tab/>8.099999,</text:p>
      <text:p text:style-name="Standard"><text:tab/><text:tab/>29.46,</text:p>
      <text:p text:style-name="Standard"><text:tab/><text:tab/>24.779999,</text:p>
      <text:p text:style-name="Standard"><text:tab/><text:tab/>7.56,</text:p>
      <text:p text:style-name="Standard"><text:tab/><text:tab/>29.16,</text:p>
      <text:p text:style-name="Standard"><text:tab/><text:tab/>24.72,</text:p>
      <text:p text:style-name="Standard"><text:tab/><text:tab/>7.62,</text:p>
      <text:p text:style-name="Standard"><text:tab/><text:tab/>28.92,</text:p>
      <text:p text:style-name="Standard"><text:tab/><text:tab/>24.42,</text:p>
      <text:p text:style-name="Standard"><text:tab/><text:tab/>7.74,</text:p>
      <text:p text:style-name="Standard"><text:tab/><text:tab/>28.859999,</text:p>
      <text:p text:style-name="Standard"><text:tab/><text:tab/>24.42,</text:p>
      <text:p text:style-name="Standard"><text:tab/><text:tab/>7.62,</text:p>
      <text:p text:style-name="Standard"><text:tab/><text:tab/>28.619999,</text:p>
      <text:p text:style-name="Standard"><text:tab/><text:tab/>24.48,</text:p>
      <text:p text:style-name="Standard"><text:tab/><text:tab/>7.62,</text:p>
      <text:p text:style-name="Standard"><text:tab/><text:tab/>28.56,</text:p>
      <text:p text:style-name="Standard"><text:tab/><text:tab/>24.42,</text:p>
      <text:p text:style-name="Standard"><text:tab/><text:tab/>7.62,</text:p>
      <text:p text:style-name="Standard"><text:tab/><text:tab/>28.38,</text:p>
      <text:p text:style-name="Standard"><text:tab/><text:tab/>24.42,</text:p>
      <text:p text:style-name="Standard"><text:tab/><text:tab/>7.3799996,</text:p>
      <text:p text:style-name="Standard"><text:tab/><text:tab/>28.439999,</text:p>
      <text:p text:style-name="Standard"><text:tab/><text:tab/>24.359999,</text:p>
      <text:p text:style-name="Standard"><text:tab/><text:tab/>7.3199997,</text:p>
      <text:p text:style-name="Standard"><text:tab/><text:tab/>28.38,</text:p>
      <text:p text:style-name="Standard"><text:tab/><text:tab/>24.42,</text:p>
      <text:p text:style-name="Standard"><text:tab/><text:tab/>7.5,</text:p>
      <text:p text:style-name="Standard"><text:tab/><text:tab/>28.38,</text:p>
      <text:p text:style-name="Standard"><text:soft-page-break/><text:tab/><text:tab/>24.359999,</text:p>
      <text:p text:style-name="Standard"><text:tab/><text:tab/>7.2,</text:p>
      <text:p text:style-name="Standard"><text:tab/><text:tab/>28.439999,</text:p>
      <text:p text:style-name="Standard"><text:tab/><text:tab/>24.24,</text:p>
      <text:p text:style-name="Standard"><text:tab/><text:tab/>7.2,</text:p>
      <text:p text:style-name="Standard"><text:tab/><text:tab/>28.32,</text:p>
      <text:p text:style-name="Standard"><text:tab/><text:tab/>24.24,</text:p>
      <text:p text:style-name="Standard"><text:tab/><text:tab/>7.08,</text:p>
      <text:p text:style-name="Standard"><text:tab/><text:tab/>28.32,</text:p>
      <text:p text:style-name="Standard"><text:tab/><text:tab/>24.119999,</text:p>
      <text:p text:style-name="Standard"><text:tab/><text:tab/>7.02,</text:p>
      <text:p text:style-name="Standard"><text:tab/><text:tab/>28.439999,</text:p>
      <text:p text:style-name="Standard"><text:tab/><text:tab/>24.119999,</text:p>
      <text:p text:style-name="Standard"><text:tab/><text:tab/>7.14,</text:p>
      <text:p text:style-name="Standard"><text:tab/><text:tab/>28.56,</text:p>
      <text:p text:style-name="Standard"><text:tab/><text:tab/>24.06,</text:p>
      <text:p text:style-name="Standard"><text:tab/><text:tab/>7.14,</text:p>
      <text:p text:style-name="Standard"><text:tab/><text:tab/>28.26,</text:p>
      <text:p text:style-name="Standard"><text:tab/><text:tab/>24.06,</text:p>
      <text:p text:style-name="Standard"><text:tab/><text:tab/>7.14,</text:p>
      <text:p text:style-name="Standard"><text:tab/><text:tab/>28.32,</text:p>
      <text:p text:style-name="Standard"><text:tab/><text:tab/>NumberLong(24),</text:p>
      <text:p text:style-name="Standard"><text:tab/><text:tab/>7.14,</text:p>
      <text:p text:style-name="Standard"><text:tab/><text:tab/>28.199999,</text:p>
      <text:p text:style-name="Standard"><text:tab/><text:tab/>NumberLong(24),</text:p>
      <text:p text:style-name="Standard"><text:tab/><text:tab/>7.2,</text:p>
      <text:p text:style-name="Standard"><text:tab/><text:tab/>28.14,</text:p>
      <text:p text:style-name="Standard"><text:tab/><text:tab/>NumberLong(24),</text:p>
      <text:p text:style-name="Standard"><text:tab/><text:tab/>7.08,</text:p>
      <text:p text:style-name="Standard"><text:tab/><text:tab/>28.32,</text:p>
      <text:p text:style-name="Standard"><text:tab/><text:tab/>NumberLong(24),</text:p>
      <text:p text:style-name="Standard"><text:tab/><text:tab/>7.3199997,</text:p>
      <text:p text:style-name="Standard"><text:tab/><text:tab/>28.439999,</text:p>
      <text:p text:style-name="Standard"><text:tab/><text:tab/>23.88,</text:p>
      <text:p text:style-name="Standard"><text:tab/><text:tab/>7.14,</text:p>
      <text:p text:style-name="Standard"><text:tab/><text:tab/>28.439999,</text:p>
      <text:p text:style-name="Standard"><text:tab/><text:tab/>23.82,</text:p>
      <text:p text:style-name="Standard"><text:tab/><text:tab/>7.08,</text:p>
      <text:p text:style-name="Standard"><text:tab/><text:tab/>28.439999,</text:p>
      <text:p text:style-name="Standard"><text:tab/><text:tab/>23.939999,</text:p>
      <text:p text:style-name="Standard"><text:tab/><text:tab/>7.3199997,</text:p>
      <text:p text:style-name="Standard"><text:tab/><text:tab/>28.68,</text:p>
      <text:p text:style-name="Standard"><text:tab/><text:tab/>24.06,</text:p>
      <text:p text:style-name="Standard"><text:tab/><text:tab/>7.2599998,</text:p>
      <text:p text:style-name="Standard"><text:tab/><text:tab/>28.8,</text:p>
      <text:p text:style-name="Standard"><text:tab/><text:tab/>24.119999,</text:p>
      <text:p text:style-name="Standard"><text:tab/><text:tab/>7.14,</text:p>
      <text:p text:style-name="Standard"><text:tab/><text:tab/>28.859999,</text:p>
      <text:p text:style-name="Standard"><text:tab/><text:tab/>24.24,</text:p>
      <text:p text:style-name="Standard"><text:soft-page-break/><text:tab/><text:tab/>7.14,</text:p>
      <text:p text:style-name="Standard"><text:tab/><text:tab/>28.68,</text:p>
      <text:p text:style-name="Standard"><text:tab/><text:tab/>24.48,</text:p>
      <text:p text:style-name="Standard"><text:tab/><text:tab/>7.02,</text:p>
      <text:p text:style-name="Standard"><text:tab/><text:tab/>28.56,</text:p>
      <text:p text:style-name="Standard"><text:tab/><text:tab/>24.48,</text:p>
      <text:p text:style-name="Standard"><text:tab/><text:tab/>7.02,</text:p>
      <text:p text:style-name="Standard"><text:tab/><text:tab/>28.619999,</text:p>
      <text:p text:style-name="Standard"><text:tab/><text:tab/>24.72,</text:p>
      <text:p text:style-name="Standard"><text:tab/><text:tab/>6.96,</text:p>
      <text:p text:style-name="Standard"><text:tab/><text:tab/>28.56,</text:p>
      <text:p text:style-name="Standard"><text:tab/><text:tab/>24.72,</text:p>
      <text:p text:style-name="Standard"><text:tab/><text:tab/>6.8399997,</text:p>
      <text:p text:style-name="Standard"><text:tab/><text:tab/>28.439999,</text:p>
      <text:p text:style-name="Standard"><text:tab/><text:tab/>24.779999,</text:p>
      <text:p text:style-name="Standard"><text:tab/><text:tab/>6.96,</text:p>
      <text:p text:style-name="Standard"><text:tab/><text:tab/>28.56,</text:p>
      <text:p text:style-name="Standard"><text:tab/><text:tab/>24.6,</text:p>
      <text:p text:style-name="Standard"><text:tab/><text:tab/>6.66,</text:p>
      <text:p text:style-name="Standard"><text:tab/><text:tab/>28.68,</text:p>
      <text:p text:style-name="Standard"><text:tab/><text:tab/>24.48,</text:p>
      <text:p text:style-name="Standard"><text:tab/><text:tab/>6.8999996,</text:p>
      <text:p text:style-name="Standard"><text:tab/><text:tab/>28.619999,</text:p>
      <text:p text:style-name="Standard"><text:tab/><text:tab/>24.6,</text:p>
      <text:p text:style-name="Standard"><text:tab/><text:tab/>6.72,</text:p>
      <text:p text:style-name="Standard"><text:tab/><text:tab/>28.56,</text:p>
      <text:p text:style-name="Standard"><text:tab/><text:tab/>24.3,</text:p>
      <text:p text:style-name="Standard"><text:tab/><text:tab/>6.66,</text:p>
      <text:p text:style-name="Standard"><text:tab/><text:tab/>28.439999,</text:p>
      <text:p text:style-name="Standard"><text:tab/><text:tab/>24.359999,</text:p>
      <text:p text:style-name="Standard"><text:tab/><text:tab/>6.66,</text:p>
      <text:p text:style-name="Standard"><text:tab/><text:tab/>28.32,</text:p>
      <text:p text:style-name="Standard"><text:tab/><text:tab/>24.359999,</text:p>
      <text:p text:style-name="Standard"><text:tab/><text:tab/>6.66,</text:p>
      <text:p text:style-name="Standard"><text:tab/><text:tab/>28.439999,</text:p>
      <text:p text:style-name="Standard"><text:tab/><text:tab/>24.18,</text:p>
      <text:p text:style-name="Standard"><text:tab/><text:tab/>6.72,</text:p>
      <text:p text:style-name="Standard"><text:tab/><text:tab/>28.56,</text:p>
      <text:p text:style-name="Standard"><text:tab/><text:tab/>24.18,</text:p>
      <text:p text:style-name="Standard"><text:tab/><text:tab/>6.54,</text:p>
      <text:p text:style-name="Standard"><text:tab/><text:tab/>28.68,</text:p>
      <text:p text:style-name="Standard"><text:tab/><text:tab/>24.3,</text:p>
      <text:p text:style-name="Standard"><text:tab/><text:tab/>6.3599997,</text:p>
      <text:p text:style-name="Standard"><text:tab/><text:tab/>28.74,</text:p>
      <text:p text:style-name="Standard"><text:tab/><text:tab/>24.18,</text:p>
      <text:p text:style-name="Standard"><text:tab/><text:tab/>6.3599997,</text:p>
      <text:p text:style-name="Standard"><text:tab/><text:tab/>28.859999,</text:p>
      <text:p text:style-name="Standard"><text:tab/><text:tab/>24.359999,</text:p>
      <text:p text:style-name="Standard"><text:tab/><text:tab/>6.2999997,</text:p>
      <text:p text:style-name="Standard"><text:soft-page-break/><text:tab/><text:tab/>29.099998,</text:p>
      <text:p text:style-name="Standard"><text:tab/><text:tab/>24.3,</text:p>
      <text:p text:style-name="Standard"><text:tab/><text:tab/>6.3599997,</text:p>
      <text:p text:style-name="Standard"><text:tab/><text:tab/>29.34,</text:p>
      <text:p text:style-name="Standard"><text:tab/><text:tab/>24.119999,</text:p>
      <text:p text:style-name="Standard"><text:tab/><text:tab/>6.3599997,</text:p>
      <text:p text:style-name="Standard"><text:tab/><text:tab/>29.34,</text:p>
      <text:p text:style-name="Standard"><text:tab/><text:tab/>24.18,</text:p>
      <text:p text:style-name="Standard"><text:tab/><text:tab/>6.18,</text:p>
      <text:p text:style-name="Standard"><text:tab/><text:tab/>29.22,</text:p>
      <text:p text:style-name="Standard"><text:tab/><text:tab/>23.939999,</text:p>
      <text:p text:style-name="Standard"><text:tab/><text:tab/>6.24,</text:p>
      <text:p text:style-name="Standard"><text:tab/><text:tab/>29.099998,</text:p>
      <text:p text:style-name="Standard"><text:tab/><text:tab/>23.76,</text:p>
      <text:p text:style-name="Standard"><text:tab/><text:tab/>6.12,</text:p>
      <text:p text:style-name="Standard"><text:tab/><text:tab/>29.039999,</text:p>
      <text:p text:style-name="Standard"><text:tab/><text:tab/>23.82,</text:p>
      <text:p text:style-name="Standard"><text:tab/><text:tab/>5.94,</text:p>
      <text:p text:style-name="Standard"><text:tab/><text:tab/>29.039999,</text:p>
      <text:p text:style-name="Standard"><text:tab/><text:tab/>23.82,</text:p>
      <text:p text:style-name="Standard"><text:tab/><text:tab/>NumberLong(6),</text:p>
      <text:p text:style-name="Standard"><text:tab/><text:tab/>28.92,</text:p>
      <text:p text:style-name="Standard"><text:tab/><text:tab/>23.64,</text:p>
      <text:p text:style-name="Standard"><text:tab/><text:tab/>6.06,</text:p>
      <text:p text:style-name="Standard"><text:tab/><text:tab/>29.099998,</text:p>
      <text:p text:style-name="Standard"><text:tab/><text:tab/>23.58,</text:p>
      <text:p text:style-name="Standard"><text:tab/><text:tab/>5.7599998,</text:p>
      <text:p text:style-name="Standard"><text:tab/><text:tab/>28.98,</text:p>
      <text:p text:style-name="Standard"><text:tab/><text:tab/>23.46,</text:p>
      <text:p text:style-name="Standard"><text:tab/><text:tab/>5.2799997,</text:p>
      <text:p text:style-name="Standard"><text:tab/><text:tab/>28.92,</text:p>
      <text:p text:style-name="Standard"><text:tab/><text:tab/>23.58,</text:p>
      <text:p text:style-name="Standard"><text:tab/><text:tab/>5.04,</text:p>
      <text:p text:style-name="Standard"><text:tab/><text:tab/>28.98,</text:p>
      <text:p text:style-name="Standard"><text:tab/><text:tab/>23.58,</text:p>
      <text:p text:style-name="Standard"><text:tab/><text:tab/>5.04,</text:p>
      <text:p text:style-name="Standard"><text:tab/><text:tab/>29.039999,</text:p>
      <text:p text:style-name="Standard"><text:tab/><text:tab/>23.64,</text:p>
      <text:p text:style-name="Standard"><text:tab/><text:tab/>4.98,</text:p>
      <text:p text:style-name="Standard"><text:tab/><text:tab/>29.039999,</text:p>
      <text:p text:style-name="Standard"><text:tab/><text:tab/>23.519999,</text:p>
      <text:p text:style-name="Standard"><text:tab/><text:tab/>5.04,</text:p>
      <text:p text:style-name="Standard"><text:tab/><text:tab/>29.16,</text:p>
      <text:p text:style-name="Standard"><text:tab/><text:tab/>23.58,</text:p>
      <text:p text:style-name="Standard"><text:tab/><text:tab/>4.7999997,</text:p>
      <text:p text:style-name="Standard"><text:tab/><text:tab/>29.34,</text:p>
      <text:p text:style-name="Standard"><text:tab/><text:tab/>23.64,</text:p>
      <text:p text:style-name="Standard"><text:tab/><text:tab/>4.5,</text:p>
      <text:p text:style-name="Standard"><text:tab/><text:tab/>29.16,</text:p>
      <text:p text:style-name="Standard"><text:soft-page-break/><text:tab/><text:tab/>23.76,</text:p>
      <text:p text:style-name="Standard"><text:tab/><text:tab/>4.38,</text:p>
      <text:p text:style-name="Standard"><text:tab/><text:tab/>29.34,</text:p>
      <text:p text:style-name="Standard"><text:tab/><text:tab/>23.82,</text:p>
      <text:p text:style-name="Standard"><text:tab/><text:tab/>4.38,</text:p>
      <text:p text:style-name="Standard"><text:tab/><text:tab/>29.16,</text:p>
      <text:p text:style-name="Standard"><text:tab/><text:tab/>23.64,</text:p>
      <text:p text:style-name="Standard"><text:tab/><text:tab/>4.44,</text:p>
      <text:p text:style-name="Standard"><text:tab/><text:tab/>29.099998,</text:p>
      <text:p text:style-name="Standard"><text:tab/><text:tab/>23.64,</text:p>
      <text:p text:style-name="Standard"><text:tab/><text:tab/>4.08,</text:p>
      <text:p text:style-name="Standard"><text:tab/><text:tab/>28.859999,</text:p>
      <text:p text:style-name="Standard"><text:tab/><text:tab/>23.699999,</text:p>
      <text:p text:style-name="Standard"><text:tab/><text:tab/>3.9599998,</text:p>
      <text:p text:style-name="Standard"><text:tab/><text:tab/>28.859999,</text:p>
      <text:p text:style-name="Standard"><text:tab/><text:tab/>23.699999,</text:p>
      <text:p text:style-name="Standard"><text:tab/><text:tab/>3.84,</text:p>
      <text:p text:style-name="Standard"><text:tab/><text:tab/>28.74,</text:p>
      <text:p text:style-name="Standard"><text:tab/><text:tab/>23.58,</text:p>
      <text:p text:style-name="Standard"><text:tab/><text:tab/>3.8999999,</text:p>
      <text:p text:style-name="Standard"><text:tab/><text:tab/>28.439999,</text:p>
      <text:p text:style-name="Standard"><text:tab/><text:tab/>23.4,</text:p>
      <text:p text:style-name="Standard"><text:tab/><text:tab/>3.8999999,</text:p>
      <text:p text:style-name="Standard"><text:tab/><text:tab/>28.32,</text:p>
      <text:p text:style-name="Standard"><text:tab/><text:tab/>23.46,</text:p>
      <text:p text:style-name="Standard"><text:tab/><text:tab/>3.84,</text:p>
      <text:p text:style-name="Standard"><text:tab/><text:tab/>28.199999,</text:p>
      <text:p text:style-name="Standard"><text:tab/><text:tab/>23.58,</text:p>
      <text:p text:style-name="Standard"><text:tab/><text:tab/>3.8999999,</text:p>
      <text:p text:style-name="Standard"><text:tab/><text:tab/>28.32,</text:p>
      <text:p text:style-name="Standard"><text:tab/><text:tab/>23.46,</text:p>
      <text:p text:style-name="Standard"><text:tab/><text:tab/>3.72,</text:p>
      <text:p text:style-name="Standard"><text:tab/><text:tab/>28.14,</text:p>
      <text:p text:style-name="Standard"><text:tab/><text:tab/>23.46,</text:p>
      <text:p text:style-name="Standard"><text:tab/><text:tab/>3.84,</text:p>
      <text:p text:style-name="Standard"><text:tab/><text:tab/>28.32,</text:p>
      <text:p text:style-name="Standard"><text:tab/><text:tab/>23.039999,</text:p>
      <text:p text:style-name="Standard"><text:tab/><text:tab/>3.78,</text:p>
      <text:p text:style-name="Standard"><text:tab/><text:tab/>28.26,</text:p>
      <text:p text:style-name="Standard"><text:tab/><text:tab/>22.92,</text:p>
      <text:p text:style-name="Standard"><text:tab/><text:tab/>3.6,</text:p>
      <text:p text:style-name="Standard"><text:tab/><text:tab/>28.26,</text:p>
      <text:p text:style-name="Standard"><text:tab/><text:tab/>22.8,</text:p>
      <text:p text:style-name="Standard"><text:tab/><text:tab/>3.36,</text:p>
      <text:p text:style-name="Standard"><text:tab/><text:tab/>28.32,</text:p>
      <text:p text:style-name="Standard"><text:tab/><text:tab/>22.92,</text:p>
      <text:p text:style-name="Standard"><text:tab/><text:tab/>3.3,</text:p>
      <text:p text:style-name="Standard"><text:tab/><text:tab/>28.439999,</text:p>
      <text:p text:style-name="Standard"><text:tab/><text:tab/>22.68,</text:p>
      <text:p text:style-name="Standard"><text:soft-page-break/><text:tab/><text:tab/>3.6,</text:p>
      <text:p text:style-name="Standard"><text:tab/><text:tab/>28.32,</text:p>
      <text:p text:style-name="Standard"><text:tab/><text:tab/>22.439999,</text:p>
      <text:p text:style-name="Standard"><text:tab/><text:tab/>3.36,</text:p>
      <text:p text:style-name="Standard"><text:tab/><text:tab/>28.26,</text:p>
      <text:p text:style-name="Standard"><text:tab/><text:tab/>22.68,</text:p>
      <text:p text:style-name="Standard"><text:tab/><text:tab/>3.1799998,</text:p>
      <text:p text:style-name="Standard"><text:tab/><text:tab/>28.619999,</text:p>
      <text:p text:style-name="Standard"><text:tab/><text:tab/>22.56,</text:p>
      <text:p text:style-name="Standard"><text:tab/><text:tab/>3.1799998,</text:p>
      <text:p text:style-name="Standard"><text:tab/><text:tab/>28.619999,</text:p>
      <text:p text:style-name="Standard"><text:tab/><text:tab/>22.74,</text:p>
      <text:p text:style-name="Standard"><text:tab/><text:tab/>3.12,</text:p>
      <text:p text:style-name="Standard"><text:tab/><text:tab/>28.619999,</text:p>
      <text:p text:style-name="Standard"><text:tab/><text:tab/>22.74,</text:p>
      <text:p text:style-name="Standard"><text:tab/><text:tab/>3.1799998,</text:p>
      <text:p text:style-name="Standard"><text:tab/><text:tab/>28.68,</text:p>
      <text:p text:style-name="Standard"><text:tab/><text:tab/>22.619999,</text:p>
      <text:p text:style-name="Standard"><text:tab/><text:tab/>3.48,</text:p>
      <text:p text:style-name="Standard"><text:tab/><text:tab/>28.74,</text:p>
      <text:p text:style-name="Standard"><text:tab/><text:tab/>22.74,</text:p>
      <text:p text:style-name="Standard"><text:tab/><text:tab/>3.48,</text:p>
      <text:p text:style-name="Standard"><text:tab/><text:tab/>28.68,</text:p>
      <text:p text:style-name="Standard"><text:tab/><text:tab/>22.8,</text:p>
      <text:p text:style-name="Standard"><text:tab/><text:tab/>3.36,</text:p>
      <text:p text:style-name="Standard"><text:tab/><text:tab/>28.98,</text:p>
      <text:p text:style-name="Standard"><text:tab/><text:tab/>22.74,</text:p>
      <text:p text:style-name="Standard"><text:tab/><text:tab/>3.72,</text:p>
      <text:p text:style-name="Standard"><text:tab/><text:tab/>29.279999,</text:p>
      <text:p text:style-name="Standard"><text:tab/><text:tab/>22.74,</text:p>
      <text:p text:style-name="Standard"><text:tab/><text:tab/>4.08,</text:p>
      <text:p text:style-name="Standard"><text:tab/><text:tab/>29.099998,</text:p>
      <text:p text:style-name="Standard"><text:tab/><text:tab/>22.859999,</text:p>
      <text:p text:style-name="Standard"><text:tab/><text:tab/>4.3199997,</text:p>
      <text:p text:style-name="Standard"><text:tab/><text:tab/>29.099998,</text:p>
      <text:p text:style-name="Standard"><text:tab/><text:tab/>23.039999,</text:p>
      <text:p text:style-name="Standard"><text:tab/><text:tab/>4.68,</text:p>
      <text:p text:style-name="Standard"><text:tab/><text:tab/>29.279999,</text:p>
      <text:p text:style-name="Standard"><text:tab/><text:tab/>23.279999,</text:p>
      <text:p text:style-name="Standard"><text:tab/><text:tab/>4.74,</text:p>
      <text:p text:style-name="Standard"><text:tab/><text:tab/>29.279999,</text:p>
      <text:p text:style-name="Standard"><text:tab/><text:tab/>23.46,</text:p>
      <text:p text:style-name="Standard"><text:tab/><text:tab/>4.68,</text:p>
      <text:p text:style-name="Standard"><text:tab/><text:tab/>29.46,</text:p>
      <text:p text:style-name="Standard"><text:tab/><text:tab/>23.34,</text:p>
      <text:p text:style-name="Standard"><text:tab/><text:tab/>4.62,</text:p>
      <text:p text:style-name="Standard"><text:tab/><text:tab/>29.699999,</text:p>
      <text:p text:style-name="Standard"><text:tab/><text:tab/>23.279999,</text:p>
      <text:p text:style-name="Standard"><text:tab/><text:tab/>4.62,</text:p>
      <text:p text:style-name="Standard"><text:soft-page-break/><text:tab/><text:tab/>29.76,</text:p>
      <text:p text:style-name="Standard"><text:tab/><text:tab/>23.46,</text:p>
      <text:p text:style-name="Standard"><text:tab/><text:tab/>4.68,</text:p>
      <text:p text:style-name="Standard"><text:tab/><text:tab/>29.699999,</text:p>
      <text:p text:style-name="Standard"><text:tab/><text:tab/>23.519999,</text:p>
      <text:p text:style-name="Standard"><text:tab/><text:tab/>4.7999997,</text:p>
      <text:p text:style-name="Standard"><text:tab/><text:tab/>30.119999,</text:p>
      <text:p text:style-name="Standard"><text:tab/><text:tab/>23.519999,</text:p>
      <text:p text:style-name="Standard"><text:tab/><text:tab/>4.8599997,</text:p>
      <text:p text:style-name="Standard"><text:tab/><text:tab/>30.24,</text:p>
      <text:p text:style-name="Standard"><text:tab/><text:tab/>23.46,</text:p>
      <text:p text:style-name="Standard"><text:tab/><text:tab/>4.8599997,</text:p>
      <text:p text:style-name="Standard"><text:tab/><text:tab/>30.3,</text:p>
      <text:p text:style-name="Standard"><text:tab/><text:tab/>23.519999,</text:p>
      <text:p text:style-name="Standard"><text:tab/><text:tab/>4.7999997,</text:p>
      <text:p text:style-name="Standard"><text:tab/><text:tab/>30.24,</text:p>
      <text:p text:style-name="Standard"><text:tab/><text:tab/>23.58,</text:p>
      <text:p text:style-name="Standard"><text:tab/><text:tab/>4.68,</text:p>
      <text:p text:style-name="Standard"><text:tab/><text:tab/>30.179998,</text:p>
      <text:p text:style-name="Standard"><text:tab/><text:tab/>23.519999,</text:p>
      <text:p text:style-name="Standard"><text:tab/><text:tab/>4.68,</text:p>
      <text:p text:style-name="Standard"><text:tab/><text:tab/>30.119999,</text:p>
      <text:p text:style-name="Standard"><text:tab/><text:tab/>23.58,</text:p>
      <text:p text:style-name="Standard"><text:tab/><text:tab/>4.7999997,</text:p>
      <text:p text:style-name="Standard"><text:tab/><text:tab/>30.06,</text:p>
      <text:p text:style-name="Standard"><text:tab/><text:tab/>23.46,</text:p>
      <text:p text:style-name="Standard"><text:tab/><text:tab/>4.56,</text:p>
      <text:p text:style-name="Standard"><text:tab/><text:tab/>29.88,</text:p>
      <text:p text:style-name="Standard"><text:tab/><text:tab/>23.4,</text:p>
      <text:p text:style-name="Standard"><text:tab/><text:tab/>4.38,</text:p>
      <text:p text:style-name="Standard"><text:tab/><text:tab/>29.64,</text:p>
      <text:p text:style-name="Standard"><text:tab/><text:tab/>23.46,</text:p>
      <text:p text:style-name="Standard"><text:tab/><text:tab/>4.2,</text:p>
      <text:p text:style-name="Standard"><text:tab/><text:tab/>29.64,</text:p>
      <text:p text:style-name="Standard"><text:tab/><text:tab/>23.279999,</text:p>
      <text:p text:style-name="Standard"><text:tab/><text:tab/>4.2,</text:p>
      <text:p text:style-name="Standard"><text:tab/><text:tab/>29.4,</text:p>
      <text:p text:style-name="Standard"><text:tab/><text:tab/>23.16,</text:p>
      <text:p text:style-name="Standard"><text:tab/><text:tab/>4.3199997,</text:p>
      <text:p text:style-name="Standard"><text:tab/><text:tab/>29.699999,</text:p>
      <text:p text:style-name="Standard"><text:tab/><text:tab/>23.16,</text:p>
      <text:p text:style-name="Standard"><text:tab/><text:tab/>4.3199997,</text:p>
      <text:p text:style-name="Standard"><text:tab/><text:tab/>29.699999,</text:p>
      <text:p text:style-name="Standard"><text:tab/><text:tab/>23.279999,</text:p>
      <text:p text:style-name="Standard"><text:tab/><text:tab/>4.3199997,</text:p>
      <text:p text:style-name="Standard"><text:tab/><text:tab/>29.58,</text:p>
      <text:p text:style-name="Standard"><text:tab/><text:tab/>23.16,</text:p>
      <text:p text:style-name="Standard"><text:tab/><text:tab/>4.14,</text:p>
      <text:p text:style-name="Standard"><text:tab/><text:tab/>29.46,</text:p>
      <text:p text:style-name="Standard"><text:soft-page-break/><text:tab/><text:tab/>23.279999,</text:p>
      <text:p text:style-name="Standard"><text:tab/><text:tab/>4.14,</text:p>
      <text:p text:style-name="Standard"><text:tab/><text:tab/>29.58,</text:p>
      <text:p text:style-name="Standard"><text:tab/><text:tab/>23.34,</text:p>
      <text:p text:style-name="Standard"><text:tab/><text:tab/>4.3199997,</text:p>
      <text:p text:style-name="Standard"><text:tab/><text:tab/>29.64,</text:p>
      <text:p text:style-name="Standard"><text:tab/><text:tab/>23.22,</text:p>
      <text:p text:style-name="Standard"><text:tab/><text:tab/>4.2599998,</text:p>
      <text:p text:style-name="Standard"><text:tab/><text:tab/>29.519999,</text:p>
      <text:p text:style-name="Standard"><text:tab/><text:tab/>23.22,</text:p>
      <text:p text:style-name="Standard"><text:tab/><text:tab/>4.02,</text:p>
      <text:p text:style-name="Standard"><text:tab/><text:tab/>29.699999,</text:p>
      <text:p text:style-name="Standard"><text:tab/><text:tab/>23.279999,</text:p>
      <text:p text:style-name="Standard"><text:tab/><text:tab/>3.9599998,</text:p>
      <text:p text:style-name="Standard"><text:tab/><text:tab/>29.279999,</text:p>
      <text:p text:style-name="Standard"><text:tab/><text:tab/>23.4,</text:p>
      <text:p text:style-name="Standard"><text:tab/><text:tab/>3.84,</text:p>
      <text:p text:style-name="Standard"><text:tab/><text:tab/>29.22,</text:p>
      <text:p text:style-name="Standard"><text:tab/><text:tab/>23.279999,</text:p>
      <text:p text:style-name="Standard"><text:tab/><text:tab/>3.8999999,</text:p>
      <text:p text:style-name="Standard"><text:tab/><text:tab/>29.099998,</text:p>
      <text:p text:style-name="Standard"><text:tab/><text:tab/>23.22,</text:p>
      <text:p text:style-name="Standard"><text:tab/><text:tab/>3.9599998,</text:p>
      <text:p text:style-name="Standard"><text:tab/><text:tab/>28.92,</text:p>
      <text:p text:style-name="Standard"><text:tab/><text:tab/>23.16,</text:p>
      <text:p text:style-name="Standard"><text:tab/><text:tab/>4.08,</text:p>
      <text:p text:style-name="Standard"><text:tab/><text:tab/>28.92,</text:p>
      <text:p text:style-name="Standard"><text:tab/><text:tab/>23.039999,</text:p>
      <text:p text:style-name="Standard"><text:tab/><text:tab/>3.9599998,</text:p>
      <text:p text:style-name="Standard"><text:tab/><text:tab/>28.8,</text:p>
      <text:p text:style-name="Standard"><text:tab/><text:tab/>23.1,</text:p>
      <text:p text:style-name="Standard"><text:tab/><text:tab/>4.02,</text:p>
      <text:p text:style-name="Standard"><text:tab/><text:tab/>28.68,</text:p>
      <text:p text:style-name="Standard"><text:tab/><text:tab/>23.16,</text:p>
      <text:p text:style-name="Standard"><text:tab/><text:tab/>4.2,</text:p>
      <text:p text:style-name="Standard"><text:tab/><text:tab/>28.56,</text:p>
      <text:p text:style-name="Standard"><text:tab/><text:tab/>23.279999,</text:p>
      <text:p text:style-name="Standard"><text:tab/><text:tab/>4.14,</text:p>
      <text:p text:style-name="Standard"><text:tab/><text:tab/>28.619999,</text:p>
      <text:p text:style-name="Standard"><text:tab/><text:tab/>23.22,</text:p>
      <text:p text:style-name="Standard"><text:tab/><text:tab/>4.2599998,</text:p>
      <text:p text:style-name="Standard"><text:tab/><text:tab/>28.5,</text:p>
      <text:p text:style-name="Standard"><text:tab/><text:tab/>23.22,</text:p>
      <text:p text:style-name="Standard"><text:tab/><text:tab/>4.2599998,</text:p>
      <text:p text:style-name="Standard"><text:tab/><text:tab/>28.619999,</text:p>
      <text:p text:style-name="Standard"><text:tab/><text:tab/>23.16,</text:p>
      <text:p text:style-name="Standard"><text:tab/><text:tab/>4.14,</text:p>
      <text:p text:style-name="Standard"><text:tab/><text:tab/>28.8,</text:p>
      <text:p text:style-name="Standard"><text:tab/><text:tab/>23.22,</text:p>
      <text:p text:style-name="Standard"><text:soft-page-break/><text:tab/><text:tab/>3.9599998,</text:p>
      <text:p text:style-name="Standard"><text:tab/><text:tab/>28.5,</text:p>
      <text:p text:style-name="Standard"><text:tab/><text:tab/>23.34,</text:p>
      <text:p text:style-name="Standard"><text:tab/><text:tab/>3.78,</text:p>
      <text:p text:style-name="Standard"><text:tab/><text:tab/>28.5,</text:p>
      <text:p text:style-name="Standard"><text:tab/><text:tab/>23.279999,</text:p>
      <text:p text:style-name="Standard"><text:tab/><text:tab/>3.6599998,</text:p>
      <text:p text:style-name="Standard"><text:tab/><text:tab/>28.56,</text:p>
      <text:p text:style-name="Standard"><text:tab/><text:tab/>23.1,</text:p>
      <text:p text:style-name="Standard"><text:tab/><text:tab/>3.54,</text:p>
      <text:p text:style-name="Standard"><text:tab/><text:tab/>28.5,</text:p>
      <text:p text:style-name="Standard"><text:tab/><text:tab/>23.1,</text:p>
      <text:p text:style-name="Standard"><text:tab/><text:tab/>3.4199998,</text:p>
      <text:p text:style-name="Standard"><text:tab/><text:tab/>28.619999,</text:p>
      <text:p text:style-name="Standard"><text:tab/><text:tab/>22.8,</text:p>
      <text:p text:style-name="Standard"><text:tab/><text:tab/>3.36,</text:p>
      <text:p text:style-name="Standard"><text:tab/><text:tab/>28.439999,</text:p>
      <text:p text:style-name="Standard"><text:tab/><text:tab/>22.8,</text:p>
      <text:p text:style-name="Standard"><text:tab/><text:tab/>3.4199998,</text:p>
      <text:p text:style-name="Standard"><text:tab/><text:tab/>28.26,</text:p>
      <text:p text:style-name="Standard"><text:tab/><text:tab/>22.859999,</text:p>
      <text:p text:style-name="Standard"><text:tab/><text:tab/>3.6599998,</text:p>
      <text:p text:style-name="Standard"><text:tab/><text:tab/>27.96,</text:p>
      <text:p text:style-name="Standard"><text:tab/><text:tab/>22.8,</text:p>
      <text:p text:style-name="Standard"><text:tab/><text:tab/>3.78,</text:p>
      <text:p text:style-name="Standard"><text:tab/><text:tab/>28.08,</text:p>
      <text:p text:style-name="Standard"><text:tab/><text:tab/>22.859999,</text:p>
      <text:p text:style-name="Standard"><text:tab/><text:tab/>4.08,</text:p>
      <text:p text:style-name="Standard"><text:tab/><text:tab/>28.019999,</text:p>
      <text:p text:style-name="Standard"><text:tab/><text:tab/>22.92,</text:p>
      <text:p text:style-name="Standard"><text:tab/><text:tab/>4.2,</text:p>
      <text:p text:style-name="Standard"><text:tab/><text:tab/>28.08,</text:p>
      <text:p text:style-name="Standard"><text:tab/><text:tab/>23.1,</text:p>
      <text:p text:style-name="Standard"><text:tab/><text:tab/>4.2,</text:p>
      <text:p text:style-name="Standard"><text:tab/><text:tab/>27.9,</text:p>
      <text:p text:style-name="Standard"><text:tab/><text:tab/>23.039999,</text:p>
      <text:p text:style-name="Standard"><text:tab/><text:tab/>4.38,</text:p>
      <text:p text:style-name="Standard"><text:tab/><text:tab/>27.72,</text:p>
      <text:p text:style-name="Standard"><text:tab/><text:tab/>23.279999,</text:p>
      <text:p text:style-name="Standard"><text:tab/><text:tab/>4.3199997,</text:p>
      <text:p text:style-name="Standard"><text:tab/><text:tab/>28.08,</text:p>
      <text:p text:style-name="Standard"><text:tab/><text:tab/>23.279999,</text:p>
      <text:p text:style-name="Standard"><text:tab/><text:tab/>4.38,</text:p>
      <text:p text:style-name="Standard"><text:tab/><text:tab/>28.32,</text:p>
      <text:p text:style-name="Standard"><text:tab/><text:tab/>23.46,</text:p>
      <text:p text:style-name="Standard"><text:tab/><text:tab/>4.38,</text:p>
      <text:p text:style-name="Standard"><text:tab/><text:tab/>28.38,</text:p>
      <text:p text:style-name="Standard"><text:tab/><text:tab/>23.46,</text:p>
      <text:p text:style-name="Standard"><text:tab/><text:tab/>4.44,</text:p>
      <text:p text:style-name="Standard"><text:soft-page-break/><text:tab/><text:tab/>28.38,</text:p>
      <text:p text:style-name="Standard"><text:tab/><text:tab/>23.46,</text:p>
      <text:p text:style-name="Standard"><text:tab/><text:tab/>4.5,</text:p>
      <text:p text:style-name="Standard"><text:tab/><text:tab/>28.199999,</text:p>
      <text:p text:style-name="Standard"><text:tab/><text:tab/>23.4,</text:p>
      <text:p text:style-name="Standard"><text:tab/><text:tab/>4.56,</text:p>
      <text:p text:style-name="Standard"><text:tab/><text:tab/>28.08,</text:p>
      <text:p text:style-name="Standard"><text:tab/><text:tab/>23.34,</text:p>
      <text:p text:style-name="Standard"><text:tab/><text:tab/>4.62,</text:p>
      <text:p text:style-name="Standard"><text:tab/><text:tab/>27.9,</text:p>
      <text:p text:style-name="Standard"><text:tab/><text:tab/>23.519999,</text:p>
      <text:p text:style-name="Standard"><text:tab/><text:tab/>4.56,</text:p>
      <text:p text:style-name="Standard"><text:tab/><text:tab/>27.84,</text:p>
      <text:p text:style-name="Standard"><text:tab/><text:tab/>23.46,</text:p>
      <text:p text:style-name="Standard"><text:tab/><text:tab/>4.62,</text:p>
      <text:p text:style-name="Standard"><text:tab/><text:tab/>27.599998,</text:p>
      <text:p text:style-name="Standard"><text:tab/><text:tab/>23.519999,</text:p>
      <text:p text:style-name="Standard"><text:tab/><text:tab/>4.68,</text:p>
      <text:p text:style-name="Standard"><text:tab/><text:tab/>27.539999,</text:p>
      <text:p text:style-name="Standard"><text:tab/><text:tab/>23.279999,</text:p>
      <text:p text:style-name="Standard"><text:tab/><text:tab/>4.7999997,</text:p>
      <text:p text:style-name="Standard"><text:tab/><text:tab/>27.42,</text:p>
      <text:p text:style-name="Standard"><text:tab/><text:tab/>23.34,</text:p>
      <text:p text:style-name="Standard"><text:tab/><text:tab/>4.92,</text:p>
      <text:p text:style-name="Standard"><text:tab/><text:tab/>27.359999,</text:p>
      <text:p text:style-name="Standard"><text:tab/><text:tab/>23.4,</text:p>
      <text:p text:style-name="Standard"><text:tab/><text:tab/>4.98,</text:p>
      <text:p text:style-name="Standard"><text:tab/><text:tab/>27.3,</text:p>
      <text:p text:style-name="Standard"><text:tab/><text:tab/>23.46,</text:p>
      <text:p text:style-name="Standard"><text:tab/><text:tab/>4.8599997,</text:p>
      <text:p text:style-name="Standard"><text:tab/><text:tab/>27.48,</text:p>
      <text:p text:style-name="Standard"><text:tab/><text:tab/>23.699999,</text:p>
      <text:p text:style-name="Standard"><text:tab/><text:tab/>4.98,</text:p>
      <text:p text:style-name="Standard"><text:tab/><text:tab/>27.9,</text:p>
      <text:p text:style-name="Standard"><text:tab/><text:tab/>23.64,</text:p>
      <text:p text:style-name="Standard"><text:tab/><text:tab/>4.98,</text:p>
      <text:p text:style-name="Standard"><text:tab/><text:tab/>27.9,</text:p>
      <text:p text:style-name="Standard"><text:tab/><text:tab/>23.699999,</text:p>
      <text:p text:style-name="Standard"><text:tab/><text:tab/>5.1,</text:p>
      <text:p text:style-name="Standard"><text:tab/><text:tab/>27.84,</text:p>
      <text:p text:style-name="Standard"><text:tab/><text:tab/>23.58,</text:p>
      <text:p text:style-name="Standard"><text:tab/><text:tab/>4.92,</text:p>
      <text:p text:style-name="Standard"><text:tab/><text:tab/>27.84,</text:p>
      <text:p text:style-name="Standard"><text:tab/><text:tab/>23.64,</text:p>
      <text:p text:style-name="Standard"><text:tab/><text:tab/>4.8599997,</text:p>
      <text:p text:style-name="Standard"><text:tab/><text:tab/>27.84,</text:p>
      <text:p text:style-name="Standard"><text:tab/><text:tab/>23.699999,</text:p>
      <text:p text:style-name="Standard"><text:tab/><text:tab/>4.56,</text:p>
      <text:p text:style-name="Standard"><text:tab/><text:tab/>27.84,</text:p>
      <text:p text:style-name="Standard"><text:soft-page-break/><text:tab/><text:tab/>23.76,</text:p>
      <text:p text:style-name="Standard"><text:tab/><text:tab/>4.38,</text:p>
      <text:p text:style-name="Standard"><text:tab/><text:tab/>28.08,</text:p>
      <text:p text:style-name="Standard"><text:tab/><text:tab/>23.699999,</text:p>
      <text:p text:style-name="Standard"><text:tab/><text:tab/>4.38,</text:p>
      <text:p text:style-name="Standard"><text:tab/><text:tab/>28.019999,</text:p>
      <text:p text:style-name="Standard"><text:tab/><text:tab/>23.46,</text:p>
      <text:p text:style-name="Standard"><text:tab/><text:tab/>4.2599998,</text:p>
      <text:p text:style-name="Standard"><text:tab/><text:tab/>27.9,</text:p>
      <text:p text:style-name="Standard"><text:tab/><text:tab/>23.4,</text:p>
      <text:p text:style-name="Standard"><text:tab/><text:tab/>4.2,</text:p>
      <text:p text:style-name="Standard"><text:tab/><text:tab/>27.72,</text:p>
      <text:p text:style-name="Standard"><text:tab/><text:tab/>23.279999,</text:p>
      <text:p text:style-name="Standard"><text:tab/><text:tab/>3.9599998,</text:p>
      <text:p text:style-name="Standard"><text:tab/><text:tab/>27.96,</text:p>
      <text:p text:style-name="Standard"><text:tab/><text:tab/>23.279999,</text:p>
      <text:p text:style-name="Standard"><text:tab/><text:tab/>3.9599998,</text:p>
      <text:p text:style-name="Standard"><text:tab/><text:tab/>27.9,</text:p>
      <text:p text:style-name="Standard"><text:tab/><text:tab/>23.279999,</text:p>
      <text:p text:style-name="Standard"><text:tab/><text:tab/>3.8999999,</text:p>
      <text:p text:style-name="Standard"><text:tab/><text:tab/>27.96,</text:p>
      <text:p text:style-name="Standard"><text:tab/><text:tab/>23.22,</text:p>
      <text:p text:style-name="Standard"><text:tab/><text:tab/>3.84,</text:p>
      <text:p text:style-name="Standard"><text:tab/><text:tab/>28.199999,</text:p>
      <text:p text:style-name="Standard"><text:tab/><text:tab/>23.1,</text:p>
      <text:p text:style-name="Standard"><text:tab/><text:tab/>3.8999999,</text:p>
      <text:p text:style-name="Standard"><text:tab/><text:tab/>28.26,</text:p>
      <text:p text:style-name="Standard"><text:tab/><text:tab/>22.859999,</text:p>
      <text:p text:style-name="Standard"><text:tab/><text:tab/>3.84,</text:p>
      <text:p text:style-name="Standard"><text:tab/><text:tab/>28.019999,</text:p>
      <text:p text:style-name="Standard"><text:tab/><text:tab/>22.8,</text:p>
      <text:p text:style-name="Standard"><text:tab/><text:tab/>4.02,</text:p>
      <text:p text:style-name="Standard"><text:tab/><text:tab/>27.9,</text:p>
      <text:p text:style-name="Standard"><text:tab/><text:tab/>22.8,</text:p>
      <text:p text:style-name="Standard"><text:tab/><text:tab/>3.9599998,</text:p>
      <text:p text:style-name="Standard"><text:tab/><text:tab/>27.96,</text:p>
      <text:p text:style-name="Standard"><text:tab/><text:tab/>22.98,</text:p>
      <text:p text:style-name="Standard"><text:tab/><text:tab/>4.08,</text:p>
      <text:p text:style-name="Standard"><text:tab/><text:tab/>27.9,</text:p>
      <text:p text:style-name="Standard"><text:tab/><text:tab/>23.279999,</text:p>
      <text:p text:style-name="Standard"><text:tab/><text:tab/>4.2,</text:p>
      <text:p text:style-name="Standard"><text:tab/><text:tab/>27.84,</text:p>
      <text:p text:style-name="Standard"><text:tab/><text:tab/>23.279999,</text:p>
      <text:p text:style-name="Standard"><text:tab/><text:tab/>4.2,</text:p>
      <text:p text:style-name="Standard"><text:tab/><text:tab/>27.779999,</text:p>
      <text:p text:style-name="Standard"><text:tab/><text:tab/>23.34,</text:p>
      <text:p text:style-name="Standard"><text:tab/><text:tab/>4.38,</text:p>
      <text:p text:style-name="Standard"><text:tab/><text:tab/>27.48,</text:p>
      <text:p text:style-name="Standard"><text:tab/><text:tab/>23.34,</text:p>
      <text:p text:style-name="Standard"><text:soft-page-break/><text:tab/><text:tab/>4.3199997,</text:p>
      <text:p text:style-name="Standard"><text:tab/><text:tab/>27.359999,</text:p>
      <text:p text:style-name="Standard"><text:tab/><text:tab/>23.519999,</text:p>
      <text:p text:style-name="Standard"><text:tab/><text:tab/>4.38,</text:p>
      <text:p text:style-name="Standard"><text:tab/><text:tab/>27.359999,</text:p>
      <text:p text:style-name="Standard"><text:tab/><text:tab/>23.939999,</text:p>
      <text:p text:style-name="Standard"><text:tab/><text:tab/>4.38,</text:p>
      <text:p text:style-name="Standard"><text:tab/><text:tab/>27.48,</text:p>
      <text:p text:style-name="Standard"><text:tab/><text:tab/>23.939999,</text:p>
      <text:p text:style-name="Standard"><text:tab/><text:tab/>4.3199997,</text:p>
      <text:p text:style-name="Standard"><text:tab/><text:tab/>27.42,</text:p>
      <text:p text:style-name="Standard"><text:tab/><text:tab/>23.82,</text:p>
      <text:p text:style-name="Standard"><text:tab/><text:tab/>4.44,</text:p>
      <text:p text:style-name="Standard"><text:tab/><text:tab/>27.359999,</text:p>
      <text:p text:style-name="Standard"><text:tab/><text:tab/>23.519999,</text:p>
      <text:p text:style-name="Standard"><text:tab/><text:tab/>4.44,</text:p>
      <text:p text:style-name="Standard"><text:tab/><text:tab/>27.24,</text:p>
      <text:p text:style-name="Standard"><text:tab/><text:tab/>23.58,</text:p>
      <text:p text:style-name="Standard"><text:tab/><text:tab/>4.56,</text:p>
      <text:p text:style-name="Standard"><text:tab/><text:tab/>27.119999,</text:p>
      <text:p text:style-name="Standard"><text:tab/><text:tab/>23.76,</text:p>
      <text:p text:style-name="Standard"><text:tab/><text:tab/>4.62,</text:p>
      <text:p text:style-name="Standard"><text:tab/><text:tab/>27.119999,</text:p>
      <text:p text:style-name="Standard"><text:tab/><text:tab/>NumberLong(24),</text:p>
      <text:p text:style-name="Standard"><text:tab/><text:tab/>4.62,</text:p>
      <text:p text:style-name="Standard"><text:tab/><text:tab/>27.119999,</text:p>
      <text:p text:style-name="Standard"><text:tab/><text:tab/>24.06,</text:p>
      <text:p text:style-name="Standard"><text:tab/><text:tab/>4.68,</text:p>
      <text:p text:style-name="Standard"><text:tab/><text:tab/>27.06,</text:p>
      <text:p text:style-name="Standard"><text:tab/><text:tab/>23.82,</text:p>
      <text:p text:style-name="Standard"><text:tab/><text:tab/>4.62,</text:p>
      <text:p text:style-name="Standard"><text:tab/><text:tab/>26.939999,</text:p>
      <text:p text:style-name="Standard"><text:tab/><text:tab/>23.76,</text:p>
      <text:p text:style-name="Standard"><text:tab/><text:tab/>4.98,</text:p>
      <text:p text:style-name="Standard"><text:tab/><text:tab/>26.76,</text:p>
      <text:p text:style-name="Standard"><text:tab/><text:tab/>24.18,</text:p>
      <text:p text:style-name="Standard"><text:tab/><text:tab/>5.04,</text:p>
      <text:p text:style-name="Standard"><text:tab/><text:tab/>26.64,</text:p>
      <text:p text:style-name="Standard"><text:tab/><text:tab/>24.48,</text:p>
      <text:p text:style-name="Standard"><text:tab/><text:tab/>5.1,</text:p>
      <text:p text:style-name="Standard"><text:tab/><text:tab/>26.58,</text:p>
      <text:p text:style-name="Standard"><text:tab/><text:tab/>24.48,</text:p>
      <text:p text:style-name="Standard"><text:tab/><text:tab/>5.1,</text:p>
      <text:p text:style-name="Standard"><text:tab/><text:tab/>26.519999,</text:p>
      <text:p text:style-name="Standard"><text:tab/><text:tab/>24.24,</text:p>
      <text:p text:style-name="Standard"><text:tab/><text:tab/>4.92,</text:p>
      <text:p text:style-name="Standard"><text:tab/><text:tab/>26.279999,</text:p>
      <text:p text:style-name="Standard"><text:tab/><text:tab/>NumberLong(24),</text:p>
      <text:p text:style-name="Standard"><text:tab/><text:tab/>5.04,</text:p>
      <text:p text:style-name="Standard"><text:soft-page-break/><text:tab/><text:tab/>26.039999,</text:p>
      <text:p text:style-name="Standard"><text:tab/><text:tab/>24.119999,</text:p>
      <text:p text:style-name="Standard"><text:tab/><text:tab/>5.04,</text:p>
      <text:p text:style-name="Standard"><text:tab/><text:tab/>26.099998,</text:p>
      <text:p text:style-name="Standard"><text:tab/><text:tab/>24.18,</text:p>
      <text:p text:style-name="Standard"><text:tab/><text:tab/>5.1,</text:p>
      <text:p text:style-name="Standard"><text:tab/><text:tab/>26.16,</text:p>
      <text:p text:style-name="Standard"><text:tab/><text:tab/>24.18,</text:p>
      <text:p text:style-name="Standard"><text:tab/><text:tab/>5.04,</text:p>
      <text:p text:style-name="Standard"><text:tab/><text:tab/>26.4,</text:p>
      <text:p text:style-name="Standard"><text:tab/><text:tab/>NumberLong(24),</text:p>
      <text:p text:style-name="Standard"><text:tab/><text:tab/>5.16,</text:p>
      <text:p text:style-name="Standard"><text:tab/><text:tab/>26.46,</text:p>
      <text:p text:style-name="Standard"><text:tab/><text:tab/>23.88,</text:p>
      <text:p text:style-name="Standard"><text:tab/><text:tab/>5.1,</text:p>
      <text:p text:style-name="Standard"><text:tab/><text:tab/>26.519999,</text:p>
      <text:p text:style-name="Standard"><text:tab/><text:tab/>23.699999,</text:p>
      <text:p text:style-name="Standard"><text:tab/><text:tab/>5.04,</text:p>
      <text:p text:style-name="Standard"><text:tab/><text:tab/>26.4,</text:p>
      <text:p text:style-name="Standard"><text:tab/><text:tab/>23.82,</text:p>
      <text:p text:style-name="Standard"><text:tab/><text:tab/>5.1,</text:p>
      <text:p text:style-name="Standard"><text:tab/><text:tab/>26.64,</text:p>
      <text:p text:style-name="Standard"><text:tab/><text:tab/>24.18,</text:p>
      <text:p text:style-name="Standard"><text:tab/><text:tab/>4.98,</text:p>
      <text:p text:style-name="Standard"><text:tab/><text:tab/>26.76,</text:p>
      <text:p text:style-name="Standard"><text:tab/><text:tab/>24.06,</text:p>
      <text:p text:style-name="Standard"><text:tab/><text:tab/>4.98,</text:p>
      <text:p text:style-name="Standard"><text:tab/><text:tab/>26.58,</text:p>
      <text:p text:style-name="Standard"><text:tab/><text:tab/>24.119999,</text:p>
      <text:p text:style-name="Standard"><text:tab/><text:tab/>4.8599997,</text:p>
      <text:p text:style-name="Standard"><text:tab/><text:tab/>26.58,</text:p>
      <text:p text:style-name="Standard"><text:tab/><text:tab/>24.119999,</text:p>
      <text:p text:style-name="Standard"><text:tab/><text:tab/>4.7999997,</text:p>
      <text:p text:style-name="Standard"><text:tab/><text:tab/>26.64,</text:p>
      <text:p text:style-name="Standard"><text:tab/><text:tab/>24.24,</text:p>
      <text:p text:style-name="Standard"><text:tab/><text:tab/>4.62,</text:p>
      <text:p text:style-name="Standard"><text:tab/><text:tab/>26.82,</text:p>
      <text:p text:style-name="Standard"><text:tab/><text:tab/>24.18,</text:p>
      <text:p text:style-name="Standard"><text:tab/><text:tab/>4.56,</text:p>
      <text:p text:style-name="Standard"><text:tab/><text:tab/>26.82,</text:p>
      <text:p text:style-name="Standard"><text:tab/><text:tab/>24.18,</text:p>
      <text:p text:style-name="Standard"><text:tab/><text:tab/>4.44,</text:p>
      <text:p text:style-name="Standard"><text:tab/><text:tab/>26.88,</text:p>
      <text:p text:style-name="Standard"><text:tab/><text:tab/>23.699999,</text:p>
      <text:p text:style-name="Standard"><text:tab/><text:tab/>4.38,</text:p>
      <text:p text:style-name="Standard"><text:tab/><text:tab/>26.82,</text:p>
      <text:p text:style-name="Standard"><text:tab/><text:tab/>23.46,</text:p>
      <text:p text:style-name="Standard"><text:tab/><text:tab/>4.3199997,</text:p>
      <text:p text:style-name="Standard"><text:tab/><text:tab/>26.939999,</text:p>
      <text:p text:style-name="Standard"><text:soft-page-break/><text:tab/><text:tab/>23.519999,</text:p>
      <text:p text:style-name="Standard"><text:tab/><text:tab/>4.3199997,</text:p>
      <text:p text:style-name="Standard"><text:tab/><text:tab/>26.88,</text:p>
      <text:p text:style-name="Standard"><text:tab/><text:tab/>23.46,</text:p>
      <text:p text:style-name="Standard"><text:tab/><text:tab/>4.2599998,</text:p>
      <text:p text:style-name="Standard"><text:tab/><text:tab/>26.88,</text:p>
      <text:p text:style-name="Standard"><text:tab/><text:tab/>23.34,</text:p>
      <text:p text:style-name="Standard"><text:tab/><text:tab/>4.3199997,</text:p>
      <text:p text:style-name="Standard"><text:tab/><text:tab/>26.82,</text:p>
      <text:p text:style-name="Standard"><text:tab/><text:tab/>23.22,</text:p>
      <text:p text:style-name="Standard"><text:tab/><text:tab/>4.44,</text:p>
      <text:p text:style-name="Standard"><text:tab/><text:tab/>26.82,</text:p>
      <text:p text:style-name="Standard"><text:tab/><text:tab/>23.46,</text:p>
      <text:p text:style-name="Standard"><text:tab/><text:tab/>4.56,</text:p>
      <text:p text:style-name="Standard"><text:tab/><text:tab/>26.82,</text:p>
      <text:p text:style-name="Standard"><text:tab/><text:tab/>23.58,</text:p>
      <text:p text:style-name="Standard"><text:tab/><text:tab/>4.68,</text:p>
      <text:p text:style-name="Standard"><text:tab/><text:tab/>26.939999,</text:p>
      <text:p text:style-name="Standard"><text:tab/><text:tab/>23.76,</text:p>
      <text:p text:style-name="Standard"><text:tab/><text:tab/>4.7999997,</text:p>
      <text:p text:style-name="Standard"><text:tab/><text:tab/>27.18,</text:p>
      <text:p text:style-name="Standard"><text:tab/><text:tab/>23.88,</text:p>
      <text:p text:style-name="Standard"><text:tab/><text:tab/>4.98,</text:p>
      <text:p text:style-name="Standard"><text:tab/><text:tab/>NumberLong(27),</text:p>
      <text:p text:style-name="Standard"><text:tab/><text:tab/>23.76,</text:p>
      <text:p text:style-name="Standard"><text:tab/><text:tab/>5.16,</text:p>
      <text:p text:style-name="Standard"><text:tab/><text:tab/>27.06,</text:p>
      <text:p text:style-name="Standard"><text:tab/><text:tab/>23.64,</text:p>
      <text:p text:style-name="Standard"><text:tab/><text:tab/>5.16,</text:p>
      <text:p text:style-name="Standard"><text:tab/><text:tab/>26.939999,</text:p>
      <text:p text:style-name="Standard"><text:tab/><text:tab/>23.64,</text:p>
      <text:p text:style-name="Standard"><text:tab/><text:tab/>5.1,</text:p>
      <text:p text:style-name="Standard"><text:tab/><text:tab/>27.06,</text:p>
      <text:p text:style-name="Standard"><text:tab/><text:tab/>23.699999,</text:p>
      <text:p text:style-name="Standard"><text:tab/><text:tab/>5.04,</text:p>
      <text:p text:style-name="Standard"><text:tab/><text:tab/>27.119999,</text:p>
      <text:p text:style-name="Standard"><text:tab/><text:tab/>23.519999,</text:p>
      <text:p text:style-name="Standard"><text:tab/><text:tab/>4.98,</text:p>
      <text:p text:style-name="Standard"><text:tab/><text:tab/>NumberLong(27),</text:p>
      <text:p text:style-name="Standard"><text:tab/><text:tab/>23.4,</text:p>
      <text:p text:style-name="Standard"><text:tab/><text:tab/>4.8599997,</text:p>
      <text:p text:style-name="Standard"><text:tab/><text:tab/>NumberLong(27),</text:p>
      <text:p text:style-name="Standard"><text:tab/><text:tab/>23.22,</text:p>
      <text:p text:style-name="Standard"><text:tab/><text:tab/>4.68,</text:p>
      <text:p text:style-name="Standard"><text:tab/><text:tab/>26.82,</text:p>
      <text:p text:style-name="Standard"><text:tab/><text:tab/>23.34,</text:p>
      <text:p text:style-name="Standard"><text:tab/><text:tab/>4.5,</text:p>
      <text:p text:style-name="Standard"><text:tab/><text:tab/>NumberLong(27),</text:p>
      <text:p text:style-name="Standard"><text:tab/><text:tab/>23.46,</text:p>
      <text:p text:style-name="Standard"><text:soft-page-break/><text:tab/><text:tab/>4.2599998,</text:p>
      <text:p text:style-name="Standard"><text:tab/><text:tab/>NumberLong(27),</text:p>
      <text:p text:style-name="Standard"><text:tab/><text:tab/>23.64,</text:p>
      <text:p text:style-name="Standard"><text:tab/><text:tab/>4.38,</text:p>
      <text:p text:style-name="Standard"><text:tab/><text:tab/>NumberLong(27),</text:p>
      <text:p text:style-name="Standard"><text:tab/><text:tab/>23.519999,</text:p>
      <text:p text:style-name="Standard"><text:tab/><text:tab/>4.38,</text:p>
      <text:p text:style-name="Standard"><text:tab/><text:tab/>26.88,</text:p>
      <text:p text:style-name="Standard"><text:tab/><text:tab/>23.64,</text:p>
      <text:p text:style-name="Standard"><text:tab/><text:tab/>4.2599998,</text:p>
      <text:p text:style-name="Standard"><text:tab/><text:tab/>27.06,</text:p>
      <text:p text:style-name="Standard"><text:tab/><text:tab/>23.64,</text:p>
      <text:p text:style-name="Standard"><text:tab/><text:tab/>4.3199997,</text:p>
      <text:p text:style-name="Standard"><text:tab/><text:tab/>27.24,</text:p>
      <text:p text:style-name="Standard"><text:tab/><text:tab/>23.699999,</text:p>
      <text:p text:style-name="Standard"><text:tab/><text:tab/>4.5,</text:p>
      <text:p text:style-name="Standard"><text:tab/><text:tab/>27.18,</text:p>
      <text:p text:style-name="Standard"><text:tab/><text:tab/>24.06,</text:p>
      <text:p text:style-name="Standard"><text:tab/><text:tab/>4.68,</text:p>
      <text:p text:style-name="Standard"><text:tab/><text:tab/>27.24,</text:p>
      <text:p text:style-name="Standard"><text:tab/><text:tab/>NumberLong(24),</text:p>
      <text:p text:style-name="Standard"><text:tab/><text:tab/>4.74,</text:p>
      <text:p text:style-name="Standard"><text:tab/><text:tab/>27.359999,</text:p>
      <text:p text:style-name="Standard"><text:tab/><text:tab/>NumberLong(24),</text:p>
      <text:p text:style-name="Standard"><text:tab/><text:tab/>4.92,</text:p>
      <text:p text:style-name="Standard"><text:tab/><text:tab/>27.24,</text:p>
      <text:p text:style-name="Standard"><text:tab/><text:tab/>24.3,</text:p>
      <text:p text:style-name="Standard"><text:tab/><text:tab/>4.98,</text:p>
      <text:p text:style-name="Standard"><text:tab/><text:tab/>27.24,</text:p>
      <text:p text:style-name="Standard"><text:tab/><text:tab/>24.359999,</text:p>
      <text:p text:style-name="Standard"><text:tab/><text:tab/>5.04,</text:p>
      <text:p text:style-name="Standard"><text:tab/><text:tab/>27.18,</text:p>
      <text:p text:style-name="Standard"><text:tab/><text:tab/>24.359999,</text:p>
      <text:p text:style-name="Standard"><text:tab/><text:tab/>5.3399997,</text:p>
      <text:p text:style-name="Standard"><text:tab/><text:tab/>NumberLong(27),</text:p>
      <text:p text:style-name="Standard"><text:tab/><text:tab/>24.48,</text:p>
      <text:p text:style-name="Standard"><text:tab/><text:tab/>5.4,</text:p>
      <text:p text:style-name="Standard"><text:tab/><text:tab/>27.24,</text:p>
      <text:p text:style-name="Standard"><text:tab/><text:tab/>24.48,</text:p>
      <text:p text:style-name="Standard"><text:tab/><text:tab/>5.4,</text:p>
      <text:p text:style-name="Standard"><text:tab/><text:tab/>27.359999,</text:p>
      <text:p text:style-name="Standard"><text:tab/><text:tab/>24.359999,</text:p>
      <text:p text:style-name="Standard"><text:tab/><text:tab/>5.3399997,</text:p>
      <text:p text:style-name="Standard"><text:tab/><text:tab/>27.24,</text:p>
      <text:p text:style-name="Standard"><text:tab/><text:tab/>24.48,</text:p>
      <text:p text:style-name="Standard"><text:tab/><text:tab/>5.22,</text:p>
      <text:p text:style-name="Standard"><text:tab/><text:tab/>27.3,</text:p>
      <text:p text:style-name="Standard"><text:tab/><text:tab/>24.3,</text:p>
      <text:p text:style-name="Standard"><text:tab/><text:tab/>5.16,</text:p>
      <text:p text:style-name="Standard"><text:soft-page-break/><text:tab/><text:tab/>27.42,</text:p>
      <text:p text:style-name="Standard"><text:tab/><text:tab/>NumberLong(24),</text:p>
      <text:p text:style-name="Standard"><text:tab/><text:tab/>4.98,</text:p>
      <text:p text:style-name="Standard"><text:tab/><text:tab/>27.3,</text:p>
      <text:p text:style-name="Standard"><text:tab/><text:tab/>23.88,</text:p>
      <text:p text:style-name="Standard"><text:tab/><text:tab/>4.68,</text:p>
      <text:p text:style-name="Standard"><text:tab/><text:tab/>27.24,</text:p>
      <text:p text:style-name="Standard"><text:tab/><text:tab/>23.82,</text:p>
      <text:p text:style-name="Standard"><text:tab/><text:tab/>4.38,</text:p>
      <text:p text:style-name="Standard"><text:tab/><text:tab/>27.3,</text:p>
      <text:p text:style-name="Standard"><text:tab/><text:tab/>23.76,</text:p>
      <text:p text:style-name="Standard"><text:tab/><text:tab/>4.2599998,</text:p>
      <text:p text:style-name="Standard"><text:tab/><text:tab/>NumberLong(27),</text:p>
      <text:p text:style-name="Standard"><text:tab/><text:tab/>23.699999,</text:p>
      <text:p text:style-name="Standard"><text:tab/><text:tab/>4.14,</text:p>
      <text:p text:style-name="Standard"><text:tab/><text:tab/>NumberLong(27),</text:p>
      <text:p text:style-name="Standard"><text:tab/><text:tab/>23.64,</text:p>
      <text:p text:style-name="Standard"><text:tab/><text:tab/>4.08,</text:p>
      <text:p text:style-name="Standard"><text:tab/><text:tab/>27.119999,</text:p>
      <text:p text:style-name="Standard"><text:tab/><text:tab/>23.64,</text:p>
      <text:p text:style-name="Standard"><text:tab/><text:tab/>4.02,</text:p>
      <text:p text:style-name="Standard"><text:tab/><text:tab/>26.939999,</text:p>
      <text:p text:style-name="Standard"><text:tab/><text:tab/>23.64,</text:p>
      <text:p text:style-name="Standard"><text:tab/><text:tab/>3.8999999,</text:p>
      <text:p text:style-name="Standard"><text:tab/><text:tab/>NumberLong(27),</text:p>
      <text:p text:style-name="Standard"><text:tab/><text:tab/>23.699999,</text:p>
      <text:p text:style-name="Standard"><text:tab/><text:tab/>4.02,</text:p>
      <text:p text:style-name="Standard"><text:tab/><text:tab/>27.06,</text:p>
      <text:p text:style-name="Standard"><text:tab/><text:tab/>23.64,</text:p>
      <text:p text:style-name="Standard"><text:tab/><text:tab/>4.38,</text:p>
      <text:p text:style-name="Standard"><text:tab/><text:tab/>27.119999,</text:p>
      <text:p text:style-name="Standard"><text:tab/><text:tab/>23.699999,</text:p>
      <text:p text:style-name="Standard"><text:tab/><text:tab/>4.5,</text:p>
      <text:p text:style-name="Standard"><text:tab/><text:tab/>27.06,</text:p>
      <text:p text:style-name="Standard"><text:tab/><text:tab/>23.64,</text:p>
      <text:p text:style-name="Standard"><text:tab/><text:tab/>4.62,</text:p>
      <text:p text:style-name="Standard"><text:tab/><text:tab/>27.3,</text:p>
      <text:p text:style-name="Standard"><text:tab/><text:tab/>23.76,</text:p>
      <text:p text:style-name="Standard"><text:tab/><text:tab/>4.74,</text:p>
      <text:p text:style-name="Standard"><text:tab/><text:tab/>27.42,</text:p>
      <text:p text:style-name="Standard"><text:tab/><text:tab/>23.58,</text:p>
      <text:p text:style-name="Standard"><text:tab/><text:tab/>4.7999997,</text:p>
      <text:p text:style-name="Standard"><text:tab/><text:tab/>27.48,</text:p>
      <text:p text:style-name="Standard"><text:tab/><text:tab/>23.46,</text:p>
      <text:p text:style-name="Standard"><text:tab/><text:tab/>5.04,</text:p>
      <text:p text:style-name="Standard"><text:tab/><text:tab/>27.42,</text:p>
      <text:p text:style-name="Standard"><text:tab/><text:tab/>23.46,</text:p>
      <text:p text:style-name="Standard"><text:tab/><text:tab/>5.16,</text:p>
      <text:p text:style-name="Standard"><text:tab/><text:tab/>27.539999,</text:p>
      <text:p text:style-name="Standard"><text:soft-page-break/><text:tab/><text:tab/>23.34,</text:p>
      <text:p text:style-name="Standard"><text:tab/><text:tab/>5.04,</text:p>
      <text:p text:style-name="Standard"><text:tab/><text:tab/>27.72,</text:p>
      <text:p text:style-name="Standard"><text:tab/><text:tab/>23.34,</text:p>
      <text:p text:style-name="Standard"><text:tab/><text:tab/>4.74,</text:p>
      <text:p text:style-name="Standard"><text:tab/><text:tab/>27.779999,</text:p>
      <text:p text:style-name="Standard"><text:tab/><text:tab/>23.34,</text:p>
      <text:p text:style-name="Standard"><text:tab/><text:tab/>4.68,</text:p>
      <text:p text:style-name="Standard"><text:tab/><text:tab/>27.779999,</text:p>
      <text:p text:style-name="Standard"><text:tab/><text:tab/>23.279999,</text:p>
      <text:p text:style-name="Standard"><text:tab/><text:tab/>4.56,</text:p>
      <text:p text:style-name="Standard"><text:tab/><text:tab/>27.66,</text:p>
      <text:p text:style-name="Standard"><text:tab/><text:tab/>23.279999,</text:p>
      <text:p text:style-name="Standard"><text:tab/><text:tab/>4.5,</text:p>
      <text:p text:style-name="Standard"><text:tab/><text:tab/>27.539999,</text:p>
      <text:p text:style-name="Standard"><text:tab/><text:tab/>23.58,</text:p>
      <text:p text:style-name="Standard"><text:tab/><text:tab/>4.56,</text:p>
      <text:p text:style-name="Standard"><text:tab/><text:tab/>27.599998,</text:p>
      <text:p text:style-name="Standard"><text:tab/><text:tab/>23.76,</text:p>
      <text:p text:style-name="Standard"><text:tab/><text:tab/>4.5,</text:p>
      <text:p text:style-name="Standard"><text:tab/><text:tab/>27.66,</text:p>
      <text:p text:style-name="Standard"><text:tab/><text:tab/>23.76,</text:p>
      <text:p text:style-name="Standard"><text:tab/><text:tab/>4.38,</text:p>
      <text:p text:style-name="Standard"><text:tab/><text:tab/>27.539999,</text:p>
      <text:p text:style-name="Standard"><text:tab/><text:tab/>23.76,</text:p>
      <text:p text:style-name="Standard"><text:tab/><text:tab/>4.56,</text:p>
      <text:p text:style-name="Standard"><text:tab/><text:tab/>27.72,</text:p>
      <text:p text:style-name="Standard"><text:tab/><text:tab/>23.88,</text:p>
      <text:p text:style-name="Standard"><text:tab/><text:tab/>4.7999997,</text:p>
      <text:p text:style-name="Standard"><text:tab/><text:tab/>27.84,</text:p>
      <text:p text:style-name="Standard"><text:tab/><text:tab/>23.82,</text:p>
      <text:p text:style-name="Standard"><text:tab/><text:tab/>4.68,</text:p>
      <text:p text:style-name="Standard"><text:tab/><text:tab/>28.08,</text:p>
      <text:p text:style-name="Standard"><text:tab/><text:tab/>23.64,</text:p>
      <text:p text:style-name="Standard"><text:tab/><text:tab/>4.74,</text:p>
      <text:p text:style-name="Standard"><text:tab/><text:tab/>28.14,</text:p>
      <text:p text:style-name="Standard"><text:tab/><text:tab/>23.46,</text:p>
      <text:p text:style-name="Standard"><text:tab/><text:tab/>4.98,</text:p>
      <text:p text:style-name="Standard"><text:tab/><text:tab/>28.14,</text:p>
      <text:p text:style-name="Standard"><text:tab/><text:tab/>23.34,</text:p>
      <text:p text:style-name="Standard"><text:tab/><text:tab/>4.92,</text:p>
      <text:p text:style-name="Standard"><text:tab/><text:tab/>27.84,</text:p>
      <text:p text:style-name="Standard"><text:tab/><text:tab/>23.22,</text:p>
      <text:p text:style-name="Standard"><text:tab/><text:tab/>4.98,</text:p>
      <text:p text:style-name="Standard"><text:tab/><text:tab/>27.84,</text:p>
      <text:p text:style-name="Standard"><text:tab/><text:tab/>23.16,</text:p>
      <text:p text:style-name="Standard"><text:tab/><text:tab/>5.22,</text:p>
      <text:p text:style-name="Standard"><text:tab/><text:tab/>27.9,</text:p>
      <text:p text:style-name="Standard"><text:tab/><text:tab/>23.1,</text:p>
      <text:p text:style-name="Standard"><text:soft-page-break/><text:tab/><text:tab/>5.3399997,</text:p>
      <text:p text:style-name="Standard"><text:tab/><text:tab/>27.84,</text:p>
      <text:p text:style-name="Standard"><text:tab/><text:tab/>23.039999,</text:p>
      <text:p text:style-name="Standard"><text:tab/><text:tab/>5.2799997,</text:p>
      <text:p text:style-name="Standard"><text:tab/><text:tab/>27.779999,</text:p>
      <text:p text:style-name="Standard"><text:tab/><text:tab/>22.98,</text:p>
      <text:p text:style-name="Standard"><text:tab/><text:tab/>5.46,</text:p>
      <text:p text:style-name="Standard"><text:tab/><text:tab/>27.779999,</text:p>
      <text:p text:style-name="Standard"><text:tab/><text:tab/>23.1,</text:p>
      <text:p text:style-name="Standard"><text:tab/><text:tab/>5.16,</text:p>
      <text:p text:style-name="Standard"><text:tab/><text:tab/>27.9,</text:p>
      <text:p text:style-name="Standard"><text:tab/><text:tab/>23.22,</text:p>
      <text:p text:style-name="Standard"><text:tab/><text:tab/>5.1,</text:p>
      <text:p text:style-name="Standard"><text:tab/><text:tab/>27.96,</text:p>
      <text:p text:style-name="Standard"><text:tab/><text:tab/>23.519999,</text:p>
      <text:p text:style-name="Standard"><text:tab/><text:tab/>5.1,</text:p>
      <text:p text:style-name="Standard"><text:tab/><text:tab/>28.14,</text:p>
      <text:p text:style-name="Standard"><text:tab/><text:tab/>23.279999,</text:p>
      <text:p text:style-name="Standard"><text:tab/><text:tab/>5.04,</text:p>
      <text:p text:style-name="Standard"><text:tab/><text:tab/>28.38,</text:p>
      <text:p text:style-name="Standard"><text:tab/><text:tab/>23.22,</text:p>
      <text:p text:style-name="Standard"><text:tab/><text:tab/>4.8599997,</text:p>
      <text:p text:style-name="Standard"><text:tab/><text:tab/>28.5,</text:p>
      <text:p text:style-name="Standard"><text:tab/><text:tab/>23.1,</text:p>
      <text:p text:style-name="Standard"><text:tab/><text:tab/>4.56,</text:p>
      <text:p text:style-name="Standard"><text:tab/><text:tab/>28.56,</text:p>
      <text:p text:style-name="Standard"><text:tab/><text:tab/>23.1,</text:p>
      <text:p text:style-name="Standard"><text:tab/><text:tab/>4.56,</text:p>
      <text:p text:style-name="Standard"><text:tab/><text:tab/>28.439999,</text:p>
      <text:p text:style-name="Standard"><text:tab/><text:tab/>23.16,</text:p>
      <text:p text:style-name="Standard"><text:tab/><text:tab/>4.56,</text:p>
      <text:p text:style-name="Standard"><text:tab/><text:tab/>28.38,</text:p>
      <text:p text:style-name="Standard"><text:tab/><text:tab/>23.34,</text:p>
      <text:p text:style-name="Standard"><text:tab/><text:tab/>4.74,</text:p>
      <text:p text:style-name="Standard"><text:tab/><text:tab/>28.26,</text:p>
      <text:p text:style-name="Standard"><text:tab/><text:tab/>23.22,</text:p>
      <text:p text:style-name="Standard"><text:tab/><text:tab/>4.74,</text:p>
      <text:p text:style-name="Standard"><text:tab/><text:tab/>28.38,</text:p>
      <text:p text:style-name="Standard"><text:tab/><text:tab/>23.1,</text:p>
      <text:p text:style-name="Standard"><text:tab/><text:tab/>4.68,</text:p>
      <text:p text:style-name="Standard"><text:tab/><text:tab/>28.32,</text:p>
      <text:p text:style-name="Standard"><text:tab/><text:tab/>23.34,</text:p>
      <text:p text:style-name="Standard"><text:tab/><text:tab/>4.68,</text:p>
      <text:p text:style-name="Standard"><text:tab/><text:tab/>28.32,</text:p>
      <text:p text:style-name="Standard"><text:tab/><text:tab/>23.519999,</text:p>
      <text:p text:style-name="Standard"><text:tab/><text:tab/>4.74,</text:p>
      <text:p text:style-name="Standard"><text:tab/><text:tab/>28.32,</text:p>
      <text:p text:style-name="Standard"><text:tab/><text:tab/>23.699999,</text:p>
      <text:p text:style-name="Standard"><text:tab/><text:tab/>4.8599997,</text:p>
      <text:p text:style-name="Standard"><text:soft-page-break/><text:tab/><text:tab/>28.32,</text:p>
      <text:p text:style-name="Standard"><text:tab/><text:tab/>23.939999,</text:p>
      <text:p text:style-name="Standard"><text:tab/><text:tab/>5.16,</text:p>
      <text:p text:style-name="Standard"><text:tab/><text:tab/>28.38,</text:p>
      <text:p text:style-name="Standard"><text:tab/><text:tab/>NumberLong(24),</text:p>
      <text:p text:style-name="Standard"><text:tab/><text:tab/>5.2799997,</text:p>
      <text:p text:style-name="Standard"><text:tab/><text:tab/>28.32,</text:p>
      <text:p text:style-name="Standard"><text:tab/><text:tab/>23.939999,</text:p>
      <text:p text:style-name="Standard"><text:tab/><text:tab/>5.2799997,</text:p>
      <text:p text:style-name="Standard"><text:tab/><text:tab/>28.019999,</text:p>
      <text:p text:style-name="Standard"><text:tab/><text:tab/>23.88,</text:p>
      <text:p text:style-name="Standard"><text:tab/><text:tab/>5.2799997,</text:p>
      <text:p text:style-name="Standard"><text:tab/><text:tab/>27.779999,</text:p>
      <text:p text:style-name="Standard"><text:tab/><text:tab/>23.82,</text:p>
      <text:p text:style-name="Standard"><text:tab/><text:tab/>5.2799997,</text:p>
      <text:p text:style-name="Standard"><text:tab/><text:tab/>27.84,</text:p>
      <text:p text:style-name="Standard"><text:tab/><text:tab/>23.76,</text:p>
      <text:p text:style-name="Standard"><text:tab/><text:tab/>5.2799997,</text:p>
      <text:p text:style-name="Standard"><text:tab/><text:tab/>27.66,</text:p>
      <text:p text:style-name="Standard"><text:tab/><text:tab/>23.58,</text:p>
      <text:p text:style-name="Standard"><text:tab/><text:tab/>5.22,</text:p>
      <text:p text:style-name="Standard"><text:tab/><text:tab/>27.48,</text:p>
      <text:p text:style-name="Standard"><text:tab/><text:tab/>23.58,</text:p>
      <text:p text:style-name="Standard"><text:tab/><text:tab/>5.22,</text:p>
      <text:p text:style-name="Standard"><text:tab/><text:tab/>27.42,</text:p>
      <text:p text:style-name="Standard"><text:tab/><text:tab/>23.34,</text:p>
      <text:p text:style-name="Standard"><text:tab/><text:tab/>4.98,</text:p>
      <text:p text:style-name="Standard"><text:tab/><text:tab/>27.48,</text:p>
      <text:p text:style-name="Standard"><text:tab/><text:tab/>23.4,</text:p>
      <text:p text:style-name="Standard"><text:tab/><text:tab/>5.04,</text:p>
      <text:p text:style-name="Standard"><text:tab/><text:tab/>27.48,</text:p>
      <text:p text:style-name="Standard"><text:tab/><text:tab/>23.22,</text:p>
      <text:p text:style-name="Standard"><text:tab/><text:tab/>4.98,</text:p>
      <text:p text:style-name="Standard"><text:tab/><text:tab/>27.72,</text:p>
      <text:p text:style-name="Standard"><text:tab/><text:tab/>23.4,</text:p>
      <text:p text:style-name="Standard"><text:tab/><text:tab/>5.04,</text:p>
      <text:p text:style-name="Standard"><text:tab/><text:tab/>27.9,</text:p>
      <text:p text:style-name="Standard"><text:tab/><text:tab/>23.4,</text:p>
      <text:p text:style-name="Standard"><text:tab/><text:tab/>5.1,</text:p>
      <text:p text:style-name="Standard"><text:tab/><text:tab/>27.9,</text:p>
      <text:p text:style-name="Standard"><text:tab/><text:tab/>23.519999,</text:p>
      <text:p text:style-name="Standard"><text:tab/><text:tab/>4.92,</text:p>
      <text:p text:style-name="Standard"><text:tab/><text:tab/>28.019999,</text:p>
      <text:p text:style-name="Standard"><text:tab/><text:tab/>23.46,</text:p>
      <text:p text:style-name="Standard"><text:tab/><text:tab/>5.04,</text:p>
      <text:p text:style-name="Standard"><text:tab/><text:tab/>28.14,</text:p>
      <text:p text:style-name="Standard"><text:tab/><text:tab/>23.46,</text:p>
      <text:p text:style-name="Standard"><text:tab/><text:tab/>5.1,</text:p>
      <text:p text:style-name="Standard"><text:tab/><text:tab/>27.84,</text:p>
      <text:p text:style-name="Standard"><text:soft-page-break/><text:tab/><text:tab/>23.519999,</text:p>
      <text:p text:style-name="Standard"><text:tab/><text:tab/>5.2799997,</text:p>
      <text:p text:style-name="Standard"><text:tab/><text:tab/>27.779999,</text:p>
      <text:p text:style-name="Standard"><text:tab/><text:tab/>23.4,</text:p>
      <text:p text:style-name="Standard"><text:tab/><text:tab/>5.16,</text:p>
      <text:p text:style-name="Standard"><text:tab/><text:tab/>27.9,</text:p>
      <text:p text:style-name="Standard"><text:tab/><text:tab/>23.699999,</text:p>
      <text:p text:style-name="Standard"><text:tab/><text:tab/>5.2799997,</text:p>
      <text:p text:style-name="Standard"><text:tab/><text:tab/>27.72,</text:p>
      <text:p text:style-name="Standard"><text:tab/><text:tab/>23.46,</text:p>
      <text:p text:style-name="Standard"><text:tab/><text:tab/>5.3399997,</text:p>
      <text:p text:style-name="Standard"><text:tab/><text:tab/>27.72,</text:p>
      <text:p text:style-name="Standard"><text:tab/><text:tab/>23.279999,</text:p>
      <text:p text:style-name="Standard"><text:tab/><text:tab/>5.1,</text:p>
      <text:p text:style-name="Standard"><text:tab/><text:tab/>27.539999,</text:p>
      <text:p text:style-name="Standard"><text:tab/><text:tab/>23.279999,</text:p>
      <text:p text:style-name="Standard"><text:tab/><text:tab/>5.22,</text:p>
      <text:p text:style-name="Standard"><text:tab/><text:tab/>27.72,</text:p>
      <text:p text:style-name="Standard"><text:tab/><text:tab/>23.34,</text:p>
      <text:p text:style-name="Standard"><text:tab/><text:tab/>5.1,</text:p>
      <text:p text:style-name="Standard"><text:tab/><text:tab/>27.539999,</text:p>
      <text:p text:style-name="Standard"><text:tab/><text:tab/>23.279999,</text:p>
      <text:p text:style-name="Standard"><text:tab/><text:tab/>5.1,</text:p>
      <text:p text:style-name="Standard"><text:tab/><text:tab/>27.84,</text:p>
      <text:p text:style-name="Standard"><text:tab/><text:tab/>23.279999,</text:p>
      <text:p text:style-name="Standard"><text:tab/><text:tab/>4.8599997,</text:p>
      <text:p text:style-name="Standard"><text:tab/><text:tab/>28.019999,</text:p>
      <text:p text:style-name="Standard"><text:tab/><text:tab/>23.4,</text:p>
      <text:p text:style-name="Standard"><text:tab/><text:tab/>4.74,</text:p>
      <text:p text:style-name="Standard"><text:tab/><text:tab/>27.9,</text:p>
      <text:p text:style-name="Standard"><text:tab/><text:tab/>23.22,</text:p>
      <text:p text:style-name="Standard"><text:tab/><text:tab/>4.68,</text:p>
      <text:p text:style-name="Standard"><text:tab/><text:tab/>28.08,</text:p>
      <text:p text:style-name="Standard"><text:tab/><text:tab/>23.22,</text:p>
      <text:p text:style-name="Standard"><text:tab/><text:tab/>4.62,</text:p>
      <text:p text:style-name="Standard"><text:tab/><text:tab/>28.019999,</text:p>
      <text:p text:style-name="Standard"><text:tab/><text:tab/>23.4,</text:p>
      <text:p text:style-name="Standard"><text:tab/><text:tab/>4.74,</text:p>
      <text:p text:style-name="Standard"><text:tab/><text:tab/>28.38,</text:p>
      <text:p text:style-name="Standard"><text:tab/><text:tab/>23.279999,</text:p>
      <text:p text:style-name="Standard"><text:tab/><text:tab/>4.92,</text:p>
      <text:p text:style-name="Standard"><text:tab/><text:tab/>28.26,</text:p>
      <text:p text:style-name="Standard"><text:tab/><text:tab/>23.16,</text:p>
      <text:p text:style-name="Standard"><text:tab/><text:tab/>5.04,</text:p>
      <text:p text:style-name="Standard"><text:tab/><text:tab/>28.56,</text:p>
      <text:p text:style-name="Standard"><text:tab/><text:tab/>23.22,</text:p>
      <text:p text:style-name="Standard"><text:tab/><text:tab/>4.98,</text:p>
      <text:p text:style-name="Standard"><text:tab/><text:tab/>28.5,</text:p>
      <text:p text:style-name="Standard"><text:tab/><text:tab/>23.279999,</text:p>
      <text:p text:style-name="Standard"><text:soft-page-break/><text:tab/><text:tab/>4.92,</text:p>
      <text:p text:style-name="Standard"><text:tab/><text:tab/>28.38,</text:p>
      <text:p text:style-name="Standard"><text:tab/><text:tab/>23.16,</text:p>
      <text:p text:style-name="Standard"><text:tab/><text:tab/>4.98,</text:p>
      <text:p text:style-name="Standard"><text:tab/><text:tab/>28.439999,</text:p>
      <text:p text:style-name="Standard"><text:tab/><text:tab/>23.039999,</text:p>
      <text:p text:style-name="Standard"><text:tab/><text:tab/>5.04,</text:p>
      <text:p text:style-name="Standard"><text:tab/><text:tab/>28.38,</text:p>
      <text:p text:style-name="Standard"><text:tab/><text:tab/>23.039999,</text:p>
      <text:p text:style-name="Standard"><text:tab/><text:tab/>4.92,</text:p>
      <text:p text:style-name="Standard"><text:tab/><text:tab/>28.32,</text:p>
      <text:p text:style-name="Standard"><text:tab/><text:tab/>23.1,</text:p>
      <text:p text:style-name="Standard"><text:tab/><text:tab/>4.7999997,</text:p>
      <text:p text:style-name="Standard"><text:tab/><text:tab/>28.199999,</text:p>
      <text:p text:style-name="Standard"><text:tab/><text:tab/>22.98,</text:p>
      <text:p text:style-name="Standard"><text:tab/><text:tab/>4.62,</text:p>
      <text:p text:style-name="Standard"><text:tab/><text:tab/>28.08,</text:p>
      <text:p text:style-name="Standard"><text:tab/><text:tab/>23.039999,</text:p>
      <text:p text:style-name="Standard"><text:tab/><text:tab/>4.44,</text:p>
      <text:p text:style-name="Standard"><text:tab/><text:tab/>28.019999,</text:p>
      <text:p text:style-name="Standard"><text:tab/><text:tab/>23.039999,</text:p>
      <text:p text:style-name="Standard"><text:tab/><text:tab/>4.5,</text:p>
      <text:p text:style-name="Standard"><text:tab/><text:tab/>27.96,</text:p>
      <text:p text:style-name="Standard"><text:tab/><text:tab/>23.1,</text:p>
      <text:p text:style-name="Standard"><text:tab/><text:tab/>4.5,</text:p>
      <text:p text:style-name="Standard"><text:tab/><text:tab/>27.84,</text:p>
      <text:p text:style-name="Standard"><text:tab/><text:tab/>23.1,</text:p>
      <text:p text:style-name="Standard"><text:tab/><text:tab/>4.5,</text:p>
      <text:p text:style-name="Standard"><text:tab/><text:tab/>28.08,</text:p>
      <text:p text:style-name="Standard"><text:tab/><text:tab/>23.22,</text:p>
      <text:p text:style-name="Standard"><text:tab/><text:tab/>4.68,</text:p>
      <text:p text:style-name="Standard"><text:tab/><text:tab/>28.019999,</text:p>
      <text:p text:style-name="Standard"><text:tab/><text:tab/>23.279999,</text:p>
      <text:p text:style-name="Standard"><text:tab/><text:tab/>4.68,</text:p>
      <text:p text:style-name="Standard"><text:tab/><text:tab/>28.14,</text:p>
      <text:p text:style-name="Standard"><text:tab/><text:tab/>23.22,</text:p>
      <text:p text:style-name="Standard"><text:tab/><text:tab/>4.8599997,</text:p>
      <text:p text:style-name="Standard"><text:tab/><text:tab/>28.199999,</text:p>
      <text:p text:style-name="Standard"><text:tab/><text:tab/>23.22,</text:p>
      <text:p text:style-name="Standard"><text:tab/><text:tab/>5.1,</text:p>
      <text:p text:style-name="Standard"><text:tab/><text:tab/>28.32,</text:p>
      <text:p text:style-name="Standard"><text:tab/><text:tab/>23.279999,</text:p>
      <text:p text:style-name="Standard"><text:tab/><text:tab/>5.3399997,</text:p>
      <text:p text:style-name="Standard"><text:tab/><text:tab/>28.26,</text:p>
      <text:p text:style-name="Standard"><text:tab/><text:tab/>23.46,</text:p>
      <text:p text:style-name="Standard"><text:tab/><text:tab/>5.22,</text:p>
      <text:p text:style-name="Standard"><text:tab/><text:tab/>28.199999,</text:p>
      <text:p text:style-name="Standard"><text:tab/><text:tab/>23.34,</text:p>
      <text:p text:style-name="Standard"><text:tab/><text:tab/>5.2799997,</text:p>
      <text:p text:style-name="Standard"><text:soft-page-break/><text:tab/><text:tab/>28.199999,</text:p>
      <text:p text:style-name="Standard"><text:tab/><text:tab/>23.34,</text:p>
      <text:p text:style-name="Standard"><text:tab/><text:tab/>5.3399997,</text:p>
      <text:p text:style-name="Standard"><text:tab/><text:tab/>28.019999,</text:p>
      <text:p text:style-name="Standard"><text:tab/><text:tab/>23.34,</text:p>
      <text:p text:style-name="Standard"><text:tab/><text:tab/>5.1,</text:p>
      <text:p text:style-name="Standard"><text:tab/><text:tab/>28.14,</text:p>
      <text:p text:style-name="Standard"><text:tab/><text:tab/>23.519999,</text:p>
      <text:p text:style-name="Standard"><text:tab/><text:tab/>5.22,</text:p>
      <text:p text:style-name="Standard"><text:tab/><text:tab/>28.199999,</text:p>
      <text:p text:style-name="Standard"><text:tab/><text:tab/>23.519999,</text:p>
      <text:p text:style-name="Standard"><text:tab/><text:tab/>5.16,</text:p>
      <text:p text:style-name="Standard"><text:tab/><text:tab/>28.08,</text:p>
      <text:p text:style-name="Standard"><text:tab/><text:tab/>23.699999,</text:p>
      <text:p text:style-name="Standard"><text:tab/><text:tab/>5.1,</text:p>
      <text:p text:style-name="Standard"><text:tab/><text:tab/>28.199999,</text:p>
      <text:p text:style-name="Standard"><text:tab/><text:tab/>23.76,</text:p>
      <text:p text:style-name="Standard"><text:tab/><text:tab/>4.8599997,</text:p>
      <text:p text:style-name="Standard"><text:tab/><text:tab/>28.199999,</text:p>
      <text:p text:style-name="Standard"><text:tab/><text:tab/>23.58,</text:p>
      <text:p text:style-name="Standard"><text:tab/><text:tab/>4.92,</text:p>
      <text:p text:style-name="Standard"><text:tab/><text:tab/>28.199999,</text:p>
      <text:p text:style-name="Standard"><text:tab/><text:tab/>23.699999,</text:p>
      <text:p text:style-name="Standard"><text:tab/><text:tab/>5.04,</text:p>
      <text:p text:style-name="Standard"><text:tab/><text:tab/>28.14,</text:p>
      <text:p text:style-name="Standard"><text:tab/><text:tab/>23.82,</text:p>
      <text:p text:style-name="Standard"><text:tab/><text:tab/>5.04,</text:p>
      <text:p text:style-name="Standard"><text:tab/><text:tab/>28.199999,</text:p>
      <text:p text:style-name="Standard"><text:tab/><text:tab/>NumberLong(24),</text:p>
      <text:p text:style-name="Standard"><text:tab/><text:tab/>5.22,</text:p>
      <text:p text:style-name="Standard"><text:tab/><text:tab/>28.08,</text:p>
      <text:p text:style-name="Standard"><text:tab/><text:tab/>23.699999,</text:p>
      <text:p text:style-name="Standard"><text:tab/><text:tab/>5.16,</text:p>
      <text:p text:style-name="Standard"><text:tab/><text:tab/>28.08,</text:p>
      <text:p text:style-name="Standard"><text:tab/><text:tab/>23.64,</text:p>
      <text:p text:style-name="Standard"><text:tab/><text:tab/>5.22,</text:p>
      <text:p text:style-name="Standard"><text:tab/><text:tab/>28.26,</text:p>
      <text:p text:style-name="Standard"><text:tab/><text:tab/>23.939999,</text:p>
      <text:p text:style-name="Standard"><text:tab/><text:tab/>5.16,</text:p>
      <text:p text:style-name="Standard"><text:tab/><text:tab/>28.019999,</text:p>
      <text:p text:style-name="Standard"><text:tab/><text:tab/>23.939999,</text:p>
      <text:p text:style-name="Standard"><text:tab/><text:tab/>5.4,</text:p>
      <text:p text:style-name="Standard"><text:tab/><text:tab/>27.96,</text:p>
      <text:p text:style-name="Standard"><text:tab/><text:tab/>24.06,</text:p>
      <text:p text:style-name="Standard"><text:tab/><text:tab/>5.3399997,</text:p>
      <text:p text:style-name="Standard"><text:tab/><text:tab/>28.08,</text:p>
      <text:p text:style-name="Standard"><text:tab/><text:tab/>NumberLong(24),</text:p>
      <text:p text:style-name="Standard"><text:tab/><text:tab/>5.2799997,</text:p>
      <text:p text:style-name="Standard"><text:tab/><text:tab/>28.199999,</text:p>
      <text:p text:style-name="Standard"><text:soft-page-break/><text:tab/><text:tab/>23.939999,</text:p>
      <text:p text:style-name="Standard"><text:tab/><text:tab/>5.2799997,</text:p>
      <text:p text:style-name="Standard"><text:tab/><text:tab/>28.08,</text:p>
      <text:p text:style-name="Standard"><text:tab/><text:tab/>23.82,</text:p>
      <text:p text:style-name="Standard"><text:tab/><text:tab/>5.1,</text:p>
      <text:p text:style-name="Standard"><text:tab/><text:tab/>28.199999,</text:p>
      <text:p text:style-name="Standard"><text:tab/><text:tab/>NumberLong(24),</text:p>
      <text:p text:style-name="Standard"><text:tab/><text:tab/>5.22,</text:p>
      <text:p text:style-name="Standard"><text:tab/><text:tab/>28.14,</text:p>
      <text:p text:style-name="Standard"><text:tab/><text:tab/>24.06,</text:p>
      <text:p text:style-name="Standard"><text:tab/><text:tab/>5.22,</text:p>
      <text:p text:style-name="Standard"><text:tab/><text:tab/>27.96,</text:p>
      <text:p text:style-name="Standard"><text:tab/><text:tab/>23.82,</text:p>
      <text:p text:style-name="Standard"><text:tab/><text:tab/>5.04,</text:p>
      <text:p text:style-name="Standard"><text:tab/><text:tab/>27.9,</text:p>
      <text:p text:style-name="Standard"><text:tab/><text:tab/>23.64,</text:p>
      <text:p text:style-name="Standard"><text:tab/><text:tab/>5.04,</text:p>
      <text:p text:style-name="Standard"><text:tab/><text:tab/>28.32,</text:p>
      <text:p text:style-name="Standard"><text:tab/><text:tab/>23.34,</text:p>
      <text:p text:style-name="Standard"><text:tab/><text:tab/>4.98,</text:p>
      <text:p text:style-name="Standard"><text:tab/><text:tab/>28.38,</text:p>
      <text:p text:style-name="Standard"><text:tab/><text:tab/>23.34,</text:p>
      <text:p text:style-name="Standard"><text:tab/><text:tab/>4.8599997,</text:p>
      <text:p text:style-name="Standard"><text:tab/><text:tab/>28.32,</text:p>
      <text:p text:style-name="Standard"><text:tab/><text:tab/>23.22,</text:p>
      <text:p text:style-name="Standard"><text:tab/><text:tab/>4.92,</text:p>
      <text:p text:style-name="Standard"><text:tab/><text:tab/>28.26,</text:p>
      <text:p text:style-name="Standard"><text:tab/><text:tab/>23.22,</text:p>
      <text:p text:style-name="Standard"><text:tab/><text:tab/>5.04,</text:p>
      <text:p text:style-name="Standard"><text:tab/><text:tab/>28.26,</text:p>
      <text:p text:style-name="Standard"><text:tab/><text:tab/>23.22,</text:p>
      <text:p text:style-name="Standard"><text:tab/><text:tab/>5.1,</text:p>
      <text:p text:style-name="Standard"><text:tab/><text:tab/>28.26,</text:p>
      <text:p text:style-name="Standard"><text:tab/><text:tab/>23.22,</text:p>
      <text:p text:style-name="Standard"><text:tab/><text:tab/>4.92,</text:p>
      <text:p text:style-name="Standard"><text:tab/><text:tab/>28.08,</text:p>
      <text:p text:style-name="Standard"><text:tab/><text:tab/>23.22,</text:p>
      <text:p text:style-name="Standard"><text:tab/><text:tab/>5.2799997,</text:p>
      <text:p text:style-name="Standard"><text:tab/><text:tab/>28.199999,</text:p>
      <text:p text:style-name="Standard"><text:tab/><text:tab/>23.34,</text:p>
      <text:p text:style-name="Standard"><text:tab/><text:tab/>5.3399997,</text:p>
      <text:p text:style-name="Standard"><text:tab/><text:tab/>28.019999,</text:p>
      <text:p text:style-name="Standard"><text:tab/><text:tab/>23.58,</text:p>
      <text:p text:style-name="Standard"><text:tab/><text:tab/>5.58,</text:p>
      <text:p text:style-name="Standard"><text:tab/><text:tab/>27.96,</text:p>
      <text:p text:style-name="Standard"><text:tab/><text:tab/>23.519999,</text:p>
      <text:p text:style-name="Standard"><text:tab/><text:tab/>5.46,</text:p>
      <text:p text:style-name="Standard"><text:tab/><text:tab/>28.32,</text:p>
      <text:p text:style-name="Standard"><text:tab/><text:tab/>23.64,</text:p>
      <text:p text:style-name="Standard"><text:soft-page-break/><text:tab/><text:tab/>5.4,</text:p>
      <text:p text:style-name="Standard"><text:tab/><text:tab/>28.56,</text:p>
      <text:p text:style-name="Standard"><text:tab/><text:tab/>23.519999,</text:p>
      <text:p text:style-name="Standard"><text:tab/><text:tab/>5.22,</text:p>
      <text:p text:style-name="Standard"><text:tab/><text:tab/>28.56,</text:p>
      <text:p text:style-name="Standard"><text:tab/><text:tab/>23.4,</text:p>
      <text:p text:style-name="Standard"><text:tab/><text:tab/>5.1,</text:p>
      <text:p text:style-name="Standard"><text:tab/><text:tab/>28.68,</text:p>
      <text:p text:style-name="Standard"><text:tab/><text:tab/>23.279999,</text:p>
      <text:p text:style-name="Standard"><text:tab/><text:tab/>5.04,</text:p>
      <text:p text:style-name="Standard"><text:tab/><text:tab/>28.8,</text:p>
      <text:p text:style-name="Standard"><text:tab/><text:tab/>23.279999,</text:p>
      <text:p text:style-name="Standard"><text:tab/><text:tab/>4.98,</text:p>
      <text:p text:style-name="Standard"><text:tab/><text:tab/>28.859999,</text:p>
      <text:p text:style-name="Standard"><text:tab/><text:tab/>23.22,</text:p>
      <text:p text:style-name="Standard"><text:tab/><text:tab/>4.74,</text:p>
      <text:p text:style-name="Standard"><text:tab/><text:tab/>28.74,</text:p>
      <text:p text:style-name="Standard"><text:tab/><text:tab/>22.98,</text:p>
      <text:p text:style-name="Standard"><text:tab/><text:tab/>4.62,</text:p>
      <text:p text:style-name="Standard"><text:tab/><text:tab/>28.619999,</text:p>
      <text:p text:style-name="Standard"><text:tab/><text:tab/>23.16,</text:p>
      <text:p text:style-name="Standard"><text:tab/><text:tab/>4.98,</text:p>
      <text:p text:style-name="Standard"><text:tab/><text:tab/>28.5,</text:p>
      <text:p text:style-name="Standard"><text:tab/><text:tab/>23.039999,</text:p>
      <text:p text:style-name="Standard"><text:tab/><text:tab/>4.92,</text:p>
      <text:p text:style-name="Standard"><text:tab/><text:tab/>28.56,</text:p>
      <text:p text:style-name="Standard"><text:tab/><text:tab/>23.1,</text:p>
      <text:p text:style-name="Standard"><text:tab/><text:tab/>5.1,</text:p>
      <text:p text:style-name="Standard"><text:tab/><text:tab/>28.74,</text:p>
      <text:p text:style-name="Standard"><text:tab/><text:tab/>23.1,</text:p>
      <text:p text:style-name="Standard"><text:tab/><text:tab/>5.22,</text:p>
      <text:p text:style-name="Standard"><text:tab/><text:tab/>28.74,</text:p>
      <text:p text:style-name="Standard"><text:tab/><text:tab/>23.279999,</text:p>
      <text:p text:style-name="Standard"><text:tab/><text:tab/>5.58,</text:p>
      <text:p text:style-name="Standard"><text:tab/><text:tab/>28.68,</text:p>
      <text:p text:style-name="Standard"><text:tab/><text:tab/>23.16,</text:p>
      <text:p text:style-name="Standard"><text:tab/><text:tab/>5.4,</text:p>
      <text:p text:style-name="Standard"><text:tab/><text:tab/>28.859999,</text:p>
      <text:p text:style-name="Standard"><text:tab/><text:tab/>23.279999,</text:p>
      <text:p text:style-name="Standard"><text:tab/><text:tab/>5.52,</text:p>
      <text:p text:style-name="Standard"><text:tab/><text:tab/>28.92,</text:p>
      <text:p text:style-name="Standard"><text:tab/><text:tab/>23.34,</text:p>
      <text:p text:style-name="Standard"><text:tab/><text:tab/>5.52,</text:p>
      <text:p text:style-name="Standard"><text:tab/><text:tab/>29.099998,</text:p>
      <text:p text:style-name="Standard"><text:tab/><text:tab/>23.1,</text:p>
      <text:p text:style-name="Standard"><text:tab/><text:tab/>5.3399997,</text:p>
      <text:p text:style-name="Standard"><text:tab/><text:tab/>29.099998,</text:p>
      <text:p text:style-name="Standard"><text:tab/><text:tab/>23.22,</text:p>
      <text:p text:style-name="Standard"><text:tab/><text:tab/>5.58,</text:p>
      <text:p text:style-name="Standard"><text:soft-page-break/><text:tab/><text:tab/>28.859999,</text:p>
      <text:p text:style-name="Standard"><text:tab/><text:tab/>23.279999,</text:p>
      <text:p text:style-name="Standard"><text:tab/><text:tab/>5.64,</text:p>
      <text:p text:style-name="Standard"><text:tab/><text:tab/>28.32,</text:p>
      <text:p text:style-name="Standard"><text:tab/><text:tab/>23.58,</text:p>
      <text:p text:style-name="Standard"><text:tab/><text:tab/>5.7,</text:p>
      <text:p text:style-name="Standard"><text:tab/><text:tab/>28.38,</text:p>
      <text:p text:style-name="Standard"><text:tab/><text:tab/>23.64,</text:p>
      <text:p text:style-name="Standard"><text:tab/><text:tab/>5.64,</text:p>
      <text:p text:style-name="Standard"><text:tab/><text:tab/>28.199999,</text:p>
      <text:p text:style-name="Standard"><text:tab/><text:tab/>23.76,</text:p>
      <text:p text:style-name="Standard"><text:tab/><text:tab/>5.58,</text:p>
      <text:p text:style-name="Standard"><text:tab/><text:tab/>28.14,</text:p>
      <text:p text:style-name="Standard"><text:tab/><text:tab/>23.76,</text:p>
      <text:p text:style-name="Standard"><text:tab/><text:tab/>5.52,</text:p>
      <text:p text:style-name="Standard"><text:tab/><text:tab/>28.019999,</text:p>
      <text:p text:style-name="Standard"><text:tab/><text:tab/>23.939999,</text:p>
      <text:p text:style-name="Standard"><text:tab/><text:tab/>5.7,</text:p>
      <text:p text:style-name="Standard"><text:tab/><text:tab/>27.9,</text:p>
      <text:p text:style-name="Standard"><text:tab/><text:tab/>23.939999,</text:p>
      <text:p text:style-name="Standard"><text:tab/><text:tab/>5.7,</text:p>
      <text:p text:style-name="Standard"><text:tab/><text:tab/>27.779999,</text:p>
      <text:p text:style-name="Standard"><text:tab/><text:tab/>23.82,</text:p>
      <text:p text:style-name="Standard"><text:tab/><text:tab/>5.58,</text:p>
      <text:p text:style-name="Standard"><text:tab/><text:tab/>27.96,</text:p>
      <text:p text:style-name="Standard"><text:tab/><text:tab/>23.58,</text:p>
      <text:p text:style-name="Standard"><text:tab/><text:tab/>5.52,</text:p>
      <text:p text:style-name="Standard"><text:tab/><text:tab/>28.019999,</text:p>
      <text:p text:style-name="Standard"><text:tab/><text:tab/>23.4,</text:p>
      <text:p text:style-name="Standard"><text:tab/><text:tab/>5.22,</text:p>
      <text:p text:style-name="Standard"><text:tab/><text:tab/>28.08,</text:p>
      <text:p text:style-name="Standard"><text:tab/><text:tab/>23.58,</text:p>
      <text:p text:style-name="Standard"><text:tab/><text:tab/>5.22,</text:p>
      <text:p text:style-name="Standard"><text:tab/><text:tab/>28.14,</text:p>
      <text:p text:style-name="Standard"><text:tab/><text:tab/>23.699999,</text:p>
      <text:p text:style-name="Standard"><text:tab/><text:tab/>5.3399997,</text:p>
      <text:p text:style-name="Standard"><text:tab/><text:tab/>28.38,</text:p>
      <text:p text:style-name="Standard"><text:tab/><text:tab/>23.699999,</text:p>
      <text:p text:style-name="Standard"><text:tab/><text:tab/>5.46,</text:p>
      <text:p text:style-name="Standard"><text:tab/><text:tab/>28.26,</text:p>
      <text:p text:style-name="Standard"><text:tab/><text:tab/>23.519999,</text:p>
      <text:p text:style-name="Standard"><text:tab/><text:tab/>5.58,</text:p>
      <text:p text:style-name="Standard"><text:tab/><text:tab/>28.38,</text:p>
      <text:p text:style-name="Standard"><text:tab/><text:tab/>23.519999,</text:p>
      <text:p text:style-name="Standard"><text:tab/><text:tab/>5.46,</text:p>
      <text:p text:style-name="Standard"><text:tab/><text:tab/>28.74,</text:p>
      <text:p text:style-name="Standard"><text:tab/><text:tab/>23.76,</text:p>
      <text:p text:style-name="Standard"><text:tab/><text:tab/>5.4,</text:p>
      <text:p text:style-name="Standard"><text:tab/><text:tab/>28.5,</text:p>
      <text:p text:style-name="Standard"><text:soft-page-break/><text:tab/><text:tab/>NumberLong(24),</text:p>
      <text:p text:style-name="Standard"><text:tab/><text:tab/>5.46,</text:p>
      <text:p text:style-name="Standard"><text:tab/><text:tab/>28.74,</text:p>
      <text:p text:style-name="Standard"><text:tab/><text:tab/>NumberLong(24),</text:p>
      <text:p text:style-name="Standard"><text:tab/><text:tab/>5.64,</text:p>
      <text:p text:style-name="Standard"><text:tab/><text:tab/>28.619999,</text:p>
      <text:p text:style-name="Standard"><text:tab/><text:tab/>23.64,</text:p>
      <text:p text:style-name="Standard"><text:tab/><text:tab/>5.52,</text:p>
      <text:p text:style-name="Standard"><text:tab/><text:tab/>28.619999,</text:p>
      <text:p text:style-name="Standard"><text:tab/><text:tab/>23.279999,</text:p>
      <text:p text:style-name="Standard"><text:tab/><text:tab/>5.46,</text:p>
      <text:p text:style-name="Standard"><text:tab/><text:tab/>28.38,</text:p>
      <text:p text:style-name="Standard"><text:tab/><text:tab/>23.519999,</text:p>
      <text:p text:style-name="Standard"><text:tab/><text:tab/>5.46,</text:p>
      <text:p text:style-name="Standard"><text:tab/><text:tab/>28.32,</text:p>
      <text:p text:style-name="Standard"><text:tab/><text:tab/>23.58,</text:p>
      <text:p text:style-name="Standard"><text:tab/><text:tab/>5.46,</text:p>
      <text:p text:style-name="Standard"><text:tab/><text:tab/>28.199999,</text:p>
      <text:p text:style-name="Standard"><text:tab/><text:tab/>23.46,</text:p>
      <text:p text:style-name="Standard"><text:tab/><text:tab/>5.4,</text:p>
      <text:p text:style-name="Standard"><text:tab/><text:tab/>28.08,</text:p>
      <text:p text:style-name="Standard"><text:tab/><text:tab/>23.279999,</text:p>
      <text:p text:style-name="Standard"><text:tab/><text:tab/>5.52,</text:p>
      <text:p text:style-name="Standard"><text:tab/><text:tab/>28.14,</text:p>
      <text:p text:style-name="Standard"><text:tab/><text:tab/>22.98,</text:p>
      <text:p text:style-name="Standard"><text:tab/><text:tab/>5.46,</text:p>
      <text:p text:style-name="Standard"><text:tab/><text:tab/>28.199999,</text:p>
      <text:p text:style-name="Standard"><text:tab/><text:tab/>23.16,</text:p>
      <text:p text:style-name="Standard"><text:tab/><text:tab/>5.52,</text:p>
      <text:p text:style-name="Standard"><text:tab/><text:tab/>28.08,</text:p>
      <text:p text:style-name="Standard"><text:tab/><text:tab/>23.34,</text:p>
      <text:p text:style-name="Standard"><text:tab/><text:tab/>5.8199997,</text:p>
      <text:p text:style-name="Standard"><text:tab/><text:tab/>28.199999,</text:p>
      <text:p text:style-name="Standard"><text:tab/><text:tab/>23.46,</text:p>
      <text:p text:style-name="Standard"><text:tab/><text:tab/>5.8799996,</text:p>
      <text:p text:style-name="Standard"><text:tab/><text:tab/>28.32,</text:p>
      <text:p text:style-name="Standard"><text:tab/><text:tab/>23.279999,</text:p>
      <text:p text:style-name="Standard"><text:tab/><text:tab/>NumberLong(6),</text:p>
      <text:p text:style-name="Standard"><text:tab/><text:tab/>28.32,</text:p>
      <text:p text:style-name="Standard"><text:tab/><text:tab/>23.64,</text:p>
      <text:p text:style-name="Standard"><text:tab/><text:tab/>5.94,</text:p>
      <text:p text:style-name="Standard"><text:tab/><text:tab/>28.32,</text:p>
      <text:p text:style-name="Standard"><text:tab/><text:tab/>23.76,</text:p>
      <text:p text:style-name="Standard"><text:tab/><text:tab/>6.18,</text:p>
      <text:p text:style-name="Standard"><text:tab/><text:tab/>28.26,</text:p>
      <text:p text:style-name="Standard"><text:tab/><text:tab/>23.76,</text:p>
      <text:p text:style-name="Standard"><text:tab/><text:tab/>6.12,</text:p>
      <text:p text:style-name="Standard"><text:tab/><text:tab/>28.199999,</text:p>
      <text:p text:style-name="Standard"><text:tab/><text:tab/>NumberLong(24),</text:p>
      <text:p text:style-name="Standard"><text:soft-page-break/><text:tab/><text:tab/>NumberLong(6),</text:p>
      <text:p text:style-name="Standard"><text:tab/><text:tab/>28.199999,</text:p>
      <text:p text:style-name="Standard"><text:tab/><text:tab/>NumberLong(24),</text:p>
      <text:p text:style-name="Standard"><text:tab/><text:tab/>NumberLong(6),</text:p>
      <text:p text:style-name="Standard"><text:tab/><text:tab/>28.439999,</text:p>
      <text:p text:style-name="Standard"><text:tab/><text:tab/>23.939999,</text:p>
      <text:p text:style-name="Standard"><text:tab/><text:tab/>NumberLong(6),</text:p>
      <text:p text:style-name="Standard"><text:tab/><text:tab/>28.32,</text:p>
      <text:p text:style-name="Standard"><text:tab/><text:tab/>23.88,</text:p>
      <text:p text:style-name="Standard"><text:tab/><text:tab/>6.12,</text:p>
      <text:p text:style-name="Standard"><text:tab/><text:tab/>28.38,</text:p>
      <text:p text:style-name="Standard"><text:tab/><text:tab/>24.119999,</text:p>
      <text:p text:style-name="Standard"><text:tab/><text:tab/>NumberLong(6),</text:p>
      <text:p text:style-name="Standard"><text:tab/><text:tab/>28.439999,</text:p>
      <text:p text:style-name="Standard"><text:tab/><text:tab/>24.06,</text:p>
      <text:p text:style-name="Standard"><text:tab/><text:tab/>5.94,</text:p>
      <text:p text:style-name="Standard"><text:tab/><text:tab/>28.56,</text:p>
      <text:p text:style-name="Standard"><text:tab/><text:tab/>NumberLong(24),</text:p>
      <text:p text:style-name="Standard"><text:tab/><text:tab/>5.7599998,</text:p>
      <text:p text:style-name="Standard"><text:tab/><text:tab/>28.56,</text:p>
      <text:p text:style-name="Standard"><text:tab/><text:tab/>24.119999,</text:p>
      <text:p text:style-name="Standard"><text:tab/><text:tab/>5.7,</text:p>
      <text:p text:style-name="Standard"><text:tab/><text:tab/>28.68,</text:p>
      <text:p text:style-name="Standard"><text:tab/><text:tab/>NumberLong(24),</text:p>
      <text:p text:style-name="Standard"><text:tab/><text:tab/>5.7,</text:p>
      <text:p text:style-name="Standard"><text:tab/><text:tab/>28.619999,</text:p>
      <text:p text:style-name="Standard"><text:tab/><text:tab/>24.06,</text:p>
      <text:p text:style-name="Standard"><text:tab/><text:tab/>5.58,</text:p>
      <text:p text:style-name="Standard"><text:tab/><text:tab/>28.56,</text:p>
      <text:p text:style-name="Standard"><text:tab/><text:tab/>24.18,</text:p>
      <text:p text:style-name="Standard"><text:tab/><text:tab/>5.58,</text:p>
      <text:p text:style-name="Standard"><text:tab/><text:tab/>28.5,</text:p>
      <text:p text:style-name="Standard"><text:tab/><text:tab/>NumberLong(24),</text:p>
      <text:p text:style-name="Standard"><text:tab/><text:tab/>5.3399997,</text:p>
      <text:p text:style-name="Standard"><text:tab/><text:tab/>28.5,</text:p>
      <text:p text:style-name="Standard"><text:tab/><text:tab/>23.88,</text:p>
      <text:p text:style-name="Standard"><text:tab/><text:tab/>5.3399997,</text:p>
      <text:p text:style-name="Standard"><text:tab/><text:tab/>28.5,</text:p>
      <text:p text:style-name="Standard"><text:tab/><text:tab/>23.58,</text:p>
      <text:p text:style-name="Standard"><text:tab/><text:tab/>5.2799997,</text:p>
      <text:p text:style-name="Standard"><text:tab/><text:tab/>28.38,</text:p>
      <text:p text:style-name="Standard"><text:tab/><text:tab/>23.88,</text:p>
      <text:p text:style-name="Standard"><text:tab/><text:tab/>5.2799997,</text:p>
      <text:p text:style-name="Standard"><text:tab/><text:tab/>28.38,</text:p>
      <text:p text:style-name="Standard"><text:tab/><text:tab/>23.82,</text:p>
      <text:p text:style-name="Standard"><text:tab/><text:tab/>5.16,</text:p>
      <text:p text:style-name="Standard"><text:tab/><text:tab/>28.5,</text:p>
      <text:p text:style-name="Standard"><text:tab/><text:tab/>23.64,</text:p>
      <text:p text:style-name="Standard"><text:tab/><text:tab/>5.2799997,</text:p>
      <text:p text:style-name="Standard"><text:soft-page-break/><text:tab/><text:tab/>28.439999,</text:p>
      <text:p text:style-name="Standard"><text:tab/><text:tab/>23.58,</text:p>
      <text:p text:style-name="Standard"><text:tab/><text:tab/>5.22,</text:p>
      <text:p text:style-name="Standard"><text:tab/><text:tab/>28.439999,</text:p>
      <text:p text:style-name="Standard"><text:tab/><text:tab/>23.34,</text:p>
      <text:p text:style-name="Standard"><text:tab/><text:tab/>5.04,</text:p>
      <text:p text:style-name="Standard"><text:tab/><text:tab/>28.5,</text:p>
      <text:p text:style-name="Standard"><text:tab/><text:tab/>23.519999,</text:p>
      <text:p text:style-name="Standard"><text:tab/><text:tab/>5.04,</text:p>
      <text:p text:style-name="Standard"><text:tab/><text:tab/>28.26,</text:p>
      <text:p text:style-name="Standard"><text:tab/><text:tab/>23.519999,</text:p>
      <text:p text:style-name="Standard"><text:tab/><text:tab/>5.1,</text:p>
      <text:p text:style-name="Standard"><text:tab/><text:tab/>28.32,</text:p>
      <text:p text:style-name="Standard"><text:tab/><text:tab/>23.64,</text:p>
      <text:p text:style-name="Standard"><text:tab/><text:tab/>5.16,</text:p>
      <text:p text:style-name="Standard"><text:tab/><text:tab/>28.56,</text:p>
      <text:p text:style-name="Standard"><text:tab/><text:tab/>23.519999,</text:p>
      <text:p text:style-name="Standard"><text:tab/><text:tab/>5.04,</text:p>
      <text:p text:style-name="Standard"><text:tab/><text:tab/>28.74,</text:p>
      <text:p text:style-name="Standard"><text:tab/><text:tab/>23.46,</text:p>
      <text:p text:style-name="Standard"><text:tab/><text:tab/>5.16,</text:p>
      <text:p text:style-name="Standard"><text:tab/><text:tab/>28.38,</text:p>
      <text:p text:style-name="Standard"><text:tab/><text:tab/>23.58,</text:p>
      <text:p text:style-name="Standard"><text:tab/><text:tab/>4.98,</text:p>
      <text:p text:style-name="Standard"><text:tab/><text:tab/>28.32,</text:p>
      <text:p text:style-name="Standard"><text:tab/><text:tab/>23.46,</text:p>
      <text:p text:style-name="Standard"><text:tab/><text:tab/>5.04,</text:p>
      <text:p text:style-name="Standard"><text:tab/><text:tab/>28.26,</text:p>
      <text:p text:style-name="Standard"><text:tab/><text:tab/>23.64,</text:p>
      <text:p text:style-name="Standard"><text:tab/><text:tab/>5.04,</text:p>
      <text:p text:style-name="Standard"><text:tab/><text:tab/>28.38,</text:p>
      <text:p text:style-name="Standard"><text:tab/><text:tab/>23.64,</text:p>
      <text:p text:style-name="Standard"><text:tab/><text:tab/>5.1,</text:p>
      <text:p text:style-name="Standard"><text:tab/><text:tab/>28.619999,</text:p>
      <text:p text:style-name="Standard"><text:tab/><text:tab/>23.519999,</text:p>
      <text:p text:style-name="Standard"><text:tab/><text:tab/>5.2799997,</text:p>
      <text:p text:style-name="Standard"><text:tab/><text:tab/>28.619999,</text:p>
      <text:p text:style-name="Standard"><text:tab/><text:tab/>23.519999,</text:p>
      <text:p text:style-name="Standard"><text:tab/><text:tab/>5.4,</text:p>
      <text:p text:style-name="Standard"><text:tab/><text:tab/>28.56,</text:p>
      <text:p text:style-name="Standard"><text:tab/><text:tab/>23.519999,</text:p>
      <text:p text:style-name="Standard"><text:tab/><text:tab/>5.58,</text:p>
      <text:p text:style-name="Standard"><text:tab/><text:tab/>28.38,</text:p>
      <text:p text:style-name="Standard"><text:tab/><text:tab/>23.519999,</text:p>
      <text:p text:style-name="Standard"><text:tab/><text:tab/>5.8799996,</text:p>
      <text:p text:style-name="Standard"><text:tab/><text:tab/>28.5,</text:p>
      <text:p text:style-name="Standard"><text:tab/><text:tab/>23.4,</text:p>
      <text:p text:style-name="Standard"><text:tab/><text:tab/>6.06,</text:p>
      <text:p text:style-name="Standard"><text:tab/><text:tab/>28.5,</text:p>
      <text:p text:style-name="Standard"><text:soft-page-break/><text:tab/><text:tab/>23.46,</text:p>
      <text:p text:style-name="Standard"><text:tab/><text:tab/>6.06,</text:p>
      <text:p text:style-name="Standard"><text:tab/><text:tab/>28.56,</text:p>
      <text:p text:style-name="Standard"><text:tab/><text:tab/>23.4,</text:p>
      <text:p text:style-name="Standard"><text:tab/><text:tab/>6.2999997,</text:p>
      <text:p text:style-name="Standard"><text:tab/><text:tab/>28.199999,</text:p>
      <text:p text:style-name="Standard"><text:tab/><text:tab/>23.46,</text:p>
      <text:p text:style-name="Standard"><text:tab/><text:tab/>6.2999997,</text:p>
      <text:p text:style-name="Standard"><text:tab/><text:tab/>28.14,</text:p>
      <text:p text:style-name="Standard"><text:tab/><text:tab/>23.58,</text:p>
      <text:p text:style-name="Standard"><text:tab/><text:tab/>6.12,</text:p>
      <text:p text:style-name="Standard"><text:tab/><text:tab/>28.26,</text:p>
      <text:p text:style-name="Standard"><text:tab/><text:tab/>23.58,</text:p>
      <text:p text:style-name="Standard"><text:tab/><text:tab/>6.12,</text:p>
      <text:p text:style-name="Standard"><text:tab/><text:tab/>28.199999,</text:p>
      <text:p text:style-name="Standard"><text:tab/><text:tab/>23.34,</text:p>
      <text:p text:style-name="Standard"><text:tab/><text:tab/>NumberLong(6),</text:p>
      <text:p text:style-name="Standard"><text:tab/><text:tab/>28.14,</text:p>
      <text:p text:style-name="Standard"><text:tab/><text:tab/>23.279999,</text:p>
      <text:p text:style-name="Standard"><text:tab/><text:tab/>5.7599998,</text:p>
      <text:p text:style-name="Standard"><text:tab/><text:tab/>27.96,</text:p>
      <text:p text:style-name="Standard"><text:tab/><text:tab/>23.279999,</text:p>
      <text:p text:style-name="Standard"><text:tab/><text:tab/>5.7,</text:p>
      <text:p text:style-name="Standard"><text:tab/><text:tab/>27.96,</text:p>
      <text:p text:style-name="Standard"><text:tab/><text:tab/>23.34,</text:p>
      <text:p text:style-name="Standard"><text:tab/><text:tab/>5.7599998,</text:p>
      <text:p text:style-name="Standard"><text:tab/><text:tab/>27.96,</text:p>
      <text:p text:style-name="Standard"><text:tab/><text:tab/>23.4,</text:p>
      <text:p text:style-name="Standard"><text:tab/><text:tab/>5.7599998,</text:p>
      <text:p text:style-name="Standard"><text:tab/><text:tab/>28.14,</text:p>
      <text:p text:style-name="Standard"><text:tab/><text:tab/>23.34,</text:p>
      <text:p text:style-name="Standard"><text:tab/><text:tab/>5.7599998,</text:p>
      <text:p text:style-name="Standard"><text:tab/><text:tab/>28.019999,</text:p>
      <text:p text:style-name="Standard"><text:tab/><text:tab/>23.34,</text:p>
      <text:p text:style-name="Standard"><text:tab/><text:tab/>5.64,</text:p>
      <text:p text:style-name="Standard"><text:tab/><text:tab/>27.9,</text:p>
      <text:p text:style-name="Standard"><text:tab/><text:tab/>23.22,</text:p>
      <text:p text:style-name="Standard"><text:tab/><text:tab/>5.4,</text:p>
      <text:p text:style-name="Standard"><text:tab/><text:tab/>27.84,</text:p>
      <text:p text:style-name="Standard"><text:tab/><text:tab/>23.279999,</text:p>
      <text:p text:style-name="Standard"><text:tab/><text:tab/>5.46,</text:p>
      <text:p text:style-name="Standard"><text:tab/><text:tab/>28.019999,</text:p>
      <text:p text:style-name="Standard"><text:tab/><text:tab/>23.46,</text:p>
      <text:p text:style-name="Standard"><text:tab/><text:tab/>5.52,</text:p>
      <text:p text:style-name="Standard"><text:tab/><text:tab/>28.199999,</text:p>
      <text:p text:style-name="Standard"><text:tab/><text:tab/>23.46,</text:p>
      <text:p text:style-name="Standard"><text:tab/><text:tab/>5.46,</text:p>
      <text:p text:style-name="Standard"><text:tab/><text:tab/>28.199999,</text:p>
      <text:p text:style-name="Standard"><text:tab/><text:tab/>23.46,</text:p>
      <text:p text:style-name="Standard"><text:soft-page-break/><text:tab/><text:tab/>5.2799997,</text:p>
      <text:p text:style-name="Standard"><text:tab/><text:tab/>28.08,</text:p>
      <text:p text:style-name="Standard"><text:tab/><text:tab/>23.279999,</text:p>
      <text:p text:style-name="Standard"><text:tab/><text:tab/>4.98,</text:p>
      <text:p text:style-name="Standard"><text:tab/><text:tab/>28.199999,</text:p>
      <text:p text:style-name="Standard"><text:tab/><text:tab/>23.16,</text:p>
      <text:p text:style-name="Standard"><text:tab/><text:tab/>4.98,</text:p>
      <text:p text:style-name="Standard"><text:tab/><text:tab/>28.26,</text:p>
      <text:p text:style-name="Standard"><text:tab/><text:tab/>23.1,</text:p>
      <text:p text:style-name="Standard"><text:tab/><text:tab/>5.16,</text:p>
      <text:p text:style-name="Standard"><text:tab/><text:tab/>28.08,</text:p>
      <text:p text:style-name="Standard"><text:tab/><text:tab/>23.16,</text:p>
      <text:p text:style-name="Standard"><text:tab/><text:tab/>5.3399997,</text:p>
      <text:p text:style-name="Standard"><text:tab/><text:tab/>28.14,</text:p>
      <text:p text:style-name="Standard"><text:tab/><text:tab/>23.16,</text:p>
      <text:p text:style-name="Standard"><text:tab/><text:tab/>5.3399997,</text:p>
      <text:p text:style-name="Standard"><text:tab/><text:tab/>28.14,</text:p>
      <text:p text:style-name="Standard"><text:tab/><text:tab/>22.98,</text:p>
      <text:p text:style-name="Standard"><text:tab/><text:tab/>5.22,</text:p>
      <text:p text:style-name="Standard"><text:tab/><text:tab/>28.08,</text:p>
      <text:p text:style-name="Standard"><text:tab/><text:tab/>22.98,</text:p>
      <text:p text:style-name="Standard"><text:tab/><text:tab/>5.16,</text:p>
      <text:p text:style-name="Standard"><text:tab/><text:tab/>28.199999,</text:p>
      <text:p text:style-name="Standard"><text:tab/><text:tab/>22.8,</text:p>
      <text:p text:style-name="Standard"><text:tab/><text:tab/>5.2799997,</text:p>
      <text:p text:style-name="Standard"><text:tab/><text:tab/>28.14,</text:p>
      <text:p text:style-name="Standard"><text:tab/><text:tab/>22.8,</text:p>
      <text:p text:style-name="Standard"><text:tab/><text:tab/>5.2799997,</text:p>
      <text:p text:style-name="Standard"><text:tab/><text:tab/>27.9,</text:p>
      <text:p text:style-name="Standard"><text:tab/><text:tab/>23.039999,</text:p>
      <text:p text:style-name="Standard"><text:tab/><text:tab/>5.16,</text:p>
      <text:p text:style-name="Standard"><text:tab/><text:tab/>27.9,</text:p>
      <text:p text:style-name="Standard"><text:tab/><text:tab/>23.16,</text:p>
      <text:p text:style-name="Standard"><text:tab/><text:tab/>5.1,</text:p>
      <text:p text:style-name="Standard"><text:tab/><text:tab/>27.96,</text:p>
      <text:p text:style-name="Standard"><text:tab/><text:tab/>23.039999,</text:p>
      <text:p text:style-name="Standard"><text:tab/><text:tab/>5.04,</text:p>
      <text:p text:style-name="Standard"><text:tab/><text:tab/>27.9,</text:p>
      <text:p text:style-name="Standard"><text:tab/><text:tab/>23.039999,</text:p>
      <text:p text:style-name="Standard"><text:tab/><text:tab/>5.04,</text:p>
      <text:p text:style-name="Standard"><text:tab/><text:tab/>28.019999,</text:p>
      <text:p text:style-name="Standard"><text:tab/><text:tab/>23.039999,</text:p>
      <text:p text:style-name="Standard"><text:tab/><text:tab/>5.22,</text:p>
      <text:p text:style-name="Standard"><text:tab/><text:tab/>28.08,</text:p>
      <text:p text:style-name="Standard"><text:tab/><text:tab/>23.16,</text:p>
      <text:p text:style-name="Standard"><text:tab/><text:tab/>5.2799997,</text:p>
      <text:p text:style-name="Standard"><text:tab/><text:tab/>28.08,</text:p>
      <text:p text:style-name="Standard"><text:tab/><text:tab/>23.46,</text:p>
      <text:p text:style-name="Standard"><text:tab/><text:tab/>5.3399997,</text:p>
      <text:p text:style-name="Standard"><text:soft-page-break/><text:tab/><text:tab/>28.26,</text:p>
      <text:p text:style-name="Standard"><text:tab/><text:tab/>23.64,</text:p>
      <text:p text:style-name="Standard"><text:tab/><text:tab/>5.2799997,</text:p>
      <text:p text:style-name="Standard"><text:tab/><text:tab/>28.56,</text:p>
      <text:p text:style-name="Standard"><text:tab/><text:tab/>23.519999,</text:p>
      <text:p text:style-name="Standard"><text:tab/><text:tab/>5.46,</text:p>
      <text:p text:style-name="Standard"><text:tab/><text:tab/>28.56,</text:p>
      <text:p text:style-name="Standard"><text:tab/><text:tab/>23.4,</text:p>
      <text:p text:style-name="Standard"><text:tab/><text:tab/>5.52,</text:p>
      <text:p text:style-name="Standard"><text:tab/><text:tab/>28.56,</text:p>
      <text:p text:style-name="Standard"><text:tab/><text:tab/>23.46,</text:p>
      <text:p text:style-name="Standard"><text:tab/><text:tab/>5.46,</text:p>
      <text:p text:style-name="Standard"><text:tab/><text:tab/>28.56,</text:p>
      <text:p text:style-name="Standard"><text:tab/><text:tab/>23.64,</text:p>
      <text:p text:style-name="Standard"><text:tab/><text:tab/>5.4,</text:p>
      <text:p text:style-name="Standard"><text:tab/><text:tab/>28.32,</text:p>
      <text:p text:style-name="Standard"><text:tab/><text:tab/>23.82,</text:p>
      <text:p text:style-name="Standard"><text:tab/><text:tab/>5.3399997,</text:p>
      <text:p text:style-name="Standard"><text:tab/><text:tab/>28.32,</text:p>
      <text:p text:style-name="Standard"><text:tab/><text:tab/>23.76,</text:p>
      <text:p text:style-name="Standard"><text:tab/><text:tab/>5.2799997,</text:p>
      <text:p text:style-name="Standard"><text:tab/><text:tab/>28.26,</text:p>
      <text:p text:style-name="Standard"><text:tab/><text:tab/>23.699999,</text:p>
      <text:p text:style-name="Standard"><text:tab/><text:tab/>5.22,</text:p>
      <text:p text:style-name="Standard"><text:tab/><text:tab/>28.26,</text:p>
      <text:p text:style-name="Standard"><text:tab/><text:tab/>23.82,</text:p>
      <text:p text:style-name="Standard"><text:tab/><text:tab/>5.3399997,</text:p>
      <text:p text:style-name="Standard"><text:tab/><text:tab/>28.26,</text:p>
      <text:p text:style-name="Standard"><text:tab/><text:tab/>23.76,</text:p>
      <text:p text:style-name="Standard"><text:tab/><text:tab/>5.2799997,</text:p>
      <text:p text:style-name="Standard"><text:tab/><text:tab/>28.199999,</text:p>
      <text:p text:style-name="Standard"><text:tab/><text:tab/>23.64,</text:p>
      <text:p text:style-name="Standard"><text:tab/><text:tab/>5.22,</text:p>
      <text:p text:style-name="Standard"><text:tab/><text:tab/>28.26,</text:p>
      <text:p text:style-name="Standard"><text:tab/><text:tab/>23.699999,</text:p>
      <text:p text:style-name="Standard"><text:tab/><text:tab/>5.1,</text:p>
      <text:p text:style-name="Standard"><text:tab/><text:tab/>28.32,</text:p>
      <text:p text:style-name="Standard"><text:tab/><text:tab/>23.58,</text:p>
      <text:p text:style-name="Standard"><text:tab/><text:tab/>5.16,</text:p>
      <text:p text:style-name="Standard"><text:tab/><text:tab/>28.38,</text:p>
      <text:p text:style-name="Standard"><text:tab/><text:tab/>23.519999,</text:p>
      <text:p text:style-name="Standard"><text:tab/><text:tab/>5.2799997,</text:p>
      <text:p text:style-name="Standard"><text:tab/><text:tab/>28.5,</text:p>
      <text:p text:style-name="Standard"><text:tab/><text:tab/>23.34,</text:p>
      <text:p text:style-name="Standard"><text:tab/><text:tab/>5.2799997,</text:p>
      <text:p text:style-name="Standard"><text:tab/><text:tab/>28.619999,</text:p>
      <text:p text:style-name="Standard"><text:tab/><text:tab/>23.279999</text:p>
      <text:p text:style-name="Standard"><text:tab/>],</text:p>
      <text:p text:style-name="Standard"><text:tab/>"DATA_SIZE" : NumberLong(800),</text:p>
      <text:p text:style-name="Standard"><text:soft-page-break/><text:tab/>"MAGNETIC_DATA_NORM" : [</text:p>
      <text:p text:style-name="Standard"><text:tab/><text:tab/>43.312727921478235,</text:p>
      <text:p text:style-name="Standard"><text:tab/><text:tab/>43.31921021302213,</text:p>
      <text:p text:style-name="Standard"><text:tab/><text:tab/>43.47089927296195,</text:p>
      <text:p text:style-name="Standard"><text:tab/><text:tab/>43.20508220591648,</text:p>
      <text:p text:style-name="Standard"><text:tab/><text:tab/>43.52167706511321,</text:p>
      <text:p text:style-name="Standard"><text:tab/><text:tab/>43.8757974286508,</text:p>
      <text:p text:style-name="Standard"><text:tab/><text:tab/>43.69376008745419,</text:p>
      <text:p text:style-name="Standard"><text:tab/><text:tab/>43.46704892122309,</text:p>
      <text:p text:style-name="Standard"><text:tab/><text:tab/>43.43407351699816,</text:p>
      <text:p text:style-name="Standard"><text:tab/><text:tab/>43.18899859918032,</text:p>
      <text:p text:style-name="Standard"><text:tab/><text:tab/>43.02891121095211,</text:p>
      <text:p text:style-name="Standard"><text:tab/><text:tab/>42.96025070457575,</text:p>
      <text:p text:style-name="Standard"><text:tab/><text:tab/>42.48478621765682,</text:p>
      <text:p text:style-name="Standard"><text:tab/><text:tab/>42.16651247803168,</text:p>
      <text:p text:style-name="Standard"><text:tab/><text:tab/>41.983967717213204,</text:p>
      <text:p text:style-name="Standard"><text:tab/><text:tab/>41.8850280506054,</text:p>
      <text:p text:style-name="Standard"><text:tab/><text:tab/>41.745255362495996,</text:p>
      <text:p text:style-name="Standard"><text:tab/><text:tab/>41.664286865371885,</text:p>
      <text:p text:style-name="Standard"><text:tab/><text:tab/>41.80247839542531,</text:p>
      <text:p text:style-name="Standard"><text:tab/><text:tab/>41.72735793217682,</text:p>
      <text:p text:style-name="Standard"><text:tab/><text:tab/>41.824690613559845,</text:p>
      <text:p text:style-name="Standard"><text:tab/><text:tab/>41.87062767334642,</text:p>
      <text:p text:style-name="Standard"><text:tab/><text:tab/>41.96968774723019,</text:p>
      <text:p text:style-name="Standard"><text:tab/><text:tab/>42.002957038760975,</text:p>
      <text:p text:style-name="Standard"><text:tab/><text:tab/>41.97895120700374,</text:p>
      <text:p text:style-name="Standard"><text:tab/><text:tab/>42.062610475337834,</text:p>
      <text:p text:style-name="Standard"><text:tab/><text:tab/>42.002313540565844,</text:p>
      <text:p text:style-name="Standard"><text:tab/><text:tab/>42.18584566605251,</text:p>
      <text:p text:style-name="Standard"><text:tab/><text:tab/>42.19177546726378,</text:p>
      <text:p text:style-name="Standard"><text:tab/><text:tab/>42.09101566842976,</text:p>
      <text:p text:style-name="Standard"><text:tab/><text:tab/>42.105894106644996,</text:p>
      <text:p text:style-name="Standard"><text:tab/><text:tab/>41.95686221251539,</text:p>
      <text:p text:style-name="Standard"><text:tab/><text:tab/>41.913553893698875,</text:p>
      <text:p text:style-name="Standard"><text:tab/><text:tab/>42.1568642097583,</text:p>
      <text:p text:style-name="Standard"><text:tab/><text:tab/>42.21113976854927,</text:p>
      <text:p text:style-name="Standard"><text:tab/><text:tab/>42.115640800063815,</text:p>
      <text:p text:style-name="Standard"><text:tab/><text:tab/>42.22410183343159,</text:p>
      <text:p text:style-name="Standard"><text:tab/><text:tab/>42.214338086958094,</text:p>
      <text:p text:style-name="Standard"><text:tab/><text:tab/>42.13854292687397,</text:p>
      <text:p text:style-name="Standard"><text:tab/><text:tab/>42.433406366682384,</text:p>
      <text:p text:style-name="Standard"><text:tab/><text:tab/>42.53661351823866,</text:p>
      <text:p text:style-name="Standard"><text:tab/><text:tab/>42.40221592841584,</text:p>
      <text:p text:style-name="Standard"><text:tab/><text:tab/>42.282379023418265,</text:p>
      <text:p text:style-name="Standard"><text:tab/><text:tab/>42.184053216351806,</text:p>
      <text:p text:style-name="Standard"><text:tab/><text:tab/>42.13371571556441,</text:p>
      <text:p text:style-name="Standard"><text:tab/><text:tab/>42.22354722332079,</text:p>
      <text:p text:style-name="Standard"><text:tab/><text:tab/>42.3217809795382,</text:p>
      <text:p text:style-name="Standard"><text:tab/><text:tab/>42.02249397644076,</text:p>
      <text:p text:style-name="Standard"><text:soft-page-break/><text:tab/><text:tab/>42.02215065605282,</text:p>
      <text:p text:style-name="Standard"><text:tab/><text:tab/>41.925318610596165,</text:p>
      <text:p text:style-name="Standard"><text:tab/><text:tab/>42.03178726392682,</text:p>
      <text:p text:style-name="Standard"><text:tab/><text:tab/>42.03538509398957,</text:p>
      <text:p text:style-name="Standard"><text:tab/><text:tab/>42.172531344466385,</text:p>
      <text:p text:style-name="Standard"><text:tab/><text:tab/>42.07921031340775,</text:p>
      <text:p text:style-name="Standard"><text:tab/><text:tab/>42.05199638542741,</text:p>
      <text:p text:style-name="Standard"><text:tab/><text:tab/>42.25887362436439,</text:p>
      <text:p text:style-name="Standard"><text:tab/><text:tab/>42.47732971974582,</text:p>
      <text:p text:style-name="Standard"><text:tab/><text:tab/>42.56220794225789,</text:p>
      <text:p text:style-name="Standard"><text:tab/><text:tab/>42.5709183551401,</text:p>
      <text:p text:style-name="Standard"><text:tab/><text:tab/>42.82898933082593,</text:p>
      <text:p text:style-name="Standard"><text:tab/><text:tab/>42.71182506051457,</text:p>
      <text:p text:style-name="Standard"><text:tab/><text:tab/>42.83466353317135,</text:p>
      <text:p text:style-name="Standard"><text:tab/><text:tab/>42.918792384688565,</text:p>
      <text:p text:style-name="Standard"><text:tab/><text:tab/>42.6923920594759,</text:p>
      <text:p text:style-name="Standard"><text:tab/><text:tab/>42.41151187779093,</text:p>
      <text:p text:style-name="Standard"><text:tab/><text:tab/>42.52675329436755,</text:p>
      <text:p text:style-name="Standard"><text:tab/><text:tab/>42.582840892077655,</text:p>
      <text:p text:style-name="Standard"><text:tab/><text:tab/>42.452787894318554,</text:p>
      <text:p text:style-name="Standard"><text:tab/><text:tab/>42.394956515604555,</text:p>
      <text:p text:style-name="Standard"><text:tab/><text:tab/>42.2288330167908,</text:p>
      <text:p text:style-name="Standard"><text:tab/><text:tab/>42.210586349871996,</text:p>
      <text:p text:style-name="Standard"><text:tab/><text:tab/>42.40378730207953,</text:p>
      <text:p text:style-name="Standard"><text:tab/><text:tab/>42.374188019123224,</text:p>
      <text:p text:style-name="Standard"><text:tab/><text:tab/>42.29804101137551,</text:p>
      <text:p text:style-name="Standard"><text:tab/><text:tab/>42.13499706657164,</text:p>
      <text:p text:style-name="Standard"><text:tab/><text:tab/>42.083145387672744,</text:p>
      <text:p text:style-name="Standard"><text:tab/><text:tab/>42.24247151860317,</text:p>
      <text:p text:style-name="Standard"><text:tab/><text:tab/>42.30642504395757,</text:p>
      <text:p text:style-name="Standard"><text:tab/><text:tab/>42.20184255930067,</text:p>
      <text:p text:style-name="Standard"><text:tab/><text:tab/>42.375931583388244,</text:p>
      <text:p text:style-name="Standard"><text:tab/><text:tab/>42.48105844302848,</text:p>
      <text:p text:style-name="Standard"><text:tab/><text:tab/>42.49885174919435,</text:p>
      <text:p text:style-name="Standard"><text:tab/><text:tab/>42.70942257254248,</text:p>
      <text:p text:style-name="Standard"><text:tab/><text:tab/>42.67818077284928,</text:p>
      <text:p text:style-name="Standard"><text:tab/><text:tab/>42.269690993902486,</text:p>
      <text:p text:style-name="Standard"><text:tab/><text:tab/>42.24724341871314,</text:p>
      <text:p text:style-name="Standard"><text:tab/><text:tab/>42.384637282864695,</text:p>
      <text:p text:style-name="Standard"><text:tab/><text:tab/>42.233520153546344,</text:p>
      <text:p text:style-name="Standard"><text:tab/><text:tab/>42.34665484403698,</text:p>
      <text:p text:style-name="Standard"><text:tab/><text:tab/>42.47173485272297,</text:p>
      <text:p text:style-name="Standard"><text:tab/><text:tab/>42.2454541933212,</text:p>
      <text:p text:style-name="Standard"><text:tab/><text:tab/>42.23467223076321,</text:p>
      <text:p text:style-name="Standard"><text:tab/><text:tab/>42.58909719634827,</text:p>
      <text:p text:style-name="Standard"><text:tab/><text:tab/>42.80561617218004,</text:p>
      <text:p text:style-name="Standard"><text:tab/><text:tab/>42.69424785612226,</text:p>
      <text:p text:style-name="Standard"><text:tab/><text:tab/>42.77545484410424,</text:p>
      <text:p text:style-name="Standard"><text:tab/><text:tab/>42.558612966120045,</text:p>
      <text:p text:style-name="Standard"><text:soft-page-break/><text:tab/><text:tab/>42.585758182754006,</text:p>
      <text:p text:style-name="Standard"><text:tab/><text:tab/>42.84340322616773,</text:p>
      <text:p text:style-name="Standard"><text:tab/><text:tab/>42.86289140923653,</text:p>
      <text:p text:style-name="Standard"><text:tab/><text:tab/>42.86994689709798,</text:p>
      <text:p text:style-name="Standard"><text:tab/><text:tab/>42.77953716439672,</text:p>
      <text:p text:style-name="Standard"><text:tab/><text:tab/>42.93942171944099,</text:p>
      <text:p text:style-name="Standard"><text:tab/><text:tab/>42.93074422834992,</text:p>
      <text:p text:style-name="Standard"><text:tab/><text:tab/>42.893369494596726,</text:p>
      <text:p text:style-name="Standard"><text:tab/><text:tab/>42.861380201295454,</text:p>
      <text:p text:style-name="Standard"><text:tab/><text:tab/>42.73129034794059,</text:p>
      <text:p text:style-name="Standard"><text:tab/><text:tab/>42.75483068145635,</text:p>
      <text:p text:style-name="Standard"><text:tab/><text:tab/>42.78626810601739,</text:p>
      <text:p text:style-name="Standard"><text:tab/><text:tab/>42.89143970537711,</text:p>
      <text:p text:style-name="Standard"><text:tab/><text:tab/>42.55848546459333,</text:p>
      <text:p text:style-name="Standard"><text:tab/><text:tab/>42.733015612755494,</text:p>
      <text:p text:style-name="Standard"><text:tab/><text:tab/>42.763249863872616,</text:p>
      <text:p text:style-name="Standard"><text:tab/><text:tab/>42.78281834194658,</text:p>
      <text:p text:style-name="Standard"><text:tab/><text:tab/>42.76552285755432,</text:p>
      <text:p text:style-name="Standard"><text:tab/><text:tab/>42.67640963436358,</text:p>
      <text:p text:style-name="Standard"><text:tab/><text:tab/>42.48631073463552,</text:p>
      <text:p text:style-name="Standard"><text:tab/><text:tab/>42.42326649092454,</text:p>
      <text:p text:style-name="Standard"><text:tab/><text:tab/>42.49334536136217,</text:p>
      <text:p text:style-name="Standard"><text:tab/><text:tab/>42.32935151877477,</text:p>
      <text:p text:style-name="Standard"><text:tab/><text:tab/>42.27667441982636,</text:p>
      <text:p text:style-name="Standard"><text:tab/><text:tab/>42.23526932316167,</text:p>
      <text:p text:style-name="Standard"><text:tab/><text:tab/>42.203293006588964,</text:p>
      <text:p text:style-name="Standard"><text:tab/><text:tab/>42.1513552009897,</text:p>
      <text:p text:style-name="Standard"><text:tab/><text:tab/>42.22060604491604,</text:p>
      <text:p text:style-name="Standard"><text:tab/><text:tab/>42.109442471730745,</text:p>
      <text:p text:style-name="Standard"><text:tab/><text:tab/>42.24311003891642,</text:p>
      <text:p text:style-name="Standard"><text:tab/><text:tab/>42.07788492783352,</text:p>
      <text:p text:style-name="Standard"><text:tab/><text:tab/>42.089305054847365,</text:p>
      <text:p text:style-name="Standard"><text:tab/><text:tab/>42.332837615732785,</text:p>
      <text:p text:style-name="Standard"><text:tab/><text:tab/>42.3816648917902,</text:p>
      <text:p text:style-name="Standard"><text:tab/><text:tab/>42.40781841924912,</text:p>
      <text:p text:style-name="Standard"><text:tab/><text:tab/>42.33139164544443,</text:p>
      <text:p text:style-name="Standard"><text:tab/><text:tab/>42.084684584537456,</text:p>
      <text:p text:style-name="Standard"><text:tab/><text:tab/>42.10375755202853,</text:p>
      <text:p text:style-name="Standard"><text:tab/><text:tab/>42.260874177423275,</text:p>
      <text:p text:style-name="Standard"><text:tab/><text:tab/>42.22422866364762,</text:p>
      <text:p text:style-name="Standard"><text:tab/><text:tab/>41.88064469417824,</text:p>
      <text:p text:style-name="Standard"><text:tab/><text:tab/>41.808979896668134,</text:p>
      <text:p text:style-name="Standard"><text:tab/><text:tab/>41.69214247840954,</text:p>
      <text:p text:style-name="Standard"><text:tab/><text:tab/>42.00145645046134,</text:p>
      <text:p text:style-name="Standard"><text:tab/><text:tab/>42.16062077294404,</text:p>
      <text:p text:style-name="Standard"><text:tab/><text:tab/>42.293999574407714,</text:p>
      <text:p text:style-name="Standard"><text:tab/><text:tab/>42.27211815984622,</text:p>
      <text:p text:style-name="Standard"><text:tab/><text:tab/>42.32841598737189,</text:p>
      <text:p text:style-name="Standard"><text:tab/><text:tab/>42.269094779519484,</text:p>
      <text:p text:style-name="Standard"><text:soft-page-break/><text:tab/><text:tab/>42.18618731291085,</text:p>
      <text:p text:style-name="Standard"><text:tab/><text:tab/>42.21003198293031,</text:p>
      <text:p text:style-name="Standard"><text:tab/><text:tab/>42.19130685010837,</text:p>
      <text:p text:style-name="Standard"><text:tab/><text:tab/>42.19147682696118,</text:p>
      <text:p text:style-name="Standard"><text:tab/><text:tab/>41.91204994485477,</text:p>
      <text:p text:style-name="Standard"><text:tab/><text:tab/>41.79438105248123,</text:p>
      <text:p text:style-name="Standard"><text:tab/><text:tab/>41.79524374854153,</text:p>
      <text:p text:style-name="Standard"><text:tab/><text:tab/>41.67348797497037,</text:p>
      <text:p text:style-name="Standard"><text:tab/><text:tab/>41.95566163940215,</text:p>
      <text:p text:style-name="Standard"><text:tab/><text:tab/>41.769524105021844,</text:p>
      <text:p text:style-name="Standard"><text:tab/><text:tab/>41.77249745897414,</text:p>
      <text:p text:style-name="Standard"><text:tab/><text:tab/>41.67016115807571,</text:p>
      <text:p text:style-name="Standard"><text:tab/><text:tab/>41.87170389391863,</text:p>
      <text:p text:style-name="Standard"><text:tab/><text:tab/>41.91204994485477,</text:p>
      <text:p text:style-name="Standard"><text:tab/><text:tab/>41.69499183307272,</text:p>
      <text:p text:style-name="Standard"><text:tab/><text:tab/>41.93725245649745,</text:p>
      <text:p text:style-name="Standard"><text:tab/><text:tab/>41.88300848792981,</text:p>
      <text:p text:style-name="Standard"><text:tab/><text:tab/>41.941844471601414,</text:p>
      <text:p text:style-name="Standard"><text:tab/><text:tab/>41.88159022768834,</text:p>
      <text:p text:style-name="Standard"><text:tab/><text:tab/>41.869209680145644,</text:p>
      <text:p text:style-name="Standard"><text:tab/><text:tab/>41.729169653852445,</text:p>
      <text:p text:style-name="Standard"><text:tab/><text:tab/>41.81009790947639,</text:p>
      <text:p text:style-name="Standard"><text:tab/><text:tab/>41.81539363009753,</text:p>
      <text:p text:style-name="Standard"><text:tab/><text:tab/>41.84190175266895,</text:p>
      <text:p text:style-name="Standard"><text:tab/><text:tab/>41.818321343640754,</text:p>
      <text:p text:style-name="Standard"><text:tab/><text:tab/>41.77680627190165,</text:p>
      <text:p text:style-name="Standard"><text:tab/><text:tab/>41.632995180265404,</text:p>
      <text:p text:style-name="Standard"><text:tab/><text:tab/>41.64250712913429,</text:p>
      <text:p text:style-name="Standard"><text:tab/><text:tab/>41.707423497502226,</text:p>
      <text:p text:style-name="Standard"><text:tab/><text:tab/>41.64475344626264,</text:p>
      <text:p text:style-name="Standard"><text:tab/><text:tab/>41.60064288012869,</text:p>
      <text:p text:style-name="Standard"><text:tab/><text:tab/>41.5149267724273,</text:p>
      <text:p text:style-name="Standard"><text:tab/><text:tab/>41.45461481668843,</text:p>
      <text:p text:style-name="Standard"><text:tab/><text:tab/>41.479315327039814,</text:p>
      <text:p text:style-name="Standard"><text:tab/><text:tab/>41.64250712913429,</text:p>
      <text:p text:style-name="Standard"><text:tab/><text:tab/>41.72558927085392,</text:p>
      <text:p text:style-name="Standard"><text:tab/><text:tab/>41.65884099107901,</text:p>
      <text:p text:style-name="Standard"><text:tab/><text:tab/>41.699826014025575,</text:p>
      <text:p text:style-name="Standard"><text:tab/><text:tab/>41.91664517968967,</text:p>
      <text:p text:style-name="Standard"><text:tab/><text:tab/>42.1182050899608,</text:p>
      <text:p text:style-name="Standard"><text:tab/><text:tab/>42.258063651804974,</text:p>
      <text:p text:style-name="Standard"><text:tab/><text:tab/>42.378905129793054,</text:p>
      <text:p text:style-name="Standard"><text:tab/><text:tab/>42.51773732196953,</text:p>
      <text:p text:style-name="Standard"><text:tab/><text:tab/>42.499402348738975,</text:p>
      <text:p text:style-name="Standard"><text:tab/><text:tab/>42.54,</text:p>
      <text:p text:style-name="Standard"><text:tab/><text:tab/>42.61373018171491,</text:p>
      <text:p text:style-name="Standard"><text:tab/><text:tab/>42.43442439199572,</text:p>
      <text:p text:style-name="Standard"><text:tab/><text:tab/>42.294850750416416,</text:p>
      <text:p text:style-name="Standard"><text:tab/><text:tab/>42.29336052431872,</text:p>
      <text:p text:style-name="Standard"><text:soft-page-break/><text:tab/><text:tab/>42.06722991070371,</text:p>
      <text:p text:style-name="Standard"><text:tab/><text:tab/>41.99044176952655,</text:p>
      <text:p text:style-name="Standard"><text:tab/><text:tab/>42.05310895617589,</text:p>
      <text:p text:style-name="Standard"><text:tab/><text:tab/>42.215702265863136,</text:p>
      <text:p text:style-name="Standard"><text:tab/><text:tab/>42.060170528898254,</text:p>
      <text:p text:style-name="Standard"><text:tab/><text:tab/>41.96698636928796,</text:p>
      <text:p text:style-name="Standard"><text:tab/><text:tab/>41.88708977238696,</text:p>
      <text:p text:style-name="Standard"><text:tab/><text:tab/>41.90723903575615,</text:p>
      <text:p text:style-name="Standard"><text:tab/><text:tab/>41.67288257272349,</text:p>
      <text:p text:style-name="Standard"><text:tab/><text:tab/>41.657891012388085,</text:p>
      <text:p text:style-name="Standard"><text:tab/><text:tab/>41.46486157893212,</text:p>
      <text:p text:style-name="Standard"><text:tab/><text:tab/>41.46763969555057,</text:p>
      <text:p text:style-name="Standard"><text:tab/><text:tab/>41.586579566009036,</text:p>
      <text:p text:style-name="Standard"><text:tab/><text:tab/>41.554884189466826,</text:p>
      <text:p text:style-name="Standard"><text:tab/><text:tab/>41.41882166938118,</text:p>
      <text:p text:style-name="Standard"><text:tab/><text:tab/>41.21366679149043,</text:p>
      <text:p text:style-name="Standard"><text:tab/><text:tab/>41.01428948890863,</text:p>
      <text:p text:style-name="Standard"><text:tab/><text:tab/>40.932842559490055,</text:p>
      <text:p text:style-name="Standard"><text:tab/><text:tab/>40.89364188477227,</text:p>
      <text:p text:style-name="Standard"><text:tab/><text:tab/>41.02403127338903,</text:p>
      <text:p text:style-name="Standard"><text:tab/><text:tab/>40.94260372765758,</text:p>
      <text:p text:style-name="Standard"><text:tab/><text:tab/>41.16926910500115,</text:p>
      <text:p text:style-name="Standard"><text:tab/><text:tab/>41.13029376554467,</text:p>
      <text:p text:style-name="Standard"><text:tab/><text:tab/>41.510027704158425,</text:p>
      <text:p text:style-name="Standard"><text:tab/><text:tab/>41.73205891110575,</text:p>
      <text:p text:style-name="Standard"><text:tab/><text:tab/>41.65560198196638,</text:p>
      <text:p text:style-name="Standard"><text:tab/><text:tab/>41.736932295510194,</text:p>
      <text:p text:style-name="Standard"><text:tab/><text:tab/>41.61513573785386,</text:p>
      <text:p text:style-name="Standard"><text:tab/><text:tab/>41.578613852796984,</text:p>
      <text:p text:style-name="Standard"><text:tab/><text:tab/>41.275333335056196,</text:p>
      <text:p text:style-name="Standard"><text:tab/><text:tab/>41.29259982127549,</text:p>
      <text:p text:style-name="Standard"><text:tab/><text:tab/>41.35406052904602,</text:p>
      <text:p text:style-name="Standard"><text:tab/><text:tab/>41.31212248868367,</text:p>
      <text:p text:style-name="Standard"><text:tab/><text:tab/>41.19212932879292,</text:p>
      <text:p text:style-name="Standard"><text:tab/><text:tab/>41.14875775184475,</text:p>
      <text:p text:style-name="Standard"><text:tab/><text:tab/>41.19313505476369,</text:p>
      <text:p text:style-name="Standard"><text:tab/><text:tab/>41.236284700249136,</text:p>
      <text:p text:style-name="Standard"><text:tab/><text:tab/>41.150289698615744,</text:p>
      <text:p text:style-name="Standard"><text:tab/><text:tab/>40.989661824416174,</text:p>
      <text:p text:style-name="Standard"><text:tab/><text:tab/>40.937987249008714,</text:p>
      <text:p text:style-name="Standard"><text:tab/><text:tab/>41.03486710883809,</text:p>
      <text:p text:style-name="Standard"><text:tab/><text:tab/>40.89403803245653,</text:p>
      <text:p text:style-name="Standard"><text:tab/><text:tab/>41.095795405369635,</text:p>
      <text:p text:style-name="Standard"><text:tab/><text:tab/>41.08650873461993,</text:p>
      <text:p text:style-name="Standard"><text:tab/><text:tab/>41.16358485554923,</text:p>
      <text:p text:style-name="Standard"><text:tab/><text:tab/>41.262249090421626,</text:p>
      <text:p text:style-name="Standard"><text:tab/><text:tab/>41.354453206396045,</text:p>
      <text:p text:style-name="Standard"><text:tab/><text:tab/>41.42073253335827,</text:p>
      <text:p text:style-name="Standard"><text:tab/><text:tab/>41.40634669467956,</text:p>
      <text:p text:style-name="Standard"><text:soft-page-break/><text:tab/><text:tab/>41.47744789159531,</text:p>
      <text:p text:style-name="Standard"><text:tab/><text:tab/>41.35449673251991,</text:p>
      <text:p text:style-name="Standard"><text:tab/><text:tab/>41.27655508881525,</text:p>
      <text:p text:style-name="Standard"><text:tab/><text:tab/>41.17774992492914,</text:p>
      <text:p text:style-name="Standard"><text:tab/><text:tab/>41.00989989453768,</text:p>
      <text:p text:style-name="Standard"><text:tab/><text:tab/>40.881491201275935,</text:p>
      <text:p text:style-name="Standard"><text:tab/><text:tab/>40.81874569361484,</text:p>
      <text:p text:style-name="Standard"><text:tab/><text:tab/>40.83360351328304,</text:p>
      <text:p text:style-name="Standard"><text:tab/><text:tab/>40.84025954863656,</text:p>
      <text:p text:style-name="Standard"><text:tab/><text:tab/>40.820023843697115,</text:p>
      <text:p text:style-name="Standard"><text:tab/><text:tab/>40.7164880607353,</text:p>
      <text:p text:style-name="Standard"><text:tab/><text:tab/>40.68676864927959,</text:p>
      <text:p text:style-name="Standard"><text:tab/><text:tab/>40.96497458512578,</text:p>
      <text:p text:style-name="Standard"><text:tab/><text:tab/>41.08550043652871,</text:p>
      <text:p text:style-name="Standard"><text:tab/><text:tab/>41.120840446177674,</text:p>
      <text:p text:style-name="Standard"><text:tab/><text:tab/>41.061792459657674,</text:p>
      <text:p text:style-name="Standard"><text:tab/><text:tab/>41.07669313321122,</text:p>
      <text:p text:style-name="Standard"><text:tab/><text:tab/>41.0847122019858,</text:p>
      <text:p text:style-name="Standard"><text:tab/><text:tab/>41.320487225104245,</text:p>
      <text:p text:style-name="Standard"><text:tab/><text:tab/>41.16297337073697,</text:p>
      <text:p text:style-name="Standard"><text:tab/><text:tab/>41.12696897073745,</text:p>
      <text:p text:style-name="Standard"><text:tab/><text:tab/>41.166034260297664,</text:p>
      <text:p text:style-name="Standard"><text:tab/><text:tab/>41.08164455082102,</text:p>
      <text:p text:style-name="Standard"><text:tab/><text:tab/>41.137997034372006,</text:p>
      <text:p text:style-name="Standard"><text:tab/><text:tab/>40.96928117504626,</text:p>
      <text:p text:style-name="Standard"><text:tab/><text:tab/>41.01709821671934,</text:p>
      <text:p text:style-name="Standard"><text:tab/><text:tab/>40.893818603793896,</text:p>
      <text:p text:style-name="Standard"><text:tab/><text:tab/>41.0839676759682,</text:p>
      <text:p text:style-name="Standard"><text:tab/><text:tab/>40.632050030979265,</text:p>
      <text:p text:style-name="Standard"><text:tab/><text:tab/>40.4523719947298,</text:p>
      <text:p text:style-name="Standard"><text:tab/><text:tab/>40.4754147600738,</text:p>
      <text:p text:style-name="Standard"><text:tab/><text:tab/>40.30843514650502,</text:p>
      <text:p text:style-name="Standard"><text:tab/><text:tab/>40.20376035845405,</text:p>
      <text:p text:style-name="Standard"><text:tab/><text:tab/>40.164207946877276,</text:p>
      <text:p text:style-name="Standard"><text:tab/><text:tab/>40.25718320995646,</text:p>
      <text:p text:style-name="Standard"><text:tab/><text:tab/>40.050662915861956,</text:p>
      <text:p text:style-name="Standard"><text:tab/><text:tab/>40.25034090240729,</text:p>
      <text:p text:style-name="Standard"><text:tab/><text:tab/>40.10550060328385,</text:p>
      <text:p text:style-name="Standard"><text:tab/><text:tab/>39.673839981529404,</text:p>
      <text:p text:style-name="Standard"><text:tab/><text:tab/>39.6924375668716,</text:p>
      <text:p text:style-name="Standard"><text:tab/><text:tab/>39.75270556830063,</text:p>
      <text:p text:style-name="Standard"><text:tab/><text:tab/>39.897473478655265,</text:p>
      <text:p text:style-name="Standard"><text:tab/><text:tab/>39.66907611729822,</text:p>
      <text:p text:style-name="Standard"><text:tab/><text:tab/>39.757731323605476,</text:p>
      <text:p text:style-name="Standard"><text:tab/><text:tab/>39.72117823025898,</text:p>
      <text:p text:style-name="Standard"><text:tab/><text:tab/>39.76778092878706,</text:p>
      <text:p text:style-name="Standard"><text:tab/><text:tab/>40.000744363074055,</text:p>
      <text:p text:style-name="Standard"><text:tab/><text:tab/>40.076092394843094,</text:p>
      <text:p text:style-name="Standard"><text:tab/><text:tab/>39.877843472284205,</text:p>
      <text:p text:style-name="Standard"><text:soft-page-break/><text:tab/><text:tab/>39.58304119746234,</text:p>
      <text:p text:style-name="Standard"><text:tab/><text:tab/>39.80605481581916,</text:p>
      <text:p text:style-name="Standard"><text:tab/><text:tab/>39.99516470774936,</text:p>
      <text:p text:style-name="Standard"><text:tab/><text:tab/>39.86931150647074,</text:p>
      <text:p text:style-name="Standard"><text:tab/><text:tab/>39.880641703964606,</text:p>
      <text:p text:style-name="Standard"><text:tab/><text:tab/>39.742334379349195,</text:p>
      <text:p text:style-name="Standard"><text:tab/><text:tab/>39.59918180972935,</text:p>
      <text:p text:style-name="Standard"><text:tab/><text:tab/>39.51654843227075,</text:p>
      <text:p text:style-name="Standard"><text:tab/><text:tab/>39.33891119794754,</text:p>
      <text:p text:style-name="Standard"><text:tab/><text:tab/>38.96841798174517,</text:p>
      <text:p text:style-name="Standard"><text:tab/><text:tab/>38.61045454277896,</text:p>
      <text:p text:style-name="Standard"><text:tab/><text:tab/>38.58942267357729,</text:p>
      <text:p text:style-name="Standard"><text:tab/><text:tab/>38.4244602142958,</text:p>
      <text:p text:style-name="Standard"><text:tab/><text:tab/>38.34154926447287,</text:p>
      <text:p text:style-name="Standard"><text:tab/><text:tab/>38.20765891807558,</text:p>
      <text:p text:style-name="Standard"><text:tab/><text:tab/>38.16683754905562,</text:p>
      <text:p text:style-name="Standard"><text:tab/><text:tab/>38.14896060979906,</text:p>
      <text:p text:style-name="Standard"><text:tab/><text:tab/>38.14556266828425,</text:p>
      <text:p text:style-name="Standard"><text:tab/><text:tab/>38.055894985139965,</text:p>
      <text:p text:style-name="Standard"><text:tab/><text:tab/>37.9663008469353,</text:p>
      <text:p text:style-name="Standard"><text:tab/><text:tab/>37.867177763334844,</text:p>
      <text:p text:style-name="Standard"><text:tab/><text:tab/>37.94586004928603,</text:p>
      <text:p text:style-name="Standard"><text:tab/><text:tab/>38.02021567534829,</text:p>
      <text:p text:style-name="Standard"><text:tab/><text:tab/>37.79538067012952,</text:p>
      <text:p text:style-name="Standard"><text:tab/><text:tab/>37.80214279640772,</text:p>
      <text:p text:style-name="Standard"><text:tab/><text:tab/>37.712326149416995,</text:p>
      <text:p text:style-name="Standard"><text:tab/><text:tab/>37.67890125786579,</text:p>
      <text:p text:style-name="Standard"><text:tab/><text:tab/>37.79085603687749,</text:p>
      <text:p text:style-name="Standard"><text:tab/><text:tab/>37.850631946217234,</text:p>
      <text:p text:style-name="Standard"><text:tab/><text:tab/>37.778374013713204,</text:p>
      <text:p text:style-name="Standard"><text:tab/><text:tab/>37.84287905590696,</text:p>
      <text:p text:style-name="Standard"><text:tab/><text:tab/>38.144572295518,</text:p>
      <text:p text:style-name="Standard"><text:tab/><text:tab/>38.2612329761601,</text:p>
      <text:p text:style-name="Standard"><text:tab/><text:tab/>38.359571716587254,</text:p>
      <text:p text:style-name="Standard"><text:tab/><text:tab/>38.37697747348011,</text:p>
      <text:p text:style-name="Standard"><text:tab/><text:tab/>38.26518522103349,</text:p>
      <text:p text:style-name="Standard"><text:tab/><text:tab/>38.4637900207455,</text:p>
      <text:p text:style-name="Standard"><text:tab/><text:tab/>38.40824911395988,</text:p>
      <text:p text:style-name="Standard"><text:tab/><text:tab/>38.336242505702124,</text:p>
      <text:p text:style-name="Standard"><text:tab/><text:tab/>38.3311257335341,</text:p>
      <text:p text:style-name="Standard"><text:tab/><text:tab/>38.29057847565116,</text:p>
      <text:p text:style-name="Standard"><text:tab/><text:tab/>38.36501449550099,</text:p>
      <text:p text:style-name="Standard"><text:tab/><text:tab/>38.096220284957404,</text:p>
      <text:p text:style-name="Standard"><text:tab/><text:tab/>38.0341779771826,</text:p>
      <text:p text:style-name="Standard"><text:tab/><text:tab/>37.94453256109503,</text:p>
      <text:p text:style-name="Standard"><text:tab/><text:tab/>37.91914480997694,</text:p>
      <text:p text:style-name="Standard"><text:tab/><text:tab/>38.019789583846986,</text:p>
      <text:p text:style-name="Standard"><text:tab/><text:tab/>38.15499967238894,</text:p>
      <text:p text:style-name="Standard"><text:tab/><text:tab/>38.09343245474212,</text:p>
      <text:p text:style-name="Standard"><text:soft-page-break/><text:tab/><text:tab/>38.2982857285284,</text:p>
      <text:p text:style-name="Standard"><text:tab/><text:tab/>38.431626036638164,</text:p>
      <text:p text:style-name="Standard"><text:tab/><text:tab/>38.51051217452192,</text:p>
      <text:p text:style-name="Standard"><text:tab/><text:tab/>38.54812052725788,</text:p>
      <text:p text:style-name="Standard"><text:tab/><text:tab/>38.27694282619761,</text:p>
      <text:p text:style-name="Standard"><text:tab/><text:tab/>38.082608676402465,</text:p>
      <text:p text:style-name="Standard"><text:tab/><text:tab/>38.054807080315115,</text:p>
      <text:p text:style-name="Standard"><text:tab/><text:tab/>38.02627436286654,</text:p>
      <text:p text:style-name="Standard"><text:tab/><text:tab/>37.83141551673688,</text:p>
      <text:p text:style-name="Standard"><text:tab/><text:tab/>37.941400654166735,</text:p>
      <text:p text:style-name="Standard"><text:tab/><text:tab/>37.72783584697114,</text:p>
      <text:p text:style-name="Standard"><text:tab/><text:tab/>37.68635292558833,</text:p>
      <text:p text:style-name="Standard"><text:tab/><text:tab/>37.699580899527255,</text:p>
      <text:p text:style-name="Standard"><text:tab/><text:tab/>37.78323360857301,</text:p>
      <text:p text:style-name="Standard"><text:tab/><text:tab/>37.70029568690413,</text:p>
      <text:p text:style-name="Standard"><text:tab/><text:tab/>37.83812363212531,</text:p>
      <text:p text:style-name="Standard"><text:tab/><text:tab/>37.98322257418399,</text:p>
      <text:p text:style-name="Standard"><text:tab/><text:tab/>37.882623985146544,</text:p>
      <text:p text:style-name="Standard"><text:tab/><text:tab/>38.04487350484951,</text:p>
      <text:p text:style-name="Standard"><text:tab/><text:tab/>37.7933803727584,</text:p>
      <text:p text:style-name="Standard"><text:tab/><text:tab/>37.754113465952344,</text:p>
      <text:p text:style-name="Standard"><text:tab/><text:tab/>37.56641977724257,</text:p>
      <text:p text:style-name="Standard"><text:tab/><text:tab/>37.55357630500725,</text:p>
      <text:p text:style-name="Standard"><text:tab/><text:tab/>37.37311333030739,</text:p>
      <text:p text:style-name="Standard"><text:tab/><text:tab/>37.0351662928628,</text:p>
      <text:p text:style-name="Standard"><text:tab/><text:tab/>36.98113031290418,</text:p>
      <text:p text:style-name="Standard"><text:tab/><text:tab/>36.95946351883372,</text:p>
      <text:p text:style-name="Standard"><text:tab/><text:tab/>36.98113031290418,</text:p>
      <text:p text:style-name="Standard"><text:tab/><text:tab/>36.82485030519472,</text:p>
      <text:p text:style-name="Standard"><text:tab/><text:tab/>36.7098018779726,</text:p>
      <text:p text:style-name="Standard"><text:tab/><text:tab/>36.58199557159232,</text:p>
      <text:p text:style-name="Standard"><text:tab/><text:tab/>36.488732507446734,</text:p>
      <text:p text:style-name="Standard"><text:tab/><text:tab/>36.58740766985275,</text:p>
      <text:p text:style-name="Standard"><text:tab/><text:tab/>36.525415030085576,</text:p>
      <text:p text:style-name="Standard"><text:tab/><text:tab/>36.31165040479434,</text:p>
      <text:p text:style-name="Standard"><text:tab/><text:tab/>36.39092744077843,</text:p>
      <text:p text:style-name="Standard"><text:tab/><text:tab/>36.58101066794083,</text:p>
      <text:p text:style-name="Standard"><text:tab/><text:tab/>36.69229267145896,</text:p>
      <text:p text:style-name="Standard"><text:tab/><text:tab/>36.687141381688505,</text:p>
      <text:p text:style-name="Standard"><text:tab/><text:tab/>36.664958113817626,</text:p>
      <text:p text:style-name="Standard"><text:tab/><text:tab/>36.813117227423156,</text:p>
      <text:p text:style-name="Standard"><text:tab/><text:tab/>36.80343462232839,</text:p>
      <text:p text:style-name="Standard"><text:tab/><text:tab/>36.989695862496625,</text:p>
      <text:p text:style-name="Standard"><text:tab/><text:tab/>37.25941949950376,</text:p>
      <text:p text:style-name="Standard"><text:tab/><text:tab/>37.22950225130609,</text:p>
      <text:p text:style-name="Standard"><text:tab/><text:tab/>37.36728294816209,</text:p>
      <text:p text:style-name="Standard"><text:tab/><text:tab/>37.69852908111936,</text:p>
      <text:p text:style-name="Standard"><text:tab/><text:tab/>37.81742378110916,</text:p>
      <text:p text:style-name="Standard"><text:tab/><text:tab/>37.87544851219587,</text:p>
      <text:p text:style-name="Standard"><text:soft-page-break/><text:tab/><text:tab/>38.018320505251175,</text:p>
      <text:p text:style-name="Standard"><text:tab/><text:tab/>38.17556286421983,</text:p>
      <text:p text:style-name="Standard"><text:tab/><text:tab/>38.17306240740978,</text:p>
      <text:p text:style-name="Standard"><text:tab/><text:tab/>38.51551232737275,</text:p>
      <text:p text:style-name="Standard"><text:tab/><text:tab/>38.580419866611095,</text:p>
      <text:p text:style-name="Standard"><text:tab/><text:tab/>38.66393603920844,</text:p>
      <text:p text:style-name="Standard"><text:tab/><text:tab/>38.64600881229522,</text:p>
      <text:p text:style-name="Standard"><text:tab/><text:tab/>38.5476981445067,</text:p>
      <text:p text:style-name="Standard"><text:tab/><text:tab/>38.53742518332019,</text:p>
      <text:p text:style-name="Standard"><text:tab/><text:tab/>38.431955416293874,</text:p>
      <text:p text:style-name="Standard"><text:tab/><text:tab/>38.22522727205163,</text:p>
      <text:p text:style-name="Standard"><text:tab/><text:tab/>38.053719923287396,</text:p>
      <text:p text:style-name="Standard"><text:tab/><text:tab/>37.92265752080148,</text:p>
      <text:p text:style-name="Standard"><text:tab/><text:tab/>37.661460407158934,</text:p>
      <text:p text:style-name="Standard"><text:tab/><text:tab/>37.909602187414215,</text:p>
      <text:p text:style-name="Standard"><text:tab/><text:tab/>37.98303162529292,</text:p>
      <text:p text:style-name="Standard"><text:tab/><text:tab/>37.81566338712042,</text:p>
      <text:p text:style-name="Standard"><text:tab/><text:tab/>37.77551526372607,</text:p>
      <text:p text:style-name="Standard"><text:tab/><text:tab/>37.906089220598844,</text:p>
      <text:p text:style-name="Standard"><text:tab/><text:tab/>37.899345606593265,</text:p>
      <text:p text:style-name="Standard"><text:tab/><text:tab/>37.79876108096667,</text:p>
      <text:p text:style-name="Standard"><text:tab/><text:tab/>37.95008160781742,</text:p>
      <text:p text:style-name="Standard"><text:tab/><text:tab/>37.69031626102388,</text:p>
      <text:p text:style-name="Standard"><text:tab/><text:tab/>37.556788380264905,</text:p>
      <text:p text:style-name="Standard"><text:tab/><text:tab/>37.43244959684049,</text:p>
      <text:p text:style-name="Standard"><text:tab/><text:tab/>37.261690761638825,</text:p>
      <text:p text:style-name="Standard"><text:tab/><text:tab/>37.20019292853198,</text:p>
      <text:p text:style-name="Standard"><text:tab/><text:tab/>37.13127520589617,</text:p>
      <text:p text:style-name="Standard"><text:tab/><text:tab/>37.08218440167731,</text:p>
      <text:p text:style-name="Standard"><text:tab/><text:tab/>37.08465927361341,</text:p>
      <text:p text:style-name="Standard"><text:tab/><text:tab/>37.08655204733922,</text:p>
      <text:p text:style-name="Standard"><text:tab/><text:tab/>37.007647835224546,</text:p>
      <text:p text:style-name="Standard"><text:tab/><text:tab/>37.062616489611216,</text:p>
      <text:p text:style-name="Standard"><text:tab/><text:tab/>37.22563632767075,</text:p>
      <text:p text:style-name="Standard"><text:tab/><text:tab/>37.04979350031522,</text:p>
      <text:p text:style-name="Standard"><text:tab/><text:tab/>36.993198745715425,</text:p>
      <text:p text:style-name="Standard"><text:tab/><text:tab/>36.914484942038676,</text:p>
      <text:p text:style-name="Standard"><text:tab/><text:tab/>36.85636444360729,</text:p>
      <text:p text:style-name="Standard"><text:tab/><text:tab/>36.751064493317756,</text:p>
      <text:p text:style-name="Standard"><text:tab/><text:tab/>36.605507005367386,</text:p>
      <text:p text:style-name="Standard"><text:tab/><text:tab/>36.50895168190948,</text:p>
      <text:p text:style-name="Standard"><text:tab/><text:tab/>36.2628901018107,</text:p>
      <text:p text:style-name="Standard"><text:tab/><text:tab/>36.40541655138698,</text:p>
      <text:p text:style-name="Standard"><text:tab/><text:tab/>36.429289643911545,</text:p>
      <text:p text:style-name="Standard"><text:tab/><text:tab/>36.60240975673596,</text:p>
      <text:p text:style-name="Standard"><text:tab/><text:tab/>36.426522671262504,</text:p>
      <text:p text:style-name="Standard"><text:tab/><text:tab/>36.46287363113336,</text:p>
      <text:p text:style-name="Standard"><text:tab/><text:tab/>36.73019399415147,</text:p>
      <text:p text:style-name="Standard"><text:tab/><text:tab/>37.03482685257216,</text:p>
      <text:p text:style-name="Standard"><text:soft-page-break/><text:tab/><text:tab/>37.0807281481904,</text:p>
      <text:p text:style-name="Standard"><text:tab/><text:tab/>37.087863243923884,</text:p>
      <text:p text:style-name="Standard"><text:tab/><text:tab/>36.91950627513863,</text:p>
      <text:p text:style-name="Standard"><text:tab/><text:tab/>36.79722272128699,</text:p>
      <text:p text:style-name="Standard"><text:tab/><text:tab/>36.782397324807434,</text:p>
      <text:p text:style-name="Standard"><text:tab/><text:tab/>36.69101797443074,</text:p>
      <text:p text:style-name="Standard"><text:tab/><text:tab/>36.55536407368972,</text:p>
      <text:p text:style-name="Standard"><text:tab/><text:tab/>36.363612284260235,</text:p>
      <text:p text:style-name="Standard"><text:tab/><text:tab/>36.32701470145875,</text:p>
      <text:p text:style-name="Standard"><text:tab/><text:tab/>36.336427249799904,</text:p>
      <text:p text:style-name="Standard"><text:tab/><text:tab/>36.33816175868009,</text:p>
      <text:p text:style-name="Standard"><text:tab/><text:tab/>36.612292330363594,</text:p>
      <text:p text:style-name="Standard"><text:tab/><text:tab/>36.90609705726142,</text:p>
      <text:p text:style-name="Standard"><text:tab/><text:tab/>36.94455782114601,</text:p>
      <text:p text:style-name="Standard"><text:tab/><text:tab/>36.838729619790094,</text:p>
      <text:p text:style-name="Standard"><text:tab/><text:tab/>36.85270139352067,</text:p>
      <text:p text:style-name="Standard"><text:tab/><text:tab/>36.883263815503106,</text:p>
      <text:p text:style-name="Standard"><text:tab/><text:tab/>36.88355731216825,</text:p>
      <text:p text:style-name="Standard"><text:tab/><text:tab/>37.00487471401573,</text:p>
      <text:p text:style-name="Standard"><text:tab/><text:tab/>36.80592810893377,</text:p>
      <text:p text:style-name="Standard"><text:tab/><text:tab/>36.662209402816956,</text:p>
      <text:p text:style-name="Standard"><text:tab/><text:tab/>36.441689772017995,</text:p>
      <text:p text:style-name="Standard"><text:tab/><text:tab/>36.597835343856076,</text:p>
      <text:p text:style-name="Standard"><text:tab/><text:tab/>36.5520170695955,</text:p>
      <text:p text:style-name="Standard"><text:tab/><text:tab/>36.55324881894905,</text:p>
      <text:p text:style-name="Standard"><text:tab/><text:tab/>36.65508891818435,</text:p>
      <text:p text:style-name="Standard"><text:tab/><text:tab/>36.55703972561237,</text:p>
      <text:p text:style-name="Standard"><text:tab/><text:tab/>36.32775721070599,</text:p>
      <text:p text:style-name="Standard"><text:tab/><text:tab/>36.2547983031212,</text:p>
      <text:p text:style-name="Standard"><text:tab/><text:tab/>36.407740913382696,</text:p>
      <text:p text:style-name="Standard"><text:tab/><text:tab/>36.56521233959952,</text:p>
      <text:p text:style-name="Standard"><text:tab/><text:tab/>36.533052889677876,</text:p>
      <text:p text:style-name="Standard"><text:tab/><text:tab/>36.52566145109491,</text:p>
      <text:p text:style-name="Standard"><text:tab/><text:tab/>36.319284133914316,</text:p>
      <text:p text:style-name="Standard"><text:tab/><text:tab/>36.33761543700965,</text:p>
      <text:p text:style-name="Standard"><text:tab/><text:tab/>36.61799417499547,</text:p>
      <text:p text:style-name="Standard"><text:tab/><text:tab/>36.70774240020763,</text:p>
      <text:p text:style-name="Standard"><text:tab/><text:tab/>36.57746843902678,</text:p>
      <text:p text:style-name="Standard"><text:tab/><text:tab/>36.352076945341125,</text:p>
      <text:p text:style-name="Standard"><text:tab/><text:tab/>36.30079337975962,</text:p>
      <text:p text:style-name="Standard"><text:tab/><text:tab/>36.34316367296608,</text:p>
      <text:p text:style-name="Standard"><text:tab/><text:tab/>36.50806411958872,</text:p>
      <text:p text:style-name="Standard"><text:tab/><text:tab/>36.54753542661941,</text:p>
      <text:p text:style-name="Standard"><text:tab/><text:tab/>36.35296961735038,</text:p>
      <text:p text:style-name="Standard"><text:tab/><text:tab/>36.21664736167611,</text:p>
      <text:p text:style-name="Standard"><text:tab/><text:tab/>36.40838364992327,</text:p>
      <text:p text:style-name="Standard"><text:tab/><text:tab/>36.528914574621574,</text:p>
      <text:p text:style-name="Standard"><text:tab/><text:tab/>36.49351723251679,</text:p>
      <text:p text:style-name="Standard"><text:tab/><text:tab/>36.28908853856763,</text:p>
      <text:p text:style-name="Standard"><text:soft-page-break/><text:tab/><text:tab/>35.92832792435519,</text:p>
      <text:p text:style-name="Standard"><text:tab/><text:tab/>35.85048813726254,</text:p>
      <text:p text:style-name="Standard"><text:tab/><text:tab/>35.93443885188697,</text:p>
      <text:p text:style-name="Standard"><text:tab/><text:tab/>35.98649746780033,</text:p>
      <text:p text:style-name="Standard"><text:tab/><text:tab/>36.03278507137632,</text:p>
      <text:p text:style-name="Standard"><text:tab/><text:tab/>36.01404725936811,</text:p>
      <text:p text:style-name="Standard"><text:tab/><text:tab/>35.93063177234714,</text:p>
      <text:p text:style-name="Standard"><text:tab/><text:tab/>35.91314522566911,</text:p>
      <text:p text:style-name="Standard"><text:tab/><text:tab/>36.33692337003781,</text:p>
      <text:p text:style-name="Standard"><text:tab/><text:tab/>36.328798493756985,</text:p>
      <text:p text:style-name="Standard"><text:tab/><text:tab/>36.236323651275676,</text:p>
      <text:p text:style-name="Standard"><text:tab/><text:tab/>36.22002690286136,</text:p>
      <text:p text:style-name="Standard"><text:tab/><text:tab/>36.3360316644512,</text:p>
      <text:p text:style-name="Standard"><text:tab/><text:tab/>36.40507107533235,</text:p>
      <text:p text:style-name="Standard"><text:tab/><text:tab/>36.397505409024944,</text:p>
      <text:p text:style-name="Standard"><text:tab/><text:tab/>36.11008103840257,</text:p>
      <text:p text:style-name="Standard"><text:tab/><text:tab/>35.90081336125966,</text:p>
      <text:p text:style-name="Standard"><text:tab/><text:tab/>36.022441567556214,</text:p>
      <text:p text:style-name="Standard"><text:tab/><text:tab/>35.93839725708424,</text:p>
      <text:p text:style-name="Standard"><text:tab/><text:tab/>35.85299985072379,</text:p>
      <text:p text:style-name="Standard"><text:tab/><text:tab/>35.737140308200374,</text:p>
      <text:p text:style-name="Standard"><text:tab/><text:tab/>35.90818291142007,</text:p>
      <text:p text:style-name="Standard"><text:tab/><text:tab/>36.001699959863004,</text:p>
      <text:p text:style-name="Standard"><text:tab/><text:tab/>36.2243501821634,</text:p>
      <text:p text:style-name="Standard"><text:tab/><text:tab/>36.497216292753066,</text:p>
      <text:p text:style-name="Standard"><text:tab/><text:tab/>36.30892452276713,</text:p>
      <text:p text:style-name="Standard"><text:tab/><text:tab/>36.300396692047315,</text:p>
      <text:p text:style-name="Standard"><text:tab/><text:tab/>36.211030724352504,</text:p>
      <text:p text:style-name="Standard"><text:tab/><text:tab/>36.33102740908934,</text:p>
      <text:p text:style-name="Standard"><text:tab/><text:tab/>36.250328256720685,</text:p>
      <text:p text:style-name="Standard"><text:tab/><text:tab/>36.07437317542745,</text:p>
      <text:p text:style-name="Standard"><text:tab/><text:tab/>35.941452350788495,</text:p>
      <text:p text:style-name="Standard"><text:tab/><text:tab/>35.860429445281326,</text:p>
      <text:p text:style-name="Standard"><text:tab/><text:tab/>36.050264908874105,</text:p>
      <text:p text:style-name="Standard"><text:tab/><text:tab/>36.13858323587132,</text:p>
      <text:p text:style-name="Standard"><text:tab/><text:tab/>36.074572110560105,</text:p>
      <text:p text:style-name="Standard"><text:tab/><text:tab/>36.06339418302165,</text:p>
      <text:p text:style-name="Standard"><text:tab/><text:tab/>36.183432649432255,</text:p>
      <text:p text:style-name="Standard"><text:tab/><text:tab/>36.364404986304955,</text:p>
      <text:p text:style-name="Standard"><text:tab/><text:tab/>36.57712399847752,</text:p>
      <text:p text:style-name="Standard"><text:tab/><text:tab/>36.60491770240714,</text:p>
      <text:p text:style-name="Standard"><text:tab/><text:tab/>36.70200464933763,</text:p>
      <text:p text:style-name="Standard"><text:tab/><text:tab/>36.83359879240691,</text:p>
      <text:p text:style-name="Standard"><text:tab/><text:tab/>36.88126287534092,</text:p>
      <text:p text:style-name="Standard"><text:tab/><text:tab/>36.84512927484447,</text:p>
      <text:p text:style-name="Standard"><text:tab/><text:tab/>36.8345761044701,</text:p>
      <text:p text:style-name="Standard"><text:tab/><text:tab/>37.019562396117,</text:p>
      <text:p text:style-name="Standard"><text:tab/><text:tab/>37.0288954272201,</text:p>
      <text:p text:style-name="Standard"><text:tab/><text:tab/>37.01085782302269,</text:p>
      <text:p text:style-name="Standard"><text:soft-page-break/><text:tab/><text:tab/>36.91921450952065,</text:p>
      <text:p text:style-name="Standard"><text:tab/><text:tab/>36.80328789659967,</text:p>
      <text:p text:style-name="Standard"><text:tab/><text:tab/>36.610719741627584,</text:p>
      <text:p text:style-name="Standard"><text:tab/><text:tab/>36.48715390380565,</text:p>
      <text:p text:style-name="Standard"><text:tab/><text:tab/>36.455616851179464,</text:p>
      <text:p text:style-name="Standard"><text:tab/><text:tab/>36.17785995461867,</text:p>
      <text:p text:style-name="Standard"><text:tab/><text:tab/>36.124634254203876,</text:p>
      <text:p text:style-name="Standard"><text:tab/><text:tab/>36.20760066284427,</text:p>
      <text:p text:style-name="Standard"><text:tab/><text:tab/>36.06623831396894,</text:p>
      <text:p text:style-name="Standard"><text:tab/><text:tab/>36.13723774474193,</text:p>
      <text:p text:style-name="Standard"><text:tab/><text:tab/>36.155962163936394,</text:p>
      <text:p text:style-name="Standard"><text:tab/><text:tab/>36.281795688196055,</text:p>
      <text:p text:style-name="Standard"><text:tab/><text:tab/>36.212472989289196,</text:p>
      <text:p text:style-name="Standard"><text:tab/><text:tab/>36.48522988827123,</text:p>
      <text:p text:style-name="Standard"><text:tab/><text:tab/>36.47383171535451,</text:p>
      <text:p text:style-name="Standard"><text:tab/><text:tab/>36.44944440070383,</text:p>
      <text:p text:style-name="Standard"><text:tab/><text:tab/>36.43665187692196,</text:p>
      <text:p text:style-name="Standard"><text:tab/><text:tab/>36.46687188284733,</text:p>
      <text:p text:style-name="Standard"><text:tab/><text:tab/>36.586276115505385,</text:p>
      <text:p text:style-name="Standard"><text:tab/><text:tab/>36.591686821462616,</text:p>
      <text:p text:style-name="Standard"><text:tab/><text:tab/>36.54571244181733,</text:p>
      <text:p text:style-name="Standard"><text:tab/><text:tab/>36.4393681811307,</text:p>
      <text:p text:style-name="Standard"><text:tab/><text:tab/>36.53379182236633,</text:p>
      <text:p text:style-name="Standard"><text:tab/><text:tab/>36.702739538078134,</text:p>
      <text:p text:style-name="Standard"><text:tab/><text:tab/>36.74048448237993,</text:p>
      <text:p text:style-name="Standard"><text:tab/><text:tab/>36.63568676741301,</text:p>
      <text:p text:style-name="Standard"><text:tab/><text:tab/>36.870671271350616,</text:p>
      <text:p text:style-name="Standard"><text:tab/><text:tab/>36.95264533318284,</text:p>
      <text:p text:style-name="Standard"><text:tab/><text:tab/>37.00322148137916,</text:p>
      <text:p text:style-name="Standard"><text:tab/><text:tab/>36.94182994925942,</text:p>
      <text:p text:style-name="Standard"><text:tab/><text:tab/>36.89736575963113,</text:p>
      <text:p text:style-name="Standard"><text:tab/><text:tab/>36.58470172080128,</text:p>
      <text:p text:style-name="Standard"><text:tab/><text:tab/>36.55477533784061,</text:p>
      <text:p text:style-name="Standard"><text:tab/><text:tab/>36.59601617662775,</text:p>
      <text:p text:style-name="Standard"><text:tab/><text:tab/>36.52975158300425,</text:p>
      <text:p text:style-name="Standard"><text:tab/><text:tab/>36.437441475383544,</text:p>
      <text:p text:style-name="Standard"><text:tab/><text:tab/>36.53970367203326,</text:p>
      <text:p text:style-name="Standard"><text:tab/><text:tab/>36.66338773217772,</text:p>
      <text:p text:style-name="Standard"><text:tab/><text:tab/>36.89121782972203,</text:p>
      <text:p text:style-name="Standard"><text:tab/><text:tab/>36.87584512170536,</text:p>
      <text:p text:style-name="Standard"><text:tab/><text:tab/>37.01343539851442,</text:p>
      <text:p text:style-name="Standard"><text:tab/><text:tab/>37.00648047415479,</text:p>
      <text:p text:style-name="Standard"><text:tab/><text:tab/>37.01455389438052,</text:p>
      <text:p text:style-name="Standard"><text:tab/><text:tab/>36.95960961806822,</text:p>
      <text:p text:style-name="Standard"><text:tab/><text:tab/>37.026660664985705,</text:p>
      <text:p text:style-name="Standard"><text:tab/><text:tab/>36.88175158530299,</text:p>
      <text:p text:style-name="Standard"><text:tab/><text:tab/>36.898536556345974,</text:p>
      <text:p text:style-name="Standard"><text:tab/><text:tab/>36.99568082898327,</text:p>
      <text:p text:style-name="Standard"><text:tab/><text:tab/>37.10950219229572,</text:p>
      <text:p text:style-name="Standard"><text:soft-page-break/><text:tab/><text:tab/>37.23143769182169,</text:p>
      <text:p text:style-name="Standard"><text:tab/><text:tab/>37.40007418714569,</text:p>
      <text:p text:style-name="Standard"><text:tab/><text:tab/>37.52399232491127,</text:p>
      <text:p text:style-name="Standard"><text:tab/><text:tab/>37.45696662774498,</text:p>
      <text:p text:style-name="Standard"><text:tab/><text:tab/>37.19211127096714,</text:p>
      <text:p text:style-name="Standard"><text:tab/><text:tab/>36.97295148175219,</text:p>
      <text:p text:style-name="Standard"><text:tab/><text:tab/>36.97947534554811,</text:p>
      <text:p text:style-name="Standard"><text:tab/><text:tab/>36.728332344826114,</text:p>
      <text:p text:style-name="Standard"><text:tab/><text:tab/>36.584357312928155,</text:p>
      <text:p text:style-name="Standard"><text:tab/><text:tab/>36.38489246926532,</text:p>
      <text:p text:style-name="Standard"><text:tab/><text:tab/>36.43502161382644,</text:p>
      <text:p text:style-name="Standard"><text:tab/><text:tab/>36.327956177027076,</text:p>
      <text:p text:style-name="Standard"><text:tab/><text:tab/>36.61637338677876,</text:p>
      <text:p text:style-name="Standard"><text:tab/><text:tab/>36.76100651505614,</text:p>
      <text:p text:style-name="Standard"><text:tab/><text:tab/>36.84576438289754,</text:p>
      <text:p text:style-name="Standard"><text:tab/><text:tab/>36.87408770342666,</text:p>
      <text:p text:style-name="Standard"><text:tab/><text:tab/>36.98151970917366,</text:p>
      <text:p text:style-name="Standard"><text:tab/><text:tab/>36.80035262004973,</text:p>
      <text:p text:style-name="Standard"><text:tab/><text:tab/>36.70377012340832,</text:p>
      <text:p text:style-name="Standard"><text:tab/><text:tab/>36.96925144765581,</text:p>
      <text:p text:style-name="Standard"><text:tab/><text:tab/>36.69670825608205,</text:p>
      <text:p text:style-name="Standard"><text:tab/><text:tab/>36.59060467163669,</text:p>
      <text:p text:style-name="Standard"><text:tab/><text:tab/>36.42004802797495,</text:p>
      <text:p text:style-name="Standard"><text:tab/><text:tab/>36.6115063880196,</text:p>
      <text:p text:style-name="Standard"><text:tab/><text:tab/>36.42004802797495,</text:p>
      <text:p text:style-name="Standard"><text:tab/><text:tab/>36.64742765106442,</text:p>
      <text:p text:style-name="Standard"><text:tab/><text:tab/>36.82797769419332,</text:p>
      <text:p text:style-name="Standard"><text:tab/><text:tab/>36.60663874217353,</text:p>
      <text:p text:style-name="Standard"><text:tab/><text:tab/>36.7363199027883,</text:p>
      <text:p text:style-name="Standard"><text:tab/><text:tab/>36.79707520931522,</text:p>
      <text:p text:style-name="Standard"><text:tab/><text:tab/>37.01148947880916,</text:p>
      <text:p text:style-name="Standard"><text:tab/><text:tab/>36.86759552778022,</text:p>
      <text:p text:style-name="Standard"><text:tab/><text:tab/>37.15162984311724,</text:p>
      <text:p text:style-name="Standard"><text:tab/><text:tab/>37.13500711511983,</text:p>
      <text:p text:style-name="Standard"><text:tab/><text:tab/>36.959659089336846,</text:p>
      <text:p text:style-name="Standard"><text:tab/><text:tab/>36.93880746640316,</text:p>
      <text:p text:style-name="Standard"><text:tab/><text:tab/>36.90077985517381,</text:p>
      <text:p text:style-name="Standard"><text:tab/><text:tab/>36.87599219004148,</text:p>
      <text:p text:style-name="Standard"><text:tab/><text:tab/>36.69278322395292,</text:p>
      <text:p text:style-name="Standard"><text:tab/><text:tab/>36.61519293845112,</text:p>
      <text:p text:style-name="Standard"><text:tab/><text:tab/>36.54689450391103,</text:p>
      <text:p text:style-name="Standard"><text:tab/><text:tab/>36.54615711672022,</text:p>
      <text:p text:style-name="Standard"><text:tab/><text:tab/>36.45443182934004,</text:p>
      <text:p text:style-name="Standard"><text:tab/><text:tab/>36.71382300986918,</text:p>
      <text:p text:style-name="Standard"><text:tab/><text:tab/>36.72847801638399,</text:p>
      <text:p text:style-name="Standard"><text:tab/><text:tab/>36.782202217920556,</text:p>
      <text:p text:style-name="Standard"><text:tab/><text:tab/>36.85143064636706,</text:p>
      <text:p text:style-name="Standard"><text:tab/><text:tab/>37.01338613853103,</text:p>
      <text:p text:style-name="Standard"><text:tab/><text:tab/>37.11488645807771,</text:p>
      <text:p text:style-name="Standard"><text:soft-page-break/><text:tab/><text:tab/>36.97626189327419,</text:p>
      <text:p text:style-name="Standard"><text:tab/><text:tab/>36.98477984836466,</text:p>
      <text:p text:style-name="Standard"><text:tab/><text:tab/>36.85636363989265,</text:p>
      <text:p text:style-name="Standard"><text:tab/><text:tab/>37.02782673827889,</text:p>
      <text:p text:style-name="Standard"><text:tab/><text:tab/>37.09014284901046,</text:p>
      <text:p text:style-name="Standard"><text:tab/><text:tab/>37.10528200404897,</text:p>
      <text:p text:style-name="Standard"><text:tab/><text:tab/>37.22616745785148,</text:p>
      <text:p text:style-name="Standard"><text:tab/><text:tab/>37.07931958226851,</text:p>
      <text:p text:style-name="Standard"><text:tab/><text:tab/>37.16364212775709,</text:p>
      <text:p text:style-name="Standard"><text:tab/><text:tab/>37.21093387702061,</text:p>
      <text:p text:style-name="Standard"><text:tab/><text:tab/>37.371667658802714,</text:p>
      <text:p text:style-name="Standard"><text:tab/><text:tab/>37.11367339135269,</text:p>
      <text:p text:style-name="Standard"><text:tab/><text:tab/>37.066988008199424,</text:p>
      <text:p text:style-name="Standard"><text:tab/><text:tab/>37.40320243134271,</text:p>
      <text:p text:style-name="Standard"><text:tab/><text:tab/>37.21383474032207,</text:p>
      <text:p text:style-name="Standard"><text:tab/><text:tab/>37.28009120160518,</text:p>
      <text:p text:style-name="Standard"><text:tab/><text:tab/>37.32294196330187,</text:p>
      <text:p text:style-name="Standard"><text:tab/><text:tab/>37.366320297187436,</text:p>
      <text:p text:style-name="Standard"><text:tab/><text:tab/>37.19888703754455,</text:p>
      <text:p text:style-name="Standard"><text:tab/><text:tab/>37.379806628713325,</text:p>
      <text:p text:style-name="Standard"><text:tab/><text:tab/>37.389725861525115,</text:p>
      <text:p text:style-name="Standard"><text:tab/><text:tab/>37.0998975739826,</text:p>
      <text:p text:style-name="Standard"><text:tab/><text:tab/>36.91424115432959,</text:p>
      <text:p text:style-name="Standard"><text:tab/><text:tab/>37.042942647689316,</text:p>
      <text:p text:style-name="Standard"><text:tab/><text:tab/>37.0807281481904,</text:p>
      <text:p text:style-name="Standard"><text:tab/><text:tab/>36.94334036174856,</text:p>
      <text:p text:style-name="Standard"><text:tab/><text:tab/>36.90531669014642,</text:p>
      <text:p text:style-name="Standard"><text:tab/><text:tab/>36.921505928117284,</text:p>
      <text:p text:style-name="Standard"><text:tab/><text:tab/>36.92974410959275,</text:p>
      <text:p text:style-name="Standard"><text:tab/><text:tab/>36.7676651420783,</text:p>
      <text:p text:style-name="Standard"><text:tab/><text:tab/>36.98477984836466,</text:p>
      <text:p text:style-name="Standard"><text:tab/><text:tab/>37.00881436571565,</text:p>
      <text:p text:style-name="Standard"><text:tab/><text:tab/>36.9606324751079,</text:p>
      <text:p text:style-name="Standard"><text:tab/><text:tab/>37.29187042774873,</text:p>
      <text:p text:style-name="Standard"><text:tab/><text:tab/>37.390158504076986,</text:p>
      <text:p text:style-name="Standard"><text:tab/><text:tab/>37.289167327791056,</text:p>
      <text:p text:style-name="Standard"><text:tab/><text:tab/>37.28955287262105,</text:p>
      <text:p text:style-name="Standard"><text:tab/><text:tab/>37.373786982857396,</text:p>
      <text:p text:style-name="Standard"><text:tab/><text:tab/>37.37470190222259,</text:p>
      <text:p text:style-name="Standard"><text:tab/><text:tab/>37.101692683757705,</text:p>
      <text:p text:style-name="Standard"><text:tab/><text:tab/>37.10571846440924,</text:p>
      <text:p text:style-name="Standard"><text:tab/><text:tab/>36.985023373252055,</text:p>
      <text:p text:style-name="Standard"><text:tab/><text:tab/>37.06062600658548,</text:p>
      <text:p text:style-name="Standard"><text:tab/><text:tab/>37.22375048272272,</text:p>
      <text:p text:style-name="Standard"><text:tab/><text:tab/>37.35230051067806,</text:p>
      <text:p text:style-name="Standard"><text:tab/><text:tab/>37.28356742587812,</text:p>
      <text:p text:style-name="Standard"><text:tab/><text:tab/>37.470226790346516,</text:p>
      <text:p text:style-name="Standard"><text:tab/><text:tab/>37.571164474900165,</text:p>
      <text:p text:style-name="Standard"><text:tab/><text:tab/>37.56181949267106,</text:p>
      <text:p text:style-name="Standard"><text:soft-page-break/><text:tab/><text:tab/>37.609757781671554,</text:p>
      <text:p text:style-name="Standard"><text:tab/><text:tab/>37.496590454600025,</text:p>
      <text:p text:style-name="Standard"><text:tab/><text:tab/>37.28067059482702,</text:p>
      <text:p text:style-name="Standard"><text:tab/><text:tab/>37.37330598167628,</text:p>
      <text:p text:style-name="Standard"><text:tab/><text:tab/>37.303982945524744,</text:p>
      <text:p text:style-name="Standard"><text:tab/><text:tab/>37.24961207851701,</text:p>
      <text:p text:style-name="Standard"><text:tab/><text:tab/>37.26545714304337,</text:p>
      <text:p text:style-name="Standard"><text:tab/><text:tab/>37.20246701658374,</text:p>
      <text:p text:style-name="Standard"><text:tab/><text:tab/>37.03526352599643,</text:p>
      <text:p text:style-name="Standard"><text:tab/><text:tab/>36.998843225160435,</text:p>
      <text:p text:style-name="Standard"><text:tab/><text:tab/>36.920871386791525,</text:p>
      <text:p text:style-name="Standard"><text:tab/><text:tab/>37.03715971831533,</text:p>
      <text:p text:style-name="Standard"><text:tab/><text:tab/>37.159089770875724,</text:p>
      <text:p text:style-name="Standard"><text:tab/><text:tab/>37.35813096764881,</text:p>
      <text:p text:style-name="Standard"><text:tab/><text:tab/>37.17027781655662,</text:p>
      <text:p text:style-name="Standard"><text:tab/><text:tab/>37.27936631650277,</text:p>
      <text:p text:style-name="Standard"><text:tab/><text:tab/>37.687355969874034,</text:p>
      <text:p text:style-name="Standard"><text:tab/><text:tab/>37.64850594645158,</text:p>
      <text:p text:style-name="Standard"><text:tab/><text:tab/>37.83912261139256,</text:p>
      <text:p text:style-name="Standard"><text:tab/><text:tab/>37.546818011117814,</text:p>
      <text:p text:style-name="Standard"><text:tab/><text:tab/>37.303258519866624,</text:p>
      <text:p text:style-name="Standard"><text:tab/><text:tab/>37.26159353758238,</text:p>
      <text:p text:style-name="Standard"><text:tab/><text:tab/>37.2538642290971,</text:p>
      <text:p text:style-name="Standard"><text:tab/><text:tab/>37.08669766371766,</text:p>
      <text:p text:style-name="Standard"><text:tab/><text:tab/>36.87281862619131,</text:p>
      <text:p text:style-name="Standard"><text:tab/><text:tab/>36.747930553978144,</text:p>
      <text:p text:style-name="Standard"><text:tab/><text:tab/>36.89765769801656,</text:p>
      <text:p text:style-name="Standard"><text:tab/><text:tab/>36.92847681667902,</text:p>
      <text:p text:style-name="Standard"><text:tab/><text:tab/>37.14140465986715,</text:p>
      <text:p text:style-name="Standard"><text:tab/><text:tab/>37.128899104821315,</text:p>
      <text:p text:style-name="Standard"><text:tab/><text:tab/>37.37475083528986,</text:p>
      <text:p text:style-name="Standard"><text:tab/><text:tab/>37.441201903785085,</text:p>
      <text:p text:style-name="Standard"><text:tab/><text:tab/>37.43471116490683,</text:p>
      <text:p text:style-name="Standard"><text:tab/><text:tab/>37.532577097769355,</text:p>
      <text:p text:style-name="Standard"><text:tab/><text:tab/>37.51319692588198,</text:p>
      <text:p text:style-name="Standard"><text:tab/><text:tab/>37.65577107482998,</text:p>
      <text:p text:style-name="Standard"><text:tab/><text:tab/>37.52701426972308,</text:p>
      <text:p text:style-name="Standard"><text:tab/><text:tab/>37.74457777959638,</text:p>
      <text:p text:style-name="Standard"><text:tab/><text:tab/>37.73217649592985,</text:p>
      <text:p text:style-name="Standard"><text:tab/><text:tab/>37.775087028357724,</text:p>
      <text:p text:style-name="Standard"><text:tab/><text:tab/>37.823611004979426,</text:p>
      <text:p text:style-name="Standard"><text:tab/><text:tab/>37.828988884187744,</text:p>
      <text:p text:style-name="Standard"><text:tab/><text:tab/>37.821659703931566,</text:p>
      <text:p text:style-name="Standard"><text:tab/><text:tab/>37.834936236235414,</text:p>
      <text:p text:style-name="Standard"><text:tab/><text:tab/>37.6747448564685,</text:p>
      <text:p text:style-name="Standard"><text:tab/><text:tab/>37.56354611582884,</text:p>
      <text:p text:style-name="Standard"><text:tab/><text:tab/>37.37354675162634,</text:p>
      <text:p text:style-name="Standard"><text:tab/><text:tab/>37.464078753280454,</text:p>
      <text:p text:style-name="Standard"><text:tab/><text:tab/>37.42586267318364,</text:p>
      <text:p text:style-name="Standard"><text:soft-page-break/><text:tab/><text:tab/>37.3861632158209,</text:p>
      <text:p text:style-name="Standard"><text:tab/><text:tab/>37.31927571580136,</text:p>
      <text:p text:style-name="Standard"><text:tab/><text:tab/>37.15962248355062,</text:p>
      <text:p text:style-name="Standard"><text:tab/><text:tab/>37.29399352389069,</text:p>
      <text:p text:style-name="Standard"><text:tab/><text:tab/>37.11090881344731,</text:p>
      <text:p text:style-name="Standard"><text:tab/><text:tab/>37.24086465161624,</text:p>
      <text:p text:style-name="Standard"><text:tab/><text:tab/>37.356251859093156,</text:p>
      <text:p text:style-name="Standard"><text:tab/><text:tab/>37.440096153722685,</text:p>
      <text:p text:style-name="Standard"><text:tab/><text:tab/>37.256763144427886,</text:p>
      <text:p text:style-name="Standard"><text:tab/><text:tab/>37.11056992286699,</text:p>
      <text:p text:style-name="Standard"><text:tab/><text:tab/>37.18707840097149,</text:p>
      <text:p text:style-name="Standard"><text:tab/><text:tab/>37.27835296790887,</text:p>
      <text:p text:style-name="Standard"><text:tab/><text:tab/>37.39391254896981,</text:p>
      <text:p text:style-name="Standard"><text:tab/><text:tab/>37.41888684276968,</text:p>
      <text:p text:style-name="Standard"><text:tab/><text:tab/>37.390158504076986,</text:p>
      <text:p text:style-name="Standard"><text:tab/><text:tab/>37.27936631650277,</text:p>
      <text:p text:style-name="Standard"><text:tab/><text:tab/>37.34145679129297,</text:p>
      <text:p text:style-name="Standard"><text:tab/><text:tab/>37.4078227112993,</text:p>
      <text:p text:style-name="Standard"><text:tab/><text:tab/>37.4160019243104,</text:p>
      <text:p text:style-name="Standard"><text:tab/><text:tab/>37.21963916832082,</text:p>
      <text:p text:style-name="Standard"><text:tab/><text:tab/>37.250046929097955,</text:p>
      <text:p text:style-name="Standard"><text:tab/><text:tab/>37.310834887469355,</text:p>
      <text:p text:style-name="Standard"><text:tab/><text:tab/>37.11401276606992,</text:p>
      <text:p text:style-name="Standard"><text:tab/><text:tab/>37.01105177430116,</text:p>
      <text:p text:style-name="Standard"><text:tab/><text:tab/>36.83609033456185,</text:p>
      <text:p text:style-name="Standard"><text:tab/><text:tab/>36.86471483681923,</text:p>
      <text:p text:style-name="Standard"><text:tab/><text:tab/>36.912046782805206,</text:p>
      <text:p text:style-name="Standard"><text:tab/><text:tab/>37.01071193176376,</text:p>
      <text:p text:style-name="Standard"><text:tab/><text:tab/>36.919555003493755,</text:p>
      <text:p text:style-name="Standard"><text:tab/><text:tab/>36.734016932538154,</text:p>
      <text:p text:style-name="Standard"><text:tab/><text:tab/>36.690379576123235,</text:p>
      <text:p text:style-name="Standard"><text:tab/><text:tab/>36.950014126654956,</text:p>
      <text:p text:style-name="Standard"><text:tab/><text:tab/>37.095578491243415,</text:p>
      <text:p text:style-name="Standard"><text:tab/><text:tab/>37.08669766371766,</text:p>
      <text:p text:style-name="Standard"><text:tab/><text:tab/>36.85543583071568,</text:p>
      <text:p text:style-name="Standard"><text:tab/><text:tab/>36.829688345138095,</text:p>
      <text:p text:style-name="Standard"><text:tab/><text:tab/>36.83799668820225,</text:p>
      <text:p text:style-name="Standard"><text:tab/><text:tab/>36.76272024755513,</text:p>
      <text:p text:style-name="Standard"><text:tab/><text:tab/>36.83423403297536,</text:p>
      <text:p text:style-name="Standard"><text:tab/><text:tab/>36.72132346193421,</text:p>
      <text:p text:style-name="Standard"><text:tab/><text:tab/>36.65808505636922,</text:p>
      <text:p text:style-name="Standard"><text:tab/><text:tab/>36.62929897773094,</text:p>
      <text:p text:style-name="Standard"><text:tab/><text:tab/>36.600245857534894,</text:p>
      <text:p text:style-name="Standard"><text:tab/><text:tab/>36.5667875366705,</text:p>
      <text:p text:style-name="Standard"><text:tab/><text:tab/>36.62541740376483,</text:p>
      <text:p text:style-name="Standard"><text:tab/><text:tab/>36.58706265772098,</text:p>
      <text:p text:style-name="Standard"><text:tab/><text:tab/>36.53290508459464,</text:p>
      <text:p text:style-name="Standard"><text:tab/><text:tab/>36.62462966201845,</text:p>
      <text:p text:style-name="Standard"><text:tab/><text:tab/>36.77118980941465,</text:p>
      <text:p text:style-name="Standard"><text:soft-page-break/><text:tab/><text:tab/>36.96939811292578,</text:p>
      <text:p text:style-name="Standard"><text:tab/><text:tab/>37.22892419606025,</text:p>
      <text:p text:style-name="Standard"><text:tab/><text:tab/>37.37301633253598,</text:p>
      <text:p text:style-name="Standard"><text:tab/><text:tab/>37.32352073425014,</text:p>
      <text:p text:style-name="Standard"><text:tab/><text:tab/>37.3699826063647,</text:p>
      <text:p text:style-name="Standard"><text:tab/><text:tab/>37.47445529957707,</text:p>
      <text:p text:style-name="Standard"><text:tab/><text:tab/>37.39752398221037,</text:p>
      <text:p text:style-name="Standard"><text:tab/><text:tab/>37.35071079371851,</text:p>
      <text:p text:style-name="Standard"><text:tab/><text:tab/>37.25850170675146,</text:p>
      <text:p text:style-name="Standard"><text:tab/><text:tab/>37.3265106861062,</text:p>
      <text:p text:style-name="Standard"><text:tab/><text:tab/>37.30523819513823,</text:p>
      <text:p text:style-name="Standard"><text:tab/><text:tab/>37.174829393448476,</text:p>
      <text:p text:style-name="Standard"><text:tab/><text:tab/>37.25004634359534,</text:p>
      <text:p text:style-name="Standard"><text:tab/><text:tab/>37.20280634575838,</text:p>
      <text:p text:style-name="Standard"><text:tab/><text:tab/>37.21881718915851,</text:p>
      <text:p text:style-name="Standard"><text:tab/><text:tab/>37.21402956993505,</text:p>
      <text:p text:style-name="Standard"><text:tab/><text:tab/>37.268500010491465</text:p>
      <text:p text:style-name="Standard"><text:tab/>]</text:p>
      <text:p text:style-name="Standard">}</text:p>
      <text:p text:style-name="Standard"/>
      <text:p text:style-name="Standard">@@@@@@@@@@@@@@@@@@@@@@@@@@@@@@@</text:p>
      <text:p text:style-name="Standard">1000</text:p>
      <text:p text:style-name="Standard"/>
      <text:p text:style-name="Standard">{</text:p>
      <text:p text:style-name="Standard"><text:tab/>"_id" : ObjectId("55a7934e63f9130ecb812b59"),</text:p>
      <text:p text:style-name="Standard"><text:tab/>"STATISTICS" : {</text:p>
      <text:p text:style-name="Standard"><text:tab/><text:tab/>"PERCENTILE - 90" : -71,</text:p>
      <text:p text:style-name="Standard"><text:tab/><text:tab/>"MIN" : NumberLong(-71),</text:p>
      <text:p text:style-name="Standard"><text:tab/><text:tab/>"STANDARD_DEVIATION" : 0,</text:p>
      <text:p text:style-name="Standard"><text:tab/><text:tab/>"PERCENTILE - 20" : -71,</text:p>
      <text:p text:style-name="Standard"><text:tab/><text:tab/>"PERCENTILE - 10" : -71,</text:p>
      <text:p text:style-name="Standard"><text:tab/><text:tab/>"MAX" : NumberLong(-71),</text:p>
      <text:p text:style-name="Standard"><text:tab/><text:tab/>"PERCENTILE - 70" : -71,</text:p>
      <text:p text:style-name="Standard"><text:tab/><text:tab/>"PERCENTILE - 50" : -71,</text:p>
      <text:p text:style-name="Standard"><text:tab/><text:tab/>"MODE" : -71,</text:p>
      <text:p text:style-name="Standard"><text:tab/><text:tab/>"MEDIANA" : -71,</text:p>
      <text:p text:style-name="Standard"><text:tab/><text:tab/>"MEAN" : -71</text:p>
      <text:p text:style-name="Standard"><text:tab/>},</text:p>
      <text:p text:style-name="Standard"><text:tab/>"HASH" : "DEFAULT",</text:p>
      <text:p text:style-name="Standard"><text:tab/>"SSID" : "PinGwin",</text:p>
      <text:p text:style-name="Standard"><text:tab/>"RSSI_DATA" : [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soft-page-break/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soft-page-break/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soft-page-break/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soft-page-break/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soft-page-break/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soft-page-break/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soft-page-break/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soft-page-break/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soft-page-break/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soft-page-break/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soft-page-break/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soft-page-break/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soft-page-break/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soft-page-break/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soft-page-break/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soft-page-break/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soft-page-break/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soft-page-break/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soft-page-break/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soft-page-break/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soft-page-break/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,</text:p>
      <text:p text:style-name="Standard"><text:tab/><text:tab/>NumberLong(-71)</text:p>
      <text:p text:style-name="Standard"><text:tab/>],</text:p>
      <text:p text:style-name="Standard"><text:tab/>"TIMESTAMP" : "2015-07-16:13-19-32.511",</text:p>
      <text:p text:style-name="Standard"><text:tab/>"X" : NumberLong(1),</text:p>
      <text:p text:style-name="Standard"><text:tab/>"STEP" : [</text:p>
      <text:p text:style-name="Standard"><text:tab/><text:tab/>NumberLong(1),</text:p>
      <text:p text:style-name="Standard"><text:tab/><text:tab/>NumberLong(1)</text:p>
      <text:p text:style-name="Standard"><text:tab/>],</text:p>
      <text:p text:style-name="Standard"><text:tab/>"PLACE" : "kopalnia_test_stst",</text:p>
      <text:p text:style-name="Standard"><text:tab/>"MODE" : "FEED_MAP",</text:p>
      <text:p text:style-name="Standard"><text:tab/>"IP_PHONE" : "192.168.1.100",</text:p>
      <text:p text:style-name="Standard"><text:tab/>"RSSI_AVG_TIME" : "2237204",</text:p>
      <text:p text:style-name="Standard"><text:tab/>"Y" : NumberLong(100),</text:p>
      <text:p text:style-name="Standard"><text:tab/>"MAC_AP" : "68:7f:74:09:f6:8b",</text:p>
      <text:p text:style-name="Standard"><text:tab/>"DATA_SIZE" : NumberLong(1000),</text:p>
      <text:p text:style-name="Standard"><text:tab/>"MAC_PHONE" : "e8:99:c4:8e:97:36"</text:p>
      <text:p text:style-name="Standard">}</text:p>
      <text:p text:style-name="Standard"/>
      <text:p text:style-name="Standard"/>
      <text:p text:style-name="Standard">{</text:p>
      <text:p text:style-name="Standard"><text:tab/>"_id" : ObjectId("55a7934e63f9130ecb812b58"),</text:p>
      <text:p text:style-name="Standard"><text:tab/>"STATISTICS" : {</text:p>
      <text:p text:style-name="Standard"><text:tab/><text:tab/>"PERCENTILE - 90" : -80,</text:p>
      <text:p text:style-name="Standard"><text:tab/><text:tab/>"MIN" : NumberLong(-80),</text:p>
      <text:p text:style-name="Standard"><text:tab/><text:tab/>"STANDARD_DEVIATION" : 0,</text:p>
      <text:p text:style-name="Standard"><text:tab/><text:tab/>"PERCENTILE - 20" : -80,</text:p>
      <text:p text:style-name="Standard"><text:tab/><text:tab/>"PERCENTILE - 10" : -80,</text:p>
      <text:p text:style-name="Standard"><text:tab/><text:tab/>"MAX" : NumberLong(-80),</text:p>
      <text:p text:style-name="Standard"><text:tab/><text:tab/>"PERCENTILE - 70" : -80,</text:p>
      <text:p text:style-name="Standard"><text:tab/><text:tab/>"PERCENTILE - 50" : -80,</text:p>
      <text:p text:style-name="Standard"><text:tab/><text:tab/>"MODE" : -80,</text:p>
      <text:p text:style-name="Standard"><text:tab/><text:tab/>"MEDIANA" : -80,</text:p>
      <text:p text:style-name="Standard"><text:tab/><text:tab/>"MEAN" : -80</text:p>
      <text:p text:style-name="Standard"><text:tab/>},</text:p>
      <text:p text:style-name="Standard"><text:tab/>"HASH" : "DEFAULT",</text:p>
      <text:p text:style-name="Standard"><text:tab/>"SSID" : "dyzma",</text:p>
      <text:p text:style-name="Standard"><text:tab/>"RSSI_DATA" : [</text:p>
      <text:p text:style-name="Standard"><text:tab/><text:tab/>NumberLong(-80),</text:p>
      <text:p text:style-name="Standard"><text:soft-page-break/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soft-page-break/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soft-page-break/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soft-page-break/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soft-page-break/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soft-page-break/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soft-page-break/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soft-page-break/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soft-page-break/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soft-page-break/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soft-page-break/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soft-page-break/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soft-page-break/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soft-page-break/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soft-page-break/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soft-page-break/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soft-page-break/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soft-page-break/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soft-page-break/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soft-page-break/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soft-page-break/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,</text:p>
      <text:p text:style-name="Standard"><text:tab/><text:tab/>NumberLong(-80)</text:p>
      <text:p text:style-name="Standard"><text:tab/>],</text:p>
      <text:p text:style-name="Standard"><text:tab/>"TIMESTAMP" : "2015-07-16:13-19-32.510",</text:p>
      <text:p text:style-name="Standard"><text:tab/>"X" : NumberLong(1),</text:p>
      <text:p text:style-name="Standard"><text:tab/>"STEP" : [</text:p>
      <text:p text:style-name="Standard"><text:tab/><text:tab/>NumberLong(1),</text:p>
      <text:p text:style-name="Standard"><text:tab/><text:tab/>NumberLong(1)</text:p>
      <text:p text:style-name="Standard"><text:tab/>],</text:p>
      <text:p text:style-name="Standard"><text:tab/>"PLACE" : "kopalnia_test_stst",</text:p>
      <text:p text:style-name="Standard"><text:tab/>"MODE" : "FEED_MAP",</text:p>
      <text:p text:style-name="Standard"><text:tab/>"IP_PHONE" : "192.168.1.100",</text:p>
      <text:p text:style-name="Standard"><text:tab/>"RSSI_AVG_TIME" : "2237204",</text:p>
      <text:p text:style-name="Standard"><text:tab/>"Y" : NumberLong(100),</text:p>
      <text:p text:style-name="Standard"><text:tab/>"MAC_AP" : "14:cc:20:d1:51:04",</text:p>
      <text:p text:style-name="Standard"><text:tab/>"DATA_SIZE" : NumberLong(1000),</text:p>
      <text:p text:style-name="Standard"><text:tab/>"MAC_PHONE" : "e8:99:c4:8e:97:36"</text:p>
      <text:p text:style-name="Standard">}</text:p>
      <text:p text:style-name="Standard"/>
      <text:p text:style-name="Standard">{</text:p>
      <text:p text:style-name="Standard"><text:tab/>"_id" : ObjectId("55a7934e63f9130ecb812b57"),</text:p>
      <text:p text:style-name="Standard"><text:tab/>"STATISTICS" : {</text:p>
      <text:p text:style-name="Standard"><text:tab/><text:tab/>"PERCENTILE - 90" : -74,</text:p>
      <text:p text:style-name="Standard"><text:tab/><text:tab/>"MIN" : NumberLong(-74),</text:p>
      <text:p text:style-name="Standard"><text:tab/><text:tab/>"STANDARD_DEVIATION" : 0,</text:p>
      <text:p text:style-name="Standard"><text:tab/><text:tab/>"PERCENTILE - 20" : -74,</text:p>
      <text:p text:style-name="Standard"><text:tab/><text:tab/>"PERCENTILE - 10" : -74,</text:p>
      <text:p text:style-name="Standard"><text:tab/><text:tab/>"MAX" : NumberLong(-74),</text:p>
      <text:p text:style-name="Standard"><text:tab/><text:tab/>"PERCENTILE - 70" : -74,</text:p>
      <text:p text:style-name="Standard"><text:tab/><text:tab/>"PERCENTILE - 50" : -74,</text:p>
      <text:p text:style-name="Standard"><text:tab/><text:tab/>"MODE" : -74,</text:p>
      <text:p text:style-name="Standard"><text:tab/><text:tab/>"MEDIANA" : -74,</text:p>
      <text:p text:style-name="Standard"><text:soft-page-break/><text:tab/><text:tab/>"MEAN" : -74</text:p>
      <text:p text:style-name="Standard"><text:tab/>},</text:p>
      <text:p text:style-name="Standard"><text:tab/>"HASH" : "DEFAULT",</text:p>
      <text:p text:style-name="Standard"><text:tab/>"SSID" : "TP-LINK_489B26",</text:p>
      <text:p text:style-name="Standard"><text:tab/>"RSSI_DATA" : [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soft-page-break/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soft-page-break/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soft-page-break/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soft-page-break/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soft-page-break/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soft-page-break/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soft-page-break/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soft-page-break/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soft-page-break/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soft-page-break/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soft-page-break/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soft-page-break/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soft-page-break/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soft-page-break/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soft-page-break/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soft-page-break/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soft-page-break/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soft-page-break/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soft-page-break/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soft-page-break/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,</text:p>
      <text:p text:style-name="Standard"><text:tab/><text:tab/>NumberLong(-74)</text:p>
      <text:p text:style-name="Standard"><text:tab/>],</text:p>
      <text:p text:style-name="Standard"><text:tab/>"TIMESTAMP" : "2015-07-16:13-19-32.509",</text:p>
      <text:p text:style-name="Standard"><text:tab/>"X" : NumberLong(1),</text:p>
      <text:p text:style-name="Standard"><text:tab/>"STEP" : [</text:p>
      <text:p text:style-name="Standard"><text:tab/><text:tab/>NumberLong(1),</text:p>
      <text:p text:style-name="Standard"><text:tab/><text:tab/>NumberLong(1)</text:p>
      <text:p text:style-name="Standard"><text:tab/>],</text:p>
      <text:p text:style-name="Standard"><text:tab/>"PLACE" : "kopalnia_test_stst",</text:p>
      <text:p text:style-name="Standard"><text:tab/>"MODE" : "FEED_MAP",</text:p>
      <text:p text:style-name="Standard"><text:tab/>"IP_PHONE" : "192.168.1.100",</text:p>
      <text:p text:style-name="Standard"><text:tab/>"RSSI_AVG_TIME" : "2237204",</text:p>
      <text:p text:style-name="Standard"><text:tab/>"Y" : NumberLong(100),</text:p>
      <text:p text:style-name="Standard"><text:tab/>"MAC_AP" : "f8:d1:11:48:9b:26",</text:p>
      <text:p text:style-name="Standard"><text:tab/>"DATA_SIZE" : NumberLong(1000),</text:p>
      <text:p text:style-name="Standard"><text:tab/>"MAC_PHONE" : "e8:99:c4:8e:97:36"</text:p>
      <text:p text:style-name="Standard">}</text:p>
      <text:p text:style-name="Standard"/>
      <text:p text:style-name="Standard"/>
      <text:p text:style-name="Standard">{</text:p>
      <text:p text:style-name="Standard"><text:tab/>"_id" : ObjectId("55a7934e63f9130ecb812b56"),</text:p>
      <text:p text:style-name="Standard"><text:tab/>"STATISTICS" : {</text:p>
      <text:p text:style-name="Standard"><text:tab/><text:tab/>"PERCENTILE - 90" : 28.619999,</text:p>
      <text:p text:style-name="Standard"><text:tab/><text:tab/>"MIN" : 2.52,</text:p>
      <text:p text:style-name="Standard"><text:tab/><text:tab/>"STANDARD_DEVIATION" : 9.428175752398694,</text:p>
      <text:p text:style-name="Standard"><text:soft-page-break/><text:tab/><text:tab/>"PERCENTILE - 20" : 7.68,</text:p>
      <text:p text:style-name="Standard"><text:tab/><text:tab/>"PERCENTILE - 10" : 5.52,</text:p>
      <text:p text:style-name="Standard"><text:tab/><text:tab/>"MAX" : 29.82,</text:p>
      <text:p text:style-name="Standard"><text:tab/><text:tab/>"PERCENTILE - 70" : 26.760000000000005,</text:p>
      <text:p text:style-name="Standard"><text:tab/><text:tab/>"PERCENTILE - 50" : 24.3299995,</text:p>
      <text:p text:style-name="Standard"><text:tab/><text:tab/>"MODE" : 27.539999,</text:p>
      <text:p text:style-name="Standard"><text:tab/><text:tab/>"MEDIANA" : 24.3299995,</text:p>
      <text:p text:style-name="Standard"><text:tab/><text:tab/>"MEAN" : 19.62057974216664</text:p>
      <text:p text:style-name="Standard"><text:tab/>},</text:p>
      <text:p text:style-name="Standard"><text:tab/>"HASH" : "DEFAULT",</text:p>
      <text:p text:style-name="Standard"><text:tab/>"MAC_PHONE" : "e8:99:c4:8e:97:36",</text:p>
      <text:p text:style-name="Standard"><text:tab/>"TIMESTAMP" : "2015-07-16:13-19-28.15",</text:p>
      <text:p text:style-name="Standard"><text:tab/>"X" : NumberLong(1),</text:p>
      <text:p text:style-name="Standard"><text:tab/>"STEP" : [</text:p>
      <text:p text:style-name="Standard"><text:tab/><text:tab/>NumberLong(1),</text:p>
      <text:p text:style-name="Standard"><text:tab/><text:tab/>NumberLong(1)</text:p>
      <text:p text:style-name="Standard"><text:tab/>],</text:p>
      <text:p text:style-name="Standard"><text:tab/>"PLACE" : "kopalnia_test_stst",</text:p>
      <text:p text:style-name="Standard"><text:tab/>"MODE" : "FEED_MAP",</text:p>
      <text:p text:style-name="Standard"><text:tab/>"IP_PHONE" : "192.168.1.100",</text:p>
      <text:p text:style-name="Standard"><text:tab/>"STATISTICS_NORM" : {</text:p>
      <text:p text:style-name="Standard"><text:tab/><text:tab/>"PERCENTILE - 90" : 39.01395894205911,</text:p>
      <text:p text:style-name="Standard"><text:tab/><text:tab/>"MIN" : 34.50412149294632,</text:p>
      <text:p text:style-name="Standard"><text:tab/><text:tab/>"STANDARD_DEVIATION" : 1.2941501301161018,</text:p>
      <text:p text:style-name="Standard"><text:tab/><text:tab/>"PERCENTILE - 20" : 36.523838768098344,</text:p>
      <text:p text:style-name="Standard"><text:tab/><text:tab/>"PERCENTILE - 10" : 35.68136476314905,</text:p>
      <text:p text:style-name="Standard"><text:tab/><text:tab/>"MAX" : 41.34422196147854,</text:p>
      <text:p text:style-name="Standard"><text:tab/><text:tab/>"PERCENTILE - 70" : 38.63156130611057,</text:p>
      <text:p text:style-name="Standard"><text:tab/><text:tab/>"PERCENTILE - 50" : 38.185273906050426,</text:p>
      <text:p text:style-name="Standard"><text:tab/><text:tab/>"MODE" : 36.186963838598025,</text:p>
      <text:p text:style-name="Standard"><text:tab/><text:tab/>"MEDIANA" : 38.185273906050426,</text:p>
      <text:p text:style-name="Standard"><text:tab/><text:tab/>"MEAN" : 37.681535501505834</text:p>
      <text:p text:style-name="Standard"><text:tab/>},</text:p>
      <text:p text:style-name="Standard"><text:tab/>"Y" : NumberLong(100),</text:p>
      <text:p text:style-name="Standard"><text:tab/>"MAGNETIC_AVG_TIME" : "63421",</text:p>
      <text:p text:style-name="Standard"><text:tab/>"MAGNETIC_DATA" : [</text:p>
      <text:p text:style-name="Standard"><text:tab/><text:tab/>10.26,</text:p>
      <text:p text:style-name="Standard"><text:tab/><text:tab/>27.96,</text:p>
      <text:p text:style-name="Standard"><text:tab/><text:tab/>27.3,</text:p>
      <text:p text:style-name="Standard"><text:tab/><text:tab/>9.84,</text:p>
      <text:p text:style-name="Standard"><text:tab/><text:tab/>27.539999,</text:p>
      <text:p text:style-name="Standard"><text:tab/><text:tab/>27.72,</text:p>
      <text:p text:style-name="Standard"><text:tab/><text:tab/>10.38,</text:p>
      <text:p text:style-name="Standard"><text:tab/><text:tab/>27.599998,</text:p>
      <text:p text:style-name="Standard"><text:tab/><text:tab/>28.98,</text:p>
      <text:p text:style-name="Standard"><text:tab/><text:tab/>10.139999,</text:p>
      <text:p text:style-name="Standard"><text:tab/><text:tab/>27.24,</text:p>
      <text:p text:style-name="Standard"><text:tab/><text:tab/>28.26,</text:p>
      <text:p text:style-name="Standard"><text:tab/><text:tab/>10.08,</text:p>
      <text:p text:style-name="Standard"><text:soft-page-break/><text:tab/><text:tab/>26.699999,</text:p>
      <text:p text:style-name="Standard"><text:tab/><text:tab/>28.5,</text:p>
      <text:p text:style-name="Standard"><text:tab/><text:tab/>10.32,</text:p>
      <text:p text:style-name="Standard"><text:tab/><text:tab/>26.519999,</text:p>
      <text:p text:style-name="Standard"><text:tab/><text:tab/>28.199999,</text:p>
      <text:p text:style-name="Standard"><text:tab/><text:tab/>9.84,</text:p>
      <text:p text:style-name="Standard"><text:tab/><text:tab/>25.98,</text:p>
      <text:p text:style-name="Standard"><text:tab/><text:tab/>27.359999,</text:p>
      <text:p text:style-name="Standard"><text:tab/><text:tab/>9.96,</text:p>
      <text:p text:style-name="Standard"><text:tab/><text:tab/>26.76,</text:p>
      <text:p text:style-name="Standard"><text:tab/><text:tab/>27.66,</text:p>
      <text:p text:style-name="Standard"><text:tab/><text:tab/>9.84,</text:p>
      <text:p text:style-name="Standard"><text:tab/><text:tab/>26.64,</text:p>
      <text:p text:style-name="Standard"><text:tab/><text:tab/>27.539999,</text:p>
      <text:p text:style-name="Standard"><text:tab/><text:tab/>9.78,</text:p>
      <text:p text:style-name="Standard"><text:tab/><text:tab/>26.76,</text:p>
      <text:p text:style-name="Standard"><text:tab/><text:tab/>27.06,</text:p>
      <text:p text:style-name="Standard"><text:tab/><text:tab/>9.48,</text:p>
      <text:p text:style-name="Standard"><text:tab/><text:tab/>26.699999,</text:p>
      <text:p text:style-name="Standard"><text:tab/><text:tab/>26.4,</text:p>
      <text:p text:style-name="Standard"><text:tab/><text:tab/>9.3,</text:p>
      <text:p text:style-name="Standard"><text:tab/><text:tab/>26.82,</text:p>
      <text:p text:style-name="Standard"><text:tab/><text:tab/>26.16,</text:p>
      <text:p text:style-name="Standard"><text:tab/><text:tab/>9.059999,</text:p>
      <text:p text:style-name="Standard"><text:tab/><text:tab/>27.06,</text:p>
      <text:p text:style-name="Standard"><text:tab/><text:tab/>25.92,</text:p>
      <text:p text:style-name="Standard"><text:tab/><text:tab/>8.88,</text:p>
      <text:p text:style-name="Standard"><text:tab/><text:tab/>27.18,</text:p>
      <text:p text:style-name="Standard"><text:tab/><text:tab/>25.98,</text:p>
      <text:p text:style-name="Standard"><text:tab/><text:tab/>9.059999,</text:p>
      <text:p text:style-name="Standard"><text:tab/><text:tab/>27.48,</text:p>
      <text:p text:style-name="Standard"><text:tab/><text:tab/>25.859999,</text:p>
      <text:p text:style-name="Standard"><text:tab/><text:tab/>9.059999,</text:p>
      <text:p text:style-name="Standard"><text:tab/><text:tab/>27.42,</text:p>
      <text:p text:style-name="Standard"><text:tab/><text:tab/>25.68,</text:p>
      <text:p text:style-name="Standard"><text:tab/><text:tab/>8.76,</text:p>
      <text:p text:style-name="Standard"><text:tab/><text:tab/>27.48,</text:p>
      <text:p text:style-name="Standard"><text:tab/><text:tab/>25.74,</text:p>
      <text:p text:style-name="Standard"><text:tab/><text:tab/>8.7,</text:p>
      <text:p text:style-name="Standard"><text:tab/><text:tab/>27.3,</text:p>
      <text:p text:style-name="Standard"><text:tab/><text:tab/>25.92,</text:p>
      <text:p text:style-name="Standard"><text:tab/><text:tab/>8.7,</text:p>
      <text:p text:style-name="Standard"><text:tab/><text:tab/>27.119999,</text:p>
      <text:p text:style-name="Standard"><text:tab/><text:tab/>26.099998,</text:p>
      <text:p text:style-name="Standard"><text:tab/><text:tab/>8.76,</text:p>
      <text:p text:style-name="Standard"><text:tab/><text:tab/>27.06,</text:p>
      <text:p text:style-name="Standard"><text:tab/><text:tab/>26.22,</text:p>
      <text:p text:style-name="Standard"><text:tab/><text:tab/>8.88,</text:p>
      <text:p text:style-name="Standard"><text:tab/><text:tab/>27.119999,</text:p>
      <text:p text:style-name="Standard"><text:soft-page-break/><text:tab/><text:tab/>26.099998,</text:p>
      <text:p text:style-name="Standard"><text:tab/><text:tab/>8.76,</text:p>
      <text:p text:style-name="Standard"><text:tab/><text:tab/>26.939999,</text:p>
      <text:p text:style-name="Standard"><text:tab/><text:tab/>26.16,</text:p>
      <text:p text:style-name="Standard"><text:tab/><text:tab/>8.34,</text:p>
      <text:p text:style-name="Standard"><text:tab/><text:tab/>26.76,</text:p>
      <text:p text:style-name="Standard"><text:tab/><text:tab/>26.22,</text:p>
      <text:p text:style-name="Standard"><text:tab/><text:tab/>8.34,</text:p>
      <text:p text:style-name="Standard"><text:tab/><text:tab/>26.88,</text:p>
      <text:p text:style-name="Standard"><text:tab/><text:tab/>26.22,</text:p>
      <text:p text:style-name="Standard"><text:tab/><text:tab/>8.5199995,</text:p>
      <text:p text:style-name="Standard"><text:tab/><text:tab/>26.82,</text:p>
      <text:p text:style-name="Standard"><text:tab/><text:tab/>26.16,</text:p>
      <text:p text:style-name="Standard"><text:tab/><text:tab/>8.58,</text:p>
      <text:p text:style-name="Standard"><text:tab/><text:tab/>26.88,</text:p>
      <text:p text:style-name="Standard"><text:tab/><text:tab/>26.039999,</text:p>
      <text:p text:style-name="Standard"><text:tab/><text:tab/>8.639999,</text:p>
      <text:p text:style-name="Standard"><text:tab/><text:tab/>26.88,</text:p>
      <text:p text:style-name="Standard"><text:tab/><text:tab/>26.099998,</text:p>
      <text:p text:style-name="Standard"><text:tab/><text:tab/>8.7,</text:p>
      <text:p text:style-name="Standard"><text:tab/><text:tab/>26.88,</text:p>
      <text:p text:style-name="Standard"><text:tab/><text:tab/>25.859999,</text:p>
      <text:p text:style-name="Standard"><text:tab/><text:tab/>8.7,</text:p>
      <text:p text:style-name="Standard"><text:tab/><text:tab/>27.06,</text:p>
      <text:p text:style-name="Standard"><text:tab/><text:tab/>25.8,</text:p>
      <text:p text:style-name="Standard"><text:tab/><text:tab/>8.88,</text:p>
      <text:p text:style-name="Standard"><text:tab/><text:tab/>27.119999,</text:p>
      <text:p text:style-name="Standard"><text:tab/><text:tab/>25.619999,</text:p>
      <text:p text:style-name="Standard"><text:tab/><text:tab/>8.88,</text:p>
      <text:p text:style-name="Standard"><text:tab/><text:tab/>27.06,</text:p>
      <text:p text:style-name="Standard"><text:tab/><text:tab/>25.68,</text:p>
      <text:p text:style-name="Standard"><text:tab/><text:tab/>8.88,</text:p>
      <text:p text:style-name="Standard"><text:tab/><text:tab/>27.119999,</text:p>
      <text:p text:style-name="Standard"><text:tab/><text:tab/>25.74,</text:p>
      <text:p text:style-name="Standard"><text:tab/><text:tab/>8.82,</text:p>
      <text:p text:style-name="Standard"><text:tab/><text:tab/>27.18,</text:p>
      <text:p text:style-name="Standard"><text:tab/><text:tab/>25.74,</text:p>
      <text:p text:style-name="Standard"><text:tab/><text:tab/>8.5199995,</text:p>
      <text:p text:style-name="Standard"><text:tab/><text:tab/>27.359999,</text:p>
      <text:p text:style-name="Standard"><text:tab/><text:tab/>25.56,</text:p>
      <text:p text:style-name="Standard"><text:tab/><text:tab/>8.58,</text:p>
      <text:p text:style-name="Standard"><text:tab/><text:tab/>27.48,</text:p>
      <text:p text:style-name="Standard"><text:tab/><text:tab/>25.439999,</text:p>
      <text:p text:style-name="Standard"><text:tab/><text:tab/>8.639999,</text:p>
      <text:p text:style-name="Standard"><text:tab/><text:tab/>27.48,</text:p>
      <text:p text:style-name="Standard"><text:tab/><text:tab/>25.56,</text:p>
      <text:p text:style-name="Standard"><text:tab/><text:tab/>8.82,</text:p>
      <text:p text:style-name="Standard"><text:tab/><text:tab/>27.42,</text:p>
      <text:p text:style-name="Standard"><text:tab/><text:tab/>25.26,</text:p>
      <text:p text:style-name="Standard"><text:soft-page-break/><text:tab/><text:tab/>8.88,</text:p>
      <text:p text:style-name="Standard"><text:tab/><text:tab/>27.539999,</text:p>
      <text:p text:style-name="Standard"><text:tab/><text:tab/>25.08,</text:p>
      <text:p text:style-name="Standard"><text:tab/><text:tab/>8.76,</text:p>
      <text:p text:style-name="Standard"><text:tab/><text:tab/>27.66,</text:p>
      <text:p text:style-name="Standard"><text:tab/><text:tab/>25.14,</text:p>
      <text:p text:style-name="Standard"><text:tab/><text:tab/>8.7,</text:p>
      <text:p text:style-name="Standard"><text:tab/><text:tab/>27.599998,</text:p>
      <text:p text:style-name="Standard"><text:tab/><text:tab/>25.019999,</text:p>
      <text:p text:style-name="Standard"><text:tab/><text:tab/>8.7,</text:p>
      <text:p text:style-name="Standard"><text:tab/><text:tab/>27.539999,</text:p>
      <text:p text:style-name="Standard"><text:tab/><text:tab/>25.08,</text:p>
      <text:p text:style-name="Standard"><text:tab/><text:tab/>8.88,</text:p>
      <text:p text:style-name="Standard"><text:tab/><text:tab/>27.66,</text:p>
      <text:p text:style-name="Standard"><text:tab/><text:tab/>25.14,</text:p>
      <text:p text:style-name="Standard"><text:tab/><text:tab/>8.88,</text:p>
      <text:p text:style-name="Standard"><text:tab/><text:tab/>27.539999,</text:p>
      <text:p text:style-name="Standard"><text:tab/><text:tab/>25.32,</text:p>
      <text:p text:style-name="Standard"><text:tab/><text:tab/>8.82,</text:p>
      <text:p text:style-name="Standard"><text:tab/><text:tab/>27.48,</text:p>
      <text:p text:style-name="Standard"><text:tab/><text:tab/>25.08,</text:p>
      <text:p text:style-name="Standard"><text:tab/><text:tab/>8.7,</text:p>
      <text:p text:style-name="Standard"><text:tab/><text:tab/>27.539999,</text:p>
      <text:p text:style-name="Standard"><text:tab/><text:tab/>25.199999,</text:p>
      <text:p text:style-name="Standard"><text:tab/><text:tab/>8.7,</text:p>
      <text:p text:style-name="Standard"><text:tab/><text:tab/>27.599998,</text:p>
      <text:p text:style-name="Standard"><text:tab/><text:tab/>25.439999,</text:p>
      <text:p text:style-name="Standard"><text:tab/><text:tab/>8.76,</text:p>
      <text:p text:style-name="Standard"><text:tab/><text:tab/>27.72,</text:p>
      <text:p text:style-name="Standard"><text:tab/><text:tab/>25.56,</text:p>
      <text:p text:style-name="Standard"><text:tab/><text:tab/>8.76,</text:p>
      <text:p text:style-name="Standard"><text:tab/><text:tab/>27.66,</text:p>
      <text:p text:style-name="Standard"><text:tab/><text:tab/>25.619999,</text:p>
      <text:p text:style-name="Standard"><text:tab/><text:tab/>8.639999,</text:p>
      <text:p text:style-name="Standard"><text:tab/><text:tab/>27.599998,</text:p>
      <text:p text:style-name="Standard"><text:tab/><text:tab/>25.74,</text:p>
      <text:p text:style-name="Standard"><text:tab/><text:tab/>8.76,</text:p>
      <text:p text:style-name="Standard"><text:tab/><text:tab/>27.48,</text:p>
      <text:p text:style-name="Standard"><text:tab/><text:tab/>25.8,</text:p>
      <text:p text:style-name="Standard"><text:tab/><text:tab/>8.76,</text:p>
      <text:p text:style-name="Standard"><text:tab/><text:tab/>27.42,</text:p>
      <text:p text:style-name="Standard"><text:tab/><text:tab/>25.74,</text:p>
      <text:p text:style-name="Standard"><text:tab/><text:tab/>9.059999,</text:p>
      <text:p text:style-name="Standard"><text:tab/><text:tab/>27.24,</text:p>
      <text:p text:style-name="Standard"><text:tab/><text:tab/>25.68,</text:p>
      <text:p text:style-name="Standard"><text:tab/><text:tab/>9.059999,</text:p>
      <text:p text:style-name="Standard"><text:tab/><text:tab/>27.359999,</text:p>
      <text:p text:style-name="Standard"><text:tab/><text:tab/>25.68,</text:p>
      <text:p text:style-name="Standard"><text:tab/><text:tab/>9.12,</text:p>
      <text:p text:style-name="Standard"><text:soft-page-break/><text:tab/><text:tab/>27.359999,</text:p>
      <text:p text:style-name="Standard"><text:tab/><text:tab/>25.8,</text:p>
      <text:p text:style-name="Standard"><text:tab/><text:tab/>9.179999,</text:p>
      <text:p text:style-name="Standard"><text:tab/><text:tab/>27.3,</text:p>
      <text:p text:style-name="Standard"><text:tab/><text:tab/>25.859999,</text:p>
      <text:p text:style-name="Standard"><text:tab/><text:tab/>9.12,</text:p>
      <text:p text:style-name="Standard"><text:tab/><text:tab/>27.42,</text:p>
      <text:p text:style-name="Standard"><text:tab/><text:tab/>25.859999,</text:p>
      <text:p text:style-name="Standard"><text:tab/><text:tab/>8.94,</text:p>
      <text:p text:style-name="Standard"><text:tab/><text:tab/>27.66,</text:p>
      <text:p text:style-name="Standard"><text:tab/><text:tab/>25.859999,</text:p>
      <text:p text:style-name="Standard"><text:tab/><text:tab/>8.88,</text:p>
      <text:p text:style-name="Standard"><text:tab/><text:tab/>27.779999,</text:p>
      <text:p text:style-name="Standard"><text:tab/><text:tab/>25.92,</text:p>
      <text:p text:style-name="Standard"><text:tab/><text:tab/>8.76,</text:p>
      <text:p text:style-name="Standard"><text:tab/><text:tab/>27.599998,</text:p>
      <text:p text:style-name="Standard"><text:tab/><text:tab/>25.74,</text:p>
      <text:p text:style-name="Standard"><text:tab/><text:tab/>8.58,</text:p>
      <text:p text:style-name="Standard"><text:tab/><text:tab/>27.539999,</text:p>
      <text:p text:style-name="Standard"><text:tab/><text:tab/>25.8,</text:p>
      <text:p text:style-name="Standard"><text:tab/><text:tab/>8.76,</text:p>
      <text:p text:style-name="Standard"><text:tab/><text:tab/>27.42,</text:p>
      <text:p text:style-name="Standard"><text:tab/><text:tab/>25.8,</text:p>
      <text:p text:style-name="Standard"><text:tab/><text:tab/>8.76,</text:p>
      <text:p text:style-name="Standard"><text:tab/><text:tab/>27.359999,</text:p>
      <text:p text:style-name="Standard"><text:tab/><text:tab/>25.56,</text:p>
      <text:p text:style-name="Standard"><text:tab/><text:tab/>8.7,</text:p>
      <text:p text:style-name="Standard"><text:tab/><text:tab/>27.539999,</text:p>
      <text:p text:style-name="Standard"><text:tab/><text:tab/>25.5,</text:p>
      <text:p text:style-name="Standard"><text:tab/><text:tab/>8.639999,</text:p>
      <text:p text:style-name="Standard"><text:tab/><text:tab/>27.48,</text:p>
      <text:p text:style-name="Standard"><text:tab/><text:tab/>25.439999,</text:p>
      <text:p text:style-name="Standard"><text:tab/><text:tab/>8.58,</text:p>
      <text:p text:style-name="Standard"><text:tab/><text:tab/>27.42,</text:p>
      <text:p text:style-name="Standard"><text:tab/><text:tab/>25.619999,</text:p>
      <text:p text:style-name="Standard"><text:tab/><text:tab/>8.639999,</text:p>
      <text:p text:style-name="Standard"><text:tab/><text:tab/>27.359999,</text:p>
      <text:p text:style-name="Standard"><text:tab/><text:tab/>25.619999,</text:p>
      <text:p text:style-name="Standard"><text:tab/><text:tab/>8.46,</text:p>
      <text:p text:style-name="Standard"><text:tab/><text:tab/>27.18,</text:p>
      <text:p text:style-name="Standard"><text:tab/><text:tab/>25.74,</text:p>
      <text:p text:style-name="Standard"><text:tab/><text:tab/>8.28,</text:p>
      <text:p text:style-name="Standard"><text:tab/><text:tab/>27.359999,</text:p>
      <text:p text:style-name="Standard"><text:tab/><text:tab/>25.619999,</text:p>
      <text:p text:style-name="Standard"><text:tab/><text:tab/>7.9199996,</text:p>
      <text:p text:style-name="Standard"><text:tab/><text:tab/>27.48,</text:p>
      <text:p text:style-name="Standard"><text:tab/><text:tab/>25.439999,</text:p>
      <text:p text:style-name="Standard"><text:tab/><text:tab/>7.9199996,</text:p>
      <text:p text:style-name="Standard"><text:tab/><text:tab/>27.539999,</text:p>
      <text:p text:style-name="Standard"><text:soft-page-break/><text:tab/><text:tab/>25.439999,</text:p>
      <text:p text:style-name="Standard"><text:tab/><text:tab/>7.98,</text:p>
      <text:p text:style-name="Standard"><text:tab/><text:tab/>27.42,</text:p>
      <text:p text:style-name="Standard"><text:tab/><text:tab/>25.439999,</text:p>
      <text:p text:style-name="Standard"><text:tab/><text:tab/>8.099999,</text:p>
      <text:p text:style-name="Standard"><text:tab/><text:tab/>27.24,</text:p>
      <text:p text:style-name="Standard"><text:tab/><text:tab/>25.5,</text:p>
      <text:p text:style-name="Standard"><text:tab/><text:tab/>8.099999,</text:p>
      <text:p text:style-name="Standard"><text:tab/><text:tab/>27.06,</text:p>
      <text:p text:style-name="Standard"><text:tab/><text:tab/>25.619999,</text:p>
      <text:p text:style-name="Standard"><text:tab/><text:tab/>8.04,</text:p>
      <text:p text:style-name="Standard"><text:tab/><text:tab/>27.06,</text:p>
      <text:p text:style-name="Standard"><text:tab/><text:tab/>25.619999,</text:p>
      <text:p text:style-name="Standard"><text:tab/><text:tab/>8.28,</text:p>
      <text:p text:style-name="Standard"><text:tab/><text:tab/>27.24,</text:p>
      <text:p text:style-name="Standard"><text:tab/><text:tab/>25.68,</text:p>
      <text:p text:style-name="Standard"><text:tab/><text:tab/>8.34,</text:p>
      <text:p text:style-name="Standard"><text:tab/><text:tab/>27.18,</text:p>
      <text:p text:style-name="Standard"><text:tab/><text:tab/>25.56,</text:p>
      <text:p text:style-name="Standard"><text:tab/><text:tab/>8.5199995,</text:p>
      <text:p text:style-name="Standard"><text:tab/><text:tab/>27.18,</text:p>
      <text:p text:style-name="Standard"><text:tab/><text:tab/>25.8,</text:p>
      <text:p text:style-name="Standard"><text:tab/><text:tab/>8.4,</text:p>
      <text:p text:style-name="Standard"><text:tab/><text:tab/>27.24,</text:p>
      <text:p text:style-name="Standard"><text:tab/><text:tab/>25.74,</text:p>
      <text:p text:style-name="Standard"><text:tab/><text:tab/>8.34,</text:p>
      <text:p text:style-name="Standard"><text:tab/><text:tab/>27.359999,</text:p>
      <text:p text:style-name="Standard"><text:tab/><text:tab/>25.74,</text:p>
      <text:p text:style-name="Standard"><text:tab/><text:tab/>8.28,</text:p>
      <text:p text:style-name="Standard"><text:tab/><text:tab/>27.48,</text:p>
      <text:p text:style-name="Standard"><text:tab/><text:tab/>25.8,</text:p>
      <text:p text:style-name="Standard"><text:tab/><text:tab/>8.28,</text:p>
      <text:p text:style-name="Standard"><text:tab/><text:tab/>27.72,</text:p>
      <text:p text:style-name="Standard"><text:tab/><text:tab/>25.56,</text:p>
      <text:p text:style-name="Standard"><text:tab/><text:tab/>8.34,</text:p>
      <text:p text:style-name="Standard"><text:tab/><text:tab/>27.779999,</text:p>
      <text:p text:style-name="Standard"><text:tab/><text:tab/>25.38,</text:p>
      <text:p text:style-name="Standard"><text:tab/><text:tab/>8.4,</text:p>
      <text:p text:style-name="Standard"><text:tab/><text:tab/>27.9,</text:p>
      <text:p text:style-name="Standard"><text:tab/><text:tab/>25.32,</text:p>
      <text:p text:style-name="Standard"><text:tab/><text:tab/>8.34,</text:p>
      <text:p text:style-name="Standard"><text:tab/><text:tab/>28.019999,</text:p>
      <text:p text:style-name="Standard"><text:tab/><text:tab/>25.5,</text:p>
      <text:p text:style-name="Standard"><text:tab/><text:tab/>8.28,</text:p>
      <text:p text:style-name="Standard"><text:tab/><text:tab/>27.96,</text:p>
      <text:p text:style-name="Standard"><text:tab/><text:tab/>25.5,</text:p>
      <text:p text:style-name="Standard"><text:tab/><text:tab/>8.28,</text:p>
      <text:p text:style-name="Standard"><text:tab/><text:tab/>28.08,</text:p>
      <text:p text:style-name="Standard"><text:tab/><text:tab/>25.68,</text:p>
      <text:p text:style-name="Standard"><text:soft-page-break/><text:tab/><text:tab/>8.28,</text:p>
      <text:p text:style-name="Standard"><text:tab/><text:tab/>27.9,</text:p>
      <text:p text:style-name="Standard"><text:tab/><text:tab/>25.439999,</text:p>
      <text:p text:style-name="Standard"><text:tab/><text:tab/>8.34,</text:p>
      <text:p text:style-name="Standard"><text:tab/><text:tab/>27.779999,</text:p>
      <text:p text:style-name="Standard"><text:tab/><text:tab/>25.32,</text:p>
      <text:p text:style-name="Standard"><text:tab/><text:tab/>8.46,</text:p>
      <text:p text:style-name="Standard"><text:tab/><text:tab/>27.72,</text:p>
      <text:p text:style-name="Standard"><text:tab/><text:tab/>25.619999,</text:p>
      <text:p text:style-name="Standard"><text:tab/><text:tab/>8.22,</text:p>
      <text:p text:style-name="Standard"><text:tab/><text:tab/>27.779999,</text:p>
      <text:p text:style-name="Standard"><text:tab/><text:tab/>25.68,</text:p>
      <text:p text:style-name="Standard"><text:tab/><text:tab/>8.16,</text:p>
      <text:p text:style-name="Standard"><text:tab/><text:tab/>27.9,</text:p>
      <text:p text:style-name="Standard"><text:tab/><text:tab/>25.56,</text:p>
      <text:p text:style-name="Standard"><text:tab/><text:tab/>7.98,</text:p>
      <text:p text:style-name="Standard"><text:tab/><text:tab/>27.84,</text:p>
      <text:p text:style-name="Standard"><text:tab/><text:tab/>25.619999,</text:p>
      <text:p text:style-name="Standard"><text:tab/><text:tab/>7.8599997,</text:p>
      <text:p text:style-name="Standard"><text:tab/><text:tab/>28.019999,</text:p>
      <text:p text:style-name="Standard"><text:tab/><text:tab/>25.439999,</text:p>
      <text:p text:style-name="Standard"><text:tab/><text:tab/>7.98,</text:p>
      <text:p text:style-name="Standard"><text:tab/><text:tab/>27.84,</text:p>
      <text:p text:style-name="Standard"><text:tab/><text:tab/>25.26,</text:p>
      <text:p text:style-name="Standard"><text:tab/><text:tab/>8.04,</text:p>
      <text:p text:style-name="Standard"><text:tab/><text:tab/>27.96,</text:p>
      <text:p text:style-name="Standard"><text:tab/><text:tab/>25.38,</text:p>
      <text:p text:style-name="Standard"><text:tab/><text:tab/>7.9199996,</text:p>
      <text:p text:style-name="Standard"><text:tab/><text:tab/>27.96,</text:p>
      <text:p text:style-name="Standard"><text:tab/><text:tab/>25.14,</text:p>
      <text:p text:style-name="Standard"><text:tab/><text:tab/>7.9199996,</text:p>
      <text:p text:style-name="Standard"><text:tab/><text:tab/>28.019999,</text:p>
      <text:p text:style-name="Standard"><text:tab/><text:tab/>24.96,</text:p>
      <text:p text:style-name="Standard"><text:tab/><text:tab/>8.04,</text:p>
      <text:p text:style-name="Standard"><text:tab/><text:tab/>27.9,</text:p>
      <text:p text:style-name="Standard"><text:tab/><text:tab/>25.08,</text:p>
      <text:p text:style-name="Standard"><text:tab/><text:tab/>7.9199996,</text:p>
      <text:p text:style-name="Standard"><text:tab/><text:tab/>27.66,</text:p>
      <text:p text:style-name="Standard"><text:tab/><text:tab/>25.08,</text:p>
      <text:p text:style-name="Standard"><text:tab/><text:tab/>8.099999,</text:p>
      <text:p text:style-name="Standard"><text:tab/><text:tab/>27.66,</text:p>
      <text:p text:style-name="Standard"><text:tab/><text:tab/>25.019999,</text:p>
      <text:p text:style-name="Standard"><text:tab/><text:tab/>8.04,</text:p>
      <text:p text:style-name="Standard"><text:tab/><text:tab/>27.66,</text:p>
      <text:p text:style-name="Standard"><text:tab/><text:tab/>25.019999,</text:p>
      <text:p text:style-name="Standard"><text:tab/><text:tab/>7.7999997,</text:p>
      <text:p text:style-name="Standard"><text:tab/><text:tab/>27.84,</text:p>
      <text:p text:style-name="Standard"><text:tab/><text:tab/>25.019999,</text:p>
      <text:p text:style-name="Standard"><text:tab/><text:tab/>7.7999997,</text:p>
      <text:p text:style-name="Standard"><text:soft-page-break/><text:tab/><text:tab/>27.84,</text:p>
      <text:p text:style-name="Standard"><text:tab/><text:tab/>24.96,</text:p>
      <text:p text:style-name="Standard"><text:tab/><text:tab/>7.8599997,</text:p>
      <text:p text:style-name="Standard"><text:tab/><text:tab/>28.019999,</text:p>
      <text:p text:style-name="Standard"><text:tab/><text:tab/>25.019999,</text:p>
      <text:p text:style-name="Standard"><text:tab/><text:tab/>7.7999997,</text:p>
      <text:p text:style-name="Standard"><text:tab/><text:tab/>27.96,</text:p>
      <text:p text:style-name="Standard"><text:tab/><text:tab/>25.019999,</text:p>
      <text:p text:style-name="Standard"><text:tab/><text:tab/>7.9199996,</text:p>
      <text:p text:style-name="Standard"><text:tab/><text:tab/>27.779999,</text:p>
      <text:p text:style-name="Standard"><text:tab/><text:tab/>24.96,</text:p>
      <text:p text:style-name="Standard"><text:tab/><text:tab/>7.98,</text:p>
      <text:p text:style-name="Standard"><text:tab/><text:tab/>27.779999,</text:p>
      <text:p text:style-name="Standard"><text:tab/><text:tab/>25.08,</text:p>
      <text:p text:style-name="Standard"><text:tab/><text:tab/>7.98,</text:p>
      <text:p text:style-name="Standard"><text:tab/><text:tab/>27.779999,</text:p>
      <text:p text:style-name="Standard"><text:tab/><text:tab/>24.96,</text:p>
      <text:p text:style-name="Standard"><text:tab/><text:tab/>8.099999,</text:p>
      <text:p text:style-name="Standard"><text:tab/><text:tab/>27.84,</text:p>
      <text:p text:style-name="Standard"><text:tab/><text:tab/>24.9,</text:p>
      <text:p text:style-name="Standard"><text:tab/><text:tab/>8.4,</text:p>
      <text:p text:style-name="Standard"><text:tab/><text:tab/>27.72,</text:p>
      <text:p text:style-name="Standard"><text:tab/><text:tab/>24.96,</text:p>
      <text:p text:style-name="Standard"><text:tab/><text:tab/>8.46,</text:p>
      <text:p text:style-name="Standard"><text:tab/><text:tab/>27.72,</text:p>
      <text:p text:style-name="Standard"><text:tab/><text:tab/>25.14,</text:p>
      <text:p text:style-name="Standard"><text:tab/><text:tab/>8.58,</text:p>
      <text:p text:style-name="Standard"><text:tab/><text:tab/>27.599998,</text:p>
      <text:p text:style-name="Standard"><text:tab/><text:tab/>25.32,</text:p>
      <text:p text:style-name="Standard"><text:tab/><text:tab/>8.58,</text:p>
      <text:p text:style-name="Standard"><text:tab/><text:tab/>27.779999,</text:p>
      <text:p text:style-name="Standard"><text:tab/><text:tab/>25.199999,</text:p>
      <text:p text:style-name="Standard"><text:tab/><text:tab/>8.58,</text:p>
      <text:p text:style-name="Standard"><text:tab/><text:tab/>27.9,</text:p>
      <text:p text:style-name="Standard"><text:tab/><text:tab/>25.26,</text:p>
      <text:p text:style-name="Standard"><text:tab/><text:tab/>8.639999,</text:p>
      <text:p text:style-name="Standard"><text:tab/><text:tab/>27.9,</text:p>
      <text:p text:style-name="Standard"><text:tab/><text:tab/>25.32,</text:p>
      <text:p text:style-name="Standard"><text:tab/><text:tab/>8.76,</text:p>
      <text:p text:style-name="Standard"><text:tab/><text:tab/>27.779999,</text:p>
      <text:p text:style-name="Standard"><text:tab/><text:tab/>25.56,</text:p>
      <text:p text:style-name="Standard"><text:tab/><text:tab/>8.639999,</text:p>
      <text:p text:style-name="Standard"><text:tab/><text:tab/>27.84,</text:p>
      <text:p text:style-name="Standard"><text:tab/><text:tab/>25.5,</text:p>
      <text:p text:style-name="Standard"><text:tab/><text:tab/>8.46,</text:p>
      <text:p text:style-name="Standard"><text:tab/><text:tab/>27.779999,</text:p>
      <text:p text:style-name="Standard"><text:tab/><text:tab/>25.38,</text:p>
      <text:p text:style-name="Standard"><text:tab/><text:tab/>8.34,</text:p>
      <text:p text:style-name="Standard"><text:tab/><text:tab/>27.72,</text:p>
      <text:p text:style-name="Standard"><text:soft-page-break/><text:tab/><text:tab/>25.5,</text:p>
      <text:p text:style-name="Standard"><text:tab/><text:tab/>8.34,</text:p>
      <text:p text:style-name="Standard"><text:tab/><text:tab/>27.84,</text:p>
      <text:p text:style-name="Standard"><text:tab/><text:tab/>25.68,</text:p>
      <text:p text:style-name="Standard"><text:tab/><text:tab/>8.4,</text:p>
      <text:p text:style-name="Standard"><text:tab/><text:tab/>27.779999,</text:p>
      <text:p text:style-name="Standard"><text:tab/><text:tab/>25.619999,</text:p>
      <text:p text:style-name="Standard"><text:tab/><text:tab/>8.58,</text:p>
      <text:p text:style-name="Standard"><text:tab/><text:tab/>27.539999,</text:p>
      <text:p text:style-name="Standard"><text:tab/><text:tab/>25.68,</text:p>
      <text:p text:style-name="Standard"><text:tab/><text:tab/>8.58,</text:p>
      <text:p text:style-name="Standard"><text:tab/><text:tab/>27.539999,</text:p>
      <text:p text:style-name="Standard"><text:tab/><text:tab/>25.859999,</text:p>
      <text:p text:style-name="Standard"><text:tab/><text:tab/>8.639999,</text:p>
      <text:p text:style-name="Standard"><text:tab/><text:tab/>27.599998,</text:p>
      <text:p text:style-name="Standard"><text:tab/><text:tab/>25.859999,</text:p>
      <text:p text:style-name="Standard"><text:tab/><text:tab/>8.82,</text:p>
      <text:p text:style-name="Standard"><text:tab/><text:tab/>27.539999,</text:p>
      <text:p text:style-name="Standard"><text:tab/><text:tab/>26.039999,</text:p>
      <text:p text:style-name="Standard"><text:tab/><text:tab/>NumberLong(9),</text:p>
      <text:p text:style-name="Standard"><text:tab/><text:tab/>27.42,</text:p>
      <text:p text:style-name="Standard"><text:tab/><text:tab/>26.34,</text:p>
      <text:p text:style-name="Standard"><text:tab/><text:tab/>9.24,</text:p>
      <text:p text:style-name="Standard"><text:tab/><text:tab/>27.48,</text:p>
      <text:p text:style-name="Standard"><text:tab/><text:tab/>26.099998,</text:p>
      <text:p text:style-name="Standard"><text:tab/><text:tab/>9.3,</text:p>
      <text:p text:style-name="Standard"><text:tab/><text:tab/>27.3,</text:p>
      <text:p text:style-name="Standard"><text:tab/><text:tab/>26.16,</text:p>
      <text:p text:style-name="Standard"><text:tab/><text:tab/>9.24,</text:p>
      <text:p text:style-name="Standard"><text:tab/><text:tab/>27.359999,</text:p>
      <text:p text:style-name="Standard"><text:tab/><text:tab/>26.16,</text:p>
      <text:p text:style-name="Standard"><text:tab/><text:tab/>NumberLong(9),</text:p>
      <text:p text:style-name="Standard"><text:tab/><text:tab/>27.539999,</text:p>
      <text:p text:style-name="Standard"><text:tab/><text:tab/>25.98,</text:p>
      <text:p text:style-name="Standard"><text:tab/><text:tab/>8.82,</text:p>
      <text:p text:style-name="Standard"><text:tab/><text:tab/>27.539999,</text:p>
      <text:p text:style-name="Standard"><text:tab/><text:tab/>25.92,</text:p>
      <text:p text:style-name="Standard"><text:tab/><text:tab/>8.7,</text:p>
      <text:p text:style-name="Standard"><text:tab/><text:tab/>27.42,</text:p>
      <text:p text:style-name="Standard"><text:tab/><text:tab/>25.74,</text:p>
      <text:p text:style-name="Standard"><text:tab/><text:tab/>8.639999,</text:p>
      <text:p text:style-name="Standard"><text:tab/><text:tab/>27.3,</text:p>
      <text:p text:style-name="Standard"><text:tab/><text:tab/>25.74,</text:p>
      <text:p text:style-name="Standard"><text:tab/><text:tab/>8.58,</text:p>
      <text:p text:style-name="Standard"><text:tab/><text:tab/>27.539999,</text:p>
      <text:p text:style-name="Standard"><text:tab/><text:tab/>25.439999,</text:p>
      <text:p text:style-name="Standard"><text:tab/><text:tab/>8.34,</text:p>
      <text:p text:style-name="Standard"><text:tab/><text:tab/>27.3,</text:p>
      <text:p text:style-name="Standard"><text:tab/><text:tab/>25.38,</text:p>
      <text:p text:style-name="Standard"><text:soft-page-break/><text:tab/><text:tab/>8.16,</text:p>
      <text:p text:style-name="Standard"><text:tab/><text:tab/>27.359999,</text:p>
      <text:p text:style-name="Standard"><text:tab/><text:tab/>25.14,</text:p>
      <text:p text:style-name="Standard"><text:tab/><text:tab/>8.16,</text:p>
      <text:p text:style-name="Standard"><text:tab/><text:tab/>27.359999,</text:p>
      <text:p text:style-name="Standard"><text:tab/><text:tab/>24.96,</text:p>
      <text:p text:style-name="Standard"><text:tab/><text:tab/>8.099999,</text:p>
      <text:p text:style-name="Standard"><text:tab/><text:tab/>27.42,</text:p>
      <text:p text:style-name="Standard"><text:tab/><text:tab/>25.199999,</text:p>
      <text:p text:style-name="Standard"><text:tab/><text:tab/>8.28,</text:p>
      <text:p text:style-name="Standard"><text:tab/><text:tab/>27.539999,</text:p>
      <text:p text:style-name="Standard"><text:tab/><text:tab/>25.14,</text:p>
      <text:p text:style-name="Standard"><text:tab/><text:tab/>8.22,</text:p>
      <text:p text:style-name="Standard"><text:tab/><text:tab/>27.539999,</text:p>
      <text:p text:style-name="Standard"><text:tab/><text:tab/>25.14,</text:p>
      <text:p text:style-name="Standard"><text:tab/><text:tab/>8.22,</text:p>
      <text:p text:style-name="Standard"><text:tab/><text:tab/>27.599998,</text:p>
      <text:p text:style-name="Standard"><text:tab/><text:tab/>24.9,</text:p>
      <text:p text:style-name="Standard"><text:tab/><text:tab/>8.28,</text:p>
      <text:p text:style-name="Standard"><text:tab/><text:tab/>27.599998,</text:p>
      <text:p text:style-name="Standard"><text:tab/><text:tab/>25.019999,</text:p>
      <text:p text:style-name="Standard"><text:tab/><text:tab/>7.9199996,</text:p>
      <text:p text:style-name="Standard"><text:tab/><text:tab/>27.779999,</text:p>
      <text:p text:style-name="Standard"><text:tab/><text:tab/>25.14,</text:p>
      <text:p text:style-name="Standard"><text:tab/><text:tab/>7.8599997,</text:p>
      <text:p text:style-name="Standard"><text:tab/><text:tab/>27.779999,</text:p>
      <text:p text:style-name="Standard"><text:tab/><text:tab/>25.38,</text:p>
      <text:p text:style-name="Standard"><text:tab/><text:tab/>7.8599997,</text:p>
      <text:p text:style-name="Standard"><text:tab/><text:tab/>27.9,</text:p>
      <text:p text:style-name="Standard"><text:tab/><text:tab/>25.68,</text:p>
      <text:p text:style-name="Standard"><text:tab/><text:tab/>7.98,</text:p>
      <text:p text:style-name="Standard"><text:tab/><text:tab/>27.779999,</text:p>
      <text:p text:style-name="Standard"><text:tab/><text:tab/>25.619999,</text:p>
      <text:p text:style-name="Standard"><text:tab/><text:tab/>7.8599997,</text:p>
      <text:p text:style-name="Standard"><text:tab/><text:tab/>27.779999,</text:p>
      <text:p text:style-name="Standard"><text:tab/><text:tab/>25.56,</text:p>
      <text:p text:style-name="Standard"><text:tab/><text:tab/>7.9199996,</text:p>
      <text:p text:style-name="Standard"><text:tab/><text:tab/>28.019999,</text:p>
      <text:p text:style-name="Standard"><text:tab/><text:tab/>25.8,</text:p>
      <text:p text:style-name="Standard"><text:tab/><text:tab/>7.7999997,</text:p>
      <text:p text:style-name="Standard"><text:tab/><text:tab/>28.08,</text:p>
      <text:p text:style-name="Standard"><text:tab/><text:tab/>25.859999,</text:p>
      <text:p text:style-name="Standard"><text:tab/><text:tab/>7.68,</text:p>
      <text:p text:style-name="Standard"><text:tab/><text:tab/>27.96,</text:p>
      <text:p text:style-name="Standard"><text:tab/><text:tab/>25.8,</text:p>
      <text:p text:style-name="Standard"><text:tab/><text:tab/>8.04,</text:p>
      <text:p text:style-name="Standard"><text:tab/><text:tab/>28.08,</text:p>
      <text:p text:style-name="Standard"><text:tab/><text:tab/>25.68,</text:p>
      <text:p text:style-name="Standard"><text:tab/><text:tab/>8.22,</text:p>
      <text:p text:style-name="Standard"><text:soft-page-break/><text:tab/><text:tab/>28.26,</text:p>
      <text:p text:style-name="Standard"><text:tab/><text:tab/>25.619999,</text:p>
      <text:p text:style-name="Standard"><text:tab/><text:tab/>8.34,</text:p>
      <text:p text:style-name="Standard"><text:tab/><text:tab/>28.26,</text:p>
      <text:p text:style-name="Standard"><text:tab/><text:tab/>25.439999,</text:p>
      <text:p text:style-name="Standard"><text:tab/><text:tab/>8.46,</text:p>
      <text:p text:style-name="Standard"><text:tab/><text:tab/>28.32,</text:p>
      <text:p text:style-name="Standard"><text:tab/><text:tab/>25.439999,</text:p>
      <text:p text:style-name="Standard"><text:tab/><text:tab/>8.5199995,</text:p>
      <text:p text:style-name="Standard"><text:tab/><text:tab/>28.14,</text:p>
      <text:p text:style-name="Standard"><text:tab/><text:tab/>25.619999,</text:p>
      <text:p text:style-name="Standard"><text:tab/><text:tab/>8.4,</text:p>
      <text:p text:style-name="Standard"><text:tab/><text:tab/>28.08,</text:p>
      <text:p text:style-name="Standard"><text:tab/><text:tab/>25.5,</text:p>
      <text:p text:style-name="Standard"><text:tab/><text:tab/>8.4,</text:p>
      <text:p text:style-name="Standard"><text:tab/><text:tab/>28.08,</text:p>
      <text:p text:style-name="Standard"><text:tab/><text:tab/>25.38,</text:p>
      <text:p text:style-name="Standard"><text:tab/><text:tab/>8.46,</text:p>
      <text:p text:style-name="Standard"><text:tab/><text:tab/>28.14,</text:p>
      <text:p text:style-name="Standard"><text:tab/><text:tab/>25.38,</text:p>
      <text:p text:style-name="Standard"><text:tab/><text:tab/>8.4,</text:p>
      <text:p text:style-name="Standard"><text:tab/><text:tab/>28.14,</text:p>
      <text:p text:style-name="Standard"><text:tab/><text:tab/>25.619999,</text:p>
      <text:p text:style-name="Standard"><text:tab/><text:tab/>8.34,</text:p>
      <text:p text:style-name="Standard"><text:tab/><text:tab/>28.08,</text:p>
      <text:p text:style-name="Standard"><text:tab/><text:tab/>25.619999,</text:p>
      <text:p text:style-name="Standard"><text:tab/><text:tab/>8.16,</text:p>
      <text:p text:style-name="Standard"><text:tab/><text:tab/>28.019999,</text:p>
      <text:p text:style-name="Standard"><text:tab/><text:tab/>25.439999,</text:p>
      <text:p text:style-name="Standard"><text:tab/><text:tab/>7.9199996,</text:p>
      <text:p text:style-name="Standard"><text:tab/><text:tab/>28.32,</text:p>
      <text:p text:style-name="Standard"><text:tab/><text:tab/>25.38,</text:p>
      <text:p text:style-name="Standard"><text:tab/><text:tab/>8.099999,</text:p>
      <text:p text:style-name="Standard"><text:tab/><text:tab/>28.38,</text:p>
      <text:p text:style-name="Standard"><text:tab/><text:tab/>25.38,</text:p>
      <text:p text:style-name="Standard"><text:tab/><text:tab/>8.34,</text:p>
      <text:p text:style-name="Standard"><text:tab/><text:tab/>28.38,</text:p>
      <text:p text:style-name="Standard"><text:tab/><text:tab/>25.38,</text:p>
      <text:p text:style-name="Standard"><text:tab/><text:tab/>8.34,</text:p>
      <text:p text:style-name="Standard"><text:tab/><text:tab/>28.5,</text:p>
      <text:p text:style-name="Standard"><text:tab/><text:tab/>25.439999,</text:p>
      <text:p text:style-name="Standard"><text:tab/><text:tab/>8.46,</text:p>
      <text:p text:style-name="Standard"><text:tab/><text:tab/>28.56,</text:p>
      <text:p text:style-name="Standard"><text:tab/><text:tab/>25.56,</text:p>
      <text:p text:style-name="Standard"><text:tab/><text:tab/>8.5199995,</text:p>
      <text:p text:style-name="Standard"><text:tab/><text:tab/>28.5,</text:p>
      <text:p text:style-name="Standard"><text:tab/><text:tab/>25.5,</text:p>
      <text:p text:style-name="Standard"><text:tab/><text:tab/>8.4,</text:p>
      <text:p text:style-name="Standard"><text:tab/><text:tab/>28.5,</text:p>
      <text:p text:style-name="Standard"><text:soft-page-break/><text:tab/><text:tab/>25.5,</text:p>
      <text:p text:style-name="Standard"><text:tab/><text:tab/>8.34,</text:p>
      <text:p text:style-name="Standard"><text:tab/><text:tab/>28.32,</text:p>
      <text:p text:style-name="Standard"><text:tab/><text:tab/>25.74,</text:p>
      <text:p text:style-name="Standard"><text:tab/><text:tab/>8.4,</text:p>
      <text:p text:style-name="Standard"><text:tab/><text:tab/>27.96,</text:p>
      <text:p text:style-name="Standard"><text:tab/><text:tab/>25.8,</text:p>
      <text:p text:style-name="Standard"><text:tab/><text:tab/>8.099999,</text:p>
      <text:p text:style-name="Standard"><text:tab/><text:tab/>28.019999,</text:p>
      <text:p text:style-name="Standard"><text:tab/><text:tab/>25.8,</text:p>
      <text:p text:style-name="Standard"><text:tab/><text:tab/>7.98,</text:p>
      <text:p text:style-name="Standard"><text:tab/><text:tab/>27.96,</text:p>
      <text:p text:style-name="Standard"><text:tab/><text:tab/>25.8,</text:p>
      <text:p text:style-name="Standard"><text:tab/><text:tab/>8.04,</text:p>
      <text:p text:style-name="Standard"><text:tab/><text:tab/>27.9,</text:p>
      <text:p text:style-name="Standard"><text:tab/><text:tab/>25.74,</text:p>
      <text:p text:style-name="Standard"><text:tab/><text:tab/>7.9199996,</text:p>
      <text:p text:style-name="Standard"><text:tab/><text:tab/>27.96,</text:p>
      <text:p text:style-name="Standard"><text:tab/><text:tab/>25.619999,</text:p>
      <text:p text:style-name="Standard"><text:tab/><text:tab/>7.98,</text:p>
      <text:p text:style-name="Standard"><text:tab/><text:tab/>27.96,</text:p>
      <text:p text:style-name="Standard"><text:tab/><text:tab/>25.38,</text:p>
      <text:p text:style-name="Standard"><text:tab/><text:tab/>7.98,</text:p>
      <text:p text:style-name="Standard"><text:tab/><text:tab/>27.9,</text:p>
      <text:p text:style-name="Standard"><text:tab/><text:tab/>25.32,</text:p>
      <text:p text:style-name="Standard"><text:tab/><text:tab/>8.22,</text:p>
      <text:p text:style-name="Standard"><text:tab/><text:tab/>28.14,</text:p>
      <text:p text:style-name="Standard"><text:tab/><text:tab/>25.14,</text:p>
      <text:p text:style-name="Standard"><text:tab/><text:tab/>8.099999,</text:p>
      <text:p text:style-name="Standard"><text:tab/><text:tab/>28.199999,</text:p>
      <text:p text:style-name="Standard"><text:tab/><text:tab/>25.08,</text:p>
      <text:p text:style-name="Standard"><text:tab/><text:tab/>8.099999,</text:p>
      <text:p text:style-name="Standard"><text:tab/><text:tab/>28.32,</text:p>
      <text:p text:style-name="Standard"><text:tab/><text:tab/>25.019999,</text:p>
      <text:p text:style-name="Standard"><text:tab/><text:tab/>8.04,</text:p>
      <text:p text:style-name="Standard"><text:tab/><text:tab/>28.38,</text:p>
      <text:p text:style-name="Standard"><text:tab/><text:tab/>24.9,</text:p>
      <text:p text:style-name="Standard"><text:tab/><text:tab/>7.9199996,</text:p>
      <text:p text:style-name="Standard"><text:tab/><text:tab/>28.439999,</text:p>
      <text:p text:style-name="Standard"><text:tab/><text:tab/>24.84,</text:p>
      <text:p text:style-name="Standard"><text:tab/><text:tab/>7.8599997,</text:p>
      <text:p text:style-name="Standard"><text:tab/><text:tab/>28.439999,</text:p>
      <text:p text:style-name="Standard"><text:tab/><text:tab/>24.66,</text:p>
      <text:p text:style-name="Standard"><text:tab/><text:tab/>7.68,</text:p>
      <text:p text:style-name="Standard"><text:tab/><text:tab/>28.38,</text:p>
      <text:p text:style-name="Standard"><text:tab/><text:tab/>24.72,</text:p>
      <text:p text:style-name="Standard"><text:tab/><text:tab/>7.74,</text:p>
      <text:p text:style-name="Standard"><text:tab/><text:tab/>28.38,</text:p>
      <text:p text:style-name="Standard"><text:tab/><text:tab/>24.66,</text:p>
      <text:p text:style-name="Standard"><text:soft-page-break/><text:tab/><text:tab/>7.68,</text:p>
      <text:p text:style-name="Standard"><text:tab/><text:tab/>28.26,</text:p>
      <text:p text:style-name="Standard"><text:tab/><text:tab/>24.6,</text:p>
      <text:p text:style-name="Standard"><text:tab/><text:tab/>7.7999997,</text:p>
      <text:p text:style-name="Standard"><text:tab/><text:tab/>28.38,</text:p>
      <text:p text:style-name="Standard"><text:tab/><text:tab/>24.6,</text:p>
      <text:p text:style-name="Standard"><text:tab/><text:tab/>7.9199996,</text:p>
      <text:p text:style-name="Standard"><text:tab/><text:tab/>28.26,</text:p>
      <text:p text:style-name="Standard"><text:tab/><text:tab/>24.539999,</text:p>
      <text:p text:style-name="Standard"><text:tab/><text:tab/>7.98,</text:p>
      <text:p text:style-name="Standard"><text:tab/><text:tab/>28.199999,</text:p>
      <text:p text:style-name="Standard"><text:tab/><text:tab/>24.48,</text:p>
      <text:p text:style-name="Standard"><text:tab/><text:tab/>8.16,</text:p>
      <text:p text:style-name="Standard"><text:tab/><text:tab/>28.32,</text:p>
      <text:p text:style-name="Standard"><text:tab/><text:tab/>24.42,</text:p>
      <text:p text:style-name="Standard"><text:tab/><text:tab/>7.98,</text:p>
      <text:p text:style-name="Standard"><text:tab/><text:tab/>28.199999,</text:p>
      <text:p text:style-name="Standard"><text:tab/><text:tab/>24.6,</text:p>
      <text:p text:style-name="Standard"><text:tab/><text:tab/>7.98,</text:p>
      <text:p text:style-name="Standard"><text:tab/><text:tab/>28.14,</text:p>
      <text:p text:style-name="Standard"><text:tab/><text:tab/>24.66,</text:p>
      <text:p text:style-name="Standard"><text:tab/><text:tab/>8.04,</text:p>
      <text:p text:style-name="Standard"><text:tab/><text:tab/>28.08,</text:p>
      <text:p text:style-name="Standard"><text:tab/><text:tab/>24.6,</text:p>
      <text:p text:style-name="Standard"><text:tab/><text:tab/>7.7999997,</text:p>
      <text:p text:style-name="Standard"><text:tab/><text:tab/>28.26,</text:p>
      <text:p text:style-name="Standard"><text:tab/><text:tab/>24.779999,</text:p>
      <text:p text:style-name="Standard"><text:tab/><text:tab/>7.74,</text:p>
      <text:p text:style-name="Standard"><text:tab/><text:tab/>28.38,</text:p>
      <text:p text:style-name="Standard"><text:tab/><text:tab/>24.96,</text:p>
      <text:p text:style-name="Standard"><text:tab/><text:tab/>7.56,</text:p>
      <text:p text:style-name="Standard"><text:tab/><text:tab/>28.5,</text:p>
      <text:p text:style-name="Standard"><text:tab/><text:tab/>24.96,</text:p>
      <text:p text:style-name="Standard"><text:tab/><text:tab/>7.68,</text:p>
      <text:p text:style-name="Standard"><text:tab/><text:tab/>28.68,</text:p>
      <text:p text:style-name="Standard"><text:tab/><text:tab/>25.08,</text:p>
      <text:p text:style-name="Standard"><text:tab/><text:tab/>7.56,</text:p>
      <text:p text:style-name="Standard"><text:tab/><text:tab/>28.5,</text:p>
      <text:p text:style-name="Standard"><text:tab/><text:tab/>25.14,</text:p>
      <text:p text:style-name="Standard"><text:tab/><text:tab/>7.7999997,</text:p>
      <text:p text:style-name="Standard"><text:tab/><text:tab/>28.619999,</text:p>
      <text:p text:style-name="Standard"><text:tab/><text:tab/>25.08,</text:p>
      <text:p text:style-name="Standard"><text:tab/><text:tab/>7.98,</text:p>
      <text:p text:style-name="Standard"><text:tab/><text:tab/>28.619999,</text:p>
      <text:p text:style-name="Standard"><text:tab/><text:tab/>25.08,</text:p>
      <text:p text:style-name="Standard"><text:tab/><text:tab/>7.98,</text:p>
      <text:p text:style-name="Standard"><text:tab/><text:tab/>28.74,</text:p>
      <text:p text:style-name="Standard"><text:tab/><text:tab/>25.08,</text:p>
      <text:p text:style-name="Standard"><text:tab/><text:tab/>7.98,</text:p>
      <text:p text:style-name="Standard"><text:soft-page-break/><text:tab/><text:tab/>28.439999,</text:p>
      <text:p text:style-name="Standard"><text:tab/><text:tab/>24.9,</text:p>
      <text:p text:style-name="Standard"><text:tab/><text:tab/>7.8599997,</text:p>
      <text:p text:style-name="Standard"><text:tab/><text:tab/>28.5,</text:p>
      <text:p text:style-name="Standard"><text:tab/><text:tab/>24.6,</text:p>
      <text:p text:style-name="Standard"><text:tab/><text:tab/>8.099999,</text:p>
      <text:p text:style-name="Standard"><text:tab/><text:tab/>28.38,</text:p>
      <text:p text:style-name="Standard"><text:tab/><text:tab/>24.48,</text:p>
      <text:p text:style-name="Standard"><text:tab/><text:tab/>7.8599997,</text:p>
      <text:p text:style-name="Standard"><text:tab/><text:tab/>28.199999,</text:p>
      <text:p text:style-name="Standard"><text:tab/><text:tab/>24.48,</text:p>
      <text:p text:style-name="Standard"><text:tab/><text:tab/>7.8599997,</text:p>
      <text:p text:style-name="Standard"><text:tab/><text:tab/>28.439999,</text:p>
      <text:p text:style-name="Standard"><text:tab/><text:tab/>24.6,</text:p>
      <text:p text:style-name="Standard"><text:tab/><text:tab/>7.8599997,</text:p>
      <text:p text:style-name="Standard"><text:tab/><text:tab/>28.56,</text:p>
      <text:p text:style-name="Standard"><text:tab/><text:tab/>24.779999,</text:p>
      <text:p text:style-name="Standard"><text:tab/><text:tab/>7.62,</text:p>
      <text:p text:style-name="Standard"><text:tab/><text:tab/>28.68,</text:p>
      <text:p text:style-name="Standard"><text:tab/><text:tab/>24.9,</text:p>
      <text:p text:style-name="Standard"><text:tab/><text:tab/>7.56,</text:p>
      <text:p text:style-name="Standard"><text:tab/><text:tab/>28.619999,</text:p>
      <text:p text:style-name="Standard"><text:tab/><text:tab/>24.9,</text:p>
      <text:p text:style-name="Standard"><text:tab/><text:tab/>7.62,</text:p>
      <text:p text:style-name="Standard"><text:tab/><text:tab/>28.74,</text:p>
      <text:p text:style-name="Standard"><text:tab/><text:tab/>24.96,</text:p>
      <text:p text:style-name="Standard"><text:tab/><text:tab/>7.8599997,</text:p>
      <text:p text:style-name="Standard"><text:tab/><text:tab/>28.68,</text:p>
      <text:p text:style-name="Standard"><text:tab/><text:tab/>25.08,</text:p>
      <text:p text:style-name="Standard"><text:tab/><text:tab/>7.7999997,</text:p>
      <text:p text:style-name="Standard"><text:tab/><text:tab/>28.92,</text:p>
      <text:p text:style-name="Standard"><text:tab/><text:tab/>25.08,</text:p>
      <text:p text:style-name="Standard"><text:tab/><text:tab/>7.74,</text:p>
      <text:p text:style-name="Standard"><text:tab/><text:tab/>29.099998,</text:p>
      <text:p text:style-name="Standard"><text:tab/><text:tab/>25.26,</text:p>
      <text:p text:style-name="Standard"><text:tab/><text:tab/>7.7999997,</text:p>
      <text:p text:style-name="Standard"><text:tab/><text:tab/>28.98,</text:p>
      <text:p text:style-name="Standard"><text:tab/><text:tab/>25.14,</text:p>
      <text:p text:style-name="Standard"><text:tab/><text:tab/>7.74,</text:p>
      <text:p text:style-name="Standard"><text:tab/><text:tab/>28.859999,</text:p>
      <text:p text:style-name="Standard"><text:tab/><text:tab/>24.84,</text:p>
      <text:p text:style-name="Standard"><text:tab/><text:tab/>7.68,</text:p>
      <text:p text:style-name="Standard"><text:tab/><text:tab/>28.8,</text:p>
      <text:p text:style-name="Standard"><text:tab/><text:tab/>24.539999,</text:p>
      <text:p text:style-name="Standard"><text:tab/><text:tab/>7.7999997,</text:p>
      <text:p text:style-name="Standard"><text:tab/><text:tab/>28.92,</text:p>
      <text:p text:style-name="Standard"><text:tab/><text:tab/>24.48,</text:p>
      <text:p text:style-name="Standard"><text:tab/><text:tab/>7.68,</text:p>
      <text:p text:style-name="Standard"><text:tab/><text:tab/>28.98,</text:p>
      <text:p text:style-name="Standard"><text:soft-page-break/><text:tab/><text:tab/>24.539999,</text:p>
      <text:p text:style-name="Standard"><text:tab/><text:tab/>7.62,</text:p>
      <text:p text:style-name="Standard"><text:tab/><text:tab/>28.98,</text:p>
      <text:p text:style-name="Standard"><text:tab/><text:tab/>24.6,</text:p>
      <text:p text:style-name="Standard"><text:tab/><text:tab/>7.62,</text:p>
      <text:p text:style-name="Standard"><text:tab/><text:tab/>28.8,</text:p>
      <text:p text:style-name="Standard"><text:tab/><text:tab/>24.66,</text:p>
      <text:p text:style-name="Standard"><text:tab/><text:tab/>7.74,</text:p>
      <text:p text:style-name="Standard"><text:tab/><text:tab/>28.439999,</text:p>
      <text:p text:style-name="Standard"><text:tab/><text:tab/>24.48,</text:p>
      <text:p text:style-name="Standard"><text:tab/><text:tab/>7.74,</text:p>
      <text:p text:style-name="Standard"><text:tab/><text:tab/>28.439999,</text:p>
      <text:p text:style-name="Standard"><text:tab/><text:tab/>24.359999,</text:p>
      <text:p text:style-name="Standard"><text:tab/><text:tab/>7.74,</text:p>
      <text:p text:style-name="Standard"><text:tab/><text:tab/>28.619999,</text:p>
      <text:p text:style-name="Standard"><text:tab/><text:tab/>24.6,</text:p>
      <text:p text:style-name="Standard"><text:tab/><text:tab/>7.9199996,</text:p>
      <text:p text:style-name="Standard"><text:tab/><text:tab/>28.68,</text:p>
      <text:p text:style-name="Standard"><text:tab/><text:tab/>24.779999,</text:p>
      <text:p text:style-name="Standard"><text:tab/><text:tab/>7.7999997,</text:p>
      <text:p text:style-name="Standard"><text:tab/><text:tab/>28.68,</text:p>
      <text:p text:style-name="Standard"><text:tab/><text:tab/>24.72,</text:p>
      <text:p text:style-name="Standard"><text:tab/><text:tab/>7.8599997,</text:p>
      <text:p text:style-name="Standard"><text:tab/><text:tab/>28.68,</text:p>
      <text:p text:style-name="Standard"><text:tab/><text:tab/>24.66,</text:p>
      <text:p text:style-name="Standard"><text:tab/><text:tab/>7.8599997,</text:p>
      <text:p text:style-name="Standard"><text:tab/><text:tab/>28.68,</text:p>
      <text:p text:style-name="Standard"><text:tab/><text:tab/>24.48,</text:p>
      <text:p text:style-name="Standard"><text:tab/><text:tab/>7.74,</text:p>
      <text:p text:style-name="Standard"><text:tab/><text:tab/>28.8,</text:p>
      <text:p text:style-name="Standard"><text:tab/><text:tab/>24.359999,</text:p>
      <text:p text:style-name="Standard"><text:tab/><text:tab/>7.74,</text:p>
      <text:p text:style-name="Standard"><text:tab/><text:tab/>28.8,</text:p>
      <text:p text:style-name="Standard"><text:tab/><text:tab/>24.3,</text:p>
      <text:p text:style-name="Standard"><text:tab/><text:tab/>7.74,</text:p>
      <text:p text:style-name="Standard"><text:tab/><text:tab/>28.92,</text:p>
      <text:p text:style-name="Standard"><text:tab/><text:tab/>24.359999,</text:p>
      <text:p text:style-name="Standard"><text:tab/><text:tab/>7.44,</text:p>
      <text:p text:style-name="Standard"><text:tab/><text:tab/>28.8,</text:p>
      <text:p text:style-name="Standard"><text:tab/><text:tab/>24.3,</text:p>
      <text:p text:style-name="Standard"><text:tab/><text:tab/>7.44,</text:p>
      <text:p text:style-name="Standard"><text:tab/><text:tab/>28.74,</text:p>
      <text:p text:style-name="Standard"><text:tab/><text:tab/>24.359999,</text:p>
      <text:p text:style-name="Standard"><text:tab/><text:tab/>7.5,</text:p>
      <text:p text:style-name="Standard"><text:tab/><text:tab/>28.74,</text:p>
      <text:p text:style-name="Standard"><text:tab/><text:tab/>24.42,</text:p>
      <text:p text:style-name="Standard"><text:tab/><text:tab/>7.5,</text:p>
      <text:p text:style-name="Standard"><text:tab/><text:tab/>28.68,</text:p>
      <text:p text:style-name="Standard"><text:tab/><text:tab/>24.359999,</text:p>
      <text:p text:style-name="Standard"><text:soft-page-break/><text:tab/><text:tab/>7.56,</text:p>
      <text:p text:style-name="Standard"><text:tab/><text:tab/>28.56,</text:p>
      <text:p text:style-name="Standard"><text:tab/><text:tab/>24.6,</text:p>
      <text:p text:style-name="Standard"><text:tab/><text:tab/>7.56,</text:p>
      <text:p text:style-name="Standard"><text:tab/><text:tab/>28.74,</text:p>
      <text:p text:style-name="Standard"><text:tab/><text:tab/>24.66,</text:p>
      <text:p text:style-name="Standard"><text:tab/><text:tab/>7.3799996,</text:p>
      <text:p text:style-name="Standard"><text:tab/><text:tab/>28.74,</text:p>
      <text:p text:style-name="Standard"><text:tab/><text:tab/>24.779999,</text:p>
      <text:p text:style-name="Standard"><text:tab/><text:tab/>7.62,</text:p>
      <text:p text:style-name="Standard"><text:tab/><text:tab/>28.56,</text:p>
      <text:p text:style-name="Standard"><text:tab/><text:tab/>24.72,</text:p>
      <text:p text:style-name="Standard"><text:tab/><text:tab/>7.7999997,</text:p>
      <text:p text:style-name="Standard"><text:tab/><text:tab/>28.619999,</text:p>
      <text:p text:style-name="Standard"><text:tab/><text:tab/>24.66,</text:p>
      <text:p text:style-name="Standard"><text:tab/><text:tab/>7.7999997,</text:p>
      <text:p text:style-name="Standard"><text:tab/><text:tab/>28.74,</text:p>
      <text:p text:style-name="Standard"><text:tab/><text:tab/>24.6,</text:p>
      <text:p text:style-name="Standard"><text:tab/><text:tab/>7.68,</text:p>
      <text:p text:style-name="Standard"><text:tab/><text:tab/>28.74,</text:p>
      <text:p text:style-name="Standard"><text:tab/><text:tab/>24.6,</text:p>
      <text:p text:style-name="Standard"><text:tab/><text:tab/>7.62,</text:p>
      <text:p text:style-name="Standard"><text:tab/><text:tab/>28.68,</text:p>
      <text:p text:style-name="Standard"><text:tab/><text:tab/>24.6,</text:p>
      <text:p text:style-name="Standard"><text:tab/><text:tab/>7.68,</text:p>
      <text:p text:style-name="Standard"><text:tab/><text:tab/>28.56,</text:p>
      <text:p text:style-name="Standard"><text:tab/><text:tab/>24.539999,</text:p>
      <text:p text:style-name="Standard"><text:tab/><text:tab/>7.62,</text:p>
      <text:p text:style-name="Standard"><text:tab/><text:tab/>28.5,</text:p>
      <text:p text:style-name="Standard"><text:tab/><text:tab/>24.66,</text:p>
      <text:p text:style-name="Standard"><text:tab/><text:tab/>7.56,</text:p>
      <text:p text:style-name="Standard"><text:tab/><text:tab/>28.439999,</text:p>
      <text:p text:style-name="Standard"><text:tab/><text:tab/>24.6,</text:p>
      <text:p text:style-name="Standard"><text:tab/><text:tab/>7.2,</text:p>
      <text:p text:style-name="Standard"><text:tab/><text:tab/>28.68,</text:p>
      <text:p text:style-name="Standard"><text:tab/><text:tab/>24.72,</text:p>
      <text:p text:style-name="Standard"><text:tab/><text:tab/>7.14,</text:p>
      <text:p text:style-name="Standard"><text:tab/><text:tab/>28.68,</text:p>
      <text:p text:style-name="Standard"><text:tab/><text:tab/>24.6,</text:p>
      <text:p text:style-name="Standard"><text:tab/><text:tab/>7.2,</text:p>
      <text:p text:style-name="Standard"><text:tab/><text:tab/>28.56,</text:p>
      <text:p text:style-name="Standard"><text:tab/><text:tab/>24.66,</text:p>
      <text:p text:style-name="Standard"><text:tab/><text:tab/>7.3199997,</text:p>
      <text:p text:style-name="Standard"><text:tab/><text:tab/>28.5,</text:p>
      <text:p text:style-name="Standard"><text:tab/><text:tab/>24.66,</text:p>
      <text:p text:style-name="Standard"><text:tab/><text:tab/>7.3799996,</text:p>
      <text:p text:style-name="Standard"><text:tab/><text:tab/>28.619999,</text:p>
      <text:p text:style-name="Standard"><text:tab/><text:tab/>24.779999,</text:p>
      <text:p text:style-name="Standard"><text:tab/><text:tab/>7.5,</text:p>
      <text:p text:style-name="Standard"><text:soft-page-break/><text:tab/><text:tab/>28.74,</text:p>
      <text:p text:style-name="Standard"><text:tab/><text:tab/>24.84,</text:p>
      <text:p text:style-name="Standard"><text:tab/><text:tab/>7.44,</text:p>
      <text:p text:style-name="Standard"><text:tab/><text:tab/>29.039999,</text:p>
      <text:p text:style-name="Standard"><text:tab/><text:tab/>24.9,</text:p>
      <text:p text:style-name="Standard"><text:tab/><text:tab/>7.56,</text:p>
      <text:p text:style-name="Standard"><text:tab/><text:tab/>29.039999,</text:p>
      <text:p text:style-name="Standard"><text:tab/><text:tab/>25.019999,</text:p>
      <text:p text:style-name="Standard"><text:tab/><text:tab/>7.5,</text:p>
      <text:p text:style-name="Standard"><text:tab/><text:tab/>28.68,</text:p>
      <text:p text:style-name="Standard"><text:tab/><text:tab/>24.84,</text:p>
      <text:p text:style-name="Standard"><text:tab/><text:tab/>7.68,</text:p>
      <text:p text:style-name="Standard"><text:tab/><text:tab/>28.68,</text:p>
      <text:p text:style-name="Standard"><text:tab/><text:tab/>24.96,</text:p>
      <text:p text:style-name="Standard"><text:tab/><text:tab/>7.68,</text:p>
      <text:p text:style-name="Standard"><text:tab/><text:tab/>28.8,</text:p>
      <text:p text:style-name="Standard"><text:tab/><text:tab/>25.019999,</text:p>
      <text:p text:style-name="Standard"><text:tab/><text:tab/>7.5,</text:p>
      <text:p text:style-name="Standard"><text:tab/><text:tab/>28.8,</text:p>
      <text:p text:style-name="Standard"><text:tab/><text:tab/>24.9,</text:p>
      <text:p text:style-name="Standard"><text:tab/><text:tab/>7.62,</text:p>
      <text:p text:style-name="Standard"><text:tab/><text:tab/>28.8,</text:p>
      <text:p text:style-name="Standard"><text:tab/><text:tab/>24.72,</text:p>
      <text:p text:style-name="Standard"><text:tab/><text:tab/>7.3799996,</text:p>
      <text:p text:style-name="Standard"><text:tab/><text:tab/>28.92,</text:p>
      <text:p text:style-name="Standard"><text:tab/><text:tab/>24.72,</text:p>
      <text:p text:style-name="Standard"><text:tab/><text:tab/>7.5,</text:p>
      <text:p text:style-name="Standard"><text:tab/><text:tab/>28.68,</text:p>
      <text:p text:style-name="Standard"><text:tab/><text:tab/>24.48,</text:p>
      <text:p text:style-name="Standard"><text:tab/><text:tab/>7.68,</text:p>
      <text:p text:style-name="Standard"><text:tab/><text:tab/>28.859999,</text:p>
      <text:p text:style-name="Standard"><text:tab/><text:tab/>24.3,</text:p>
      <text:p text:style-name="Standard"><text:tab/><text:tab/>8.04,</text:p>
      <text:p text:style-name="Standard"><text:tab/><text:tab/>28.859999,</text:p>
      <text:p text:style-name="Standard"><text:tab/><text:tab/>24.359999,</text:p>
      <text:p text:style-name="Standard"><text:tab/><text:tab/>7.7999997,</text:p>
      <text:p text:style-name="Standard"><text:tab/><text:tab/>28.92,</text:p>
      <text:p text:style-name="Standard"><text:tab/><text:tab/>24.3,</text:p>
      <text:p text:style-name="Standard"><text:tab/><text:tab/>7.74,</text:p>
      <text:p text:style-name="Standard"><text:tab/><text:tab/>29.16,</text:p>
      <text:p text:style-name="Standard"><text:tab/><text:tab/>24.359999,</text:p>
      <text:p text:style-name="Standard"><text:tab/><text:tab/>7.8599997,</text:p>
      <text:p text:style-name="Standard"><text:tab/><text:tab/>29.099998,</text:p>
      <text:p text:style-name="Standard"><text:tab/><text:tab/>24.539999,</text:p>
      <text:p text:style-name="Standard"><text:tab/><text:tab/>7.8599997,</text:p>
      <text:p text:style-name="Standard"><text:tab/><text:tab/>29.22,</text:p>
      <text:p text:style-name="Standard"><text:tab/><text:tab/>24.66,</text:p>
      <text:p text:style-name="Standard"><text:tab/><text:tab/>8.04,</text:p>
      <text:p text:style-name="Standard"><text:tab/><text:tab/>29.039999,</text:p>
      <text:p text:style-name="Standard"><text:soft-page-break/><text:tab/><text:tab/>24.48,</text:p>
      <text:p text:style-name="Standard"><text:tab/><text:tab/>7.7999997,</text:p>
      <text:p text:style-name="Standard"><text:tab/><text:tab/>29.099998,</text:p>
      <text:p text:style-name="Standard"><text:tab/><text:tab/>24.539999,</text:p>
      <text:p text:style-name="Standard"><text:tab/><text:tab/>7.5,</text:p>
      <text:p text:style-name="Standard"><text:tab/><text:tab/>28.92,</text:p>
      <text:p text:style-name="Standard"><text:tab/><text:tab/>24.66,</text:p>
      <text:p text:style-name="Standard"><text:tab/><text:tab/>7.3199997,</text:p>
      <text:p text:style-name="Standard"><text:tab/><text:tab/>28.98,</text:p>
      <text:p text:style-name="Standard"><text:tab/><text:tab/>24.539999,</text:p>
      <text:p text:style-name="Standard"><text:tab/><text:tab/>7.44,</text:p>
      <text:p text:style-name="Standard"><text:tab/><text:tab/>28.92,</text:p>
      <text:p text:style-name="Standard"><text:tab/><text:tab/>24.72,</text:p>
      <text:p text:style-name="Standard"><text:tab/><text:tab/>7.3199997,</text:p>
      <text:p text:style-name="Standard"><text:tab/><text:tab/>28.859999,</text:p>
      <text:p text:style-name="Standard"><text:tab/><text:tab/>24.539999,</text:p>
      <text:p text:style-name="Standard"><text:tab/><text:tab/>7.2599998,</text:p>
      <text:p text:style-name="Standard"><text:tab/><text:tab/>28.92,</text:p>
      <text:p text:style-name="Standard"><text:tab/><text:tab/>24.48,</text:p>
      <text:p text:style-name="Standard"><text:tab/><text:tab/>7.14,</text:p>
      <text:p text:style-name="Standard"><text:tab/><text:tab/>28.92,</text:p>
      <text:p text:style-name="Standard"><text:tab/><text:tab/>24.48,</text:p>
      <text:p text:style-name="Standard"><text:tab/><text:tab/>7.2599998,</text:p>
      <text:p text:style-name="Standard"><text:tab/><text:tab/>28.92,</text:p>
      <text:p text:style-name="Standard"><text:tab/><text:tab/>24.66,</text:p>
      <text:p text:style-name="Standard"><text:tab/><text:tab/>7.2599998,</text:p>
      <text:p text:style-name="Standard"><text:tab/><text:tab/>29.099998,</text:p>
      <text:p text:style-name="Standard"><text:tab/><text:tab/>24.539999,</text:p>
      <text:p text:style-name="Standard"><text:tab/><text:tab/>7.5,</text:p>
      <text:p text:style-name="Standard"><text:tab/><text:tab/>29.279999,</text:p>
      <text:p text:style-name="Standard"><text:tab/><text:tab/>24.66,</text:p>
      <text:p text:style-name="Standard"><text:tab/><text:tab/>7.44,</text:p>
      <text:p text:style-name="Standard"><text:tab/><text:tab/>29.58,</text:p>
      <text:p text:style-name="Standard"><text:tab/><text:tab/>24.72,</text:p>
      <text:p text:style-name="Standard"><text:tab/><text:tab/>7.5,</text:p>
      <text:p text:style-name="Standard"><text:tab/><text:tab/>29.699999,</text:p>
      <text:p text:style-name="Standard"><text:tab/><text:tab/>24.6,</text:p>
      <text:p text:style-name="Standard"><text:tab/><text:tab/>7.68,</text:p>
      <text:p text:style-name="Standard"><text:tab/><text:tab/>29.519999,</text:p>
      <text:p text:style-name="Standard"><text:tab/><text:tab/>24.66,</text:p>
      <text:p text:style-name="Standard"><text:tab/><text:tab/>7.74,</text:p>
      <text:p text:style-name="Standard"><text:tab/><text:tab/>29.58,</text:p>
      <text:p text:style-name="Standard"><text:tab/><text:tab/>24.66,</text:p>
      <text:p text:style-name="Standard"><text:tab/><text:tab/>7.8599997,</text:p>
      <text:p text:style-name="Standard"><text:tab/><text:tab/>29.58,</text:p>
      <text:p text:style-name="Standard"><text:tab/><text:tab/>24.539999,</text:p>
      <text:p text:style-name="Standard"><text:tab/><text:tab/>7.7999997,</text:p>
      <text:p text:style-name="Standard"><text:tab/><text:tab/>29.279999,</text:p>
      <text:p text:style-name="Standard"><text:tab/><text:tab/>24.66,</text:p>
      <text:p text:style-name="Standard"><text:soft-page-break/><text:tab/><text:tab/>7.68,</text:p>
      <text:p text:style-name="Standard"><text:tab/><text:tab/>29.099998,</text:p>
      <text:p text:style-name="Standard"><text:tab/><text:tab/>24.42,</text:p>
      <text:p text:style-name="Standard"><text:tab/><text:tab/>7.74,</text:p>
      <text:p text:style-name="Standard"><text:tab/><text:tab/>28.98,</text:p>
      <text:p text:style-name="Standard"><text:tab/><text:tab/>24.42,</text:p>
      <text:p text:style-name="Standard"><text:tab/><text:tab/>7.8599997,</text:p>
      <text:p text:style-name="Standard"><text:tab/><text:tab/>28.859999,</text:p>
      <text:p text:style-name="Standard"><text:tab/><text:tab/>24.48,</text:p>
      <text:p text:style-name="Standard"><text:tab/><text:tab/>7.68,</text:p>
      <text:p text:style-name="Standard"><text:tab/><text:tab/>28.92,</text:p>
      <text:p text:style-name="Standard"><text:tab/><text:tab/>24.42,</text:p>
      <text:p text:style-name="Standard"><text:tab/><text:tab/>7.5,</text:p>
      <text:p text:style-name="Standard"><text:tab/><text:tab/>28.74,</text:p>
      <text:p text:style-name="Standard"><text:tab/><text:tab/>24.3,</text:p>
      <text:p text:style-name="Standard"><text:tab/><text:tab/>7.5,</text:p>
      <text:p text:style-name="Standard"><text:tab/><text:tab/>28.859999,</text:p>
      <text:p text:style-name="Standard"><text:tab/><text:tab/>24.42,</text:p>
      <text:p text:style-name="Standard"><text:tab/><text:tab/>7.3199997,</text:p>
      <text:p text:style-name="Standard"><text:tab/><text:tab/>29.039999,</text:p>
      <text:p text:style-name="Standard"><text:tab/><text:tab/>24.3,</text:p>
      <text:p text:style-name="Standard"><text:tab/><text:tab/>7.2599998,</text:p>
      <text:p text:style-name="Standard"><text:tab/><text:tab/>29.099998,</text:p>
      <text:p text:style-name="Standard"><text:tab/><text:tab/>24.18,</text:p>
      <text:p text:style-name="Standard"><text:tab/><text:tab/>7.3199997,</text:p>
      <text:p text:style-name="Standard"><text:tab/><text:tab/>29.099998,</text:p>
      <text:p text:style-name="Standard"><text:tab/><text:tab/>24.359999,</text:p>
      <text:p text:style-name="Standard"><text:tab/><text:tab/>7.3799996,</text:p>
      <text:p text:style-name="Standard"><text:tab/><text:tab/>29.099998,</text:p>
      <text:p text:style-name="Standard"><text:tab/><text:tab/>24.359999,</text:p>
      <text:p text:style-name="Standard"><text:tab/><text:tab/>7.5,</text:p>
      <text:p text:style-name="Standard"><text:tab/><text:tab/>28.92,</text:p>
      <text:p text:style-name="Standard"><text:tab/><text:tab/>24.42,</text:p>
      <text:p text:style-name="Standard"><text:tab/><text:tab/>7.5,</text:p>
      <text:p text:style-name="Standard"><text:tab/><text:tab/>28.92,</text:p>
      <text:p text:style-name="Standard"><text:tab/><text:tab/>24.48,</text:p>
      <text:p text:style-name="Standard"><text:tab/><text:tab/>7.7999997,</text:p>
      <text:p text:style-name="Standard"><text:tab/><text:tab/>29.099998,</text:p>
      <text:p text:style-name="Standard"><text:tab/><text:tab/>24.72,</text:p>
      <text:p text:style-name="Standard"><text:tab/><text:tab/>7.7999997,</text:p>
      <text:p text:style-name="Standard"><text:tab/><text:tab/>29.039999,</text:p>
      <text:p text:style-name="Standard"><text:tab/><text:tab/>24.84,</text:p>
      <text:p text:style-name="Standard"><text:tab/><text:tab/>7.98,</text:p>
      <text:p text:style-name="Standard"><text:tab/><text:tab/>29.099998,</text:p>
      <text:p text:style-name="Standard"><text:tab/><text:tab/>24.9,</text:p>
      <text:p text:style-name="Standard"><text:tab/><text:tab/>8.16,</text:p>
      <text:p text:style-name="Standard"><text:tab/><text:tab/>29.34,</text:p>
      <text:p text:style-name="Standard"><text:tab/><text:tab/>24.9,</text:p>
      <text:p text:style-name="Standard"><text:tab/><text:tab/>8.04,</text:p>
      <text:p text:style-name="Standard"><text:soft-page-break/><text:tab/><text:tab/>29.34,</text:p>
      <text:p text:style-name="Standard"><text:tab/><text:tab/>24.84,</text:p>
      <text:p text:style-name="Standard"><text:tab/><text:tab/>8.04,</text:p>
      <text:p text:style-name="Standard"><text:tab/><text:tab/>29.46,</text:p>
      <text:p text:style-name="Standard"><text:tab/><text:tab/>25.08,</text:p>
      <text:p text:style-name="Standard"><text:tab/><text:tab/>7.9199996,</text:p>
      <text:p text:style-name="Standard"><text:tab/><text:tab/>29.699999,</text:p>
      <text:p text:style-name="Standard"><text:tab/><text:tab/>25.08,</text:p>
      <text:p text:style-name="Standard"><text:tab/><text:tab/>8.16,</text:p>
      <text:p text:style-name="Standard"><text:tab/><text:tab/>29.64,</text:p>
      <text:p text:style-name="Standard"><text:tab/><text:tab/>25.019999,</text:p>
      <text:p text:style-name="Standard"><text:tab/><text:tab/>7.7999997,</text:p>
      <text:p text:style-name="Standard"><text:tab/><text:tab/>29.699999,</text:p>
      <text:p text:style-name="Standard"><text:tab/><text:tab/>24.66,</text:p>
      <text:p text:style-name="Standard"><text:tab/><text:tab/>7.68,</text:p>
      <text:p text:style-name="Standard"><text:tab/><text:tab/>29.76,</text:p>
      <text:p text:style-name="Standard"><text:tab/><text:tab/>24.779999,</text:p>
      <text:p text:style-name="Standard"><text:tab/><text:tab/>7.68,</text:p>
      <text:p text:style-name="Standard"><text:tab/><text:tab/>29.76,</text:p>
      <text:p text:style-name="Standard"><text:tab/><text:tab/>24.9,</text:p>
      <text:p text:style-name="Standard"><text:tab/><text:tab/>7.5,</text:p>
      <text:p text:style-name="Standard"><text:tab/><text:tab/>29.699999,</text:p>
      <text:p text:style-name="Standard"><text:tab/><text:tab/>24.96,</text:p>
      <text:p text:style-name="Standard"><text:tab/><text:tab/>7.5,</text:p>
      <text:p text:style-name="Standard"><text:tab/><text:tab/>29.519999,</text:p>
      <text:p text:style-name="Standard"><text:tab/><text:tab/>24.9,</text:p>
      <text:p text:style-name="Standard"><text:tab/><text:tab/>7.56,</text:p>
      <text:p text:style-name="Standard"><text:tab/><text:tab/>29.58,</text:p>
      <text:p text:style-name="Standard"><text:tab/><text:tab/>24.779999,</text:p>
      <text:p text:style-name="Standard"><text:tab/><text:tab/>7.62,</text:p>
      <text:p text:style-name="Standard"><text:tab/><text:tab/>29.64,</text:p>
      <text:p text:style-name="Standard"><text:tab/><text:tab/>24.779999,</text:p>
      <text:p text:style-name="Standard"><text:tab/><text:tab/>7.68,</text:p>
      <text:p text:style-name="Standard"><text:tab/><text:tab/>29.699999,</text:p>
      <text:p text:style-name="Standard"><text:tab/><text:tab/>24.6,</text:p>
      <text:p text:style-name="Standard"><text:tab/><text:tab/>7.9199996,</text:p>
      <text:p text:style-name="Standard"><text:tab/><text:tab/>29.699999,</text:p>
      <text:p text:style-name="Standard"><text:tab/><text:tab/>24.66,</text:p>
      <text:p text:style-name="Standard"><text:tab/><text:tab/>7.98,</text:p>
      <text:p text:style-name="Standard"><text:tab/><text:tab/>29.519999,</text:p>
      <text:p text:style-name="Standard"><text:tab/><text:tab/>24.48,</text:p>
      <text:p text:style-name="Standard"><text:tab/><text:tab/>7.98,</text:p>
      <text:p text:style-name="Standard"><text:tab/><text:tab/>29.4,</text:p>
      <text:p text:style-name="Standard"><text:tab/><text:tab/>24.3,</text:p>
      <text:p text:style-name="Standard"><text:tab/><text:tab/>8.099999,</text:p>
      <text:p text:style-name="Standard"><text:tab/><text:tab/>29.16,</text:p>
      <text:p text:style-name="Standard"><text:tab/><text:tab/>24.3,</text:p>
      <text:p text:style-name="Standard"><text:tab/><text:tab/>8.16,</text:p>
      <text:p text:style-name="Standard"><text:tab/><text:tab/>29.22,</text:p>
      <text:p text:style-name="Standard"><text:soft-page-break/><text:tab/><text:tab/>24.18,</text:p>
      <text:p text:style-name="Standard"><text:tab/><text:tab/>8.099999,</text:p>
      <text:p text:style-name="Standard"><text:tab/><text:tab/>29.039999,</text:p>
      <text:p text:style-name="Standard"><text:tab/><text:tab/>24.18,</text:p>
      <text:p text:style-name="Standard"><text:tab/><text:tab/>8.099999,</text:p>
      <text:p text:style-name="Standard"><text:tab/><text:tab/>28.92,</text:p>
      <text:p text:style-name="Standard"><text:tab/><text:tab/>24.06,</text:p>
      <text:p text:style-name="Standard"><text:tab/><text:tab/>7.7999997,</text:p>
      <text:p text:style-name="Standard"><text:tab/><text:tab/>28.859999,</text:p>
      <text:p text:style-name="Standard"><text:tab/><text:tab/>24.24,</text:p>
      <text:p text:style-name="Standard"><text:tab/><text:tab/>7.8599997,</text:p>
      <text:p text:style-name="Standard"><text:tab/><text:tab/>28.92,</text:p>
      <text:p text:style-name="Standard"><text:tab/><text:tab/>24.359999,</text:p>
      <text:p text:style-name="Standard"><text:tab/><text:tab/>7.9199996,</text:p>
      <text:p text:style-name="Standard"><text:tab/><text:tab/>28.98,</text:p>
      <text:p text:style-name="Standard"><text:tab/><text:tab/>24.42,</text:p>
      <text:p text:style-name="Standard"><text:tab/><text:tab/>7.74,</text:p>
      <text:p text:style-name="Standard"><text:tab/><text:tab/>29.16,</text:p>
      <text:p text:style-name="Standard"><text:tab/><text:tab/>24.42,</text:p>
      <text:p text:style-name="Standard"><text:tab/><text:tab/>7.74,</text:p>
      <text:p text:style-name="Standard"><text:tab/><text:tab/>29.22,</text:p>
      <text:p text:style-name="Standard"><text:tab/><text:tab/>24.3,</text:p>
      <text:p text:style-name="Standard"><text:tab/><text:tab/>7.7999997,</text:p>
      <text:p text:style-name="Standard"><text:tab/><text:tab/>29.4,</text:p>
      <text:p text:style-name="Standard"><text:tab/><text:tab/>24.359999,</text:p>
      <text:p text:style-name="Standard"><text:tab/><text:tab/>7.8599997,</text:p>
      <text:p text:style-name="Standard"><text:tab/><text:tab/>29.4,</text:p>
      <text:p text:style-name="Standard"><text:tab/><text:tab/>24.3,</text:p>
      <text:p text:style-name="Standard"><text:tab/><text:tab/>7.7999997,</text:p>
      <text:p text:style-name="Standard"><text:tab/><text:tab/>29.58,</text:p>
      <text:p text:style-name="Standard"><text:tab/><text:tab/>24.119999,</text:p>
      <text:p text:style-name="Standard"><text:tab/><text:tab/>7.8599997,</text:p>
      <text:p text:style-name="Standard"><text:tab/><text:tab/>29.46,</text:p>
      <text:p text:style-name="Standard"><text:tab/><text:tab/>24.24,</text:p>
      <text:p text:style-name="Standard"><text:tab/><text:tab/>7.9199996,</text:p>
      <text:p text:style-name="Standard"><text:tab/><text:tab/>29.46,</text:p>
      <text:p text:style-name="Standard"><text:tab/><text:tab/>24.3,</text:p>
      <text:p text:style-name="Standard"><text:tab/><text:tab/>7.8599997,</text:p>
      <text:p text:style-name="Standard"><text:tab/><text:tab/>29.519999,</text:p>
      <text:p text:style-name="Standard"><text:tab/><text:tab/>24.359999,</text:p>
      <text:p text:style-name="Standard"><text:tab/><text:tab/>8.099999,</text:p>
      <text:p text:style-name="Standard"><text:tab/><text:tab/>29.46,</text:p>
      <text:p text:style-name="Standard"><text:tab/><text:tab/>24.24,</text:p>
      <text:p text:style-name="Standard"><text:tab/><text:tab/>7.98,</text:p>
      <text:p text:style-name="Standard"><text:tab/><text:tab/>29.46,</text:p>
      <text:p text:style-name="Standard"><text:tab/><text:tab/>24.18,</text:p>
      <text:p text:style-name="Standard"><text:tab/><text:tab/>7.98,</text:p>
      <text:p text:style-name="Standard"><text:tab/><text:tab/>29.4,</text:p>
      <text:p text:style-name="Standard"><text:tab/><text:tab/>24.18,</text:p>
      <text:p text:style-name="Standard"><text:soft-page-break/><text:tab/><text:tab/>7.74,</text:p>
      <text:p text:style-name="Standard"><text:tab/><text:tab/>29.46,</text:p>
      <text:p text:style-name="Standard"><text:tab/><text:tab/>24.359999,</text:p>
      <text:p text:style-name="Standard"><text:tab/><text:tab/>7.68,</text:p>
      <text:p text:style-name="Standard"><text:tab/><text:tab/>29.34,</text:p>
      <text:p text:style-name="Standard"><text:tab/><text:tab/>24.359999,</text:p>
      <text:p text:style-name="Standard"><text:tab/><text:tab/>7.74,</text:p>
      <text:p text:style-name="Standard"><text:tab/><text:tab/>29.46,</text:p>
      <text:p text:style-name="Standard"><text:tab/><text:tab/>24.18,</text:p>
      <text:p text:style-name="Standard"><text:tab/><text:tab/>7.62,</text:p>
      <text:p text:style-name="Standard"><text:tab/><text:tab/>29.34,</text:p>
      <text:p text:style-name="Standard"><text:tab/><text:tab/>24.06,</text:p>
      <text:p text:style-name="Standard"><text:tab/><text:tab/>7.62,</text:p>
      <text:p text:style-name="Standard"><text:tab/><text:tab/>29.4,</text:p>
      <text:p text:style-name="Standard"><text:tab/><text:tab/>24.06,</text:p>
      <text:p text:style-name="Standard"><text:tab/><text:tab/>7.44,</text:p>
      <text:p text:style-name="Standard"><text:tab/><text:tab/>29.34,</text:p>
      <text:p text:style-name="Standard"><text:tab/><text:tab/>24.119999,</text:p>
      <text:p text:style-name="Standard"><text:tab/><text:tab/>7.3799996,</text:p>
      <text:p text:style-name="Standard"><text:tab/><text:tab/>29.46,</text:p>
      <text:p text:style-name="Standard"><text:tab/><text:tab/>24.24,</text:p>
      <text:p text:style-name="Standard"><text:tab/><text:tab/>7.5,</text:p>
      <text:p text:style-name="Standard"><text:tab/><text:tab/>29.64,</text:p>
      <text:p text:style-name="Standard"><text:tab/><text:tab/>24.359999,</text:p>
      <text:p text:style-name="Standard"><text:tab/><text:tab/>7.8599997,</text:p>
      <text:p text:style-name="Standard"><text:tab/><text:tab/>29.64,</text:p>
      <text:p text:style-name="Standard"><text:tab/><text:tab/>24.3,</text:p>
      <text:p text:style-name="Standard"><text:tab/><text:tab/>7.9199996,</text:p>
      <text:p text:style-name="Standard"><text:tab/><text:tab/>29.76,</text:p>
      <text:p text:style-name="Standard"><text:tab/><text:tab/>24.6,</text:p>
      <text:p text:style-name="Standard"><text:tab/><text:tab/>8.04,</text:p>
      <text:p text:style-name="Standard"><text:tab/><text:tab/>29.82,</text:p>
      <text:p text:style-name="Standard"><text:tab/><text:tab/>24.72,</text:p>
      <text:p text:style-name="Standard"><text:tab/><text:tab/>8.099999,</text:p>
      <text:p text:style-name="Standard"><text:tab/><text:tab/>29.82,</text:p>
      <text:p text:style-name="Standard"><text:tab/><text:tab/>24.779999,</text:p>
      <text:p text:style-name="Standard"><text:tab/><text:tab/>8.22,</text:p>
      <text:p text:style-name="Standard"><text:tab/><text:tab/>29.64,</text:p>
      <text:p text:style-name="Standard"><text:tab/><text:tab/>24.84,</text:p>
      <text:p text:style-name="Standard"><text:tab/><text:tab/>8.28,</text:p>
      <text:p text:style-name="Standard"><text:tab/><text:tab/>29.46,</text:p>
      <text:p text:style-name="Standard"><text:tab/><text:tab/>24.96,</text:p>
      <text:p text:style-name="Standard"><text:tab/><text:tab/>8.46,</text:p>
      <text:p text:style-name="Standard"><text:tab/><text:tab/>29.4,</text:p>
      <text:p text:style-name="Standard"><text:tab/><text:tab/>24.96,</text:p>
      <text:p text:style-name="Standard"><text:tab/><text:tab/>8.34,</text:p>
      <text:p text:style-name="Standard"><text:tab/><text:tab/>29.279999,</text:p>
      <text:p text:style-name="Standard"><text:tab/><text:tab/>24.9,</text:p>
      <text:p text:style-name="Standard"><text:tab/><text:tab/>8.16,</text:p>
      <text:p text:style-name="Standard"><text:soft-page-break/><text:tab/><text:tab/>28.98,</text:p>
      <text:p text:style-name="Standard"><text:tab/><text:tab/>24.72,</text:p>
      <text:p text:style-name="Standard"><text:tab/><text:tab/>8.22,</text:p>
      <text:p text:style-name="Standard"><text:tab/><text:tab/>28.74,</text:p>
      <text:p text:style-name="Standard"><text:tab/><text:tab/>24.539999,</text:p>
      <text:p text:style-name="Standard"><text:tab/><text:tab/>8.099999,</text:p>
      <text:p text:style-name="Standard"><text:tab/><text:tab/>28.619999,</text:p>
      <text:p text:style-name="Standard"><text:tab/><text:tab/>24.48,</text:p>
      <text:p text:style-name="Standard"><text:tab/><text:tab/>8.22,</text:p>
      <text:p text:style-name="Standard"><text:tab/><text:tab/>28.74,</text:p>
      <text:p text:style-name="Standard"><text:tab/><text:tab/>24.48,</text:p>
      <text:p text:style-name="Standard"><text:tab/><text:tab/>8.22,</text:p>
      <text:p text:style-name="Standard"><text:tab/><text:tab/>28.859999,</text:p>
      <text:p text:style-name="Standard"><text:tab/><text:tab/>24.359999,</text:p>
      <text:p text:style-name="Standard"><text:tab/><text:tab/>8.22,</text:p>
      <text:p text:style-name="Standard"><text:tab/><text:tab/>29.039999,</text:p>
      <text:p text:style-name="Standard"><text:tab/><text:tab/>24.359999,</text:p>
      <text:p text:style-name="Standard"><text:tab/><text:tab/>8.34,</text:p>
      <text:p text:style-name="Standard"><text:tab/><text:tab/>28.859999,</text:p>
      <text:p text:style-name="Standard"><text:tab/><text:tab/>24.18,</text:p>
      <text:p text:style-name="Standard"><text:tab/><text:tab/>8.4,</text:p>
      <text:p text:style-name="Standard"><text:tab/><text:tab/>28.74,</text:p>
      <text:p text:style-name="Standard"><text:tab/><text:tab/>24.119999,</text:p>
      <text:p text:style-name="Standard"><text:tab/><text:tab/>8.28,</text:p>
      <text:p text:style-name="Standard"><text:tab/><text:tab/>28.98,</text:p>
      <text:p text:style-name="Standard"><text:tab/><text:tab/>24.119999,</text:p>
      <text:p text:style-name="Standard"><text:tab/><text:tab/>8.22,</text:p>
      <text:p text:style-name="Standard"><text:tab/><text:tab/>28.98,</text:p>
      <text:p text:style-name="Standard"><text:tab/><text:tab/>24.359999,</text:p>
      <text:p text:style-name="Standard"><text:tab/><text:tab/>8.16,</text:p>
      <text:p text:style-name="Standard"><text:tab/><text:tab/>29.16,</text:p>
      <text:p text:style-name="Standard"><text:tab/><text:tab/>24.48,</text:p>
      <text:p text:style-name="Standard"><text:tab/><text:tab/>8.22,</text:p>
      <text:p text:style-name="Standard"><text:tab/><text:tab/>29.279999,</text:p>
      <text:p text:style-name="Standard"><text:tab/><text:tab/>24.6,</text:p>
      <text:p text:style-name="Standard"><text:tab/><text:tab/>8.34,</text:p>
      <text:p text:style-name="Standard"><text:tab/><text:tab/>29.099998,</text:p>
      <text:p text:style-name="Standard"><text:tab/><text:tab/>24.6,</text:p>
      <text:p text:style-name="Standard"><text:tab/><text:tab/>8.4,</text:p>
      <text:p text:style-name="Standard"><text:tab/><text:tab/>28.98,</text:p>
      <text:p text:style-name="Standard"><text:tab/><text:tab/>24.6,</text:p>
      <text:p text:style-name="Standard"><text:tab/><text:tab/>8.4,</text:p>
      <text:p text:style-name="Standard"><text:tab/><text:tab/>29.16,</text:p>
      <text:p text:style-name="Standard"><text:tab/><text:tab/>24.9,</text:p>
      <text:p text:style-name="Standard"><text:tab/><text:tab/>8.4,</text:p>
      <text:p text:style-name="Standard"><text:tab/><text:tab/>29.22,</text:p>
      <text:p text:style-name="Standard"><text:tab/><text:tab/>25.14,</text:p>
      <text:p text:style-name="Standard"><text:tab/><text:tab/>8.639999,</text:p>
      <text:p text:style-name="Standard"><text:tab/><text:tab/>29.34,</text:p>
      <text:p text:style-name="Standard"><text:soft-page-break/><text:tab/><text:tab/>25.14,</text:p>
      <text:p text:style-name="Standard"><text:tab/><text:tab/>8.58,</text:p>
      <text:p text:style-name="Standard"><text:tab/><text:tab/>29.34,</text:p>
      <text:p text:style-name="Standard"><text:tab/><text:tab/>25.199999,</text:p>
      <text:p text:style-name="Standard"><text:tab/><text:tab/>8.639999,</text:p>
      <text:p text:style-name="Standard"><text:tab/><text:tab/>29.279999,</text:p>
      <text:p text:style-name="Standard"><text:tab/><text:tab/>25.019999,</text:p>
      <text:p text:style-name="Standard"><text:tab/><text:tab/>8.58,</text:p>
      <text:p text:style-name="Standard"><text:tab/><text:tab/>29.099998,</text:p>
      <text:p text:style-name="Standard"><text:tab/><text:tab/>24.9,</text:p>
      <text:p text:style-name="Standard"><text:tab/><text:tab/>8.4,</text:p>
      <text:p text:style-name="Standard"><text:tab/><text:tab/>29.22,</text:p>
      <text:p text:style-name="Standard"><text:tab/><text:tab/>24.72,</text:p>
      <text:p text:style-name="Standard"><text:tab/><text:tab/>8.46,</text:p>
      <text:p text:style-name="Standard"><text:tab/><text:tab/>29.279999,</text:p>
      <text:p text:style-name="Standard"><text:tab/><text:tab/>24.6,</text:p>
      <text:p text:style-name="Standard"><text:tab/><text:tab/>8.4,</text:p>
      <text:p text:style-name="Standard"><text:tab/><text:tab/>29.099998,</text:p>
      <text:p text:style-name="Standard"><text:tab/><text:tab/>24.42,</text:p>
      <text:p text:style-name="Standard"><text:tab/><text:tab/>8.4,</text:p>
      <text:p text:style-name="Standard"><text:tab/><text:tab/>29.099998,</text:p>
      <text:p text:style-name="Standard"><text:tab/><text:tab/>24.3,</text:p>
      <text:p text:style-name="Standard"><text:tab/><text:tab/>8.46,</text:p>
      <text:p text:style-name="Standard"><text:tab/><text:tab/>28.98,</text:p>
      <text:p text:style-name="Standard"><text:tab/><text:tab/>24.18,</text:p>
      <text:p text:style-name="Standard"><text:tab/><text:tab/>8.46,</text:p>
      <text:p text:style-name="Standard"><text:tab/><text:tab/>29.039999,</text:p>
      <text:p text:style-name="Standard"><text:tab/><text:tab/>24.119999,</text:p>
      <text:p text:style-name="Standard"><text:tab/><text:tab/>8.46,</text:p>
      <text:p text:style-name="Standard"><text:tab/><text:tab/>29.099998,</text:p>
      <text:p text:style-name="Standard"><text:tab/><text:tab/>24.06,</text:p>
      <text:p text:style-name="Standard"><text:tab/><text:tab/>8.22,</text:p>
      <text:p text:style-name="Standard"><text:tab/><text:tab/>29.16,</text:p>
      <text:p text:style-name="Standard"><text:tab/><text:tab/>24.18,</text:p>
      <text:p text:style-name="Standard"><text:tab/><text:tab/>8.5199995,</text:p>
      <text:p text:style-name="Standard"><text:tab/><text:tab/>29.279999,</text:p>
      <text:p text:style-name="Standard"><text:tab/><text:tab/>24.42,</text:p>
      <text:p text:style-name="Standard"><text:tab/><text:tab/>8.5199995,</text:p>
      <text:p text:style-name="Standard"><text:tab/><text:tab/>29.34,</text:p>
      <text:p text:style-name="Standard"><text:tab/><text:tab/>24.48,</text:p>
      <text:p text:style-name="Standard"><text:tab/><text:tab/>8.5199995,</text:p>
      <text:p text:style-name="Standard"><text:tab/><text:tab/>29.4,</text:p>
      <text:p text:style-name="Standard"><text:tab/><text:tab/>24.359999,</text:p>
      <text:p text:style-name="Standard"><text:tab/><text:tab/>8.46,</text:p>
      <text:p text:style-name="Standard"><text:tab/><text:tab/>29.34,</text:p>
      <text:p text:style-name="Standard"><text:tab/><text:tab/>24.539999,</text:p>
      <text:p text:style-name="Standard"><text:tab/><text:tab/>8.46,</text:p>
      <text:p text:style-name="Standard"><text:tab/><text:tab/>29.34,</text:p>
      <text:p text:style-name="Standard"><text:tab/><text:tab/>24.359999,</text:p>
      <text:p text:style-name="Standard"><text:soft-page-break/><text:tab/><text:tab/>8.46,</text:p>
      <text:p text:style-name="Standard"><text:tab/><text:tab/>28.98,</text:p>
      <text:p text:style-name="Standard"><text:tab/><text:tab/>24.539999,</text:p>
      <text:p text:style-name="Standard"><text:tab/><text:tab/>8.5199995,</text:p>
      <text:p text:style-name="Standard"><text:tab/><text:tab/>28.8,</text:p>
      <text:p text:style-name="Standard"><text:tab/><text:tab/>24.48,</text:p>
      <text:p text:style-name="Standard"><text:tab/><text:tab/>8.22,</text:p>
      <text:p text:style-name="Standard"><text:tab/><text:tab/>28.68,</text:p>
      <text:p text:style-name="Standard"><text:tab/><text:tab/>24.539999,</text:p>
      <text:p text:style-name="Standard"><text:tab/><text:tab/>8.04,</text:p>
      <text:p text:style-name="Standard"><text:tab/><text:tab/>28.68,</text:p>
      <text:p text:style-name="Standard"><text:tab/><text:tab/>24.3,</text:p>
      <text:p text:style-name="Standard"><text:tab/><text:tab/>8.099999,</text:p>
      <text:p text:style-name="Standard"><text:tab/><text:tab/>28.68,</text:p>
      <text:p text:style-name="Standard"><text:tab/><text:tab/>24.539999,</text:p>
      <text:p text:style-name="Standard"><text:tab/><text:tab/>8.04,</text:p>
      <text:p text:style-name="Standard"><text:tab/><text:tab/>28.98,</text:p>
      <text:p text:style-name="Standard"><text:tab/><text:tab/>24.6,</text:p>
      <text:p text:style-name="Standard"><text:tab/><text:tab/>7.98,</text:p>
      <text:p text:style-name="Standard"><text:tab/><text:tab/>28.92,</text:p>
      <text:p text:style-name="Standard"><text:tab/><text:tab/>24.72,</text:p>
      <text:p text:style-name="Standard"><text:tab/><text:tab/>8.04,</text:p>
      <text:p text:style-name="Standard"><text:tab/><text:tab/>28.98,</text:p>
      <text:p text:style-name="Standard"><text:tab/><text:tab/>24.84,</text:p>
      <text:p text:style-name="Standard"><text:tab/><text:tab/>8.04,</text:p>
      <text:p text:style-name="Standard"><text:tab/><text:tab/>29.279999,</text:p>
      <text:p text:style-name="Standard"><text:tab/><text:tab/>24.779999,</text:p>
      <text:p text:style-name="Standard"><text:tab/><text:tab/>8.099999,</text:p>
      <text:p text:style-name="Standard"><text:tab/><text:tab/>29.34,</text:p>
      <text:p text:style-name="Standard"><text:tab/><text:tab/>24.779999,</text:p>
      <text:p text:style-name="Standard"><text:tab/><text:tab/>8.28,</text:p>
      <text:p text:style-name="Standard"><text:tab/><text:tab/>29.46,</text:p>
      <text:p text:style-name="Standard"><text:tab/><text:tab/>24.779999,</text:p>
      <text:p text:style-name="Standard"><text:tab/><text:tab/>8.4,</text:p>
      <text:p text:style-name="Standard"><text:tab/><text:tab/>29.46,</text:p>
      <text:p text:style-name="Standard"><text:tab/><text:tab/>25.019999,</text:p>
      <text:p text:style-name="Standard"><text:tab/><text:tab/>8.16,</text:p>
      <text:p text:style-name="Standard"><text:tab/><text:tab/>29.46,</text:p>
      <text:p text:style-name="Standard"><text:tab/><text:tab/>24.96,</text:p>
      <text:p text:style-name="Standard"><text:tab/><text:tab/>8.16,</text:p>
      <text:p text:style-name="Standard"><text:tab/><text:tab/>29.22,</text:p>
      <text:p text:style-name="Standard"><text:tab/><text:tab/>24.84,</text:p>
      <text:p text:style-name="Standard"><text:tab/><text:tab/>8.099999,</text:p>
      <text:p text:style-name="Standard"><text:tab/><text:tab/>29.22,</text:p>
      <text:p text:style-name="Standard"><text:tab/><text:tab/>24.84,</text:p>
      <text:p text:style-name="Standard"><text:tab/><text:tab/>7.98,</text:p>
      <text:p text:style-name="Standard"><text:tab/><text:tab/>29.279999,</text:p>
      <text:p text:style-name="Standard"><text:tab/><text:tab/>24.66,</text:p>
      <text:p text:style-name="Standard"><text:tab/><text:tab/>7.98,</text:p>
      <text:p text:style-name="Standard"><text:soft-page-break/><text:tab/><text:tab/>29.16,</text:p>
      <text:p text:style-name="Standard"><text:tab/><text:tab/>24.84,</text:p>
      <text:p text:style-name="Standard"><text:tab/><text:tab/>7.8599997,</text:p>
      <text:p text:style-name="Standard"><text:tab/><text:tab/>29.279999,</text:p>
      <text:p text:style-name="Standard"><text:tab/><text:tab/>24.779999,</text:p>
      <text:p text:style-name="Standard"><text:tab/><text:tab/>7.62,</text:p>
      <text:p text:style-name="Standard"><text:tab/><text:tab/>29.039999,</text:p>
      <text:p text:style-name="Standard"><text:tab/><text:tab/>24.72,</text:p>
      <text:p text:style-name="Standard"><text:tab/><text:tab/>7.2599998,</text:p>
      <text:p text:style-name="Standard"><text:tab/><text:tab/>29.099998,</text:p>
      <text:p text:style-name="Standard"><text:tab/><text:tab/>24.72,</text:p>
      <text:p text:style-name="Standard"><text:tab/><text:tab/>7.44,</text:p>
      <text:p text:style-name="Standard"><text:tab/><text:tab/>29.099998,</text:p>
      <text:p text:style-name="Standard"><text:tab/><text:tab/>24.48,</text:p>
      <text:p text:style-name="Standard"><text:tab/><text:tab/>7.2599998,</text:p>
      <text:p text:style-name="Standard"><text:tab/><text:tab/>28.98,</text:p>
      <text:p text:style-name="Standard"><text:tab/><text:tab/>24.48,</text:p>
      <text:p text:style-name="Standard"><text:tab/><text:tab/>7.14,</text:p>
      <text:p text:style-name="Standard"><text:tab/><text:tab/>29.099998,</text:p>
      <text:p text:style-name="Standard"><text:tab/><text:tab/>24.359999,</text:p>
      <text:p text:style-name="Standard"><text:tab/><text:tab/>7.2,</text:p>
      <text:p text:style-name="Standard"><text:tab/><text:tab/>28.92,</text:p>
      <text:p text:style-name="Standard"><text:tab/><text:tab/>24.48,</text:p>
      <text:p text:style-name="Standard"><text:tab/><text:tab/>7.08,</text:p>
      <text:p text:style-name="Standard"><text:tab/><text:tab/>28.98,</text:p>
      <text:p text:style-name="Standard"><text:tab/><text:tab/>24.359999,</text:p>
      <text:p text:style-name="Standard"><text:tab/><text:tab/>7.2,</text:p>
      <text:p text:style-name="Standard"><text:tab/><text:tab/>28.98,</text:p>
      <text:p text:style-name="Standard"><text:tab/><text:tab/>24.42,</text:p>
      <text:p text:style-name="Standard"><text:tab/><text:tab/>7.3199997,</text:p>
      <text:p text:style-name="Standard"><text:tab/><text:tab/>29.039999,</text:p>
      <text:p text:style-name="Standard"><text:tab/><text:tab/>24.3,</text:p>
      <text:p text:style-name="Standard"><text:tab/><text:tab/>7.56,</text:p>
      <text:p text:style-name="Standard"><text:tab/><text:tab/>28.92,</text:p>
      <text:p text:style-name="Standard"><text:tab/><text:tab/>24.24,</text:p>
      <text:p text:style-name="Standard"><text:tab/><text:tab/>7.62,</text:p>
      <text:p text:style-name="Standard"><text:tab/><text:tab/>28.92,</text:p>
      <text:p text:style-name="Standard"><text:tab/><text:tab/>24.359999,</text:p>
      <text:p text:style-name="Standard"><text:tab/><text:tab/>7.56,</text:p>
      <text:p text:style-name="Standard"><text:tab/><text:tab/>28.92,</text:p>
      <text:p text:style-name="Standard"><text:tab/><text:tab/>24.42,</text:p>
      <text:p text:style-name="Standard"><text:tab/><text:tab/>7.74,</text:p>
      <text:p text:style-name="Standard"><text:tab/><text:tab/>28.98,</text:p>
      <text:p text:style-name="Standard"><text:tab/><text:tab/>24.48,</text:p>
      <text:p text:style-name="Standard"><text:tab/><text:tab/>7.56,</text:p>
      <text:p text:style-name="Standard"><text:tab/><text:tab/>28.92,</text:p>
      <text:p text:style-name="Standard"><text:tab/><text:tab/>24.119999,</text:p>
      <text:p text:style-name="Standard"><text:tab/><text:tab/>7.56,</text:p>
      <text:p text:style-name="Standard"><text:tab/><text:tab/>28.8,</text:p>
      <text:p text:style-name="Standard"><text:soft-page-break/><text:tab/><text:tab/>24.119999,</text:p>
      <text:p text:style-name="Standard"><text:tab/><text:tab/>7.56,</text:p>
      <text:p text:style-name="Standard"><text:tab/><text:tab/>28.56,</text:p>
      <text:p text:style-name="Standard"><text:tab/><text:tab/>24.119999,</text:p>
      <text:p text:style-name="Standard"><text:tab/><text:tab/>7.5,</text:p>
      <text:p text:style-name="Standard"><text:tab/><text:tab/>28.8,</text:p>
      <text:p text:style-name="Standard"><text:tab/><text:tab/>24.359999,</text:p>
      <text:p text:style-name="Standard"><text:tab/><text:tab/>7.3799996,</text:p>
      <text:p text:style-name="Standard"><text:tab/><text:tab/>28.859999,</text:p>
      <text:p text:style-name="Standard"><text:tab/><text:tab/>24.359999,</text:p>
      <text:p text:style-name="Standard"><text:tab/><text:tab/>7.5,</text:p>
      <text:p text:style-name="Standard"><text:tab/><text:tab/>28.8,</text:p>
      <text:p text:style-name="Standard"><text:tab/><text:tab/>24.42,</text:p>
      <text:p text:style-name="Standard"><text:tab/><text:tab/>7.74,</text:p>
      <text:p text:style-name="Standard"><text:tab/><text:tab/>28.8,</text:p>
      <text:p text:style-name="Standard"><text:tab/><text:tab/>24.48,</text:p>
      <text:p text:style-name="Standard"><text:tab/><text:tab/>7.74,</text:p>
      <text:p text:style-name="Standard"><text:tab/><text:tab/>28.68,</text:p>
      <text:p text:style-name="Standard"><text:tab/><text:tab/>24.48,</text:p>
      <text:p text:style-name="Standard"><text:tab/><text:tab/>8.04,</text:p>
      <text:p text:style-name="Standard"><text:tab/><text:tab/>28.8,</text:p>
      <text:p text:style-name="Standard"><text:tab/><text:tab/>24.66,</text:p>
      <text:p text:style-name="Standard"><text:tab/><text:tab/>8.04,</text:p>
      <text:p text:style-name="Standard"><text:tab/><text:tab/>29.039999,</text:p>
      <text:p text:style-name="Standard"><text:tab/><text:tab/>24.84,</text:p>
      <text:p text:style-name="Standard"><text:tab/><text:tab/>8.099999,</text:p>
      <text:p text:style-name="Standard"><text:tab/><text:tab/>28.98,</text:p>
      <text:p text:style-name="Standard"><text:tab/><text:tab/>24.72,</text:p>
      <text:p text:style-name="Standard"><text:tab/><text:tab/>7.98,</text:p>
      <text:p text:style-name="Standard"><text:tab/><text:tab/>28.619999,</text:p>
      <text:p text:style-name="Standard"><text:tab/><text:tab/>24.539999,</text:p>
      <text:p text:style-name="Standard"><text:tab/><text:tab/>8.099999,</text:p>
      <text:p text:style-name="Standard"><text:tab/><text:tab/>28.68,</text:p>
      <text:p text:style-name="Standard"><text:tab/><text:tab/>24.539999,</text:p>
      <text:p text:style-name="Standard"><text:tab/><text:tab/>7.8599997,</text:p>
      <text:p text:style-name="Standard"><text:tab/><text:tab/>28.68,</text:p>
      <text:p text:style-name="Standard"><text:tab/><text:tab/>24.359999,</text:p>
      <text:p text:style-name="Standard"><text:tab/><text:tab/>7.74,</text:p>
      <text:p text:style-name="Standard"><text:tab/><text:tab/>28.8,</text:p>
      <text:p text:style-name="Standard"><text:tab/><text:tab/>24.42,</text:p>
      <text:p text:style-name="Standard"><text:tab/><text:tab/>7.68,</text:p>
      <text:p text:style-name="Standard"><text:tab/><text:tab/>28.98,</text:p>
      <text:p text:style-name="Standard"><text:tab/><text:tab/>24.24,</text:p>
      <text:p text:style-name="Standard"><text:tab/><text:tab/>7.56,</text:p>
      <text:p text:style-name="Standard"><text:tab/><text:tab/>28.859999,</text:p>
      <text:p text:style-name="Standard"><text:tab/><text:tab/>24.359999,</text:p>
      <text:p text:style-name="Standard"><text:tab/><text:tab/>7.56,</text:p>
      <text:p text:style-name="Standard"><text:tab/><text:tab/>28.68,</text:p>
      <text:p text:style-name="Standard"><text:tab/><text:tab/>24.3,</text:p>
      <text:p text:style-name="Standard"><text:soft-page-break/><text:tab/><text:tab/>7.56,</text:p>
      <text:p text:style-name="Standard"><text:tab/><text:tab/>28.98,</text:p>
      <text:p text:style-name="Standard"><text:tab/><text:tab/>24.359999,</text:p>
      <text:p text:style-name="Standard"><text:tab/><text:tab/>7.7999997,</text:p>
      <text:p text:style-name="Standard"><text:tab/><text:tab/>29.099998,</text:p>
      <text:p text:style-name="Standard"><text:tab/><text:tab/>24.48,</text:p>
      <text:p text:style-name="Standard"><text:tab/><text:tab/>7.8599997,</text:p>
      <text:p text:style-name="Standard"><text:tab/><text:tab/>29.039999,</text:p>
      <text:p text:style-name="Standard"><text:tab/><text:tab/>24.48,</text:p>
      <text:p text:style-name="Standard"><text:tab/><text:tab/>7.98,</text:p>
      <text:p text:style-name="Standard"><text:tab/><text:tab/>29.039999,</text:p>
      <text:p text:style-name="Standard"><text:tab/><text:tab/>24.84,</text:p>
      <text:p text:style-name="Standard"><text:tab/><text:tab/>7.98,</text:p>
      <text:p text:style-name="Standard"><text:tab/><text:tab/>29.039999,</text:p>
      <text:p text:style-name="Standard"><text:tab/><text:tab/>24.72,</text:p>
      <text:p text:style-name="Standard"><text:tab/><text:tab/>7.98,</text:p>
      <text:p text:style-name="Standard"><text:tab/><text:tab/>28.98,</text:p>
      <text:p text:style-name="Standard"><text:tab/><text:tab/>25.019999,</text:p>
      <text:p text:style-name="Standard"><text:tab/><text:tab/>8.04,</text:p>
      <text:p text:style-name="Standard"><text:tab/><text:tab/>29.039999,</text:p>
      <text:p text:style-name="Standard"><text:tab/><text:tab/>24.96,</text:p>
      <text:p text:style-name="Standard"><text:tab/><text:tab/>8.34,</text:p>
      <text:p text:style-name="Standard"><text:tab/><text:tab/>29.22,</text:p>
      <text:p text:style-name="Standard"><text:tab/><text:tab/>25.08,</text:p>
      <text:p text:style-name="Standard"><text:tab/><text:tab/>8.4,</text:p>
      <text:p text:style-name="Standard"><text:tab/><text:tab/>29.16,</text:p>
      <text:p text:style-name="Standard"><text:tab/><text:tab/>25.019999,</text:p>
      <text:p text:style-name="Standard"><text:tab/><text:tab/>8.34,</text:p>
      <text:p text:style-name="Standard"><text:tab/><text:tab/>29.22,</text:p>
      <text:p text:style-name="Standard"><text:tab/><text:tab/>24.84,</text:p>
      <text:p text:style-name="Standard"><text:tab/><text:tab/>8.28,</text:p>
      <text:p text:style-name="Standard"><text:tab/><text:tab/>28.98,</text:p>
      <text:p text:style-name="Standard"><text:tab/><text:tab/>24.779999,</text:p>
      <text:p text:style-name="Standard"><text:tab/><text:tab/>8.16,</text:p>
      <text:p text:style-name="Standard"><text:tab/><text:tab/>29.16,</text:p>
      <text:p text:style-name="Standard"><text:tab/><text:tab/>24.6,</text:p>
      <text:p text:style-name="Standard"><text:tab/><text:tab/>8.22,</text:p>
      <text:p text:style-name="Standard"><text:tab/><text:tab/>29.279999,</text:p>
      <text:p text:style-name="Standard"><text:tab/><text:tab/>24.66,</text:p>
      <text:p text:style-name="Standard"><text:tab/><text:tab/>8.28,</text:p>
      <text:p text:style-name="Standard"><text:tab/><text:tab/>29.22,</text:p>
      <text:p text:style-name="Standard"><text:tab/><text:tab/>24.48,</text:p>
      <text:p text:style-name="Standard"><text:tab/><text:tab/>8.28,</text:p>
      <text:p text:style-name="Standard"><text:tab/><text:tab/>29.16,</text:p>
      <text:p text:style-name="Standard"><text:tab/><text:tab/>24.42,</text:p>
      <text:p text:style-name="Standard"><text:tab/><text:tab/>7.98,</text:p>
      <text:p text:style-name="Standard"><text:tab/><text:tab/>29.16,</text:p>
      <text:p text:style-name="Standard"><text:tab/><text:tab/>24.359999,</text:p>
      <text:p text:style-name="Standard"><text:tab/><text:tab/>7.9199996,</text:p>
      <text:p text:style-name="Standard"><text:soft-page-break/><text:tab/><text:tab/>29.039999,</text:p>
      <text:p text:style-name="Standard"><text:tab/><text:tab/>24.24,</text:p>
      <text:p text:style-name="Standard"><text:tab/><text:tab/>8.099999,</text:p>
      <text:p text:style-name="Standard"><text:tab/><text:tab/>29.16,</text:p>
      <text:p text:style-name="Standard"><text:tab/><text:tab/>24.359999,</text:p>
      <text:p text:style-name="Standard"><text:tab/><text:tab/>7.8599997,</text:p>
      <text:p text:style-name="Standard"><text:tab/><text:tab/>29.279999,</text:p>
      <text:p text:style-name="Standard"><text:tab/><text:tab/>24.24,</text:p>
      <text:p text:style-name="Standard"><text:tab/><text:tab/>7.9199996,</text:p>
      <text:p text:style-name="Standard"><text:tab/><text:tab/>29.22,</text:p>
      <text:p text:style-name="Standard"><text:tab/><text:tab/>24.119999,</text:p>
      <text:p text:style-name="Standard"><text:tab/><text:tab/>7.98,</text:p>
      <text:p text:style-name="Standard"><text:tab/><text:tab/>28.98,</text:p>
      <text:p text:style-name="Standard"><text:tab/><text:tab/>24.119999,</text:p>
      <text:p text:style-name="Standard"><text:tab/><text:tab/>7.98,</text:p>
      <text:p text:style-name="Standard"><text:tab/><text:tab/>29.099998,</text:p>
      <text:p text:style-name="Standard"><text:tab/><text:tab/>24.06,</text:p>
      <text:p text:style-name="Standard"><text:tab/><text:tab/>7.8599997,</text:p>
      <text:p text:style-name="Standard"><text:tab/><text:tab/>28.92,</text:p>
      <text:p text:style-name="Standard"><text:tab/><text:tab/>NumberLong(24),</text:p>
      <text:p text:style-name="Standard"><text:tab/><text:tab/>7.7999997,</text:p>
      <text:p text:style-name="Standard"><text:tab/><text:tab/>28.68,</text:p>
      <text:p text:style-name="Standard"><text:tab/><text:tab/>23.939999,</text:p>
      <text:p text:style-name="Standard"><text:tab/><text:tab/>7.68,</text:p>
      <text:p text:style-name="Standard"><text:tab/><text:tab/>28.74,</text:p>
      <text:p text:style-name="Standard"><text:tab/><text:tab/>24.18,</text:p>
      <text:p text:style-name="Standard"><text:tab/><text:tab/>7.3799996,</text:p>
      <text:p text:style-name="Standard"><text:tab/><text:tab/>28.619999,</text:p>
      <text:p text:style-name="Standard"><text:tab/><text:tab/>NumberLong(24),</text:p>
      <text:p text:style-name="Standard"><text:tab/><text:tab/>7.44,</text:p>
      <text:p text:style-name="Standard"><text:tab/><text:tab/>28.5,</text:p>
      <text:p text:style-name="Standard"><text:tab/><text:tab/>24.06,</text:p>
      <text:p text:style-name="Standard"><text:tab/><text:tab/>7.2599998,</text:p>
      <text:p text:style-name="Standard"><text:tab/><text:tab/>28.38,</text:p>
      <text:p text:style-name="Standard"><text:tab/><text:tab/>24.24,</text:p>
      <text:p text:style-name="Standard"><text:tab/><text:tab/>6.96,</text:p>
      <text:p text:style-name="Standard"><text:tab/><text:tab/>28.5,</text:p>
      <text:p text:style-name="Standard"><text:tab/><text:tab/>24.24,</text:p>
      <text:p text:style-name="Standard"><text:tab/><text:tab/>6.96,</text:p>
      <text:p text:style-name="Standard"><text:tab/><text:tab/>28.92,</text:p>
      <text:p text:style-name="Standard"><text:tab/><text:tab/>24.359999,</text:p>
      <text:p text:style-name="Standard"><text:tab/><text:tab/>7.14,</text:p>
      <text:p text:style-name="Standard"><text:tab/><text:tab/>29.16,</text:p>
      <text:p text:style-name="Standard"><text:tab/><text:tab/>24.48,</text:p>
      <text:p text:style-name="Standard"><text:tab/><text:tab/>7.3799996,</text:p>
      <text:p text:style-name="Standard"><text:tab/><text:tab/>29.099998,</text:p>
      <text:p text:style-name="Standard"><text:tab/><text:tab/>24.48,</text:p>
      <text:p text:style-name="Standard"><text:tab/><text:tab/>7.62,</text:p>
      <text:p text:style-name="Standard"><text:tab/><text:tab/>29.279999,</text:p>
      <text:p text:style-name="Standard"><text:soft-page-break/><text:tab/><text:tab/>24.779999,</text:p>
      <text:p text:style-name="Standard"><text:tab/><text:tab/>7.62,</text:p>
      <text:p text:style-name="Standard"><text:tab/><text:tab/>29.4,</text:p>
      <text:p text:style-name="Standard"><text:tab/><text:tab/>25.14,</text:p>
      <text:p text:style-name="Standard"><text:tab/><text:tab/>7.98,</text:p>
      <text:p text:style-name="Standard"><text:tab/><text:tab/>29.4,</text:p>
      <text:p text:style-name="Standard"><text:tab/><text:tab/>25.14,</text:p>
      <text:p text:style-name="Standard"><text:tab/><text:tab/>7.98,</text:p>
      <text:p text:style-name="Standard"><text:tab/><text:tab/>29.34,</text:p>
      <text:p text:style-name="Standard"><text:tab/><text:tab/>25.26,</text:p>
      <text:p text:style-name="Standard"><text:tab/><text:tab/>8.04,</text:p>
      <text:p text:style-name="Standard"><text:tab/><text:tab/>29.039999,</text:p>
      <text:p text:style-name="Standard"><text:tab/><text:tab/>25.199999,</text:p>
      <text:p text:style-name="Standard"><text:tab/><text:tab/>8.099999,</text:p>
      <text:p text:style-name="Standard"><text:tab/><text:tab/>28.859999,</text:p>
      <text:p text:style-name="Standard"><text:tab/><text:tab/>25.32,</text:p>
      <text:p text:style-name="Standard"><text:tab/><text:tab/>7.98,</text:p>
      <text:p text:style-name="Standard"><text:tab/><text:tab/>28.68,</text:p>
      <text:p text:style-name="Standard"><text:tab/><text:tab/>25.32,</text:p>
      <text:p text:style-name="Standard"><text:tab/><text:tab/>7.74,</text:p>
      <text:p text:style-name="Standard"><text:tab/><text:tab/>28.68,</text:p>
      <text:p text:style-name="Standard"><text:tab/><text:tab/>25.199999,</text:p>
      <text:p text:style-name="Standard"><text:tab/><text:tab/>7.74,</text:p>
      <text:p text:style-name="Standard"><text:tab/><text:tab/>28.68,</text:p>
      <text:p text:style-name="Standard"><text:tab/><text:tab/>24.96,</text:p>
      <text:p text:style-name="Standard"><text:tab/><text:tab/>7.7999997,</text:p>
      <text:p text:style-name="Standard"><text:tab/><text:tab/>28.56,</text:p>
      <text:p text:style-name="Standard"><text:tab/><text:tab/>24.779999,</text:p>
      <text:p text:style-name="Standard"><text:tab/><text:tab/>7.68,</text:p>
      <text:p text:style-name="Standard"><text:tab/><text:tab/>28.68,</text:p>
      <text:p text:style-name="Standard"><text:tab/><text:tab/>24.9,</text:p>
      <text:p text:style-name="Standard"><text:tab/><text:tab/>7.8599997,</text:p>
      <text:p text:style-name="Standard"><text:tab/><text:tab/>28.56,</text:p>
      <text:p text:style-name="Standard"><text:tab/><text:tab/>24.9,</text:p>
      <text:p text:style-name="Standard"><text:tab/><text:tab/>7.74,</text:p>
      <text:p text:style-name="Standard"><text:tab/><text:tab/>28.439999,</text:p>
      <text:p text:style-name="Standard"><text:tab/><text:tab/>25.08,</text:p>
      <text:p text:style-name="Standard"><text:tab/><text:tab/>7.68,</text:p>
      <text:p text:style-name="Standard"><text:tab/><text:tab/>28.56,</text:p>
      <text:p text:style-name="Standard"><text:tab/><text:tab/>24.9,</text:p>
      <text:p text:style-name="Standard"><text:tab/><text:tab/>7.56,</text:p>
      <text:p text:style-name="Standard"><text:tab/><text:tab/>28.56,</text:p>
      <text:p text:style-name="Standard"><text:tab/><text:tab/>24.9,</text:p>
      <text:p text:style-name="Standard"><text:tab/><text:tab/>7.44,</text:p>
      <text:p text:style-name="Standard"><text:tab/><text:tab/>28.56,</text:p>
      <text:p text:style-name="Standard"><text:tab/><text:tab/>24.9,</text:p>
      <text:p text:style-name="Standard"><text:tab/><text:tab/>7.44,</text:p>
      <text:p text:style-name="Standard"><text:tab/><text:tab/>28.32,</text:p>
      <text:p text:style-name="Standard"><text:tab/><text:tab/>24.779999,</text:p>
      <text:p text:style-name="Standard"><text:soft-page-break/><text:tab/><text:tab/>7.5,</text:p>
      <text:p text:style-name="Standard"><text:tab/><text:tab/>28.439999,</text:p>
      <text:p text:style-name="Standard"><text:tab/><text:tab/>24.779999,</text:p>
      <text:p text:style-name="Standard"><text:tab/><text:tab/>7.3799996,</text:p>
      <text:p text:style-name="Standard"><text:tab/><text:tab/>28.439999,</text:p>
      <text:p text:style-name="Standard"><text:tab/><text:tab/>24.779999,</text:p>
      <text:p text:style-name="Standard"><text:tab/><text:tab/>7.3199997,</text:p>
      <text:p text:style-name="Standard"><text:tab/><text:tab/>28.619999,</text:p>
      <text:p text:style-name="Standard"><text:tab/><text:tab/>24.66,</text:p>
      <text:p text:style-name="Standard"><text:tab/><text:tab/>7.3199997,</text:p>
      <text:p text:style-name="Standard"><text:tab/><text:tab/>28.92,</text:p>
      <text:p text:style-name="Standard"><text:tab/><text:tab/>24.48,</text:p>
      <text:p text:style-name="Standard"><text:tab/><text:tab/>7.3799996,</text:p>
      <text:p text:style-name="Standard"><text:tab/><text:tab/>28.859999,</text:p>
      <text:p text:style-name="Standard"><text:tab/><text:tab/>24.6,</text:p>
      <text:p text:style-name="Standard"><text:tab/><text:tab/>7.62,</text:p>
      <text:p text:style-name="Standard"><text:tab/><text:tab/>28.74,</text:p>
      <text:p text:style-name="Standard"><text:tab/><text:tab/>24.539999,</text:p>
      <text:p text:style-name="Standard"><text:tab/><text:tab/>7.8599997,</text:p>
      <text:p text:style-name="Standard"><text:tab/><text:tab/>28.68,</text:p>
      <text:p text:style-name="Standard"><text:tab/><text:tab/>24.72,</text:p>
      <text:p text:style-name="Standard"><text:tab/><text:tab/>7.9199996,</text:p>
      <text:p text:style-name="Standard"><text:tab/><text:tab/>28.8,</text:p>
      <text:p text:style-name="Standard"><text:tab/><text:tab/>25.019999,</text:p>
      <text:p text:style-name="Standard"><text:tab/><text:tab/>7.9199996,</text:p>
      <text:p text:style-name="Standard"><text:tab/><text:tab/>28.68,</text:p>
      <text:p text:style-name="Standard"><text:tab/><text:tab/>24.9,</text:p>
      <text:p text:style-name="Standard"><text:tab/><text:tab/>8.16,</text:p>
      <text:p text:style-name="Standard"><text:tab/><text:tab/>28.74,</text:p>
      <text:p text:style-name="Standard"><text:tab/><text:tab/>24.72,</text:p>
      <text:p text:style-name="Standard"><text:tab/><text:tab/>8.16,</text:p>
      <text:p text:style-name="Standard"><text:tab/><text:tab/>28.74,</text:p>
      <text:p text:style-name="Standard"><text:tab/><text:tab/>24.9,</text:p>
      <text:p text:style-name="Standard"><text:tab/><text:tab/>8.16,</text:p>
      <text:p text:style-name="Standard"><text:tab/><text:tab/>28.619999,</text:p>
      <text:p text:style-name="Standard"><text:tab/><text:tab/>25.019999,</text:p>
      <text:p text:style-name="Standard"><text:tab/><text:tab/>8.22,</text:p>
      <text:p text:style-name="Standard"><text:tab/><text:tab/>28.68,</text:p>
      <text:p text:style-name="Standard"><text:tab/><text:tab/>25.08,</text:p>
      <text:p text:style-name="Standard"><text:tab/><text:tab/>8.099999,</text:p>
      <text:p text:style-name="Standard"><text:tab/><text:tab/>28.8,</text:p>
      <text:p text:style-name="Standard"><text:tab/><text:tab/>25.199999,</text:p>
      <text:p text:style-name="Standard"><text:tab/><text:tab/>7.9199996,</text:p>
      <text:p text:style-name="Standard"><text:tab/><text:tab/>28.98,</text:p>
      <text:p text:style-name="Standard"><text:tab/><text:tab/>24.9,</text:p>
      <text:p text:style-name="Standard"><text:tab/><text:tab/>7.98,</text:p>
      <text:p text:style-name="Standard"><text:tab/><text:tab/>29.22,</text:p>
      <text:p text:style-name="Standard"><text:tab/><text:tab/>24.66,</text:p>
      <text:p text:style-name="Standard"><text:tab/><text:tab/>7.9199996,</text:p>
      <text:p text:style-name="Standard"><text:soft-page-break/><text:tab/><text:tab/>29.46,</text:p>
      <text:p text:style-name="Standard"><text:tab/><text:tab/>24.72,</text:p>
      <text:p text:style-name="Standard"><text:tab/><text:tab/>7.7999997,</text:p>
      <text:p text:style-name="Standard"><text:tab/><text:tab/>29.34,</text:p>
      <text:p text:style-name="Standard"><text:tab/><text:tab/>24.72,</text:p>
      <text:p text:style-name="Standard"><text:tab/><text:tab/>7.7999997,</text:p>
      <text:p text:style-name="Standard"><text:tab/><text:tab/>29.039999,</text:p>
      <text:p text:style-name="Standard"><text:tab/><text:tab/>24.6,</text:p>
      <text:p text:style-name="Standard"><text:tab/><text:tab/>7.7999997,</text:p>
      <text:p text:style-name="Standard"><text:tab/><text:tab/>29.099998,</text:p>
      <text:p text:style-name="Standard"><text:tab/><text:tab/>24.72,</text:p>
      <text:p text:style-name="Standard"><text:tab/><text:tab/>7.62,</text:p>
      <text:p text:style-name="Standard"><text:tab/><text:tab/>29.22,</text:p>
      <text:p text:style-name="Standard"><text:tab/><text:tab/>24.72,</text:p>
      <text:p text:style-name="Standard"><text:tab/><text:tab/>7.74,</text:p>
      <text:p text:style-name="Standard"><text:tab/><text:tab/>29.22,</text:p>
      <text:p text:style-name="Standard"><text:tab/><text:tab/>24.6,</text:p>
      <text:p text:style-name="Standard"><text:tab/><text:tab/>7.56,</text:p>
      <text:p text:style-name="Standard"><text:tab/><text:tab/>29.16,</text:p>
      <text:p text:style-name="Standard"><text:tab/><text:tab/>24.66,</text:p>
      <text:p text:style-name="Standard"><text:tab/><text:tab/>7.5,</text:p>
      <text:p text:style-name="Standard"><text:tab/><text:tab/>29.099998,</text:p>
      <text:p text:style-name="Standard"><text:tab/><text:tab/>24.72,</text:p>
      <text:p text:style-name="Standard"><text:tab/><text:tab/>7.3799996,</text:p>
      <text:p text:style-name="Standard"><text:tab/><text:tab/>28.74,</text:p>
      <text:p text:style-name="Standard"><text:tab/><text:tab/>24.779999,</text:p>
      <text:p text:style-name="Standard"><text:tab/><text:tab/>7.2599998,</text:p>
      <text:p text:style-name="Standard"><text:tab/><text:tab/>28.92,</text:p>
      <text:p text:style-name="Standard"><text:tab/><text:tab/>24.779999,</text:p>
      <text:p text:style-name="Standard"><text:tab/><text:tab/>7.2599998,</text:p>
      <text:p text:style-name="Standard"><text:tab/><text:tab/>29.16,</text:p>
      <text:p text:style-name="Standard"><text:tab/><text:tab/>24.84,</text:p>
      <text:p text:style-name="Standard"><text:tab/><text:tab/>7.2599998,</text:p>
      <text:p text:style-name="Standard"><text:tab/><text:tab/>29.16,</text:p>
      <text:p text:style-name="Standard"><text:tab/><text:tab/>24.66,</text:p>
      <text:p text:style-name="Standard"><text:tab/><text:tab/>7.3199997,</text:p>
      <text:p text:style-name="Standard"><text:tab/><text:tab/>29.039999,</text:p>
      <text:p text:style-name="Standard"><text:tab/><text:tab/>24.42,</text:p>
      <text:p text:style-name="Standard"><text:tab/><text:tab/>7.08,</text:p>
      <text:p text:style-name="Standard"><text:tab/><text:tab/>29.22,</text:p>
      <text:p text:style-name="Standard"><text:tab/><text:tab/>24.3,</text:p>
      <text:p text:style-name="Standard"><text:tab/><text:tab/>7.3799996,</text:p>
      <text:p text:style-name="Standard"><text:tab/><text:tab/>29.099998,</text:p>
      <text:p text:style-name="Standard"><text:tab/><text:tab/>24.42,</text:p>
      <text:p text:style-name="Standard"><text:tab/><text:tab/>7.2599998,</text:p>
      <text:p text:style-name="Standard"><text:tab/><text:tab/>29.16,</text:p>
      <text:p text:style-name="Standard"><text:tab/><text:tab/>24.3,</text:p>
      <text:p text:style-name="Standard"><text:tab/><text:tab/>7.44,</text:p>
      <text:p text:style-name="Standard"><text:tab/><text:tab/>29.22,</text:p>
      <text:p text:style-name="Standard"><text:soft-page-break/><text:tab/><text:tab/>24.24,</text:p>
      <text:p text:style-name="Standard"><text:tab/><text:tab/>7.56,</text:p>
      <text:p text:style-name="Standard"><text:tab/><text:tab/>29.16,</text:p>
      <text:p text:style-name="Standard"><text:tab/><text:tab/>24.18,</text:p>
      <text:p text:style-name="Standard"><text:tab/><text:tab/>7.5,</text:p>
      <text:p text:style-name="Standard"><text:tab/><text:tab/>29.099998,</text:p>
      <text:p text:style-name="Standard"><text:tab/><text:tab/>23.939999,</text:p>
      <text:p text:style-name="Standard"><text:tab/><text:tab/>7.56,</text:p>
      <text:p text:style-name="Standard"><text:tab/><text:tab/>29.279999,</text:p>
      <text:p text:style-name="Standard"><text:tab/><text:tab/>NumberLong(24),</text:p>
      <text:p text:style-name="Standard"><text:tab/><text:tab/>7.62,</text:p>
      <text:p text:style-name="Standard"><text:tab/><text:tab/>29.099998,</text:p>
      <text:p text:style-name="Standard"><text:tab/><text:tab/>24.06,</text:p>
      <text:p text:style-name="Standard"><text:tab/><text:tab/>7.5,</text:p>
      <text:p text:style-name="Standard"><text:tab/><text:tab/>29.16,</text:p>
      <text:p text:style-name="Standard"><text:tab/><text:tab/>24.06,</text:p>
      <text:p text:style-name="Standard"><text:tab/><text:tab/>7.2599998,</text:p>
      <text:p text:style-name="Standard"><text:tab/><text:tab/>28.74,</text:p>
      <text:p text:style-name="Standard"><text:tab/><text:tab/>24.24,</text:p>
      <text:p text:style-name="Standard"><text:tab/><text:tab/>6.96,</text:p>
      <text:p text:style-name="Standard"><text:tab/><text:tab/>28.859999,</text:p>
      <text:p text:style-name="Standard"><text:tab/><text:tab/>24.359999,</text:p>
      <text:p text:style-name="Standard"><text:tab/><text:tab/>6.8999996,</text:p>
      <text:p text:style-name="Standard"><text:tab/><text:tab/>28.74,</text:p>
      <text:p text:style-name="Standard"><text:tab/><text:tab/>24.24,</text:p>
      <text:p text:style-name="Standard"><text:tab/><text:tab/>6.66,</text:p>
      <text:p text:style-name="Standard"><text:tab/><text:tab/>28.859999,</text:p>
      <text:p text:style-name="Standard"><text:tab/><text:tab/>24.42,</text:p>
      <text:p text:style-name="Standard"><text:tab/><text:tab/>6.3599997,</text:p>
      <text:p text:style-name="Standard"><text:tab/><text:tab/>28.74,</text:p>
      <text:p text:style-name="Standard"><text:tab/><text:tab/>NumberLong(24),</text:p>
      <text:p text:style-name="Standard"><text:tab/><text:tab/>6.24,</text:p>
      <text:p text:style-name="Standard"><text:tab/><text:tab/>28.68,</text:p>
      <text:p text:style-name="Standard"><text:tab/><text:tab/>23.88,</text:p>
      <text:p text:style-name="Standard"><text:tab/><text:tab/>5.8799996,</text:p>
      <text:p text:style-name="Standard"><text:tab/><text:tab/>28.859999,</text:p>
      <text:p text:style-name="Standard"><text:tab/><text:tab/>23.82,</text:p>
      <text:p text:style-name="Standard"><text:tab/><text:tab/>5.94,</text:p>
      <text:p text:style-name="Standard"><text:tab/><text:tab/>28.74,</text:p>
      <text:p text:style-name="Standard"><text:tab/><text:tab/>23.88,</text:p>
      <text:p text:style-name="Standard"><text:tab/><text:tab/>6.06,</text:p>
      <text:p text:style-name="Standard"><text:tab/><text:tab/>28.619999,</text:p>
      <text:p text:style-name="Standard"><text:tab/><text:tab/>23.76,</text:p>
      <text:p text:style-name="Standard"><text:tab/><text:tab/>6.18,</text:p>
      <text:p text:style-name="Standard"><text:tab/><text:tab/>28.56,</text:p>
      <text:p text:style-name="Standard"><text:tab/><text:tab/>23.4,</text:p>
      <text:p text:style-name="Standard"><text:tab/><text:tab/>6.2999997,</text:p>
      <text:p text:style-name="Standard"><text:tab/><text:tab/>28.619999,</text:p>
      <text:p text:style-name="Standard"><text:tab/><text:tab/>23.64,</text:p>
      <text:p text:style-name="Standard"><text:soft-page-break/><text:tab/><text:tab/>6.2999997,</text:p>
      <text:p text:style-name="Standard"><text:tab/><text:tab/>28.5,</text:p>
      <text:p text:style-name="Standard"><text:tab/><text:tab/>23.64,</text:p>
      <text:p text:style-name="Standard"><text:tab/><text:tab/>6.18,</text:p>
      <text:p text:style-name="Standard"><text:tab/><text:tab/>28.26,</text:p>
      <text:p text:style-name="Standard"><text:tab/><text:tab/>NumberLong(24),</text:p>
      <text:p text:style-name="Standard"><text:tab/><text:tab/>6.12,</text:p>
      <text:p text:style-name="Standard"><text:tab/><text:tab/>28.199999,</text:p>
      <text:p text:style-name="Standard"><text:tab/><text:tab/>24.18,</text:p>
      <text:p text:style-name="Standard"><text:tab/><text:tab/>6.2999997,</text:p>
      <text:p text:style-name="Standard"><text:tab/><text:tab/>28.019999,</text:p>
      <text:p text:style-name="Standard"><text:tab/><text:tab/>24.24,</text:p>
      <text:p text:style-name="Standard"><text:tab/><text:tab/>6.24,</text:p>
      <text:p text:style-name="Standard"><text:tab/><text:tab/>28.019999,</text:p>
      <text:p text:style-name="Standard"><text:tab/><text:tab/>24.24,</text:p>
      <text:p text:style-name="Standard"><text:tab/><text:tab/>6.42,</text:p>
      <text:p text:style-name="Standard"><text:tab/><text:tab/>28.019999,</text:p>
      <text:p text:style-name="Standard"><text:tab/><text:tab/>24.3,</text:p>
      <text:p text:style-name="Standard"><text:tab/><text:tab/>6.3599997,</text:p>
      <text:p text:style-name="Standard"><text:tab/><text:tab/>28.26,</text:p>
      <text:p text:style-name="Standard"><text:tab/><text:tab/>24.6,</text:p>
      <text:p text:style-name="Standard"><text:tab/><text:tab/>6.24,</text:p>
      <text:p text:style-name="Standard"><text:tab/><text:tab/>28.14,</text:p>
      <text:p text:style-name="Standard"><text:tab/><text:tab/>24.48,</text:p>
      <text:p text:style-name="Standard"><text:tab/><text:tab/>6.2999997,</text:p>
      <text:p text:style-name="Standard"><text:tab/><text:tab/>27.96,</text:p>
      <text:p text:style-name="Standard"><text:tab/><text:tab/>24.539999,</text:p>
      <text:p text:style-name="Standard"><text:tab/><text:tab/>6.6,</text:p>
      <text:p text:style-name="Standard"><text:tab/><text:tab/>27.9,</text:p>
      <text:p text:style-name="Standard"><text:tab/><text:tab/>24.359999,</text:p>
      <text:p text:style-name="Standard"><text:tab/><text:tab/>6.66,</text:p>
      <text:p text:style-name="Standard"><text:tab/><text:tab/>27.9,</text:p>
      <text:p text:style-name="Standard"><text:tab/><text:tab/>24.42,</text:p>
      <text:p text:style-name="Standard"><text:tab/><text:tab/>6.72,</text:p>
      <text:p text:style-name="Standard"><text:tab/><text:tab/>27.9,</text:p>
      <text:p text:style-name="Standard"><text:tab/><text:tab/>24.6,</text:p>
      <text:p text:style-name="Standard"><text:tab/><text:tab/>6.7799997,</text:p>
      <text:p text:style-name="Standard"><text:tab/><text:tab/>27.779999,</text:p>
      <text:p text:style-name="Standard"><text:tab/><text:tab/>24.42,</text:p>
      <text:p text:style-name="Standard"><text:tab/><text:tab/>6.6,</text:p>
      <text:p text:style-name="Standard"><text:tab/><text:tab/>27.539999,</text:p>
      <text:p text:style-name="Standard"><text:tab/><text:tab/>24.42,</text:p>
      <text:p text:style-name="Standard"><text:tab/><text:tab/>6.72,</text:p>
      <text:p text:style-name="Standard"><text:tab/><text:tab/>27.24,</text:p>
      <text:p text:style-name="Standard"><text:tab/><text:tab/>24.359999,</text:p>
      <text:p text:style-name="Standard"><text:tab/><text:tab/>6.48,</text:p>
      <text:p text:style-name="Standard"><text:tab/><text:tab/>27.18,</text:p>
      <text:p text:style-name="Standard"><text:tab/><text:tab/>24.42,</text:p>
      <text:p text:style-name="Standard"><text:tab/><text:tab/>6.42,</text:p>
      <text:p text:style-name="Standard"><text:soft-page-break/><text:tab/><text:tab/>27.119999,</text:p>
      <text:p text:style-name="Standard"><text:tab/><text:tab/>24.539999,</text:p>
      <text:p text:style-name="Standard"><text:tab/><text:tab/>6.2999997,</text:p>
      <text:p text:style-name="Standard"><text:tab/><text:tab/>27.24,</text:p>
      <text:p text:style-name="Standard"><text:tab/><text:tab/>24.66,</text:p>
      <text:p text:style-name="Standard"><text:tab/><text:tab/>6.18,</text:p>
      <text:p text:style-name="Standard"><text:tab/><text:tab/>27.119999,</text:p>
      <text:p text:style-name="Standard"><text:tab/><text:tab/>24.6,</text:p>
      <text:p text:style-name="Standard"><text:tab/><text:tab/>6.12,</text:p>
      <text:p text:style-name="Standard"><text:tab/><text:tab/>27.119999,</text:p>
      <text:p text:style-name="Standard"><text:tab/><text:tab/>24.42,</text:p>
      <text:p text:style-name="Standard"><text:tab/><text:tab/>5.8199997,</text:p>
      <text:p text:style-name="Standard"><text:tab/><text:tab/>NumberLong(27),</text:p>
      <text:p text:style-name="Standard"><text:tab/><text:tab/>24.42,</text:p>
      <text:p text:style-name="Standard"><text:tab/><text:tab/>5.8799996,</text:p>
      <text:p text:style-name="Standard"><text:tab/><text:tab/>27.119999,</text:p>
      <text:p text:style-name="Standard"><text:tab/><text:tab/>24.3,</text:p>
      <text:p text:style-name="Standard"><text:tab/><text:tab/>5.7599998,</text:p>
      <text:p text:style-name="Standard"><text:tab/><text:tab/>27.119999,</text:p>
      <text:p text:style-name="Standard"><text:tab/><text:tab/>24.359999,</text:p>
      <text:p text:style-name="Standard"><text:tab/><text:tab/>5.7,</text:p>
      <text:p text:style-name="Standard"><text:tab/><text:tab/>27.06,</text:p>
      <text:p text:style-name="Standard"><text:tab/><text:tab/>24.359999,</text:p>
      <text:p text:style-name="Standard"><text:tab/><text:tab/>5.58,</text:p>
      <text:p text:style-name="Standard"><text:tab/><text:tab/>26.939999,</text:p>
      <text:p text:style-name="Standard"><text:tab/><text:tab/>24.3,</text:p>
      <text:p text:style-name="Standard"><text:tab/><text:tab/>5.58,</text:p>
      <text:p text:style-name="Standard"><text:tab/><text:tab/>26.82,</text:p>
      <text:p text:style-name="Standard"><text:tab/><text:tab/>24.24,</text:p>
      <text:p text:style-name="Standard"><text:tab/><text:tab/>5.4,</text:p>
      <text:p text:style-name="Standard"><text:tab/><text:tab/>26.88,</text:p>
      <text:p text:style-name="Standard"><text:tab/><text:tab/>24.18,</text:p>
      <text:p text:style-name="Standard"><text:tab/><text:tab/>5.3399997,</text:p>
      <text:p text:style-name="Standard"><text:tab/><text:tab/>26.699999,</text:p>
      <text:p text:style-name="Standard"><text:tab/><text:tab/>24.06,</text:p>
      <text:p text:style-name="Standard"><text:tab/><text:tab/>5.3399997,</text:p>
      <text:p text:style-name="Standard"><text:tab/><text:tab/>26.76,</text:p>
      <text:p text:style-name="Standard"><text:tab/><text:tab/>24.06,</text:p>
      <text:p text:style-name="Standard"><text:tab/><text:tab/>5.16,</text:p>
      <text:p text:style-name="Standard"><text:tab/><text:tab/>26.76,</text:p>
      <text:p text:style-name="Standard"><text:tab/><text:tab/>24.06,</text:p>
      <text:p text:style-name="Standard"><text:tab/><text:tab/>4.98,</text:p>
      <text:p text:style-name="Standard"><text:tab/><text:tab/>26.46,</text:p>
      <text:p text:style-name="Standard"><text:tab/><text:tab/>23.939999,</text:p>
      <text:p text:style-name="Standard"><text:tab/><text:tab/>5.04,</text:p>
      <text:p text:style-name="Standard"><text:tab/><text:tab/>26.519999,</text:p>
      <text:p text:style-name="Standard"><text:tab/><text:tab/>23.699999,</text:p>
      <text:p text:style-name="Standard"><text:tab/><text:tab/>4.8599997,</text:p>
      <text:p text:style-name="Standard"><text:tab/><text:tab/>26.64,</text:p>
      <text:p text:style-name="Standard"><text:soft-page-break/><text:tab/><text:tab/>23.519999,</text:p>
      <text:p text:style-name="Standard"><text:tab/><text:tab/>4.68,</text:p>
      <text:p text:style-name="Standard"><text:tab/><text:tab/>26.4,</text:p>
      <text:p text:style-name="Standard"><text:tab/><text:tab/>23.519999,</text:p>
      <text:p text:style-name="Standard"><text:tab/><text:tab/>4.62,</text:p>
      <text:p text:style-name="Standard"><text:tab/><text:tab/>26.16,</text:p>
      <text:p text:style-name="Standard"><text:tab/><text:tab/>23.46,</text:p>
      <text:p text:style-name="Standard"><text:tab/><text:tab/>4.3199997,</text:p>
      <text:p text:style-name="Standard"><text:tab/><text:tab/>26.16,</text:p>
      <text:p text:style-name="Standard"><text:tab/><text:tab/>23.34,</text:p>
      <text:p text:style-name="Standard"><text:tab/><text:tab/>4.2599998,</text:p>
      <text:p text:style-name="Standard"><text:tab/><text:tab/>26.039999,</text:p>
      <text:p text:style-name="Standard"><text:tab/><text:tab/>23.34,</text:p>
      <text:p text:style-name="Standard"><text:tab/><text:tab/>4.14,</text:p>
      <text:p text:style-name="Standard"><text:tab/><text:tab/>26.16,</text:p>
      <text:p text:style-name="Standard"><text:tab/><text:tab/>23.1,</text:p>
      <text:p text:style-name="Standard"><text:tab/><text:tab/>3.9599998,</text:p>
      <text:p text:style-name="Standard"><text:tab/><text:tab/>26.46,</text:p>
      <text:p text:style-name="Standard"><text:tab/><text:tab/>22.98,</text:p>
      <text:p text:style-name="Standard"><text:tab/><text:tab/>3.78,</text:p>
      <text:p text:style-name="Standard"><text:tab/><text:tab/>26.4,</text:p>
      <text:p text:style-name="Standard"><text:tab/><text:tab/>23.16,</text:p>
      <text:p text:style-name="Standard"><text:tab/><text:tab/>3.6,</text:p>
      <text:p text:style-name="Standard"><text:tab/><text:tab/>26.4,</text:p>
      <text:p text:style-name="Standard"><text:tab/><text:tab/>23.34,</text:p>
      <text:p text:style-name="Standard"><text:tab/><text:tab/>3.48,</text:p>
      <text:p text:style-name="Standard"><text:tab/><text:tab/>26.699999,</text:p>
      <text:p text:style-name="Standard"><text:tab/><text:tab/>23.279999,</text:p>
      <text:p text:style-name="Standard"><text:tab/><text:tab/>3.4199998,</text:p>
      <text:p text:style-name="Standard"><text:tab/><text:tab/>26.76,</text:p>
      <text:p text:style-name="Standard"><text:tab/><text:tab/>23.1,</text:p>
      <text:p text:style-name="Standard"><text:tab/><text:tab/>3.36,</text:p>
      <text:p text:style-name="Standard"><text:tab/><text:tab/>26.58,</text:p>
      <text:p text:style-name="Standard"><text:tab/><text:tab/>23.46,</text:p>
      <text:p text:style-name="Standard"><text:tab/><text:tab/>NumberLong(3),</text:p>
      <text:p text:style-name="Standard"><text:tab/><text:tab/>26.76,</text:p>
      <text:p text:style-name="Standard"><text:tab/><text:tab/>23.4,</text:p>
      <text:p text:style-name="Standard"><text:tab/><text:tab/>2.76,</text:p>
      <text:p text:style-name="Standard"><text:tab/><text:tab/>26.64,</text:p>
      <text:p text:style-name="Standard"><text:tab/><text:tab/>23.82,</text:p>
      <text:p text:style-name="Standard"><text:tab/><text:tab/>2.8799999,</text:p>
      <text:p text:style-name="Standard"><text:tab/><text:tab/>26.4,</text:p>
      <text:p text:style-name="Standard"><text:tab/><text:tab/>23.76,</text:p>
      <text:p text:style-name="Standard"><text:tab/><text:tab/>2.52,</text:p>
      <text:p text:style-name="Standard"><text:tab/><text:tab/>26.4,</text:p>
      <text:p text:style-name="Standard"><text:tab/><text:tab/>23.699999,</text:p>
      <text:p text:style-name="Standard"><text:tab/><text:tab/>2.6399999,</text:p>
      <text:p text:style-name="Standard"><text:tab/><text:tab/>26.279999,</text:p>
      <text:p text:style-name="Standard"><text:tab/><text:tab/>23.58,</text:p>
      <text:p text:style-name="Standard"><text:soft-page-break/><text:tab/><text:tab/>2.7,</text:p>
      <text:p text:style-name="Standard"><text:tab/><text:tab/>26.16,</text:p>
      <text:p text:style-name="Standard"><text:tab/><text:tab/>23.76,</text:p>
      <text:p text:style-name="Standard"><text:tab/><text:tab/>2.6399999,</text:p>
      <text:p text:style-name="Standard"><text:tab/><text:tab/>26.279999,</text:p>
      <text:p text:style-name="Standard"><text:tab/><text:tab/>23.939999,</text:p>
      <text:p text:style-name="Standard"><text:tab/><text:tab/>2.7,</text:p>
      <text:p text:style-name="Standard"><text:tab/><text:tab/>26.4,</text:p>
      <text:p text:style-name="Standard"><text:tab/><text:tab/>23.76,</text:p>
      <text:p text:style-name="Standard"><text:tab/><text:tab/>2.8799999,</text:p>
      <text:p text:style-name="Standard"><text:tab/><text:tab/>26.099998,</text:p>
      <text:p text:style-name="Standard"><text:tab/><text:tab/>23.88,</text:p>
      <text:p text:style-name="Standard"><text:tab/><text:tab/>NumberLong(3),</text:p>
      <text:p text:style-name="Standard"><text:tab/><text:tab/>26.279999,</text:p>
      <text:p text:style-name="Standard"><text:tab/><text:tab/>23.64,</text:p>
      <text:p text:style-name="Standard"><text:tab/><text:tab/>2.8799999,</text:p>
      <text:p text:style-name="Standard"><text:tab/><text:tab/>26.34,</text:p>
      <text:p text:style-name="Standard"><text:tab/><text:tab/>23.64,</text:p>
      <text:p text:style-name="Standard"><text:tab/><text:tab/>3.1799998,</text:p>
      <text:p text:style-name="Standard"><text:tab/><text:tab/>26.34,</text:p>
      <text:p text:style-name="Standard"><text:tab/><text:tab/>23.82,</text:p>
      <text:p text:style-name="Standard"><text:tab/><text:tab/>3.24,</text:p>
      <text:p text:style-name="Standard"><text:tab/><text:tab/>26.34,</text:p>
      <text:p text:style-name="Standard"><text:tab/><text:tab/>23.699999,</text:p>
      <text:p text:style-name="Standard"><text:tab/><text:tab/>3.24,</text:p>
      <text:p text:style-name="Standard"><text:tab/><text:tab/>26.099998,</text:p>
      <text:p text:style-name="Standard"><text:tab/><text:tab/>23.519999,</text:p>
      <text:p text:style-name="Standard"><text:tab/><text:tab/>3.3,</text:p>
      <text:p text:style-name="Standard"><text:tab/><text:tab/>25.74,</text:p>
      <text:p text:style-name="Standard"><text:tab/><text:tab/>23.519999,</text:p>
      <text:p text:style-name="Standard"><text:tab/><text:tab/>3.4199998,</text:p>
      <text:p text:style-name="Standard"><text:tab/><text:tab/>25.56,</text:p>
      <text:p text:style-name="Standard"><text:tab/><text:tab/>23.46,</text:p>
      <text:p text:style-name="Standard"><text:tab/><text:tab/>3.6599998,</text:p>
      <text:p text:style-name="Standard"><text:tab/><text:tab/>25.68,</text:p>
      <text:p text:style-name="Standard"><text:tab/><text:tab/>23.519999,</text:p>
      <text:p text:style-name="Standard"><text:tab/><text:tab/>3.84,</text:p>
      <text:p text:style-name="Standard"><text:tab/><text:tab/>25.5,</text:p>
      <text:p text:style-name="Standard"><text:tab/><text:tab/>23.4,</text:p>
      <text:p text:style-name="Standard"><text:tab/><text:tab/>3.8999999,</text:p>
      <text:p text:style-name="Standard"><text:tab/><text:tab/>25.439999,</text:p>
      <text:p text:style-name="Standard"><text:tab/><text:tab/>23.34,</text:p>
      <text:p text:style-name="Standard"><text:tab/><text:tab/>3.9599998,</text:p>
      <text:p text:style-name="Standard"><text:tab/><text:tab/>25.5,</text:p>
      <text:p text:style-name="Standard"><text:tab/><text:tab/>23.16,</text:p>
      <text:p text:style-name="Standard"><text:tab/><text:tab/>3.84,</text:p>
      <text:p text:style-name="Standard"><text:tab/><text:tab/>25.38,</text:p>
      <text:p text:style-name="Standard"><text:tab/><text:tab/>23.279999,</text:p>
      <text:p text:style-name="Standard"><text:tab/><text:tab/>3.8999999,</text:p>
      <text:p text:style-name="Standard"><text:soft-page-break/><text:tab/><text:tab/>25.5,</text:p>
      <text:p text:style-name="Standard"><text:tab/><text:tab/>23.279999,</text:p>
      <text:p text:style-name="Standard"><text:tab/><text:tab/>3.8999999,</text:p>
      <text:p text:style-name="Standard"><text:tab/><text:tab/>25.68,</text:p>
      <text:p text:style-name="Standard"><text:tab/><text:tab/>23.279999,</text:p>
      <text:p text:style-name="Standard"><text:tab/><text:tab/>3.84,</text:p>
      <text:p text:style-name="Standard"><text:tab/><text:tab/>25.92,</text:p>
      <text:p text:style-name="Standard"><text:tab/><text:tab/>23.279999,</text:p>
      <text:p text:style-name="Standard"><text:tab/><text:tab/>3.6,</text:p>
      <text:p text:style-name="Standard"><text:tab/><text:tab/>25.8,</text:p>
      <text:p text:style-name="Standard"><text:tab/><text:tab/>23.22,</text:p>
      <text:p text:style-name="Standard"><text:tab/><text:tab/>3.54,</text:p>
      <text:p text:style-name="Standard"><text:tab/><text:tab/>25.8,</text:p>
      <text:p text:style-name="Standard"><text:tab/><text:tab/>23.22,</text:p>
      <text:p text:style-name="Standard"><text:tab/><text:tab/>3.6,</text:p>
      <text:p text:style-name="Standard"><text:tab/><text:tab/>25.74,</text:p>
      <text:p text:style-name="Standard"><text:tab/><text:tab/>23.16,</text:p>
      <text:p text:style-name="Standard"><text:tab/><text:tab/>3.36,</text:p>
      <text:p text:style-name="Standard"><text:tab/><text:tab/>25.859999,</text:p>
      <text:p text:style-name="Standard"><text:tab/><text:tab/>23.16,</text:p>
      <text:p text:style-name="Standard"><text:tab/><text:tab/>3.36,</text:p>
      <text:p text:style-name="Standard"><text:tab/><text:tab/>26.039999,</text:p>
      <text:p text:style-name="Standard"><text:tab/><text:tab/>22.98,</text:p>
      <text:p text:style-name="Standard"><text:tab/><text:tab/>3.4199998,</text:p>
      <text:p text:style-name="Standard"><text:tab/><text:tab/>26.16,</text:p>
      <text:p text:style-name="Standard"><text:tab/><text:tab/>23.16,</text:p>
      <text:p text:style-name="Standard"><text:tab/><text:tab/>3.54,</text:p>
      <text:p text:style-name="Standard"><text:tab/><text:tab/>25.98,</text:p>
      <text:p text:style-name="Standard"><text:tab/><text:tab/>23.1,</text:p>
      <text:p text:style-name="Standard"><text:tab/><text:tab/>3.6,</text:p>
      <text:p text:style-name="Standard"><text:tab/><text:tab/>25.8,</text:p>
      <text:p text:style-name="Standard"><text:tab/><text:tab/>22.98,</text:p>
      <text:p text:style-name="Standard"><text:tab/><text:tab/>3.72,</text:p>
      <text:p text:style-name="Standard"><text:tab/><text:tab/>25.92,</text:p>
      <text:p text:style-name="Standard"><text:tab/><text:tab/>22.92,</text:p>
      <text:p text:style-name="Standard"><text:tab/><text:tab/>3.4199998,</text:p>
      <text:p text:style-name="Standard"><text:tab/><text:tab/>26.039999,</text:p>
      <text:p text:style-name="Standard"><text:tab/><text:tab/>23.039999,</text:p>
      <text:p text:style-name="Standard"><text:tab/><text:tab/>3.3,</text:p>
      <text:p text:style-name="Standard"><text:tab/><text:tab/>26.039999,</text:p>
      <text:p text:style-name="Standard"><text:tab/><text:tab/>23.279999,</text:p>
      <text:p text:style-name="Standard"><text:tab/><text:tab/>3.6,</text:p>
      <text:p text:style-name="Standard"><text:tab/><text:tab/>25.859999,</text:p>
      <text:p text:style-name="Standard"><text:tab/><text:tab/>23.279999,</text:p>
      <text:p text:style-name="Standard"><text:tab/><text:tab/>3.72,</text:p>
      <text:p text:style-name="Standard"><text:tab/><text:tab/>25.74,</text:p>
      <text:p text:style-name="Standard"><text:tab/><text:tab/>23.4,</text:p>
      <text:p text:style-name="Standard"><text:tab/><text:tab/>3.6599998,</text:p>
      <text:p text:style-name="Standard"><text:tab/><text:tab/>25.68,</text:p>
      <text:p text:style-name="Standard"><text:soft-page-break/><text:tab/><text:tab/>23.1,</text:p>
      <text:p text:style-name="Standard"><text:tab/><text:tab/>3.6599998,</text:p>
      <text:p text:style-name="Standard"><text:tab/><text:tab/>25.68,</text:p>
      <text:p text:style-name="Standard"><text:tab/><text:tab/>23.16,</text:p>
      <text:p text:style-name="Standard"><text:tab/><text:tab/>3.54,</text:p>
      <text:p text:style-name="Standard"><text:tab/><text:tab/>25.74,</text:p>
      <text:p text:style-name="Standard"><text:tab/><text:tab/>23.1,</text:p>
      <text:p text:style-name="Standard"><text:tab/><text:tab/>3.36,</text:p>
      <text:p text:style-name="Standard"><text:tab/><text:tab/>25.8,</text:p>
      <text:p text:style-name="Standard"><text:tab/><text:tab/>23.22,</text:p>
      <text:p text:style-name="Standard"><text:tab/><text:tab/>3.6599998,</text:p>
      <text:p text:style-name="Standard"><text:tab/><text:tab/>25.38,</text:p>
      <text:p text:style-name="Standard"><text:tab/><text:tab/>23.279999,</text:p>
      <text:p text:style-name="Standard"><text:tab/><text:tab/>3.54,</text:p>
      <text:p text:style-name="Standard"><text:tab/><text:tab/>25.5,</text:p>
      <text:p text:style-name="Standard"><text:tab/><text:tab/>23.16,</text:p>
      <text:p text:style-name="Standard"><text:tab/><text:tab/>3.48,</text:p>
      <text:p text:style-name="Standard"><text:tab/><text:tab/>25.619999,</text:p>
      <text:p text:style-name="Standard"><text:tab/><text:tab/>23.22,</text:p>
      <text:p text:style-name="Standard"><text:tab/><text:tab/>3.48,</text:p>
      <text:p text:style-name="Standard"><text:tab/><text:tab/>25.8,</text:p>
      <text:p text:style-name="Standard"><text:tab/><text:tab/>23.22,</text:p>
      <text:p text:style-name="Standard"><text:tab/><text:tab/>3.6,</text:p>
      <text:p text:style-name="Standard"><text:tab/><text:tab/>25.68,</text:p>
      <text:p text:style-name="Standard"><text:tab/><text:tab/>23.279999,</text:p>
      <text:p text:style-name="Standard"><text:tab/><text:tab/>3.54,</text:p>
      <text:p text:style-name="Standard"><text:tab/><text:tab/>25.859999,</text:p>
      <text:p text:style-name="Standard"><text:tab/><text:tab/>23.34,</text:p>
      <text:p text:style-name="Standard"><text:tab/><text:tab/>3.36,</text:p>
      <text:p text:style-name="Standard"><text:tab/><text:tab/>25.74,</text:p>
      <text:p text:style-name="Standard"><text:tab/><text:tab/>23.4,</text:p>
      <text:p text:style-name="Standard"><text:tab/><text:tab/>3.4199998,</text:p>
      <text:p text:style-name="Standard"><text:tab/><text:tab/>25.74,</text:p>
      <text:p text:style-name="Standard"><text:tab/><text:tab/>23.16,</text:p>
      <text:p text:style-name="Standard"><text:tab/><text:tab/>3.36,</text:p>
      <text:p text:style-name="Standard"><text:tab/><text:tab/>25.98,</text:p>
      <text:p text:style-name="Standard"><text:tab/><text:tab/>22.98,</text:p>
      <text:p text:style-name="Standard"><text:tab/><text:tab/>3.48,</text:p>
      <text:p text:style-name="Standard"><text:tab/><text:tab/>25.92,</text:p>
      <text:p text:style-name="Standard"><text:tab/><text:tab/>22.859999,</text:p>
      <text:p text:style-name="Standard"><text:tab/><text:tab/>3.54,</text:p>
      <text:p text:style-name="Standard"><text:tab/><text:tab/>25.92,</text:p>
      <text:p text:style-name="Standard"><text:tab/><text:tab/>22.92,</text:p>
      <text:p text:style-name="Standard"><text:tab/><text:tab/>3.48,</text:p>
      <text:p text:style-name="Standard"><text:tab/><text:tab/>25.8,</text:p>
      <text:p text:style-name="Standard"><text:tab/><text:tab/>22.859999,</text:p>
      <text:p text:style-name="Standard"><text:tab/><text:tab/>3.36,</text:p>
      <text:p text:style-name="Standard"><text:tab/><text:tab/>25.859999,</text:p>
      <text:p text:style-name="Standard"><text:tab/><text:tab/>22.859999,</text:p>
      <text:p text:style-name="Standard"><text:soft-page-break/><text:tab/><text:tab/>3.12,</text:p>
      <text:p text:style-name="Standard"><text:tab/><text:tab/>25.92,</text:p>
      <text:p text:style-name="Standard"><text:tab/><text:tab/>22.56,</text:p>
      <text:p text:style-name="Standard"><text:tab/><text:tab/>3.4199998,</text:p>
      <text:p text:style-name="Standard"><text:tab/><text:tab/>26.16,</text:p>
      <text:p text:style-name="Standard"><text:tab/><text:tab/>22.619999,</text:p>
      <text:p text:style-name="Standard"><text:tab/><text:tab/>3.36,</text:p>
      <text:p text:style-name="Standard"><text:tab/><text:tab/>26.22,</text:p>
      <text:p text:style-name="Standard"><text:tab/><text:tab/>22.68,</text:p>
      <text:p text:style-name="Standard"><text:tab/><text:tab/>3.3,</text:p>
      <text:p text:style-name="Standard"><text:tab/><text:tab/>26.279999,</text:p>
      <text:p text:style-name="Standard"><text:tab/><text:tab/>22.8,</text:p>
      <text:p text:style-name="Standard"><text:tab/><text:tab/>3.4199998,</text:p>
      <text:p text:style-name="Standard"><text:tab/><text:tab/>26.34,</text:p>
      <text:p text:style-name="Standard"><text:tab/><text:tab/>23.039999,</text:p>
      <text:p text:style-name="Standard"><text:tab/><text:tab/>3.1799998,</text:p>
      <text:p text:style-name="Standard"><text:tab/><text:tab/>26.46,</text:p>
      <text:p text:style-name="Standard"><text:tab/><text:tab/>23.039999,</text:p>
      <text:p text:style-name="Standard"><text:tab/><text:tab/>3.24,</text:p>
      <text:p text:style-name="Standard"><text:tab/><text:tab/>26.519999,</text:p>
      <text:p text:style-name="Standard"><text:tab/><text:tab/>23.1,</text:p>
      <text:p text:style-name="Standard"><text:tab/><text:tab/>3.4199998,</text:p>
      <text:p text:style-name="Standard"><text:tab/><text:tab/>26.64,</text:p>
      <text:p text:style-name="Standard"><text:tab/><text:tab/>23.279999,</text:p>
      <text:p text:style-name="Standard"><text:tab/><text:tab/>3.72,</text:p>
      <text:p text:style-name="Standard"><text:tab/><text:tab/>26.519999,</text:p>
      <text:p text:style-name="Standard"><text:tab/><text:tab/>23.519999,</text:p>
      <text:p text:style-name="Standard"><text:tab/><text:tab/>3.54,</text:p>
      <text:p text:style-name="Standard"><text:tab/><text:tab/>26.4,</text:p>
      <text:p text:style-name="Standard"><text:tab/><text:tab/>23.519999,</text:p>
      <text:p text:style-name="Standard"><text:tab/><text:tab/>3.48,</text:p>
      <text:p text:style-name="Standard"><text:tab/><text:tab/>26.22,</text:p>
      <text:p text:style-name="Standard"><text:tab/><text:tab/>23.64,</text:p>
      <text:p text:style-name="Standard"><text:tab/><text:tab/>3.4199998,</text:p>
      <text:p text:style-name="Standard"><text:tab/><text:tab/>26.4,</text:p>
      <text:p text:style-name="Standard"><text:tab/><text:tab/>23.76,</text:p>
      <text:p text:style-name="Standard"><text:tab/><text:tab/>3.4199998,</text:p>
      <text:p text:style-name="Standard"><text:tab/><text:tab/>26.34,</text:p>
      <text:p text:style-name="Standard"><text:tab/><text:tab/>23.64,</text:p>
      <text:p text:style-name="Standard"><text:tab/><text:tab/>3.72,</text:p>
      <text:p text:style-name="Standard"><text:tab/><text:tab/>26.22,</text:p>
      <text:p text:style-name="Standard"><text:tab/><text:tab/>23.58,</text:p>
      <text:p text:style-name="Standard"><text:tab/><text:tab/>3.6,</text:p>
      <text:p text:style-name="Standard"><text:tab/><text:tab/>26.279999,</text:p>
      <text:p text:style-name="Standard"><text:tab/><text:tab/>23.58,</text:p>
      <text:p text:style-name="Standard"><text:tab/><text:tab/>3.36,</text:p>
      <text:p text:style-name="Standard"><text:tab/><text:tab/>26.099998,</text:p>
      <text:p text:style-name="Standard"><text:tab/><text:tab/>23.4,</text:p>
      <text:p text:style-name="Standard"><text:tab/><text:tab/>3.24,</text:p>
      <text:p text:style-name="Standard"><text:soft-page-break/><text:tab/><text:tab/>26.34,</text:p>
      <text:p text:style-name="Standard"><text:tab/><text:tab/>23.4,</text:p>
      <text:p text:style-name="Standard"><text:tab/><text:tab/>3.4199998,</text:p>
      <text:p text:style-name="Standard"><text:tab/><text:tab/>26.46,</text:p>
      <text:p text:style-name="Standard"><text:tab/><text:tab/>23.279999,</text:p>
      <text:p text:style-name="Standard"><text:tab/><text:tab/>3.54,</text:p>
      <text:p text:style-name="Standard"><text:tab/><text:tab/>26.4,</text:p>
      <text:p text:style-name="Standard"><text:tab/><text:tab/>23.039999,</text:p>
      <text:p text:style-name="Standard"><text:tab/><text:tab/>3.78,</text:p>
      <text:p text:style-name="Standard"><text:tab/><text:tab/>26.16,</text:p>
      <text:p text:style-name="Standard"><text:tab/><text:tab/>22.92,</text:p>
      <text:p text:style-name="Standard"><text:tab/><text:tab/>3.72,</text:p>
      <text:p text:style-name="Standard"><text:tab/><text:tab/>26.16,</text:p>
      <text:p text:style-name="Standard"><text:tab/><text:tab/>23.039999,</text:p>
      <text:p text:style-name="Standard"><text:tab/><text:tab/>3.6599998,</text:p>
      <text:p text:style-name="Standard"><text:tab/><text:tab/>26.099998,</text:p>
      <text:p text:style-name="Standard"><text:tab/><text:tab/>23.22,</text:p>
      <text:p text:style-name="Standard"><text:tab/><text:tab/>3.84,</text:p>
      <text:p text:style-name="Standard"><text:tab/><text:tab/>25.98,</text:p>
      <text:p text:style-name="Standard"><text:tab/><text:tab/>23.16,</text:p>
      <text:p text:style-name="Standard"><text:tab/><text:tab/>4.14,</text:p>
      <text:p text:style-name="Standard"><text:tab/><text:tab/>26.16,</text:p>
      <text:p text:style-name="Standard"><text:tab/><text:tab/>23.279999,</text:p>
      <text:p text:style-name="Standard"><text:tab/><text:tab/>4.44,</text:p>
      <text:p text:style-name="Standard"><text:tab/><text:tab/>25.98,</text:p>
      <text:p text:style-name="Standard"><text:tab/><text:tab/>23.16,</text:p>
      <text:p text:style-name="Standard"><text:tab/><text:tab/>4.5,</text:p>
      <text:p text:style-name="Standard"><text:tab/><text:tab/>25.92,</text:p>
      <text:p text:style-name="Standard"><text:tab/><text:tab/>23.46,</text:p>
      <text:p text:style-name="Standard"><text:tab/><text:tab/>4.68,</text:p>
      <text:p text:style-name="Standard"><text:tab/><text:tab/>26.099998,</text:p>
      <text:p text:style-name="Standard"><text:tab/><text:tab/>23.76,</text:p>
      <text:p text:style-name="Standard"><text:tab/><text:tab/>4.62,</text:p>
      <text:p text:style-name="Standard"><text:tab/><text:tab/>26.22,</text:p>
      <text:p text:style-name="Standard"><text:tab/><text:tab/>23.76,</text:p>
      <text:p text:style-name="Standard"><text:tab/><text:tab/>4.92,</text:p>
      <text:p text:style-name="Standard"><text:tab/><text:tab/>26.22,</text:p>
      <text:p text:style-name="Standard"><text:tab/><text:tab/>23.64,</text:p>
      <text:p text:style-name="Standard"><text:tab/><text:tab/>4.7999997,</text:p>
      <text:p text:style-name="Standard"><text:tab/><text:tab/>26.46,</text:p>
      <text:p text:style-name="Standard"><text:tab/><text:tab/>23.34,</text:p>
      <text:p text:style-name="Standard"><text:tab/><text:tab/>4.56,</text:p>
      <text:p text:style-name="Standard"><text:tab/><text:tab/>26.64,</text:p>
      <text:p text:style-name="Standard"><text:tab/><text:tab/>23.46,</text:p>
      <text:p text:style-name="Standard"><text:tab/><text:tab/>4.56,</text:p>
      <text:p text:style-name="Standard"><text:tab/><text:tab/>26.699999,</text:p>
      <text:p text:style-name="Standard"><text:tab/><text:tab/>23.22,</text:p>
      <text:p text:style-name="Standard"><text:tab/><text:tab/>4.38,</text:p>
      <text:p text:style-name="Standard"><text:tab/><text:tab/>26.88,</text:p>
      <text:p text:style-name="Standard"><text:soft-page-break/><text:tab/><text:tab/>23.279999,</text:p>
      <text:p text:style-name="Standard"><text:tab/><text:tab/>4.3199997,</text:p>
      <text:p text:style-name="Standard"><text:tab/><text:tab/>26.88,</text:p>
      <text:p text:style-name="Standard"><text:tab/><text:tab/>23.16,</text:p>
      <text:p text:style-name="Standard"><text:tab/><text:tab/>4.2,</text:p>
      <text:p text:style-name="Standard"><text:tab/><text:tab/>26.88,</text:p>
      <text:p text:style-name="Standard"><text:tab/><text:tab/>22.859999,</text:p>
      <text:p text:style-name="Standard"><text:tab/><text:tab/>4.14,</text:p>
      <text:p text:style-name="Standard"><text:tab/><text:tab/>NumberLong(27),</text:p>
      <text:p text:style-name="Standard"><text:tab/><text:tab/>22.74,</text:p>
      <text:p text:style-name="Standard"><text:tab/><text:tab/>3.8999999,</text:p>
      <text:p text:style-name="Standard"><text:tab/><text:tab/>27.06,</text:p>
      <text:p text:style-name="Standard"><text:tab/><text:tab/>22.8,</text:p>
      <text:p text:style-name="Standard"><text:tab/><text:tab/>4.02,</text:p>
      <text:p text:style-name="Standard"><text:tab/><text:tab/>27.06,</text:p>
      <text:p text:style-name="Standard"><text:tab/><text:tab/>22.98,</text:p>
      <text:p text:style-name="Standard"><text:tab/><text:tab/>4.2,</text:p>
      <text:p text:style-name="Standard"><text:tab/><text:tab/>27.06,</text:p>
      <text:p text:style-name="Standard"><text:tab/><text:tab/>22.859999,</text:p>
      <text:p text:style-name="Standard"><text:tab/><text:tab/>4.14,</text:p>
      <text:p text:style-name="Standard"><text:tab/><text:tab/>26.82,</text:p>
      <text:p text:style-name="Standard"><text:tab/><text:tab/>23.1,</text:p>
      <text:p text:style-name="Standard"><text:tab/><text:tab/>4.14,</text:p>
      <text:p text:style-name="Standard"><text:tab/><text:tab/>26.699999,</text:p>
      <text:p text:style-name="Standard"><text:tab/><text:tab/>23.279999,</text:p>
      <text:p text:style-name="Standard"><text:tab/><text:tab/>4.2,</text:p>
      <text:p text:style-name="Standard"><text:tab/><text:tab/>26.939999,</text:p>
      <text:p text:style-name="Standard"><text:tab/><text:tab/>23.46,</text:p>
      <text:p text:style-name="Standard"><text:tab/><text:tab/>4.14,</text:p>
      <text:p text:style-name="Standard"><text:tab/><text:tab/>26.939999,</text:p>
      <text:p text:style-name="Standard"><text:tab/><text:tab/>23.64,</text:p>
      <text:p text:style-name="Standard"><text:tab/><text:tab/>4.2,</text:p>
      <text:p text:style-name="Standard"><text:tab/><text:tab/>26.82,</text:p>
      <text:p text:style-name="Standard"><text:tab/><text:tab/>23.699999,</text:p>
      <text:p text:style-name="Standard"><text:tab/><text:tab/>4.5,</text:p>
      <text:p text:style-name="Standard"><text:tab/><text:tab/>26.939999,</text:p>
      <text:p text:style-name="Standard"><text:tab/><text:tab/>23.82,</text:p>
      <text:p text:style-name="Standard"><text:tab/><text:tab/>4.68,</text:p>
      <text:p text:style-name="Standard"><text:tab/><text:tab/>26.88,</text:p>
      <text:p text:style-name="Standard"><text:tab/><text:tab/>23.82,</text:p>
      <text:p text:style-name="Standard"><text:tab/><text:tab/>4.44,</text:p>
      <text:p text:style-name="Standard"><text:tab/><text:tab/>26.76,</text:p>
      <text:p text:style-name="Standard"><text:tab/><text:tab/>23.64,</text:p>
      <text:p text:style-name="Standard"><text:tab/><text:tab/>4.5,</text:p>
      <text:p text:style-name="Standard"><text:tab/><text:tab/>NumberLong(27),</text:p>
      <text:p text:style-name="Standard"><text:tab/><text:tab/>23.64,</text:p>
      <text:p text:style-name="Standard"><text:tab/><text:tab/>4.56,</text:p>
      <text:p text:style-name="Standard"><text:tab/><text:tab/>27.06,</text:p>
      <text:p text:style-name="Standard"><text:tab/><text:tab/>23.46,</text:p>
      <text:p text:style-name="Standard"><text:soft-page-break/><text:tab/><text:tab/>4.5,</text:p>
      <text:p text:style-name="Standard"><text:tab/><text:tab/>26.939999,</text:p>
      <text:p text:style-name="Standard"><text:tab/><text:tab/>23.22,</text:p>
      <text:p text:style-name="Standard"><text:tab/><text:tab/>4.62,</text:p>
      <text:p text:style-name="Standard"><text:tab/><text:tab/>27.119999,</text:p>
      <text:p text:style-name="Standard"><text:tab/><text:tab/>23.34,</text:p>
      <text:p text:style-name="Standard"><text:tab/><text:tab/>4.68,</text:p>
      <text:p text:style-name="Standard"><text:tab/><text:tab/>27.18,</text:p>
      <text:p text:style-name="Standard"><text:tab/><text:tab/>23.4,</text:p>
      <text:p text:style-name="Standard"><text:tab/><text:tab/>4.38,</text:p>
      <text:p text:style-name="Standard"><text:tab/><text:tab/>27.06,</text:p>
      <text:p text:style-name="Standard"><text:tab/><text:tab/>23.16,</text:p>
      <text:p text:style-name="Standard"><text:tab/><text:tab/>4.2,</text:p>
      <text:p text:style-name="Standard"><text:tab/><text:tab/>27.06,</text:p>
      <text:p text:style-name="Standard"><text:tab/><text:tab/>23.16,</text:p>
      <text:p text:style-name="Standard"><text:tab/><text:tab/>4.14,</text:p>
      <text:p text:style-name="Standard"><text:tab/><text:tab/>NumberLong(27),</text:p>
      <text:p text:style-name="Standard"><text:tab/><text:tab/>23.34,</text:p>
      <text:p text:style-name="Standard"><text:tab/><text:tab/>3.84,</text:p>
      <text:p text:style-name="Standard"><text:tab/><text:tab/>NumberLong(27),</text:p>
      <text:p text:style-name="Standard"><text:tab/><text:tab/>23.16,</text:p>
      <text:p text:style-name="Standard"><text:tab/><text:tab/>3.9599998,</text:p>
      <text:p text:style-name="Standard"><text:tab/><text:tab/>NumberLong(27),</text:p>
      <text:p text:style-name="Standard"><text:tab/><text:tab/>23.279999,</text:p>
      <text:p text:style-name="Standard"><text:tab/><text:tab/>4.02,</text:p>
      <text:p text:style-name="Standard"><text:tab/><text:tab/>27.18,</text:p>
      <text:p text:style-name="Standard"><text:tab/><text:tab/>23.34,</text:p>
      <text:p text:style-name="Standard"><text:tab/><text:tab/>4.08,</text:p>
      <text:p text:style-name="Standard"><text:tab/><text:tab/>NumberLong(27),</text:p>
      <text:p text:style-name="Standard"><text:tab/><text:tab/>23.22,</text:p>
      <text:p text:style-name="Standard"><text:tab/><text:tab/>3.78,</text:p>
      <text:p text:style-name="Standard"><text:tab/><text:tab/>27.119999,</text:p>
      <text:p text:style-name="Standard"><text:tab/><text:tab/>23.16,</text:p>
      <text:p text:style-name="Standard"><text:tab/><text:tab/>3.84,</text:p>
      <text:p text:style-name="Standard"><text:tab/><text:tab/>27.119999,</text:p>
      <text:p text:style-name="Standard"><text:tab/><text:tab/>23.4,</text:p>
      <text:p text:style-name="Standard"><text:tab/><text:tab/>3.84,</text:p>
      <text:p text:style-name="Standard"><text:tab/><text:tab/>27.24,</text:p>
      <text:p text:style-name="Standard"><text:tab/><text:tab/>23.4,</text:p>
      <text:p text:style-name="Standard"><text:tab/><text:tab/>3.9599998,</text:p>
      <text:p text:style-name="Standard"><text:tab/><text:tab/>27.42,</text:p>
      <text:p text:style-name="Standard"><text:tab/><text:tab/>23.279999,</text:p>
      <text:p text:style-name="Standard"><text:tab/><text:tab/>4.08,</text:p>
      <text:p text:style-name="Standard"><text:tab/><text:tab/>27.66,</text:p>
      <text:p text:style-name="Standard"><text:tab/><text:tab/>23.46,</text:p>
      <text:p text:style-name="Standard"><text:tab/><text:tab/>4.08,</text:p>
      <text:p text:style-name="Standard"><text:tab/><text:tab/>27.72,</text:p>
      <text:p text:style-name="Standard"><text:tab/><text:tab/>23.34,</text:p>
      <text:p text:style-name="Standard"><text:tab/><text:tab/>3.84,</text:p>
      <text:p text:style-name="Standard"><text:soft-page-break/><text:tab/><text:tab/>27.539999,</text:p>
      <text:p text:style-name="Standard"><text:tab/><text:tab/>23.22,</text:p>
      <text:p text:style-name="Standard"><text:tab/><text:tab/>3.9599998,</text:p>
      <text:p text:style-name="Standard"><text:tab/><text:tab/>27.42,</text:p>
      <text:p text:style-name="Standard"><text:tab/><text:tab/>23.279999,</text:p>
      <text:p text:style-name="Standard"><text:tab/><text:tab/>3.8999999,</text:p>
      <text:p text:style-name="Standard"><text:tab/><text:tab/>27.359999,</text:p>
      <text:p text:style-name="Standard"><text:tab/><text:tab/>23.039999,</text:p>
      <text:p text:style-name="Standard"><text:tab/><text:tab/>3.8999999,</text:p>
      <text:p text:style-name="Standard"><text:tab/><text:tab/>27.3,</text:p>
      <text:p text:style-name="Standard"><text:tab/><text:tab/>22.98,</text:p>
      <text:p text:style-name="Standard"><text:tab/><text:tab/>3.9599998,</text:p>
      <text:p text:style-name="Standard"><text:tab/><text:tab/>27.359999,</text:p>
      <text:p text:style-name="Standard"><text:tab/><text:tab/>23.039999,</text:p>
      <text:p text:style-name="Standard"><text:tab/><text:tab/>3.8999999,</text:p>
      <text:p text:style-name="Standard"><text:tab/><text:tab/>26.939999,</text:p>
      <text:p text:style-name="Standard"><text:tab/><text:tab/>23.16,</text:p>
      <text:p text:style-name="Standard"><text:tab/><text:tab/>3.84,</text:p>
      <text:p text:style-name="Standard"><text:tab/><text:tab/>26.939999,</text:p>
      <text:p text:style-name="Standard"><text:tab/><text:tab/>23.16,</text:p>
      <text:p text:style-name="Standard"><text:tab/><text:tab/>3.9599998,</text:p>
      <text:p text:style-name="Standard"><text:tab/><text:tab/>26.939999,</text:p>
      <text:p text:style-name="Standard"><text:tab/><text:tab/>23.16,</text:p>
      <text:p text:style-name="Standard"><text:tab/><text:tab/>3.84,</text:p>
      <text:p text:style-name="Standard"><text:tab/><text:tab/>27.18,</text:p>
      <text:p text:style-name="Standard"><text:tab/><text:tab/>23.1,</text:p>
      <text:p text:style-name="Standard"><text:tab/><text:tab/>3.8999999,</text:p>
      <text:p text:style-name="Standard"><text:tab/><text:tab/>27.359999,</text:p>
      <text:p text:style-name="Standard"><text:tab/><text:tab/>23.22,</text:p>
      <text:p text:style-name="Standard"><text:tab/><text:tab/>3.9599998,</text:p>
      <text:p text:style-name="Standard"><text:tab/><text:tab/>27.48,</text:p>
      <text:p text:style-name="Standard"><text:tab/><text:tab/>23.1,</text:p>
      <text:p text:style-name="Standard"><text:tab/><text:tab/>3.84,</text:p>
      <text:p text:style-name="Standard"><text:tab/><text:tab/>27.48,</text:p>
      <text:p text:style-name="Standard"><text:tab/><text:tab/>23.279999,</text:p>
      <text:p text:style-name="Standard"><text:tab/><text:tab/>3.72,</text:p>
      <text:p text:style-name="Standard"><text:tab/><text:tab/>27.3,</text:p>
      <text:p text:style-name="Standard"><text:tab/><text:tab/>23.279999,</text:p>
      <text:p text:style-name="Standard"><text:tab/><text:tab/>3.48,</text:p>
      <text:p text:style-name="Standard"><text:tab/><text:tab/>27.539999,</text:p>
      <text:p text:style-name="Standard"><text:tab/><text:tab/>23.22,</text:p>
      <text:p text:style-name="Standard"><text:tab/><text:tab/>3.36,</text:p>
      <text:p text:style-name="Standard"><text:tab/><text:tab/>27.539999,</text:p>
      <text:p text:style-name="Standard"><text:tab/><text:tab/>23.16,</text:p>
      <text:p text:style-name="Standard"><text:tab/><text:tab/>3.3,</text:p>
      <text:p text:style-name="Standard"><text:tab/><text:tab/>27.66,</text:p>
      <text:p text:style-name="Standard"><text:tab/><text:tab/>23.16,</text:p>
      <text:p text:style-name="Standard"><text:tab/><text:tab/>3.24,</text:p>
      <text:p text:style-name="Standard"><text:tab/><text:tab/>27.42,</text:p>
      <text:p text:style-name="Standard"><text:soft-page-break/><text:tab/><text:tab/>23.16,</text:p>
      <text:p text:style-name="Standard"><text:tab/><text:tab/>3.12,</text:p>
      <text:p text:style-name="Standard"><text:tab/><text:tab/>27.42,</text:p>
      <text:p text:style-name="Standard"><text:tab/><text:tab/>23.039999,</text:p>
      <text:p text:style-name="Standard"><text:tab/><text:tab/>3.12,</text:p>
      <text:p text:style-name="Standard"><text:tab/><text:tab/>27.48,</text:p>
      <text:p text:style-name="Standard"><text:tab/><text:tab/>23.1,</text:p>
      <text:p text:style-name="Standard"><text:tab/><text:tab/>3.12,</text:p>
      <text:p text:style-name="Standard"><text:tab/><text:tab/>27.359999,</text:p>
      <text:p text:style-name="Standard"><text:tab/><text:tab/>22.98,</text:p>
      <text:p text:style-name="Standard"><text:tab/><text:tab/>3.1799998,</text:p>
      <text:p text:style-name="Standard"><text:tab/><text:tab/>27.3,</text:p>
      <text:p text:style-name="Standard"><text:tab/><text:tab/>22.68,</text:p>
      <text:p text:style-name="Standard"><text:tab/><text:tab/>3.4199998,</text:p>
      <text:p text:style-name="Standard"><text:tab/><text:tab/>27.48,</text:p>
      <text:p text:style-name="Standard"><text:tab/><text:tab/>22.68,</text:p>
      <text:p text:style-name="Standard"><text:tab/><text:tab/>3.54,</text:p>
      <text:p text:style-name="Standard"><text:tab/><text:tab/>27.48,</text:p>
      <text:p text:style-name="Standard"><text:tab/><text:tab/>22.92,</text:p>
      <text:p text:style-name="Standard"><text:tab/><text:tab/>3.4199998,</text:p>
      <text:p text:style-name="Standard"><text:tab/><text:tab/>27.359999,</text:p>
      <text:p text:style-name="Standard"><text:tab/><text:tab/>22.859999,</text:p>
      <text:p text:style-name="Standard"><text:tab/><text:tab/>3.48,</text:p>
      <text:p text:style-name="Standard"><text:tab/><text:tab/>27.539999,</text:p>
      <text:p text:style-name="Standard"><text:tab/><text:tab/>22.8,</text:p>
      <text:p text:style-name="Standard"><text:tab/><text:tab/>3.72,</text:p>
      <text:p text:style-name="Standard"><text:tab/><text:tab/>27.539999,</text:p>
      <text:p text:style-name="Standard"><text:tab/><text:tab/>22.8,</text:p>
      <text:p text:style-name="Standard"><text:tab/><text:tab/>3.78,</text:p>
      <text:p text:style-name="Standard"><text:tab/><text:tab/>27.539999,</text:p>
      <text:p text:style-name="Standard"><text:tab/><text:tab/>22.98,</text:p>
      <text:p text:style-name="Standard"><text:tab/><text:tab/>4.02,</text:p>
      <text:p text:style-name="Standard"><text:tab/><text:tab/>27.599998,</text:p>
      <text:p text:style-name="Standard"><text:tab/><text:tab/>22.92,</text:p>
      <text:p text:style-name="Standard"><text:tab/><text:tab/>4.14,</text:p>
      <text:p text:style-name="Standard"><text:tab/><text:tab/>27.84,</text:p>
      <text:p text:style-name="Standard"><text:tab/><text:tab/>23.039999,</text:p>
      <text:p text:style-name="Standard"><text:tab/><text:tab/>4.14,</text:p>
      <text:p text:style-name="Standard"><text:tab/><text:tab/>27.72,</text:p>
      <text:p text:style-name="Standard"><text:tab/><text:tab/>22.98,</text:p>
      <text:p text:style-name="Standard"><text:tab/><text:tab/>4.3199997,</text:p>
      <text:p text:style-name="Standard"><text:tab/><text:tab/>27.599998,</text:p>
      <text:p text:style-name="Standard"><text:tab/><text:tab/>22.68,</text:p>
      <text:p text:style-name="Standard"><text:tab/><text:tab/>4.56,</text:p>
      <text:p text:style-name="Standard"><text:tab/><text:tab/>27.72,</text:p>
      <text:p text:style-name="Standard"><text:tab/><text:tab/>22.619999,</text:p>
      <text:p text:style-name="Standard"><text:tab/><text:tab/>4.44,</text:p>
      <text:p text:style-name="Standard"><text:tab/><text:tab/>27.779999,</text:p>
      <text:p text:style-name="Standard"><text:tab/><text:tab/>22.74,</text:p>
      <text:p text:style-name="Standard"><text:soft-page-break/><text:tab/><text:tab/>4.3199997,</text:p>
      <text:p text:style-name="Standard"><text:tab/><text:tab/>27.84,</text:p>
      <text:p text:style-name="Standard"><text:tab/><text:tab/>22.74,</text:p>
      <text:p text:style-name="Standard"><text:tab/><text:tab/>4.2599998,</text:p>
      <text:p text:style-name="Standard"><text:tab/><text:tab/>27.84,</text:p>
      <text:p text:style-name="Standard"><text:tab/><text:tab/>22.619999,</text:p>
      <text:p text:style-name="Standard"><text:tab/><text:tab/>3.9599998,</text:p>
      <text:p text:style-name="Standard"><text:tab/><text:tab/>27.9,</text:p>
      <text:p text:style-name="Standard"><text:tab/><text:tab/>22.619999,</text:p>
      <text:p text:style-name="Standard"><text:tab/><text:tab/>4.02,</text:p>
      <text:p text:style-name="Standard"><text:tab/><text:tab/>27.779999,</text:p>
      <text:p text:style-name="Standard"><text:tab/><text:tab/>22.92,</text:p>
      <text:p text:style-name="Standard"><text:tab/><text:tab/>3.9599998,</text:p>
      <text:p text:style-name="Standard"><text:tab/><text:tab/>27.96,</text:p>
      <text:p text:style-name="Standard"><text:tab/><text:tab/>22.92,</text:p>
      <text:p text:style-name="Standard"><text:tab/><text:tab/>3.78,</text:p>
      <text:p text:style-name="Standard"><text:tab/><text:tab/>28.019999,</text:p>
      <text:p text:style-name="Standard"><text:tab/><text:tab/>23.22,</text:p>
      <text:p text:style-name="Standard"><text:tab/><text:tab/>3.78,</text:p>
      <text:p text:style-name="Standard"><text:tab/><text:tab/>28.14,</text:p>
      <text:p text:style-name="Standard"><text:tab/><text:tab/>23.46,</text:p>
      <text:p text:style-name="Standard"><text:tab/><text:tab/>4.08,</text:p>
      <text:p text:style-name="Standard"><text:tab/><text:tab/>28.14,</text:p>
      <text:p text:style-name="Standard"><text:tab/><text:tab/>23.58,</text:p>
      <text:p text:style-name="Standard"><text:tab/><text:tab/>4.2,</text:p>
      <text:p text:style-name="Standard"><text:tab/><text:tab/>28.08,</text:p>
      <text:p text:style-name="Standard"><text:tab/><text:tab/>23.519999,</text:p>
      <text:p text:style-name="Standard"><text:tab/><text:tab/>4.44,</text:p>
      <text:p text:style-name="Standard"><text:tab/><text:tab/>28.019999,</text:p>
      <text:p text:style-name="Standard"><text:tab/><text:tab/>23.46,</text:p>
      <text:p text:style-name="Standard"><text:tab/><text:tab/>4.5,</text:p>
      <text:p text:style-name="Standard"><text:tab/><text:tab/>28.14,</text:p>
      <text:p text:style-name="Standard"><text:tab/><text:tab/>23.58,</text:p>
      <text:p text:style-name="Standard"><text:tab/><text:tab/>4.44,</text:p>
      <text:p text:style-name="Standard"><text:tab/><text:tab/>28.08,</text:p>
      <text:p text:style-name="Standard"><text:tab/><text:tab/>23.34,</text:p>
      <text:p text:style-name="Standard"><text:tab/><text:tab/>4.56,</text:p>
      <text:p text:style-name="Standard"><text:tab/><text:tab/>27.84,</text:p>
      <text:p text:style-name="Standard"><text:tab/><text:tab/>23.039999,</text:p>
      <text:p text:style-name="Standard"><text:tab/><text:tab/>4.5,</text:p>
      <text:p text:style-name="Standard"><text:tab/><text:tab/>27.72,</text:p>
      <text:p text:style-name="Standard"><text:tab/><text:tab/>23.039999,</text:p>
      <text:p text:style-name="Standard"><text:tab/><text:tab/>4.62,</text:p>
      <text:p text:style-name="Standard"><text:tab/><text:tab/>27.66,</text:p>
      <text:p text:style-name="Standard"><text:tab/><text:tab/>22.92,</text:p>
      <text:p text:style-name="Standard"><text:tab/><text:tab/>4.38,</text:p>
      <text:p text:style-name="Standard"><text:tab/><text:tab/>27.48,</text:p>
      <text:p text:style-name="Standard"><text:tab/><text:tab/>22.92,</text:p>
      <text:p text:style-name="Standard"><text:tab/><text:tab/>4.5,</text:p>
      <text:p text:style-name="Standard"><text:soft-page-break/><text:tab/><text:tab/>27.42,</text:p>
      <text:p text:style-name="Standard"><text:tab/><text:tab/>22.98,</text:p>
      <text:p text:style-name="Standard"><text:tab/><text:tab/>4.44,</text:p>
      <text:p text:style-name="Standard"><text:tab/><text:tab/>27.42,</text:p>
      <text:p text:style-name="Standard"><text:tab/><text:tab/>22.98,</text:p>
      <text:p text:style-name="Standard"><text:tab/><text:tab/>4.5,</text:p>
      <text:p text:style-name="Standard"><text:tab/><text:tab/>27.24,</text:p>
      <text:p text:style-name="Standard"><text:tab/><text:tab/>23.039999,</text:p>
      <text:p text:style-name="Standard"><text:tab/><text:tab/>4.38,</text:p>
      <text:p text:style-name="Standard"><text:tab/><text:tab/>27.42,</text:p>
      <text:p text:style-name="Standard"><text:tab/><text:tab/>23.16,</text:p>
      <text:p text:style-name="Standard"><text:tab/><text:tab/>4.44,</text:p>
      <text:p text:style-name="Standard"><text:tab/><text:tab/>27.42,</text:p>
      <text:p text:style-name="Standard"><text:tab/><text:tab/>23.34,</text:p>
      <text:p text:style-name="Standard"><text:tab/><text:tab/>4.5,</text:p>
      <text:p text:style-name="Standard"><text:tab/><text:tab/>27.48,</text:p>
      <text:p text:style-name="Standard"><text:tab/><text:tab/>23.16,</text:p>
      <text:p text:style-name="Standard"><text:tab/><text:tab/>4.5,</text:p>
      <text:p text:style-name="Standard"><text:tab/><text:tab/>27.539999,</text:p>
      <text:p text:style-name="Standard"><text:tab/><text:tab/>23.22,</text:p>
      <text:p text:style-name="Standard"><text:tab/><text:tab/>4.68,</text:p>
      <text:p text:style-name="Standard"><text:tab/><text:tab/>27.42,</text:p>
      <text:p text:style-name="Standard"><text:tab/><text:tab/>23.1,</text:p>
      <text:p text:style-name="Standard"><text:tab/><text:tab/>4.38,</text:p>
      <text:p text:style-name="Standard"><text:tab/><text:tab/>27.359999,</text:p>
      <text:p text:style-name="Standard"><text:tab/><text:tab/>23.22,</text:p>
      <text:p text:style-name="Standard"><text:tab/><text:tab/>4.3199997,</text:p>
      <text:p text:style-name="Standard"><text:tab/><text:tab/>27.599998,</text:p>
      <text:p text:style-name="Standard"><text:tab/><text:tab/>23.22,</text:p>
      <text:p text:style-name="Standard"><text:tab/><text:tab/>4.38,</text:p>
      <text:p text:style-name="Standard"><text:tab/><text:tab/>27.599998,</text:p>
      <text:p text:style-name="Standard"><text:tab/><text:tab/>23.1,</text:p>
      <text:p text:style-name="Standard"><text:tab/><text:tab/>4.5,</text:p>
      <text:p text:style-name="Standard"><text:tab/><text:tab/>27.539999,</text:p>
      <text:p text:style-name="Standard"><text:tab/><text:tab/>23.1,</text:p>
      <text:p text:style-name="Standard"><text:tab/><text:tab/>4.5,</text:p>
      <text:p text:style-name="Standard"><text:tab/><text:tab/>27.779999,</text:p>
      <text:p text:style-name="Standard"><text:tab/><text:tab/>23.1,</text:p>
      <text:p text:style-name="Standard"><text:tab/><text:tab/>4.56,</text:p>
      <text:p text:style-name="Standard"><text:tab/><text:tab/>27.66,</text:p>
      <text:p text:style-name="Standard"><text:tab/><text:tab/>23.279999,</text:p>
      <text:p text:style-name="Standard"><text:tab/><text:tab/>4.5,</text:p>
      <text:p text:style-name="Standard"><text:tab/><text:tab/>27.539999,</text:p>
      <text:p text:style-name="Standard"><text:tab/><text:tab/>23.34,</text:p>
      <text:p text:style-name="Standard"><text:tab/><text:tab/>4.44,</text:p>
      <text:p text:style-name="Standard"><text:tab/><text:tab/>27.72,</text:p>
      <text:p text:style-name="Standard"><text:tab/><text:tab/>23.4,</text:p>
      <text:p text:style-name="Standard"><text:tab/><text:tab/>4.68,</text:p>
      <text:p text:style-name="Standard"><text:tab/><text:tab/>27.84,</text:p>
      <text:p text:style-name="Standard"><text:soft-page-break/><text:tab/><text:tab/>23.4,</text:p>
      <text:p text:style-name="Standard"><text:tab/><text:tab/>4.7999997,</text:p>
      <text:p text:style-name="Standard"><text:tab/><text:tab/>27.779999,</text:p>
      <text:p text:style-name="Standard"><text:tab/><text:tab/>23.46,</text:p>
      <text:p text:style-name="Standard"><text:tab/><text:tab/>4.92,</text:p>
      <text:p text:style-name="Standard"><text:tab/><text:tab/>27.779999,</text:p>
      <text:p text:style-name="Standard"><text:tab/><text:tab/>23.519999,</text:p>
      <text:p text:style-name="Standard"><text:tab/><text:tab/>4.7999997,</text:p>
      <text:p text:style-name="Standard"><text:tab/><text:tab/>27.72,</text:p>
      <text:p text:style-name="Standard"><text:tab/><text:tab/>23.46,</text:p>
      <text:p text:style-name="Standard"><text:tab/><text:tab/>4.8599997,</text:p>
      <text:p text:style-name="Standard"><text:tab/><text:tab/>27.84,</text:p>
      <text:p text:style-name="Standard"><text:tab/><text:tab/>23.519999,</text:p>
      <text:p text:style-name="Standard"><text:tab/><text:tab/>4.8599997,</text:p>
      <text:p text:style-name="Standard"><text:tab/><text:tab/>28.14,</text:p>
      <text:p text:style-name="Standard"><text:tab/><text:tab/>23.279999,</text:p>
      <text:p text:style-name="Standard"><text:tab/><text:tab/>4.98,</text:p>
      <text:p text:style-name="Standard"><text:tab/><text:tab/>28.26,</text:p>
      <text:p text:style-name="Standard"><text:tab/><text:tab/>23.46,</text:p>
      <text:p text:style-name="Standard"><text:tab/><text:tab/>5.1,</text:p>
      <text:p text:style-name="Standard"><text:tab/><text:tab/>28.08,</text:p>
      <text:p text:style-name="Standard"><text:tab/><text:tab/>23.4,</text:p>
      <text:p text:style-name="Standard"><text:tab/><text:tab/>5.1,</text:p>
      <text:p text:style-name="Standard"><text:tab/><text:tab/>28.26,</text:p>
      <text:p text:style-name="Standard"><text:tab/><text:tab/>23.519999,</text:p>
      <text:p text:style-name="Standard"><text:tab/><text:tab/>5.22,</text:p>
      <text:p text:style-name="Standard"><text:tab/><text:tab/>28.199999,</text:p>
      <text:p text:style-name="Standard"><text:tab/><text:tab/>23.34,</text:p>
      <text:p text:style-name="Standard"><text:tab/><text:tab/>4.98,</text:p>
      <text:p text:style-name="Standard"><text:tab/><text:tab/>28.26,</text:p>
      <text:p text:style-name="Standard"><text:tab/><text:tab/>23.279999,</text:p>
      <text:p text:style-name="Standard"><text:tab/><text:tab/>5.04,</text:p>
      <text:p text:style-name="Standard"><text:tab/><text:tab/>28.32,</text:p>
      <text:p text:style-name="Standard"><text:tab/><text:tab/>23.46,</text:p>
      <text:p text:style-name="Standard"><text:tab/><text:tab/>5.16,</text:p>
      <text:p text:style-name="Standard"><text:tab/><text:tab/>28.08,</text:p>
      <text:p text:style-name="Standard"><text:tab/><text:tab/>23.4,</text:p>
      <text:p text:style-name="Standard"><text:tab/><text:tab/>5.3399997,</text:p>
      <text:p text:style-name="Standard"><text:tab/><text:tab/>27.84,</text:p>
      <text:p text:style-name="Standard"><text:tab/><text:tab/>23.519999,</text:p>
      <text:p text:style-name="Standard"><text:tab/><text:tab/>5.22,</text:p>
      <text:p text:style-name="Standard"><text:tab/><text:tab/>27.779999,</text:p>
      <text:p text:style-name="Standard"><text:tab/><text:tab/>23.4,</text:p>
      <text:p text:style-name="Standard"><text:tab/><text:tab/>5.2799997,</text:p>
      <text:p text:style-name="Standard"><text:tab/><text:tab/>27.9,</text:p>
      <text:p text:style-name="Standard"><text:tab/><text:tab/>23.46,</text:p>
      <text:p text:style-name="Standard"><text:tab/><text:tab/>5.3399997,</text:p>
      <text:p text:style-name="Standard"><text:tab/><text:tab/>27.779999,</text:p>
      <text:p text:style-name="Standard"><text:tab/><text:tab/>23.4,</text:p>
      <text:p text:style-name="Standard"><text:soft-page-break/><text:tab/><text:tab/>5.3399997,</text:p>
      <text:p text:style-name="Standard"><text:tab/><text:tab/>27.779999,</text:p>
      <text:p text:style-name="Standard"><text:tab/><text:tab/>23.64,</text:p>
      <text:p text:style-name="Standard"><text:tab/><text:tab/>5.52,</text:p>
      <text:p text:style-name="Standard"><text:tab/><text:tab/>27.9,</text:p>
      <text:p text:style-name="Standard"><text:tab/><text:tab/>23.76,</text:p>
      <text:p text:style-name="Standard"><text:tab/><text:tab/>5.7,</text:p>
      <text:p text:style-name="Standard"><text:tab/><text:tab/>28.08,</text:p>
      <text:p text:style-name="Standard"><text:tab/><text:tab/>23.699999,</text:p>
      <text:p text:style-name="Standard"><text:tab/><text:tab/>5.7599998,</text:p>
      <text:p text:style-name="Standard"><text:tab/><text:tab/>28.14,</text:p>
      <text:p text:style-name="Standard"><text:tab/><text:tab/>23.76,</text:p>
      <text:p text:style-name="Standard"><text:tab/><text:tab/>5.7,</text:p>
      <text:p text:style-name="Standard"><text:tab/><text:tab/>28.5,</text:p>
      <text:p text:style-name="Standard"><text:tab/><text:tab/>23.82,</text:p>
      <text:p text:style-name="Standard"><text:tab/><text:tab/>5.8199997,</text:p>
      <text:p text:style-name="Standard"><text:tab/><text:tab/>28.68,</text:p>
      <text:p text:style-name="Standard"><text:tab/><text:tab/>23.82,</text:p>
      <text:p text:style-name="Standard"><text:tab/><text:tab/>5.8799996,</text:p>
      <text:p text:style-name="Standard"><text:tab/><text:tab/>28.74,</text:p>
      <text:p text:style-name="Standard"><text:tab/><text:tab/>NumberLong(24),</text:p>
      <text:p text:style-name="Standard"><text:tab/><text:tab/>NumberLong(6),</text:p>
      <text:p text:style-name="Standard"><text:tab/><text:tab/>28.74,</text:p>
      <text:p text:style-name="Standard"><text:tab/><text:tab/>NumberLong(24),</text:p>
      <text:p text:style-name="Standard"><text:tab/><text:tab/>NumberLong(6),</text:p>
      <text:p text:style-name="Standard"><text:tab/><text:tab/>28.619999,</text:p>
      <text:p text:style-name="Standard"><text:tab/><text:tab/>23.76,</text:p>
      <text:p text:style-name="Standard"><text:tab/><text:tab/>6.18,</text:p>
      <text:p text:style-name="Standard"><text:tab/><text:tab/>28.56,</text:p>
      <text:p text:style-name="Standard"><text:tab/><text:tab/>23.64,</text:p>
      <text:p text:style-name="Standard"><text:tab/><text:tab/>6.06,</text:p>
      <text:p text:style-name="Standard"><text:tab/><text:tab/>28.439999,</text:p>
      <text:p text:style-name="Standard"><text:tab/><text:tab/>23.64,</text:p>
      <text:p text:style-name="Standard"><text:tab/><text:tab/>6.12,</text:p>
      <text:p text:style-name="Standard"><text:tab/><text:tab/>28.5,</text:p>
      <text:p text:style-name="Standard"><text:tab/><text:tab/>23.76,</text:p>
      <text:p text:style-name="Standard"><text:tab/><text:tab/>6.18,</text:p>
      <text:p text:style-name="Standard"><text:tab/><text:tab/>28.32,</text:p>
      <text:p text:style-name="Standard"><text:tab/><text:tab/>23.76,</text:p>
      <text:p text:style-name="Standard"><text:tab/><text:tab/>6.3599997,</text:p>
      <text:p text:style-name="Standard"><text:tab/><text:tab/>28.199999,</text:p>
      <text:p text:style-name="Standard"><text:tab/><text:tab/>23.88,</text:p>
      <text:p text:style-name="Standard"><text:tab/><text:tab/>6.24,</text:p>
      <text:p text:style-name="Standard"><text:tab/><text:tab/>28.08,</text:p>
      <text:p text:style-name="Standard"><text:tab/><text:tab/>23.699999,</text:p>
      <text:p text:style-name="Standard"><text:tab/><text:tab/>6.06,</text:p>
      <text:p text:style-name="Standard"><text:tab/><text:tab/>27.9,</text:p>
      <text:p text:style-name="Standard"><text:tab/><text:tab/>23.699999,</text:p>
      <text:p text:style-name="Standard"><text:tab/><text:tab/>6.18,</text:p>
      <text:p text:style-name="Standard"><text:soft-page-break/><text:tab/><text:tab/>27.96,</text:p>
      <text:p text:style-name="Standard"><text:tab/><text:tab/>23.939999,</text:p>
      <text:p text:style-name="Standard"><text:tab/><text:tab/>6.06,</text:p>
      <text:p text:style-name="Standard"><text:tab/><text:tab/>27.84,</text:p>
      <text:p text:style-name="Standard"><text:tab/><text:tab/>NumberLong(24),</text:p>
      <text:p text:style-name="Standard"><text:tab/><text:tab/>6.24,</text:p>
      <text:p text:style-name="Standard"><text:tab/><text:tab/>27.72,</text:p>
      <text:p text:style-name="Standard"><text:tab/><text:tab/>24.06,</text:p>
      <text:p text:style-name="Standard"><text:tab/><text:tab/>6.18,</text:p>
      <text:p text:style-name="Standard"><text:tab/><text:tab/>27.599998,</text:p>
      <text:p text:style-name="Standard"><text:tab/><text:tab/>NumberLong(24),</text:p>
      <text:p text:style-name="Standard"><text:tab/><text:tab/>6.06,</text:p>
      <text:p text:style-name="Standard"><text:tab/><text:tab/>27.48,</text:p>
      <text:p text:style-name="Standard"><text:tab/><text:tab/>23.939999,</text:p>
      <text:p text:style-name="Standard"><text:tab/><text:tab/>5.94,</text:p>
      <text:p text:style-name="Standard"><text:tab/><text:tab/>27.599998,</text:p>
      <text:p text:style-name="Standard"><text:tab/><text:tab/>23.88,</text:p>
      <text:p text:style-name="Standard"><text:tab/><text:tab/>6.12,</text:p>
      <text:p text:style-name="Standard"><text:tab/><text:tab/>27.599998,</text:p>
      <text:p text:style-name="Standard"><text:tab/><text:tab/>24.18,</text:p>
      <text:p text:style-name="Standard"><text:tab/><text:tab/>6.06,</text:p>
      <text:p text:style-name="Standard"><text:tab/><text:tab/>27.599998,</text:p>
      <text:p text:style-name="Standard"><text:tab/><text:tab/>24.24,</text:p>
      <text:p text:style-name="Standard"><text:tab/><text:tab/>5.8199997,</text:p>
      <text:p text:style-name="Standard"><text:tab/><text:tab/>27.72,</text:p>
      <text:p text:style-name="Standard"><text:tab/><text:tab/>24.24,</text:p>
      <text:p text:style-name="Standard"><text:tab/><text:tab/>5.94,</text:p>
      <text:p text:style-name="Standard"><text:tab/><text:tab/>27.779999,</text:p>
      <text:p text:style-name="Standard"><text:tab/><text:tab/>24.18,</text:p>
      <text:p text:style-name="Standard"><text:tab/><text:tab/>5.7599998,</text:p>
      <text:p text:style-name="Standard"><text:tab/><text:tab/>27.779999,</text:p>
      <text:p text:style-name="Standard"><text:tab/><text:tab/>24.18,</text:p>
      <text:p text:style-name="Standard"><text:tab/><text:tab/>5.7599998,</text:p>
      <text:p text:style-name="Standard"><text:tab/><text:tab/>27.72,</text:p>
      <text:p text:style-name="Standard"><text:tab/><text:tab/>24.18,</text:p>
      <text:p text:style-name="Standard"><text:tab/><text:tab/>5.7599998,</text:p>
      <text:p text:style-name="Standard"><text:tab/><text:tab/>27.66,</text:p>
      <text:p text:style-name="Standard"><text:tab/><text:tab/>24.18,</text:p>
      <text:p text:style-name="Standard"><text:tab/><text:tab/>5.7,</text:p>
      <text:p text:style-name="Standard"><text:tab/><text:tab/>27.539999,</text:p>
      <text:p text:style-name="Standard"><text:tab/><text:tab/>24.119999,</text:p>
      <text:p text:style-name="Standard"><text:tab/><text:tab/>5.8799996,</text:p>
      <text:p text:style-name="Standard"><text:tab/><text:tab/>27.72,</text:p>
      <text:p text:style-name="Standard"><text:tab/><text:tab/>24.119999,</text:p>
      <text:p text:style-name="Standard"><text:tab/><text:tab/>6.24,</text:p>
      <text:p text:style-name="Standard"><text:tab/><text:tab/>27.72,</text:p>
      <text:p text:style-name="Standard"><text:tab/><text:tab/>23.939999,</text:p>
      <text:p text:style-name="Standard"><text:tab/><text:tab/>6.42,</text:p>
      <text:p text:style-name="Standard"><text:tab/><text:tab/>27.84,</text:p>
      <text:p text:style-name="Standard"><text:soft-page-break/><text:tab/><text:tab/>23.88,</text:p>
      <text:p text:style-name="Standard"><text:tab/><text:tab/>6.54,</text:p>
      <text:p text:style-name="Standard"><text:tab/><text:tab/>28.08,</text:p>
      <text:p text:style-name="Standard"><text:tab/><text:tab/>23.76,</text:p>
      <text:p text:style-name="Standard"><text:tab/><text:tab/>6.8399997,</text:p>
      <text:p text:style-name="Standard"><text:tab/><text:tab/>28.019999,</text:p>
      <text:p text:style-name="Standard"><text:tab/><text:tab/>NumberLong(24),</text:p>
      <text:p text:style-name="Standard"><text:tab/><text:tab/>6.72,</text:p>
      <text:p text:style-name="Standard"><text:tab/><text:tab/>28.019999,</text:p>
      <text:p text:style-name="Standard"><text:tab/><text:tab/>23.939999,</text:p>
      <text:p text:style-name="Standard"><text:tab/><text:tab/>6.8999996,</text:p>
      <text:p text:style-name="Standard"><text:tab/><text:tab/>28.08,</text:p>
      <text:p text:style-name="Standard"><text:tab/><text:tab/>NumberLong(24),</text:p>
      <text:p text:style-name="Standard"><text:tab/><text:tab/>6.66,</text:p>
      <text:p text:style-name="Standard"><text:tab/><text:tab/>27.96,</text:p>
      <text:p text:style-name="Standard"><text:tab/><text:tab/>24.119999,</text:p>
      <text:p text:style-name="Standard"><text:tab/><text:tab/>6.54,</text:p>
      <text:p text:style-name="Standard"><text:tab/><text:tab/>27.84,</text:p>
      <text:p text:style-name="Standard"><text:tab/><text:tab/>24.06,</text:p>
      <text:p text:style-name="Standard"><text:tab/><text:tab/>6.3599997,</text:p>
      <text:p text:style-name="Standard"><text:tab/><text:tab/>27.84,</text:p>
      <text:p text:style-name="Standard"><text:tab/><text:tab/>24.18,</text:p>
      <text:p text:style-name="Standard"><text:tab/><text:tab/>6.2999997,</text:p>
      <text:p text:style-name="Standard"><text:tab/><text:tab/>27.9,</text:p>
      <text:p text:style-name="Standard"><text:tab/><text:tab/>24.24,</text:p>
      <text:p text:style-name="Standard"><text:tab/><text:tab/>6.12,</text:p>
      <text:p text:style-name="Standard"><text:tab/><text:tab/>27.779999,</text:p>
      <text:p text:style-name="Standard"><text:tab/><text:tab/>24.3,</text:p>
      <text:p text:style-name="Standard"><text:tab/><text:tab/>6.06,</text:p>
      <text:p text:style-name="Standard"><text:tab/><text:tab/>27.96,</text:p>
      <text:p text:style-name="Standard"><text:tab/><text:tab/>24.24,</text:p>
      <text:p text:style-name="Standard"><text:tab/><text:tab/>5.94,</text:p>
      <text:p text:style-name="Standard"><text:tab/><text:tab/>27.96,</text:p>
      <text:p text:style-name="Standard"><text:tab/><text:tab/>24.3,</text:p>
      <text:p text:style-name="Standard"><text:tab/><text:tab/>5.7,</text:p>
      <text:p text:style-name="Standard"><text:tab/><text:tab/>28.08,</text:p>
      <text:p text:style-name="Standard"><text:tab/><text:tab/>24.18,</text:p>
      <text:p text:style-name="Standard"><text:tab/><text:tab/>NumberLong(6),</text:p>
      <text:p text:style-name="Standard"><text:tab/><text:tab/>28.019999,</text:p>
      <text:p text:style-name="Standard"><text:tab/><text:tab/>23.939999,</text:p>
      <text:p text:style-name="Standard"><text:tab/><text:tab/>5.8799996,</text:p>
      <text:p text:style-name="Standard"><text:tab/><text:tab/>27.96,</text:p>
      <text:p text:style-name="Standard"><text:tab/><text:tab/>24.06,</text:p>
      <text:p text:style-name="Standard"><text:tab/><text:tab/>6.06,</text:p>
      <text:p text:style-name="Standard"><text:tab/><text:tab/>27.84,</text:p>
      <text:p text:style-name="Standard"><text:tab/><text:tab/>24.06,</text:p>
      <text:p text:style-name="Standard"><text:tab/><text:tab/>6.18,</text:p>
      <text:p text:style-name="Standard"><text:tab/><text:tab/>27.96,</text:p>
      <text:p text:style-name="Standard"><text:tab/><text:tab/>NumberLong(24),</text:p>
      <text:p text:style-name="Standard"><text:soft-page-break/><text:tab/><text:tab/>6.3599997,</text:p>
      <text:p text:style-name="Standard"><text:tab/><text:tab/>27.84,</text:p>
      <text:p text:style-name="Standard"><text:tab/><text:tab/>24.06,</text:p>
      <text:p text:style-name="Standard"><text:tab/><text:tab/>6.24,</text:p>
      <text:p text:style-name="Standard"><text:tab/><text:tab/>27.9,</text:p>
      <text:p text:style-name="Standard"><text:tab/><text:tab/>24.119999,</text:p>
      <text:p text:style-name="Standard"><text:tab/><text:tab/>6.24,</text:p>
      <text:p text:style-name="Standard"><text:tab/><text:tab/>27.84,</text:p>
      <text:p text:style-name="Standard"><text:tab/><text:tab/>23.939999,</text:p>
      <text:p text:style-name="Standard"><text:tab/><text:tab/>6.42,</text:p>
      <text:p text:style-name="Standard"><text:tab/><text:tab/>27.72,</text:p>
      <text:p text:style-name="Standard"><text:tab/><text:tab/>24.06,</text:p>
      <text:p text:style-name="Standard"><text:tab/><text:tab/>6.3599997,</text:p>
      <text:p text:style-name="Standard"><text:tab/><text:tab/>27.66,</text:p>
      <text:p text:style-name="Standard"><text:tab/><text:tab/>24.18,</text:p>
      <text:p text:style-name="Standard"><text:tab/><text:tab/>6.24,</text:p>
      <text:p text:style-name="Standard"><text:tab/><text:tab/>27.84,</text:p>
      <text:p text:style-name="Standard"><text:tab/><text:tab/>24.3,</text:p>
      <text:p text:style-name="Standard"><text:tab/><text:tab/>6.18,</text:p>
      <text:p text:style-name="Standard"><text:tab/><text:tab/>27.84,</text:p>
      <text:p text:style-name="Standard"><text:tab/><text:tab/>24.3,</text:p>
      <text:p text:style-name="Standard"><text:tab/><text:tab/>6.12,</text:p>
      <text:p text:style-name="Standard"><text:tab/><text:tab/>27.539999,</text:p>
      <text:p text:style-name="Standard"><text:tab/><text:tab/>24.42,</text:p>
      <text:p text:style-name="Standard"><text:tab/><text:tab/>6.12,</text:p>
      <text:p text:style-name="Standard"><text:tab/><text:tab/>27.599998,</text:p>
      <text:p text:style-name="Standard"><text:tab/><text:tab/>24.3,</text:p>
      <text:p text:style-name="Standard"><text:tab/><text:tab/>6.2999997,</text:p>
      <text:p text:style-name="Standard"><text:tab/><text:tab/>27.42,</text:p>
      <text:p text:style-name="Standard"><text:tab/><text:tab/>24.06,</text:p>
      <text:p text:style-name="Standard"><text:tab/><text:tab/>6.42,</text:p>
      <text:p text:style-name="Standard"><text:tab/><text:tab/>27.359999,</text:p>
      <text:p text:style-name="Standard"><text:tab/><text:tab/>24.24,</text:p>
      <text:p text:style-name="Standard"><text:tab/><text:tab/>6.2999997,</text:p>
      <text:p text:style-name="Standard"><text:tab/><text:tab/>27.42,</text:p>
      <text:p text:style-name="Standard"><text:tab/><text:tab/>24.24,</text:p>
      <text:p text:style-name="Standard"><text:tab/><text:tab/>6.42,</text:p>
      <text:p text:style-name="Standard"><text:tab/><text:tab/>27.359999,</text:p>
      <text:p text:style-name="Standard"><text:tab/><text:tab/>24.18,</text:p>
      <text:p text:style-name="Standard"><text:tab/><text:tab/>6.66,</text:p>
      <text:p text:style-name="Standard"><text:tab/><text:tab/>27.3,</text:p>
      <text:p text:style-name="Standard"><text:tab/><text:tab/>24.18,</text:p>
      <text:p text:style-name="Standard"><text:tab/><text:tab/>6.54,</text:p>
      <text:p text:style-name="Standard"><text:tab/><text:tab/>27.359999,</text:p>
      <text:p text:style-name="Standard"><text:tab/><text:tab/>24.24,</text:p>
      <text:p text:style-name="Standard"><text:tab/><text:tab/>6.54,</text:p>
      <text:p text:style-name="Standard"><text:tab/><text:tab/>27.48,</text:p>
      <text:p text:style-name="Standard"><text:tab/><text:tab/>24.18,</text:p>
      <text:p text:style-name="Standard"><text:tab/><text:tab/>6.42,</text:p>
      <text:p text:style-name="Standard"><text:soft-page-break/><text:tab/><text:tab/>27.48,</text:p>
      <text:p text:style-name="Standard"><text:tab/><text:tab/>24.119999,</text:p>
      <text:p text:style-name="Standard"><text:tab/><text:tab/>6.24,</text:p>
      <text:p text:style-name="Standard"><text:tab/><text:tab/>27.599998,</text:p>
      <text:p text:style-name="Standard"><text:tab/><text:tab/>24.3,</text:p>
      <text:p text:style-name="Standard"><text:tab/><text:tab/>6.18,</text:p>
      <text:p text:style-name="Standard"><text:tab/><text:tab/>27.66,</text:p>
      <text:p text:style-name="Standard"><text:tab/><text:tab/>24.18,</text:p>
      <text:p text:style-name="Standard"><text:tab/><text:tab/>6.42,</text:p>
      <text:p text:style-name="Standard"><text:tab/><text:tab/>27.9,</text:p>
      <text:p text:style-name="Standard"><text:tab/><text:tab/>24.18,</text:p>
      <text:p text:style-name="Standard"><text:tab/><text:tab/>6.2999997,</text:p>
      <text:p text:style-name="Standard"><text:tab/><text:tab/>27.96,</text:p>
      <text:p text:style-name="Standard"><text:tab/><text:tab/>24.3,</text:p>
      <text:p text:style-name="Standard"><text:tab/><text:tab/>6.18,</text:p>
      <text:p text:style-name="Standard"><text:tab/><text:tab/>27.599998,</text:p>
      <text:p text:style-name="Standard"><text:tab/><text:tab/>24.06,</text:p>
      <text:p text:style-name="Standard"><text:tab/><text:tab/>5.94,</text:p>
      <text:p text:style-name="Standard"><text:tab/><text:tab/>27.539999,</text:p>
      <text:p text:style-name="Standard"><text:tab/><text:tab/>24.18,</text:p>
      <text:p text:style-name="Standard"><text:tab/><text:tab/>6.12,</text:p>
      <text:p text:style-name="Standard"><text:tab/><text:tab/>27.48,</text:p>
      <text:p text:style-name="Standard"><text:tab/><text:tab/>24.42,</text:p>
      <text:p text:style-name="Standard"><text:tab/><text:tab/>6.18,</text:p>
      <text:p text:style-name="Standard"><text:tab/><text:tab/>27.48,</text:p>
      <text:p text:style-name="Standard"><text:tab/><text:tab/>24.359999,</text:p>
      <text:p text:style-name="Standard"><text:tab/><text:tab/>6.42,</text:p>
      <text:p text:style-name="Standard"><text:tab/><text:tab/>27.599998,</text:p>
      <text:p text:style-name="Standard"><text:tab/><text:tab/>24.359999,</text:p>
      <text:p text:style-name="Standard"><text:tab/><text:tab/>6.42,</text:p>
      <text:p text:style-name="Standard"><text:tab/><text:tab/>27.539999,</text:p>
      <text:p text:style-name="Standard"><text:tab/><text:tab/>24.3,</text:p>
      <text:p text:style-name="Standard"><text:tab/><text:tab/>6.18,</text:p>
      <text:p text:style-name="Standard"><text:tab/><text:tab/>27.42,</text:p>
      <text:p text:style-name="Standard"><text:tab/><text:tab/>24.24,</text:p>
      <text:p text:style-name="Standard"><text:tab/><text:tab/>6.12,</text:p>
      <text:p text:style-name="Standard"><text:tab/><text:tab/>27.3,</text:p>
      <text:p text:style-name="Standard"><text:tab/><text:tab/>24.24,</text:p>
      <text:p text:style-name="Standard"><text:tab/><text:tab/>6.24,</text:p>
      <text:p text:style-name="Standard"><text:tab/><text:tab/>27.66,</text:p>
      <text:p text:style-name="Standard"><text:tab/><text:tab/>24.48,</text:p>
      <text:p text:style-name="Standard"><text:tab/><text:tab/>6.42,</text:p>
      <text:p text:style-name="Standard"><text:tab/><text:tab/>27.779999,</text:p>
      <text:p text:style-name="Standard"><text:tab/><text:tab/>24.48,</text:p>
      <text:p text:style-name="Standard"><text:tab/><text:tab/>6.54,</text:p>
      <text:p text:style-name="Standard"><text:tab/><text:tab/>27.72,</text:p>
      <text:p text:style-name="Standard"><text:tab/><text:tab/>24.42,</text:p>
      <text:p text:style-name="Standard"><text:tab/><text:tab/>6.48,</text:p>
      <text:p text:style-name="Standard"><text:tab/><text:tab/>27.72,</text:p>
      <text:p text:style-name="Standard"><text:soft-page-break/><text:tab/><text:tab/>24.539999,</text:p>
      <text:p text:style-name="Standard"><text:tab/><text:tab/>6.24,</text:p>
      <text:p text:style-name="Standard"><text:tab/><text:tab/>27.599998,</text:p>
      <text:p text:style-name="Standard"><text:tab/><text:tab/>24.48,</text:p>
      <text:p text:style-name="Standard"><text:tab/><text:tab/>6.06,</text:p>
      <text:p text:style-name="Standard"><text:tab/><text:tab/>27.779999,</text:p>
      <text:p text:style-name="Standard"><text:tab/><text:tab/>24.539999,</text:p>
      <text:p text:style-name="Standard"><text:tab/><text:tab/>6.12,</text:p>
      <text:p text:style-name="Standard"><text:tab/><text:tab/>27.779999,</text:p>
      <text:p text:style-name="Standard"><text:tab/><text:tab/>24.48,</text:p>
      <text:p text:style-name="Standard"><text:tab/><text:tab/>6.12,</text:p>
      <text:p text:style-name="Standard"><text:tab/><text:tab/>28.019999,</text:p>
      <text:p text:style-name="Standard"><text:tab/><text:tab/>24.359999,</text:p>
      <text:p text:style-name="Standard"><text:tab/><text:tab/>6.12,</text:p>
      <text:p text:style-name="Standard"><text:tab/><text:tab/>28.019999,</text:p>
      <text:p text:style-name="Standard"><text:tab/><text:tab/>24.3,</text:p>
      <text:p text:style-name="Standard"><text:tab/><text:tab/>5.94,</text:p>
      <text:p text:style-name="Standard"><text:tab/><text:tab/>27.96,</text:p>
      <text:p text:style-name="Standard"><text:tab/><text:tab/>24.3,</text:p>
      <text:p text:style-name="Standard"><text:tab/><text:tab/>5.7,</text:p>
      <text:p text:style-name="Standard"><text:tab/><text:tab/>27.96,</text:p>
      <text:p text:style-name="Standard"><text:tab/><text:tab/>NumberLong(24),</text:p>
      <text:p text:style-name="Standard"><text:tab/><text:tab/>5.58,</text:p>
      <text:p text:style-name="Standard"><text:tab/><text:tab/>28.08,</text:p>
      <text:p text:style-name="Standard"><text:tab/><text:tab/>23.699999,</text:p>
      <text:p text:style-name="Standard"><text:tab/><text:tab/>5.7,</text:p>
      <text:p text:style-name="Standard"><text:tab/><text:tab/>28.14,</text:p>
      <text:p text:style-name="Standard"><text:tab/><text:tab/>23.76,</text:p>
      <text:p text:style-name="Standard"><text:tab/><text:tab/>5.58,</text:p>
      <text:p text:style-name="Standard"><text:tab/><text:tab/>27.96,</text:p>
      <text:p text:style-name="Standard"><text:tab/><text:tab/>23.82,</text:p>
      <text:p text:style-name="Standard"><text:tab/><text:tab/>5.58,</text:p>
      <text:p text:style-name="Standard"><text:tab/><text:tab/>27.96,</text:p>
      <text:p text:style-name="Standard"><text:tab/><text:tab/>23.939999,</text:p>
      <text:p text:style-name="Standard"><text:tab/><text:tab/>5.46,</text:p>
      <text:p text:style-name="Standard"><text:tab/><text:tab/>27.96,</text:p>
      <text:p text:style-name="Standard"><text:tab/><text:tab/>23.76,</text:p>
      <text:p text:style-name="Standard"><text:tab/><text:tab/>5.4,</text:p>
      <text:p text:style-name="Standard"><text:tab/><text:tab/>27.96,</text:p>
      <text:p text:style-name="Standard"><text:tab/><text:tab/>23.82,</text:p>
      <text:p text:style-name="Standard"><text:tab/><text:tab/>5.4,</text:p>
      <text:p text:style-name="Standard"><text:tab/><text:tab/>27.9,</text:p>
      <text:p text:style-name="Standard"><text:tab/><text:tab/>23.699999,</text:p>
      <text:p text:style-name="Standard"><text:tab/><text:tab/>5.52,</text:p>
      <text:p text:style-name="Standard"><text:tab/><text:tab/>28.08,</text:p>
      <text:p text:style-name="Standard"><text:tab/><text:tab/>23.88,</text:p>
      <text:p text:style-name="Standard"><text:tab/><text:tab/>5.4,</text:p>
      <text:p text:style-name="Standard"><text:tab/><text:tab/>28.08,</text:p>
      <text:p text:style-name="Standard"><text:tab/><text:tab/>23.82,</text:p>
      <text:p text:style-name="Standard"><text:soft-page-break/><text:tab/><text:tab/>5.2799997,</text:p>
      <text:p text:style-name="Standard"><text:tab/><text:tab/>28.199999,</text:p>
      <text:p text:style-name="Standard"><text:tab/><text:tab/>23.76,</text:p>
      <text:p text:style-name="Standard"><text:tab/><text:tab/>5.4,</text:p>
      <text:p text:style-name="Standard"><text:tab/><text:tab/>28.26,</text:p>
      <text:p text:style-name="Standard"><text:tab/><text:tab/>23.88,</text:p>
      <text:p text:style-name="Standard"><text:tab/><text:tab/>5.46,</text:p>
      <text:p text:style-name="Standard"><text:tab/><text:tab/>28.439999,</text:p>
      <text:p text:style-name="Standard"><text:tab/><text:tab/>23.699999,</text:p>
      <text:p text:style-name="Standard"><text:tab/><text:tab/>5.46,</text:p>
      <text:p text:style-name="Standard"><text:tab/><text:tab/>28.38,</text:p>
      <text:p text:style-name="Standard"><text:tab/><text:tab/>23.88,</text:p>
      <text:p text:style-name="Standard"><text:tab/><text:tab/>5.52,</text:p>
      <text:p text:style-name="Standard"><text:tab/><text:tab/>28.14,</text:p>
      <text:p text:style-name="Standard"><text:tab/><text:tab/>23.939999,</text:p>
      <text:p text:style-name="Standard"><text:tab/><text:tab/>5.7,</text:p>
      <text:p text:style-name="Standard"><text:tab/><text:tab/>28.08,</text:p>
      <text:p text:style-name="Standard"><text:tab/><text:tab/>24.18,</text:p>
      <text:p text:style-name="Standard"><text:tab/><text:tab/>5.64,</text:p>
      <text:p text:style-name="Standard"><text:tab/><text:tab/>28.019999,</text:p>
      <text:p text:style-name="Standard"><text:tab/><text:tab/>24.3,</text:p>
      <text:p text:style-name="Standard"><text:tab/><text:tab/>5.8799996,</text:p>
      <text:p text:style-name="Standard"><text:tab/><text:tab/>28.019999,</text:p>
      <text:p text:style-name="Standard"><text:tab/><text:tab/>24.48,</text:p>
      <text:p text:style-name="Standard"><text:tab/><text:tab/>5.94,</text:p>
      <text:p text:style-name="Standard"><text:tab/><text:tab/>27.9,</text:p>
      <text:p text:style-name="Standard"><text:tab/><text:tab/>24.48,</text:p>
      <text:p text:style-name="Standard"><text:tab/><text:tab/>5.8199997,</text:p>
      <text:p text:style-name="Standard"><text:tab/><text:tab/>27.9,</text:p>
      <text:p text:style-name="Standard"><text:tab/><text:tab/>24.3,</text:p>
      <text:p text:style-name="Standard"><text:tab/><text:tab/>5.7,</text:p>
      <text:p text:style-name="Standard"><text:tab/><text:tab/>27.779999,</text:p>
      <text:p text:style-name="Standard"><text:tab/><text:tab/>24.42,</text:p>
      <text:p text:style-name="Standard"><text:tab/><text:tab/>5.8199997,</text:p>
      <text:p text:style-name="Standard"><text:tab/><text:tab/>27.779999,</text:p>
      <text:p text:style-name="Standard"><text:tab/><text:tab/>24.18,</text:p>
      <text:p text:style-name="Standard"><text:tab/><text:tab/>5.8199997,</text:p>
      <text:p text:style-name="Standard"><text:tab/><text:tab/>27.9,</text:p>
      <text:p text:style-name="Standard"><text:tab/><text:tab/>24.06,</text:p>
      <text:p text:style-name="Standard"><text:tab/><text:tab/>5.7599998,</text:p>
      <text:p text:style-name="Standard"><text:tab/><text:tab/>28.019999,</text:p>
      <text:p text:style-name="Standard"><text:tab/><text:tab/>23.76,</text:p>
      <text:p text:style-name="Standard"><text:tab/><text:tab/>5.7,</text:p>
      <text:p text:style-name="Standard"><text:tab/><text:tab/>27.9,</text:p>
      <text:p text:style-name="Standard"><text:tab/><text:tab/>23.64,</text:p>
      <text:p text:style-name="Standard"><text:tab/><text:tab/>5.46,</text:p>
      <text:p text:style-name="Standard"><text:tab/><text:tab/>27.599998,</text:p>
      <text:p text:style-name="Standard"><text:tab/><text:tab/>23.46,</text:p>
      <text:p text:style-name="Standard"><text:tab/><text:tab/>5.4,</text:p>
      <text:p text:style-name="Standard"><text:soft-page-break/><text:tab/><text:tab/>27.66,</text:p>
      <text:p text:style-name="Standard"><text:tab/><text:tab/>23.58,</text:p>
      <text:p text:style-name="Standard"><text:tab/><text:tab/>5.4,</text:p>
      <text:p text:style-name="Standard"><text:tab/><text:tab/>27.48,</text:p>
      <text:p text:style-name="Standard"><text:tab/><text:tab/>23.64,</text:p>
      <text:p text:style-name="Standard"><text:tab/><text:tab/>5.3399997,</text:p>
      <text:p text:style-name="Standard"><text:tab/><text:tab/>27.3,</text:p>
      <text:p text:style-name="Standard"><text:tab/><text:tab/>23.519999,</text:p>
      <text:p text:style-name="Standard"><text:tab/><text:tab/>5.16,</text:p>
      <text:p text:style-name="Standard"><text:tab/><text:tab/>27.3,</text:p>
      <text:p text:style-name="Standard"><text:tab/><text:tab/>23.58,</text:p>
      <text:p text:style-name="Standard"><text:tab/><text:tab/>5.1,</text:p>
      <text:p text:style-name="Standard"><text:tab/><text:tab/>27.24,</text:p>
      <text:p text:style-name="Standard"><text:tab/><text:tab/>23.64,</text:p>
      <text:p text:style-name="Standard"><text:tab/><text:tab/>5.1,</text:p>
      <text:p text:style-name="Standard"><text:tab/><text:tab/>27.18,</text:p>
      <text:p text:style-name="Standard"><text:tab/><text:tab/>23.64,</text:p>
      <text:p text:style-name="Standard"><text:tab/><text:tab/>5.1,</text:p>
      <text:p text:style-name="Standard"><text:tab/><text:tab/>27.119999,</text:p>
      <text:p text:style-name="Standard"><text:tab/><text:tab/>23.699999,</text:p>
      <text:p text:style-name="Standard"><text:tab/><text:tab/>5.04,</text:p>
      <text:p text:style-name="Standard"><text:tab/><text:tab/>27.48,</text:p>
      <text:p text:style-name="Standard"><text:tab/><text:tab/>23.88,</text:p>
      <text:p text:style-name="Standard"><text:tab/><text:tab/>4.92,</text:p>
      <text:p text:style-name="Standard"><text:tab/><text:tab/>27.42,</text:p>
      <text:p text:style-name="Standard"><text:tab/><text:tab/>23.76,</text:p>
      <text:p text:style-name="Standard"><text:tab/><text:tab/>5.04,</text:p>
      <text:p text:style-name="Standard"><text:tab/><text:tab/>27.599998,</text:p>
      <text:p text:style-name="Standard"><text:tab/><text:tab/>23.76,</text:p>
      <text:p text:style-name="Standard"><text:tab/><text:tab/>5.16,</text:p>
      <text:p text:style-name="Standard"><text:tab/><text:tab/>27.72,</text:p>
      <text:p text:style-name="Standard"><text:tab/><text:tab/>23.88,</text:p>
      <text:p text:style-name="Standard"><text:tab/><text:tab/>5.22,</text:p>
      <text:p text:style-name="Standard"><text:tab/><text:tab/>27.539999,</text:p>
      <text:p text:style-name="Standard"><text:tab/><text:tab/>24.06,</text:p>
      <text:p text:style-name="Standard"><text:tab/><text:tab/>5.22,</text:p>
      <text:p text:style-name="Standard"><text:tab/><text:tab/>27.66,</text:p>
      <text:p text:style-name="Standard"><text:tab/><text:tab/>23.82,</text:p>
      <text:p text:style-name="Standard"><text:tab/><text:tab/>5.22,</text:p>
      <text:p text:style-name="Standard"><text:tab/><text:tab/>27.66,</text:p>
      <text:p text:style-name="Standard"><text:tab/><text:tab/>23.939999,</text:p>
      <text:p text:style-name="Standard"><text:tab/><text:tab/>5.16,</text:p>
      <text:p text:style-name="Standard"><text:tab/><text:tab/>27.96,</text:p>
      <text:p text:style-name="Standard"><text:tab/><text:tab/>23.699999,</text:p>
      <text:p text:style-name="Standard"><text:tab/><text:tab/>5.16,</text:p>
      <text:p text:style-name="Standard"><text:tab/><text:tab/>27.66,</text:p>
      <text:p text:style-name="Standard"><text:tab/><text:tab/>23.64,</text:p>
      <text:p text:style-name="Standard"><text:tab/><text:tab/>5.1,</text:p>
      <text:p text:style-name="Standard"><text:tab/><text:tab/>27.539999,</text:p>
      <text:p text:style-name="Standard"><text:soft-page-break/><text:tab/><text:tab/>23.76,</text:p>
      <text:p text:style-name="Standard"><text:tab/><text:tab/>4.98,</text:p>
      <text:p text:style-name="Standard"><text:tab/><text:tab/>27.42,</text:p>
      <text:p text:style-name="Standard"><text:tab/><text:tab/>23.76,</text:p>
      <text:p text:style-name="Standard"><text:tab/><text:tab/>4.92,</text:p>
      <text:p text:style-name="Standard"><text:tab/><text:tab/>27.18,</text:p>
      <text:p text:style-name="Standard"><text:tab/><text:tab/>23.76,</text:p>
      <text:p text:style-name="Standard"><text:tab/><text:tab/>4.7999997,</text:p>
      <text:p text:style-name="Standard"><text:tab/><text:tab/>27.42,</text:p>
      <text:p text:style-name="Standard"><text:tab/><text:tab/>23.76,</text:p>
      <text:p text:style-name="Standard"><text:tab/><text:tab/>4.7999997,</text:p>
      <text:p text:style-name="Standard"><text:tab/><text:tab/>27.42,</text:p>
      <text:p text:style-name="Standard"><text:tab/><text:tab/>23.939999,</text:p>
      <text:p text:style-name="Standard"><text:tab/><text:tab/>4.74,</text:p>
      <text:p text:style-name="Standard"><text:tab/><text:tab/>27.42,</text:p>
      <text:p text:style-name="Standard"><text:tab/><text:tab/>23.88,</text:p>
      <text:p text:style-name="Standard"><text:tab/><text:tab/>4.7999997,</text:p>
      <text:p text:style-name="Standard"><text:tab/><text:tab/>27.3,</text:p>
      <text:p text:style-name="Standard"><text:tab/><text:tab/>23.939999,</text:p>
      <text:p text:style-name="Standard"><text:tab/><text:tab/>4.92,</text:p>
      <text:p text:style-name="Standard"><text:tab/><text:tab/>27.3,</text:p>
      <text:p text:style-name="Standard"><text:tab/><text:tab/>23.88,</text:p>
      <text:p text:style-name="Standard"><text:tab/><text:tab/>5.16,</text:p>
      <text:p text:style-name="Standard"><text:tab/><text:tab/>27.539999,</text:p>
      <text:p text:style-name="Standard"><text:tab/><text:tab/>23.76,</text:p>
      <text:p text:style-name="Standard"><text:tab/><text:tab/>5.1,</text:p>
      <text:p text:style-name="Standard"><text:tab/><text:tab/>27.539999,</text:p>
      <text:p text:style-name="Standard"><text:tab/><text:tab/>23.88,</text:p>
      <text:p text:style-name="Standard"><text:tab/><text:tab/>5.2799997,</text:p>
      <text:p text:style-name="Standard"><text:tab/><text:tab/>27.599998,</text:p>
      <text:p text:style-name="Standard"><text:tab/><text:tab/>23.88,</text:p>
      <text:p text:style-name="Standard"><text:tab/><text:tab/>5.16,</text:p>
      <text:p text:style-name="Standard"><text:tab/><text:tab/>27.599998,</text:p>
      <text:p text:style-name="Standard"><text:tab/><text:tab/>23.76,</text:p>
      <text:p text:style-name="Standard"><text:tab/><text:tab/>5.22,</text:p>
      <text:p text:style-name="Standard"><text:tab/><text:tab/>27.48,</text:p>
      <text:p text:style-name="Standard"><text:tab/><text:tab/>23.699999,</text:p>
      <text:p text:style-name="Standard"><text:tab/><text:tab/>5.16,</text:p>
      <text:p text:style-name="Standard"><text:tab/><text:tab/>27.42,</text:p>
      <text:p text:style-name="Standard"><text:tab/><text:tab/>23.58,</text:p>
      <text:p text:style-name="Standard"><text:tab/><text:tab/>5.22,</text:p>
      <text:p text:style-name="Standard"><text:tab/><text:tab/>27.24,</text:p>
      <text:p text:style-name="Standard"><text:tab/><text:tab/>23.76,</text:p>
      <text:p text:style-name="Standard"><text:tab/><text:tab/>5.16,</text:p>
      <text:p text:style-name="Standard"><text:tab/><text:tab/>27.42,</text:p>
      <text:p text:style-name="Standard"><text:tab/><text:tab/>23.76,</text:p>
      <text:p text:style-name="Standard"><text:tab/><text:tab/>5.52,</text:p>
      <text:p text:style-name="Standard"><text:tab/><text:tab/>27.42,</text:p>
      <text:p text:style-name="Standard"><text:tab/><text:tab/>23.64,</text:p>
      <text:p text:style-name="Standard"><text:soft-page-break/><text:tab/><text:tab/>5.52,</text:p>
      <text:p text:style-name="Standard"><text:tab/><text:tab/>27.48,</text:p>
      <text:p text:style-name="Standard"><text:tab/><text:tab/>23.699999,</text:p>
      <text:p text:style-name="Standard"><text:tab/><text:tab/>5.64,</text:p>
      <text:p text:style-name="Standard"><text:tab/><text:tab/>27.48,</text:p>
      <text:p text:style-name="Standard"><text:tab/><text:tab/>23.699999,</text:p>
      <text:p text:style-name="Standard"><text:tab/><text:tab/>5.52,</text:p>
      <text:p text:style-name="Standard"><text:tab/><text:tab/>27.48,</text:p>
      <text:p text:style-name="Standard"><text:tab/><text:tab/>23.699999,</text:p>
      <text:p text:style-name="Standard"><text:tab/><text:tab/>5.64,</text:p>
      <text:p text:style-name="Standard"><text:tab/><text:tab/>27.539999,</text:p>
      <text:p text:style-name="Standard"><text:tab/><text:tab/>23.88,</text:p>
      <text:p text:style-name="Standard"><text:tab/><text:tab/>5.94,</text:p>
      <text:p text:style-name="Standard"><text:tab/><text:tab/>27.539999,</text:p>
      <text:p text:style-name="Standard"><text:tab/><text:tab/>24.06,</text:p>
      <text:p text:style-name="Standard"><text:tab/><text:tab/>6.24,</text:p>
      <text:p text:style-name="Standard"><text:tab/><text:tab/>27.48,</text:p>
      <text:p text:style-name="Standard"><text:tab/><text:tab/>24.119999,</text:p>
      <text:p text:style-name="Standard"><text:tab/><text:tab/>6.18,</text:p>
      <text:p text:style-name="Standard"><text:tab/><text:tab/>27.3,</text:p>
      <text:p text:style-name="Standard"><text:tab/><text:tab/>24.3,</text:p>
      <text:p text:style-name="Standard"><text:tab/><text:tab/>5.8799996,</text:p>
      <text:p text:style-name="Standard"><text:tab/><text:tab/>27.42,</text:p>
      <text:p text:style-name="Standard"><text:tab/><text:tab/>24.3,</text:p>
      <text:p text:style-name="Standard"><text:tab/><text:tab/>5.94,</text:p>
      <text:p text:style-name="Standard"><text:tab/><text:tab/>27.359999,</text:p>
      <text:p text:style-name="Standard"><text:tab/><text:tab/>24.24,</text:p>
      <text:p text:style-name="Standard"><text:tab/><text:tab/>NumberLong(6),</text:p>
      <text:p text:style-name="Standard"><text:tab/><text:tab/>27.359999,</text:p>
      <text:p text:style-name="Standard"><text:tab/><text:tab/>24.18,</text:p>
      <text:p text:style-name="Standard"><text:tab/><text:tab/>5.8799996,</text:p>
      <text:p text:style-name="Standard"><text:tab/><text:tab/>27.359999,</text:p>
      <text:p text:style-name="Standard"><text:tab/><text:tab/>24.24,</text:p>
      <text:p text:style-name="Standard"><text:tab/><text:tab/>5.8799996,</text:p>
      <text:p text:style-name="Standard"><text:tab/><text:tab/>27.48,</text:p>
      <text:p text:style-name="Standard"><text:tab/><text:tab/>24.359999,</text:p>
      <text:p text:style-name="Standard"><text:tab/><text:tab/>5.46,</text:p>
      <text:p text:style-name="Standard"><text:tab/><text:tab/>27.48,</text:p>
      <text:p text:style-name="Standard"><text:tab/><text:tab/>24.119999,</text:p>
      <text:p text:style-name="Standard"><text:tab/><text:tab/>5.3399997,</text:p>
      <text:p text:style-name="Standard"><text:tab/><text:tab/>27.72,</text:p>
      <text:p text:style-name="Standard"><text:tab/><text:tab/>24.119999,</text:p>
      <text:p text:style-name="Standard"><text:tab/><text:tab/>5.2799997,</text:p>
      <text:p text:style-name="Standard"><text:tab/><text:tab/>27.72,</text:p>
      <text:p text:style-name="Standard"><text:tab/><text:tab/>24.06,</text:p>
      <text:p text:style-name="Standard"><text:tab/><text:tab/>5.4,</text:p>
      <text:p text:style-name="Standard"><text:tab/><text:tab/>27.539999,</text:p>
      <text:p text:style-name="Standard"><text:tab/><text:tab/>23.939999,</text:p>
      <text:p text:style-name="Standard"><text:tab/><text:tab/>5.4,</text:p>
      <text:p text:style-name="Standard"><text:soft-page-break/><text:tab/><text:tab/>27.599998,</text:p>
      <text:p text:style-name="Standard"><text:tab/><text:tab/>NumberLong(24),</text:p>
      <text:p text:style-name="Standard"><text:tab/><text:tab/>5.4,</text:p>
      <text:p text:style-name="Standard"><text:tab/><text:tab/>27.48,</text:p>
      <text:p text:style-name="Standard"><text:tab/><text:tab/>NumberLong(24),</text:p>
      <text:p text:style-name="Standard"><text:tab/><text:tab/>5.46,</text:p>
      <text:p text:style-name="Standard"><text:tab/><text:tab/>27.48,</text:p>
      <text:p text:style-name="Standard"><text:tab/><text:tab/>24.06,</text:p>
      <text:p text:style-name="Standard"><text:tab/><text:tab/>5.52,</text:p>
      <text:p text:style-name="Standard"><text:tab/><text:tab/>27.42,</text:p>
      <text:p text:style-name="Standard"><text:tab/><text:tab/>NumberLong(24),</text:p>
      <text:p text:style-name="Standard"><text:tab/><text:tab/>5.7599998,</text:p>
      <text:p text:style-name="Standard"><text:tab/><text:tab/>27.48,</text:p>
      <text:p text:style-name="Standard"><text:tab/><text:tab/>24.18,</text:p>
      <text:p text:style-name="Standard"><text:tab/><text:tab/>5.8799996,</text:p>
      <text:p text:style-name="Standard"><text:tab/><text:tab/>27.3,</text:p>
      <text:p text:style-name="Standard"><text:tab/><text:tab/>24.24,</text:p>
      <text:p text:style-name="Standard"><text:tab/><text:tab/>5.8199997,</text:p>
      <text:p text:style-name="Standard"><text:tab/><text:tab/>27.48,</text:p>
      <text:p text:style-name="Standard"><text:tab/><text:tab/>24.48,</text:p>
      <text:p text:style-name="Standard"><text:tab/><text:tab/>5.8199997,</text:p>
      <text:p text:style-name="Standard"><text:tab/><text:tab/>27.539999,</text:p>
      <text:p text:style-name="Standard"><text:tab/><text:tab/>24.6,</text:p>
      <text:p text:style-name="Standard"><text:tab/><text:tab/>5.8199997,</text:p>
      <text:p text:style-name="Standard"><text:tab/><text:tab/>27.72,</text:p>
      <text:p text:style-name="Standard"><text:tab/><text:tab/>24.48,</text:p>
      <text:p text:style-name="Standard"><text:tab/><text:tab/>6.06,</text:p>
      <text:p text:style-name="Standard"><text:tab/><text:tab/>27.9,</text:p>
      <text:p text:style-name="Standard"><text:tab/><text:tab/>24.539999,</text:p>
      <text:p text:style-name="Standard"><text:tab/><text:tab/>6.06,</text:p>
      <text:p text:style-name="Standard"><text:tab/><text:tab/>27.9,</text:p>
      <text:p text:style-name="Standard"><text:tab/><text:tab/>24.66,</text:p>
      <text:p text:style-name="Standard"><text:tab/><text:tab/>NumberLong(6),</text:p>
      <text:p text:style-name="Standard"><text:tab/><text:tab/>27.9,</text:p>
      <text:p text:style-name="Standard"><text:tab/><text:tab/>24.66,</text:p>
      <text:p text:style-name="Standard"><text:tab/><text:tab/>5.8799996,</text:p>
      <text:p text:style-name="Standard"><text:tab/><text:tab/>27.9,</text:p>
      <text:p text:style-name="Standard"><text:tab/><text:tab/>24.6,</text:p>
      <text:p text:style-name="Standard"><text:tab/><text:tab/>6.12,</text:p>
      <text:p text:style-name="Standard"><text:tab/><text:tab/>27.779999,</text:p>
      <text:p text:style-name="Standard"><text:tab/><text:tab/>24.539999,</text:p>
      <text:p text:style-name="Standard"><text:tab/><text:tab/>6.12,</text:p>
      <text:p text:style-name="Standard"><text:tab/><text:tab/>27.66,</text:p>
      <text:p text:style-name="Standard"><text:tab/><text:tab/>24.48,</text:p>
      <text:p text:style-name="Standard"><text:tab/><text:tab/>6.12,</text:p>
      <text:p text:style-name="Standard"><text:tab/><text:tab/>27.66,</text:p>
      <text:p text:style-name="Standard"><text:tab/><text:tab/>24.66,</text:p>
      <text:p text:style-name="Standard"><text:tab/><text:tab/>5.8799996,</text:p>
      <text:p text:style-name="Standard"><text:tab/><text:tab/>27.539999,</text:p>
      <text:p text:style-name="Standard"><text:soft-page-break/><text:tab/><text:tab/>24.539999,</text:p>
      <text:p text:style-name="Standard"><text:tab/><text:tab/>5.94,</text:p>
      <text:p text:style-name="Standard"><text:tab/><text:tab/>27.24,</text:p>
      <text:p text:style-name="Standard"><text:tab/><text:tab/>24.48,</text:p>
      <text:p text:style-name="Standard"><text:tab/><text:tab/>5.7599998,</text:p>
      <text:p text:style-name="Standard"><text:tab/><text:tab/>27.18,</text:p>
      <text:p text:style-name="Standard"><text:tab/><text:tab/>24.24,</text:p>
      <text:p text:style-name="Standard"><text:tab/><text:tab/>5.7599998,</text:p>
      <text:p text:style-name="Standard"><text:tab/><text:tab/>27.06,</text:p>
      <text:p text:style-name="Standard"><text:tab/><text:tab/>24.18,</text:p>
      <text:p text:style-name="Standard"><text:tab/><text:tab/>5.7599998,</text:p>
      <text:p text:style-name="Standard"><text:tab/><text:tab/>27.06,</text:p>
      <text:p text:style-name="Standard"><text:tab/><text:tab/>24.119999,</text:p>
      <text:p text:style-name="Standard"><text:tab/><text:tab/>5.7,</text:p>
      <text:p text:style-name="Standard"><text:tab/><text:tab/>27.18,</text:p>
      <text:p text:style-name="Standard"><text:tab/><text:tab/>24.119999,</text:p>
      <text:p text:style-name="Standard"><text:tab/><text:tab/>5.7,</text:p>
      <text:p text:style-name="Standard"><text:tab/><text:tab/>27.539999,</text:p>
      <text:p text:style-name="Standard"><text:tab/><text:tab/>24.06,</text:p>
      <text:p text:style-name="Standard"><text:tab/><text:tab/>5.64,</text:p>
      <text:p text:style-name="Standard"><text:tab/><text:tab/>27.539999,</text:p>
      <text:p text:style-name="Standard"><text:tab/><text:tab/>NumberLong(24),</text:p>
      <text:p text:style-name="Standard"><text:tab/><text:tab/>5.64,</text:p>
      <text:p text:style-name="Standard"><text:tab/><text:tab/>27.66,</text:p>
      <text:p text:style-name="Standard"><text:tab/><text:tab/>24.119999,</text:p>
      <text:p text:style-name="Standard"><text:tab/><text:tab/>5.64,</text:p>
      <text:p text:style-name="Standard"><text:tab/><text:tab/>27.96,</text:p>
      <text:p text:style-name="Standard"><text:tab/><text:tab/>24.119999,</text:p>
      <text:p text:style-name="Standard"><text:tab/><text:tab/>5.7599998,</text:p>
      <text:p text:style-name="Standard"><text:tab/><text:tab/>28.14,</text:p>
      <text:p text:style-name="Standard"><text:tab/><text:tab/>24.18,</text:p>
      <text:p text:style-name="Standard"><text:tab/><text:tab/>5.7,</text:p>
      <text:p text:style-name="Standard"><text:tab/><text:tab/>28.14,</text:p>
      <text:p text:style-name="Standard"><text:tab/><text:tab/>24.119999,</text:p>
      <text:p text:style-name="Standard"><text:tab/><text:tab/>5.7,</text:p>
      <text:p text:style-name="Standard"><text:tab/><text:tab/>28.199999,</text:p>
      <text:p text:style-name="Standard"><text:tab/><text:tab/>24.06,</text:p>
      <text:p text:style-name="Standard"><text:tab/><text:tab/>5.58,</text:p>
      <text:p text:style-name="Standard"><text:tab/><text:tab/>28.14,</text:p>
      <text:p text:style-name="Standard"><text:tab/><text:tab/>24.06,</text:p>
      <text:p text:style-name="Standard"><text:tab/><text:tab/>5.52,</text:p>
      <text:p text:style-name="Standard"><text:tab/><text:tab/>27.96,</text:p>
      <text:p text:style-name="Standard"><text:tab/><text:tab/>24.18,</text:p>
      <text:p text:style-name="Standard"><text:tab/><text:tab/>5.4,</text:p>
      <text:p text:style-name="Standard"><text:tab/><text:tab/>27.9,</text:p>
      <text:p text:style-name="Standard"><text:tab/><text:tab/>24.06,</text:p>
      <text:p text:style-name="Standard"><text:tab/><text:tab/>5.46,</text:p>
      <text:p text:style-name="Standard"><text:tab/><text:tab/>27.84,</text:p>
      <text:p text:style-name="Standard"><text:tab/><text:tab/>24.06,</text:p>
      <text:p text:style-name="Standard"><text:soft-page-break/><text:tab/><text:tab/>5.3399997,</text:p>
      <text:p text:style-name="Standard"><text:tab/><text:tab/>27.84,</text:p>
      <text:p text:style-name="Standard"><text:tab/><text:tab/>23.88,</text:p>
      <text:p text:style-name="Standard"><text:tab/><text:tab/>5.16,</text:p>
      <text:p text:style-name="Standard"><text:tab/><text:tab/>27.84,</text:p>
      <text:p text:style-name="Standard"><text:tab/><text:tab/>NumberLong(24),</text:p>
      <text:p text:style-name="Standard"><text:tab/><text:tab/>5.16,</text:p>
      <text:p text:style-name="Standard"><text:tab/><text:tab/>28.14,</text:p>
      <text:p text:style-name="Standard"><text:tab/><text:tab/>NumberLong(24),</text:p>
      <text:p text:style-name="Standard"><text:tab/><text:tab/>5.1,</text:p>
      <text:p text:style-name="Standard"><text:tab/><text:tab/>28.14,</text:p>
      <text:p text:style-name="Standard"><text:tab/><text:tab/>NumberLong(24),</text:p>
      <text:p text:style-name="Standard"><text:tab/><text:tab/>5.22,</text:p>
      <text:p text:style-name="Standard"><text:tab/><text:tab/>27.9,</text:p>
      <text:p text:style-name="Standard"><text:tab/><text:tab/>NumberLong(24),</text:p>
      <text:p text:style-name="Standard"><text:tab/><text:tab/>5.1,</text:p>
      <text:p text:style-name="Standard"><text:tab/><text:tab/>27.84,</text:p>
      <text:p text:style-name="Standard"><text:tab/><text:tab/>23.82,</text:p>
      <text:p text:style-name="Standard"><text:tab/><text:tab/>5.1,</text:p>
      <text:p text:style-name="Standard"><text:tab/><text:tab/>27.9,</text:p>
      <text:p text:style-name="Standard"><text:tab/><text:tab/>24.119999,</text:p>
      <text:p text:style-name="Standard"><text:tab/><text:tab/>5.2799997,</text:p>
      <text:p text:style-name="Standard"><text:tab/><text:tab/>28.08,</text:p>
      <text:p text:style-name="Standard"><text:tab/><text:tab/>24.06,</text:p>
      <text:p text:style-name="Standard"><text:tab/><text:tab/>5.4,</text:p>
      <text:p text:style-name="Standard"><text:tab/><text:tab/>27.9,</text:p>
      <text:p text:style-name="Standard"><text:tab/><text:tab/>24.06,</text:p>
      <text:p text:style-name="Standard"><text:tab/><text:tab/>5.2799997,</text:p>
      <text:p text:style-name="Standard"><text:tab/><text:tab/>27.96,</text:p>
      <text:p text:style-name="Standard"><text:tab/><text:tab/>24.06,</text:p>
      <text:p text:style-name="Standard"><text:tab/><text:tab/>5.4,</text:p>
      <text:p text:style-name="Standard"><text:tab/><text:tab/>27.72,</text:p>
      <text:p text:style-name="Standard"><text:tab/><text:tab/>23.939999,</text:p>
      <text:p text:style-name="Standard"><text:tab/><text:tab/>5.2799997,</text:p>
      <text:p text:style-name="Standard"><text:tab/><text:tab/>27.72,</text:p>
      <text:p text:style-name="Standard"><text:tab/><text:tab/>23.58,</text:p>
      <text:p text:style-name="Standard"><text:tab/><text:tab/>5.1,</text:p>
      <text:p text:style-name="Standard"><text:tab/><text:tab/>28.019999,</text:p>
      <text:p text:style-name="Standard"><text:tab/><text:tab/>23.519999,</text:p>
      <text:p text:style-name="Standard"><text:tab/><text:tab/>5.1,</text:p>
      <text:p text:style-name="Standard"><text:tab/><text:tab/>27.96,</text:p>
      <text:p text:style-name="Standard"><text:tab/><text:tab/>23.58,</text:p>
      <text:p text:style-name="Standard"><text:tab/><text:tab/>5.1,</text:p>
      <text:p text:style-name="Standard"><text:tab/><text:tab/>27.9,</text:p>
      <text:p text:style-name="Standard"><text:tab/><text:tab/>23.34,</text:p>
      <text:p text:style-name="Standard"><text:tab/><text:tab/>4.92,</text:p>
      <text:p text:style-name="Standard"><text:tab/><text:tab/>27.66,</text:p>
      <text:p text:style-name="Standard"><text:tab/><text:tab/>23.34,</text:p>
      <text:p text:style-name="Standard"><text:tab/><text:tab/>4.8599997,</text:p>
      <text:p text:style-name="Standard"><text:soft-page-break/><text:tab/><text:tab/>27.72,</text:p>
      <text:p text:style-name="Standard"><text:tab/><text:tab/>23.4,</text:p>
      <text:p text:style-name="Standard"><text:tab/><text:tab/>4.92,</text:p>
      <text:p text:style-name="Standard"><text:tab/><text:tab/>27.72,</text:p>
      <text:p text:style-name="Standard"><text:tab/><text:tab/>23.279999,</text:p>
      <text:p text:style-name="Standard"><text:tab/><text:tab/>4.98,</text:p>
      <text:p text:style-name="Standard"><text:tab/><text:tab/>27.72,</text:p>
      <text:p text:style-name="Standard"><text:tab/><text:tab/>23.64,</text:p>
      <text:p text:style-name="Standard"><text:tab/><text:tab/>4.98,</text:p>
      <text:p text:style-name="Standard"><text:tab/><text:tab/>27.539999,</text:p>
      <text:p text:style-name="Standard"><text:tab/><text:tab/>23.58,</text:p>
      <text:p text:style-name="Standard"><text:tab/><text:tab/>4.92,</text:p>
      <text:p text:style-name="Standard"><text:tab/><text:tab/>27.599998,</text:p>
      <text:p text:style-name="Standard"><text:tab/><text:tab/>23.64,</text:p>
      <text:p text:style-name="Standard"><text:tab/><text:tab/>4.98,</text:p>
      <text:p text:style-name="Standard"><text:tab/><text:tab/>27.66,</text:p>
      <text:p text:style-name="Standard"><text:tab/><text:tab/>23.58,</text:p>
      <text:p text:style-name="Standard"><text:tab/><text:tab/>5.16,</text:p>
      <text:p text:style-name="Standard"><text:tab/><text:tab/>27.84,</text:p>
      <text:p text:style-name="Standard"><text:tab/><text:tab/>23.64,</text:p>
      <text:p text:style-name="Standard"><text:tab/><text:tab/>5.2799997,</text:p>
      <text:p text:style-name="Standard"><text:tab/><text:tab/>27.779999,</text:p>
      <text:p text:style-name="Standard"><text:tab/><text:tab/>23.64,</text:p>
      <text:p text:style-name="Standard"><text:tab/><text:tab/>5.46,</text:p>
      <text:p text:style-name="Standard"><text:tab/><text:tab/>27.96,</text:p>
      <text:p text:style-name="Standard"><text:tab/><text:tab/>23.64,</text:p>
      <text:p text:style-name="Standard"><text:tab/><text:tab/>5.7,</text:p>
      <text:p text:style-name="Standard"><text:tab/><text:tab/>27.72,</text:p>
      <text:p text:style-name="Standard"><text:tab/><text:tab/>23.76,</text:p>
      <text:p text:style-name="Standard"><text:tab/><text:tab/>5.7599998,</text:p>
      <text:p text:style-name="Standard"><text:tab/><text:tab/>27.66,</text:p>
      <text:p text:style-name="Standard"><text:tab/><text:tab/>23.58,</text:p>
      <text:p text:style-name="Standard"><text:tab/><text:tab/>5.8799996,</text:p>
      <text:p text:style-name="Standard"><text:tab/><text:tab/>27.779999,</text:p>
      <text:p text:style-name="Standard"><text:tab/><text:tab/>23.46,</text:p>
      <text:p text:style-name="Standard"><text:tab/><text:tab/>NumberLong(6),</text:p>
      <text:p text:style-name="Standard"><text:tab/><text:tab/>27.66,</text:p>
      <text:p text:style-name="Standard"><text:tab/><text:tab/>23.58,</text:p>
      <text:p text:style-name="Standard"><text:tab/><text:tab/>6.12,</text:p>
      <text:p text:style-name="Standard"><text:tab/><text:tab/>27.72,</text:p>
      <text:p text:style-name="Standard"><text:tab/><text:tab/>23.64,</text:p>
      <text:p text:style-name="Standard"><text:tab/><text:tab/>NumberLong(6),</text:p>
      <text:p text:style-name="Standard"><text:tab/><text:tab/>27.599998,</text:p>
      <text:p text:style-name="Standard"><text:tab/><text:tab/>23.46,</text:p>
      <text:p text:style-name="Standard"><text:tab/><text:tab/>5.94,</text:p>
      <text:p text:style-name="Standard"><text:tab/><text:tab/>27.66,</text:p>
      <text:p text:style-name="Standard"><text:tab/><text:tab/>23.4</text:p>
      <text:p text:style-name="Standard"><text:tab/>],</text:p>
      <text:p text:style-name="Standard"><text:tab/>"DATA_SIZE" : NumberLong(1000),</text:p>
      <text:p text:style-name="Standard"><text:soft-page-break/><text:tab/>"MAGNETIC_DATA_NORM" : [</text:p>
      <text:p text:style-name="Standard"><text:tab/><text:tab/>40.40197024898662,</text:p>
      <text:p text:style-name="Standard"><text:tab/><text:tab/>40.29485754932012,</text:p>
      <text:p text:style-name="Standard"><text:tab/><text:tab/>41.34422196147854,</text:p>
      <text:p text:style-name="Standard"><text:tab/><text:tab/>40.53966921078662,</text:p>
      <text:p text:style-name="Standard"><text:tab/><text:tab/>40.33294368875152,</text:p>
      <text:p text:style-name="Standard"><text:tab/><text:tab/>40.06310884791645,</text:p>
      <text:p text:style-name="Standard"><text:tab/><text:tab/>38.99173688462725,</text:p>
      <text:p text:style-name="Standard"><text:tab/><text:tab/>39.75392810779835,</text:p>
      <text:p text:style-name="Standard"><text:tab/><text:tab/>39.55966057640031,</text:p>
      <text:p text:style-name="Standard"><text:tab/><text:tab/>39.293633072038524,</text:p>
      <text:p text:style-name="Standard"><text:tab/><text:tab/>38.72622298391622,</text:p>
      <text:p text:style-name="Standard"><text:tab/><text:tab/>38.602435156347326,</text:p>
      <text:p text:style-name="Standard"><text:tab/><text:tab/>38.55092193294476,</text:p>
      <text:p text:style-name="Standard"><text:tab/><text:tab/>38.63375725968159,</text:p>
      <text:p text:style-name="Standard"><text:tab/><text:tab/>38.806874779605764,</text:p>
      <text:p text:style-name="Standard"><text:tab/><text:tab/>38.64456471329443,</text:p>
      <text:p text:style-name="Standard"><text:tab/><text:tab/>38.657930622318624,</text:p>
      <text:p text:style-name="Standard"><text:tab/><text:tab/>38.63711169329302,</text:p>
      <text:p text:style-name="Standard"><text:tab/><text:tab/>38.63151875554474,</text:p>
      <text:p text:style-name="Standard"><text:tab/><text:tab/>38.68422934478597,</text:p>
      <text:p text:style-name="Standard"><text:tab/><text:tab/>38.672453262755454,</text:p>
      <text:p text:style-name="Standard"><text:tab/><text:tab/>38.559651789402885,</text:p>
      <text:p text:style-name="Standard"><text:tab/><text:tab/>38.38152680652504,</text:p>
      <text:p text:style-name="Standard"><text:tab/><text:tab/>38.465288247977554,</text:p>
      <text:p text:style-name="Standard"><text:tab/><text:tab/>38.42197797459158,</text:p>
      <text:p text:style-name="Standard"><text:tab/><text:tab/>38.39573345985203,</text:p>
      <text:p text:style-name="Standard"><text:tab/><text:tab/>38.449887884361964,</text:p>
      <text:p text:style-name="Standard"><text:tab/><text:tab/>38.30096537007913,</text:p>
      <text:p text:style-name="Standard"><text:tab/><text:tab/>38.38715410133968,</text:p>
      <text:p text:style-name="Standard"><text:tab/><text:tab/>38.35013812908634,</text:p>
      <text:p text:style-name="Standard"><text:tab/><text:tab/>38.347886512818405,</text:p>
      <text:p text:style-name="Standard"><text:tab/><text:tab/>38.43040912818911,</text:p>
      <text:p text:style-name="Standard"><text:tab/><text:tab/>38.45897034503134,</text:p>
      <text:p text:style-name="Standard"><text:tab/><text:tab/>38.398874160058405,</text:p>
      <text:p text:style-name="Standard"><text:tab/><text:tab/>38.418229385540414,</text:p>
      <text:p text:style-name="Standard"><text:tab/><text:tab/>38.511213726913375,</text:p>
      <text:p text:style-name="Standard"><text:tab/><text:tab/>38.31078699269959,</text:p>
      <text:p text:style-name="Standard"><text:tab/><text:tab/>38.292458068397764,</text:p>
      <text:p text:style-name="Standard"><text:tab/><text:tab/>38.390530082300245,</text:p>
      <text:p text:style-name="Standard"><text:tab/><text:tab/>38.25506815521317,</text:p>
      <text:p text:style-name="Standard"><text:tab/><text:tab/>38.25111691075178,</text:p>
      <text:p text:style-name="Standard"><text:tab/><text:tab/>38.41808948919766,</text:p>
      <text:p text:style-name="Standard"><text:tab/><text:tab/>38.45007600668692,</text:p>
      <text:p text:style-name="Standard"><text:tab/><text:tab/>38.23544428929785,</text:p>
      <text:p text:style-name="Standard"><text:tab/><text:tab/>38.32990339826076,</text:p>
      <text:p text:style-name="Standard"><text:tab/><text:tab/>38.53107108192043,</text:p>
      <text:p text:style-name="Standard"><text:tab/><text:tab/>38.709812709440996,</text:p>
      <text:p text:style-name="Standard"><text:tab/><text:tab/>38.70655692205135,</text:p>
      <text:p text:style-name="Standard"><text:soft-page-break/><text:tab/><text:tab/>38.716366982453366,</text:p>
      <text:p text:style-name="Standard"><text:tab/><text:tab/>38.69790692014234,</text:p>
      <text:p text:style-name="Standard"><text:tab/><text:tab/>38.61530266617109,</text:p>
      <text:p text:style-name="Standard"><text:tab/><text:tab/>38.517055727041246,</text:p>
      <text:p text:style-name="Standard"><text:tab/><text:tab/>38.602014547948166,</text:p>
      <text:p text:style-name="Standard"><text:tab/><text:tab/>38.69604560261941,</text:p>
      <text:p text:style-name="Standard"><text:tab/><text:tab/>38.7079052639122,</text:p>
      <text:p text:style-name="Standard"><text:tab/><text:tab/>38.7784779005056,</text:p>
      <text:p text:style-name="Standard"><text:tab/><text:tab/>38.90679565680012,</text:p>
      <text:p text:style-name="Standard"><text:tab/><text:tab/>39.01831806267412,</text:p>
      <text:p text:style-name="Standard"><text:tab/><text:tab/>38.74332316154622,</text:p>
      <text:p text:style-name="Standard"><text:tab/><text:tab/>38.700231845817164,</text:p>
      <text:p text:style-name="Standard"><text:tab/><text:tab/>38.65532304870831,</text:p>
      <text:p text:style-name="Standard"><text:tab/><text:tab/>38.452837935320204,</text:p>
      <text:p text:style-name="Standard"><text:tab/><text:tab/>38.5278022331926,</text:p>
      <text:p text:style-name="Standard"><text:tab/><text:tab/>38.431673549820886,</text:p>
      <text:p text:style-name="Standard"><text:tab/><text:tab/>38.49489769774692,</text:p>
      <text:p text:style-name="Standard"><text:tab/><text:tab/>38.46561421269655,</text:p>
      <text:p text:style-name="Standard"><text:tab/><text:tab/>38.37800932825985,</text:p>
      <text:p text:style-name="Standard"><text:tab/><text:tab/>38.386355571218296,</text:p>
      <text:p text:style-name="Standard"><text:tab/><text:tab/>38.27623731225421,</text:p>
      <text:p text:style-name="Standard"><text:tab/><text:tab/>38.319335689753316,</text:p>
      <text:p text:style-name="Standard"><text:tab/><text:tab/>38.24565791197742,</text:p>
      <text:p text:style-name="Standard"><text:tab/><text:tab/>38.182163162922045,</text:p>
      <text:p text:style-name="Standard"><text:tab/><text:tab/>38.1344717094652,</text:p>
      <text:p text:style-name="Standard"><text:tab/><text:tab/>38.12177263402111,</text:p>
      <text:p text:style-name="Standard"><text:tab/><text:tab/>38.34107979700102,</text:p>
      <text:p text:style-name="Standard"><text:tab/><text:tab/>38.23116006610314,</text:p>
      <text:p text:style-name="Standard"><text:tab/><text:tab/>38.43153381638574,</text:p>
      <text:p text:style-name="Standard"><text:tab/><text:tab/>38.40735866992157,</text:p>
      <text:p text:style-name="Standard"><text:tab/><text:tab/>38.4795107203821,</text:p>
      <text:p text:style-name="Standard"><text:tab/><text:tab/>38.59208208946493,</text:p>
      <text:p text:style-name="Standard"><text:tab/><text:tab/>38.60402051600325,</text:p>
      <text:p text:style-name="Standard"><text:tab/><text:tab/>38.54125509684397,</text:p>
      <text:p text:style-name="Standard"><text:tab/><text:tab/>38.601455931091515,</text:p>
      <text:p text:style-name="Standard"><text:tab/><text:tab/>38.79337500089417,</text:p>
      <text:p text:style-name="Standard"><text:tab/><text:tab/>38.73719143149126,</text:p>
      <text:p text:style-name="Standard"><text:tab/><text:tab/>38.942357401677675,</text:p>
      <text:p text:style-name="Standard"><text:tab/><text:tab/>38.65439107164929,</text:p>
      <text:p text:style-name="Standard"><text:tab/><text:tab/>38.50177066629535,</text:p>
      <text:p text:style-name="Standard"><text:tab/><text:tab/>38.682739674950646,</text:p>
      <text:p text:style-name="Standard"><text:tab/><text:tab/>38.71381077135136,</text:p>
      <text:p text:style-name="Standard"><text:tab/><text:tab/>38.7079991732975,</text:p>
      <text:p text:style-name="Standard"><text:tab/><text:tab/>38.66691542856763,</text:p>
      <text:p text:style-name="Standard"><text:tab/><text:tab/>38.65350551197138,</text:p>
      <text:p text:style-name="Standard"><text:tab/><text:tab/>38.42933254689704,</text:p>
      <text:p text:style-name="Standard"><text:tab/><text:tab/>38.6076106486791,</text:p>
      <text:p text:style-name="Standard"><text:tab/><text:tab/>38.42535092440927,</text:p>
      <text:p text:style-name="Standard"><text:tab/><text:tab/>38.35164061189561,</text:p>
      <text:p text:style-name="Standard"><text:soft-page-break/><text:tab/><text:tab/>38.36740804380718,</text:p>
      <text:p text:style-name="Standard"><text:tab/><text:tab/>38.16815942201038,</text:p>
      <text:p text:style-name="Standard"><text:tab/><text:tab/>38.16655517282116,</text:p>
      <text:p text:style-name="Standard"><text:tab/><text:tab/>38.153866775990096,</text:p>
      <text:p text:style-name="Standard"><text:tab/><text:tab/>38.23487864868935,</text:p>
      <text:p text:style-name="Standard"><text:tab/><text:tab/>38.195643669402926,</text:p>
      <text:p text:style-name="Standard"><text:tab/><text:tab/>38.37838309783258,</text:p>
      <text:p text:style-name="Standard"><text:tab/><text:tab/>38.32234263820521,</text:p>
      <text:p text:style-name="Standard"><text:tab/><text:tab/>38.17664650154596,</text:p>
      <text:p text:style-name="Standard"><text:tab/><text:tab/>38.26767754175841,</text:p>
      <text:p text:style-name="Standard"><text:tab/><text:tab/>38.189139090060685,</text:p>
      <text:p text:style-name="Standard"><text:tab/><text:tab/>38.218916570201216,</text:p>
      <text:p text:style-name="Standard"><text:tab/><text:tab/>38.235585519251565,</text:p>
      <text:p text:style-name="Standard"><text:tab/><text:tab/>38.36651665189322,</text:p>
      <text:p text:style-name="Standard"><text:tab/><text:tab/>38.42497481586688,</text:p>
      <text:p text:style-name="Standard"><text:tab/><text:tab/>38.47576762119246,</text:p>
      <text:p text:style-name="Standard"><text:tab/><text:tab/>38.60173571227077,</text:p>
      <text:p text:style-name="Standard"><text:tab/><text:tab/>38.65439150627004,</text:p>
      <text:p text:style-name="Standard"><text:tab/><text:tab/>38.75280047222395,</text:p>
      <text:p text:style-name="Standard"><text:tab/><text:tab/>38.72938397031382,</text:p>
      <text:p text:style-name="Standard"><text:tab/><text:tab/>38.56740002178006,</text:p>
      <text:p text:style-name="Standard"><text:tab/><text:tab/>38.57724718017085,</text:p>
      <text:p text:style-name="Standard"><text:tab/><text:tab/>38.78251667955549,</text:p>
      <text:p text:style-name="Standard"><text:tab/><text:tab/>38.712694212622324,</text:p>
      <text:p text:style-name="Standard"><text:tab/><text:tab/>38.62033589859106,</text:p>
      <text:p text:style-name="Standard"><text:tab/><text:tab/>38.74025675185958,</text:p>
      <text:p text:style-name="Standard"><text:tab/><text:tab/>38.79625008425435,</text:p>
      <text:p text:style-name="Standard"><text:tab/><text:tab/>38.91433531283815,</text:p>
      <text:p text:style-name="Standard"><text:tab/><text:tab/>39.07239434690431,</text:p>
      <text:p text:style-name="Standard"><text:tab/><text:tab/>39.00945905290156,</text:p>
      <text:p text:style-name="Standard"><text:tab/><text:tab/>38.937457544118104,</text:p>
      <text:p text:style-name="Standard"><text:tab/><text:tab/>38.965276147873006,</text:p>
      <text:p text:style-name="Standard"><text:tab/><text:tab/>38.91544609689064,</text:p>
      <text:p text:style-name="Standard"><text:tab/><text:tab/>38.83413891049989,</text:p>
      <text:p text:style-name="Standard"><text:tab/><text:tab/>38.60173571227077,</text:p>
      <text:p text:style-name="Standard"><text:tab/><text:tab/>38.503080171851195,</text:p>
      <text:p text:style-name="Standard"><text:tab/><text:tab/>38.461168651511386,</text:p>
      <text:p text:style-name="Standard"><text:tab/><text:tab/>38.196727608526885,</text:p>
      <text:p text:style-name="Standard"><text:tab/><text:tab/>38.041750029145625,</text:p>
      <text:p text:style-name="Standard"><text:tab/><text:tab/>37.92303713153788,</text:p>
      <text:p text:style-name="Standard"><text:tab/><text:tab/>38.11176109024617,</text:p>
      <text:p text:style-name="Standard"><text:tab/><text:tab/>38.197245253028406,</text:p>
      <text:p text:style-name="Standard"><text:tab/><text:tab/>38.18428400428638,</text:p>
      <text:p text:style-name="Standard"><text:tab/><text:tab/>38.070175854597835,</text:p>
      <text:p text:style-name="Standard"><text:tab/><text:tab/>38.161743141004514,</text:p>
      <text:p text:style-name="Standard"><text:tab/><text:tab/>38.2945732200269,</text:p>
      <text:p text:style-name="Standard"><text:tab/><text:tab/>38.440243752140816,</text:p>
      <text:p text:style-name="Standard"><text:tab/><text:tab/>38.72534047989765,</text:p>
      <text:p text:style-name="Standard"><text:tab/><text:tab/>38.62373743179189,</text:p>
      <text:p text:style-name="Standard"><text:soft-page-break/><text:tab/><text:tab/>38.55932493864488,</text:p>
      <text:p text:style-name="Standard"><text:tab/><text:tab/>38.90355687625492,</text:p>
      <text:p text:style-name="Standard"><text:tab/><text:tab/>38.96236573412863,</text:p>
      <text:p text:style-name="Standard"><text:tab/><text:tab/>38.81216304201558,</text:p>
      <text:p text:style-name="Standard"><text:tab/><text:tab/>38.89203517431301,</text:p>
      <text:p text:style-name="Standard"><text:tab/><text:tab/>39.02025562140772,</text:p>
      <text:p text:style-name="Standard"><text:tab/><text:tab/>38.92784028327286,</text:p>
      <text:p text:style-name="Standard"><text:tab/><text:tab/>38.99727617565105,</text:p>
      <text:p text:style-name="Standard"><text:tab/><text:tab/>38.997876099090334,</text:p>
      <text:p text:style-name="Standard"><text:tab/><text:tab/>38.849664091211906,</text:p>
      <text:p text:style-name="Standard"><text:tab/><text:tab/>38.77100462974876,</text:p>
      <text:p text:style-name="Standard"><text:tab/><text:tab/>38.82751086536452,</text:p>
      <text:p text:style-name="Standard"><text:tab/><text:tab/>38.97183532706666,</text:p>
      <text:p text:style-name="Standard"><text:tab/><text:tab/>38.915631162297764,</text:p>
      <text:p text:style-name="Standard"><text:tab/><text:tab/>38.715623371967055,</text:p>
      <text:p text:style-name="Standard"><text:tab/><text:tab/>38.84447442898411,</text:p>
      <text:p text:style-name="Standard"><text:tab/><text:tab/>38.92529747863208,</text:p>
      <text:p text:style-name="Standard"><text:tab/><text:tab/>38.97594642853461,</text:p>
      <text:p text:style-name="Standard"><text:tab/><text:tab/>39.10241871189046,</text:p>
      <text:p text:style-name="Standard"><text:tab/><text:tab/>39.24995286621373,</text:p>
      <text:p text:style-name="Standard"><text:tab/><text:tab/>39.18022959963354,</text:p>
      <text:p text:style-name="Standard"><text:tab/><text:tab/>39.15431010757309,</text:p>
      <text:p text:style-name="Standard"><text:tab/><text:tab/>39.16791544108519,</text:p>
      <text:p text:style-name="Standard"><text:tab/><text:tab/>38.96102668051755,</text:p>
      <text:p text:style-name="Standard"><text:tab/><text:tab/>38.94059999229599,</text:p>
      <text:p text:style-name="Standard"><text:tab/><text:tab/>38.87263819192106,</text:p>
      <text:p text:style-name="Standard"><text:tab/><text:tab/>38.802051492156956,</text:p>
      <text:p text:style-name="Standard"><text:tab/><text:tab/>38.741093717446866,</text:p>
      <text:p text:style-name="Standard"><text:tab/><text:tab/>38.59516031836116,</text:p>
      <text:p text:style-name="Standard"><text:tab/><text:tab/>38.512242209458535,</text:p>
      <text:p text:style-name="Standard"><text:tab/><text:tab/>38.61926462272424,</text:p>
      <text:p text:style-name="Standard"><text:tab/><text:tab/>38.59865706731261,</text:p>
      <text:p text:style-name="Standard"><text:tab/><text:tab/>38.64754499007669,</text:p>
      <text:p text:style-name="Standard"><text:tab/><text:tab/>38.60150256142887,</text:p>
      <text:p text:style-name="Standard"><text:tab/><text:tab/>38.58219196448021,</text:p>
      <text:p text:style-name="Standard"><text:tab/><text:tab/>38.45424213794885,</text:p>
      <text:p text:style-name="Standard"><text:tab/><text:tab/>38.41204498591555,</text:p>
      <text:p text:style-name="Standard"><text:tab/><text:tab/>38.38551289223579,</text:p>
      <text:p text:style-name="Standard"><text:tab/><text:tab/>38.24617627946616,</text:p>
      <text:p text:style-name="Standard"><text:tab/><text:tab/>38.35915008599643,</text:p>
      <text:p text:style-name="Standard"><text:tab/><text:tab/>38.256575181058764,</text:p>
      <text:p text:style-name="Standard"><text:tab/><text:tab/>38.18626380781446,</text:p>
      <text:p text:style-name="Standard"><text:tab/><text:tab/>38.274592094495276,</text:p>
      <text:p text:style-name="Standard"><text:tab/><text:tab/>38.263302831825705,</text:p>
      <text:p text:style-name="Standard"><text:tab/><text:tab/>38.257752155608934,</text:p>
      <text:p text:style-name="Standard"><text:tab/><text:tab/>38.187537234024404,</text:p>
      <text:p text:style-name="Standard"><text:tab/><text:tab/>38.386403136527406,</text:p>
      <text:p text:style-name="Standard"><text:tab/><text:tab/>38.57892689020782,</text:p>
      <text:p text:style-name="Standard"><text:tab/><text:tab/>38.631660590764156,</text:p>
      <text:p text:style-name="Standard"><text:soft-page-break/><text:tab/><text:tab/>38.86555287140529,</text:p>
      <text:p text:style-name="Standard"><text:tab/><text:tab/>38.74820253895657,</text:p>
      <text:p text:style-name="Standard"><text:tab/><text:tab/>38.84521512464568,</text:p>
      <text:p text:style-name="Standard"><text:tab/><text:tab/>38.88175848338139,</text:p>
      <text:p text:style-name="Standard"><text:tab/><text:tab/>38.97017320977673,</text:p>
      <text:p text:style-name="Standard"><text:tab/><text:tab/>38.63319742294185,</text:p>
      <text:p text:style-name="Standard"><text:tab/><text:tab/>38.46023394733839,</text:p>
      <text:p text:style-name="Standard"><text:tab/><text:tab/>38.3445535089405,</text:p>
      <text:p text:style-name="Standard"><text:tab/><text:tab/>38.161367099253674,</text:p>
      <text:p text:style-name="Standard"><text:tab/><text:tab/>38.415792825399315,</text:p>
      <text:p text:style-name="Standard"><text:tab/><text:tab/>38.6199630466421,</text:p>
      <text:p text:style-name="Standard"><text:tab/><text:tab/>38.73779549742086,</text:p>
      <text:p text:style-name="Standard"><text:tab/><text:tab/>38.68162280411722,</text:p>
      <text:p text:style-name="Standard"><text:tab/><text:tab/>38.82078824547487,</text:p>
      <text:p text:style-name="Standard"><text:tab/><text:tab/>38.901521760517284,</text:p>
      <text:p text:style-name="Standard"><text:tab/><text:tab/>39.06677354632706,</text:p>
      <text:p text:style-name="Standard"><text:tab/><text:tab/>39.303754064974555,</text:p>
      <text:p text:style-name="Standard"><text:tab/><text:tab/>39.14971258285302,</text:p>
      <text:p text:style-name="Standard"><text:tab/><text:tab/>38.856566269808255,</text:p>
      <text:p text:style-name="Standard"><text:tab/><text:tab/>38.608728947221266,</text:p>
      <text:p text:style-name="Standard"><text:tab/><text:tab/>38.68432234536363,</text:p>
      <text:p text:style-name="Standard"><text:tab/><text:tab/>38.743184573806026,</text:p>
      <text:p text:style-name="Standard"><text:tab/><text:tab/>38.76937967004373,</text:p>
      <text:p text:style-name="Standard"><text:tab/><text:tab/>38.67324656658657,</text:p>
      <text:p text:style-name="Standard"><text:tab/><text:tab/>38.31463875752975,</text:p>
      <text:p text:style-name="Standard"><text:tab/><text:tab/>38.238079114934656,</text:p>
      <text:p text:style-name="Standard"><text:tab/><text:tab/>38.52495220970431,</text:p>
      <text:p text:style-name="Standard"><text:tab/><text:tab/>38.72101682683451,</text:p>
      <text:p text:style-name="Standard"><text:tab/><text:tab/>38.65825649612253,</text:p>
      <text:p text:style-name="Standard"><text:tab/><text:tab/>38.632079872613645,</text:p>
      <text:p text:style-name="Standard"><text:tab/><text:tab/>38.517429759577674,</text:p>
      <text:p text:style-name="Standard"><text:tab/><text:tab/>38.50658581697423,</text:p>
      <text:p text:style-name="Standard"><text:tab/><text:tab/>38.46865737194372,</text:p>
      <text:p text:style-name="Standard"><text:tab/><text:tab/>38.59641889191277,</text:p>
      <text:p text:style-name="Standard"><text:tab/><text:tab/>38.409420719401645,</text:p>
      <text:p text:style-name="Standard"><text:tab/><text:tab/>38.40248366030511,</text:p>
      <text:p text:style-name="Standard"><text:tab/><text:tab/>38.45223010437756,</text:p>
      <text:p text:style-name="Standard"><text:tab/><text:tab/>38.369283955789435,</text:p>
      <text:p text:style-name="Standard"><text:tab/><text:tab/>38.44459910052386,</text:p>
      <text:p text:style-name="Standard"><text:tab/><text:tab/>38.61679427399431,</text:p>
      <text:p text:style-name="Standard"><text:tab/><text:tab/>38.65876801627286,</text:p>
      <text:p text:style-name="Standard"><text:tab/><text:tab/>38.53331545558986,</text:p>
      <text:p text:style-name="Standard"><text:tab/><text:tab/>38.575379947318744,</text:p>
      <text:p text:style-name="Standard"><text:tab/><text:tab/>38.62625525882622,</text:p>
      <text:p text:style-name="Standard"><text:tab/><text:tab/>38.602202009729965,</text:p>
      <text:p text:style-name="Standard"><text:tab/><text:tab/>38.54564566847986,</text:p>
      <text:p text:style-name="Standard"><text:tab/><text:tab/>38.43003449022654,</text:p>
      <text:p text:style-name="Standard"><text:tab/><text:tab/>38.45035760561922,</text:p>
      <text:p text:style-name="Standard"><text:tab/><text:tab/>38.35553601659089,</text:p>
      <text:p text:style-name="Standard"><text:soft-page-break/><text:tab/><text:tab/>38.541676144142976,</text:p>
      <text:p text:style-name="Standard"><text:tab/><text:tab/>38.4536344186086,</text:p>
      <text:p text:style-name="Standard"><text:tab/><text:tab/>38.41391935223481,</text:p>
      <text:p text:style-name="Standard"><text:tab/><text:tab/>38.39203036579337,</text:p>
      <text:p text:style-name="Standard"><text:tab/><text:tab/>38.56963944990933,</text:p>
      <text:p text:style-name="Standard"><text:tab/><text:tab/>38.72032024660953,</text:p>
      <text:p text:style-name="Standard"><text:tab/><text:tab/>38.97031103186118,</text:p>
      <text:p text:style-name="Standard"><text:tab/><text:tab/>39.07013554980328,</text:p>
      <text:p text:style-name="Standard"><text:tab/><text:tab/>38.67580639107606,</text:p>
      <text:p text:style-name="Standard"><text:tab/><text:tab/>38.78822501739413,</text:p>
      <text:p text:style-name="Standard"><text:tab/><text:tab/>38.91558492378087,</text:p>
      <text:p text:style-name="Standard"><text:tab/><text:tab/>38.803350370812055,</text:p>
      <text:p text:style-name="Standard"><text:tab/><text:tab/>38.7115331651951,</text:p>
      <text:p text:style-name="Standard"><text:tab/><text:tab/>38.7544732140175,</text:p>
      <text:p text:style-name="Standard"><text:tab/><text:tab/>38.44558232098976,</text:p>
      <text:p text:style-name="Standard"><text:tab/><text:tab/>38.501583633403975,</text:p>
      <text:p text:style-name="Standard"><text:tab/><text:tab/>38.61283068566719,</text:p>
      <text:p text:style-name="Standard"><text:tab/><text:tab/>38.570667550873424,</text:p>
      <text:p text:style-name="Standard"><text:tab/><text:tab/>38.77657477498497,</text:p>
      <text:p text:style-name="Standard"><text:tab/><text:tab/>38.86902403976726,</text:p>
      <text:p text:style-name="Standard"><text:tab/><text:tab/>39.03464608887853,</text:p>
      <text:p text:style-name="Standard"><text:tab/><text:tab/>38.82310577375284,</text:p>
      <text:p text:style-name="Standard"><text:tab/><text:tab/>38.85693541492954,</text:p>
      <text:p text:style-name="Standard"><text:tab/><text:tab/>38.73928238881046,</text:p>
      <text:p text:style-name="Standard"><text:tab/><text:tab/>38.67343205002629,</text:p>
      <text:p text:style-name="Standard"><text:tab/><text:tab/>38.76594381670592,</text:p>
      <text:p text:style-name="Standard"><text:tab/><text:tab/>38.58359092681761,</text:p>
      <text:p text:style-name="Standard"><text:tab/><text:tab/>38.579066825106075,</text:p>
      <text:p text:style-name="Standard"><text:tab/><text:tab/>38.556664793521755,</text:p>
      <text:p text:style-name="Standard"><text:tab/><text:tab/>38.69353430608272,</text:p>
      <text:p text:style-name="Standard"><text:tab/><text:tab/>38.75214873547021,</text:p>
      <text:p text:style-name="Standard"><text:tab/><text:tab/>39.00876749450053,</text:p>
      <text:p text:style-name="Standard"><text:tab/><text:tab/>39.26077431737688,</text:p>
      <text:p text:style-name="Standard"><text:tab/><text:tab/>39.28740180515888,</text:p>
      <text:p text:style-name="Standard"><text:tab/><text:tab/>39.22407858650093,</text:p>
      <text:p text:style-name="Standard"><text:tab/><text:tab/>39.28103359128932,</text:p>
      <text:p text:style-name="Standard"><text:tab/><text:tab/>39.229676855717294,</text:p>
      <text:p text:style-name="Standard"><text:tab/><text:tab/>39.06755606331168,</text:p>
      <text:p text:style-name="Standard"><text:tab/><text:tab/>38.757304906301265,</text:p>
      <text:p text:style-name="Standard"><text:tab/><text:tab/>38.679250251265216,</text:p>
      <text:p text:style-name="Standard"><text:tab/><text:tab/>38.65164340055932,</text:p>
      <text:p text:style-name="Standard"><text:tab/><text:tab/>38.622340685152686,</text:p>
      <text:p text:style-name="Standard"><text:tab/><text:tab/>38.376133208023965,</text:p>
      <text:p text:style-name="Standard"><text:tab/><text:tab/>38.542002312801564,</text:p>
      <text:p text:style-name="Standard"><text:tab/><text:tab/>38.56674652505706,</text:p>
      <text:p text:style-name="Standard"><text:tab/><text:tab/>38.52518501832281,</text:p>
      <text:p text:style-name="Standard"><text:tab/><text:tab/>38.649732605646896,</text:p>
      <text:p text:style-name="Standard"><text:tab/><text:tab/>38.66114107183083,</text:p>
      <text:p text:style-name="Standard"><text:tab/><text:tab/>38.58695116227765,</text:p>
      <text:p text:style-name="Standard"><text:soft-page-break/><text:tab/><text:tab/>38.62495048540516,</text:p>
      <text:p text:style-name="Standard"><text:tab/><text:tab/>38.97086448771702,</text:p>
      <text:p text:style-name="Standard"><text:tab/><text:tab/>39.00239912159252,</text:p>
      <text:p text:style-name="Standard"><text:tab/><text:tab/>39.12160890863263,</text:p>
      <text:p text:style-name="Standard"><text:tab/><text:tab/>39.33740204944907,</text:p>
      <text:p text:style-name="Standard"><text:tab/><text:tab/>39.27470941967617,</text:p>
      <text:p text:style-name="Standard"><text:tab/><text:tab/>39.51632067892961,</text:p>
      <text:p text:style-name="Standard"><text:tab/><text:tab/>39.67143473916718,</text:p>
      <text:p text:style-name="Standard"><text:tab/><text:tab/>39.63729998322288,</text:p>
      <text:p text:style-name="Standard"><text:tab/><text:tab/>39.383315451089196,</text:p>
      <text:p text:style-name="Standard"><text:tab/><text:tab/>39.48022733521175,</text:p>
      <text:p text:style-name="Standard"><text:tab/><text:tab/>39.55565699113087,</text:p>
      <text:p text:style-name="Standard"><text:tab/><text:tab/>39.51381455390002,</text:p>
      <text:p text:style-name="Standard"><text:tab/><text:tab/>39.34069573558659,</text:p>
      <text:p text:style-name="Standard"><text:tab/><text:tab/>39.321474418439614,</text:p>
      <text:p text:style-name="Standard"><text:tab/><text:tab/>39.3781963837858,</text:p>
      <text:p text:style-name="Standard"><text:tab/><text:tab/>39.32216093502493,</text:p>
      <text:p text:style-name="Standard"><text:tab/><text:tab/>39.40725738063994,</text:p>
      <text:p text:style-name="Standard"><text:tab/><text:tab/>39.17117742626587,</text:p>
      <text:p text:style-name="Standard"><text:tab/><text:tab/>38.96832559913243,</text:p>
      <text:p text:style-name="Standard"><text:tab/><text:tab/>38.81244109560749,</text:p>
      <text:p text:style-name="Standard"><text:tab/><text:tab/>38.79518526827781,</text:p>
      <text:p text:style-name="Standard"><text:tab/><text:tab/>38.64717228621005,</text:p>
      <text:p text:style-name="Standard"><text:tab/><text:tab/>38.481943607359554,</text:p>
      <text:p text:style-name="Standard"><text:tab/><text:tab/>38.487882997120025,</text:p>
      <text:p text:style-name="Standard"><text:tab/><text:tab/>38.62066217148537,</text:p>
      <text:p text:style-name="Standard"><text:tab/><text:tab/>38.715671163806526,</text:p>
      <text:p text:style-name="Standard"><text:tab/><text:tab/>38.814296335242254,</text:p>
      <text:p text:style-name="Standard"><text:tab/><text:tab/>38.78409467810226,</text:p>
      <text:p text:style-name="Standard"><text:tab/><text:tab/>38.969341110673156,</text:p>
      <text:p text:style-name="Standard"><text:tab/><text:tab/>38.94392886296913,</text:p>
      <text:p text:style-name="Standard"><text:tab/><text:tab/>38.956267109157174,</text:p>
      <text:p text:style-name="Standard"><text:tab/><text:tab/>38.95187794296958,</text:p>
      <text:p text:style-name="Standard"><text:tab/><text:tab/>39.001384509578635,</text:p>
      <text:p text:style-name="Standard"><text:tab/><text:tab/>39.07197829038097,</text:p>
      <text:p text:style-name="Standard"><text:tab/><text:tab/>39.00101516371082,</text:p>
      <text:p text:style-name="Standard"><text:tab/><text:tab/>38.938983037567894,</text:p>
      <text:p text:style-name="Standard"><text:tab/><text:tab/>38.89360872945579,</text:p>
      <text:p text:style-name="Standard"><text:tab/><text:tab/>39.00267620663998,</text:p>
      <text:p text:style-name="Standard"><text:tab/><text:tab/>38.90022559420447,</text:p>
      <text:p text:style-name="Standard"><text:tab/><text:tab/>38.890507839317294,</text:p>
      <text:p text:style-name="Standard"><text:tab/><text:tab/>38.70120928343196,</text:p>
      <text:p text:style-name="Standard"><text:tab/><text:tab/>38.746715989874545,</text:p>
      <text:p text:style-name="Standard"><text:tab/><text:tab/>38.703534099097475,</text:p>
      <text:p text:style-name="Standard"><text:tab/><text:tab/>38.857863992968014,</text:p>
      <text:p text:style-name="Standard"><text:tab/><text:tab/>39.09205995186236,</text:p>
      <text:p text:style-name="Standard"><text:tab/><text:tab/>39.12542901086198,</text:p>
      <text:p text:style-name="Standard"><text:tab/><text:tab/>39.41502243642645,</text:p>
      <text:p text:style-name="Standard"><text:tab/><text:tab/>39.5594792685647,</text:p>
      <text:p text:style-name="Standard"><text:soft-page-break/><text:tab/><text:tab/>39.609225367835734,</text:p>
      <text:p text:style-name="Standard"><text:tab/><text:tab/>39.53635795062565,</text:p>
      <text:p text:style-name="Standard"><text:tab/><text:tab/>39.48989237767052,</text:p>
      <text:p text:style-name="Standard"><text:tab/><text:tab/>39.48332812719819,</text:p>
      <text:p text:style-name="Standard"><text:tab/><text:tab/>39.33044547726355,</text:p>
      <text:p text:style-name="Standard"><text:tab/><text:tab/>38.95515883679593,</text:p>
      <text:p text:style-name="Standard"><text:tab/><text:tab/>38.67515418094673,</text:p>
      <text:p text:style-name="Standard"><text:tab/><text:tab/>38.52252232863266,</text:p>
      <text:p text:style-name="Standard"><text:tab/><text:tab/>38.637111693293015,</text:p>
      <text:p text:style-name="Standard"><text:tab/><text:tab/>38.65071142372417,</text:p>
      <text:p text:style-name="Standard"><text:tab/><text:tab/>38.78529996274364,</text:p>
      <text:p text:style-name="Standard"><text:tab/><text:tab/>38.56329267943806,</text:p>
      <text:p text:style-name="Standard"><text:tab/><text:tab/>38.448952544380205,</text:p>
      <text:p text:style-name="Standard"><text:tab/><text:tab/>38.60276093442023,</text:p>
      <text:p text:style-name="Standard"><text:tab/><text:tab/>38.74039689110065,</text:p>
      <text:p text:style-name="Standard"><text:tab/><text:tab/>38.937919821171754,</text:p>
      <text:p text:style-name="Standard"><text:tab/><text:tab/>39.115811910786164,</text:p>
      <text:p text:style-name="Standard"><text:tab/><text:tab/>39.00673638744985,</text:p>
      <text:p text:style-name="Standard"><text:tab/><text:tab/>38.93019907475429,</text:p>
      <text:p text:style-name="Standard"><text:tab/><text:tab/>39.25398833239751,</text:p>
      <text:p text:style-name="Standard"><text:tab/><text:tab/>39.45108363530716,</text:p>
      <text:p text:style-name="Standard"><text:tab/><text:tab/>39.591726190202934,</text:p>
      <text:p text:style-name="Standard"><text:tab/><text:tab/>39.616813975886565,</text:p>
      <text:p text:style-name="Standard"><text:tab/><text:tab/>39.4711068266397,</text:p>
      <text:p text:style-name="Standard"><text:tab/><text:tab/>39.24839211483706,</text:p>
      <text:p text:style-name="Standard"><text:tab/><text:tab/>39.184777656636,</text:p>
      <text:p text:style-name="Standard"><text:tab/><text:tab/>39.166949606013496,</text:p>
      <text:p text:style-name="Standard"><text:tab/><text:tab/>38.906378443643455,</text:p>
      <text:p text:style-name="Standard"><text:tab/><text:tab/>38.83117154555093,</text:p>
      <text:p text:style-name="Standard"><text:tab/><text:tab/>38.679250251265216,</text:p>
      <text:p text:style-name="Standard"><text:tab/><text:tab/>38.686787068455324,</text:p>
      <text:p text:style-name="Standard"><text:tab/><text:tab/>38.694509734586426,</text:p>
      <text:p text:style-name="Standard"><text:tab/><text:tab/>38.76269340487062,</text:p>
      <text:p text:style-name="Standard"><text:tab/><text:tab/>39.067187420135596,</text:p>
      <text:p text:style-name="Standard"><text:tab/><text:tab/>39.149666556434426,</text:p>
      <text:p text:style-name="Standard"><text:tab/><text:tab/>39.11981521888877,</text:p>
      <text:p text:style-name="Standard"><text:tab/><text:tab/>39.174210278191964,</text:p>
      <text:p text:style-name="Standard"><text:tab/><text:tab/>39.06170440828205,</text:p>
      <text:p text:style-name="Standard"><text:tab/><text:tab/>38.90531520139634,</text:p>
      <text:p text:style-name="Standard"><text:tab/><text:tab/>38.74662296871819,</text:p>
      <text:p text:style-name="Standard"><text:tab/><text:tab/>38.63058828079118,</text:p>
      <text:p text:style-name="Standard"><text:tab/><text:tab/>38.440525490684955,</text:p>
      <text:p text:style-name="Standard"><text:tab/><text:tab/>38.60523196044808,</text:p>
      <text:p text:style-name="Standard"><text:tab/><text:tab/>38.85411175152509,</text:p>
      <text:p text:style-name="Standard"><text:tab/><text:tab/>38.87319384871791,</text:p>
      <text:p text:style-name="Standard"><text:tab/><text:tab/>39.006507149448794,</text:p>
      <text:p text:style-name="Standard"><text:tab/><text:tab/>39.19194167019544,</text:p>
      <text:p text:style-name="Standard"><text:tab/><text:tab/>39.24912654110919,</text:p>
      <text:p text:style-name="Standard"><text:tab/><text:tab/>39.376367918333976,</text:p>
      <text:p text:style-name="Standard"><text:soft-page-break/><text:tab/><text:tab/>39.553153476808916,</text:p>
      <text:p text:style-name="Standard"><text:tab/><text:tab/>39.464905929192334,</text:p>
      <text:p text:style-name="Standard"><text:tab/><text:tab/>39.20994261663743,</text:p>
      <text:p text:style-name="Standard"><text:tab/><text:tab/>39.1974997136297,</text:p>
      <text:p text:style-name="Standard"><text:tab/><text:tab/>39.10389164060274,</text:p>
      <text:p text:style-name="Standard"><text:tab/><text:tab/>39.128143324211024,</text:p>
      <text:p text:style-name="Standard"><text:tab/><text:tab/>39.15541197796292,</text:p>
      <text:p text:style-name="Standard"><text:tab/><text:tab/>38.89041452491862,</text:p>
      <text:p text:style-name="Standard"><text:tab/><text:tab/>38.86638497076881,</text:p>
      <text:p text:style-name="Standard"><text:tab/><text:tab/>38.74834039800936,</text:p>
      <text:p text:style-name="Standard"><text:tab/><text:tab/>38.62406499963462,</text:p>
      <text:p text:style-name="Standard"><text:tab/><text:tab/>38.61604633931346,</text:p>
      <text:p text:style-name="Standard"><text:tab/><text:tab/>38.56782078365331,</text:p>
      <text:p text:style-name="Standard"><text:tab/><text:tab/>38.51462516083989,</text:p>
      <text:p text:style-name="Standard"><text:tab/><text:tab/>38.57482080321308,</text:p>
      <text:p text:style-name="Standard"><text:tab/><text:tab/>38.56674652505706,</text:p>
      <text:p text:style-name="Standard"><text:tab/><text:tab/>38.48503085616536,</text:p>
      <text:p text:style-name="Standard"><text:tab/><text:tab/>38.57253363832872,</text:p>
      <text:p text:style-name="Standard"><text:tab/><text:tab/>38.5986580077598,</text:p>
      <text:p text:style-name="Standard"><text:tab/><text:tab/>38.71715898668186,</text:p>
      <text:p text:style-name="Standard"><text:tab/><text:tab/>38.40956068168446,</text:p>
      <text:p text:style-name="Standard"><text:tab/><text:tab/>38.31928955186932,</text:p>
      <text:p text:style-name="Standard"><text:tab/><text:tab/>38.139239003420094,</text:p>
      <text:p text:style-name="Standard"><text:tab/><text:tab/>38.45906331776687,</text:p>
      <text:p text:style-name="Standard"><text:tab/><text:tab/>38.48081973731851,</text:p>
      <text:p text:style-name="Standard"><text:tab/><text:tab/>38.497095994373396,</text:p>
      <text:p text:style-name="Standard"><text:tab/><text:tab/>38.582612664255905,</text:p>
      <text:p text:style-name="Standard"><text:tab/><text:tab/>38.493121463451104,</text:p>
      <text:p text:style-name="Standard"><text:tab/><text:tab/>38.75818881217233,</text:p>
      <text:p text:style-name="Standard"><text:tab/><text:tab/>39.05110423432353,</text:p>
      <text:p text:style-name="Standard"><text:tab/><text:tab/>38.94263452567123,</text:p>
      <text:p text:style-name="Standard"><text:tab/><text:tab/>38.535649646528626,</text:p>
      <text:p text:style-name="Standard"><text:tab/><text:tab/>38.60523196044808,</text:p>
      <text:p text:style-name="Standard"><text:tab/><text:tab/>38.4412739976708,</text:p>
      <text:p text:style-name="Standard"><text:tab/><text:tab/>38.544571602237326,</text:p>
      <text:p text:style-name="Standard"><text:tab/><text:tab/>38.55386361961665,</text:p>
      <text:p text:style-name="Standard"><text:tab/><text:tab/>38.515746047039016,</text:p>
      <text:p text:style-name="Standard"><text:tab/><text:tab/>38.34300457710637,</text:p>
      <text:p text:style-name="Standard"><text:tab/><text:tab/>38.605745055367095,</text:p>
      <text:p text:style-name="Standard"><text:tab/><text:tab/>38.81907107234798,</text:p>
      <text:p text:style-name="Standard"><text:tab/><text:tab/>38.78622870561149,</text:p>
      <text:p text:style-name="Standard"><text:tab/><text:tab/>39.038795344118924,</text:p>
      <text:p text:style-name="Standard"><text:tab/><text:tab/>38.96255050583831,</text:p>
      <text:p text:style-name="Standard"><text:tab/><text:tab/>39.109092931951274,</text:p>
      <text:p text:style-name="Standard"><text:tab/><text:tab/>39.12754454243201,</text:p>
      <text:p text:style-name="Standard"><text:tab/><text:tab/>39.40013197947438,</text:p>
      <text:p text:style-name="Standard"><text:tab/><text:tab/>39.330216754551465,</text:p>
      <text:p text:style-name="Standard"><text:tab/><text:tab/>39.24779739042689,</text:p>
      <text:p text:style-name="Standard"><text:tab/><text:tab/>39.0185487997696,</text:p>
      <text:p text:style-name="Standard"><text:soft-page-break/><text:tab/><text:tab/>39.01347459532411,</text:p>
      <text:p text:style-name="Standard"><text:tab/><text:tab/>39.15357380163401,</text:p>
      <text:p text:style-name="Standard"><text:tab/><text:tab/>39.00816837535441,</text:p>
      <text:p text:style-name="Standard"><text:tab/><text:tab/>38.92557514025965,</text:p>
      <text:p text:style-name="Standard"><text:tab/><text:tab/>38.82519222463684,</text:p>
      <text:p text:style-name="Standard"><text:tab/><text:tab/>38.647451864049216,</text:p>
      <text:p text:style-name="Standard"><text:tab/><text:tab/>38.850033913498734,</text:p>
      <text:p text:style-name="Standard"><text:tab/><text:tab/>38.81591859951277,</text:p>
      <text:p text:style-name="Standard"><text:tab/><text:tab/>38.70799846832695,</text:p>
      <text:p text:style-name="Standard"><text:tab/><text:tab/>38.53952713461857,</text:p>
      <text:p text:style-name="Standard"><text:tab/><text:tab/>38.59240707185811,</text:p>
      <text:p text:style-name="Standard"><text:tab/><text:tab/>38.39460893516172,</text:p>
      <text:p text:style-name="Standard"><text:tab/><text:tab/>38.16419719370501,</text:p>
      <text:p text:style-name="Standard"><text:tab/><text:tab/>38.33591527536547,</text:p>
      <text:p text:style-name="Standard"><text:tab/><text:tab/>38.073202345691925,</text:p>
      <text:p text:style-name="Standard"><text:tab/><text:tab/>38.032712235653136,</text:p>
      <text:p text:style-name="Standard"><text:tab/><text:tab/>38.02248804452439,</text:p>
      <text:p text:style-name="Standard"><text:tab/><text:tab/>38.05613222596327,</text:p>
      <text:p text:style-name="Standard"><text:tab/><text:tab/>38.44759486990052,</text:p>
      <text:p text:style-name="Standard"><text:tab/><text:tab/>38.73700556315627,</text:p>
      <text:p text:style-name="Standard"><text:tab/><text:tab/>38.736864582668595,</text:p>
      <text:p text:style-name="Standard"><text:tab/><text:tab/>39.107941544908776,</text:p>
      <text:p text:style-name="Standard"><text:tab/><text:tab/>39.426437830471066,</text:p>
      <text:p text:style-name="Standard"><text:tab/><text:tab/>39.49759486348504,</text:p>
      <text:p text:style-name="Standard"><text:tab/><text:tab/>39.52952820361002,</text:p>
      <text:p text:style-name="Standard"><text:tab/><text:tab/>39.28107803408662,</text:p>
      <text:p text:style-name="Standard"><text:tab/><text:tab/>39.23788890957313,</text:p>
      <text:p text:style-name="Standard"><text:tab/><text:tab/>39.081008175327305,</text:p>
      <text:p text:style-name="Standard"><text:tab/><text:tab/>38.95497336156195,</text:p>
      <text:p text:style-name="Standard"><text:tab/><text:tab/>38.800149484248124,</text:p>
      <text:p text:style-name="Standard"><text:tab/><text:tab/>38.6077964375073,</text:p>
      <text:p text:style-name="Standard"><text:tab/><text:tab/>38.74964257899678,</text:p>
      <text:p text:style-name="Standard"><text:tab/><text:tab/>38.69706959556498,</text:p>
      <text:p text:style-name="Standard"><text:tab/><text:tab/>38.70074344402186,</text:p>
      <text:p text:style-name="Standard"><text:tab/><text:tab/>38.660910491089055,</text:p>
      <text:p text:style-name="Standard"><text:tab/><text:tab/>38.63725145504012,</text:p>
      <text:p text:style-name="Standard"><text:tab/><text:tab/>38.613950846811825,</text:p>
      <text:p text:style-name="Standard"><text:tab/><text:tab/>38.35914950099912,</text:p>
      <text:p text:style-name="Standard"><text:tab/><text:tab/>38.459483792167596,</text:p>
      <text:p text:style-name="Standard"><text:tab/><text:tab/>38.43626266504071,</text:p>
      <text:p text:style-name="Standard"><text:tab/><text:tab/>38.48119460682063,</text:p>
      <text:p text:style-name="Standard"><text:tab/><text:tab/>38.590402895124065,</text:p>
      <text:p text:style-name="Standard"><text:tab/><text:tab/>38.6331973356594,</text:p>
      <text:p text:style-name="Standard"><text:tab/><text:tab/>38.55208880099755,</text:p>
      <text:p text:style-name="Standard"><text:tab/><text:tab/>38.67040722935304,</text:p>
      <text:p text:style-name="Standard"><text:tab/><text:tab/>38.96365926891366,</text:p>
      <text:p text:style-name="Standard"><text:tab/><text:tab/>38.79792254314656,</text:p>
      <text:p text:style-name="Standard"><text:tab/><text:tab/>38.77694675964058,</text:p>
      <text:p text:style-name="Standard"><text:tab/><text:tab/>38.891942610263115,</text:p>
      <text:p text:style-name="Standard"><text:soft-page-break/><text:tab/><text:tab/>38.88046158059343,</text:p>
      <text:p text:style-name="Standard"><text:tab/><text:tab/>38.97585406376619,</text:p>
      <text:p text:style-name="Standard"><text:tab/><text:tab/>39.11636401047523,</text:p>
      <text:p text:style-name="Standard"><text:tab/><text:tab/>39.02021006688713,</text:p>
      <text:p text:style-name="Standard"><text:tab/><text:tab/>39.058986161957655,</text:p>
      <text:p text:style-name="Standard"><text:tab/><text:tab/>39.26444184836963,</text:p>
      <text:p text:style-name="Standard"><text:tab/><text:tab/>39.15040223701412,</text:p>
      <text:p text:style-name="Standard"><text:tab/><text:tab/>38.84998760926445,</text:p>
      <text:p text:style-name="Standard"><text:tab/><text:tab/>38.97086448771702,</text:p>
      <text:p text:style-name="Standard"><text:tab/><text:tab/>39.025007367071694,</text:p>
      <text:p text:style-name="Standard"><text:tab/><text:tab/>38.972759717525776,</text:p>
      <text:p text:style-name="Standard"><text:tab/><text:tab/>38.930384020710605,</text:p>
      <text:p text:style-name="Standard"><text:tab/><text:tab/>38.91192983649107,</text:p>
      <text:p text:style-name="Standard"><text:tab/><text:tab/>38.65876801627286,</text:p>
      <text:p text:style-name="Standard"><text:tab/><text:tab/>38.77012184061331,</text:p>
      <text:p text:style-name="Standard"><text:tab/><text:tab/>38.98767493831865,</text:p>
      <text:p text:style-name="Standard"><text:tab/><text:tab/>38.87324011574029,</text:p>
      <text:p text:style-name="Standard"><text:tab/><text:tab/>38.64246805689307,</text:p>
      <text:p text:style-name="Standard"><text:tab/><text:tab/>38.657790935334106,</text:p>
      <text:p text:style-name="Standard"><text:tab/><text:tab/>38.69897515046108,</text:p>
      <text:p text:style-name="Standard"><text:tab/><text:tab/>38.64586908190835,</text:p>
      <text:p text:style-name="Standard"><text:tab/><text:tab/>38.687718981609656,</text:p>
      <text:p text:style-name="Standard"><text:tab/><text:tab/>38.6281192915213,</text:p>
      <text:p text:style-name="Standard"><text:tab/><text:tab/>38.42113267096644,</text:p>
      <text:p text:style-name="Standard"><text:tab/><text:tab/>38.60663079627645,</text:p>
      <text:p text:style-name="Standard"><text:tab/><text:tab/>38.51957792603657,</text:p>
      <text:p text:style-name="Standard"><text:tab/><text:tab/>38.541395926977,</text:p>
      <text:p text:style-name="Standard"><text:tab/><text:tab/>38.29194167309879,</text:p>
      <text:p text:style-name="Standard"><text:tab/><text:tab/>38.40248290879122,</text:p>
      <text:p text:style-name="Standard"><text:tab/><text:tab/>38.22532137837431,</text:p>
      <text:p text:style-name="Standard"><text:tab/><text:tab/>38.38738780224569,</text:p>
      <text:p text:style-name="Standard"><text:tab/><text:tab/>37.979431225125005,</text:p>
      <text:p text:style-name="Standard"><text:tab/><text:tab/>37.83826634506396,</text:p>
      <text:p text:style-name="Standard"><text:tab/><text:tab/>37.87962958604533,</text:p>
      <text:p text:style-name="Standard"><text:tab/><text:tab/>37.83550713285075,</text:p>
      <text:p text:style-name="Standard"><text:tab/><text:tab/>37.68773729955144,</text:p>
      <text:p text:style-name="Standard"><text:tab/><text:tab/>37.4356247443528,</text:p>
      <text:p text:style-name="Standard"><text:tab/><text:tab/>37.65161270091895,</text:p>
      <text:p text:style-name="Standard"><text:tab/><text:tab/>37.56047917985073,</text:p>
      <text:p text:style-name="Standard"><text:tab/><text:tab/>37.58749792151641,</text:p>
      <text:p text:style-name="Standard"><text:tab/><text:tab/>37.647931465088504,</text:p>
      <text:p text:style-name="Standard"><text:tab/><text:tab/>37.58175009469358,</text:p>
      <text:p text:style-name="Standard"><text:tab/><text:tab/>37.57173863371245,</text:p>
      <text:p text:style-name="Standard"><text:tab/><text:tab/>37.64075907789322,</text:p>
      <text:p text:style-name="Standard"><text:tab/><text:tab/>38.00312087426506,</text:p>
      <text:p text:style-name="Standard"><text:tab/><text:tab/>37.81623460896127,</text:p>
      <text:p text:style-name="Standard"><text:tab/><text:tab/>37.73146097277445,</text:p>
      <text:p text:style-name="Standard"><text:tab/><text:tab/>37.62153042182097,</text:p>
      <text:p text:style-name="Standard"><text:tab/><text:tab/>37.670970255622564,</text:p>
      <text:p text:style-name="Standard"><text:soft-page-break/><text:tab/><text:tab/>37.798523780698105,</text:p>
      <text:p text:style-name="Standard"><text:tab/><text:tab/>37.603632010379016,</text:p>
      <text:p text:style-name="Standard"><text:tab/><text:tab/>37.394490836485545,</text:p>
      <text:p text:style-name="Standard"><text:tab/><text:tab/>37.1562316614589,</text:p>
      <text:p text:style-name="Standard"><text:tab/><text:tab/>37.10901777196481,</text:p>
      <text:p text:style-name="Standard"><text:tab/><text:tab/>37.133843009847524,</text:p>
      <text:p text:style-name="Standard"><text:tab/><text:tab/>37.28033256584496,</text:p>
      <text:p text:style-name="Standard"><text:tab/><text:tab/>37.13282571741613,</text:p>
      <text:p text:style-name="Standard"><text:tab/><text:tab/>37.00385312045221,</text:p>
      <text:p text:style-name="Standard"><text:tab/><text:tab/>36.86744901004137,</text:p>
      <text:p text:style-name="Standard"><text:tab/><text:tab/>36.885752548321435,</text:p>
      <text:p text:style-name="Standard"><text:tab/><text:tab/>36.906388264581,</text:p>
      <text:p text:style-name="Standard"><text:tab/><text:tab/>36.85299378992161,</text:p>
      <text:p text:style-name="Standard"><text:tab/><text:tab/>36.706810623098285,</text:p>
      <text:p text:style-name="Standard"><text:tab/><text:tab/>36.57904318048792,</text:p>
      <text:p text:style-name="Standard"><text:tab/><text:tab/>36.556351021402556,</text:p>
      <text:p text:style-name="Standard"><text:tab/><text:tab/>36.335783236308544,</text:p>
      <text:p text:style-name="Standard"><text:tab/><text:tab/>36.37989550281859,</text:p>
      <text:p text:style-name="Standard"><text:tab/><text:tab/>36.35391038114057,</text:p>
      <text:p text:style-name="Standard"><text:tab/><text:tab/>36.028538023627895,</text:p>
      <text:p text:style-name="Standard"><text:tab/><text:tab/>35.92216446095644,</text:p>
      <text:p text:style-name="Standard"><text:tab/><text:tab/>35.867806596501005,</text:p>
      <text:p text:style-name="Standard"><text:tab/><text:tab/>35.665848552361695,</text:p>
      <text:p text:style-name="Standard"><text:tab/><text:tab/>35.44095935496103,</text:p>
      <text:p text:style-name="Standard"><text:tab/><text:tab/>35.323697391524576,</text:p>
      <text:p text:style-name="Standard"><text:tab/><text:tab/>35.22761340505486,</text:p>
      <text:p text:style-name="Standard"><text:tab/><text:tab/>35.143921238245454,</text:p>
      <text:p text:style-name="Standard"><text:tab/><text:tab/>35.268875774767764,</text:p>
      <text:p text:style-name="Standard"><text:tab/><text:tab/>35.32186291802854,</text:p>
      <text:p text:style-name="Standard"><text:tab/><text:tab/>35.42140031111136,</text:p>
      <text:p text:style-name="Standard"><text:tab/><text:tab/>35.59436331836829,</text:p>
      <text:p text:style-name="Standard"><text:tab/><text:tab/>35.516249782768455,</text:p>
      <text:p text:style-name="Standard"><text:tab/><text:tab/>35.611200485240595,</text:p>
      <text:p text:style-name="Standard"><text:tab/><text:tab/>35.674326903250744,</text:p>
      <text:p text:style-name="Standard"><text:tab/><text:tab/>35.84270637103175,</text:p>
      <text:p text:style-name="Standard"><text:tab/><text:tab/>35.63414092445614,</text:p>
      <text:p text:style-name="Standard"><text:tab/><text:tab/>35.56684344442167,</text:p>
      <text:p text:style-name="Standard"><text:tab/><text:tab/>35.406557964761284,</text:p>
      <text:p text:style-name="Standard"><text:tab/><text:tab/>35.442533769469705,</text:p>
      <text:p text:style-name="Standard"><text:tab/><text:tab/>35.647321063889244,</text:p>
      <text:p text:style-name="Standard"><text:tab/><text:tab/>35.620044918556744,</text:p>
      <text:p text:style-name="Standard"><text:tab/><text:tab/>35.4930795370591,</text:p>
      <text:p text:style-name="Standard"><text:tab/><text:tab/>35.47517367737614,</text:p>
      <text:p text:style-name="Standard"><text:tab/><text:tab/>35.50971133963215,</text:p>
      <text:p text:style-name="Standard"><text:tab/><text:tab/>35.65529972848356,</text:p>
      <text:p text:style-name="Standard"><text:tab/><text:tab/>35.58065700067947,</text:p>
      <text:p text:style-name="Standard"><text:tab/><text:tab/>35.283109961566666,</text:p>
      <text:p text:style-name="Standard"><text:tab/><text:tab/>35.02324874936648,</text:p>
      <text:p text:style-name="Standard"><text:tab/><text:tab/>34.86232348298088,</text:p>
      <text:p text:style-name="Standard"><text:soft-page-break/><text:tab/><text:tab/>35.01497324711246,</text:p>
      <text:p text:style-name="Standard"><text:tab/><text:tab/>34.82176905328045,</text:p>
      <text:p text:style-name="Standard"><text:tab/><text:tab/>34.744195894278526,</text:p>
      <text:p text:style-name="Standard"><text:tab/><text:tab/>34.6744458991921,</text:p>
      <text:p text:style-name="Standard"><text:tab/><text:tab/>34.65325891514391,</text:p>
      <text:p text:style-name="Standard"><text:tab/><text:tab/>34.74792587565481,</text:p>
      <text:p text:style-name="Standard"><text:tab/><text:tab/>34.88023441234306,</text:p>
      <text:p text:style-name="Standard"><text:tab/><text:tab/>35.0506826387162,</text:p>
      <text:p text:style-name="Standard"><text:tab/><text:tab/>34.896538510287805,</text:p>
      <text:p text:style-name="Standard"><text:tab/><text:tab/>34.89039982574003,</text:p>
      <text:p text:style-name="Standard"><text:tab/><text:tab/>34.81225646234383,</text:p>
      <text:p text:style-name="Standard"><text:tab/><text:tab/>34.87713790264334,</text:p>
      <text:p text:style-name="Standard"><text:tab/><text:tab/>34.89199833658143,</text:p>
      <text:p text:style-name="Standard"><text:tab/><text:tab/>35.10594819445844,</text:p>
      <text:p text:style-name="Standard"><text:tab/><text:tab/>34.944269916539966,</text:p>
      <text:p text:style-name="Standard"><text:tab/><text:tab/>34.737305594993984,</text:p>
      <text:p text:style-name="Standard"><text:tab/><text:tab/>34.7995862044364,</text:p>
      <text:p text:style-name="Standard"><text:tab/><text:tab/>34.93736539111102,</text:p>
      <text:p text:style-name="Standard"><text:tab/><text:tab/>35.08461060579128,</text:p>
      <text:p text:style-name="Standard"><text:tab/><text:tab/>34.98082191315696,</text:p>
      <text:p text:style-name="Standard"><text:tab/><text:tab/>34.984939616926596,</text:p>
      <text:p text:style-name="Standard"><text:tab/><text:tab/>34.7342482074393,</text:p>
      <text:p text:style-name="Standard"><text:tab/><text:tab/>34.77418005555271,</text:p>
      <text:p text:style-name="Standard"><text:tab/><text:tab/>34.76620773107127,</text:p>
      <text:p text:style-name="Standard"><text:tab/><text:tab/>34.872596691385056,</text:p>
      <text:p text:style-name="Standard"><text:tab/><text:tab/>34.63377472895498,</text:p>
      <text:p text:style-name="Standard"><text:tab/><text:tab/>34.62899363250396,</text:p>
      <text:p text:style-name="Standard"><text:tab/><text:tab/>34.75144815342234,</text:p>
      <text:p text:style-name="Standard"><text:tab/><text:tab/>34.88436325920254,</text:p>
      <text:p text:style-name="Standard"><text:tab/><text:tab/>34.84796627408838,</text:p>
      <text:p text:style-name="Standard"><text:tab/><text:tab/>35.01466476035435,</text:p>
      <text:p text:style-name="Standard"><text:tab/><text:tab/>34.948493529764626,</text:p>
      <text:p text:style-name="Standard"><text:tab/><text:tab/>34.794102928973466,</text:p>
      <text:p text:style-name="Standard"><text:tab/><text:tab/>34.847243793448,</text:p>
      <text:p text:style-name="Standard"><text:tab/><text:tab/>34.73523217541522,</text:p>
      <text:p text:style-name="Standard"><text:tab/><text:tab/>34.78080505106229,</text:p>
      <text:p text:style-name="Standard"><text:tab/><text:tab/>34.64577830385689,</text:p>
      <text:p text:style-name="Standard"><text:tab/><text:tab/>34.67864908787541,</text:p>
      <text:p text:style-name="Standard"><text:tab/><text:tab/>34.50412149294632,</text:p>
      <text:p text:style-name="Standard"><text:tab/><text:tab/>34.75206977133882,</text:p>
      <text:p text:style-name="Standard"><text:tab/><text:tab/>34.83045219344704,</text:p>
      <text:p text:style-name="Standard"><text:tab/><text:tab/>34.94808074043553,</text:p>
      <text:p text:style-name="Standard"><text:tab/><text:tab/>35.16153512792069,</text:p>
      <text:p text:style-name="Standard"><text:tab/><text:tab/>35.229044163133366,</text:p>
      <text:p text:style-name="Standard"><text:tab/><text:tab/>35.318804438429126,</text:p>
      <text:p text:style-name="Standard"><text:tab/><text:tab/>35.54355570384034,</text:p>
      <text:p text:style-name="Standard"><text:tab/><text:tab/>35.64181673147431,</text:p>
      <text:p text:style-name="Standard"><text:tab/><text:tab/>35.5342363497515,</text:p>
      <text:p text:style-name="Standard"><text:tab/><text:tab/>35.47461627699445,</text:p>
      <text:p text:style-name="Standard"><text:soft-page-break/><text:tab/><text:tab/>35.68184410357738,</text:p>
      <text:p text:style-name="Standard"><text:tab/><text:tab/>35.55758145082424,</text:p>
      <text:p text:style-name="Standard"><text:tab/><text:tab/>35.45903551987843,</text:p>
      <text:p text:style-name="Standard"><text:tab/><text:tab/>35.491051653057575,</text:p>
      <text:p text:style-name="Standard"><text:tab/><text:tab/>35.21447849393774,</text:p>
      <text:p text:style-name="Standard"><text:tab/><text:tab/>35.381537558449885,</text:p>
      <text:p text:style-name="Standard"><text:tab/><text:tab/>35.40884567550884,</text:p>
      <text:p text:style-name="Standard"><text:tab/><text:tab/>35.218363873411285,</text:p>
      <text:p text:style-name="Standard"><text:tab/><text:tab/>34.98514541916326,</text:p>
      <text:p text:style-name="Standard"><text:tab/><text:tab/>35.057460745467594,</text:p>
      <text:p text:style-name="Standard"><text:tab/><text:tab/>35.12511770992382,</text:p>
      <text:p text:style-name="Standard"><text:tab/><text:tab/>35.01559081323632,</text:p>
      <text:p text:style-name="Standard"><text:tab/><text:tab/>35.26249499737647,</text:p>
      <text:p text:style-name="Standard"><text:tab/><text:tab/>35.08645892648616,</text:p>
      <text:p text:style-name="Standard"><text:tab/><text:tab/>35.248659548981436,</text:p>
      <text:p text:style-name="Standard"><text:tab/><text:tab/>35.60407133461009,</text:p>
      <text:p text:style-name="Standard"><text:tab/><text:tab/>35.68431588247139,</text:p>
      <text:p text:style-name="Standard"><text:tab/><text:tab/>35.64469666023264,</text:p>
      <text:p text:style-name="Standard"><text:tab/><text:tab/>35.60796536057628,</text:p>
      <text:p text:style-name="Standard"><text:tab/><text:tab/>35.78903183937783,</text:p>
      <text:p text:style-name="Standard"><text:tab/><text:tab/>35.677050699294085,</text:p>
      <text:p text:style-name="Standard"><text:tab/><text:tab/>35.828440566678324,</text:p>
      <text:p text:style-name="Standard"><text:tab/><text:tab/>35.74328464772089,</text:p>
      <text:p text:style-name="Standard"><text:tab/><text:tab/>35.53524946134473,</text:p>
      <text:p text:style-name="Standard"><text:tab/><text:tab/>35.542189015309674,</text:p>
      <text:p text:style-name="Standard"><text:tab/><text:tab/>35.5990673925596,</text:p>
      <text:p text:style-name="Standard"><text:tab/><text:tab/>35.727921853922595,</text:p>
      <text:p text:style-name="Standard"><text:tab/><text:tab/>35.67160150988459,</text:p>
      <text:p text:style-name="Standard"><text:tab/><text:tab/>35.637929232771086,</text:p>
      <text:p text:style-name="Standard"><text:tab/><text:tab/>35.66493936683479,</text:p>
      <text:p text:style-name="Standard"><text:tab/><text:tab/>35.96908597837872,</text:p>
      <text:p text:style-name="Standard"><text:tab/><text:tab/>36.079810782763275,</text:p>
      <text:p text:style-name="Standard"><text:tab/><text:tab/>36.03668065457751,</text:p>
      <text:p text:style-name="Standard"><text:tab/><text:tab/>36.24094295296414,</text:p>
      <text:p text:style-name="Standard"><text:tab/><text:tab/>36.219182762729474,</text:p>
      <text:p text:style-name="Standard"><text:tab/><text:tab/>35.98139519251581,</text:p>
      <text:p text:style-name="Standard"><text:tab/><text:tab/>36.16765958698461,</text:p>
      <text:p text:style-name="Standard"><text:tab/><text:tab/>36.10275335760418,</text:p>
      <text:p text:style-name="Standard"><text:tab/><text:tab/>35.84943439051725,</text:p>
      <text:p text:style-name="Standard"><text:tab/><text:tab/>36.07761557752953,</text:p>
      <text:p text:style-name="Standard"><text:tab/><text:tab/>36.16925213492809,</text:p>
      <text:p text:style-name="Standard"><text:tab/><text:tab/>35.88611987941856,</text:p>
      <text:p text:style-name="Standard"><text:tab/><text:tab/>35.864595355308275,</text:p>
      <text:p text:style-name="Standard"><text:tab/><text:tab/>35.929030045354686,</text:p>
      <text:p text:style-name="Standard"><text:tab/><text:tab/>35.77892116875521,</text:p>
      <text:p text:style-name="Standard"><text:tab/><text:tab/>35.86976375522985,</text:p>
      <text:p text:style-name="Standard"><text:tab/><text:tab/>36.050913996735225,</text:p>
      <text:p text:style-name="Standard"><text:tab/><text:tab/>35.84431335651445,</text:p>
      <text:p text:style-name="Standard"><text:tab/><text:tab/>35.863189285951705,</text:p>
      <text:p text:style-name="Standard"><text:soft-page-break/><text:tab/><text:tab/>36.024990572656655,</text:p>
      <text:p text:style-name="Standard"><text:tab/><text:tab/>36.1154149913856,</text:p>
      <text:p text:style-name="Standard"><text:tab/><text:tab/>36.186963838598025,</text:p>
      <text:p text:style-name="Standard"><text:tab/><text:tab/>36.497857471363986,</text:p>
      <text:p text:style-name="Standard"><text:tab/><text:tab/>36.46642839654029,</text:p>
      <text:p text:style-name="Standard"><text:tab/><text:tab/>36.22658616154717,</text:p>
      <text:p text:style-name="Standard"><text:tab/><text:tab/>36.186963838598025,</text:p>
      <text:p text:style-name="Standard"><text:tab/><text:tab/>35.980843492336334,</text:p>
      <text:p text:style-name="Standard"><text:tab/><text:tab/>35.896802075115275,</text:p>
      <text:p text:style-name="Standard"><text:tab/><text:tab/>35.98739637172995,</text:p>
      <text:p text:style-name="Standard"><text:tab/><text:tab/>35.74016151810174,</text:p>
      <text:p text:style-name="Standard"><text:tab/><text:tab/>35.73366404554675,</text:p>
      <text:p text:style-name="Standard"><text:tab/><text:tab/>35.74675851788524,</text:p>
      <text:p text:style-name="Standard"><text:tab/><text:tab/>35.87628743334516,</text:p>
      <text:p text:style-name="Standard"><text:tab/><text:tab/>36.09637023995627,</text:p>
      <text:p text:style-name="Standard"><text:tab/><text:tab/>36.117059659058626,</text:p>
      <text:p text:style-name="Standard"><text:tab/><text:tab/>36.21953000026368,</text:p>
      <text:p text:style-name="Standard"><text:tab/><text:tab/>36.070580165004294,</text:p>
      <text:p text:style-name="Standard"><text:tab/><text:tab/>36.19019680687024,</text:p>
      <text:p text:style-name="Standard"><text:tab/><text:tab/>36.14037555034536,</text:p>
      <text:p text:style-name="Standard"><text:tab/><text:tab/>36.22638817215981,</text:p>
      <text:p text:style-name="Standard"><text:tab/><text:tab/>36.03802991285733,</text:p>
      <text:p text:style-name="Standard"><text:tab/><text:tab/>35.950415212066765,</text:p>
      <text:p text:style-name="Standard"><text:tab/><text:tab/>36.0346333407182,</text:p>
      <text:p text:style-name="Standard"><text:tab/><text:tab/>35.866200597219674,</text:p>
      <text:p text:style-name="Standard"><text:tab/><text:tab/>35.63403988783759,</text:p>
      <text:p text:style-name="Standard"><text:tab/><text:tab/>35.79426209089943,</text:p>
      <text:p text:style-name="Standard"><text:tab/><text:tab/>35.95842599447312,</text:p>
      <text:p text:style-name="Standard"><text:tab/><text:tab/>35.816832609710225,</text:p>
      <text:p text:style-name="Standard"><text:tab/><text:tab/>35.9221650923215,</text:p>
      <text:p text:style-name="Standard"><text:tab/><text:tab/>35.946209047965,</text:p>
      <text:p text:style-name="Standard"><text:tab/><text:tab/>36.06688709772443,</text:p>
      <text:p text:style-name="Standard"><text:tab/><text:tab/>36.10050816262846,</text:p>
      <text:p text:style-name="Standard"><text:tab/><text:tab/>36.37370965298977,</text:p>
      <text:p text:style-name="Standard"><text:tab/><text:tab/>36.24387396512685,</text:p>
      <text:p text:style-name="Standard"><text:tab/><text:tab/>35.98339460095453,</text:p>
      <text:p text:style-name="Standard"><text:tab/><text:tab/>36.06738630341823,</text:p>
      <text:p text:style-name="Standard"><text:tab/><text:tab/>36.173879311459,</text:p>
      <text:p text:style-name="Standard"><text:tab/><text:tab/>36.20546364028501,</text:p>
      <text:p text:style-name="Standard"><text:tab/><text:tab/>36.12308891908333,</text:p>
      <text:p text:style-name="Standard"><text:tab/><text:tab/>36.13524530394115,</text:p>
      <text:p text:style-name="Standard"><text:tab/><text:tab/>36.23831045233761,</text:p>
      <text:p text:style-name="Standard"><text:tab/><text:tab/>36.36989962064784,</text:p>
      <text:p text:style-name="Standard"><text:tab/><text:tab/>36.58657054111523,</text:p>
      <text:p text:style-name="Standard"><text:tab/><text:tab/>36.83095980286151,</text:p>
      <text:p text:style-name="Standard"><text:tab/><text:tab/>36.939442334718585,</text:p>
      <text:p text:style-name="Standard"><text:tab/><text:tab/>36.868913097079506,</text:p>
      <text:p text:style-name="Standard"><text:tab/><text:tab/>36.81311646628143,</text:p>
      <text:p text:style-name="Standard"><text:tab/><text:tab/>36.98818730351624,</text:p>
      <text:p text:style-name="Standard"><text:soft-page-break/><text:tab/><text:tab/>36.782544773302455,</text:p>
      <text:p text:style-name="Standard"><text:tab/><text:tab/>36.42390360628582,</text:p>
      <text:p text:style-name="Standard"><text:tab/><text:tab/>36.324784292821356,</text:p>
      <text:p text:style-name="Standard"><text:tab/><text:tab/>36.218039703992815,</text:p>
      <text:p text:style-name="Standard"><text:tab/><text:tab/>36.05081413782496,</text:p>
      <text:p text:style-name="Standard"><text:tab/><text:tab/>36.05810311150602,</text:p>
      <text:p text:style-name="Standard"><text:tab/><text:tab/>36.05066434894093,</text:p>
      <text:p text:style-name="Standard"><text:tab/><text:tab/>35.9598269450786,</text:p>
      <text:p text:style-name="Standard"><text:tab/><text:tab/>36.158351732345324,</text:p>
      <text:p text:style-name="Standard"><text:tab/><text:tab/>36.281201744153954,</text:p>
      <text:p text:style-name="Standard"><text:tab/><text:tab/>36.21858638875902,</text:p>
      <text:p text:style-name="Standard"><text:tab/><text:tab/>36.3024784955518,</text:p>
      <text:p text:style-name="Standard"><text:tab/><text:tab/>36.15755522708913,</text:p>
      <text:p text:style-name="Standard"><text:tab/><text:tab/>36.15138095951524,</text:p>
      <text:p text:style-name="Standard"><text:tab/><text:tab/>36.32617082776554,</text:p>
      <text:p text:style-name="Standard"><text:tab/><text:tab/>36.25678267028121,</text:p>
      <text:p text:style-name="Standard"><text:tab/><text:tab/>36.225840844899665,</text:p>
      <text:p text:style-name="Standard"><text:tab/><text:tab/>36.40863008189131,</text:p>
      <text:p text:style-name="Standard"><text:tab/><text:tab/>36.4393681811307,</text:p>
      <text:p text:style-name="Standard"><text:tab/><text:tab/>36.379350529111996,</text:p>
      <text:p text:style-name="Standard"><text:tab/><text:tab/>36.546846649198066,</text:p>
      <text:p text:style-name="Standard"><text:tab/><text:tab/>36.66780604290363,</text:p>
      <text:p text:style-name="Standard"><text:tab/><text:tab/>36.6761494920064,</text:p>
      <text:p text:style-name="Standard"><text:tab/><text:tab/>36.73043829577864,</text:p>
      <text:p text:style-name="Standard"><text:tab/><text:tab/>36.630724769242555,</text:p>
      <text:p text:style-name="Standard"><text:tab/><text:tab/>36.76786028645128,</text:p>
      <text:p text:style-name="Standard"><text:tab/><text:tab/>36.84341936525438,</text:p>
      <text:p text:style-name="Standard"><text:tab/><text:tab/>37.06480271092779,</text:p>
      <text:p text:style-name="Standard"><text:tab/><text:tab/>36.90604828480015,</text:p>
      <text:p text:style-name="Standard"><text:tab/><text:tab/>37.119104959036946,</text:p>
      <text:p text:style-name="Standard"><text:tab/><text:tab/>36.97626189327419,</text:p>
      <text:p text:style-name="Standard"><text:tab/><text:tab/>36.95113467053483,</text:p>
      <text:p text:style-name="Standard"><text:tab/><text:tab/>37.1186691571775,</text:p>
      <text:p text:style-name="Standard"><text:tab/><text:tab/>36.91438743904604,</text:p>
      <text:p text:style-name="Standard"><text:tab/><text:tab/>36.83437999689965,</text:p>
      <text:p text:style-name="Standard"><text:tab/><text:tab/>36.695186938343845,</text:p>
      <text:p text:style-name="Standard"><text:tab/><text:tab/>36.83286571571645,</text:p>
      <text:p text:style-name="Standard"><text:tab/><text:tab/>36.712449403928375,</text:p>
      <text:p text:style-name="Standard"><text:tab/><text:tab/>36.86588587347388,</text:p>
      <text:p text:style-name="Standard"><text:tab/><text:tab/>37.05965461252978,</text:p>
      <text:p text:style-name="Standard"><text:tab/><text:tab/>37.18422182324111,</text:p>
      <text:p text:style-name="Standard"><text:tab/><text:tab/>37.27700092142607,</text:p>
      <text:p text:style-name="Standard"><text:tab/><text:tab/>37.578350150053154,</text:p>
      <text:p text:style-name="Standard"><text:tab/><text:tab/>37.733369800588974,</text:p>
      <text:p text:style-name="Standard"><text:tab/><text:tab/>37.90200516194361,</text:p>
      <text:p text:style-name="Standard"><text:tab/><text:tab/>37.92080695343916,</text:p>
      <text:p text:style-name="Standard"><text:tab/><text:tab/>37.678136137022506,</text:p>
      <text:p text:style-name="Standard"><text:tab/><text:tab/>37.58610913622212,</text:p>
      <text:p text:style-name="Standard"><text:tab/><text:tab/>37.47541518275683,</text:p>
      <text:p text:style-name="Standard"><text:soft-page-break/><text:tab/><text:tab/>37.60640902824943,</text:p>
      <text:p text:style-name="Standard"><text:tab/><text:tab/>37.480026680886986,</text:p>
      <text:p text:style-name="Standard"><text:tab/><text:tab/>37.49591897505648,</text:p>
      <text:p text:style-name="Standard"><text:tab/><text:tab/>37.27081904922403,</text:p>
      <text:p text:style-name="Standard"><text:tab/><text:tab/>37.10557306658935,</text:p>
      <text:p text:style-name="Standard"><text:tab/><text:tab/>37.32395413296937,</text:p>
      <text:p text:style-name="Standard"><text:tab/><text:tab/>37.25304282874085,</text:p>
      <text:p text:style-name="Standard"><text:tab/><text:tab/>37.23197013320676,</text:p>
      <text:p text:style-name="Standard"><text:tab/><text:tab/>37.093830883315405,</text:p>
      <text:p text:style-name="Standard"><text:tab/><text:tab/>36.94587327591542,</text:p>
      <text:p text:style-name="Standard"><text:tab/><text:tab/>36.976991354084014,</text:p>
      <text:p text:style-name="Standard"><text:tab/><text:tab/>37.200627543094,</text:p>
      <text:p text:style-name="Standard"><text:tab/><text:tab/>37.22984138564122,</text:p>
      <text:p text:style-name="Standard"><text:tab/><text:tab/>37.2806705479931,</text:p>
      <text:p text:style-name="Standard"><text:tab/><text:tab/>37.30528574398005,</text:p>
      <text:p text:style-name="Standard"><text:tab/><text:tab/>37.27704846331052,</text:p>
      <text:p text:style-name="Standard"><text:tab/><text:tab/>37.23235686464127,</text:p>
      <text:p text:style-name="Standard"><text:tab/><text:tab/>37.18770761550112,</text:p>
      <text:p text:style-name="Standard"><text:tab/><text:tab/>37.05018079146176,</text:p>
      <text:p text:style-name="Standard"><text:tab/><text:tab/>37.21219083923978,</text:p>
      <text:p text:style-name="Standard"><text:tab/><text:tab/>37.15453609076556,</text:p>
      <text:p text:style-name="Standard"><text:tab/><text:tab/>37.236224298389864,</text:p>
      <text:p text:style-name="Standard"><text:tab/><text:tab/>37.36034796411832,</text:p>
      <text:p text:style-name="Standard"><text:tab/><text:tab/>37.52207270202435,</text:p>
      <text:p text:style-name="Standard"><text:tab/><text:tab/>37.462011372589195,</text:p>
      <text:p text:style-name="Standard"><text:tab/><text:tab/>37.57787107434374,</text:p>
      <text:p text:style-name="Standard"><text:tab/><text:tab/>37.52188097310689,</text:p>
      <text:p text:style-name="Standard"><text:tab/><text:tab/>37.37272802459034,</text:p>
      <text:p text:style-name="Standard"><text:tab/><text:tab/>37.41908064322265,</text:p>
      <text:p text:style-name="Standard"><text:tab/><text:tab/>37.49236717279932,</text:p>
      <text:p text:style-name="Standard"><text:tab/><text:tab/>37.41220047578064,</text:p>
      <text:p text:style-name="Standard"><text:tab/><text:tab/>37.49750391692759,</text:p>
      <text:p text:style-name="Standard"><text:tab/><text:tab/>37.5171320865548,</text:p>
      <text:p text:style-name="Standard"><text:tab/><text:tab/>37.49198314306673,</text:p>
      <text:p text:style-name="Standard"><text:tab/><text:tab/>37.33957546732424,</text:p>
      <text:p text:style-name="Standard"><text:tab/><text:tab/>37.352638398056975,</text:p>
      <text:p text:style-name="Standard"><text:tab/><text:tab/>37.29172562378952,</text:p>
      <text:p text:style-name="Standard"><text:tab/><text:tab/>37.36246779858097,</text:p>
      <text:p text:style-name="Standard"><text:tab/><text:tab/>37.341649617873074,</text:p>
      <text:p text:style-name="Standard"><text:tab/><text:tab/>37.40483861427557,</text:p>
      <text:p text:style-name="Standard"><text:tab/><text:tab/>37.24415057589582,</text:p>
      <text:p text:style-name="Standard"><text:tab/><text:tab/>37.262560298508745,</text:p>
      <text:p text:style-name="Standard"><text:tab/><text:tab/>37.28535364166471,</text:p>
      <text:p text:style-name="Standard"><text:tab/><text:tab/>37.476568679643016,</text:p>
      <text:p text:style-name="Standard"><text:tab/><text:tab/>37.46662514825695,</text:p>
      <text:p text:style-name="Standard"><text:tab/><text:tab/>37.31276383384111,</text:p>
      <text:p text:style-name="Standard"><text:tab/><text:tab/>37.27873776833121,</text:p>
      <text:p text:style-name="Standard"><text:tab/><text:tab/>37.019319229559045,</text:p>
      <text:p text:style-name="Standard"><text:tab/><text:tab/>37.11284878960386,</text:p>
      <text:p text:style-name="Standard"><text:soft-page-break/><text:tab/><text:tab/>37.13655875575981,</text:p>
      <text:p text:style-name="Standard"><text:tab/><text:tab/>37.07368804529705,</text:p>
      <text:p text:style-name="Standard"><text:tab/><text:tab/>37.071795208756754,</text:p>
      <text:p text:style-name="Standard"><text:tab/><text:tab/>37.133795190903946,</text:p>
      <text:p text:style-name="Standard"><text:tab/><text:tab/>37.18325429544864,</text:p>
      <text:p text:style-name="Standard"><text:tab/><text:tab/>37.12332355487586,</text:p>
      <text:p text:style-name="Standard"><text:tab/><text:tab/>37.298625840639275,</text:p>
      <text:p text:style-name="Standard"><text:tab/><text:tab/>37.25507213789822,</text:p>
      <text:p text:style-name="Standard"><text:tab/><text:tab/>37.4739749693037,</text:p>
      <text:p text:style-name="Standard"><text:tab/><text:tab/>37.57581131818713,</text:p>
      <text:p text:style-name="Standard"><text:tab/><text:tab/>37.1326795370332,</text:p>
      <text:p text:style-name="Standard"><text:tab/><text:tab/>37.12691133019283,</text:p>
      <text:p text:style-name="Standard"><text:tab/><text:tab/>37.26850144559076,</text:p>
      <text:p text:style-name="Standard"><text:tab/><text:tab/>37.23912393276728,</text:p>
      <text:p text:style-name="Standard"><text:tab/><text:tab/>37.36824642500641,</text:p>
      <text:p text:style-name="Standard"><text:tab/><text:tab/>37.28482191079905,</text:p>
      <text:p text:style-name="Standard"><text:tab/><text:tab/>37.11638991065807,</text:p>
      <text:p text:style-name="Standard"><text:tab/><text:tab/>37.01786055406228,</text:p>
      <text:p text:style-name="Standard"><text:tab/><text:tab/>37.46042711982873,</text:p>
      <text:p text:style-name="Standard"><text:tab/><text:tab/>37.57945109285128,</text:p>
      <text:p text:style-name="Standard"><text:tab/><text:tab/>37.51674825994385,</text:p>
      <text:p text:style-name="Standard"><text:tab/><text:tab/>37.58457597100173,</text:p>
      <text:p text:style-name="Standard"><text:tab/><text:tab/>37.4161447720099,</text:p>
      <text:p text:style-name="Standard"><text:tab/><text:tab/>37.55880050480849,</text:p>
      <text:p text:style-name="Standard"><text:tab/><text:tab/>37.52936376279247,</text:p>
      <text:p text:style-name="Standard"><text:tab/><text:tab/>37.62956676923084,</text:p>
      <text:p text:style-name="Standard"><text:tab/><text:tab/>37.590753436982354,</text:p>
      <text:p text:style-name="Standard"><text:tab/><text:tab/>37.5171320865548,</text:p>
      <text:p text:style-name="Standard"><text:tab/><text:tab/>37.28607783073999,</text:p>
      <text:p text:style-name="Standard"><text:tab/><text:tab/>37.16601609804312,</text:p>
      <text:p text:style-name="Standard"><text:tab/><text:tab/>37.26777696616744,</text:p>
      <text:p text:style-name="Standard"><text:tab/><text:tab/>37.15225968901488,</text:p>
      <text:p text:style-name="Standard"><text:tab/><text:tab/>37.22931039006768,</text:p>
      <text:p text:style-name="Standard"><text:tab/><text:tab/>37.09596743582785,</text:p>
      <text:p text:style-name="Standard"><text:tab/><text:tab/>37.125651509434825,</text:p>
      <text:p text:style-name="Standard"><text:tab/><text:tab/>37.00351270622832,</text:p>
      <text:p text:style-name="Standard"><text:tab/><text:tab/>37.27212363147557,</text:p>
      <text:p text:style-name="Standard"><text:tab/><text:tab/>37.2161094151444,</text:p>
      <text:p text:style-name="Standard"><text:tab/><text:tab/>37.25125421287183,</text:p>
      <text:p text:style-name="Standard"><text:tab/><text:tab/>37.39039983739141,</text:p>
      <text:p text:style-name="Standard"><text:tab/><text:tab/>37.42105150473463,</text:p>
      <text:p text:style-name="Standard"><text:tab/><text:tab/>37.48987063194537,</text:p>
      <text:p text:style-name="Standard"><text:tab/><text:tab/>37.355769997685776,</text:p>
      <text:p text:style-name="Standard"><text:tab/><text:tab/>37.49198314306673,</text:p>
      <text:p text:style-name="Standard"><text:tab/><text:tab/>37.51559600965978,</text:p>
      <text:p text:style-name="Standard"><text:tab/><text:tab/>37.66915368382997,</text:p>
      <text:p text:style-name="Standard"><text:tab/><text:tab/>37.58941340324427,</text:p>
      <text:p text:style-name="Standard"><text:tab/><text:tab/>37.453603251329504,</text:p>
      <text:p text:style-name="Standard"><text:tab/><text:tab/>37.423986217932494,</text:p>
      <text:p text:style-name="Standard"><text:soft-page-break/><text:tab/><text:tab/>37.28636669009199,</text:p>
      <text:p text:style-name="Standard"><text:tab/><text:tab/>37.29833771775895,</text:p>
      <text:p text:style-name="Standard"><text:tab/><text:tab/>37.18649676503557,</text:p>
      <text:p text:style-name="Standard"><text:tab/><text:tab/>37.01012834346836,</text:p>
      <text:p text:style-name="Standard"><text:tab/><text:tab/>36.63254140241985,</text:p>
      <text:p text:style-name="Standard"><text:tab/><text:tab/>36.74577526736917,</text:p>
      <text:p text:style-name="Standard"><text:tab/><text:tab/>36.64914732978108,</text:p>
      <text:p text:style-name="Standard"><text:tab/><text:tab/>36.427955607692304,</text:p>
      <text:p text:style-name="Standard"><text:tab/><text:tab/>36.4408013084235,</text:p>
      <text:p text:style-name="Standard"><text:tab/><text:tab/>36.42632564506061,</text:p>
      <text:p text:style-name="Standard"><text:tab/><text:tab/>36.38147880446863,</text:p>
      <text:p text:style-name="Standard"><text:tab/><text:tab/>36.3757377706625,</text:p>
      <text:p text:style-name="Standard"><text:tab/><text:tab/>36.753318217543296,</text:p>
      <text:p text:style-name="Standard"><text:tab/><text:tab/>36.61421035608989,</text:p>
      <text:p text:style-name="Standard"><text:tab/><text:tab/>36.76546055199097,</text:p>
      <text:p text:style-name="Standard"><text:tab/><text:tab/>36.949673882187376,</text:p>
      <text:p text:style-name="Standard"><text:tab/><text:tab/>36.940269962738505,</text:p>
      <text:p text:style-name="Standard"><text:tab/><text:tab/>36.8743325363321,</text:p>
      <text:p text:style-name="Standard"><text:tab/><text:tab/>36.95196276410769,</text:p>
      <text:p text:style-name="Standard"><text:tab/><text:tab/>37.01455325409184,</text:p>
      <text:p text:style-name="Standard"><text:tab/><text:tab/>36.74984081598178,</text:p>
      <text:p text:style-name="Standard"><text:tab/><text:tab/>36.72872370393506,</text:p>
      <text:p text:style-name="Standard"><text:tab/><text:tab/>36.62232106243405,</text:p>
      <text:p text:style-name="Standard"><text:tab/><text:tab/>36.434824001221685,</text:p>
      <text:p text:style-name="Standard"><text:tab/><text:tab/>36.59827860869962,</text:p>
      <text:p text:style-name="Standard"><text:tab/><text:tab/>36.71539117645352,</text:p>
      <text:p text:style-name="Standard"><text:tab/><text:tab/>36.66849328783499,</text:p>
      <text:p text:style-name="Standard"><text:tab/><text:tab/>36.62585902391917,</text:p>
      <text:p text:style-name="Standard"><text:tab/><text:tab/>36.60260646456752,</text:p>
      <text:p text:style-name="Standard"><text:tab/><text:tab/>36.737103110071175,</text:p>
      <text:p text:style-name="Standard"><text:tab/><text:tab/>36.806466074862456,</text:p>
      <text:p text:style-name="Standard"><text:tab/><text:tab/>36.87672282662878,</text:p>
      <text:p text:style-name="Standard"><text:tab/><text:tab/>36.78210284363856,</text:p>
      <text:p text:style-name="Standard"><text:tab/><text:tab/>36.66181600248412,</text:p>
      <text:p text:style-name="Standard"><text:tab/><text:tab/>36.53078701588566,</text:p>
      <text:p text:style-name="Standard"><text:tab/><text:tab/>36.52127599085224,</text:p>
      <text:p text:style-name="Standard"><text:tab/><text:tab/>36.64723181906104,</text:p>
      <text:p text:style-name="Standard"><text:tab/><text:tab/>36.62207530984557,</text:p>
      <text:p text:style-name="Standard"><text:tab/><text:tab/>36.70573187664293,</text:p>
      <text:p text:style-name="Standard"><text:tab/><text:tab/>36.72396972823065,</text:p>
      <text:p text:style-name="Standard"><text:tab/><text:tab/>36.70573187664293,</text:p>
      <text:p text:style-name="Standard"><text:tab/><text:tab/>36.88516700409531,</text:p>
      <text:p text:style-name="Standard"><text:tab/><text:tab/>37.048869684782574,</text:p>
      <text:p text:style-name="Standard"><text:tab/><text:tab/>37.092618561649175,</text:p>
      <text:p text:style-name="Standard"><text:tab/><text:tab/>37.067133690103425,</text:p>
      <text:p text:style-name="Standard"><text:tab/><text:tab/>37.106883395079144,</text:p>
      <text:p text:style-name="Standard"><text:tab/><text:tab/>37.03283334123924,</text:p>
      <text:p text:style-name="Standard"><text:tab/><text:tab/>37.0032693863664,</text:p>
      <text:p text:style-name="Standard"><text:tab/><text:tab/>37.02325675269534,</text:p>
      <text:p text:style-name="Standard"><text:soft-page-break/><text:tab/><text:tab/>37.19051420155415,</text:p>
      <text:p text:style-name="Standard"><text:tab/><text:tab/>36.96939750334053,</text:p>
      <text:p text:style-name="Standard"><text:tab/><text:tab/>37.13069281007292,</text:p>
      <text:p text:style-name="Standard"><text:tab/><text:tab/>37.083155162849884,</text:p>
      <text:p text:style-name="Standard"><text:tab/><text:tab/>36.88814304136225,</text:p>
      <text:p text:style-name="Standard"><text:tab/><text:tab/>36.97187971418283,</text:p>
      <text:p text:style-name="Standard"><text:tab/><text:tab/>36.88238603995137,</text:p>
      <text:p text:style-name="Standard"><text:tab/><text:tab/>36.93028025888783,</text:p>
      <text:p text:style-name="Standard"><text:tab/><text:tab/>36.85548534478959,</text:p>
      <text:p text:style-name="Standard"><text:tab/><text:tab/>37.054019993733476,</text:p>
      <text:p text:style-name="Standard"><text:tab/><text:tab/>36.9789398887529,</text:p>
      <text:p text:style-name="Standard"><text:tab/><text:tab/>37.2598067159238,</text:p>
      <text:p text:style-name="Standard"><text:tab/><text:tab/>37.382936500868965,</text:p>
      <text:p text:style-name="Standard"><text:tab/><text:tab/>37.43716330744091,</text:p>
      <text:p text:style-name="Standard"><text:tab/><text:tab/>37.64764469286227,</text:p>
      <text:p text:style-name="Standard"><text:tab/><text:tab/>37.725975136502434,</text:p>
      <text:p text:style-name="Standard"><text:tab/><text:tab/>37.71638370787952,</text:p>
      <text:p text:style-name="Standard"><text:tab/><text:tab/>37.65825799603588,</text:p>
      <text:p text:style-name="Standard"><text:tab/><text:tab/>37.568527990327254,</text:p>
      <text:p text:style-name="Standard"><text:tab/><text:tab/>37.440624994783406,</text:p>
      <text:p text:style-name="Standard"><text:tab/><text:tab/>37.55856227280272,</text:p>
      <text:p text:style-name="Standard"><text:tab/><text:tab/>37.3528779498448,</text:p>
      <text:p text:style-name="Standard"><text:tab/><text:tab/>37.10217783365283,</text:p>
      <text:p text:style-name="Standard"><text:tab/><text:tab/>36.87150115869979,</text:p>
      <text:p text:style-name="Standard"><text:tab/><text:tab/>36.743619822984236,</text:p>
      <text:p text:style-name="Standard"><text:tab/><text:tab/>36.70416256306634,</text:p>
      <text:p text:style-name="Standard"><text:tab/><text:tab/>36.783376024503255,</text:p>
      <text:p text:style-name="Standard"><text:tab/><text:tab/>37.0111489273165,</text:p>
      <text:p text:style-name="Standard"><text:tab/><text:tab/>36.96296991476742,</text:p>
      <text:p text:style-name="Standard"><text:tab/><text:tab/>37.13030503187391,</text:p>
      <text:p text:style-name="Standard"><text:tab/><text:tab/>37.35432440508061,</text:p>
      <text:p text:style-name="Standard"><text:tab/><text:tab/>37.546099633597095,</text:p>
      <text:p text:style-name="Standard"><text:tab/><text:tab/>37.49831931913751,</text:p>
      <text:p text:style-name="Standard"><text:tab/><text:tab/>37.50484693476299,</text:p>
      <text:p text:style-name="Standard"><text:tab/><text:tab/>37.44168265449618,</text:p>
      <text:p text:style-name="Standard"><text:tab/><text:tab/>37.37518428048215,</text:p>
      <text:p text:style-name="Standard"><text:tab/><text:tab/>37.23511246122401,</text:p>
      <text:p text:style-name="Standard"><text:tab/><text:tab/>37.19893546863942,</text:p>
      <text:p text:style-name="Standard"><text:tab/><text:tab/>37.06528830045708,</text:p>
      <text:p text:style-name="Standard"><text:tab/><text:tab/>37.1172628301172,</text:p>
      <text:p text:style-name="Standard"><text:tab/><text:tab/>37.34280653619918,</text:p>
      <text:p text:style-name="Standard"><text:tab/><text:tab/>37.33456307498455,</text:p>
      <text:p text:style-name="Standard"><text:tab/><text:tab/>37.1706658536002,</text:p>
      <text:p text:style-name="Standard"><text:tab/><text:tab/>36.992810112236675,</text:p>
      <text:p text:style-name="Standard"><text:tab/><text:tab/>37.23163106499634,</text:p>
      <text:p text:style-name="Standard"><text:tab/><text:tab/>37.353023931564096,</text:p>
      <text:p text:style-name="Standard"><text:tab/><text:tab/>37.23511246122401,</text:p>
      <text:p text:style-name="Standard"><text:tab/><text:tab/>37.2628983954818,</text:p>
      <text:p text:style-name="Standard"><text:tab/><text:tab/>37.022722105755555,</text:p>
      <text:p text:style-name="Standard"><text:soft-page-break/><text:tab/><text:tab/>36.773539356879965,</text:p>
      <text:p text:style-name="Standard"><text:tab/><text:tab/>36.936712048042416,</text:p>
      <text:p text:style-name="Standard"><text:tab/><text:tab/>36.92950040279451,</text:p>
      <text:p text:style-name="Standard"><text:tab/><text:tab/>36.73112576548669,</text:p>
      <text:p text:style-name="Standard"><text:tab/><text:tab/>36.524479462409865,</text:p>
      <text:p text:style-name="Standard"><text:tab/><text:tab/>36.60024586097749,</text:p>
      <text:p text:style-name="Standard"><text:tab/><text:tab/>36.531673290995045,</text:p>
      <text:p text:style-name="Standard"><text:tab/><text:tab/>36.77021076904509,</text:p>
      <text:p text:style-name="Standard"><text:tab/><text:tab/>36.59601542408683,</text:p>
      <text:p text:style-name="Standard"><text:tab/><text:tab/>36.671731478074555,</text:p>
      <text:p text:style-name="Standard"><text:tab/><text:tab/>36.68640620175271,</text:p>
      <text:p text:style-name="Standard"><text:tab/><text:tab/>36.88550934987885,</text:p>
      <text:p text:style-name="Standard"><text:tab/><text:tab/>36.857242724761726,</text:p>
      <text:p text:style-name="Standard"><text:tab/><text:tab/>37.019222033965,</text:p>
      <text:p text:style-name="Standard"><text:tab/><text:tab/>36.95167113947622,</text:p>
      <text:p text:style-name="Standard"><text:tab/><text:tab/>36.80040214041146,</text:p>
      <text:p text:style-name="Standard"><text:tab/><text:tab/>36.833060417728,</text:p>
      <text:p text:style-name="Standard"><text:tab/><text:tab/>36.838729619790094,</text:p>
      <text:p text:style-name="Standard"><text:tab/><text:tab/>36.941878674479995,</text:p>
      <text:p text:style-name="Standard"><text:tab/><text:tab/>36.71691013143677,</text:p>
      <text:p text:style-name="Standard"><text:tab/><text:tab/>36.71401912076639</text:p>
      <text:p text:style-name="Standard"><text:tab/>]</text:p>
      <text:p text:style-name="Standard">}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ke </meta:initial-creator>
    <meta:creation-date>2015-09-13T13:05:49</meta:creation-date>
    <dc:date>2015-09-13T14:26:43</dc:date>
    <dc:creator>mike </dc:creator>
    <meta:editing-duration>PT1H13M19S</meta:editing-duration>
    <meta:editing-cycles>2</meta:editing-cycles>
    <meta:generator>LibreOffice/3.5$Linux_X86_64 LibreOffice_project/350m1$Build-2</meta:generator>
    <meta:document-statistic meta:table-count="0" meta:image-count="0" meta:object-count="0" meta:page-count="434" meta:paragraph-count="17814" meta:word-count="22932" meta:character-count="327468" meta:non-whitespace-character-count="270595"/>
  </office:meta>
</office:document-meta>
</file>